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mily-generic="swiss" style:font-pitch="variable"/>
    <style:font-face style:name="Arial Unicode MS" svg:font-family="'Arial Unicode MS'" style:font-pitch="variable"/>
    <style:font-face style:name="Arial Unicode MS1" svg:font-family="'Arial Unicode MS'" style:font-family-generic="system" style:font-pitch="variable"/>
    <style:font-face style:name="Liberation Sans" svg:font-family="'Liberation Sans'" style:font-family-generic="swiss" style:font-pitch="variable"/>
    <style:font-face style:name="Noto Sans" svg:font-family="'Noto Sans'" style:font-family-generic="swiss" style:font-pitch="variable"/>
    <style:font-face style:name="PingFang SC" svg:font-family="'PingFang SC'" style:font-family-generic="system" style:font-pitch="variable"/>
    <style:font-face style:name="Tahoma" svg:font-family="Tahoma" style:font-pitch="variable"/>
  </office:font-face-decls>
  <office:automatic-styles>
    <style:style style:name="co1" style:family="table-column">
      <style:table-column-properties fo:break-before="auto" style:column-width="2.267cm"/>
    </style:style>
    <style:style style:name="co5" style:family="table-column">
      <style:table-column-properties fo:break-before="auto" style:column-width="2.542cm"/>
    </style:style>
    <style:style style:name="co4" style:family="table-column">
      <style:table-column-properties fo:break-before="auto" style:column-width="2.258cm"/>
    </style:style>
    <style:style style:name="co6" style:family="table-column">
      <style:table-column-properties fo:break-before="auto" style:column-width="2.461cm"/>
    </style:style>
    <style:style style:name="co7" style:family="table-column">
      <style:table-column-properties fo:break-before="auto" style:column-width="2.378cm"/>
    </style:style>
    <style:style style:name="ro2" style:family="table-row">
      <style:table-row-properties style:row-height="0.452cm" fo:break-before="auto" style:use-optimal-row-height="true"/>
    </style:style>
    <style:style style:name="ro3" style:family="table-row">
      <style:table-row-properties style:row-height="0.531cm" fo:break-before="auto" style:use-optimal-row-height="true"/>
    </style:style>
    <style:style style:name="ro5" style:family="table-row">
      <style:table-row-properties style:row-height="1.263cm" fo:break-before="auto" style:use-optimal-row-height="false"/>
    </style:style>
    <style:style style:name="ro6" style:family="table-row">
      <style:table-row-properties style:row-height="1.046cm" fo:break-before="auto" style:use-optimal-row-height="true"/>
    </style:style>
    <style:style style:name="ro7" style:family="table-row">
      <style:table-row-properties style:row-height="0.695cm" fo:break-before="auto" style:use-optimal-row-height="true"/>
    </style:style>
    <style:style style:name="ro8" style:family="table-row">
      <style:table-row-properties style:row-height="0.788cm" fo:break-before="auto" style:use-optimal-row-height="fals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date-style style:name="N37" number:automatic-order="true">
      <number:day number:style="long"/>
      <number:text>.</number:text>
      <number:month number:style="long"/>
      <number:text>.</number:text>
      <number:year/>
    </number:date-style>
    <number:date-style style:name="N40" number:automatic-order="true">
      <number:day/>
      <number:text>. </number:text>
      <number:month number:textual="true"/>
      <number:text> </number:text>
      <number:year number:style="long"/>
    </number:date-style>
    <number:time-style style:name="N60">
      <number:hours number:style="long"/>
      <number:text>:</number:text>
      <number:minutes number:style="long"/>
    </number:time-style>
    <number:time-style style:name="N61">
      <number:hours number:style="long"/>
      <number:text>:</number:text>
      <number:minutes number:style="long"/>
      <number:text>:</number:text>
      <number:seconds number:style="long"/>
    </number:time-style>
    <number:time-style style:name="N64" number:truncate-on-overflow="false">
      <number:hours number:style="long"/>
      <number:text>:</number:text>
      <number:minutes number:style="long"/>
      <number:text>:</number:text>
      <number:seconds number:style="long"/>
    </number:time-style>
    <style:style style:name="ce190" style:family="table-cell" style:parent-style-name="Default">
      <style:table-cell-properties fo:wrap-option="wrap"/>
      <style:text-properties style:use-window-font-color="true" style:text-outline="false" style:text-line-through-style="none" style:text-line-through-type="none" style:font-name="Noto Sans"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de" style:country-asian="DE" style:font-style-asian="normal" style:font-weight-asian="normal" style:font-name-complex="Tahoma" style:font-size-complex="10pt" style:language-complex="de" style:country-complex="DE" style:font-style-complex="normal" style:font-weight-complex="normal" style:text-emphasize="none" style:font-relief="none"/>
    </style:style>
    <style:style style:name="ce191" style:family="table-cell" style:parent-style-name="Default">
      <style:table-cell-properties style:text-align-source="fix" style:repeat-content="false"/>
      <style:paragraph-properties fo:text-align="start" fo:margin-left="0cm"/>
      <style:text-properties style:font-name="Noto Sans" fo:font-weight="bold" style:font-weight-asian="bold" style:font-weight-complex="bold"/>
    </style:style>
    <style:style style:name="ce194" style:family="table-cell" style:parent-style-name="Default">
      <style:table-cell-properties style:text-align-source="fix" style:repeat-content="false"/>
      <style:paragraph-properties fo:text-align="start" fo:margin-left="0cm"/>
      <style:text-properties style:font-name="Noto Sans" fo:font-weight="bold"/>
    </style:style>
    <style:style style:name="ce195" style:family="table-cell" style:parent-style-name="Default">
      <style:table-cell-properties style:text-align-source="fix" style:repeat-content="false"/>
      <style:paragraph-properties fo:text-align="center" fo:margin-left="0cm"/>
      <style:text-properties style:font-name="Noto Sans" fo:font-weight="bold"/>
    </style:style>
    <style:style style:name="ce202" style:family="table-cell" style:parent-style-name="Default">
      <style:table-cell-properties style:text-align-source="fix" style:repeat-content="false"/>
      <style:paragraph-properties fo:text-align="start" fo:margin-left="0cm"/>
      <style:text-properties style:font-name="Noto Sans"/>
    </style:style>
    <style:style style:name="ce203" style:family="table-cell" style:parent-style-name="Default">
      <style:table-cell-properties style:text-align-source="fix" style:repeat-content="false"/>
      <style:paragraph-properties fo:text-align="start" fo:margin-left="0cm"/>
      <style:text-properties style:font-name="Noto Sans" fo:font-size="8pt"/>
    </style:style>
    <style:style style:name="ce205" style:family="table-cell" style:parent-style-name="Default" style:data-style-name="N40">
      <style:table-cell-properties style:text-align-source="fix" style:repeat-content="false"/>
      <style:paragraph-properties fo:text-align="center" fo:margin-left="0cm"/>
      <style:text-properties style:font-name="Noto Sans" fo:font-weight="bold"/>
    </style:style>
    <style:style style:name="ce206" style:family="table-cell" style:parent-style-name="Default" style:data-style-name="N61">
      <style:table-cell-properties fo:background-color="#ffffcc" style:cell-protect="none" style:print-content="true"/>
      <style:text-properties style:font-name="Noto Sans"/>
    </style:style>
    <style:style style:name="ce207" style:family="table-cell" style:parent-style-name="Default" style:data-style-name="N2">
      <style:table-cell-properties fo:background-color="#ffffcc" style:cell-protect="none" style:print-content="true"/>
      <style:text-properties style:font-name="Noto Sans"/>
    </style:style>
    <style:style style:name="ce208" style:family="table-cell" style:parent-style-name="Default">
      <style:text-properties style:use-window-font-color="true" style:font-name="Noto Sans"/>
    </style:style>
    <style:style style:name="ce209" style:family="table-cell" style:parent-style-name="Default">
      <style:text-properties fo:color="#ff0000" style:font-name="Noto Sans"/>
    </style:style>
    <style:style style:name="ce210" style:family="table-cell" style:parent-style-name="Default" style:data-style-name="N108">
      <style:table-cell-properties fo:background-color="#ffffcc" style:cell-protect="none" style:print-content="true"/>
      <style:text-properties style:font-name="Noto Sans"/>
    </style:style>
    <style:style style:name="ce211" style:family="table-cell" style:parent-style-name="Default" style:data-style-name="N40">
      <style:table-cell-properties style:text-align-source="fix" style:repeat-content="false"/>
      <style:paragraph-properties fo:text-align="center" fo:margin-left="0cm"/>
      <style:text-properties style:font-name="Noto Sans"/>
    </style:style>
    <style:style style:name="ce213" style:family="table-cell" style:parent-style-name="Default" style:data-style-name="N40">
      <style:table-cell-properties style:text-align-source="fix" style:repeat-content="false"/>
      <style:paragraph-properties fo:text-align="end" fo:margin-left="0cm"/>
      <style:text-properties style:font-name="Noto Sans"/>
    </style:style>
    <style:style style:name="ce49" style:family="table-cell" style:parent-style-name="Default">
      <style:text-properties style:font-name="Noto Sans"/>
    </style:style>
    <style:style style:name="ce79" style:family="table-cell" style:parent-style-name="Default">
      <style:table-cell-properties style:text-align-source="fix" style:repeat-content="false"/>
      <style:paragraph-properties fo:text-align="center" fo:margin-left="0cm"/>
      <style:text-properties style:font-name="Noto Sans"/>
    </style:style>
    <style:style style:name="ce11" style:family="table-cell" style:parent-style-name="Default" style:data-style-name="N37">
      <style:table-cell-properties style:text-align-source="fix" style:repeat-content="false" fo:background-color="transparent"/>
      <style:paragraph-properties fo:text-align="start" fo:margin-left="0cm"/>
      <style:text-properties style:font-name="Noto Sans" fo:font-size="16pt" fo:font-weight="bold"/>
    </style:style>
    <style:style style:name="ce21" style:family="table-cell" style:parent-style-name="Default" style:data-style-name="N37">
      <style:table-cell-properties style:text-align-source="fix" style:repeat-content="false" fo:background-color="transparent"/>
      <style:paragraph-properties fo:text-align="center" fo:margin-left="0cm"/>
      <style:text-properties style:font-name="Noto Sans"/>
    </style:style>
    <style:style style:name="ce38" style:family="table-cell" style:parent-style-name="Default" style:data-style-name="N37">
      <style:table-cell-properties fo:border-bottom="2.49pt solid #000000" style:text-align-source="fix" style:repeat-content="false" fo:background-color="transparent" fo:border-left="none" fo:border-right="none" fo:border-top="none"/>
      <style:paragraph-properties fo:text-align="center" fo:margin-left="0cm"/>
      <style:text-properties style:font-name="Noto Sans" fo:font-weight="bold"/>
    </style:style>
    <style:style style:name="ce39" style:family="table-cell" style:parent-style-name="Default" style:data-style-name="N30">
      <style:table-cell-properties fo:background-color="#ffffcc" style:cell-protect="none" style:print-content="true" style:text-align-source="fix" style:repeat-content="false"/>
      <style:paragraph-properties fo:text-align="center" fo:margin-left="0cm"/>
      <style:text-properties style:font-name="Noto Sans"/>
    </style:style>
    <style:style style:name="ce42" style:family="table-cell" style:parent-style-name="Default" style:data-style-name="N30">
      <style:table-cell-properties style:text-align-source="fix" style:repeat-content="false" fo:background-color="transparent"/>
      <style:paragraph-properties fo:text-align="center" fo:margin-left="0cm"/>
      <style:text-properties style:font-name="Noto Sans"/>
      <style:map style:condition="is-true-formula(WEEKDAY([.$A7];2)&gt;=6)" style:apply-style-name="Grau" style:base-cell-address="Jan.A7"/>
    </style:style>
    <style:style style:name="ce47" style:family="table-cell" style:parent-style-name="Default" style:data-style-name="N37">
      <style:table-cell-properties fo:border-bottom="none" style:text-align-source="fix" style:repeat-content="false" fo:background-color="transparent" fo:border-left="none" fo:border-right="none" fo:border-top="2.49pt solid #000000"/>
      <style:paragraph-properties fo:text-align="center" fo:margin-left="0cm"/>
      <style:text-properties style:font-name="Noto Sans"/>
    </style:style>
    <style:style style:name="ce25" style:family="table-cell" style:parent-style-name="Default">
      <style:text-properties style:font-name="Noto Sans"/>
    </style:style>
    <style:style style:name="ce50" style:family="table-cell" style:parent-style-name="Default">
      <style:table-cell-properties fo:background-color="#ffffcc" style:cell-protect="none" style:print-content="true"/>
      <style:text-properties style:font-name="Noto Sans"/>
    </style:style>
    <style:style style:name="ce51" style:family="table-cell" style:parent-style-name="Default">
      <style:table-cell-properties fo:border-bottom="2.49pt solid #000000" style:text-align-source="fix" style:repeat-content="false" fo:border-left="none" fo:border-right="none" fo:border-top="none"/>
      <style:paragraph-properties fo:text-align="center" fo:margin-left="0cm"/>
      <style:text-properties style:font-name="Noto Sans" fo:font-weight="bold"/>
    </style:style>
    <style:style style:name="ce52" style:family="table-cell" style:parent-style-name="Default">
      <style:text-properties style:use-window-font-color="true" style:font-name="Noto Sans"/>
      <style:map style:condition="is-true-formula(WEEKDAY([.$A6];2)&gt;=6)" style:apply-style-name="Grau" style:base-cell-address="Jan.B6"/>
    </style:style>
    <style:style style:name="ce53" style:family="table-cell" style:parent-style-name="Default">
      <style:table-cell-properties fo:border-bottom="none" fo:border-left="none" fo:border-right="none" fo:border-top="2.49pt solid #000000"/>
      <style:text-properties style:font-name="Noto Sans"/>
    </style:style>
    <style:style style:name="ce30" style:family="table-cell" style:parent-style-name="Default" style:data-style-name="N60">
      <style:table-cell-properties style:text-align-source="fix" style:repeat-content="false"/>
      <style:paragraph-properties fo:text-align="center" fo:margin-left="0cm"/>
      <style:text-properties style:font-name="Noto Sans"/>
    </style:style>
    <style:style style:name="ce55" style:family="table-cell" style:parent-style-name="Default" style:data-style-name="N60">
      <style:table-cell-properties fo:border-bottom="2.49pt solid #000000" style:text-align-source="fix" style:repeat-content="false" fo:border-left="none" fo:border-right="none" fo:border-top="none"/>
      <style:paragraph-properties fo:text-align="center" fo:margin-left="0cm"/>
      <style:text-properties style:font-name="Noto Sans" fo:font-weight="bold"/>
    </style:style>
    <style:style style:name="ce57" style:family="table-cell" style:parent-style-name="Default" style:data-style-name="N11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Jan.C6"/>
    </style:style>
    <style:style style:name="ce58" style:family="table-cell" style:parent-style-name="Default" style:data-style-name="N11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Jan.C6"/>
    </style:style>
    <style:style style:name="ce59" style:family="table-cell" style:parent-style-name="Default" style:data-style-name="N60">
      <style:table-cell-properties fo:border-bottom="none" style:text-align-source="fix" style:repeat-content="false" fo:border-left="none" fo:border-right="none" fo:border-top="2.49pt solid #000000"/>
      <style:paragraph-properties fo:text-align="center" fo:margin-left="0cm"/>
      <style:text-properties style:font-name="Noto Sans"/>
    </style:style>
    <style:style style:name="ce60" style:family="table-cell" style:parent-style-name="Default" style:data-style-name="N60">
      <style:table-cell-properties style:text-align-source="fix" style:repeat-content="false"/>
      <style:paragraph-properties fo:text-align="end" fo:margin-left="0cm"/>
      <style:text-properties style:font-name="Noto Sans"/>
    </style:style>
    <style:style style:name="ce61" style:family="table-cell" style:parent-style-name="Default" style:data-style-name="N60">
      <style:table-cell-properties fo:border-bottom="none" style:text-align-source="fix" style:repeat-content="false" fo:border-left="none" fo:border-right="none" fo:border-top="2.49pt solid #000000"/>
      <style:paragraph-properties fo:text-align="end" fo:margin-left="0cm"/>
      <style:text-properties style:font-name="Noto Sans"/>
    </style:style>
    <style:style style:name="ce62" style:family="table-cell" style:parent-style-name="Default" style:data-style-name="N64">
      <style:table-cell-properties fo:background-color="#ffffcc" style:cell-protect="none" style:print-content="true" style:text-align-source="fix" style:repeat-content="false" fo:border="none"/>
      <style:paragraph-properties fo:text-align="center" fo:margin-left="0cm"/>
      <style:text-properties style:font-name="Noto Sans"/>
    </style:style>
    <style:style style:name="ce63" style:family="table-cell" style:parent-style-name="Default" style:data-style-name="N64">
      <style:table-cell-properties style:text-align-source="fix" style:repeat-content="false" fo:border="none"/>
      <style:paragraph-properties fo:text-align="center" fo:margin-left="0cm"/>
      <style:text-properties style:font-name="Noto Sans"/>
    </style:style>
    <style:style style:name="ce64" style:family="table-cell" style:parent-style-name="Default" style:data-style-name="N64">
      <style:table-cell-properties fo:border-bottom="none" style:text-align-source="fix" style:repeat-content="false" fo:border-left="none" fo:border-right="none" fo:border-top="2.49pt solid #000000"/>
      <style:paragraph-properties fo:text-align="center" fo:margin-left="0cm"/>
      <style:text-properties style:font-name="Noto Sans"/>
    </style:style>
    <style:style style:name="ce43" style:family="table-cell" style:parent-style-name="Default" style:data-style-name="N109">
      <style:table-cell-properties style:text-align-source="fix" style:repeat-content="false"/>
      <style:paragraph-properties fo:text-align="center" fo:margin-left="0cm"/>
      <style:text-properties style:font-name="Noto Sans"/>
    </style:style>
    <style:style style:name="ce66" style:family="table-cell" style:parent-style-name="Default" style:data-style-name="N109">
      <style:table-cell-properties fo:border-bottom="2.49pt solid #000000" style:text-align-source="fix" style:repeat-content="false" fo:border-left="none" fo:border-right="none" fo:border-top="none"/>
      <style:paragraph-properties fo:text-align="center" fo:margin-left="0cm"/>
      <style:text-properties style:font-name="Noto Sans" fo:font-weight="bold"/>
    </style:style>
    <style:style style:name="ce68" style:family="table-cell" style:parent-style-name="Default" style:data-style-name="N110">
      <style:table-cell-properties style:text-align-source="fix" style:repeat-content="false"/>
      <style:paragraph-properties fo:text-align="center" fo:margin-left="0cm"/>
      <style:text-properties style:font-name="Noto Sans"/>
      <style:map style:condition="is-true-formula(WEEKDAY([.$A6];2)&gt;=6)" style:apply-style-name="Grau" style:base-cell-address="Jan.C6"/>
    </style:style>
    <style:style style:name="ce69" style:family="table-cell" style:parent-style-name="Default" style:data-style-name="N109">
      <style:table-cell-properties fo:border-bottom="none" style:text-align-source="fix" style:repeat-content="false" fo:border-left="none" fo:border-right="none" fo:border-top="2.49pt solid #000000"/>
      <style:paragraph-properties fo:text-align="center" fo:margin-left="0cm"/>
      <style:text-properties style:font-name="Noto Sans"/>
    </style:style>
    <style:style style:name="ce70" style:family="table-cell" style:parent-style-name="Default" style:data-style-name="N6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Jan.C6"/>
    </style:style>
    <style:style style:name="ce71" style:family="table-cell" style:parent-style-name="Default" style:data-style-name="N60">
      <style:table-cell-properties style:text-align-source="fix" style:repeat-content="false"/>
      <style:paragraph-properties fo:text-align="end" fo:margin-left="0cm"/>
      <style:text-properties style:font-name="Noto Sans"/>
      <style:map style:condition="is-true-formula(WEEKDAY([.$A6];2)&gt;=6)" style:apply-style-name="Grau" style:base-cell-address="Jan.G6"/>
    </style:style>
    <style:style style:name="ce72" style:family="table-cell" style:parent-style-name="Default" style:data-style-name="N110">
      <style:table-cell-properties fo:border-bottom="none" style:text-align-source="fix" style:repeat-content="false" fo:border-left="none" fo:border-right="none" fo:border-top="2.49pt solid #000000"/>
      <style:paragraph-properties fo:text-align="end" fo:margin-left="0cm"/>
      <style:text-properties style:font-name="Noto Sans"/>
    </style:style>
    <style:style style:name="ce73" style:family="table-cell" style:parent-style-name="Default" style:data-style-name="N109">
      <style:text-properties style:font-name="Noto Sans"/>
    </style:style>
    <style:style style:name="ce74" style:family="table-cell" style:parent-style-name="Default" style:data-style-name="N110">
      <style:text-properties style:font-name="Noto Sans"/>
      <style:map style:condition="is-true-formula(WEEKDAY([.$A6];2)&gt;=6)" style:apply-style-name="Grau" style:base-cell-address="Jan.G6"/>
    </style:style>
    <style:style style:name="ce75" style:family="table-cell" style:parent-style-name="Default" style:data-style-name="N2">
      <style:text-properties style:font-name="Noto Sans"/>
    </style:style>
    <style:style style:name="ce76" style:family="table-cell" style:parent-style-name="Default" style:data-style-name="N2">
      <style:table-cell-properties fo:border-bottom="2.49pt solid #000000" style:text-align-source="fix" style:repeat-content="false" fo:border-left="none" fo:border-right="none" fo:border-top="none"/>
      <style:paragraph-properties fo:text-align="center" fo:margin-left="0cm"/>
      <style:text-properties style:font-name="Noto Sans" fo:font-weight="bold"/>
    </style:style>
    <style:style style:name="ce77" style:family="table-cell" style:parent-style-name="Default" style:data-style-name="N2">
      <style:text-properties style:font-name="Noto Sans"/>
      <style:map style:condition="is-true-formula(WEEKDAY([.$A6];2)&gt;=6)" style:apply-style-name="Grau" style:base-cell-address="Jan.G6"/>
    </style:style>
    <style:style style:name="ce78" style:family="table-cell" style:parent-style-name="Default" style:data-style-name="N111">
      <style:table-cell-properties fo:border-bottom="none" fo:border-left="none" fo:border-right="none" fo:border-top="2.49pt solid #000000"/>
      <style:text-properties style:font-name="Noto Sans"/>
    </style:style>
    <style:style style:name="ce94" style:family="table-cell" style:parent-style-name="Default">
      <style:table-cell-properties style:text-align-source="fix" style:repeat-content="false"/>
      <style:paragraph-properties fo:text-align="center" fo:margin-left="0cm"/>
      <style:text-properties style:font-name="Noto Sans"/>
    </style:style>
    <style:style style:name="ce80" style:family="table-cell" style:parent-style-name="Default" style:data-style-name="N30">
      <style:table-cell-properties style:text-align-source="fix" style:repeat-content="false" fo:background-color="transparent"/>
      <style:paragraph-properties fo:text-align="center" fo:margin-left="0cm"/>
      <style:text-properties style:font-name="Noto Sans"/>
      <style:map style:condition="is-true-formula(WEEKDAY([.$A6];2)&gt;=6)" style:apply-style-name="Grau" style:base-cell-address="Feb.A6"/>
    </style:style>
    <style:style style:name="ce81" style:family="table-cell" style:parent-style-name="Default">
      <style:table-cell-properties style:cell-protect="protected" style:print-content="true" fo:background-color="transparent"/>
      <style:text-properties style:font-name="Noto Sans"/>
    </style:style>
    <style:style style:name="ce82" style:family="table-cell" style:parent-style-name="Default">
      <style:text-properties style:font-name="Noto Sans"/>
      <style:map style:condition="is-true-formula(WEEKDAY([.$A6];2)&gt;=6)" style:apply-style-name="Grau" style:base-cell-address="Feb.B6"/>
    </style:style>
    <style:style style:name="ce98" style:family="table-cell" style:parent-style-name="Default" style:data-style-name="N11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Feb.C6"/>
    </style:style>
    <style:style style:name="ce99" style:family="table-cell" style:parent-style-name="Default" style:data-style-name="N11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Feb.C6"/>
    </style:style>
    <style:style style:name="ce85" style:family="table-cell" style:parent-style-name="Default" style:data-style-name="N64">
      <style:table-cell-properties style:cell-protect="none" style:print-content="true" style:text-align-source="fix" style:repeat-content="false" fo:background-color="transparent" fo:border="none"/>
      <style:paragraph-properties fo:text-align="center" fo:margin-left="0cm"/>
      <style:text-properties style:font-name="Noto Sans"/>
    </style:style>
    <style:style style:name="ce86" style:family="table-cell" style:parent-style-name="Default" style:data-style-name="N110">
      <style:table-cell-properties style:cell-protect="protected" style:print-content="true" style:text-align-source="fix" style:repeat-content="false"/>
      <style:paragraph-properties fo:text-align="center" fo:margin-left="0cm"/>
      <style:text-properties style:font-name="Noto Sans"/>
      <style:map style:condition="is-true-formula(WEEKDAY([.$A6];2)&gt;=6)" style:apply-style-name="Grau" style:base-cell-address="Feb.C6"/>
    </style:style>
    <style:style style:name="ce103" style:family="table-cell" style:parent-style-name="Default" style:data-style-name="N6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Feb.C6"/>
    </style:style>
    <style:style style:name="ce88" style:family="table-cell" style:parent-style-name="Default" style:data-style-name="N60">
      <style:table-cell-properties style:cell-protect="protected" style:print-content="true" style:text-align-source="fix" style:repeat-content="false"/>
      <style:paragraph-properties fo:text-align="end" fo:margin-left="0cm"/>
      <style:text-properties style:font-name="Noto Sans"/>
      <style:map style:condition="is-true-formula(WEEKDAY([.$A6];2)&gt;=6)" style:apply-style-name="Grau" style:base-cell-address="Feb.G6"/>
    </style:style>
    <style:style style:name="ce89" style:family="table-cell" style:parent-style-name="Default" style:data-style-name="N110">
      <style:table-cell-properties fo:border-bottom="none" style:cell-protect="protected" style:print-content="true" style:text-align-source="fix" style:repeat-content="false" fo:border-left="none" fo:border-right="none" fo:border-top="2.49pt solid #000000"/>
      <style:paragraph-properties fo:text-align="end" fo:margin-left="0cm"/>
      <style:text-properties style:font-name="Noto Sans"/>
    </style:style>
    <style:style style:name="ce90" style:family="table-cell" style:parent-style-name="Default" style:data-style-name="N110">
      <style:table-cell-properties style:cell-protect="protected" style:print-content="true"/>
      <style:text-properties style:font-name="Noto Sans"/>
      <style:map style:condition="is-true-formula(WEEKDAY([.$A6];2)&gt;=6)" style:apply-style-name="Grau" style:base-cell-address="Feb.G6"/>
    </style:style>
    <style:style style:name="ce91" style:family="table-cell" style:parent-style-name="Default" style:data-style-name="N2">
      <style:text-properties style:font-name="Noto Sans"/>
      <style:map style:condition="is-true-formula(WEEKDAY([.$A6];2)&gt;=6)" style:apply-style-name="Grau" style:base-cell-address="Feb.G6"/>
    </style:style>
    <style:style style:name="ce108" style:family="table-cell" style:parent-style-name="Default" style:data-style-name="N30">
      <style:table-cell-properties style:text-align-source="fix" style:repeat-content="false" fo:background-color="transparent"/>
      <style:paragraph-properties fo:text-align="center" fo:margin-left="0cm"/>
      <style:text-properties style:font-name="Noto Sans"/>
      <style:map style:condition="is-true-formula(WEEKDAY([.$A6];2)&gt;=6)" style:apply-style-name="Grau" style:base-cell-address="Mär.A6"/>
    </style:style>
    <style:style style:name="ce93" style:family="table-cell" style:parent-style-name="Rot">
      <style:text-properties style:use-window-font-color="true" style:font-name="Noto Sans"/>
      <style:map style:condition="is-true-formula(AND(WEEKDAY([Mär.$A6];2)&gt;=6;[Mär.$A6]=VLOOKUP(YEAR([Mär.$A6]);[$Info.$I$4:.$J$13];2;1)))" style:apply-style-name="RotAufGrau" style:base-cell-address="Mär.B6"/>
      <style:map style:condition="is-true-formula(WEEKDAY([Mär.$A6];2)&gt;=6)" style:apply-style-name="Grau" style:base-cell-address="Mär.B6"/>
      <style:map style:condition="is-true-formula(OR([Mär.$A6]=VLOOKUP(YEAR([Mär.$A6]);[$Info.$I$4:.$J$13];2;1);[Mär.$A6]=VLOOKUP(YEAR([Mär.$A6]);[$Info.$I$4:.$J$13];2;1)+1;[Mär.$A6]=VLOOKUP(YEAR([Mär.$A6]);[$Info.$I$4:.$J$13];2;1)-2))" style:apply-style-name="Rot" style:base-cell-address="Mär.B6"/>
    </style:style>
    <style:style style:name="ce110" style:family="table-cell" style:parent-style-name="Default" style:data-style-name="N11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Mär.C6"/>
    </style:style>
    <style:style style:name="ce111" style:family="table-cell" style:parent-style-name="Default" style:data-style-name="N11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Mär.C6"/>
    </style:style>
    <style:style style:name="ce112" style:family="table-cell" style:parent-style-name="Default" style:data-style-name="N110">
      <style:table-cell-properties style:cell-protect="protected" style:print-content="true" style:text-align-source="fix" style:repeat-content="false"/>
      <style:paragraph-properties fo:text-align="center" fo:margin-left="0cm"/>
      <style:text-properties style:font-name="Noto Sans"/>
      <style:map style:condition="is-true-formula(WEEKDAY([.$A6];2)&gt;=6)" style:apply-style-name="Grau" style:base-cell-address="Mär.C6"/>
    </style:style>
    <style:style style:name="ce113" style:family="table-cell" style:parent-style-name="Default" style:data-style-name="N6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Mär.C6"/>
    </style:style>
    <style:style style:name="ce114" style:family="table-cell" style:parent-style-name="Default" style:data-style-name="N60">
      <style:table-cell-properties style:cell-protect="protected" style:print-content="true" style:text-align-source="fix" style:repeat-content="false"/>
      <style:paragraph-properties fo:text-align="end" fo:margin-left="0cm"/>
      <style:text-properties style:font-name="Noto Sans"/>
      <style:map style:condition="is-true-formula(WEEKDAY([.$A6];2)&gt;=6)" style:apply-style-name="Grau" style:base-cell-address="Mär.G6"/>
    </style:style>
    <style:style style:name="ce115" style:family="table-cell" style:parent-style-name="Default" style:data-style-name="N110">
      <style:table-cell-properties style:cell-protect="protected" style:print-content="true"/>
      <style:text-properties style:font-name="Noto Sans"/>
      <style:map style:condition="is-true-formula(WEEKDAY([.$A6];2)&gt;=6)" style:apply-style-name="Grau" style:base-cell-address="Mär.G6"/>
    </style:style>
    <style:style style:name="ce117" style:family="table-cell" style:parent-style-name="Default" style:data-style-name="N2">
      <style:text-properties style:font-name="Noto Sans"/>
      <style:map style:condition="is-true-formula(WEEKDAY([.$A6];2)&gt;=6)" style:apply-style-name="Grau" style:base-cell-address="Mär.G6"/>
    </style:style>
    <style:style style:name="ce101" style:family="table-cell" style:parent-style-name="Default" style:data-style-name="N37">
      <style:text-properties style:font-name="Noto Sans"/>
    </style:style>
    <style:style style:name="ce119" style:family="table-cell" style:parent-style-name="Default" style:data-style-name="N30">
      <style:table-cell-properties style:text-align-source="fix" style:repeat-content="false" fo:background-color="transparent"/>
      <style:paragraph-properties fo:text-align="center" fo:margin-left="0cm"/>
      <style:text-properties style:font-name="Noto Sans"/>
      <style:map style:condition="is-true-formula(WEEKDAY([.$A6];2)&gt;=6)" style:apply-style-name="Grau" style:base-cell-address="Apr.A6"/>
    </style:style>
    <style:style style:name="ce120" style:family="table-cell" style:parent-style-name="Rot">
      <style:text-properties style:use-window-font-color="true" style:font-name="Noto Sans"/>
      <style:map style:condition="is-true-formula(AND(WEEKDAY([Apr.$A6];2)&gt;=6;[Apr.$A6]=VLOOKUP(YEAR([Apr.$A6]);[$Info.$I$4:.$J$13];2;1)))" style:apply-style-name="RotAufGrau" style:base-cell-address="Apr.B6"/>
      <style:map style:condition="is-true-formula(WEEKDAY([Apr.$A6];2)&gt;=6)" style:apply-style-name="Grau" style:base-cell-address="Apr.B6"/>
      <style:map style:condition="is-true-formula(OR([.$A6]=VLOOKUP(YEAR([.$A6]);[$Info.$I$4:.$J$13];2;1);[.$A6]=VLOOKUP(YEAR([.$A6]);[$Info.$I$4:.$J$13];2;1)+1;[.$A6]=VLOOKUP(YEAR([.$A6]);[$Info.$I$4:.$J$13];2;1)-2))" style:apply-style-name="Rot" style:base-cell-address="Apr.B6"/>
    </style:style>
    <style:style style:name="ce121" style:family="table-cell" style:parent-style-name="Default" style:data-style-name="N11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Apr.C6"/>
    </style:style>
    <style:style style:name="ce122" style:family="table-cell" style:parent-style-name="Default" style:data-style-name="N11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Apr.C6"/>
    </style:style>
    <style:style style:name="ce123" style:family="table-cell" style:parent-style-name="Default" style:data-style-name="N110">
      <style:table-cell-properties style:cell-protect="protected" style:print-content="true" style:text-align-source="fix" style:repeat-content="false"/>
      <style:paragraph-properties fo:text-align="center" fo:margin-left="0cm"/>
      <style:text-properties style:font-name="Noto Sans"/>
      <style:map style:condition="is-true-formula(WEEKDAY([.$A6];2)&gt;=6)" style:apply-style-name="Grau" style:base-cell-address="Apr.C6"/>
    </style:style>
    <style:style style:name="ce124" style:family="table-cell" style:parent-style-name="Default" style:data-style-name="N6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Apr.C6"/>
    </style:style>
    <style:style style:name="ce125" style:family="table-cell" style:parent-style-name="Default" style:data-style-name="N60">
      <style:table-cell-properties style:cell-protect="protected" style:print-content="true" style:text-align-source="fix" style:repeat-content="false"/>
      <style:paragraph-properties fo:text-align="end" fo:margin-left="0cm"/>
      <style:text-properties style:font-name="Noto Sans"/>
      <style:map style:condition="is-true-formula(WEEKDAY([.$A6];2)&gt;=6)" style:apply-style-name="Grau" style:base-cell-address="Apr.G6"/>
    </style:style>
    <style:style style:name="ce127" style:family="table-cell" style:parent-style-name="Default" style:data-style-name="N110">
      <style:table-cell-properties style:cell-protect="protected" style:print-content="true"/>
      <style:text-properties style:font-name="Noto Sans"/>
      <style:map style:condition="is-true-formula(WEEKDAY([.$A6];2)&gt;=6)" style:apply-style-name="Grau" style:base-cell-address="Apr.G6"/>
    </style:style>
    <style:style style:name="ce128" style:family="table-cell" style:parent-style-name="Default" style:data-style-name="N2">
      <style:text-properties style:font-name="Noto Sans"/>
      <style:map style:condition="is-true-formula(WEEKDAY([.$A6];2)&gt;=6)" style:apply-style-name="Grau" style:base-cell-address="Apr.G6"/>
    </style:style>
    <style:style style:name="ce129" style:family="table-cell" style:parent-style-name="Default" style:data-style-name="N30">
      <style:table-cell-properties style:text-align-source="fix" style:repeat-content="false" fo:background-color="transparent"/>
      <style:paragraph-properties fo:text-align="center" fo:margin-left="0cm"/>
      <style:text-properties style:font-name="Noto Sans"/>
      <style:map style:condition="is-true-formula(WEEKDAY([.$A6];2)&gt;=6)" style:apply-style-name="Grau" style:base-cell-address="Mai.A6"/>
    </style:style>
    <style:style style:name="ce116" style:family="table-cell" style:parent-style-name="Default">
      <style:text-properties style:use-window-font-color="true" style:font-name="Noto Sans"/>
      <style:map style:condition="is-true-formula([.$A6]=VLOOKUP(YEAR([.$A6]);[$Info.$I$4:.$J$13];2;1)+49)" style:apply-style-name="RotAufGrau" style:base-cell-address="Mai.B6"/>
      <style:map style:condition="is-true-formula(WEEKDAY([.$A6];2)&gt;=6)" style:apply-style-name="Grau" style:base-cell-address="Mai.B6"/>
      <style:map style:condition="is-true-formula(OR([.$A6]=VLOOKUP(YEAR([.$A6]);[$Info.$I$4:.$J$13];2;1)+39;[.$A6]=VLOOKUP(YEAR([.$A6]);[$Info.$I$4:.$J$13];2;1)+50))" style:apply-style-name="Rot" style:base-cell-address="Mai.B6"/>
    </style:style>
    <style:style style:name="ce131" style:family="table-cell" style:parent-style-name="Default" style:data-style-name="N11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Mai.C6"/>
    </style:style>
    <style:style style:name="ce132" style:family="table-cell" style:parent-style-name="Default" style:data-style-name="N11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Mai.C6"/>
    </style:style>
    <style:style style:name="ce133" style:family="table-cell" style:parent-style-name="Default" style:data-style-name="N110">
      <style:table-cell-properties style:cell-protect="protected" style:print-content="true" style:text-align-source="fix" style:repeat-content="false"/>
      <style:paragraph-properties fo:text-align="center" fo:margin-left="0cm"/>
      <style:text-properties style:font-name="Noto Sans"/>
      <style:map style:condition="is-true-formula(WEEKDAY([.$A6];2)&gt;=6)" style:apply-style-name="Grau" style:base-cell-address="Mai.C6"/>
    </style:style>
    <style:style style:name="ce134" style:family="table-cell" style:parent-style-name="Default" style:data-style-name="N6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Mai.C6"/>
    </style:style>
    <style:style style:name="ce135" style:family="table-cell" style:parent-style-name="Default" style:data-style-name="N60">
      <style:table-cell-properties style:cell-protect="protected" style:print-content="true" style:text-align-source="fix" style:repeat-content="false"/>
      <style:paragraph-properties fo:text-align="end" fo:margin-left="0cm"/>
      <style:text-properties style:font-name="Noto Sans"/>
      <style:map style:condition="is-true-formula(WEEKDAY([.$A6];2)&gt;=6)" style:apply-style-name="Grau" style:base-cell-address="Mai.G6"/>
    </style:style>
    <style:style style:name="ce136" style:family="table-cell" style:parent-style-name="Default" style:data-style-name="N110">
      <style:table-cell-properties style:cell-protect="protected" style:print-content="true"/>
      <style:text-properties style:font-name="Noto Sans"/>
      <style:map style:condition="is-true-formula(WEEKDAY([.$A6];2)&gt;=6)" style:apply-style-name="Grau" style:base-cell-address="Mai.G6"/>
    </style:style>
    <style:style style:name="ce137" style:family="table-cell" style:parent-style-name="Default" style:data-style-name="N2">
      <style:text-properties style:font-name="Noto Sans"/>
      <style:map style:condition="is-true-formula(WEEKDAY([.$A6];2)&gt;=6)" style:apply-style-name="Grau" style:base-cell-address="Mai.G6"/>
    </style:style>
    <style:style style:name="ce138" style:family="table-cell" style:parent-style-name="Default" style:data-style-name="N30">
      <style:table-cell-properties style:text-align-source="fix" style:repeat-content="false" fo:background-color="transparent"/>
      <style:paragraph-properties fo:text-align="center" fo:margin-left="0cm"/>
      <style:text-properties style:font-name="Noto Sans"/>
      <style:map style:condition="is-true-formula(WEEKDAY([.$A6];2)&gt;=6)" style:apply-style-name="Grau" style:base-cell-address="Jun.A6"/>
    </style:style>
    <style:style style:name="ce139" style:family="table-cell" style:parent-style-name="Default">
      <style:text-properties style:font-name="Noto Sans"/>
      <style:map style:condition="is-true-formula(AND(WEEKDAY([.$A6];2)&gt;=6;[.$A6]=VLOOKUP(YEAR([.$A6]);[$Info.$I$4:.$J$13];2;1)+49))" style:apply-style-name="RotAufGrau" style:base-cell-address="Jun.B6"/>
      <style:map style:condition="is-true-formula(WEEKDAY([.$A6];2)&gt;=6)" style:apply-style-name="Grau" style:base-cell-address="Jun.B6"/>
      <style:map style:condition="is-true-formula(OR([.$A6]=VLOOKUP(YEAR([.$A6]);[$Info.$I$4:.$J$13];2;1);[.$A6]=VLOOKUP(YEAR([.$A6]);[$Info.$I$4:.$J$13];2;1)+50))" style:apply-style-name="Rot" style:base-cell-address="Jun.B6"/>
    </style:style>
    <style:style style:name="ce126" style:family="table-cell" style:parent-style-name="Default" style:data-style-name="N11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Jun.A6"/>
    </style:style>
    <style:style style:name="ce141" style:family="table-cell" style:parent-style-name="Default" style:data-style-name="N11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Jun.C6"/>
    </style:style>
    <style:style style:name="ce142" style:family="table-cell" style:parent-style-name="Default" style:data-style-name="N110">
      <style:table-cell-properties style:cell-protect="protected" style:print-content="true" style:text-align-source="fix" style:repeat-content="false"/>
      <style:paragraph-properties fo:text-align="center" fo:margin-left="0cm"/>
      <style:text-properties style:font-name="Noto Sans"/>
      <style:map style:condition="is-true-formula(WEEKDAY([.$A6];2)&gt;=6)" style:apply-style-name="Grau" style:base-cell-address="Jun.C6"/>
    </style:style>
    <style:style style:name="ce143" style:family="table-cell" style:parent-style-name="Default" style:data-style-name="N6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Jun.C6"/>
    </style:style>
    <style:style style:name="ce144" style:family="table-cell" style:parent-style-name="Default" style:data-style-name="N60">
      <style:table-cell-properties style:cell-protect="protected" style:print-content="true" style:text-align-source="fix" style:repeat-content="false"/>
      <style:paragraph-properties fo:text-align="end" fo:margin-left="0cm"/>
      <style:text-properties style:font-name="Noto Sans"/>
      <style:map style:condition="is-true-formula(WEEKDAY([.$A6];2)&gt;=6)" style:apply-style-name="Grau" style:base-cell-address="Jun.G6"/>
    </style:style>
    <style:style style:name="ce145" style:family="table-cell" style:parent-style-name="Default" style:data-style-name="N110">
      <style:table-cell-properties style:cell-protect="protected" style:print-content="true"/>
      <style:text-properties style:font-name="Noto Sans"/>
      <style:map style:condition="is-true-formula(WEEKDAY([.$A6];2)&gt;=6)" style:apply-style-name="Grau" style:base-cell-address="Jun.G6"/>
    </style:style>
    <style:style style:name="ce146" style:family="table-cell" style:parent-style-name="Default" style:data-style-name="N2">
      <style:text-properties style:font-name="Noto Sans"/>
      <style:map style:condition="is-true-formula(WEEKDAY([.$A6];2)&gt;=6)" style:apply-style-name="Grau" style:base-cell-address="Jun.G6"/>
    </style:style>
    <style:style style:name="ce147" style:family="table-cell" style:parent-style-name="Default" style:data-style-name="N30">
      <style:table-cell-properties style:text-align-source="fix" style:repeat-content="false" fo:background-color="transparent"/>
      <style:paragraph-properties fo:text-align="center" fo:margin-left="0cm"/>
      <style:text-properties style:font-name="Noto Sans"/>
      <style:map style:condition="is-true-formula(WEEKDAY([.$A6];2)&gt;=6)" style:apply-style-name="Grau" style:base-cell-address="Jul.A6"/>
    </style:style>
    <style:style style:name="ce148" style:family="table-cell" style:parent-style-name="Default">
      <style:text-properties style:font-name="Noto Sans"/>
      <style:map style:condition="is-true-formula(WEEKDAY([.$A6];2)&gt;=6)" style:apply-style-name="Grau" style:base-cell-address="Jul.B6"/>
    </style:style>
    <style:style style:name="ce149" style:family="table-cell" style:parent-style-name="Default" style:data-style-name="N11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Jul.C6"/>
    </style:style>
    <style:style style:name="ce150" style:family="table-cell" style:parent-style-name="Default" style:data-style-name="N11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Jul.C6"/>
    </style:style>
    <style:style style:name="ce151" style:family="table-cell" style:parent-style-name="Default" style:data-style-name="N110">
      <style:table-cell-properties style:cell-protect="protected" style:print-content="true" style:text-align-source="fix" style:repeat-content="false"/>
      <style:paragraph-properties fo:text-align="center" fo:margin-left="0cm"/>
      <style:text-properties style:font-name="Noto Sans"/>
      <style:map style:condition="is-true-formula(WEEKDAY([.$A6];2)&gt;=6)" style:apply-style-name="Grau" style:base-cell-address="Jul.C6"/>
    </style:style>
    <style:style style:name="ce152" style:family="table-cell" style:parent-style-name="Default" style:data-style-name="N6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Jul.C6"/>
    </style:style>
    <style:style style:name="ce153" style:family="table-cell" style:parent-style-name="Default" style:data-style-name="N60">
      <style:table-cell-properties style:cell-protect="protected" style:print-content="true" style:text-align-source="fix" style:repeat-content="false"/>
      <style:paragraph-properties fo:text-align="end" fo:margin-left="0cm"/>
      <style:text-properties style:font-name="Noto Sans"/>
      <style:map style:condition="is-true-formula(WEEKDAY([.$A6];2)&gt;=6)" style:apply-style-name="Grau" style:base-cell-address="Jul.G6"/>
    </style:style>
    <style:style style:name="ce154" style:family="table-cell" style:parent-style-name="Default" style:data-style-name="N110">
      <style:table-cell-properties style:cell-protect="protected" style:print-content="true"/>
      <style:text-properties style:font-name="Noto Sans"/>
      <style:map style:condition="is-true-formula(WEEKDAY([.$A6];2)&gt;=6)" style:apply-style-name="Grau" style:base-cell-address="Jul.G6"/>
    </style:style>
    <style:style style:name="ce155" style:family="table-cell" style:parent-style-name="Default" style:data-style-name="N2">
      <style:text-properties style:font-name="Noto Sans"/>
      <style:map style:condition="is-true-formula(WEEKDAY([.$A6];2)&gt;=6)" style:apply-style-name="Grau" style:base-cell-address="Jul.G6"/>
    </style:style>
    <style:style style:name="ce156" style:family="table-cell" style:parent-style-name="Default" style:data-style-name="N30">
      <style:table-cell-properties style:text-align-source="fix" style:repeat-content="false" fo:background-color="transparent"/>
      <style:paragraph-properties fo:text-align="center" fo:margin-left="0cm"/>
      <style:text-properties style:font-name="Noto Sans"/>
      <style:map style:condition="is-true-formula(WEEKDAY([.$A6];2)&gt;=6)" style:apply-style-name="Grau" style:base-cell-address="Aug.A6"/>
    </style:style>
    <style:style style:name="ce157" style:family="table-cell" style:parent-style-name="Default">
      <style:text-properties style:font-name="Noto Sans"/>
      <style:map style:condition="is-true-formula(WEEKDAY([.$A6];2)&gt;=6)" style:apply-style-name="Grau" style:base-cell-address="Aug.B6"/>
    </style:style>
    <style:style style:name="ce158" style:family="table-cell" style:parent-style-name="Default" style:data-style-name="N11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Aug.C6"/>
    </style:style>
    <style:style style:name="ce159" style:family="table-cell" style:parent-style-name="Default" style:data-style-name="N11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Aug.C6"/>
    </style:style>
    <style:style style:name="ce160" style:family="table-cell" style:parent-style-name="Default" style:data-style-name="N110">
      <style:table-cell-properties style:cell-protect="protected" style:print-content="true" style:text-align-source="fix" style:repeat-content="false"/>
      <style:paragraph-properties fo:text-align="center" fo:margin-left="0cm"/>
      <style:text-properties style:font-name="Noto Sans"/>
      <style:map style:condition="is-true-formula(WEEKDAY([.$A6];2)&gt;=6)" style:apply-style-name="Grau" style:base-cell-address="Aug.C6"/>
    </style:style>
    <style:style style:name="ce161" style:family="table-cell" style:parent-style-name="Default" style:data-style-name="N6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Aug.C6"/>
    </style:style>
    <style:style style:name="ce162" style:family="table-cell" style:parent-style-name="Default" style:data-style-name="N60">
      <style:table-cell-properties style:cell-protect="protected" style:print-content="true" style:text-align-source="fix" style:repeat-content="false"/>
      <style:paragraph-properties fo:text-align="end" fo:margin-left="0cm"/>
      <style:text-properties style:font-name="Noto Sans"/>
      <style:map style:condition="is-true-formula(WEEKDAY([.$A6];2)&gt;=6)" style:apply-style-name="Grau" style:base-cell-address="Aug.G6"/>
    </style:style>
    <style:style style:name="ce163" style:family="table-cell" style:parent-style-name="Default" style:data-style-name="N110">
      <style:table-cell-properties style:cell-protect="protected" style:print-content="true"/>
      <style:text-properties style:font-name="Noto Sans"/>
      <style:map style:condition="is-true-formula(WEEKDAY([.$A6];2)&gt;=6)" style:apply-style-name="Grau" style:base-cell-address="Aug.G6"/>
    </style:style>
    <style:style style:name="ce164" style:family="table-cell" style:parent-style-name="Default" style:data-style-name="N2">
      <style:text-properties style:font-name="Noto Sans"/>
      <style:map style:condition="is-true-formula(WEEKDAY([.$A6];2)&gt;=6)" style:apply-style-name="Grau" style:base-cell-address="Aug.G6"/>
    </style:style>
    <style:style style:name="ce166" style:family="table-cell" style:parent-style-name="Default" style:data-style-name="N30">
      <style:table-cell-properties style:text-align-source="fix" style:repeat-content="false" fo:background-color="transparent"/>
      <style:paragraph-properties fo:text-align="center" fo:margin-left="0cm"/>
      <style:text-properties style:font-name="Noto Sans"/>
      <style:map style:condition="is-true-formula(WEEKDAY([.$A6];2)&gt;=6)" style:apply-style-name="Grau" style:base-cell-address="Sep.A6"/>
    </style:style>
    <style:style style:name="ce165" style:family="table-cell" style:parent-style-name="Default">
      <style:text-properties style:font-name="Noto Sans"/>
      <style:map style:condition="is-true-formula(WEEKDAY([.$A6];2)&gt;=6)" style:apply-style-name="Grau" style:base-cell-address="Sep.B6"/>
    </style:style>
    <style:style style:name="ce168" style:family="table-cell" style:parent-style-name="Default" style:data-style-name="N11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Sep.C6"/>
    </style:style>
    <style:style style:name="ce169" style:family="table-cell" style:parent-style-name="Default" style:data-style-name="N11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Sep.C6"/>
    </style:style>
    <style:style style:name="ce172" style:family="table-cell" style:parent-style-name="Default" style:data-style-name="N110">
      <style:table-cell-properties style:cell-protect="protected" style:print-content="true" style:text-align-source="fix" style:repeat-content="false"/>
      <style:paragraph-properties fo:text-align="center" fo:margin-left="0cm"/>
      <style:text-properties style:font-name="Noto Sans"/>
      <style:map style:condition="is-true-formula(WEEKDAY([.$A6];2)&gt;=6)" style:apply-style-name="Grau" style:base-cell-address="Sep.C6"/>
    </style:style>
    <style:style style:name="ce173" style:family="table-cell" style:parent-style-name="Default" style:data-style-name="N6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Sep.C6"/>
    </style:style>
    <style:style style:name="ce170" style:family="table-cell" style:parent-style-name="Default" style:data-style-name="N60">
      <style:table-cell-properties style:cell-protect="protected" style:print-content="true" style:text-align-source="fix" style:repeat-content="false"/>
      <style:paragraph-properties fo:text-align="end" fo:margin-left="0cm"/>
      <style:text-properties style:font-name="Noto Sans"/>
      <style:map style:condition="is-true-formula(WEEKDAY([.$A6];2)&gt;=6)" style:apply-style-name="Grau" style:base-cell-address="Sep.G6"/>
    </style:style>
    <style:style style:name="ce171" style:family="table-cell" style:parent-style-name="Default" style:data-style-name="N110">
      <style:table-cell-properties style:cell-protect="protected" style:print-content="true"/>
      <style:text-properties style:font-name="Noto Sans"/>
      <style:map style:condition="is-true-formula(WEEKDAY([.$A6];2)&gt;=6)" style:apply-style-name="Grau" style:base-cell-address="Sep.G6"/>
    </style:style>
    <style:style style:name="ce176" style:family="table-cell" style:parent-style-name="Default" style:data-style-name="N2">
      <style:text-properties style:font-name="Noto Sans"/>
      <style:map style:condition="is-true-formula(WEEKDAY([.$A6];2)&gt;=6)" style:apply-style-name="Grau" style:base-cell-address="Sep.G6"/>
    </style:style>
    <style:style style:name="ce178" style:family="table-cell" style:parent-style-name="Default" style:data-style-name="N30">
      <style:table-cell-properties style:text-align-source="fix" style:repeat-content="false" fo:background-color="transparent"/>
      <style:paragraph-properties fo:text-align="center" fo:margin-left="0cm"/>
      <style:text-properties style:font-name="Noto Sans"/>
      <style:map style:condition="is-true-formula(WEEKDAY([.$A6];2)&gt;=6)" style:apply-style-name="Grau" style:base-cell-address="Okt.A6"/>
    </style:style>
    <style:style style:name="ce179" style:family="table-cell" style:parent-style-name="Default">
      <style:text-properties style:font-name="Noto Sans"/>
      <style:map style:condition="is-true-formula(WEEKDAY([.$A6];2)&gt;=6)" style:apply-style-name="Grau" style:base-cell-address="Okt.B6"/>
      <style:map style:condition="is-true-formula([.$A6]=DATEVALUE(CONCATENATE(&quot;3.10.&quot;;YEAR([.$A6]))))" style:apply-style-name="Rot" style:base-cell-address="Okt.B6"/>
    </style:style>
    <style:style style:name="ce180" style:family="table-cell" style:parent-style-name="Default" style:data-style-name="N11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Okt.C6"/>
    </style:style>
    <style:style style:name="ce181" style:family="table-cell" style:parent-style-name="Default" style:data-style-name="N11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Okt.C6"/>
    </style:style>
    <style:style style:name="ce177" style:family="table-cell" style:parent-style-name="Default" style:data-style-name="N37">
      <style:table-cell-properties style:text-align-source="fix" style:repeat-content="false"/>
      <style:paragraph-properties fo:text-align="center" fo:margin-left="0cm"/>
      <style:text-properties style:font-name="Noto Sans"/>
    </style:style>
    <style:style style:name="ce183" style:family="table-cell" style:parent-style-name="Default" style:data-style-name="N110">
      <style:table-cell-properties style:cell-protect="protected" style:print-content="true" style:text-align-source="fix" style:repeat-content="false"/>
      <style:paragraph-properties fo:text-align="center" fo:margin-left="0cm"/>
      <style:text-properties style:font-name="Noto Sans"/>
      <style:map style:condition="is-true-formula(WEEKDAY([.$A6];2)&gt;=6)" style:apply-style-name="Grau" style:base-cell-address="Okt.C6"/>
    </style:style>
    <style:style style:name="ce184" style:family="table-cell" style:parent-style-name="Default" style:data-style-name="N6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Okt.C6"/>
    </style:style>
    <style:style style:name="ce185" style:family="table-cell" style:parent-style-name="Default" style:data-style-name="N60">
      <style:table-cell-properties style:cell-protect="protected" style:print-content="true" style:text-align-source="fix" style:repeat-content="false"/>
      <style:paragraph-properties fo:text-align="end" fo:margin-left="0cm"/>
      <style:text-properties style:font-name="Noto Sans"/>
      <style:map style:condition="is-true-formula(WEEKDAY([.$A6];2)&gt;=6)" style:apply-style-name="Grau" style:base-cell-address="Okt.G6"/>
    </style:style>
    <style:style style:name="ce186" style:family="table-cell" style:parent-style-name="Default" style:data-style-name="N110">
      <style:table-cell-properties style:cell-protect="protected" style:print-content="true"/>
      <style:text-properties style:font-name="Noto Sans"/>
      <style:map style:condition="is-true-formula(WEEKDAY([.$A6];2)&gt;=6)" style:apply-style-name="Grau" style:base-cell-address="Okt.G6"/>
    </style:style>
    <style:style style:name="ce187" style:family="table-cell" style:parent-style-name="Default" style:data-style-name="N2">
      <style:text-properties style:font-name="Noto Sans"/>
      <style:map style:condition="is-true-formula(WEEKDAY([.$A6];2)&gt;=6)" style:apply-style-name="Grau" style:base-cell-address="Okt.G6"/>
    </style:style>
    <style:style style:name="ce188" style:family="table-cell" style:parent-style-name="Default" style:data-style-name="N30">
      <style:table-cell-properties style:text-align-source="fix" style:repeat-content="false" fo:background-color="transparent"/>
      <style:paragraph-properties fo:text-align="center" fo:margin-left="0cm"/>
      <style:text-properties style:font-name="Noto Sans"/>
      <style:map style:condition="is-true-formula(WEEKDAY([.$A6];2)&gt;=6)" style:apply-style-name="Grau" style:base-cell-address="Nov.A6"/>
    </style:style>
    <style:style style:name="ce189" style:family="table-cell" style:parent-style-name="Default">
      <style:text-properties style:font-name="Noto Sans"/>
      <style:map style:condition="is-true-formula(WEEKDAY([.$A6];2)&gt;=6)" style:apply-style-name="Grau" style:base-cell-address="Nov.B6"/>
    </style:style>
    <style:style style:name="ce192" style:family="table-cell" style:parent-style-name="Default" style:data-style-name="N11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Nov.C6"/>
    </style:style>
    <style:style style:name="ce193" style:family="table-cell" style:parent-style-name="Default" style:data-style-name="N11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Nov.C6"/>
    </style:style>
    <style:style style:name="ce196" style:family="table-cell" style:parent-style-name="Default" style:data-style-name="N110">
      <style:table-cell-properties style:cell-protect="protected" style:print-content="true" style:text-align-source="fix" style:repeat-content="false"/>
      <style:paragraph-properties fo:text-align="center" fo:margin-left="0cm"/>
      <style:text-properties style:font-name="Noto Sans"/>
      <style:map style:condition="is-true-formula(WEEKDAY([.$A6];2)&gt;=6)" style:apply-style-name="Grau" style:base-cell-address="Nov.C6"/>
    </style:style>
    <style:style style:name="ce197" style:family="table-cell" style:parent-style-name="Default" style:data-style-name="N6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Nov.C6"/>
    </style:style>
    <style:style style:name="ce198" style:family="table-cell" style:parent-style-name="Default" style:data-style-name="N60">
      <style:table-cell-properties style:cell-protect="protected" style:print-content="true" style:text-align-source="fix" style:repeat-content="false"/>
      <style:paragraph-properties fo:text-align="end" fo:margin-left="0cm"/>
      <style:text-properties style:font-name="Noto Sans"/>
      <style:map style:condition="is-true-formula(WEEKDAY([.$A6];2)&gt;=6)" style:apply-style-name="Grau" style:base-cell-address="Nov.G6"/>
    </style:style>
    <style:style style:name="ce199" style:family="table-cell" style:parent-style-name="Default" style:data-style-name="N110">
      <style:table-cell-properties style:cell-protect="protected" style:print-content="true"/>
      <style:text-properties style:font-name="Noto Sans"/>
      <style:map style:condition="is-true-formula(WEEKDAY([.$A6];2)&gt;=6)" style:apply-style-name="Grau" style:base-cell-address="Nov.G6"/>
    </style:style>
    <style:style style:name="ce200" style:family="table-cell" style:parent-style-name="Default" style:data-style-name="N2">
      <style:text-properties style:font-name="Noto Sans"/>
      <style:map style:condition="is-true-formula(WEEKDAY([.$A6];2)&gt;=6)" style:apply-style-name="Grau" style:base-cell-address="Nov.G6"/>
    </style:style>
    <style:style style:name="ce201" style:family="table-cell" style:parent-style-name="Default" style:data-style-name="N30">
      <style:table-cell-properties style:text-align-source="fix" style:repeat-content="false" fo:background-color="transparent"/>
      <style:paragraph-properties fo:text-align="center" fo:margin-left="0cm"/>
      <style:text-properties style:font-name="Noto Sans"/>
      <style:map style:condition="is-true-formula(WEEKDAY([.$A6];2)&gt;=6)" style:apply-style-name="Grau" style:base-cell-address="Dez.A6"/>
    </style:style>
    <style:style style:name="ce204" style:family="table-cell" style:parent-style-name="Default">
      <style:text-properties style:font-name="Noto Sans"/>
      <style:map style:condition="is-true-formula(WEEKDAY([.$A6];2)&gt;=6)" style:apply-style-name="Grau" style:base-cell-address="Dez.B6"/>
    </style:style>
    <style:style style:name="ce212" style:family="table-cell" style:parent-style-name="Default" style:data-style-name="N11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Dez.C6"/>
    </style:style>
    <style:style style:name="ce214" style:family="table-cell" style:parent-style-name="Default" style:data-style-name="N11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Dez.C6"/>
    </style:style>
    <style:style style:name="ce215" style:family="table-cell" style:parent-style-name="Default" style:data-style-name="N110">
      <style:table-cell-properties style:cell-protect="protected" style:print-content="true" style:text-align-source="fix" style:repeat-content="false"/>
      <style:paragraph-properties fo:text-align="center" fo:margin-left="0cm"/>
      <style:text-properties style:font-name="Noto Sans"/>
      <style:map style:condition="is-true-formula(WEEKDAY([.$A6];2)&gt;=6)" style:apply-style-name="Grau" style:base-cell-address="Dez.C6"/>
    </style:style>
    <style:style style:name="ce216" style:family="table-cell" style:parent-style-name="Default" style:data-style-name="N60">
      <style:table-cell-properties fo:background-color="#ffffcc" style:cell-protect="none" style:print-content="true" style:text-align-source="fix" style:repeat-content="false"/>
      <style:paragraph-properties fo:text-align="center" fo:margin-left="0cm"/>
      <style:text-properties style:font-name="Noto Sans"/>
      <style:map style:condition="is-true-formula(WEEKDAY([.$A6];2)&gt;=6)" style:apply-style-name="Grau" style:base-cell-address="Dez.C6"/>
    </style:style>
    <style:style style:name="ce217" style:family="table-cell" style:parent-style-name="Default" style:data-style-name="N60">
      <style:table-cell-properties style:cell-protect="protected" style:print-content="true" style:text-align-source="fix" style:repeat-content="false"/>
      <style:paragraph-properties fo:text-align="end" fo:margin-left="0cm"/>
      <style:text-properties style:font-name="Noto Sans"/>
      <style:map style:condition="is-true-formula(WEEKDAY([.$A6];2)&gt;=6)" style:apply-style-name="Grau" style:base-cell-address="Dez.G6"/>
    </style:style>
    <style:style style:name="ce218" style:family="table-cell" style:parent-style-name="Default" style:data-style-name="N110">
      <style:table-cell-properties style:cell-protect="protected" style:print-content="true"/>
      <style:text-properties style:font-name="Noto Sans"/>
      <style:map style:condition="is-true-formula(WEEKDAY([.$A6];2)&gt;=6)" style:apply-style-name="Grau" style:base-cell-address="Dez.G6"/>
    </style:style>
    <style:style style:name="ce219" style:family="table-cell" style:parent-style-name="Default" style:data-style-name="N2">
      <style:text-properties style:font-name="Noto Sans"/>
      <style:map style:condition="is-true-formula(WEEKDAY([.$A6];2)&gt;=6)" style:apply-style-name="Grau" style:base-cell-address="Dez.G6"/>
    </style:style>
    <style:style style:name="ce220" style:family="table-cell" style:parent-style-name="Default">
      <style:table-cell-properties fo:wrap-option="wrap"/>
      <style:text-properties style:use-window-font-color="true" style:text-outline="false" style:text-line-through-style="none" style:text-line-through-type="none" style:font-name="Noto Sans"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de" style:country-asian="DE" style:font-style-asian="normal" style:font-weight-asian="normal" style:font-name-complex="Tahoma" style:font-size-complex="10pt" style:language-complex="de" style:country-complex="DE" style:font-style-complex="normal" style:font-weight-complex="normal" style:text-emphasize="none" style:font-relief="none"/>
    </style:style>
    <style:style style:name="ce221" style:family="table-cell" style:parent-style-name="Default">
      <style:table-cell-properties style:text-align-source="fix" style:repeat-content="false"/>
      <style:paragraph-properties fo:text-align="start" fo:margin-left="0cm"/>
      <style:text-properties style:font-name="Noto Sans" fo:font-weight="bold" style:font-weight-asian="bold" style:font-weight-complex="bold"/>
    </style:style>
    <style:style style:name="ce222" style:family="table-cell" style:parent-style-name="Default">
      <style:table-cell-properties style:text-align-source="fix" style:repeat-content="false"/>
      <style:paragraph-properties fo:text-align="start" fo:margin-left="0cm"/>
      <style:text-properties style:font-name="Noto Sans"/>
    </style:style>
    <style:style style:name="ce223" style:family="table-cell" style:parent-style-name="Default">
      <style:table-cell-properties style:text-align-source="fix" style:repeat-content="false"/>
      <style:paragraph-properties fo:text-align="start" fo:margin-left="0cm"/>
      <style:text-properties style:font-name="Noto Sans" fo:font-size="8pt"/>
    </style:style>
    <style:style style:name="ce224" style:family="table-cell" style:parent-style-name="Default">
      <style:table-cell-properties style:text-align-source="fix" style:repeat-content="false"/>
      <style:paragraph-properties fo:text-align="start" fo:margin-left="0cm"/>
      <style:text-properties style:font-name="Noto Sans" fo:font-weight="bold"/>
    </style:style>
    <style:style style:name="ce225" style:family="table-cell" style:parent-style-name="Default">
      <style:table-cell-properties style:text-align-source="fix" style:repeat-content="false"/>
      <style:paragraph-properties fo:text-align="center" fo:margin-left="0cm"/>
      <style:text-properties style:font-name="Noto Sans" fo:font-weight="bold"/>
    </style:style>
    <style:style style:name="ce226" style:family="table-cell" style:parent-style-name="Default" style:data-style-name="N61">
      <style:table-cell-properties fo:background-color="#ffffcc" style:cell-protect="none" style:print-content="true"/>
      <style:text-properties style:font-name="Noto Sans"/>
    </style:style>
    <style:style style:name="ce227" style:family="table-cell" style:parent-style-name="Default" style:data-style-name="N2">
      <style:table-cell-properties fo:background-color="#ffffcc" style:cell-protect="none" style:print-content="true"/>
      <style:text-properties style:font-name="Noto Sans"/>
    </style:style>
    <style:style style:name="ce228" style:family="table-cell" style:parent-style-name="Default">
      <style:text-properties style:use-window-font-color="true" style:font-name="Noto Sans"/>
    </style:style>
    <style:style style:name="ce229" style:family="table-cell" style:parent-style-name="Default">
      <style:text-properties fo:color="#ff0000" style:font-name="Noto Sans"/>
    </style:style>
    <style:style style:name="ce230" style:family="table-cell" style:parent-style-name="Default" style:data-style-name="N108">
      <style:table-cell-properties fo:background-color="#ffffcc" style:cell-protect="none" style:print-content="true"/>
      <style:text-properties style:font-name="Noto Sans"/>
    </style:style>
    <style:style style:name="ce231" style:family="table-cell" style:parent-style-name="Default" style:data-style-name="N40">
      <style:table-cell-properties style:text-align-source="fix" style:repeat-content="false"/>
      <style:paragraph-properties fo:text-align="center" fo:margin-left="0cm"/>
      <style:text-properties style:font-name="Noto Sans"/>
    </style:style>
    <style:style style:name="ce232" style:family="table-cell" style:parent-style-name="Default" style:data-style-name="N40">
      <style:table-cell-properties style:text-align-source="fix" style:repeat-content="false"/>
      <style:paragraph-properties fo:text-align="center" fo:margin-left="0cm"/>
      <style:text-properties style:font-name="Noto Sans" fo:font-weight="bold"/>
    </style:style>
    <style:style style:name="ce233" style:family="table-cell" style:parent-style-name="Default" style:data-style-name="N40">
      <style:table-cell-properties style:text-align-source="fix" style:repeat-content="false"/>
      <style:paragraph-properties fo:text-align="end" fo:margin-left="0cm"/>
      <style:text-properties style:font-name="Noto Sans"/>
    </style:style>
    <style:style style:name="gr1" style:family="graphic">
      <style:graphic-properties draw:marker-start="Linienende_20_1" draw:marker-start-width="0.2cm" draw:marker-start-center="false" draw:fill="solid" draw:fill-color="#ffffc0" draw:auto-grow-height="false" draw:auto-grow-width="false" fo:min-height="3.252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de" style:country-asian="DE" style:font-style-asian="normal" style:font-weight-asian="normal" style:font-name-complex="Tahoma" style:font-size-complex="10pt" style:language-complex="de" style:country-complex="DE" style:font-style-complex="normal" style:font-weight-complex="normal" style:text-emphasize="none" style:font-relief="none" style:text-overline-style="none" style:text-overline-color="font-color" fo:hyphenate="false"/>
    </style:style>
    <style:style style:name="gr2" style:family="graphic">
      <style:graphic-properties draw:marker-start="Linienende_20_1" draw:marker-start-width="0.2cm" draw:marker-start-center="false" draw:fill="solid" draw:fill-color="#ffffc0" draw:auto-grow-height="true" draw:auto-grow-width="false" fo:min-height="2.163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de" style:country-asian="DE" style:font-style-asian="normal" style:font-weight-asian="normal" style:font-name-complex="Tahoma" style:font-size-complex="10pt" style:language-complex="de" style:country-complex="DE" style:font-style-complex="normal" style:font-weight-complex="normal" style:text-emphasize="none" style:font-relief="none" style:text-overline-style="none" style:text-overline-color="font-color" fo:hyphenate="false"/>
    </style:style>
    <style:style style:name="gr3" style:family="graphic">
      <style:graphic-properties draw:marker-start="Linienende_20_1" draw:marker-start-width="0.2cm" draw:marker-start-center="false" draw:fill="solid" draw:fill-color="#ffffc0" draw:auto-grow-height="true" draw:auto-grow-width="false" fo:min-height="3.161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de" style:country-asian="DE" style:font-style-asian="normal" style:font-weight-asian="normal" style:font-name-complex="Tahoma" style:font-size-complex="10pt" style:language-complex="de" style:country-complex="DE" style:font-style-complex="normal" style:font-weight-complex="normal" style:text-emphasize="none" style:font-relief="none" style:text-overline-style="none" style:text-overline-color="font-color" fo:hyphenate="false"/>
    </style:style>
    <style:style style:name="gr4" style:family="graphic">
      <style:graphic-properties draw:marker-start="Linienende_20_1" draw:marker-start-width="0.2cm" draw:marker-start-center="false" draw:fill="solid" draw:fill-color="#ffffc0" draw:auto-grow-height="true" draw:auto-grow-width="false" fo:min-height="2.766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de" style:country-asian="DE" style:font-style-asian="normal" style:font-weight-asian="normal" style:font-name-complex="Tahoma" style:font-size-complex="10pt" style:language-complex="de" style:country-complex="DE" style:font-style-complex="normal" style:font-weight-complex="normal" style:text-emphasize="none" style:font-relief="none" style:text-overline-style="none" style:text-overline-color="font-color" fo:hyphenate="false"/>
    </style:style>
    <style:style style:name="gr5" style:family="graphic">
      <style:graphic-properties draw:marker-start="Linienende_20_1" draw:marker-start-width="0.2cm" draw:marker-start-center="false" draw:fill="solid" draw:fill-color="#ffffc0" draw:auto-grow-height="false" draw:auto-grow-width="false" fo:min-height="4.183cm" fo:padding-top="0.1cm" fo:padding-bottom="0.1cm" fo:padding-left="0.1cm" fo:padding-right="0.1cm" draw:shadow="hidden" draw:shadow-offset-x="0.1cm" draw:shadow-offset-y="0.1cm" draw:caption-escape-direction="auto"/>
      <style:paragraph-properties style:text-autospace="none" style:line-break="normal"/>
      <style:text-properties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de" style:country-asian="DE" style:font-style-asian="normal" style:font-weight-asian="normal" style:font-name-complex="Tahoma" style:font-size-complex="10pt" style:language-complex="de" style:country-complex="DE" style:font-style-complex="normal" style:font-weight-complex="normal" style:text-emphasize="none" style:font-relief="none" style:text-overline-style="none" style:text-overline-color="font-color" fo:hyphenate="fals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de" style:country-asian="DE" style:font-style-asian="normal" style:font-weight-asian="normal" style:font-name-complex="Tahoma" style:font-size-complex="10pt" style:language-complex="de" style:country-complex="DE"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de" style:country-asian="DE" style:font-style-asian="normal" style:font-weight-asian="normal" style:font-name-complex="Tahoma" style:font-size-complex="10pt" style:language-complex="de" style:country-complex="DE" style:font-style-complex="normal" style:font-weight-complex="normal" style:text-emphasize="none" style:font-relief="none" style:text-overline-style="none" style:text-overline-color="font-color" fo:hyphenate="false"/>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outline="false" style:text-line-through-style="none" style:text-line-through-typ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de" style:country-asian="DE" style:font-style-asian="normal" style:font-weight-asian="normal" style:font-name-complex="Tahoma" style:font-size-complex="10pt" style:language-complex="de" style:country-complex="DE" style:font-style-complex="normal" style:font-weight-complex="normal" style:text-emphasize="none" style:font-relief="none" style:text-overline-style="none" style:text-overline-color="font-color"/>
    </style:style>
    <style:style style:name="T4" style:family="text">
      <style:text-properties fo:font-weight="bold" style:text-underline-style="solid" style:text-underline-width="auto" style:text-underline-color="font-color" style:font-weight-asian="bold" style:font-weight-complex="bold"/>
    </style:style>
    <style:style style:name="T5"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de" fo:country="DE" style:language-asian="de" style:country-asian="DE" style:language-complex="de" style:country-complex="DE" style:font-name-asian="Arial Unicode MS"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table table:name="Jan" table:style-name="ta1" table:protected="true" table:print="false">
        <loext:table-protection loext:select-protected-cells="true" loext:select-unprotected-cells="true"/>
        <office:forms form:automatic-focus="false" form:apply-design-mode="false"/>
        <table:table-column table:style-name="co1" table:number-columns-repeated="2" table:default-cell-style-name="ce25"/>
        <table:table-column table:style-name="co6" table:number-columns-repeated="6" table:default-cell-style-name="ce25"/>
        <table:table-column table:style-name="co7" table:default-cell-style-name="ce25"/>
        <table:table-column table:style-name="co1" table:number-columns-repeated="247" table:default-cell-style-name="ce25"/>
        <table:table-column table:style-name="co4" table:number-columns-repeated="768" table:default-cell-style-name="ce25"/>
        <table:table-row table:style-name="ro7">
          <table:table-cell table:style-name="ce11" office:value-type="string" calcext:value-type="string">
            <text:p>Timesheet</text:p>
          </table:table-cell>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office:value-type="string" calcext:value-type="string">
            <text:p>for</text:p>
          </table:table-cell>
          <table:table-cell table:style-name="ce50" office:value-type="string" calcext:value-type="string" table:number-columns-spanned="4" table:number-rows-spanned="1">
            <text:p>your name</text:p>
          </table:table-cell>
          <table:covered-table-cell table:number-columns-repeated="2" table:style-name="ce30"/>
          <table:covered-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38" office:value-type="string" calcext:value-type="string">
            <text:p>Date</text:p>
          </table:table-cell>
          <table:table-cell table:style-name="ce51" office:value-type="string" calcext:value-type="string">
            <text:p>Weekday</text:p>
          </table:table-cell>
          <table:table-cell table:style-name="ce55" office:value-type="string" calcext:value-type="string">
            <office:annotation draw:style-name="gr1" draw:text-style-name="P2" svg:width="6.337cm" svg:height="2.211cm" svg:x="7.567cm" svg:y="0.542cm" draw:caption-point-x="-0.583cm" draw:caption-point-y="1.518cm">
              <dc:date>2023-05-11T00:00:00</dc:date>
              <text:p text:style-name="P1"><text:span text:style-name="T3">Instead of a start time this cell can also take a letter for reasons of absence, as listed in the „Info“ sheet.</text:span></text:p>
            </office:annotation>
            <text:p>Start</text:p>
          </table:table-cell>
          <table:table-cell table:style-name="ce55" office:value-type="string" calcext:value-type="string">
            <text:p>End</text:p>
          </table:table-cell>
          <table:table-cell table:style-name="ce66" office:value-type="string" calcext:value-type="string">
            <text:p>Attendance</text:p>
          </table:table-cell>
          <table:table-cell table:style-name="ce55" office:value-type="string" calcext:value-type="string">
            <office:annotation draw:style-name="gr2" draw:text-style-name="P2" svg:width="4.752cm" svg:height="2.363cm" svg:x="14.921cm" svg:y="2.84cm" draw:caption-point-x="-0.555cm" draw:caption-point-y="-0.78cm">
              <dc:date>2023-05-11T00:00:00</dc:date>
              <text:p text:style-name="P1"><text:span text:style-name="T3">If needed, the standard break time from the „Info“ sheet can be overridden here.</text:span></text:p>
            </office:annotation>
            <text:p>Break time</text:p>
          </table:table-cell>
          <table:table-cell table:style-name="ce55" office:value-type="string" calcext:value-type="string">
            <office:annotation draw:style-name="gr3" draw:text-style-name="P2" svg:width="2.895cm" svg:height="3.361cm" svg:x="17.373cm" svg:y="0.542cm" draw:caption-point-x="-0.547cm" draw:caption-point-y="1.518cm">
              <dc:date>2023-05-11T00:00:00</dc:date>
              <text:p text:style-name="P1"><text:span text:style-name="T3">The regular hours are only shown here if the date of the day is in the past or present.</text:span></text:p>
            </office:annotation>
            <text:p>Regular hrs</text:p>
          </table:table-cell>
          <table:table-cell table:style-name="ce66" office:value-type="string" calcext:value-type="string">
            <text:p>Overtime</text:p>
          </table:table-cell>
          <table:table-cell table:style-name="ce76" office:value-type="string" calcext:value-type="string">
            <office:annotation draw:style-name="gr4" draw:text-style-name="P2" svg:width="2.895cm" svg:height="2.966cm" svg:x="22.193cm" svg:y="0.542cm" draw:caption-point-x="-0.528cm" draw:caption-point-y="1.518cm">
              <dc:date>2023-05-11T00:00:00</dc:date>
              <text:p text:style-name="P1"><text:span text:style-name="T3">The hours and hourly rate from the „Info“ sheet are used to calculate the salary.</text:span></text:p>
            </office:annotation>
            <text:p>Salary</text:p>
          </table:table-cell>
          <table:table-cell table:style-name="ce94" table:number-columns-repeated="247"/>
          <table:table-cell table:number-columns-repeated="768"/>
        </table:table-row>
        <table:table-row table:style-name="ro3">
          <table:table-cell table:style-name="ce39" office:value-type="date" office:date-value="2023-01-01" calcext:value-type="date">
            <office:annotation draw:style-name="gr5" draw:text-style-name="P2" svg:width="4.078cm" svg:height="1.892cm" svg:x="2.858cm" svg:y="3.499cm" draw:caption-point-x="-0.601cm" draw:caption-point-y="-0.988cm">
              <dc:date>2023-05-11T00:00:00</dc:date>
              <text:p text:style-name="P1"><text:span text:style-name="T3">Adjusting the date here will change it for the whole calendar.</text:span></text:p>
            </office:annotation>
            <text:p>01.01.23</text:p>
          </table:table-cell>
          <table:table-cell table:style-name="ce52" table:formula="of:=IF([.A6]=0;&quot;&quot;;VLOOKUP(WEEKDAY([.A6];2);[$Info.$A$2:.$B$8];2))" office:value-type="string" office:string-value="Sunday" calcext:value-type="string">
            <text:p>Sunday</text:p>
          </table:table-cell>
          <table:table-cell table:style-name="ce57"/>
          <table:table-cell table:style-name="ce58"/>
          <table:table-cell table:style-name="ce68" table:formula="of:=IF(ISERROR(VLOOKUP([.C6];[$Info.$A$18:.$A$22];1;0));IF([.D6]&lt;[.C6];1+[.D6]-[.C6];[.D6]-[.C6]);0)" office:value-type="time" office:time-value="PT00H00M00S" calcext:value-type="time">
            <text:p>00:00</text:p>
          </table:table-cell>
          <table:table-cell table:style-name="ce70" table:formula="of:=IF(NOT(ISBLANK([.D6]));INDIRECT(ADDRESS(1+WEEKDAY([.A6];2);4;1;1;&quot;Info&quot;));0)" office:value-type="time" office:time-value="PT00H00M00S" calcext:value-type="time">
            <text:p>00:00</text:p>
          </table:table-cell>
          <table:table-cell table:style-name="ce71" table:formula="of:=IF(AND([.A6]&lt;=TODAY();[.A6]&lt;&gt;0);IF(ISERROR(VLOOKUP([.C6];[$Info.$A$18:.$A$21];1;0));INDIRECT(ADDRESS(1+WEEKDAY([.A6];2);3;1;1;&quot;Info&quot;));0);&quot;&quot;)" office:value-type="time" office:time-value="PT00H00M00S" calcext:value-type="time">
            <text:p>00:00</text:p>
          </table:table-cell>
          <table:table-cell table:style-name="ce74" table:formula="of:=IF(AND([.A6]&lt;=TODAY();[.A6]&lt;&gt;0);IF(NOT(ISBLANK([.G6]));IF([.E6]&lt;&gt;0;[.E6]-[.F6]-[.G6];-[.G6]);&quot;&quot;);&quot;&quot;)" office:value-type="time" office:time-value="PT00H00M00S" calcext:value-type="time">
            <text:p>00:00</text:p>
          </table:table-cell>
          <table:table-cell table:style-name="ce77" table:formula="of:=HOUR([.E6]-[.F6])*INDIRECT(ADDRESS(1+WEEKDAY([.A6];2);5;1;1;&quot;Info&quot;))+MINUTE([.E6]-[.F6])/60*INDIRECT(ADDRESS(1+WEEKDAY([.A6];2);5;1;1;&quot;Info&quot;))" office:value-type="float" office:value="0" calcext:value-type="float">
            <text:p>0,00</text:p>
          </table:table-cell>
          <table:table-cell table:number-columns-repeated="1015"/>
        </table:table-row>
        <table:table-row table:style-name="ro3">
          <table:table-cell table:style-name="ce42" table:formula="of:=IF(MONTH([.A6]+1)=MONTH([.A$6]);[.A6]+1;0)" office:value-type="date" office:date-value="2023-01-02" calcext:value-type="date">
            <text:p>02.01.23</text:p>
          </table:table-cell>
          <table:table-cell table:style-name="ce52" table:formula="of:=IF([.A7]=0;&quot;&quot;;VLOOKUP(WEEKDAY([.A7];2);[$Info.$A$2:.$B$8];2))" office:value-type="string" office:string-value="Monday" calcext:value-type="string">
            <text:p>Monday</text:p>
          </table:table-cell>
          <table:table-cell table:style-name="ce58" table:number-columns-repeated="2"/>
          <table:table-cell table:style-name="ce68" table:formula="of:=IF(ISERROR(VLOOKUP([.C7];[$Info.$A$18:.$A$22];1;0));IF([.D7]&lt;[.C7];1+[.D7]-[.C7];[.D7]-[.C7]);0)" office:value-type="time" office:time-value="PT00H00M00S" calcext:value-type="time">
            <text:p>00:00</text:p>
          </table:table-cell>
          <table:table-cell table:style-name="ce70" table:formula="of:=IF(NOT(ISBLANK([.D7]));INDIRECT(ADDRESS(1+WEEKDAY([.A7];2);4;1;1;&quot;Info&quot;));0)" office:value-type="time" office:time-value="PT00H00M00S" calcext:value-type="time">
            <text:p>00:00</text:p>
          </table:table-cell>
          <table:table-cell table:style-name="ce71" table:formula="of:=IF(AND([.A7]&lt;=TODAY();[.A7]&lt;&gt;0);IF(ISERROR(VLOOKUP([.C7];[$Info.$A$18:.$A$21];1;0));INDIRECT(ADDRESS(1+WEEKDAY([.A7];2);3;1;1;&quot;Info&quot;));0);&quot;&quot;)" office:value-type="time" office:time-value="PT08H00M00S" calcext:value-type="time">
            <text:p>08:00</text:p>
          </table:table-cell>
          <table:table-cell table:style-name="ce74" table:formula="of:=IF(AND([.A7]&lt;=TODAY();[.A7]&lt;&gt;0);IF(NOT(ISBLANK([.G7]));IF([.E7]&lt;&gt;0;[.E7]-[.F7]-[.G7];-[.G7]);&quot;&quot;);&quot;&quot;)" office:value-type="time" office:time-value="-PT08H00M00S" calcext:value-type="time">
            <text:p>-08:00</text:p>
          </table:table-cell>
          <table:table-cell table:style-name="ce77" table:formula="of:=HOUR([.E7]-[.F7])*INDIRECT(ADDRESS(1+WEEKDAY([.A7];2);5;1;1;&quot;Info&quot;))+MINUTE([.E7]-[.F7])/60*INDIRECT(ADDRESS(1+WEEKDAY([.A7];2);5;1;1;&quot;Info&quot;))" office:value-type="float" office:value="0" calcext:value-type="float">
            <text:p>0,00</text:p>
          </table:table-cell>
          <table:table-cell table:number-columns-repeated="1015"/>
        </table:table-row>
        <table:table-row table:style-name="ro3">
          <table:table-cell table:style-name="ce42" table:formula="of:=IF(MONTH([.A7]+1)=MONTH([.A$6]);[.A7]+1;0)" office:value-type="date" office:date-value="2023-01-03" calcext:value-type="date">
            <text:p>03.01.23</text:p>
          </table:table-cell>
          <table:table-cell table:style-name="ce52" table:formula="of:=IF([.A8]=0;&quot;&quot;;VLOOKUP(WEEKDAY([.A8];2);[$Info.$A$2:.$B$8];2))" office:value-type="string" office:string-value="Tuesday" calcext:value-type="string">
            <text:p>Tuesday</text:p>
          </table:table-cell>
          <table:table-cell table:style-name="ce58" table:number-columns-repeated="2"/>
          <table:table-cell table:style-name="ce68" table:formula="of:=IF(ISERROR(VLOOKUP([.C8];[$Info.$A$18:.$A$22];1;0));IF([.D8]&lt;[.C8];1+[.D8]-[.C8];[.D8]-[.C8]);0)" office:value-type="time" office:time-value="PT00H00M00S" calcext:value-type="time">
            <text:p>00:00</text:p>
          </table:table-cell>
          <table:table-cell table:style-name="ce70" table:formula="of:=IF(NOT(ISBLANK([.D8]));INDIRECT(ADDRESS(1+WEEKDAY([.A8];2);4;1;1;&quot;Info&quot;));0)" office:value-type="time" office:time-value="PT00H00M00S" calcext:value-type="time">
            <text:p>00:00</text:p>
          </table:table-cell>
          <table:table-cell table:style-name="ce71" table:formula="of:=IF(AND([.A8]&lt;=TODAY();[.A8]&lt;&gt;0);IF(ISERROR(VLOOKUP([.C8];[$Info.$A$18:.$A$21];1;0));INDIRECT(ADDRESS(1+WEEKDAY([.A8];2);3;1;1;&quot;Info&quot;));0);&quot;&quot;)" office:value-type="time" office:time-value="PT08H00M00S" calcext:value-type="time">
            <text:p>08:00</text:p>
          </table:table-cell>
          <table:table-cell table:style-name="ce74" table:formula="of:=IF(AND([.A8]&lt;=TODAY();[.A8]&lt;&gt;0);IF(NOT(ISBLANK([.G8]));IF([.E8]&lt;&gt;0;[.E8]-[.F8]-[.G8];-[.G8]);&quot;&quot;);&quot;&quot;)" office:value-type="time" office:time-value="-PT08H00M00S" calcext:value-type="time">
            <text:p>-08:00</text:p>
          </table:table-cell>
          <table:table-cell table:style-name="ce77" table:formula="of:=HOUR([.E8]-[.F8])*INDIRECT(ADDRESS(1+WEEKDAY([.A8];2);5;1;1;&quot;Info&quot;))+MINUTE([.E8]-[.F8])/60*INDIRECT(ADDRESS(1+WEEKDAY([.A8];2);5;1;1;&quot;Info&quot;))" office:value-type="float" office:value="0" calcext:value-type="float">
            <text:p>0,00</text:p>
          </table:table-cell>
          <table:table-cell table:number-columns-repeated="1015"/>
        </table:table-row>
        <table:table-row table:style-name="ro3">
          <table:table-cell table:style-name="ce42" table:formula="of:=IF(MONTH([.A8]+1)=MONTH([.A$6]);[.A8]+1;0)" office:value-type="date" office:date-value="2023-01-04" calcext:value-type="date">
            <text:p>04.01.23</text:p>
          </table:table-cell>
          <table:table-cell table:style-name="ce52" table:formula="of:=IF([.A9]=0;&quot;&quot;;VLOOKUP(WEEKDAY([.A9];2);[$Info.$A$2:.$B$8];2))" office:value-type="string" office:string-value="Wednesday" calcext:value-type="string">
            <text:p>Wednesday</text:p>
          </table:table-cell>
          <table:table-cell table:style-name="ce58" table:number-columns-repeated="2"/>
          <table:table-cell table:style-name="ce68" table:formula="of:=IF(ISERROR(VLOOKUP([.C9];[$Info.$A$18:.$A$22];1;0));IF([.D9]&lt;[.C9];1+[.D9]-[.C9];[.D9]-[.C9]);0)" office:value-type="time" office:time-value="PT00H00M00S" calcext:value-type="time">
            <text:p>00:00</text:p>
          </table:table-cell>
          <table:table-cell table:style-name="ce70" table:formula="of:=IF(NOT(ISBLANK([.D9]));INDIRECT(ADDRESS(1+WEEKDAY([.A9];2);4;1;1;&quot;Info&quot;));0)" office:value-type="time" office:time-value="PT00H00M00S" calcext:value-type="time">
            <text:p>00:00</text:p>
          </table:table-cell>
          <table:table-cell table:style-name="ce71" table:formula="of:=IF(AND([.A9]&lt;=TODAY();[.A9]&lt;&gt;0);IF(ISERROR(VLOOKUP([.C9];[$Info.$A$18:.$A$21];1;0));INDIRECT(ADDRESS(1+WEEKDAY([.A9];2);3;1;1;&quot;Info&quot;));0);&quot;&quot;)" office:value-type="time" office:time-value="PT08H00M00S" calcext:value-type="time">
            <text:p>08:00</text:p>
          </table:table-cell>
          <table:table-cell table:style-name="ce74" table:formula="of:=IF(AND([.A9]&lt;=TODAY();[.A9]&lt;&gt;0);IF(NOT(ISBLANK([.G9]));IF([.E9]&lt;&gt;0;[.E9]-[.F9]-[.G9];-[.G9]);&quot;&quot;);&quot;&quot;)" office:value-type="time" office:time-value="-PT08H00M00S" calcext:value-type="time">
            <text:p>-08:00</text:p>
          </table:table-cell>
          <table:table-cell table:style-name="ce77" table:formula="of:=HOUR([.E9]-[.F9])*INDIRECT(ADDRESS(1+WEEKDAY([.A9];2);5;1;1;&quot;Info&quot;))+MINUTE([.E9]-[.F9])/60*INDIRECT(ADDRESS(1+WEEKDAY([.A9];2);5;1;1;&quot;Info&quot;))" office:value-type="float" office:value="0" calcext:value-type="float">
            <text:p>0,00</text:p>
          </table:table-cell>
          <table:table-cell table:number-columns-repeated="1015"/>
        </table:table-row>
        <table:table-row table:style-name="ro3">
          <table:table-cell table:style-name="ce42" table:formula="of:=IF(MONTH([.A9]+1)=MONTH([.A$6]);[.A9]+1;0)" office:value-type="date" office:date-value="2023-01-05" calcext:value-type="date">
            <text:p>05.01.23</text:p>
          </table:table-cell>
          <table:table-cell table:style-name="ce52" table:formula="of:=IF([.A10]=0;&quot;&quot;;VLOOKUP(WEEKDAY([.A10];2);[$Info.$A$2:.$B$8];2))" office:value-type="string" office:string-value="Thursday" calcext:value-type="string">
            <text:p>Thursday</text:p>
          </table:table-cell>
          <table:table-cell table:style-name="ce58" table:number-columns-repeated="2"/>
          <table:table-cell table:style-name="ce68" table:formula="of:=IF(ISERROR(VLOOKUP([.C10];[$Info.$A$18:.$A$22];1;0));IF([.D10]&lt;[.C10];1+[.D10]-[.C10];[.D10]-[.C10]);0)" office:value-type="time" office:time-value="PT00H00M00S" calcext:value-type="time">
            <text:p>00:00</text:p>
          </table:table-cell>
          <table:table-cell table:style-name="ce70" table:formula="of:=IF(NOT(ISBLANK([.D10]));INDIRECT(ADDRESS(1+WEEKDAY([.A10];2);4;1;1;&quot;Info&quot;));0)" office:value-type="time" office:time-value="PT00H00M00S" calcext:value-type="time">
            <text:p>00:00</text:p>
          </table:table-cell>
          <table:table-cell table:style-name="ce71" table:formula="of:=IF(AND([.A10]&lt;=TODAY();[.A10]&lt;&gt;0);IF(ISERROR(VLOOKUP([.C10];[$Info.$A$18:.$A$21];1;0));INDIRECT(ADDRESS(1+WEEKDAY([.A10];2);3;1;1;&quot;Info&quot;));0);&quot;&quot;)" office:value-type="time" office:time-value="PT08H00M00S" calcext:value-type="time">
            <text:p>08:00</text:p>
          </table:table-cell>
          <table:table-cell table:style-name="ce74" table:formula="of:=IF(AND([.A10]&lt;=TODAY();[.A10]&lt;&gt;0);IF(NOT(ISBLANK([.G10]));IF([.E10]&lt;&gt;0;[.E10]-[.F10]-[.G10];-[.G10]);&quot;&quot;);&quot;&quot;)" office:value-type="time" office:time-value="-PT08H00M00S" calcext:value-type="time">
            <text:p>-08:00</text:p>
          </table:table-cell>
          <table:table-cell table:style-name="ce77" table:formula="of:=HOUR([.E10]-[.F10])*INDIRECT(ADDRESS(1+WEEKDAY([.A10];2);5;1;1;&quot;Info&quot;))+MINUTE([.E10]-[.F10])/60*INDIRECT(ADDRESS(1+WEEKDAY([.A10];2);5;1;1;&quot;Info&quot;))" office:value-type="float" office:value="0" calcext:value-type="float">
            <text:p>0,00</text:p>
          </table:table-cell>
          <table:table-cell table:number-columns-repeated="1015"/>
        </table:table-row>
        <table:table-row table:style-name="ro3">
          <table:table-cell table:style-name="ce42" table:formula="of:=IF(MONTH([.A10]+1)=MONTH([.A$6]);[.A10]+1;0)" office:value-type="date" office:date-value="2023-01-06" calcext:value-type="date">
            <text:p>06.01.23</text:p>
          </table:table-cell>
          <table:table-cell table:style-name="ce52" table:formula="of:=IF([.A11]=0;&quot;&quot;;VLOOKUP(WEEKDAY([.A11];2);[$Info.$A$2:.$B$8];2))" office:value-type="string" office:string-value="Friday" calcext:value-type="string">
            <text:p>Friday</text:p>
          </table:table-cell>
          <table:table-cell table:style-name="ce58" table:number-columns-repeated="2"/>
          <table:table-cell table:style-name="ce68" table:formula="of:=IF(ISERROR(VLOOKUP([.C11];[$Info.$A$18:.$A$22];1;0));IF([.D11]&lt;[.C11];1+[.D11]-[.C11];[.D11]-[.C11]);0)" office:value-type="time" office:time-value="PT00H00M00S" calcext:value-type="time">
            <text:p>00:00</text:p>
          </table:table-cell>
          <table:table-cell table:style-name="ce70" table:formula="of:=IF(NOT(ISBLANK([.D11]));INDIRECT(ADDRESS(1+WEEKDAY([.A11];2);4;1;1;&quot;Info&quot;));0)" office:value-type="time" office:time-value="PT00H00M00S" calcext:value-type="time">
            <text:p>00:00</text:p>
          </table:table-cell>
          <table:table-cell table:style-name="ce71" table:formula="of:=IF(AND([.A11]&lt;=TODAY();[.A11]&lt;&gt;0);IF(ISERROR(VLOOKUP([.C11];[$Info.$A$18:.$A$21];1;0));INDIRECT(ADDRESS(1+WEEKDAY([.A11];2);3;1;1;&quot;Info&quot;));0);&quot;&quot;)" office:value-type="time" office:time-value="PT08H00M00S" calcext:value-type="time">
            <text:p>08:00</text:p>
          </table:table-cell>
          <table:table-cell table:style-name="ce74" table:formula="of:=IF(AND([.A11]&lt;=TODAY();[.A11]&lt;&gt;0);IF(NOT(ISBLANK([.G11]));IF([.E11]&lt;&gt;0;[.E11]-[.F11]-[.G11];-[.G11]);&quot;&quot;);&quot;&quot;)" office:value-type="time" office:time-value="-PT08H00M00S" calcext:value-type="time">
            <text:p>-08:00</text:p>
          </table:table-cell>
          <table:table-cell table:style-name="ce77" table:formula="of:=HOUR([.E11]-[.F11])*INDIRECT(ADDRESS(1+WEEKDAY([.A11];2);5;1;1;&quot;Info&quot;))+MINUTE([.E11]-[.F11])/60*INDIRECT(ADDRESS(1+WEEKDAY([.A11];2);5;1;1;&quot;Info&quot;))" office:value-type="float" office:value="0" calcext:value-type="float">
            <text:p>0,00</text:p>
          </table:table-cell>
          <table:table-cell table:number-columns-repeated="1015"/>
        </table:table-row>
        <table:table-row table:style-name="ro3">
          <table:table-cell table:style-name="ce42" table:formula="of:=IF(MONTH([.A11]+1)=MONTH([.A$6]);[.A11]+1;0)" office:value-type="date" office:date-value="2023-01-07" calcext:value-type="date">
            <text:p>07.01.23</text:p>
          </table:table-cell>
          <table:table-cell table:style-name="ce52" table:formula="of:=IF([.A12]=0;&quot;&quot;;VLOOKUP(WEEKDAY([.A12];2);[$Info.$A$2:.$B$8];2))" office:value-type="string" office:string-value="Saturday" calcext:value-type="string">
            <text:p>Saturday</text:p>
          </table:table-cell>
          <table:table-cell table:style-name="ce58" table:number-columns-repeated="2"/>
          <table:table-cell table:style-name="ce68" table:formula="of:=IF(ISERROR(VLOOKUP([.C12];[$Info.$A$18:.$A$22];1;0));IF([.D12]&lt;[.C12];1+[.D12]-[.C12];[.D12]-[.C12]);0)" office:value-type="time" office:time-value="PT00H00M00S" calcext:value-type="time">
            <text:p>00:00</text:p>
          </table:table-cell>
          <table:table-cell table:style-name="ce70" table:formula="of:=IF(NOT(ISBLANK([.D12]));INDIRECT(ADDRESS(1+WEEKDAY([.A12];2);4;1;1;&quot;Info&quot;));0)" office:value-type="time" office:time-value="PT00H00M00S" calcext:value-type="time">
            <text:p>00:00</text:p>
          </table:table-cell>
          <table:table-cell table:style-name="ce71" table:formula="of:=IF(AND([.A12]&lt;=TODAY();[.A12]&lt;&gt;0);IF(ISERROR(VLOOKUP([.C12];[$Info.$A$18:.$A$21];1;0));INDIRECT(ADDRESS(1+WEEKDAY([.A12];2);3;1;1;&quot;Info&quot;));0);&quot;&quot;)" office:value-type="time" office:time-value="PT00H00M00S" calcext:value-type="time">
            <text:p>00:00</text:p>
          </table:table-cell>
          <table:table-cell table:style-name="ce74" table:formula="of:=IF(AND([.A12]&lt;=TODAY();[.A12]&lt;&gt;0);IF(NOT(ISBLANK([.G12]));IF([.E12]&lt;&gt;0;[.E12]-[.F12]-[.G12];-[.G12]);&quot;&quot;);&quot;&quot;)" office:value-type="time" office:time-value="PT00H00M00S" calcext:value-type="time">
            <text:p>00:00</text:p>
          </table:table-cell>
          <table:table-cell table:style-name="ce77" table:formula="of:=HOUR([.E12]-[.F12])*INDIRECT(ADDRESS(1+WEEKDAY([.A12];2);5;1;1;&quot;Info&quot;))+MINUTE([.E12]-[.F12])/60*INDIRECT(ADDRESS(1+WEEKDAY([.A12];2);5;1;1;&quot;Info&quot;))" office:value-type="float" office:value="0" calcext:value-type="float">
            <text:p>0,00</text:p>
          </table:table-cell>
          <table:table-cell table:number-columns-repeated="1015"/>
        </table:table-row>
        <table:table-row table:style-name="ro3">
          <table:table-cell table:style-name="ce42" table:formula="of:=IF(MONTH([.A12]+1)=MONTH([.A$6]);[.A12]+1;0)" office:value-type="date" office:date-value="2023-01-08" calcext:value-type="date">
            <text:p>08.01.23</text:p>
          </table:table-cell>
          <table:table-cell table:style-name="ce52" table:formula="of:=IF([.A13]=0;&quot;&quot;;VLOOKUP(WEEKDAY([.A13];2);[$Info.$A$2:.$B$8];2))" office:value-type="string" office:string-value="Sunday" calcext:value-type="string">
            <text:p>Sunday</text:p>
          </table:table-cell>
          <table:table-cell table:style-name="ce58" table:number-columns-repeated="2"/>
          <table:table-cell table:style-name="ce68" table:formula="of:=IF(ISERROR(VLOOKUP([.C13];[$Info.$A$18:.$A$22];1;0));IF([.D13]&lt;[.C13];1+[.D13]-[.C13];[.D13]-[.C13]);0)" office:value-type="time" office:time-value="PT00H00M00S" calcext:value-type="time">
            <text:p>00:00</text:p>
          </table:table-cell>
          <table:table-cell table:style-name="ce70" table:formula="of:=IF(NOT(ISBLANK([.D13]));INDIRECT(ADDRESS(1+WEEKDAY([.A13];2);4;1;1;&quot;Info&quot;));0)" office:value-type="time" office:time-value="PT00H00M00S" calcext:value-type="time">
            <text:p>00:00</text:p>
          </table:table-cell>
          <table:table-cell table:style-name="ce71" table:formula="of:=IF(AND([.A13]&lt;=TODAY();[.A13]&lt;&gt;0);IF(ISERROR(VLOOKUP([.C13];[$Info.$A$18:.$A$21];1;0));INDIRECT(ADDRESS(1+WEEKDAY([.A13];2);3;1;1;&quot;Info&quot;));0);&quot;&quot;)" office:value-type="time" office:time-value="PT00H00M00S" calcext:value-type="time">
            <text:p>00:00</text:p>
          </table:table-cell>
          <table:table-cell table:style-name="ce74" table:formula="of:=IF(AND([.A13]&lt;=TODAY();[.A13]&lt;&gt;0);IF(NOT(ISBLANK([.G13]));IF([.E13]&lt;&gt;0;[.E13]-[.F13]-[.G13];-[.G13]);&quot;&quot;);&quot;&quot;)" office:value-type="time" office:time-value="PT00H00M00S" calcext:value-type="time">
            <text:p>00:00</text:p>
          </table:table-cell>
          <table:table-cell table:style-name="ce77" table:formula="of:=HOUR([.E13]-[.F13])*INDIRECT(ADDRESS(1+WEEKDAY([.A13];2);5;1;1;&quot;Info&quot;))+MINUTE([.E13]-[.F13])/60*INDIRECT(ADDRESS(1+WEEKDAY([.A13];2);5;1;1;&quot;Info&quot;))" office:value-type="float" office:value="0" calcext:value-type="float">
            <text:p>0,00</text:p>
          </table:table-cell>
          <table:table-cell table:number-columns-repeated="1015"/>
        </table:table-row>
        <table:table-row table:style-name="ro3">
          <table:table-cell table:style-name="ce42" table:formula="of:=IF(MONTH([.A13]+1)=MONTH([.A$6]);[.A13]+1;0)" office:value-type="date" office:date-value="2023-01-09" calcext:value-type="date">
            <text:p>09.01.23</text:p>
          </table:table-cell>
          <table:table-cell table:style-name="ce52" table:formula="of:=IF([.A14]=0;&quot;&quot;;VLOOKUP(WEEKDAY([.A14];2);[$Info.$A$2:.$B$8];2))" office:value-type="string" office:string-value="Monday" calcext:value-type="string">
            <text:p>Monday</text:p>
          </table:table-cell>
          <table:table-cell table:style-name="ce58" table:number-columns-repeated="2"/>
          <table:table-cell table:style-name="ce68" table:formula="of:=IF(ISERROR(VLOOKUP([.C14];[$Info.$A$18:.$A$22];1;0));IF([.D14]&lt;[.C14];1+[.D14]-[.C14];[.D14]-[.C14]);0)" office:value-type="time" office:time-value="PT00H00M00S" calcext:value-type="time">
            <text:p>00:00</text:p>
          </table:table-cell>
          <table:table-cell table:style-name="ce70" table:formula="of:=IF(NOT(ISBLANK([.D14]));INDIRECT(ADDRESS(1+WEEKDAY([.A14];2);4;1;1;&quot;Info&quot;));0)" office:value-type="time" office:time-value="PT00H00M00S" calcext:value-type="time">
            <text:p>00:00</text:p>
          </table:table-cell>
          <table:table-cell table:style-name="ce71" table:formula="of:=IF(AND([.A14]&lt;=TODAY();[.A14]&lt;&gt;0);IF(ISERROR(VLOOKUP([.C14];[$Info.$A$18:.$A$21];1;0));INDIRECT(ADDRESS(1+WEEKDAY([.A14];2);3;1;1;&quot;Info&quot;));0);&quot;&quot;)" office:value-type="time" office:time-value="PT08H00M00S" calcext:value-type="time">
            <text:p>08:00</text:p>
          </table:table-cell>
          <table:table-cell table:style-name="ce74" table:formula="of:=IF(AND([.A14]&lt;=TODAY();[.A14]&lt;&gt;0);IF(NOT(ISBLANK([.G14]));IF([.E14]&lt;&gt;0;[.E14]-[.F14]-[.G14];-[.G14]);&quot;&quot;);&quot;&quot;)" office:value-type="time" office:time-value="-PT08H00M00S" calcext:value-type="time">
            <text:p>-08:00</text:p>
          </table:table-cell>
          <table:table-cell table:style-name="ce77" table:formula="of:=HOUR([.E14]-[.F14])*INDIRECT(ADDRESS(1+WEEKDAY([.A14];2);5;1;1;&quot;Info&quot;))+MINUTE([.E14]-[.F14])/60*INDIRECT(ADDRESS(1+WEEKDAY([.A14];2);5;1;1;&quot;Info&quot;))" office:value-type="float" office:value="0" calcext:value-type="float">
            <text:p>0,00</text:p>
          </table:table-cell>
          <table:table-cell table:number-columns-repeated="1015"/>
        </table:table-row>
        <table:table-row table:style-name="ro3">
          <table:table-cell table:style-name="ce42" table:formula="of:=IF(MONTH([.A14]+1)=MONTH([.A$6]);[.A14]+1;0)" office:value-type="date" office:date-value="2023-01-10" calcext:value-type="date">
            <text:p>10.01.23</text:p>
          </table:table-cell>
          <table:table-cell table:style-name="ce52" table:formula="of:=IF([.A15]=0;&quot;&quot;;VLOOKUP(WEEKDAY([.A15];2);[$Info.$A$2:.$B$8];2))" office:value-type="string" office:string-value="Tuesday" calcext:value-type="string">
            <text:p>Tuesday</text:p>
          </table:table-cell>
          <table:table-cell table:style-name="ce58" table:number-columns-repeated="2"/>
          <table:table-cell table:style-name="ce68" table:formula="of:=IF(ISERROR(VLOOKUP([.C15];[$Info.$A$18:.$A$22];1;0));IF([.D15]&lt;[.C15];1+[.D15]-[.C15];[.D15]-[.C15]);0)" office:value-type="time" office:time-value="PT00H00M00S" calcext:value-type="time">
            <text:p>00:00</text:p>
          </table:table-cell>
          <table:table-cell table:style-name="ce70" table:formula="of:=IF(NOT(ISBLANK([.D15]));INDIRECT(ADDRESS(1+WEEKDAY([.A15];2);4;1;1;&quot;Info&quot;));0)" office:value-type="time" office:time-value="PT00H00M00S" calcext:value-type="time">
            <text:p>00:00</text:p>
          </table:table-cell>
          <table:table-cell table:style-name="ce71" table:formula="of:=IF(AND([.A15]&lt;=TODAY();[.A15]&lt;&gt;0);IF(ISERROR(VLOOKUP([.C15];[$Info.$A$18:.$A$21];1;0));INDIRECT(ADDRESS(1+WEEKDAY([.A15];2);3;1;1;&quot;Info&quot;));0);&quot;&quot;)" office:value-type="time" office:time-value="PT08H00M00S" calcext:value-type="time">
            <text:p>08:00</text:p>
          </table:table-cell>
          <table:table-cell table:style-name="ce74" table:formula="of:=IF(AND([.A15]&lt;=TODAY();[.A15]&lt;&gt;0);IF(NOT(ISBLANK([.G15]));IF([.E15]&lt;&gt;0;[.E15]-[.F15]-[.G15];-[.G15]);&quot;&quot;);&quot;&quot;)" office:value-type="time" office:time-value="-PT08H00M00S" calcext:value-type="time">
            <text:p>-08:00</text:p>
          </table:table-cell>
          <table:table-cell table:style-name="ce77" table:formula="of:=HOUR([.E15]-[.F15])*INDIRECT(ADDRESS(1+WEEKDAY([.A15];2);5;1;1;&quot;Info&quot;))+MINUTE([.E15]-[.F15])/60*INDIRECT(ADDRESS(1+WEEKDAY([.A15];2);5;1;1;&quot;Info&quot;))" office:value-type="float" office:value="0" calcext:value-type="float">
            <text:p>0,00</text:p>
          </table:table-cell>
          <table:table-cell table:number-columns-repeated="1015"/>
        </table:table-row>
        <table:table-row table:style-name="ro3">
          <table:table-cell table:style-name="ce42" table:formula="of:=IF(MONTH([.A15]+1)=MONTH([.A$6]);[.A15]+1;0)" office:value-type="date" office:date-value="2023-01-11" calcext:value-type="date">
            <text:p>11.01.23</text:p>
          </table:table-cell>
          <table:table-cell table:style-name="ce52" table:formula="of:=IF([.A16]=0;&quot;&quot;;VLOOKUP(WEEKDAY([.A16];2);[$Info.$A$2:.$B$8];2))" office:value-type="string" office:string-value="Wednesday" calcext:value-type="string">
            <text:p>Wednesday</text:p>
          </table:table-cell>
          <table:table-cell table:style-name="ce58" table:number-columns-repeated="2"/>
          <table:table-cell table:style-name="ce68" table:formula="of:=IF(ISERROR(VLOOKUP([.C16];[$Info.$A$18:.$A$22];1;0));IF([.D16]&lt;[.C16];1+[.D16]-[.C16];[.D16]-[.C16]);0)" office:value-type="time" office:time-value="PT00H00M00S" calcext:value-type="time">
            <text:p>00:00</text:p>
          </table:table-cell>
          <table:table-cell table:style-name="ce70" table:formula="of:=IF(NOT(ISBLANK([.D16]));INDIRECT(ADDRESS(1+WEEKDAY([.A16];2);4;1;1;&quot;Info&quot;));0)" office:value-type="time" office:time-value="PT00H00M00S" calcext:value-type="time">
            <text:p>00:00</text:p>
          </table:table-cell>
          <table:table-cell table:style-name="ce71" table:formula="of:=IF(AND([.A16]&lt;=TODAY();[.A16]&lt;&gt;0);IF(ISERROR(VLOOKUP([.C16];[$Info.$A$18:.$A$21];1;0));INDIRECT(ADDRESS(1+WEEKDAY([.A16];2);3;1;1;&quot;Info&quot;));0);&quot;&quot;)" office:value-type="time" office:time-value="PT08H00M00S" calcext:value-type="time">
            <text:p>08:00</text:p>
          </table:table-cell>
          <table:table-cell table:style-name="ce74" table:formula="of:=IF(AND([.A16]&lt;=TODAY();[.A16]&lt;&gt;0);IF(NOT(ISBLANK([.G16]));IF([.E16]&lt;&gt;0;[.E16]-[.F16]-[.G16];-[.G16]);&quot;&quot;);&quot;&quot;)" office:value-type="time" office:time-value="-PT08H00M00S" calcext:value-type="time">
            <text:p>-08:00</text:p>
          </table:table-cell>
          <table:table-cell table:style-name="ce77" table:formula="of:=HOUR([.E16]-[.F16])*INDIRECT(ADDRESS(1+WEEKDAY([.A16];2);5;1;1;&quot;Info&quot;))+MINUTE([.E16]-[.F16])/60*INDIRECT(ADDRESS(1+WEEKDAY([.A16];2);5;1;1;&quot;Info&quot;))" office:value-type="float" office:value="0" calcext:value-type="float">
            <text:p>0,00</text:p>
          </table:table-cell>
          <table:table-cell table:number-columns-repeated="1015"/>
        </table:table-row>
        <table:table-row table:style-name="ro3">
          <table:table-cell table:style-name="ce42" table:formula="of:=IF(MONTH([.A16]+1)=MONTH([.A$6]);[.A16]+1;0)" office:value-type="date" office:date-value="2023-01-12" calcext:value-type="date">
            <text:p>12.01.23</text:p>
          </table:table-cell>
          <table:table-cell table:style-name="ce52" table:formula="of:=IF([.A17]=0;&quot;&quot;;VLOOKUP(WEEKDAY([.A17];2);[$Info.$A$2:.$B$8];2))" office:value-type="string" office:string-value="Thursday" calcext:value-type="string">
            <text:p>Thursday</text:p>
          </table:table-cell>
          <table:table-cell table:style-name="ce58" table:number-columns-repeated="2"/>
          <table:table-cell table:style-name="ce68" table:formula="of:=IF(ISERROR(VLOOKUP([.C17];[$Info.$A$18:.$A$22];1;0));IF([.D17]&lt;[.C17];1+[.D17]-[.C17];[.D17]-[.C17]);0)" office:value-type="time" office:time-value="PT00H00M00S" calcext:value-type="time">
            <text:p>00:00</text:p>
          </table:table-cell>
          <table:table-cell table:style-name="ce70" table:formula="of:=IF(NOT(ISBLANK([.D17]));INDIRECT(ADDRESS(1+WEEKDAY([.A17];2);4;1;1;&quot;Info&quot;));0)" office:value-type="time" office:time-value="PT00H00M00S" calcext:value-type="time">
            <text:p>00:00</text:p>
          </table:table-cell>
          <table:table-cell table:style-name="ce71" table:formula="of:=IF(AND([.A17]&lt;=TODAY();[.A17]&lt;&gt;0);IF(ISERROR(VLOOKUP([.C17];[$Info.$A$18:.$A$21];1;0));INDIRECT(ADDRESS(1+WEEKDAY([.A17];2);3;1;1;&quot;Info&quot;));0);&quot;&quot;)" office:value-type="time" office:time-value="PT08H00M00S" calcext:value-type="time">
            <text:p>08:00</text:p>
          </table:table-cell>
          <table:table-cell table:style-name="ce74" table:formula="of:=IF(AND([.A17]&lt;=TODAY();[.A17]&lt;&gt;0);IF(NOT(ISBLANK([.G17]));IF([.E17]&lt;&gt;0;[.E17]-[.F17]-[.G17];-[.G17]);&quot;&quot;);&quot;&quot;)" office:value-type="time" office:time-value="-PT08H00M00S" calcext:value-type="time">
            <text:p>-08:00</text:p>
          </table:table-cell>
          <table:table-cell table:style-name="ce77" table:formula="of:=HOUR([.E17]-[.F17])*INDIRECT(ADDRESS(1+WEEKDAY([.A17];2);5;1;1;&quot;Info&quot;))+MINUTE([.E17]-[.F17])/60*INDIRECT(ADDRESS(1+WEEKDAY([.A17];2);5;1;1;&quot;Info&quot;))" office:value-type="float" office:value="0" calcext:value-type="float">
            <text:p>0,00</text:p>
          </table:table-cell>
          <table:table-cell table:number-columns-repeated="1015"/>
        </table:table-row>
        <table:table-row table:style-name="ro3">
          <table:table-cell table:style-name="ce42" table:formula="of:=IF(MONTH([.A17]+1)=MONTH([.A$6]);[.A17]+1;0)" office:value-type="date" office:date-value="2023-01-13" calcext:value-type="date">
            <text:p>13.01.23</text:p>
          </table:table-cell>
          <table:table-cell table:style-name="ce52" table:formula="of:=IF([.A18]=0;&quot;&quot;;VLOOKUP(WEEKDAY([.A18];2);[$Info.$A$2:.$B$8];2))" office:value-type="string" office:string-value="Friday" calcext:value-type="string">
            <text:p>Friday</text:p>
          </table:table-cell>
          <table:table-cell table:style-name="ce58" table:number-columns-repeated="2"/>
          <table:table-cell table:style-name="ce68" table:formula="of:=IF(ISERROR(VLOOKUP([.C18];[$Info.$A$18:.$A$22];1;0));IF([.D18]&lt;[.C18];1+[.D18]-[.C18];[.D18]-[.C18]);0)" office:value-type="time" office:time-value="PT00H00M00S" calcext:value-type="time">
            <text:p>00:00</text:p>
          </table:table-cell>
          <table:table-cell table:style-name="ce70" table:formula="of:=IF(NOT(ISBLANK([.D18]));INDIRECT(ADDRESS(1+WEEKDAY([.A18];2);4;1;1;&quot;Info&quot;));0)" office:value-type="time" office:time-value="PT00H00M00S" calcext:value-type="time">
            <text:p>00:00</text:p>
          </table:table-cell>
          <table:table-cell table:style-name="ce71" table:formula="of:=IF(AND([.A18]&lt;=TODAY();[.A18]&lt;&gt;0);IF(ISERROR(VLOOKUP([.C18];[$Info.$A$18:.$A$21];1;0));INDIRECT(ADDRESS(1+WEEKDAY([.A18];2);3;1;1;&quot;Info&quot;));0);&quot;&quot;)" office:value-type="time" office:time-value="PT08H00M00S" calcext:value-type="time">
            <text:p>08:00</text:p>
          </table:table-cell>
          <table:table-cell table:style-name="ce74" table:formula="of:=IF(AND([.A18]&lt;=TODAY();[.A18]&lt;&gt;0);IF(NOT(ISBLANK([.G18]));IF([.E18]&lt;&gt;0;[.E18]-[.F18]-[.G18];-[.G18]);&quot;&quot;);&quot;&quot;)" office:value-type="time" office:time-value="-PT08H00M00S" calcext:value-type="time">
            <text:p>-08:00</text:p>
          </table:table-cell>
          <table:table-cell table:style-name="ce77" table:formula="of:=HOUR([.E18]-[.F18])*INDIRECT(ADDRESS(1+WEEKDAY([.A18];2);5;1;1;&quot;Info&quot;))+MINUTE([.E18]-[.F18])/60*INDIRECT(ADDRESS(1+WEEKDAY([.A18];2);5;1;1;&quot;Info&quot;))" office:value-type="float" office:value="0" calcext:value-type="float">
            <text:p>0,00</text:p>
          </table:table-cell>
          <table:table-cell table:number-columns-repeated="1015"/>
        </table:table-row>
        <table:table-row table:style-name="ro3">
          <table:table-cell table:style-name="ce42" table:formula="of:=IF(MONTH([.A18]+1)=MONTH([.A$6]);[.A18]+1;0)" office:value-type="date" office:date-value="2023-01-14" calcext:value-type="date">
            <text:p>14.01.23</text:p>
          </table:table-cell>
          <table:table-cell table:style-name="ce52" table:formula="of:=IF([.A19]=0;&quot;&quot;;VLOOKUP(WEEKDAY([.A19];2);[$Info.$A$2:.$B$8];2))" office:value-type="string" office:string-value="Saturday" calcext:value-type="string">
            <text:p>Saturday</text:p>
          </table:table-cell>
          <table:table-cell table:style-name="ce58" table:number-columns-repeated="2"/>
          <table:table-cell table:style-name="ce68" table:formula="of:=IF(ISERROR(VLOOKUP([.C19];[$Info.$A$18:.$A$22];1;0));IF([.D19]&lt;[.C19];1+[.D19]-[.C19];[.D19]-[.C19]);0)" office:value-type="time" office:time-value="PT00H00M00S" calcext:value-type="time">
            <text:p>00:00</text:p>
          </table:table-cell>
          <table:table-cell table:style-name="ce70" table:formula="of:=IF(NOT(ISBLANK([.D19]));INDIRECT(ADDRESS(1+WEEKDAY([.A19];2);4;1;1;&quot;Info&quot;));0)" office:value-type="time" office:time-value="PT00H00M00S" calcext:value-type="time">
            <text:p>00:00</text:p>
          </table:table-cell>
          <table:table-cell table:style-name="ce71" table:formula="of:=IF(AND([.A19]&lt;=TODAY();[.A19]&lt;&gt;0);IF(ISERROR(VLOOKUP([.C19];[$Info.$A$18:.$A$21];1;0));INDIRECT(ADDRESS(1+WEEKDAY([.A19];2);3;1;1;&quot;Info&quot;));0);&quot;&quot;)" office:value-type="time" office:time-value="PT00H00M00S" calcext:value-type="time">
            <text:p>00:00</text:p>
          </table:table-cell>
          <table:table-cell table:style-name="ce74" table:formula="of:=IF(AND([.A19]&lt;=TODAY();[.A19]&lt;&gt;0);IF(NOT(ISBLANK([.G19]));IF([.E19]&lt;&gt;0;[.E19]-[.F19]-[.G19];-[.G19]);&quot;&quot;);&quot;&quot;)" office:value-type="time" office:time-value="PT00H00M00S" calcext:value-type="time">
            <text:p>00:00</text:p>
          </table:table-cell>
          <table:table-cell table:style-name="ce77" table:formula="of:=HOUR([.E19]-[.F19])*INDIRECT(ADDRESS(1+WEEKDAY([.A19];2);5;1;1;&quot;Info&quot;))+MINUTE([.E19]-[.F19])/60*INDIRECT(ADDRESS(1+WEEKDAY([.A19];2);5;1;1;&quot;Info&quot;))" office:value-type="float" office:value="0" calcext:value-type="float">
            <text:p>0,00</text:p>
          </table:table-cell>
          <table:table-cell table:number-columns-repeated="1015"/>
        </table:table-row>
        <table:table-row table:style-name="ro3">
          <table:table-cell table:style-name="ce42" table:formula="of:=IF(MONTH([.A19]+1)=MONTH([.A$6]);[.A19]+1;0)" office:value-type="date" office:date-value="2023-01-15" calcext:value-type="date">
            <text:p>15.01.23</text:p>
          </table:table-cell>
          <table:table-cell table:style-name="ce52" table:formula="of:=IF([.A20]=0;&quot;&quot;;VLOOKUP(WEEKDAY([.A20];2);[$Info.$A$2:.$B$8];2))" office:value-type="string" office:string-value="Sunday" calcext:value-type="string">
            <text:p>Sunday</text:p>
          </table:table-cell>
          <table:table-cell table:style-name="ce58" table:number-columns-repeated="2"/>
          <table:table-cell table:style-name="ce68" table:formula="of:=IF(ISERROR(VLOOKUP([.C20];[$Info.$A$18:.$A$22];1;0));IF([.D20]&lt;[.C20];1+[.D20]-[.C20];[.D20]-[.C20]);0)" office:value-type="time" office:time-value="PT00H00M00S" calcext:value-type="time">
            <text:p>00:00</text:p>
          </table:table-cell>
          <table:table-cell table:style-name="ce70" table:formula="of:=IF(NOT(ISBLANK([.D20]));INDIRECT(ADDRESS(1+WEEKDAY([.A20];2);4;1;1;&quot;Info&quot;));0)" office:value-type="time" office:time-value="PT00H00M00S" calcext:value-type="time">
            <text:p>00:00</text:p>
          </table:table-cell>
          <table:table-cell table:style-name="ce71" table:formula="of:=IF(AND([.A20]&lt;=TODAY();[.A20]&lt;&gt;0);IF(ISERROR(VLOOKUP([.C20];[$Info.$A$18:.$A$21];1;0));INDIRECT(ADDRESS(1+WEEKDAY([.A20];2);3;1;1;&quot;Info&quot;));0);&quot;&quot;)" office:value-type="time" office:time-value="PT00H00M00S" calcext:value-type="time">
            <text:p>00:00</text:p>
          </table:table-cell>
          <table:table-cell table:style-name="ce74" table:formula="of:=IF(AND([.A20]&lt;=TODAY();[.A20]&lt;&gt;0);IF(NOT(ISBLANK([.G20]));IF([.E20]&lt;&gt;0;[.E20]-[.F20]-[.G20];-[.G20]);&quot;&quot;);&quot;&quot;)" office:value-type="time" office:time-value="PT00H00M00S" calcext:value-type="time">
            <text:p>00:00</text:p>
          </table:table-cell>
          <table:table-cell table:style-name="ce77" table:formula="of:=HOUR([.E20]-[.F20])*INDIRECT(ADDRESS(1+WEEKDAY([.A20];2);5;1;1;&quot;Info&quot;))+MINUTE([.E20]-[.F20])/60*INDIRECT(ADDRESS(1+WEEKDAY([.A20];2);5;1;1;&quot;Info&quot;))" office:value-type="float" office:value="0" calcext:value-type="float">
            <text:p>0,00</text:p>
          </table:table-cell>
          <table:table-cell table:number-columns-repeated="1015"/>
        </table:table-row>
        <table:table-row table:style-name="ro3">
          <table:table-cell table:style-name="ce42" table:formula="of:=IF(MONTH([.A20]+1)=MONTH([.A$6]);[.A20]+1;0)" office:value-type="date" office:date-value="2023-01-16" calcext:value-type="date">
            <text:p>16.01.23</text:p>
          </table:table-cell>
          <table:table-cell table:style-name="ce52" table:formula="of:=IF([.A21]=0;&quot;&quot;;VLOOKUP(WEEKDAY([.A21];2);[$Info.$A$2:.$B$8];2))" office:value-type="string" office:string-value="Monday" calcext:value-type="string">
            <text:p>Monday</text:p>
          </table:table-cell>
          <table:table-cell table:style-name="ce58" table:number-columns-repeated="2"/>
          <table:table-cell table:style-name="ce68" table:formula="of:=IF(ISERROR(VLOOKUP([.C21];[$Info.$A$18:.$A$22];1;0));IF([.D21]&lt;[.C21];1+[.D21]-[.C21];[.D21]-[.C21]);0)" office:value-type="time" office:time-value="PT00H00M00S" calcext:value-type="time">
            <text:p>00:00</text:p>
          </table:table-cell>
          <table:table-cell table:style-name="ce70" table:formula="of:=IF(NOT(ISBLANK([.D21]));INDIRECT(ADDRESS(1+WEEKDAY([.A21];2);4;1;1;&quot;Info&quot;));0)" office:value-type="time" office:time-value="PT00H00M00S" calcext:value-type="time">
            <text:p>00:00</text:p>
          </table:table-cell>
          <table:table-cell table:style-name="ce71" table:formula="of:=IF(AND([.A21]&lt;=TODAY();[.A21]&lt;&gt;0);IF(ISERROR(VLOOKUP([.C21];[$Info.$A$18:.$A$21];1;0));INDIRECT(ADDRESS(1+WEEKDAY([.A21];2);3;1;1;&quot;Info&quot;));0);&quot;&quot;)" office:value-type="time" office:time-value="PT08H00M00S" calcext:value-type="time">
            <text:p>08:00</text:p>
          </table:table-cell>
          <table:table-cell table:style-name="ce74" table:formula="of:=IF(AND([.A21]&lt;=TODAY();[.A21]&lt;&gt;0);IF(NOT(ISBLANK([.G21]));IF([.E21]&lt;&gt;0;[.E21]-[.F21]-[.G21];-[.G21]);&quot;&quot;);&quot;&quot;)" office:value-type="time" office:time-value="-PT08H00M00S" calcext:value-type="time">
            <text:p>-08:00</text:p>
          </table:table-cell>
          <table:table-cell table:style-name="ce77" table:formula="of:=HOUR([.E21]-[.F21])*INDIRECT(ADDRESS(1+WEEKDAY([.A21];2);5;1;1;&quot;Info&quot;))+MINUTE([.E21]-[.F21])/60*INDIRECT(ADDRESS(1+WEEKDAY([.A21];2);5;1;1;&quot;Info&quot;))" office:value-type="float" office:value="0" calcext:value-type="float">
            <text:p>0,00</text:p>
          </table:table-cell>
          <table:table-cell table:number-columns-repeated="1015"/>
        </table:table-row>
        <table:table-row table:style-name="ro3">
          <table:table-cell table:style-name="ce42" table:formula="of:=IF(MONTH([.A21]+1)=MONTH([.A$6]);[.A21]+1;0)" office:value-type="date" office:date-value="2023-01-17" calcext:value-type="date">
            <text:p>17.01.23</text:p>
          </table:table-cell>
          <table:table-cell table:style-name="ce52" table:formula="of:=IF([.A22]=0;&quot;&quot;;VLOOKUP(WEEKDAY([.A22];2);[$Info.$A$2:.$B$8];2))" office:value-type="string" office:string-value="Tuesday" calcext:value-type="string">
            <text:p>Tuesday</text:p>
          </table:table-cell>
          <table:table-cell table:style-name="ce58" table:number-columns-repeated="2"/>
          <table:table-cell table:style-name="ce68" table:formula="of:=IF(ISERROR(VLOOKUP([.C22];[$Info.$A$18:.$A$22];1;0));IF([.D22]&lt;[.C22];1+[.D22]-[.C22];[.D22]-[.C22]);0)" office:value-type="time" office:time-value="PT00H00M00S" calcext:value-type="time">
            <text:p>00:00</text:p>
          </table:table-cell>
          <table:table-cell table:style-name="ce70" table:formula="of:=IF(NOT(ISBLANK([.D22]));INDIRECT(ADDRESS(1+WEEKDAY([.A22];2);4;1;1;&quot;Info&quot;));0)" office:value-type="time" office:time-value="PT00H00M00S" calcext:value-type="time">
            <text:p>00:00</text:p>
          </table:table-cell>
          <table:table-cell table:style-name="ce71" table:formula="of:=IF(AND([.A22]&lt;=TODAY();[.A22]&lt;&gt;0);IF(ISERROR(VLOOKUP([.C22];[$Info.$A$18:.$A$21];1;0));INDIRECT(ADDRESS(1+WEEKDAY([.A22];2);3;1;1;&quot;Info&quot;));0);&quot;&quot;)" office:value-type="time" office:time-value="PT08H00M00S" calcext:value-type="time">
            <text:p>08:00</text:p>
          </table:table-cell>
          <table:table-cell table:style-name="ce74" table:formula="of:=IF(AND([.A22]&lt;=TODAY();[.A22]&lt;&gt;0);IF(NOT(ISBLANK([.G22]));IF([.E22]&lt;&gt;0;[.E22]-[.F22]-[.G22];-[.G22]);&quot;&quot;);&quot;&quot;)" office:value-type="time" office:time-value="-PT08H00M00S" calcext:value-type="time">
            <text:p>-08:00</text:p>
          </table:table-cell>
          <table:table-cell table:style-name="ce77" table:formula="of:=HOUR([.E22]-[.F22])*INDIRECT(ADDRESS(1+WEEKDAY([.A22];2);5;1;1;&quot;Info&quot;))+MINUTE([.E22]-[.F22])/60*INDIRECT(ADDRESS(1+WEEKDAY([.A22];2);5;1;1;&quot;Info&quot;))" office:value-type="float" office:value="0" calcext:value-type="float">
            <text:p>0,00</text:p>
          </table:table-cell>
          <table:table-cell table:number-columns-repeated="1015"/>
        </table:table-row>
        <table:table-row table:style-name="ro3">
          <table:table-cell table:style-name="ce42" table:formula="of:=IF(MONTH([.A22]+1)=MONTH([.A$6]);[.A22]+1;0)" office:value-type="date" office:date-value="2023-01-18" calcext:value-type="date">
            <text:p>18.01.23</text:p>
          </table:table-cell>
          <table:table-cell table:style-name="ce52" table:formula="of:=IF([.A23]=0;&quot;&quot;;VLOOKUP(WEEKDAY([.A23];2);[$Info.$A$2:.$B$8];2))" office:value-type="string" office:string-value="Wednesday" calcext:value-type="string">
            <text:p>Wednesday</text:p>
          </table:table-cell>
          <table:table-cell table:style-name="ce58" table:number-columns-repeated="2"/>
          <table:table-cell table:style-name="ce68" table:formula="of:=IF(ISERROR(VLOOKUP([.C23];[$Info.$A$18:.$A$22];1;0));IF([.D23]&lt;[.C23];1+[.D23]-[.C23];[.D23]-[.C23]);0)" office:value-type="time" office:time-value="PT00H00M00S" calcext:value-type="time">
            <text:p>00:00</text:p>
          </table:table-cell>
          <table:table-cell table:style-name="ce70" table:formula="of:=IF(NOT(ISBLANK([.D23]));INDIRECT(ADDRESS(1+WEEKDAY([.A23];2);4;1;1;&quot;Info&quot;));0)" office:value-type="time" office:time-value="PT00H00M00S" calcext:value-type="time">
            <text:p>00:00</text:p>
          </table:table-cell>
          <table:table-cell table:style-name="ce71" table:formula="of:=IF(AND([.A23]&lt;=TODAY();[.A23]&lt;&gt;0);IF(ISERROR(VLOOKUP([.C23];[$Info.$A$18:.$A$21];1;0));INDIRECT(ADDRESS(1+WEEKDAY([.A23];2);3;1;1;&quot;Info&quot;));0);&quot;&quot;)" office:value-type="time" office:time-value="PT08H00M00S" calcext:value-type="time">
            <text:p>08:00</text:p>
          </table:table-cell>
          <table:table-cell table:style-name="ce74" table:formula="of:=IF(AND([.A23]&lt;=TODAY();[.A23]&lt;&gt;0);IF(NOT(ISBLANK([.G23]));IF([.E23]&lt;&gt;0;[.E23]-[.F23]-[.G23];-[.G23]);&quot;&quot;);&quot;&quot;)" office:value-type="time" office:time-value="-PT08H00M00S" calcext:value-type="time">
            <text:p>-08:00</text:p>
          </table:table-cell>
          <table:table-cell table:style-name="ce77" table:formula="of:=HOUR([.E23]-[.F23])*INDIRECT(ADDRESS(1+WEEKDAY([.A23];2);5;1;1;&quot;Info&quot;))+MINUTE([.E23]-[.F23])/60*INDIRECT(ADDRESS(1+WEEKDAY([.A23];2);5;1;1;&quot;Info&quot;))" office:value-type="float" office:value="0" calcext:value-type="float">
            <text:p>0,00</text:p>
          </table:table-cell>
          <table:table-cell table:number-columns-repeated="1015"/>
        </table:table-row>
        <table:table-row table:style-name="ro3">
          <table:table-cell table:style-name="ce42" table:formula="of:=IF(MONTH([.A23]+1)=MONTH([.A$6]);[.A23]+1;0)" office:value-type="date" office:date-value="2023-01-19" calcext:value-type="date">
            <text:p>19.01.23</text:p>
          </table:table-cell>
          <table:table-cell table:style-name="ce52" table:formula="of:=IF([.A24]=0;&quot;&quot;;VLOOKUP(WEEKDAY([.A24];2);[$Info.$A$2:.$B$8];2))" office:value-type="string" office:string-value="Thursday" calcext:value-type="string">
            <text:p>Thursday</text:p>
          </table:table-cell>
          <table:table-cell table:style-name="ce58" table:number-columns-repeated="2"/>
          <table:table-cell table:style-name="ce68" table:formula="of:=IF(ISERROR(VLOOKUP([.C24];[$Info.$A$18:.$A$22];1;0));IF([.D24]&lt;[.C24];1+[.D24]-[.C24];[.D24]-[.C24]);0)" office:value-type="time" office:time-value="PT00H00M00S" calcext:value-type="time">
            <text:p>00:00</text:p>
          </table:table-cell>
          <table:table-cell table:style-name="ce70" table:formula="of:=IF(NOT(ISBLANK([.D24]));INDIRECT(ADDRESS(1+WEEKDAY([.A24];2);4;1;1;&quot;Info&quot;));0)" office:value-type="time" office:time-value="PT00H00M00S" calcext:value-type="time">
            <text:p>00:00</text:p>
          </table:table-cell>
          <table:table-cell table:style-name="ce71" table:formula="of:=IF(AND([.A24]&lt;=TODAY();[.A24]&lt;&gt;0);IF(ISERROR(VLOOKUP([.C24];[$Info.$A$18:.$A$21];1;0));INDIRECT(ADDRESS(1+WEEKDAY([.A24];2);3;1;1;&quot;Info&quot;));0);&quot;&quot;)" office:value-type="time" office:time-value="PT08H00M00S" calcext:value-type="time">
            <text:p>08:00</text:p>
          </table:table-cell>
          <table:table-cell table:style-name="ce74" table:formula="of:=IF(AND([.A24]&lt;=TODAY();[.A24]&lt;&gt;0);IF(NOT(ISBLANK([.G24]));IF([.E24]&lt;&gt;0;[.E24]-[.F24]-[.G24];-[.G24]);&quot;&quot;);&quot;&quot;)" office:value-type="time" office:time-value="-PT08H00M00S" calcext:value-type="time">
            <text:p>-08:00</text:p>
          </table:table-cell>
          <table:table-cell table:style-name="ce77" table:formula="of:=HOUR([.E24]-[.F24])*INDIRECT(ADDRESS(1+WEEKDAY([.A24];2);5;1;1;&quot;Info&quot;))+MINUTE([.E24]-[.F24])/60*INDIRECT(ADDRESS(1+WEEKDAY([.A24];2);5;1;1;&quot;Info&quot;))" office:value-type="float" office:value="0" calcext:value-type="float">
            <text:p>0,00</text:p>
          </table:table-cell>
          <table:table-cell table:number-columns-repeated="1015"/>
        </table:table-row>
        <table:table-row table:style-name="ro3">
          <table:table-cell table:style-name="ce42" table:formula="of:=IF(MONTH([.A24]+1)=MONTH([.A$6]);[.A24]+1;0)" office:value-type="date" office:date-value="2023-01-20" calcext:value-type="date">
            <text:p>20.01.23</text:p>
          </table:table-cell>
          <table:table-cell table:style-name="ce52" table:formula="of:=IF([.A25]=0;&quot;&quot;;VLOOKUP(WEEKDAY([.A25];2);[$Info.$A$2:.$B$8];2))" office:value-type="string" office:string-value="Friday" calcext:value-type="string">
            <text:p>Friday</text:p>
          </table:table-cell>
          <table:table-cell table:style-name="ce58" table:number-columns-repeated="2"/>
          <table:table-cell table:style-name="ce68" table:formula="of:=IF(ISERROR(VLOOKUP([.C25];[$Info.$A$18:.$A$22];1;0));IF([.D25]&lt;[.C25];1+[.D25]-[.C25];[.D25]-[.C25]);0)" office:value-type="time" office:time-value="PT00H00M00S" calcext:value-type="time">
            <text:p>00:00</text:p>
          </table:table-cell>
          <table:table-cell table:style-name="ce70" table:formula="of:=IF(NOT(ISBLANK([.D25]));INDIRECT(ADDRESS(1+WEEKDAY([.A25];2);4;1;1;&quot;Info&quot;));0)" office:value-type="time" office:time-value="PT00H00M00S" calcext:value-type="time">
            <text:p>00:00</text:p>
          </table:table-cell>
          <table:table-cell table:style-name="ce71" table:formula="of:=IF(AND([.A25]&lt;=TODAY();[.A25]&lt;&gt;0);IF(ISERROR(VLOOKUP([.C25];[$Info.$A$18:.$A$21];1;0));INDIRECT(ADDRESS(1+WEEKDAY([.A25];2);3;1;1;&quot;Info&quot;));0);&quot;&quot;)" office:value-type="time" office:time-value="PT08H00M00S" calcext:value-type="time">
            <text:p>08:00</text:p>
          </table:table-cell>
          <table:table-cell table:style-name="ce74" table:formula="of:=IF(AND([.A25]&lt;=TODAY();[.A25]&lt;&gt;0);IF(NOT(ISBLANK([.G25]));IF([.E25]&lt;&gt;0;[.E25]-[.F25]-[.G25];-[.G25]);&quot;&quot;);&quot;&quot;)" office:value-type="time" office:time-value="-PT08H00M00S" calcext:value-type="time">
            <text:p>-08:00</text:p>
          </table:table-cell>
          <table:table-cell table:style-name="ce77" table:formula="of:=HOUR([.E25]-[.F25])*INDIRECT(ADDRESS(1+WEEKDAY([.A25];2);5;1;1;&quot;Info&quot;))+MINUTE([.E25]-[.F25])/60*INDIRECT(ADDRESS(1+WEEKDAY([.A25];2);5;1;1;&quot;Info&quot;))" office:value-type="float" office:value="0" calcext:value-type="float">
            <text:p>0,00</text:p>
          </table:table-cell>
          <table:table-cell table:number-columns-repeated="1015"/>
        </table:table-row>
        <table:table-row table:style-name="ro3">
          <table:table-cell table:style-name="ce42" table:formula="of:=IF(MONTH([.A25]+1)=MONTH([.A$6]);[.A25]+1;0)" office:value-type="date" office:date-value="2023-01-21" calcext:value-type="date">
            <text:p>21.01.23</text:p>
          </table:table-cell>
          <table:table-cell table:style-name="ce52" table:formula="of:=IF([.A26]=0;&quot;&quot;;VLOOKUP(WEEKDAY([.A26];2);[$Info.$A$2:.$B$8];2))" office:value-type="string" office:string-value="Saturday" calcext:value-type="string">
            <text:p>Saturday</text:p>
          </table:table-cell>
          <table:table-cell table:style-name="ce58" table:number-columns-repeated="2"/>
          <table:table-cell table:style-name="ce68" table:formula="of:=IF(ISERROR(VLOOKUP([.C26];[$Info.$A$18:.$A$22];1;0));IF([.D26]&lt;[.C26];1+[.D26]-[.C26];[.D26]-[.C26]);0)" office:value-type="time" office:time-value="PT00H00M00S" calcext:value-type="time">
            <text:p>00:00</text:p>
          </table:table-cell>
          <table:table-cell table:style-name="ce70" table:formula="of:=IF(NOT(ISBLANK([.D26]));INDIRECT(ADDRESS(1+WEEKDAY([.A26];2);4;1;1;&quot;Info&quot;));0)" office:value-type="time" office:time-value="PT00H00M00S" calcext:value-type="time">
            <text:p>00:00</text:p>
          </table:table-cell>
          <table:table-cell table:style-name="ce71" table:formula="of:=IF(AND([.A26]&lt;=TODAY();[.A26]&lt;&gt;0);IF(ISERROR(VLOOKUP([.C26];[$Info.$A$18:.$A$21];1;0));INDIRECT(ADDRESS(1+WEEKDAY([.A26];2);3;1;1;&quot;Info&quot;));0);&quot;&quot;)" office:value-type="time" office:time-value="PT00H00M00S" calcext:value-type="time">
            <text:p>00:00</text:p>
          </table:table-cell>
          <table:table-cell table:style-name="ce74" table:formula="of:=IF(AND([.A26]&lt;=TODAY();[.A26]&lt;&gt;0);IF(NOT(ISBLANK([.G26]));IF([.E26]&lt;&gt;0;[.E26]-[.F26]-[.G26];-[.G26]);&quot;&quot;);&quot;&quot;)" office:value-type="time" office:time-value="PT00H00M00S" calcext:value-type="time">
            <text:p>00:00</text:p>
          </table:table-cell>
          <table:table-cell table:style-name="ce77" table:formula="of:=HOUR([.E26]-[.F26])*INDIRECT(ADDRESS(1+WEEKDAY([.A26];2);5;1;1;&quot;Info&quot;))+MINUTE([.E26]-[.F26])/60*INDIRECT(ADDRESS(1+WEEKDAY([.A26];2);5;1;1;&quot;Info&quot;))" office:value-type="float" office:value="0" calcext:value-type="float">
            <text:p>0,00</text:p>
          </table:table-cell>
          <table:table-cell table:number-columns-repeated="1015"/>
        </table:table-row>
        <table:table-row table:style-name="ro3">
          <table:table-cell table:style-name="ce42" table:formula="of:=IF(MONTH([.A26]+1)=MONTH([.A$6]);[.A26]+1;0)" office:value-type="date" office:date-value="2023-01-22" calcext:value-type="date">
            <text:p>22.01.23</text:p>
          </table:table-cell>
          <table:table-cell table:style-name="ce52" table:formula="of:=IF([.A27]=0;&quot;&quot;;VLOOKUP(WEEKDAY([.A27];2);[$Info.$A$2:.$B$8];2))" office:value-type="string" office:string-value="Sunday" calcext:value-type="string">
            <text:p>Sunday</text:p>
          </table:table-cell>
          <table:table-cell table:style-name="ce58" table:number-columns-repeated="2"/>
          <table:table-cell table:style-name="ce68" table:formula="of:=IF(ISERROR(VLOOKUP([.C27];[$Info.$A$18:.$A$22];1;0));IF([.D27]&lt;[.C27];1+[.D27]-[.C27];[.D27]-[.C27]);0)" office:value-type="time" office:time-value="PT00H00M00S" calcext:value-type="time">
            <text:p>00:00</text:p>
          </table:table-cell>
          <table:table-cell table:style-name="ce70" table:formula="of:=IF(NOT(ISBLANK([.D27]));INDIRECT(ADDRESS(1+WEEKDAY([.A27];2);4;1;1;&quot;Info&quot;));0)" office:value-type="time" office:time-value="PT00H00M00S" calcext:value-type="time">
            <text:p>00:00</text:p>
          </table:table-cell>
          <table:table-cell table:style-name="ce71" table:formula="of:=IF(AND([.A27]&lt;=TODAY();[.A27]&lt;&gt;0);IF(ISERROR(VLOOKUP([.C27];[$Info.$A$18:.$A$21];1;0));INDIRECT(ADDRESS(1+WEEKDAY([.A27];2);3;1;1;&quot;Info&quot;));0);&quot;&quot;)" office:value-type="time" office:time-value="PT00H00M00S" calcext:value-type="time">
            <text:p>00:00</text:p>
          </table:table-cell>
          <table:table-cell table:style-name="ce74" table:formula="of:=IF(AND([.A27]&lt;=TODAY();[.A27]&lt;&gt;0);IF(NOT(ISBLANK([.G27]));IF([.E27]&lt;&gt;0;[.E27]-[.F27]-[.G27];-[.G27]);&quot;&quot;);&quot;&quot;)" office:value-type="time" office:time-value="PT00H00M00S" calcext:value-type="time">
            <text:p>00:00</text:p>
          </table:table-cell>
          <table:table-cell table:style-name="ce77" table:formula="of:=HOUR([.E27]-[.F27])*INDIRECT(ADDRESS(1+WEEKDAY([.A27];2);5;1;1;&quot;Info&quot;))+MINUTE([.E27]-[.F27])/60*INDIRECT(ADDRESS(1+WEEKDAY([.A27];2);5;1;1;&quot;Info&quot;))" office:value-type="float" office:value="0" calcext:value-type="float">
            <text:p>0,00</text:p>
          </table:table-cell>
          <table:table-cell table:number-columns-repeated="1015"/>
        </table:table-row>
        <table:table-row table:style-name="ro3">
          <table:table-cell table:style-name="ce42" table:formula="of:=IF(MONTH([.A27]+1)=MONTH([.A$6]);[.A27]+1;0)" office:value-type="date" office:date-value="2023-01-23" calcext:value-type="date">
            <text:p>23.01.23</text:p>
          </table:table-cell>
          <table:table-cell table:style-name="ce52" table:formula="of:=IF([.A28]=0;&quot;&quot;;VLOOKUP(WEEKDAY([.A28];2);[$Info.$A$2:.$B$8];2))" office:value-type="string" office:string-value="Monday" calcext:value-type="string">
            <text:p>Monday</text:p>
          </table:table-cell>
          <table:table-cell table:style-name="ce58" table:number-columns-repeated="2"/>
          <table:table-cell table:style-name="ce68" table:formula="of:=IF(ISERROR(VLOOKUP([.C28];[$Info.$A$18:.$A$22];1;0));IF([.D28]&lt;[.C28];1+[.D28]-[.C28];[.D28]-[.C28]);0)" office:value-type="time" office:time-value="PT00H00M00S" calcext:value-type="time">
            <text:p>00:00</text:p>
          </table:table-cell>
          <table:table-cell table:style-name="ce70" table:formula="of:=IF(NOT(ISBLANK([.D28]));INDIRECT(ADDRESS(1+WEEKDAY([.A28];2);4;1;1;&quot;Info&quot;));0)" office:value-type="time" office:time-value="PT00H00M00S" calcext:value-type="time">
            <text:p>00:00</text:p>
          </table:table-cell>
          <table:table-cell table:style-name="ce71" table:formula="of:=IF(AND([.A28]&lt;=TODAY();[.A28]&lt;&gt;0);IF(ISERROR(VLOOKUP([.C28];[$Info.$A$18:.$A$21];1;0));INDIRECT(ADDRESS(1+WEEKDAY([.A28];2);3;1;1;&quot;Info&quot;));0);&quot;&quot;)" office:value-type="time" office:time-value="PT08H00M00S" calcext:value-type="time">
            <text:p>08:00</text:p>
          </table:table-cell>
          <table:table-cell table:style-name="ce74" table:formula="of:=IF(AND([.A28]&lt;=TODAY();[.A28]&lt;&gt;0);IF(NOT(ISBLANK([.G28]));IF([.E28]&lt;&gt;0;[.E28]-[.F28]-[.G28];-[.G28]);&quot;&quot;);&quot;&quot;)" office:value-type="time" office:time-value="-PT08H00M00S" calcext:value-type="time">
            <text:p>-08:00</text:p>
          </table:table-cell>
          <table:table-cell table:style-name="ce77" table:formula="of:=HOUR([.E28]-[.F28])*INDIRECT(ADDRESS(1+WEEKDAY([.A28];2);5;1;1;&quot;Info&quot;))+MINUTE([.E28]-[.F28])/60*INDIRECT(ADDRESS(1+WEEKDAY([.A28];2);5;1;1;&quot;Info&quot;))" office:value-type="float" office:value="0" calcext:value-type="float">
            <text:p>0,00</text:p>
          </table:table-cell>
          <table:table-cell table:number-columns-repeated="1015"/>
        </table:table-row>
        <table:table-row table:style-name="ro3">
          <table:table-cell table:style-name="ce42" table:formula="of:=IF(MONTH([.A28]+1)=MONTH([.A$6]);[.A28]+1;0)" office:value-type="date" office:date-value="2023-01-24" calcext:value-type="date">
            <text:p>24.01.23</text:p>
          </table:table-cell>
          <table:table-cell table:style-name="ce52" table:formula="of:=IF([.A29]=0;&quot;&quot;;VLOOKUP(WEEKDAY([.A29];2);[$Info.$A$2:.$B$8];2))" office:value-type="string" office:string-value="Tuesday" calcext:value-type="string">
            <text:p>Tuesday</text:p>
          </table:table-cell>
          <table:table-cell table:style-name="ce58" table:number-columns-repeated="2"/>
          <table:table-cell table:style-name="ce68" table:formula="of:=IF(ISERROR(VLOOKUP([.C29];[$Info.$A$18:.$A$22];1;0));IF([.D29]&lt;[.C29];1+[.D29]-[.C29];[.D29]-[.C29]);0)" office:value-type="time" office:time-value="PT00H00M00S" calcext:value-type="time">
            <text:p>00:00</text:p>
          </table:table-cell>
          <table:table-cell table:style-name="ce70" table:formula="of:=IF(NOT(ISBLANK([.D29]));INDIRECT(ADDRESS(1+WEEKDAY([.A29];2);4;1;1;&quot;Info&quot;));0)" office:value-type="time" office:time-value="PT00H00M00S" calcext:value-type="time">
            <text:p>00:00</text:p>
          </table:table-cell>
          <table:table-cell table:style-name="ce71" table:formula="of:=IF(AND([.A29]&lt;=TODAY();[.A29]&lt;&gt;0);IF(ISERROR(VLOOKUP([.C29];[$Info.$A$18:.$A$21];1;0));INDIRECT(ADDRESS(1+WEEKDAY([.A29];2);3;1;1;&quot;Info&quot;));0);&quot;&quot;)" office:value-type="time" office:time-value="PT08H00M00S" calcext:value-type="time">
            <text:p>08:00</text:p>
          </table:table-cell>
          <table:table-cell table:style-name="ce74" table:formula="of:=IF(AND([.A29]&lt;=TODAY();[.A29]&lt;&gt;0);IF(NOT(ISBLANK([.G29]));IF([.E29]&lt;&gt;0;[.E29]-[.F29]-[.G29];-[.G29]);&quot;&quot;);&quot;&quot;)" office:value-type="time" office:time-value="-PT08H00M00S" calcext:value-type="time">
            <text:p>-08:00</text:p>
          </table:table-cell>
          <table:table-cell table:style-name="ce77" table:formula="of:=HOUR([.E29]-[.F29])*INDIRECT(ADDRESS(1+WEEKDAY([.A29];2);5;1;1;&quot;Info&quot;))+MINUTE([.E29]-[.F29])/60*INDIRECT(ADDRESS(1+WEEKDAY([.A29];2);5;1;1;&quot;Info&quot;))" office:value-type="float" office:value="0" calcext:value-type="float">
            <text:p>0,00</text:p>
          </table:table-cell>
          <table:table-cell table:number-columns-repeated="1015"/>
        </table:table-row>
        <table:table-row table:style-name="ro3">
          <table:table-cell table:style-name="ce42" table:formula="of:=IF(MONTH([.A29]+1)=MONTH([.A$6]);[.A29]+1;0)" office:value-type="date" office:date-value="2023-01-25" calcext:value-type="date">
            <text:p>25.01.23</text:p>
          </table:table-cell>
          <table:table-cell table:style-name="ce52" table:formula="of:=IF([.A30]=0;&quot;&quot;;VLOOKUP(WEEKDAY([.A30];2);[$Info.$A$2:.$B$8];2))" office:value-type="string" office:string-value="Wednesday" calcext:value-type="string">
            <text:p>Wednesday</text:p>
          </table:table-cell>
          <table:table-cell table:style-name="ce58" table:number-columns-repeated="2"/>
          <table:table-cell table:style-name="ce68" table:formula="of:=IF(ISERROR(VLOOKUP([.C30];[$Info.$A$18:.$A$22];1;0));IF([.D30]&lt;[.C30];1+[.D30]-[.C30];[.D30]-[.C30]);0)" office:value-type="time" office:time-value="PT00H00M00S" calcext:value-type="time">
            <text:p>00:00</text:p>
          </table:table-cell>
          <table:table-cell table:style-name="ce70" table:formula="of:=IF(NOT(ISBLANK([.D30]));INDIRECT(ADDRESS(1+WEEKDAY([.A30];2);4;1;1;&quot;Info&quot;));0)" office:value-type="time" office:time-value="PT00H00M00S" calcext:value-type="time">
            <text:p>00:00</text:p>
          </table:table-cell>
          <table:table-cell table:style-name="ce71" table:formula="of:=IF(AND([.A30]&lt;=TODAY();[.A30]&lt;&gt;0);IF(ISERROR(VLOOKUP([.C30];[$Info.$A$18:.$A$21];1;0));INDIRECT(ADDRESS(1+WEEKDAY([.A30];2);3;1;1;&quot;Info&quot;));0);&quot;&quot;)" office:value-type="time" office:time-value="PT08H00M00S" calcext:value-type="time">
            <text:p>08:00</text:p>
          </table:table-cell>
          <table:table-cell table:style-name="ce74" table:formula="of:=IF(AND([.A30]&lt;=TODAY();[.A30]&lt;&gt;0);IF(NOT(ISBLANK([.G30]));IF([.E30]&lt;&gt;0;[.E30]-[.F30]-[.G30];-[.G30]);&quot;&quot;);&quot;&quot;)" office:value-type="time" office:time-value="-PT08H00M00S" calcext:value-type="time">
            <text:p>-08:00</text:p>
          </table:table-cell>
          <table:table-cell table:style-name="ce77" table:formula="of:=HOUR([.E30]-[.F30])*INDIRECT(ADDRESS(1+WEEKDAY([.A30];2);5;1;1;&quot;Info&quot;))+MINUTE([.E30]-[.F30])/60*INDIRECT(ADDRESS(1+WEEKDAY([.A30];2);5;1;1;&quot;Info&quot;))" office:value-type="float" office:value="0" calcext:value-type="float">
            <text:p>0,00</text:p>
          </table:table-cell>
          <table:table-cell table:number-columns-repeated="1015"/>
        </table:table-row>
        <table:table-row table:style-name="ro3">
          <table:table-cell table:style-name="ce42" table:formula="of:=IF(MONTH([.A30]+1)=MONTH([.A$6]);[.A30]+1;0)" office:value-type="date" office:date-value="2023-01-26" calcext:value-type="date">
            <text:p>26.01.23</text:p>
          </table:table-cell>
          <table:table-cell table:style-name="ce52" table:formula="of:=IF([.A31]=0;&quot;&quot;;VLOOKUP(WEEKDAY([.A31];2);[$Info.$A$2:.$B$8];2))" office:value-type="string" office:string-value="Thursday" calcext:value-type="string">
            <text:p>Thursday</text:p>
          </table:table-cell>
          <table:table-cell table:style-name="ce58" table:number-columns-repeated="2"/>
          <table:table-cell table:style-name="ce68" table:formula="of:=IF(ISERROR(VLOOKUP([.C31];[$Info.$A$18:.$A$22];1;0));IF([.D31]&lt;[.C31];1+[.D31]-[.C31];[.D31]-[.C31]);0)" office:value-type="time" office:time-value="PT00H00M00S" calcext:value-type="time">
            <text:p>00:00</text:p>
          </table:table-cell>
          <table:table-cell table:style-name="ce70" table:formula="of:=IF(NOT(ISBLANK([.D31]));INDIRECT(ADDRESS(1+WEEKDAY([.A31];2);4;1;1;&quot;Info&quot;));0)" office:value-type="time" office:time-value="PT00H00M00S" calcext:value-type="time">
            <text:p>00:00</text:p>
          </table:table-cell>
          <table:table-cell table:style-name="ce71" table:formula="of:=IF(AND([.A31]&lt;=TODAY();[.A31]&lt;&gt;0);IF(ISERROR(VLOOKUP([.C31];[$Info.$A$18:.$A$21];1;0));INDIRECT(ADDRESS(1+WEEKDAY([.A31];2);3;1;1;&quot;Info&quot;));0);&quot;&quot;)" office:value-type="time" office:time-value="PT08H00M00S" calcext:value-type="time">
            <text:p>08:00</text:p>
          </table:table-cell>
          <table:table-cell table:style-name="ce74" table:formula="of:=IF(AND([.A31]&lt;=TODAY();[.A31]&lt;&gt;0);IF(NOT(ISBLANK([.G31]));IF([.E31]&lt;&gt;0;[.E31]-[.F31]-[.G31];-[.G31]);&quot;&quot;);&quot;&quot;)" office:value-type="time" office:time-value="-PT08H00M00S" calcext:value-type="time">
            <text:p>-08:00</text:p>
          </table:table-cell>
          <table:table-cell table:style-name="ce77" table:formula="of:=HOUR([.E31]-[.F31])*INDIRECT(ADDRESS(1+WEEKDAY([.A31];2);5;1;1;&quot;Info&quot;))+MINUTE([.E31]-[.F31])/60*INDIRECT(ADDRESS(1+WEEKDAY([.A31];2);5;1;1;&quot;Info&quot;))" office:value-type="float" office:value="0" calcext:value-type="float">
            <text:p>0,00</text:p>
          </table:table-cell>
          <table:table-cell table:number-columns-repeated="1015"/>
        </table:table-row>
        <table:table-row table:style-name="ro3">
          <table:table-cell table:style-name="ce42" table:formula="of:=IF(MONTH([.A31]+1)=MONTH([.A$6]);[.A31]+1;0)" office:value-type="date" office:date-value="2023-01-27" calcext:value-type="date">
            <text:p>27.01.23</text:p>
          </table:table-cell>
          <table:table-cell table:style-name="ce52" table:formula="of:=IF([.A32]=0;&quot;&quot;;VLOOKUP(WEEKDAY([.A32];2);[$Info.$A$2:.$B$8];2))" office:value-type="string" office:string-value="Friday" calcext:value-type="string">
            <text:p>Friday</text:p>
          </table:table-cell>
          <table:table-cell table:style-name="ce58" table:number-columns-repeated="2"/>
          <table:table-cell table:style-name="ce68" table:formula="of:=IF(ISERROR(VLOOKUP([.C32];[$Info.$A$18:.$A$22];1;0));IF([.D32]&lt;[.C32];1+[.D32]-[.C32];[.D32]-[.C32]);0)" office:value-type="time" office:time-value="PT00H00M00S" calcext:value-type="time">
            <text:p>00:00</text:p>
          </table:table-cell>
          <table:table-cell table:style-name="ce70" table:formula="of:=IF(NOT(ISBLANK([.D32]));INDIRECT(ADDRESS(1+WEEKDAY([.A32];2);4;1;1;&quot;Info&quot;));0)" office:value-type="time" office:time-value="PT00H00M00S" calcext:value-type="time">
            <text:p>00:00</text:p>
          </table:table-cell>
          <table:table-cell table:style-name="ce71" table:formula="of:=IF(AND([.A32]&lt;=TODAY();[.A32]&lt;&gt;0);IF(ISERROR(VLOOKUP([.C32];[$Info.$A$18:.$A$21];1;0));INDIRECT(ADDRESS(1+WEEKDAY([.A32];2);3;1;1;&quot;Info&quot;));0);&quot;&quot;)" office:value-type="time" office:time-value="PT08H00M00S" calcext:value-type="time">
            <text:p>08:00</text:p>
          </table:table-cell>
          <table:table-cell table:style-name="ce74" table:formula="of:=IF(AND([.A32]&lt;=TODAY();[.A32]&lt;&gt;0);IF(NOT(ISBLANK([.G32]));IF([.E32]&lt;&gt;0;[.E32]-[.F32]-[.G32];-[.G32]);&quot;&quot;);&quot;&quot;)" office:value-type="time" office:time-value="-PT08H00M00S" calcext:value-type="time">
            <text:p>-08:00</text:p>
          </table:table-cell>
          <table:table-cell table:style-name="ce77" table:formula="of:=HOUR([.E32]-[.F32])*INDIRECT(ADDRESS(1+WEEKDAY([.A32];2);5;1;1;&quot;Info&quot;))+MINUTE([.E32]-[.F32])/60*INDIRECT(ADDRESS(1+WEEKDAY([.A32];2);5;1;1;&quot;Info&quot;))" office:value-type="float" office:value="0" calcext:value-type="float">
            <text:p>0,00</text:p>
          </table:table-cell>
          <table:table-cell table:number-columns-repeated="1015"/>
        </table:table-row>
        <table:table-row table:style-name="ro3">
          <table:table-cell table:style-name="ce42" table:formula="of:=IF(MONTH([.A32]+1)=MONTH([.A$6]);[.A32]+1;0)" office:value-type="date" office:date-value="2023-01-28" calcext:value-type="date">
            <text:p>28.01.23</text:p>
          </table:table-cell>
          <table:table-cell table:style-name="ce52" table:formula="of:=IF([.A33]=0;&quot;&quot;;VLOOKUP(WEEKDAY([.A33];2);[$Info.$A$2:.$B$8];2))" office:value-type="string" office:string-value="Saturday" calcext:value-type="string">
            <text:p>Saturday</text:p>
          </table:table-cell>
          <table:table-cell table:style-name="ce58" table:number-columns-repeated="2"/>
          <table:table-cell table:style-name="ce68" table:formula="of:=IF(ISERROR(VLOOKUP([.C33];[$Info.$A$18:.$A$22];1;0));IF([.D33]&lt;[.C33];1+[.D33]-[.C33];[.D33]-[.C33]);0)" office:value-type="time" office:time-value="PT00H00M00S" calcext:value-type="time">
            <text:p>00:00</text:p>
          </table:table-cell>
          <table:table-cell table:style-name="ce70" table:formula="of:=IF(NOT(ISBLANK([.D33]));INDIRECT(ADDRESS(1+WEEKDAY([.A33];2);4;1;1;&quot;Info&quot;));0)" office:value-type="time" office:time-value="PT00H00M00S" calcext:value-type="time">
            <text:p>00:00</text:p>
          </table:table-cell>
          <table:table-cell table:style-name="ce71" table:formula="of:=IF(AND([.A33]&lt;=TODAY();[.A33]&lt;&gt;0);IF(ISERROR(VLOOKUP([.C33];[$Info.$A$18:.$A$21];1;0));INDIRECT(ADDRESS(1+WEEKDAY([.A33];2);3;1;1;&quot;Info&quot;));0);&quot;&quot;)" office:value-type="time" office:time-value="PT00H00M00S" calcext:value-type="time">
            <text:p>00:00</text:p>
          </table:table-cell>
          <table:table-cell table:style-name="ce74" table:formula="of:=IF(AND([.A33]&lt;=TODAY();[.A33]&lt;&gt;0);IF(NOT(ISBLANK([.G33]));IF([.E33]&lt;&gt;0;[.E33]-[.F33]-[.G33];-[.G33]);&quot;&quot;);&quot;&quot;)" office:value-type="time" office:time-value="PT00H00M00S" calcext:value-type="time">
            <text:p>00:00</text:p>
          </table:table-cell>
          <table:table-cell table:style-name="ce77" table:formula="of:=HOUR([.E33]-[.F33])*INDIRECT(ADDRESS(1+WEEKDAY([.A33];2);5;1;1;&quot;Info&quot;))+MINUTE([.E33]-[.F33])/60*INDIRECT(ADDRESS(1+WEEKDAY([.A33];2);5;1;1;&quot;Info&quot;))" office:value-type="float" office:value="0" calcext:value-type="float">
            <text:p>0,00</text:p>
          </table:table-cell>
          <table:table-cell table:number-columns-repeated="1015"/>
        </table:table-row>
        <table:table-row table:style-name="ro3">
          <table:table-cell table:style-name="ce42" table:formula="of:=IF(MONTH([.A33]+1)=MONTH([.A$6]);[.A33]+1;0)" office:value-type="date" office:date-value="2023-01-29" calcext:value-type="date">
            <text:p>29.01.23</text:p>
          </table:table-cell>
          <table:table-cell table:style-name="ce52" table:formula="of:=IF([.A34]=0;&quot;&quot;;VLOOKUP(WEEKDAY([.A34];2);[$Info.$A$2:.$B$8];2))" office:value-type="string" office:string-value="Sunday" calcext:value-type="string">
            <text:p>Sunday</text:p>
          </table:table-cell>
          <table:table-cell table:style-name="ce58" table:number-columns-repeated="2"/>
          <table:table-cell table:style-name="ce68" table:formula="of:=IF(ISERROR(VLOOKUP([.C34];[$Info.$A$18:.$A$22];1;0));IF([.D34]&lt;[.C34];1+[.D34]-[.C34];[.D34]-[.C34]);0)" office:value-type="time" office:time-value="PT00H00M00S" calcext:value-type="time">
            <text:p>00:00</text:p>
          </table:table-cell>
          <table:table-cell table:style-name="ce70" table:formula="of:=IF(NOT(ISBLANK([.D34]));INDIRECT(ADDRESS(1+WEEKDAY([.A34];2);4;1;1;&quot;Info&quot;));0)" office:value-type="time" office:time-value="PT00H00M00S" calcext:value-type="time">
            <text:p>00:00</text:p>
          </table:table-cell>
          <table:table-cell table:style-name="ce71" table:formula="of:=IF(AND([.A34]&lt;=TODAY();[.A34]&lt;&gt;0);IF(ISERROR(VLOOKUP([.C34];[$Info.$A$18:.$A$21];1;0));INDIRECT(ADDRESS(1+WEEKDAY([.A34];2);3;1;1;&quot;Info&quot;));0);&quot;&quot;)" office:value-type="time" office:time-value="PT00H00M00S" calcext:value-type="time">
            <text:p>00:00</text:p>
          </table:table-cell>
          <table:table-cell table:style-name="ce74" table:formula="of:=IF(AND([.A34]&lt;=TODAY();[.A34]&lt;&gt;0);IF(NOT(ISBLANK([.G34]));IF([.E34]&lt;&gt;0;[.E34]-[.F34]-[.G34];-[.G34]);&quot;&quot;);&quot;&quot;)" office:value-type="time" office:time-value="PT00H00M00S" calcext:value-type="time">
            <text:p>00:00</text:p>
          </table:table-cell>
          <table:table-cell table:style-name="ce77" table:formula="of:=HOUR([.E34]-[.F34])*INDIRECT(ADDRESS(1+WEEKDAY([.A34];2);5;1;1;&quot;Info&quot;))+MINUTE([.E34]-[.F34])/60*INDIRECT(ADDRESS(1+WEEKDAY([.A34];2);5;1;1;&quot;Info&quot;))" office:value-type="float" office:value="0" calcext:value-type="float">
            <text:p>0,00</text:p>
          </table:table-cell>
          <table:table-cell table:number-columns-repeated="1015"/>
        </table:table-row>
        <table:table-row table:style-name="ro3">
          <table:table-cell table:style-name="ce42" table:formula="of:=IF(MONTH([.A34]+1)=MONTH([.A$6]);[.A34]+1;0)" office:value-type="date" office:date-value="2023-01-30" calcext:value-type="date">
            <text:p>30.01.23</text:p>
          </table:table-cell>
          <table:table-cell table:style-name="ce52" table:formula="of:=IF([.A35]=0;&quot;&quot;;VLOOKUP(WEEKDAY([.A35];2);[$Info.$A$2:.$B$8];2))" office:value-type="string" office:string-value="Monday" calcext:value-type="string">
            <text:p>Monday</text:p>
          </table:table-cell>
          <table:table-cell table:style-name="ce58" table:number-columns-repeated="2"/>
          <table:table-cell table:style-name="ce68" table:formula="of:=IF(ISERROR(VLOOKUP([.C35];[$Info.$A$18:.$A$22];1;0));IF([.D35]&lt;[.C35];1+[.D35]-[.C35];[.D35]-[.C35]);0)" office:value-type="time" office:time-value="PT00H00M00S" calcext:value-type="time">
            <text:p>00:00</text:p>
          </table:table-cell>
          <table:table-cell table:style-name="ce70" table:formula="of:=IF(NOT(ISBLANK([.D35]));INDIRECT(ADDRESS(1+WEEKDAY([.A35];2);4;1;1;&quot;Info&quot;));0)" office:value-type="time" office:time-value="PT00H00M00S" calcext:value-type="time">
            <text:p>00:00</text:p>
          </table:table-cell>
          <table:table-cell table:style-name="ce71" table:formula="of:=IF(AND([.A35]&lt;=TODAY();[.A35]&lt;&gt;0);IF(ISERROR(VLOOKUP([.C35];[$Info.$A$18:.$A$21];1;0));INDIRECT(ADDRESS(1+WEEKDAY([.A35];2);3;1;1;&quot;Info&quot;));0);&quot;&quot;)" office:value-type="time" office:time-value="PT08H00M00S" calcext:value-type="time">
            <text:p>08:00</text:p>
          </table:table-cell>
          <table:table-cell table:style-name="ce74" table:formula="of:=IF(AND([.A35]&lt;=TODAY();[.A35]&lt;&gt;0);IF(NOT(ISBLANK([.G35]));IF([.E35]&lt;&gt;0;[.E35]-[.F35]-[.G35];-[.G35]);&quot;&quot;);&quot;&quot;)" office:value-type="time" office:time-value="-PT08H00M00S" calcext:value-type="time">
            <text:p>-08:00</text:p>
          </table:table-cell>
          <table:table-cell table:style-name="ce77" table:formula="of:=HOUR([.E35]-[.F35])*INDIRECT(ADDRESS(1+WEEKDAY([.A35];2);5;1;1;&quot;Info&quot;))+MINUTE([.E35]-[.F35])/60*INDIRECT(ADDRESS(1+WEEKDAY([.A35];2);5;1;1;&quot;Info&quot;))" office:value-type="float" office:value="0" calcext:value-type="float">
            <text:p>0,00</text:p>
          </table:table-cell>
          <table:table-cell table:number-columns-repeated="1015"/>
        </table:table-row>
        <table:table-row table:style-name="ro3">
          <table:table-cell table:style-name="ce42" table:formula="of:=IF(MONTH([.A35]+1)=MONTH([.A$6]);[.A35]+1;0)" office:value-type="date" office:date-value="2023-01-31" calcext:value-type="date">
            <text:p>31.01.23</text:p>
          </table:table-cell>
          <table:table-cell table:style-name="ce52" table:formula="of:=IF([.A36]=0;&quot;&quot;;VLOOKUP(WEEKDAY([.A36];2);[$Info.$A$2:.$B$8];2))" office:value-type="string" office:string-value="Tuesday" calcext:value-type="string">
            <text:p>Tuesday</text:p>
          </table:table-cell>
          <table:table-cell table:style-name="ce58" table:number-columns-repeated="2"/>
          <table:table-cell table:style-name="ce68" table:formula="of:=IF(ISERROR(VLOOKUP([.C36];[$Info.$A$18:.$A$22];1;0));IF([.D36]&lt;[.C36];1+[.D36]-[.C36];[.D36]-[.C36]);0)" office:value-type="time" office:time-value="PT00H00M00S" calcext:value-type="time">
            <text:p>00:00</text:p>
          </table:table-cell>
          <table:table-cell table:style-name="ce70" table:formula="of:=IF(NOT(ISBLANK([.D36]));INDIRECT(ADDRESS(1+WEEKDAY([.A36];2);4;1;1;&quot;Info&quot;));0)" office:value-type="time" office:time-value="PT00H00M00S" calcext:value-type="time">
            <text:p>00:00</text:p>
          </table:table-cell>
          <table:table-cell table:style-name="ce71" table:formula="of:=IF(AND([.A36]&lt;=TODAY();[.A36]&lt;&gt;0);IF(ISERROR(VLOOKUP([.C36];[$Info.$A$18:.$A$21];1;0));INDIRECT(ADDRESS(1+WEEKDAY([.A36];2);3;1;1;&quot;Info&quot;));0);&quot;&quot;)" office:value-type="time" office:time-value="PT08H00M00S" calcext:value-type="time">
            <text:p>08:00</text:p>
          </table:table-cell>
          <table:table-cell table:style-name="ce74" table:formula="of:=IF(AND([.A36]&lt;=TODAY();[.A36]&lt;&gt;0);IF(NOT(ISBLANK([.G36]));IF([.E36]&lt;&gt;0;[.E36]-[.F36]-[.G36];-[.G36]);&quot;&quot;);&quot;&quot;)" office:value-type="time" office:time-value="-PT08H00M00S" calcext:value-type="time">
            <text:p>-08:00</text:p>
          </table:table-cell>
          <table:table-cell table:style-name="ce77" table:formula="of:=HOUR([.E36]-[.F36])*INDIRECT(ADDRESS(1+WEEKDAY([.A36];2);5;1;1;&quot;Info&quot;))+MINUTE([.E36]-[.F36])/60*INDIRECT(ADDRESS(1+WEEKDAY([.A36];2);5;1;1;&quot;Info&quot;))" office:value-type="float" office:value="0" calcext:value-type="float">
            <text:p>0,00</text:p>
          </table:table-cell>
          <table:table-cell table:number-columns-repeated="1015"/>
        </table:table-row>
        <table:table-row table:style-name="ro2">
          <table:table-cell table:style-name="ce47"/>
          <table:table-cell table:style-name="ce53"/>
          <table:table-cell table:style-name="ce59" table:number-columns-repeated="2"/>
          <table:table-cell table:style-name="ce69"/>
          <table:table-cell table:style-name="ce59"/>
          <table:table-cell table:style-name="ce72" table:formula="of:=SUM([.G6:.G36])" office:value-type="time" office:time-value="PT176H00M00S" calcext:value-type="time">
            <text:p>176:00</text:p>
          </table:table-cell>
          <table:table-cell table:style-name="ce72" table:formula="of:=SUM([.H6:.H36])" office:value-type="time" office:time-value="-PT176H00M00S" calcext:value-type="time">
            <text:p>-176:00</text:p>
          </table:table-cell>
          <table:table-cell table:style-name="ce78" table:formula="of:=SUM([.I6:.I36])" office:value-type="currency" office:currency="EUR" office:value="0" calcext:value-type="currency">
            <text:p>0,00 €</text:p>
          </table:table-cell>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60" office:value-type="string" calcext:value-type="string">
            <text:p>Overtime from the previous month:</text:p>
          </table:table-cell>
          <table:table-cell table:style-name="ce6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60" office:value-type="string" calcext:value-type="string">
            <text:p>Overtime from this month:</text:p>
          </table:table-cell>
          <table:table-cell table:style-name="ce63" table:formula="of:=[.H37]" office:value-type="time" office:time-value="-PT176H00M00S" calcext:value-type="time">
            <text:p>-176: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8">
          <table:table-cell table:style-name="ce47"/>
          <table:table-cell table:style-name="ce53"/>
          <table:table-cell table:style-name="ce61" office:value-type="string" calcext:value-type="string">
            <text:p>Overtime total:</text:p>
          </table:table-cell>
          <table:table-cell table:style-name="ce64" table:formula="of:=SUM([.D39:.D40])" office:value-type="time" office:time-value="-PT176H00M00S" calcext:value-type="time">
            <text:p>-176: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2" table:number-rows-repeated="65495">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number-rows-repeated="983039">
          <table:table-cell table:number-columns-repeated="1024"/>
        </table:table-row>
        <table:table-row table:style-name="ro2">
          <table:table-cell table:number-columns-repeated="1024"/>
        </table:table-row>
        <calcext:conditional-formats>
          <calcext:conditional-format calcext:target-range-address="Jan.G6:Jan.I36">
            <calcext:condition calcext:apply-style-name="Grau" calcext:value="formula-is(WEEKDAY([.$A6];2)&gt;=6)" calcext:base-cell-address="Jan.G6"/>
          </calcext:conditional-format>
          <calcext:conditional-format calcext:target-range-address="Jan.A7:Jan.A36">
            <calcext:condition calcext:apply-style-name="Grau" calcext:value="formula-is(WEEKDAY([.$A7];2)&gt;=6)" calcext:base-cell-address="Jan.A7"/>
          </calcext:conditional-format>
          <calcext:conditional-format calcext:target-range-address="Jan.B6:Jan.B36">
            <calcext:condition calcext:apply-style-name="Grau" calcext:value="formula-is(WEEKDAY([.$A6];2)&gt;=6)" calcext:base-cell-address="Jan.B6"/>
          </calcext:conditional-format>
          <calcext:conditional-format calcext:target-range-address="Jan.C7:Jan.F36 Jan.D6:Jan.F6">
            <calcext:condition calcext:apply-style-name="Grau" calcext:value="formula-is(WEEKDAY([.$A6];2)&gt;=6)" calcext:base-cell-address="Jan.C6"/>
          </calcext:conditional-format>
          <calcext:conditional-format calcext:target-range-address="Jan.C6:Jan.C6">
            <calcext:condition calcext:apply-style-name="Grau" calcext:value="formula-is(WEEKDAY([.$A6];2)&gt;=6)" calcext:base-cell-address="Jan.C6"/>
          </calcext:conditional-format>
        </calcext:conditional-formats>
      </table:table>
      <table:table table:name="Feb" table:style-name="ta1" table:protected="true" table:print="false">
        <loext:table-protection loext:select-protected-cells="true" loext:select-unprotected-cells="true"/>
        <table:table-column table:style-name="co1" table:number-columns-repeated="2" table:default-cell-style-name="ce25"/>
        <table:table-column table:style-name="co6" table:number-columns-repeated="6" table:default-cell-style-name="ce25"/>
        <table:table-column table:style-name="co7" table:default-cell-style-name="ce25"/>
        <table:table-column table:style-name="co1" table:number-columns-repeated="247" table:default-cell-style-name="ce25"/>
        <table:table-column table:style-name="co4" table:number-columns-repeated="768" table:default-cell-style-name="ce25"/>
        <table:table-row table:style-name="ro7">
          <table:table-cell table:style-name="ce11" table:formula="of:=[Jan.A1]" office:value-type="string" office:string-value="Timesheet" calcext:value-type="string">
            <text:p>Timesheet</text:p>
          </table:table-cell>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formula="of:=[Jan.A3]" office:value-type="string" office:string-value="for" calcext:value-type="string">
            <text:p>for</text:p>
          </table:table-cell>
          <table:table-cell table:style-name="ce81" table:formula="of:=[Jan.B3]" office:value-type="string" office:string-value="your name" calcext:value-type="string" table:number-columns-spanned="4" table:number-rows-spanned="1">
            <text:p>your name</text:p>
          </table:table-cell>
          <table:covered-table-cell table:number-columns-repeated="2" table:style-name="ce30"/>
          <table:covered-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38" table:formula="of:=[Jan.A5]" office:value-type="string" office:string-value="Date" calcext:value-type="string">
            <text:p>Date</text:p>
          </table:table-cell>
          <table:table-cell table:style-name="ce38" table:formula="of:=[Jan.B5]" office:value-type="string" office:string-value="Weekday" calcext:value-type="string">
            <text:p>Weekday</text:p>
          </table:table-cell>
          <table:table-cell table:style-name="ce38" table:formula="of:=[Jan.C5]" office:value-type="string" office:string-value="Start" calcext:value-type="string">
            <text:p>Start</text:p>
          </table:table-cell>
          <table:table-cell table:style-name="ce38" table:formula="of:=[Jan.D5]" office:value-type="string" office:string-value="End" calcext:value-type="string">
            <text:p>End</text:p>
          </table:table-cell>
          <table:table-cell table:style-name="ce38" table:formula="of:=[Jan.E5]" office:value-type="string" office:string-value="Attendance" calcext:value-type="string">
            <text:p>Attendance</text:p>
          </table:table-cell>
          <table:table-cell table:style-name="ce38" table:formula="of:=[Jan.F5]" office:value-type="string" office:string-value="Break time" calcext:value-type="string">
            <text:p>Break time</text:p>
          </table:table-cell>
          <table:table-cell table:style-name="ce38" table:formula="of:=[Jan.G5]" office:value-type="string" office:string-value="Regular hrs" calcext:value-type="string">
            <text:p>Regular hrs</text:p>
          </table:table-cell>
          <table:table-cell table:style-name="ce38" table:formula="of:=[Jan.H5]" office:value-type="string" office:string-value="Overtime" calcext:value-type="string">
            <text:p>Overtime</text:p>
          </table:table-cell>
          <table:table-cell table:style-name="ce38" table:formula="of:=[Jan.I5]" office:value-type="string" office:string-value="Salary" calcext:value-type="string">
            <text:p>Salary</text:p>
          </table:table-cell>
          <table:table-cell table:style-name="ce94" table:number-columns-repeated="247"/>
          <table:table-cell table:number-columns-repeated="768"/>
        </table:table-row>
        <table:table-row table:style-name="ro3">
          <table:table-cell table:style-name="ce80" table:formula="of:=DATE(YEAR([Jan.A6]);MONTH([Jan.A6])+1;1)" office:value-type="date" office:date-value="2023-02-01" calcext:value-type="date">
            <text:p>01.02.23</text:p>
          </table:table-cell>
          <table:table-cell table:style-name="ce82" table:formula="of:=IF([.A6]=0;&quot;&quot;;VLOOKUP(WEEKDAY([.A6];2);[$Info.$A$2:.$B$8];2))" office:value-type="string" office:string-value="Wednesday" calcext:value-type="string">
            <text:p>Wednesday</text:p>
          </table:table-cell>
          <table:table-cell table:style-name="ce98"/>
          <table:table-cell table:style-name="ce99"/>
          <table:table-cell table:style-name="ce86" table:formula="of:=IF(ISERROR(VLOOKUP([.C6];[$Info.$A$18:.$A$22];1;0));IF([.D6]&lt;[.C6];1+[.D6]-[.C6];[.D6]-[.C6]);0)" office:value-type="time" office:time-value="PT00H00M00S" calcext:value-type="time">
            <text:p>00:00</text:p>
          </table:table-cell>
          <table:table-cell table:style-name="ce103" table:formula="of:=IF(NOT(ISBLANK([.D6]));INDIRECT(ADDRESS(1+WEEKDAY([.A6];2);4;1;1;&quot;Info&quot;));0)" office:value-type="time" office:time-value="PT00H00M00S" calcext:value-type="time">
            <text:p>00:00</text:p>
          </table:table-cell>
          <table:table-cell table:style-name="ce88" table:formula="of:=IF(AND([.A6]&lt;=TODAY();[.A6]&lt;&gt;0);IF(ISERROR(VLOOKUP([.C6];[$Info.$A$18:.$A$21];1;0));INDIRECT(ADDRESS(1+WEEKDAY([.A6];2);3;1;1;&quot;Info&quot;));0);&quot;&quot;)" office:value-type="time" office:time-value="PT08H00M00S" calcext:value-type="time">
            <text:p>08:00</text:p>
          </table:table-cell>
          <table:table-cell table:style-name="ce90" table:formula="of:=IF(AND([.A6]&lt;=TODAY();[.A6]&lt;&gt;0);IF(NOT(ISBLANK([.G6]));IF([.E6]&lt;&gt;0;[.E6]-[.F6]-[.G6];-[.G6]);&quot;&quot;);&quot;&quot;)" office:value-type="time" office:time-value="-PT08H00M00S" calcext:value-type="time">
            <text:p>-08:00</text:p>
          </table:table-cell>
          <table:table-cell table:style-name="ce91" table:formula="of:=HOUR([.E6]-[.F6])*INDIRECT(ADDRESS(1+WEEKDAY([.A6];2);5;1;1;&quot;Info&quot;))+MINUTE([.E6]-[.F6])/60*INDIRECT(ADDRESS(1+WEEKDAY([.A6];2);5;1;1;&quot;Info&quot;))" office:value-type="float" office:value="0" calcext:value-type="float">
            <text:p>0,00</text:p>
          </table:table-cell>
          <table:table-cell table:number-columns-repeated="1015"/>
        </table:table-row>
        <table:table-row table:style-name="ro3">
          <table:table-cell table:style-name="ce80" table:formula="of:=IF(MONTH([.A6]+1)=MONTH([.A$6]);[.A6]+1;0)" office:value-type="date" office:date-value="2023-02-02" calcext:value-type="date">
            <text:p>02.02.23</text:p>
          </table:table-cell>
          <table:table-cell table:style-name="ce82" table:formula="of:=IF([.A7]=0;&quot;&quot;;VLOOKUP(WEEKDAY([.A7];2);[$Info.$A$2:.$B$8];2))" office:value-type="string" office:string-value="Thursday" calcext:value-type="string">
            <text:p>Thursday</text:p>
          </table:table-cell>
          <table:table-cell table:style-name="ce99" table:number-columns-repeated="2"/>
          <table:table-cell table:style-name="ce86" table:formula="of:=IF(ISERROR(VLOOKUP([.C7];[$Info.$A$18:.$A$22];1;0));IF([.D7]&lt;[.C7];1+[.D7]-[.C7];[.D7]-[.C7]);0)" office:value-type="time" office:time-value="PT00H00M00S" calcext:value-type="time">
            <text:p>00:00</text:p>
          </table:table-cell>
          <table:table-cell table:style-name="ce103" table:formula="of:=IF(NOT(ISBLANK([.D7]));INDIRECT(ADDRESS(1+WEEKDAY([.A7];2);4;1;1;&quot;Info&quot;));0)" office:value-type="time" office:time-value="PT00H00M00S" calcext:value-type="time">
            <text:p>00:00</text:p>
          </table:table-cell>
          <table:table-cell table:style-name="ce88" table:formula="of:=IF(AND([.A7]&lt;=TODAY();[.A7]&lt;&gt;0);IF(ISERROR(VLOOKUP([.C7];[$Info.$A$18:.$A$21];1;0));INDIRECT(ADDRESS(1+WEEKDAY([.A7];2);3;1;1;&quot;Info&quot;));0);&quot;&quot;)" office:value-type="time" office:time-value="PT08H00M00S" calcext:value-type="time">
            <text:p>08:00</text:p>
          </table:table-cell>
          <table:table-cell table:style-name="ce90" table:formula="of:=IF(AND([.A7]&lt;=TODAY();[.A7]&lt;&gt;0);IF(NOT(ISBLANK([.G7]));IF([.E7]&lt;&gt;0;[.E7]-[.F7]-[.G7];-[.G7]);&quot;&quot;);&quot;&quot;)" office:value-type="time" office:time-value="-PT08H00M00S" calcext:value-type="time">
            <text:p>-08:00</text:p>
          </table:table-cell>
          <table:table-cell table:style-name="ce91" table:formula="of:=HOUR([.E7]-[.F7])*INDIRECT(ADDRESS(1+WEEKDAY([.A7];2);5;1;1;&quot;Info&quot;))+MINUTE([.E7]-[.F7])/60*INDIRECT(ADDRESS(1+WEEKDAY([.A7];2);5;1;1;&quot;Info&quot;))" office:value-type="float" office:value="0" calcext:value-type="float">
            <text:p>0,00</text:p>
          </table:table-cell>
          <table:table-cell table:number-columns-repeated="1015"/>
        </table:table-row>
        <table:table-row table:style-name="ro3">
          <table:table-cell table:style-name="ce80" table:formula="of:=IF(MONTH([.A7]+1)=MONTH([.A$6]);[.A7]+1;0)" office:value-type="date" office:date-value="2023-02-03" calcext:value-type="date">
            <text:p>03.02.23</text:p>
          </table:table-cell>
          <table:table-cell table:style-name="ce82" table:formula="of:=IF([.A8]=0;&quot;&quot;;VLOOKUP(WEEKDAY([.A8];2);[$Info.$A$2:.$B$8];2))" office:value-type="string" office:string-value="Friday" calcext:value-type="string">
            <text:p>Friday</text:p>
          </table:table-cell>
          <table:table-cell table:style-name="ce99" table:number-columns-repeated="2"/>
          <table:table-cell table:style-name="ce86" table:formula="of:=IF(ISERROR(VLOOKUP([.C8];[$Info.$A$18:.$A$22];1;0));IF([.D8]&lt;[.C8];1+[.D8]-[.C8];[.D8]-[.C8]);0)" office:value-type="time" office:time-value="PT00H00M00S" calcext:value-type="time">
            <text:p>00:00</text:p>
          </table:table-cell>
          <table:table-cell table:style-name="ce103" table:formula="of:=IF(NOT(ISBLANK([.D8]));INDIRECT(ADDRESS(1+WEEKDAY([.A8];2);4;1;1;&quot;Info&quot;));0)" office:value-type="time" office:time-value="PT00H00M00S" calcext:value-type="time">
            <text:p>00:00</text:p>
          </table:table-cell>
          <table:table-cell table:style-name="ce88" table:formula="of:=IF(AND([.A8]&lt;=TODAY();[.A8]&lt;&gt;0);IF(ISERROR(VLOOKUP([.C8];[$Info.$A$18:.$A$21];1;0));INDIRECT(ADDRESS(1+WEEKDAY([.A8];2);3;1;1;&quot;Info&quot;));0);&quot;&quot;)" office:value-type="time" office:time-value="PT08H00M00S" calcext:value-type="time">
            <text:p>08:00</text:p>
          </table:table-cell>
          <table:table-cell table:style-name="ce90" table:formula="of:=IF(AND([.A8]&lt;=TODAY();[.A8]&lt;&gt;0);IF(NOT(ISBLANK([.G8]));IF([.E8]&lt;&gt;0;[.E8]-[.F8]-[.G8];-[.G8]);&quot;&quot;);&quot;&quot;)" office:value-type="time" office:time-value="-PT08H00M00S" calcext:value-type="time">
            <text:p>-08:00</text:p>
          </table:table-cell>
          <table:table-cell table:style-name="ce91" table:formula="of:=HOUR([.E8]-[.F8])*INDIRECT(ADDRESS(1+WEEKDAY([.A8];2);5;1;1;&quot;Info&quot;))+MINUTE([.E8]-[.F8])/60*INDIRECT(ADDRESS(1+WEEKDAY([.A8];2);5;1;1;&quot;Info&quot;))" office:value-type="float" office:value="0" calcext:value-type="float">
            <text:p>0,00</text:p>
          </table:table-cell>
          <table:table-cell table:number-columns-repeated="1015"/>
        </table:table-row>
        <table:table-row table:style-name="ro3">
          <table:table-cell table:style-name="ce80" table:formula="of:=IF(MONTH([.A8]+1)=MONTH([.A$6]);[.A8]+1;0)" office:value-type="date" office:date-value="2023-02-04" calcext:value-type="date">
            <text:p>04.02.23</text:p>
          </table:table-cell>
          <table:table-cell table:style-name="ce82" table:formula="of:=IF([.A9]=0;&quot;&quot;;VLOOKUP(WEEKDAY([.A9];2);[$Info.$A$2:.$B$8];2))" office:value-type="string" office:string-value="Saturday" calcext:value-type="string">
            <text:p>Saturday</text:p>
          </table:table-cell>
          <table:table-cell table:style-name="ce99" table:number-columns-repeated="2"/>
          <table:table-cell table:style-name="ce86" table:formula="of:=IF(ISERROR(VLOOKUP([.C9];[$Info.$A$18:.$A$22];1;0));IF([.D9]&lt;[.C9];1+[.D9]-[.C9];[.D9]-[.C9]);0)" office:value-type="time" office:time-value="PT00H00M00S" calcext:value-type="time">
            <text:p>00:00</text:p>
          </table:table-cell>
          <table:table-cell table:style-name="ce103" table:formula="of:=IF(NOT(ISBLANK([.D9]));INDIRECT(ADDRESS(1+WEEKDAY([.A9];2);4;1;1;&quot;Info&quot;));0)" office:value-type="time" office:time-value="PT00H00M00S" calcext:value-type="time">
            <text:p>00:00</text:p>
          </table:table-cell>
          <table:table-cell table:style-name="ce88" table:formula="of:=IF(AND([.A9]&lt;=TODAY();[.A9]&lt;&gt;0);IF(ISERROR(VLOOKUP([.C9];[$Info.$A$18:.$A$21];1;0));INDIRECT(ADDRESS(1+WEEKDAY([.A9];2);3;1;1;&quot;Info&quot;));0);&quot;&quot;)" office:value-type="time" office:time-value="PT00H00M00S" calcext:value-type="time">
            <text:p>00:00</text:p>
          </table:table-cell>
          <table:table-cell table:style-name="ce90" table:formula="of:=IF(AND([.A9]&lt;=TODAY();[.A9]&lt;&gt;0);IF(NOT(ISBLANK([.G9]));IF([.E9]&lt;&gt;0;[.E9]-[.F9]-[.G9];-[.G9]);&quot;&quot;);&quot;&quot;)" office:value-type="time" office:time-value="PT00H00M00S" calcext:value-type="time">
            <text:p>00:00</text:p>
          </table:table-cell>
          <table:table-cell table:style-name="ce91" table:formula="of:=HOUR([.E9]-[.F9])*INDIRECT(ADDRESS(1+WEEKDAY([.A9];2);5;1;1;&quot;Info&quot;))+MINUTE([.E9]-[.F9])/60*INDIRECT(ADDRESS(1+WEEKDAY([.A9];2);5;1;1;&quot;Info&quot;))" office:value-type="float" office:value="0" calcext:value-type="float">
            <text:p>0,00</text:p>
          </table:table-cell>
          <table:table-cell table:number-columns-repeated="1015"/>
        </table:table-row>
        <table:table-row table:style-name="ro3">
          <table:table-cell table:style-name="ce80" table:formula="of:=IF(MONTH([.A9]+1)=MONTH([.A$6]);[.A9]+1;0)" office:value-type="date" office:date-value="2023-02-05" calcext:value-type="date">
            <text:p>05.02.23</text:p>
          </table:table-cell>
          <table:table-cell table:style-name="ce82" table:formula="of:=IF([.A10]=0;&quot;&quot;;VLOOKUP(WEEKDAY([.A10];2);[$Info.$A$2:.$B$8];2))" office:value-type="string" office:string-value="Sunday" calcext:value-type="string">
            <text:p>Sunday</text:p>
          </table:table-cell>
          <table:table-cell table:style-name="ce99" table:number-columns-repeated="2"/>
          <table:table-cell table:style-name="ce86" table:formula="of:=IF(ISERROR(VLOOKUP([.C10];[$Info.$A$18:.$A$22];1;0));IF([.D10]&lt;[.C10];1+[.D10]-[.C10];[.D10]-[.C10]);0)" office:value-type="time" office:time-value="PT00H00M00S" calcext:value-type="time">
            <text:p>00:00</text:p>
          </table:table-cell>
          <table:table-cell table:style-name="ce103" table:formula="of:=IF(NOT(ISBLANK([.D10]));INDIRECT(ADDRESS(1+WEEKDAY([.A10];2);4;1;1;&quot;Info&quot;));0)" office:value-type="time" office:time-value="PT00H00M00S" calcext:value-type="time">
            <text:p>00:00</text:p>
          </table:table-cell>
          <table:table-cell table:style-name="ce88" table:formula="of:=IF(AND([.A10]&lt;=TODAY();[.A10]&lt;&gt;0);IF(ISERROR(VLOOKUP([.C10];[$Info.$A$18:.$A$21];1;0));INDIRECT(ADDRESS(1+WEEKDAY([.A10];2);3;1;1;&quot;Info&quot;));0);&quot;&quot;)" office:value-type="time" office:time-value="PT00H00M00S" calcext:value-type="time">
            <text:p>00:00</text:p>
          </table:table-cell>
          <table:table-cell table:style-name="ce90" table:formula="of:=IF(AND([.A10]&lt;=TODAY();[.A10]&lt;&gt;0);IF(NOT(ISBLANK([.G10]));IF([.E10]&lt;&gt;0;[.E10]-[.F10]-[.G10];-[.G10]);&quot;&quot;);&quot;&quot;)" office:value-type="time" office:time-value="PT00H00M00S" calcext:value-type="time">
            <text:p>00:00</text:p>
          </table:table-cell>
          <table:table-cell table:style-name="ce91" table:formula="of:=HOUR([.E10]-[.F10])*INDIRECT(ADDRESS(1+WEEKDAY([.A10];2);5;1;1;&quot;Info&quot;))+MINUTE([.E10]-[.F10])/60*INDIRECT(ADDRESS(1+WEEKDAY([.A10];2);5;1;1;&quot;Info&quot;))" office:value-type="float" office:value="0" calcext:value-type="float">
            <text:p>0,00</text:p>
          </table:table-cell>
          <table:table-cell table:number-columns-repeated="1015"/>
        </table:table-row>
        <table:table-row table:style-name="ro3">
          <table:table-cell table:style-name="ce80" table:formula="of:=IF(MONTH([.A10]+1)=MONTH([.A$6]);[.A10]+1;0)" office:value-type="date" office:date-value="2023-02-06" calcext:value-type="date">
            <text:p>06.02.23</text:p>
          </table:table-cell>
          <table:table-cell table:style-name="ce82" table:formula="of:=IF([.A11]=0;&quot;&quot;;VLOOKUP(WEEKDAY([.A11];2);[$Info.$A$2:.$B$8];2))" office:value-type="string" office:string-value="Monday" calcext:value-type="string">
            <text:p>Monday</text:p>
          </table:table-cell>
          <table:table-cell table:style-name="ce99" table:number-columns-repeated="2"/>
          <table:table-cell table:style-name="ce86" table:formula="of:=IF(ISERROR(VLOOKUP([.C11];[$Info.$A$18:.$A$22];1;0));IF([.D11]&lt;[.C11];1+[.D11]-[.C11];[.D11]-[.C11]);0)" office:value-type="time" office:time-value="PT00H00M00S" calcext:value-type="time">
            <text:p>00:00</text:p>
          </table:table-cell>
          <table:table-cell table:style-name="ce103" table:formula="of:=IF(NOT(ISBLANK([.D11]));INDIRECT(ADDRESS(1+WEEKDAY([.A11];2);4;1;1;&quot;Info&quot;));0)" office:value-type="time" office:time-value="PT00H00M00S" calcext:value-type="time">
            <text:p>00:00</text:p>
          </table:table-cell>
          <table:table-cell table:style-name="ce88" table:formula="of:=IF(AND([.A11]&lt;=TODAY();[.A11]&lt;&gt;0);IF(ISERROR(VLOOKUP([.C11];[$Info.$A$18:.$A$21];1;0));INDIRECT(ADDRESS(1+WEEKDAY([.A11];2);3;1;1;&quot;Info&quot;));0);&quot;&quot;)" office:value-type="time" office:time-value="PT08H00M00S" calcext:value-type="time">
            <text:p>08:00</text:p>
          </table:table-cell>
          <table:table-cell table:style-name="ce90" table:formula="of:=IF(AND([.A11]&lt;=TODAY();[.A11]&lt;&gt;0);IF(NOT(ISBLANK([.G11]));IF([.E11]&lt;&gt;0;[.E11]-[.F11]-[.G11];-[.G11]);&quot;&quot;);&quot;&quot;)" office:value-type="time" office:time-value="-PT08H00M00S" calcext:value-type="time">
            <text:p>-08:00</text:p>
          </table:table-cell>
          <table:table-cell table:style-name="ce91" table:formula="of:=HOUR([.E11]-[.F11])*INDIRECT(ADDRESS(1+WEEKDAY([.A11];2);5;1;1;&quot;Info&quot;))+MINUTE([.E11]-[.F11])/60*INDIRECT(ADDRESS(1+WEEKDAY([.A11];2);5;1;1;&quot;Info&quot;))" office:value-type="float" office:value="0" calcext:value-type="float">
            <text:p>0,00</text:p>
          </table:table-cell>
          <table:table-cell table:number-columns-repeated="1015"/>
        </table:table-row>
        <table:table-row table:style-name="ro3">
          <table:table-cell table:style-name="ce80" table:formula="of:=IF(MONTH([.A11]+1)=MONTH([.A$6]);[.A11]+1;0)" office:value-type="date" office:date-value="2023-02-07" calcext:value-type="date">
            <text:p>07.02.23</text:p>
          </table:table-cell>
          <table:table-cell table:style-name="ce82" table:formula="of:=IF([.A12]=0;&quot;&quot;;VLOOKUP(WEEKDAY([.A12];2);[$Info.$A$2:.$B$8];2))" office:value-type="string" office:string-value="Tuesday" calcext:value-type="string">
            <text:p>Tuesday</text:p>
          </table:table-cell>
          <table:table-cell table:style-name="ce99" table:number-columns-repeated="2"/>
          <table:table-cell table:style-name="ce86" table:formula="of:=IF(ISERROR(VLOOKUP([.C12];[$Info.$A$18:.$A$22];1;0));IF([.D12]&lt;[.C12];1+[.D12]-[.C12];[.D12]-[.C12]);0)" office:value-type="time" office:time-value="PT00H00M00S" calcext:value-type="time">
            <text:p>00:00</text:p>
          </table:table-cell>
          <table:table-cell table:style-name="ce103" table:formula="of:=IF(NOT(ISBLANK([.D12]));INDIRECT(ADDRESS(1+WEEKDAY([.A12];2);4;1;1;&quot;Info&quot;));0)" office:value-type="time" office:time-value="PT00H00M00S" calcext:value-type="time">
            <text:p>00:00</text:p>
          </table:table-cell>
          <table:table-cell table:style-name="ce88" table:formula="of:=IF(AND([.A12]&lt;=TODAY();[.A12]&lt;&gt;0);IF(ISERROR(VLOOKUP([.C12];[$Info.$A$18:.$A$21];1;0));INDIRECT(ADDRESS(1+WEEKDAY([.A12];2);3;1;1;&quot;Info&quot;));0);&quot;&quot;)" office:value-type="time" office:time-value="PT08H00M00S" calcext:value-type="time">
            <text:p>08:00</text:p>
          </table:table-cell>
          <table:table-cell table:style-name="ce90" table:formula="of:=IF(AND([.A12]&lt;=TODAY();[.A12]&lt;&gt;0);IF(NOT(ISBLANK([.G12]));IF([.E12]&lt;&gt;0;[.E12]-[.F12]-[.G12];-[.G12]);&quot;&quot;);&quot;&quot;)" office:value-type="time" office:time-value="-PT08H00M00S" calcext:value-type="time">
            <text:p>-08:00</text:p>
          </table:table-cell>
          <table:table-cell table:style-name="ce91" table:formula="of:=HOUR([.E12]-[.F12])*INDIRECT(ADDRESS(1+WEEKDAY([.A12];2);5;1;1;&quot;Info&quot;))+MINUTE([.E12]-[.F12])/60*INDIRECT(ADDRESS(1+WEEKDAY([.A12];2);5;1;1;&quot;Info&quot;))" office:value-type="float" office:value="0" calcext:value-type="float">
            <text:p>0,00</text:p>
          </table:table-cell>
          <table:table-cell table:number-columns-repeated="1015"/>
        </table:table-row>
        <table:table-row table:style-name="ro3">
          <table:table-cell table:style-name="ce80" table:formula="of:=IF(MONTH([.A12]+1)=MONTH([.A$6]);[.A12]+1;0)" office:value-type="date" office:date-value="2023-02-08" calcext:value-type="date">
            <text:p>08.02.23</text:p>
          </table:table-cell>
          <table:table-cell table:style-name="ce82" table:formula="of:=IF([.A13]=0;&quot;&quot;;VLOOKUP(WEEKDAY([.A13];2);[$Info.$A$2:.$B$8];2))" office:value-type="string" office:string-value="Wednesday" calcext:value-type="string">
            <text:p>Wednesday</text:p>
          </table:table-cell>
          <table:table-cell table:style-name="ce99" table:number-columns-repeated="2"/>
          <table:table-cell table:style-name="ce86" table:formula="of:=IF(ISERROR(VLOOKUP([.C13];[$Info.$A$18:.$A$22];1;0));IF([.D13]&lt;[.C13];1+[.D13]-[.C13];[.D13]-[.C13]);0)" office:value-type="time" office:time-value="PT00H00M00S" calcext:value-type="time">
            <text:p>00:00</text:p>
          </table:table-cell>
          <table:table-cell table:style-name="ce103" table:formula="of:=IF(NOT(ISBLANK([.D13]));INDIRECT(ADDRESS(1+WEEKDAY([.A13];2);4;1;1;&quot;Info&quot;));0)" office:value-type="time" office:time-value="PT00H00M00S" calcext:value-type="time">
            <text:p>00:00</text:p>
          </table:table-cell>
          <table:table-cell table:style-name="ce88" table:formula="of:=IF(AND([.A13]&lt;=TODAY();[.A13]&lt;&gt;0);IF(ISERROR(VLOOKUP([.C13];[$Info.$A$18:.$A$21];1;0));INDIRECT(ADDRESS(1+WEEKDAY([.A13];2);3;1;1;&quot;Info&quot;));0);&quot;&quot;)" office:value-type="time" office:time-value="PT08H00M00S" calcext:value-type="time">
            <text:p>08:00</text:p>
          </table:table-cell>
          <table:table-cell table:style-name="ce90" table:formula="of:=IF(AND([.A13]&lt;=TODAY();[.A13]&lt;&gt;0);IF(NOT(ISBLANK([.G13]));IF([.E13]&lt;&gt;0;[.E13]-[.F13]-[.G13];-[.G13]);&quot;&quot;);&quot;&quot;)" office:value-type="time" office:time-value="-PT08H00M00S" calcext:value-type="time">
            <text:p>-08:00</text:p>
          </table:table-cell>
          <table:table-cell table:style-name="ce91" table:formula="of:=HOUR([.E13]-[.F13])*INDIRECT(ADDRESS(1+WEEKDAY([.A13];2);5;1;1;&quot;Info&quot;))+MINUTE([.E13]-[.F13])/60*INDIRECT(ADDRESS(1+WEEKDAY([.A13];2);5;1;1;&quot;Info&quot;))" office:value-type="float" office:value="0" calcext:value-type="float">
            <text:p>0,00</text:p>
          </table:table-cell>
          <table:table-cell table:number-columns-repeated="1015"/>
        </table:table-row>
        <table:table-row table:style-name="ro3">
          <table:table-cell table:style-name="ce80" table:formula="of:=IF(MONTH([.A13]+1)=MONTH([.A$6]);[.A13]+1;0)" office:value-type="date" office:date-value="2023-02-09" calcext:value-type="date">
            <text:p>09.02.23</text:p>
          </table:table-cell>
          <table:table-cell table:style-name="ce82" table:formula="of:=IF([.A14]=0;&quot;&quot;;VLOOKUP(WEEKDAY([.A14];2);[$Info.$A$2:.$B$8];2))" office:value-type="string" office:string-value="Thursday" calcext:value-type="string">
            <text:p>Thursday</text:p>
          </table:table-cell>
          <table:table-cell table:style-name="ce99" table:number-columns-repeated="2"/>
          <table:table-cell table:style-name="ce86" table:formula="of:=IF(ISERROR(VLOOKUP([.C14];[$Info.$A$18:.$A$22];1;0));IF([.D14]&lt;[.C14];1+[.D14]-[.C14];[.D14]-[.C14]);0)" office:value-type="time" office:time-value="PT00H00M00S" calcext:value-type="time">
            <text:p>00:00</text:p>
          </table:table-cell>
          <table:table-cell table:style-name="ce103" table:formula="of:=IF(NOT(ISBLANK([.D14]));INDIRECT(ADDRESS(1+WEEKDAY([.A14];2);4;1;1;&quot;Info&quot;));0)" office:value-type="time" office:time-value="PT00H00M00S" calcext:value-type="time">
            <text:p>00:00</text:p>
          </table:table-cell>
          <table:table-cell table:style-name="ce88" table:formula="of:=IF(AND([.A14]&lt;=TODAY();[.A14]&lt;&gt;0);IF(ISERROR(VLOOKUP([.C14];[$Info.$A$18:.$A$21];1;0));INDIRECT(ADDRESS(1+WEEKDAY([.A14];2);3;1;1;&quot;Info&quot;));0);&quot;&quot;)" office:value-type="time" office:time-value="PT08H00M00S" calcext:value-type="time">
            <text:p>08:00</text:p>
          </table:table-cell>
          <table:table-cell table:style-name="ce90" table:formula="of:=IF(AND([.A14]&lt;=TODAY();[.A14]&lt;&gt;0);IF(NOT(ISBLANK([.G14]));IF([.E14]&lt;&gt;0;[.E14]-[.F14]-[.G14];-[.G14]);&quot;&quot;);&quot;&quot;)" office:value-type="time" office:time-value="-PT08H00M00S" calcext:value-type="time">
            <text:p>-08:00</text:p>
          </table:table-cell>
          <table:table-cell table:style-name="ce91" table:formula="of:=HOUR([.E14]-[.F14])*INDIRECT(ADDRESS(1+WEEKDAY([.A14];2);5;1;1;&quot;Info&quot;))+MINUTE([.E14]-[.F14])/60*INDIRECT(ADDRESS(1+WEEKDAY([.A14];2);5;1;1;&quot;Info&quot;))" office:value-type="float" office:value="0" calcext:value-type="float">
            <text:p>0,00</text:p>
          </table:table-cell>
          <table:table-cell table:number-columns-repeated="1015"/>
        </table:table-row>
        <table:table-row table:style-name="ro3">
          <table:table-cell table:style-name="ce80" table:formula="of:=IF(MONTH([.A14]+1)=MONTH([.A$6]);[.A14]+1;0)" office:value-type="date" office:date-value="2023-02-10" calcext:value-type="date">
            <text:p>10.02.23</text:p>
          </table:table-cell>
          <table:table-cell table:style-name="ce82" table:formula="of:=IF([.A15]=0;&quot;&quot;;VLOOKUP(WEEKDAY([.A15];2);[$Info.$A$2:.$B$8];2))" office:value-type="string" office:string-value="Friday" calcext:value-type="string">
            <text:p>Friday</text:p>
          </table:table-cell>
          <table:table-cell table:style-name="ce99" table:number-columns-repeated="2"/>
          <table:table-cell table:style-name="ce86" table:formula="of:=IF(ISERROR(VLOOKUP([.C15];[$Info.$A$18:.$A$22];1;0));IF([.D15]&lt;[.C15];1+[.D15]-[.C15];[.D15]-[.C15]);0)" office:value-type="time" office:time-value="PT00H00M00S" calcext:value-type="time">
            <text:p>00:00</text:p>
          </table:table-cell>
          <table:table-cell table:style-name="ce103" table:formula="of:=IF(NOT(ISBLANK([.D15]));INDIRECT(ADDRESS(1+WEEKDAY([.A15];2);4;1;1;&quot;Info&quot;));0)" office:value-type="time" office:time-value="PT00H00M00S" calcext:value-type="time">
            <text:p>00:00</text:p>
          </table:table-cell>
          <table:table-cell table:style-name="ce88" table:formula="of:=IF(AND([.A15]&lt;=TODAY();[.A15]&lt;&gt;0);IF(ISERROR(VLOOKUP([.C15];[$Info.$A$18:.$A$21];1;0));INDIRECT(ADDRESS(1+WEEKDAY([.A15];2);3;1;1;&quot;Info&quot;));0);&quot;&quot;)" office:value-type="time" office:time-value="PT08H00M00S" calcext:value-type="time">
            <text:p>08:00</text:p>
          </table:table-cell>
          <table:table-cell table:style-name="ce90" table:formula="of:=IF(AND([.A15]&lt;=TODAY();[.A15]&lt;&gt;0);IF(NOT(ISBLANK([.G15]));IF([.E15]&lt;&gt;0;[.E15]-[.F15]-[.G15];-[.G15]);&quot;&quot;);&quot;&quot;)" office:value-type="time" office:time-value="-PT08H00M00S" calcext:value-type="time">
            <text:p>-08:00</text:p>
          </table:table-cell>
          <table:table-cell table:style-name="ce91" table:formula="of:=HOUR([.E15]-[.F15])*INDIRECT(ADDRESS(1+WEEKDAY([.A15];2);5;1;1;&quot;Info&quot;))+MINUTE([.E15]-[.F15])/60*INDIRECT(ADDRESS(1+WEEKDAY([.A15];2);5;1;1;&quot;Info&quot;))" office:value-type="float" office:value="0" calcext:value-type="float">
            <text:p>0,00</text:p>
          </table:table-cell>
          <table:table-cell table:number-columns-repeated="1015"/>
        </table:table-row>
        <table:table-row table:style-name="ro3">
          <table:table-cell table:style-name="ce80" table:formula="of:=IF(MONTH([.A15]+1)=MONTH([.A$6]);[.A15]+1;0)" office:value-type="date" office:date-value="2023-02-11" calcext:value-type="date">
            <text:p>11.02.23</text:p>
          </table:table-cell>
          <table:table-cell table:style-name="ce82" table:formula="of:=IF([.A16]=0;&quot;&quot;;VLOOKUP(WEEKDAY([.A16];2);[$Info.$A$2:.$B$8];2))" office:value-type="string" office:string-value="Saturday" calcext:value-type="string">
            <text:p>Saturday</text:p>
          </table:table-cell>
          <table:table-cell table:style-name="ce99" table:number-columns-repeated="2"/>
          <table:table-cell table:style-name="ce86" table:formula="of:=IF(ISERROR(VLOOKUP([.C16];[$Info.$A$18:.$A$22];1;0));IF([.D16]&lt;[.C16];1+[.D16]-[.C16];[.D16]-[.C16]);0)" office:value-type="time" office:time-value="PT00H00M00S" calcext:value-type="time">
            <text:p>00:00</text:p>
          </table:table-cell>
          <table:table-cell table:style-name="ce103" table:formula="of:=IF(NOT(ISBLANK([.D16]));INDIRECT(ADDRESS(1+WEEKDAY([.A16];2);4;1;1;&quot;Info&quot;));0)" office:value-type="time" office:time-value="PT00H00M00S" calcext:value-type="time">
            <text:p>00:00</text:p>
          </table:table-cell>
          <table:table-cell table:style-name="ce88" table:formula="of:=IF(AND([.A16]&lt;=TODAY();[.A16]&lt;&gt;0);IF(ISERROR(VLOOKUP([.C16];[$Info.$A$18:.$A$21];1;0));INDIRECT(ADDRESS(1+WEEKDAY([.A16];2);3;1;1;&quot;Info&quot;));0);&quot;&quot;)" office:value-type="time" office:time-value="PT00H00M00S" calcext:value-type="time">
            <text:p>00:00</text:p>
          </table:table-cell>
          <table:table-cell table:style-name="ce90" table:formula="of:=IF(AND([.A16]&lt;=TODAY();[.A16]&lt;&gt;0);IF(NOT(ISBLANK([.G16]));IF([.E16]&lt;&gt;0;[.E16]-[.F16]-[.G16];-[.G16]);&quot;&quot;);&quot;&quot;)" office:value-type="time" office:time-value="PT00H00M00S" calcext:value-type="time">
            <text:p>00:00</text:p>
          </table:table-cell>
          <table:table-cell table:style-name="ce91" table:formula="of:=HOUR([.E16]-[.F16])*INDIRECT(ADDRESS(1+WEEKDAY([.A16];2);5;1;1;&quot;Info&quot;))+MINUTE([.E16]-[.F16])/60*INDIRECT(ADDRESS(1+WEEKDAY([.A16];2);5;1;1;&quot;Info&quot;))" office:value-type="float" office:value="0" calcext:value-type="float">
            <text:p>0,00</text:p>
          </table:table-cell>
          <table:table-cell table:number-columns-repeated="1015"/>
        </table:table-row>
        <table:table-row table:style-name="ro3">
          <table:table-cell table:style-name="ce80" table:formula="of:=IF(MONTH([.A16]+1)=MONTH([.A$6]);[.A16]+1;0)" office:value-type="date" office:date-value="2023-02-12" calcext:value-type="date">
            <text:p>12.02.23</text:p>
          </table:table-cell>
          <table:table-cell table:style-name="ce82" table:formula="of:=IF([.A17]=0;&quot;&quot;;VLOOKUP(WEEKDAY([.A17];2);[$Info.$A$2:.$B$8];2))" office:value-type="string" office:string-value="Sunday" calcext:value-type="string">
            <text:p>Sunday</text:p>
          </table:table-cell>
          <table:table-cell table:style-name="ce99" table:number-columns-repeated="2"/>
          <table:table-cell table:style-name="ce86" table:formula="of:=IF(ISERROR(VLOOKUP([.C17];[$Info.$A$18:.$A$22];1;0));IF([.D17]&lt;[.C17];1+[.D17]-[.C17];[.D17]-[.C17]);0)" office:value-type="time" office:time-value="PT00H00M00S" calcext:value-type="time">
            <text:p>00:00</text:p>
          </table:table-cell>
          <table:table-cell table:style-name="ce103" table:formula="of:=IF(NOT(ISBLANK([.D17]));INDIRECT(ADDRESS(1+WEEKDAY([.A17];2);4;1;1;&quot;Info&quot;));0)" office:value-type="time" office:time-value="PT00H00M00S" calcext:value-type="time">
            <text:p>00:00</text:p>
          </table:table-cell>
          <table:table-cell table:style-name="ce88" table:formula="of:=IF(AND([.A17]&lt;=TODAY();[.A17]&lt;&gt;0);IF(ISERROR(VLOOKUP([.C17];[$Info.$A$18:.$A$21];1;0));INDIRECT(ADDRESS(1+WEEKDAY([.A17];2);3;1;1;&quot;Info&quot;));0);&quot;&quot;)" office:value-type="time" office:time-value="PT00H00M00S" calcext:value-type="time">
            <text:p>00:00</text:p>
          </table:table-cell>
          <table:table-cell table:style-name="ce90" table:formula="of:=IF(AND([.A17]&lt;=TODAY();[.A17]&lt;&gt;0);IF(NOT(ISBLANK([.G17]));IF([.E17]&lt;&gt;0;[.E17]-[.F17]-[.G17];-[.G17]);&quot;&quot;);&quot;&quot;)" office:value-type="time" office:time-value="PT00H00M00S" calcext:value-type="time">
            <text:p>00:00</text:p>
          </table:table-cell>
          <table:table-cell table:style-name="ce91" table:formula="of:=HOUR([.E17]-[.F17])*INDIRECT(ADDRESS(1+WEEKDAY([.A17];2);5;1;1;&quot;Info&quot;))+MINUTE([.E17]-[.F17])/60*INDIRECT(ADDRESS(1+WEEKDAY([.A17];2);5;1;1;&quot;Info&quot;))" office:value-type="float" office:value="0" calcext:value-type="float">
            <text:p>0,00</text:p>
          </table:table-cell>
          <table:table-cell table:number-columns-repeated="1015"/>
        </table:table-row>
        <table:table-row table:style-name="ro3">
          <table:table-cell table:style-name="ce80" table:formula="of:=IF(MONTH([.A17]+1)=MONTH([.A$6]);[.A17]+1;0)" office:value-type="date" office:date-value="2023-02-13" calcext:value-type="date">
            <text:p>13.02.23</text:p>
          </table:table-cell>
          <table:table-cell table:style-name="ce82" table:formula="of:=IF([.A18]=0;&quot;&quot;;VLOOKUP(WEEKDAY([.A18];2);[$Info.$A$2:.$B$8];2))" office:value-type="string" office:string-value="Monday" calcext:value-type="string">
            <text:p>Monday</text:p>
          </table:table-cell>
          <table:table-cell table:style-name="ce99" table:number-columns-repeated="2"/>
          <table:table-cell table:style-name="ce86" table:formula="of:=IF(ISERROR(VLOOKUP([.C18];[$Info.$A$18:.$A$22];1;0));IF([.D18]&lt;[.C18];1+[.D18]-[.C18];[.D18]-[.C18]);0)" office:value-type="time" office:time-value="PT00H00M00S" calcext:value-type="time">
            <text:p>00:00</text:p>
          </table:table-cell>
          <table:table-cell table:style-name="ce103" table:formula="of:=IF(NOT(ISBLANK([.D18]));INDIRECT(ADDRESS(1+WEEKDAY([.A18];2);4;1;1;&quot;Info&quot;));0)" office:value-type="time" office:time-value="PT00H00M00S" calcext:value-type="time">
            <text:p>00:00</text:p>
          </table:table-cell>
          <table:table-cell table:style-name="ce88" table:formula="of:=IF(AND([.A18]&lt;=TODAY();[.A18]&lt;&gt;0);IF(ISERROR(VLOOKUP([.C18];[$Info.$A$18:.$A$21];1;0));INDIRECT(ADDRESS(1+WEEKDAY([.A18];2);3;1;1;&quot;Info&quot;));0);&quot;&quot;)" office:value-type="time" office:time-value="PT08H00M00S" calcext:value-type="time">
            <text:p>08:00</text:p>
          </table:table-cell>
          <table:table-cell table:style-name="ce90" table:formula="of:=IF(AND([.A18]&lt;=TODAY();[.A18]&lt;&gt;0);IF(NOT(ISBLANK([.G18]));IF([.E18]&lt;&gt;0;[.E18]-[.F18]-[.G18];-[.G18]);&quot;&quot;);&quot;&quot;)" office:value-type="time" office:time-value="-PT08H00M00S" calcext:value-type="time">
            <text:p>-08:00</text:p>
          </table:table-cell>
          <table:table-cell table:style-name="ce91" table:formula="of:=HOUR([.E18]-[.F18])*INDIRECT(ADDRESS(1+WEEKDAY([.A18];2);5;1;1;&quot;Info&quot;))+MINUTE([.E18]-[.F18])/60*INDIRECT(ADDRESS(1+WEEKDAY([.A18];2);5;1;1;&quot;Info&quot;))" office:value-type="float" office:value="0" calcext:value-type="float">
            <text:p>0,00</text:p>
          </table:table-cell>
          <table:table-cell table:number-columns-repeated="1015"/>
        </table:table-row>
        <table:table-row table:style-name="ro3">
          <table:table-cell table:style-name="ce80" table:formula="of:=IF(MONTH([.A18]+1)=MONTH([.A$6]);[.A18]+1;0)" office:value-type="date" office:date-value="2023-02-14" calcext:value-type="date">
            <text:p>14.02.23</text:p>
          </table:table-cell>
          <table:table-cell table:style-name="ce82" table:formula="of:=IF([.A19]=0;&quot;&quot;;VLOOKUP(WEEKDAY([.A19];2);[$Info.$A$2:.$B$8];2))" office:value-type="string" office:string-value="Tuesday" calcext:value-type="string">
            <text:p>Tuesday</text:p>
          </table:table-cell>
          <table:table-cell table:style-name="ce99" table:number-columns-repeated="2"/>
          <table:table-cell table:style-name="ce86" table:formula="of:=IF(ISERROR(VLOOKUP([.C19];[$Info.$A$18:.$A$22];1;0));IF([.D19]&lt;[.C19];1+[.D19]-[.C19];[.D19]-[.C19]);0)" office:value-type="time" office:time-value="PT00H00M00S" calcext:value-type="time">
            <text:p>00:00</text:p>
          </table:table-cell>
          <table:table-cell table:style-name="ce103" table:formula="of:=IF(NOT(ISBLANK([.D19]));INDIRECT(ADDRESS(1+WEEKDAY([.A19];2);4;1;1;&quot;Info&quot;));0)" office:value-type="time" office:time-value="PT00H00M00S" calcext:value-type="time">
            <text:p>00:00</text:p>
          </table:table-cell>
          <table:table-cell table:style-name="ce88" table:formula="of:=IF(AND([.A19]&lt;=TODAY();[.A19]&lt;&gt;0);IF(ISERROR(VLOOKUP([.C19];[$Info.$A$18:.$A$21];1;0));INDIRECT(ADDRESS(1+WEEKDAY([.A19];2);3;1;1;&quot;Info&quot;));0);&quot;&quot;)" office:value-type="time" office:time-value="PT08H00M00S" calcext:value-type="time">
            <text:p>08:00</text:p>
          </table:table-cell>
          <table:table-cell table:style-name="ce90" table:formula="of:=IF(AND([.A19]&lt;=TODAY();[.A19]&lt;&gt;0);IF(NOT(ISBLANK([.G19]));IF([.E19]&lt;&gt;0;[.E19]-[.F19]-[.G19];-[.G19]);&quot;&quot;);&quot;&quot;)" office:value-type="time" office:time-value="-PT08H00M00S" calcext:value-type="time">
            <text:p>-08:00</text:p>
          </table:table-cell>
          <table:table-cell table:style-name="ce91" table:formula="of:=HOUR([.E19]-[.F19])*INDIRECT(ADDRESS(1+WEEKDAY([.A19];2);5;1;1;&quot;Info&quot;))+MINUTE([.E19]-[.F19])/60*INDIRECT(ADDRESS(1+WEEKDAY([.A19];2);5;1;1;&quot;Info&quot;))" office:value-type="float" office:value="0" calcext:value-type="float">
            <text:p>0,00</text:p>
          </table:table-cell>
          <table:table-cell table:number-columns-repeated="1015"/>
        </table:table-row>
        <table:table-row table:style-name="ro3">
          <table:table-cell table:style-name="ce80" table:formula="of:=IF(MONTH([.A19]+1)=MONTH([.A$6]);[.A19]+1;0)" office:value-type="date" office:date-value="2023-02-15" calcext:value-type="date">
            <text:p>15.02.23</text:p>
          </table:table-cell>
          <table:table-cell table:style-name="ce82" table:formula="of:=IF([.A20]=0;&quot;&quot;;VLOOKUP(WEEKDAY([.A20];2);[$Info.$A$2:.$B$8];2))" office:value-type="string" office:string-value="Wednesday" calcext:value-type="string">
            <text:p>Wednesday</text:p>
          </table:table-cell>
          <table:table-cell table:style-name="ce99" table:number-columns-repeated="2"/>
          <table:table-cell table:style-name="ce86" table:formula="of:=IF(ISERROR(VLOOKUP([.C20];[$Info.$A$18:.$A$22];1;0));IF([.D20]&lt;[.C20];1+[.D20]-[.C20];[.D20]-[.C20]);0)" office:value-type="time" office:time-value="PT00H00M00S" calcext:value-type="time">
            <text:p>00:00</text:p>
          </table:table-cell>
          <table:table-cell table:style-name="ce103" table:formula="of:=IF(NOT(ISBLANK([.D20]));INDIRECT(ADDRESS(1+WEEKDAY([.A20];2);4;1;1;&quot;Info&quot;));0)" office:value-type="time" office:time-value="PT00H00M00S" calcext:value-type="time">
            <text:p>00:00</text:p>
          </table:table-cell>
          <table:table-cell table:style-name="ce88" table:formula="of:=IF(AND([.A20]&lt;=TODAY();[.A20]&lt;&gt;0);IF(ISERROR(VLOOKUP([.C20];[$Info.$A$18:.$A$21];1;0));INDIRECT(ADDRESS(1+WEEKDAY([.A20];2);3;1;1;&quot;Info&quot;));0);&quot;&quot;)" office:value-type="time" office:time-value="PT08H00M00S" calcext:value-type="time">
            <text:p>08:00</text:p>
          </table:table-cell>
          <table:table-cell table:style-name="ce90" table:formula="of:=IF(AND([.A20]&lt;=TODAY();[.A20]&lt;&gt;0);IF(NOT(ISBLANK([.G20]));IF([.E20]&lt;&gt;0;[.E20]-[.F20]-[.G20];-[.G20]);&quot;&quot;);&quot;&quot;)" office:value-type="time" office:time-value="-PT08H00M00S" calcext:value-type="time">
            <text:p>-08:00</text:p>
          </table:table-cell>
          <table:table-cell table:style-name="ce91" table:formula="of:=HOUR([.E20]-[.F20])*INDIRECT(ADDRESS(1+WEEKDAY([.A20];2);5;1;1;&quot;Info&quot;))+MINUTE([.E20]-[.F20])/60*INDIRECT(ADDRESS(1+WEEKDAY([.A20];2);5;1;1;&quot;Info&quot;))" office:value-type="float" office:value="0" calcext:value-type="float">
            <text:p>0,00</text:p>
          </table:table-cell>
          <table:table-cell table:number-columns-repeated="1015"/>
        </table:table-row>
        <table:table-row table:style-name="ro3">
          <table:table-cell table:style-name="ce80" table:formula="of:=IF(MONTH([.A20]+1)=MONTH([.A$6]);[.A20]+1;0)" office:value-type="date" office:date-value="2023-02-16" calcext:value-type="date">
            <text:p>16.02.23</text:p>
          </table:table-cell>
          <table:table-cell table:style-name="ce82" table:formula="of:=IF([.A21]=0;&quot;&quot;;VLOOKUP(WEEKDAY([.A21];2);[$Info.$A$2:.$B$8];2))" office:value-type="string" office:string-value="Thursday" calcext:value-type="string">
            <text:p>Thursday</text:p>
          </table:table-cell>
          <table:table-cell table:style-name="ce99" table:number-columns-repeated="2"/>
          <table:table-cell table:style-name="ce86" table:formula="of:=IF(ISERROR(VLOOKUP([.C21];[$Info.$A$18:.$A$22];1;0));IF([.D21]&lt;[.C21];1+[.D21]-[.C21];[.D21]-[.C21]);0)" office:value-type="time" office:time-value="PT00H00M00S" calcext:value-type="time">
            <text:p>00:00</text:p>
          </table:table-cell>
          <table:table-cell table:style-name="ce103" table:formula="of:=IF(NOT(ISBLANK([.D21]));INDIRECT(ADDRESS(1+WEEKDAY([.A21];2);4;1;1;&quot;Info&quot;));0)" office:value-type="time" office:time-value="PT00H00M00S" calcext:value-type="time">
            <text:p>00:00</text:p>
          </table:table-cell>
          <table:table-cell table:style-name="ce88" table:formula="of:=IF(AND([.A21]&lt;=TODAY();[.A21]&lt;&gt;0);IF(ISERROR(VLOOKUP([.C21];[$Info.$A$18:.$A$21];1;0));INDIRECT(ADDRESS(1+WEEKDAY([.A21];2);3;1;1;&quot;Info&quot;));0);&quot;&quot;)" office:value-type="time" office:time-value="PT08H00M00S" calcext:value-type="time">
            <text:p>08:00</text:p>
          </table:table-cell>
          <table:table-cell table:style-name="ce90" table:formula="of:=IF(AND([.A21]&lt;=TODAY();[.A21]&lt;&gt;0);IF(NOT(ISBLANK([.G21]));IF([.E21]&lt;&gt;0;[.E21]-[.F21]-[.G21];-[.G21]);&quot;&quot;);&quot;&quot;)" office:value-type="time" office:time-value="-PT08H00M00S" calcext:value-type="time">
            <text:p>-08:00</text:p>
          </table:table-cell>
          <table:table-cell table:style-name="ce91" table:formula="of:=HOUR([.E21]-[.F21])*INDIRECT(ADDRESS(1+WEEKDAY([.A21];2);5;1;1;&quot;Info&quot;))+MINUTE([.E21]-[.F21])/60*INDIRECT(ADDRESS(1+WEEKDAY([.A21];2);5;1;1;&quot;Info&quot;))" office:value-type="float" office:value="0" calcext:value-type="float">
            <text:p>0,00</text:p>
          </table:table-cell>
          <table:table-cell table:number-columns-repeated="1015"/>
        </table:table-row>
        <table:table-row table:style-name="ro3">
          <table:table-cell table:style-name="ce80" table:formula="of:=IF(MONTH([.A21]+1)=MONTH([.A$6]);[.A21]+1;0)" office:value-type="date" office:date-value="2023-02-17" calcext:value-type="date">
            <text:p>17.02.23</text:p>
          </table:table-cell>
          <table:table-cell table:style-name="ce82" table:formula="of:=IF([.A22]=0;&quot;&quot;;VLOOKUP(WEEKDAY([.A22];2);[$Info.$A$2:.$B$8];2))" office:value-type="string" office:string-value="Friday" calcext:value-type="string">
            <text:p>Friday</text:p>
          </table:table-cell>
          <table:table-cell table:style-name="ce99" table:number-columns-repeated="2"/>
          <table:table-cell table:style-name="ce86" table:formula="of:=IF(ISERROR(VLOOKUP([.C22];[$Info.$A$18:.$A$22];1;0));IF([.D22]&lt;[.C22];1+[.D22]-[.C22];[.D22]-[.C22]);0)" office:value-type="time" office:time-value="PT00H00M00S" calcext:value-type="time">
            <text:p>00:00</text:p>
          </table:table-cell>
          <table:table-cell table:style-name="ce103" table:formula="of:=IF(NOT(ISBLANK([.D22]));INDIRECT(ADDRESS(1+WEEKDAY([.A22];2);4;1;1;&quot;Info&quot;));0)" office:value-type="time" office:time-value="PT00H00M00S" calcext:value-type="time">
            <text:p>00:00</text:p>
          </table:table-cell>
          <table:table-cell table:style-name="ce88" table:formula="of:=IF(AND([.A22]&lt;=TODAY();[.A22]&lt;&gt;0);IF(ISERROR(VLOOKUP([.C22];[$Info.$A$18:.$A$21];1;0));INDIRECT(ADDRESS(1+WEEKDAY([.A22];2);3;1;1;&quot;Info&quot;));0);&quot;&quot;)" office:value-type="time" office:time-value="PT08H00M00S" calcext:value-type="time">
            <text:p>08:00</text:p>
          </table:table-cell>
          <table:table-cell table:style-name="ce90" table:formula="of:=IF(AND([.A22]&lt;=TODAY();[.A22]&lt;&gt;0);IF(NOT(ISBLANK([.G22]));IF([.E22]&lt;&gt;0;[.E22]-[.F22]-[.G22];-[.G22]);&quot;&quot;);&quot;&quot;)" office:value-type="time" office:time-value="-PT08H00M00S" calcext:value-type="time">
            <text:p>-08:00</text:p>
          </table:table-cell>
          <table:table-cell table:style-name="ce91" table:formula="of:=HOUR([.E22]-[.F22])*INDIRECT(ADDRESS(1+WEEKDAY([.A22];2);5;1;1;&quot;Info&quot;))+MINUTE([.E22]-[.F22])/60*INDIRECT(ADDRESS(1+WEEKDAY([.A22];2);5;1;1;&quot;Info&quot;))" office:value-type="float" office:value="0" calcext:value-type="float">
            <text:p>0,00</text:p>
          </table:table-cell>
          <table:table-cell table:number-columns-repeated="1015"/>
        </table:table-row>
        <table:table-row table:style-name="ro3">
          <table:table-cell table:style-name="ce80" table:formula="of:=IF(MONTH([.A22]+1)=MONTH([.A$6]);[.A22]+1;0)" office:value-type="date" office:date-value="2023-02-18" calcext:value-type="date">
            <text:p>18.02.23</text:p>
          </table:table-cell>
          <table:table-cell table:style-name="ce82" table:formula="of:=IF([.A23]=0;&quot;&quot;;VLOOKUP(WEEKDAY([.A23];2);[$Info.$A$2:.$B$8];2))" office:value-type="string" office:string-value="Saturday" calcext:value-type="string">
            <text:p>Saturday</text:p>
          </table:table-cell>
          <table:table-cell table:style-name="ce99" table:number-columns-repeated="2"/>
          <table:table-cell table:style-name="ce86" table:formula="of:=IF(ISERROR(VLOOKUP([.C23];[$Info.$A$18:.$A$22];1;0));IF([.D23]&lt;[.C23];1+[.D23]-[.C23];[.D23]-[.C23]);0)" office:value-type="time" office:time-value="PT00H00M00S" calcext:value-type="time">
            <text:p>00:00</text:p>
          </table:table-cell>
          <table:table-cell table:style-name="ce103" table:formula="of:=IF(NOT(ISBLANK([.D23]));INDIRECT(ADDRESS(1+WEEKDAY([.A23];2);4;1;1;&quot;Info&quot;));0)" office:value-type="time" office:time-value="PT00H00M00S" calcext:value-type="time">
            <text:p>00:00</text:p>
          </table:table-cell>
          <table:table-cell table:style-name="ce88" table:formula="of:=IF(AND([.A23]&lt;=TODAY();[.A23]&lt;&gt;0);IF(ISERROR(VLOOKUP([.C23];[$Info.$A$18:.$A$21];1;0));INDIRECT(ADDRESS(1+WEEKDAY([.A23];2);3;1;1;&quot;Info&quot;));0);&quot;&quot;)" office:value-type="time" office:time-value="PT00H00M00S" calcext:value-type="time">
            <text:p>00:00</text:p>
          </table:table-cell>
          <table:table-cell table:style-name="ce90" table:formula="of:=IF(AND([.A23]&lt;=TODAY();[.A23]&lt;&gt;0);IF(NOT(ISBLANK([.G23]));IF([.E23]&lt;&gt;0;[.E23]-[.F23]-[.G23];-[.G23]);&quot;&quot;);&quot;&quot;)" office:value-type="time" office:time-value="PT00H00M00S" calcext:value-type="time">
            <text:p>00:00</text:p>
          </table:table-cell>
          <table:table-cell table:style-name="ce91" table:formula="of:=HOUR([.E23]-[.F23])*INDIRECT(ADDRESS(1+WEEKDAY([.A23];2);5;1;1;&quot;Info&quot;))+MINUTE([.E23]-[.F23])/60*INDIRECT(ADDRESS(1+WEEKDAY([.A23];2);5;1;1;&quot;Info&quot;))" office:value-type="float" office:value="0" calcext:value-type="float">
            <text:p>0,00</text:p>
          </table:table-cell>
          <table:table-cell table:number-columns-repeated="1015"/>
        </table:table-row>
        <table:table-row table:style-name="ro3">
          <table:table-cell table:style-name="ce80" table:formula="of:=IF(MONTH([.A23]+1)=MONTH([.A$6]);[.A23]+1;0)" office:value-type="date" office:date-value="2023-02-19" calcext:value-type="date">
            <text:p>19.02.23</text:p>
          </table:table-cell>
          <table:table-cell table:style-name="ce82" table:formula="of:=IF([.A24]=0;&quot;&quot;;VLOOKUP(WEEKDAY([.A24];2);[$Info.$A$2:.$B$8];2))" office:value-type="string" office:string-value="Sunday" calcext:value-type="string">
            <text:p>Sunday</text:p>
          </table:table-cell>
          <table:table-cell table:style-name="ce99" table:number-columns-repeated="2"/>
          <table:table-cell table:style-name="ce86" table:formula="of:=IF(ISERROR(VLOOKUP([.C24];[$Info.$A$18:.$A$22];1;0));IF([.D24]&lt;[.C24];1+[.D24]-[.C24];[.D24]-[.C24]);0)" office:value-type="time" office:time-value="PT00H00M00S" calcext:value-type="time">
            <text:p>00:00</text:p>
          </table:table-cell>
          <table:table-cell table:style-name="ce103" table:formula="of:=IF(NOT(ISBLANK([.D24]));INDIRECT(ADDRESS(1+WEEKDAY([.A24];2);4;1;1;&quot;Info&quot;));0)" office:value-type="time" office:time-value="PT00H00M00S" calcext:value-type="time">
            <text:p>00:00</text:p>
          </table:table-cell>
          <table:table-cell table:style-name="ce88" table:formula="of:=IF(AND([.A24]&lt;=TODAY();[.A24]&lt;&gt;0);IF(ISERROR(VLOOKUP([.C24];[$Info.$A$18:.$A$21];1;0));INDIRECT(ADDRESS(1+WEEKDAY([.A24];2);3;1;1;&quot;Info&quot;));0);&quot;&quot;)" office:value-type="time" office:time-value="PT00H00M00S" calcext:value-type="time">
            <text:p>00:00</text:p>
          </table:table-cell>
          <table:table-cell table:style-name="ce90" table:formula="of:=IF(AND([.A24]&lt;=TODAY();[.A24]&lt;&gt;0);IF(NOT(ISBLANK([.G24]));IF([.E24]&lt;&gt;0;[.E24]-[.F24]-[.G24];-[.G24]);&quot;&quot;);&quot;&quot;)" office:value-type="time" office:time-value="PT00H00M00S" calcext:value-type="time">
            <text:p>00:00</text:p>
          </table:table-cell>
          <table:table-cell table:style-name="ce91" table:formula="of:=HOUR([.E24]-[.F24])*INDIRECT(ADDRESS(1+WEEKDAY([.A24];2);5;1;1;&quot;Info&quot;))+MINUTE([.E24]-[.F24])/60*INDIRECT(ADDRESS(1+WEEKDAY([.A24];2);5;1;1;&quot;Info&quot;))" office:value-type="float" office:value="0" calcext:value-type="float">
            <text:p>0,00</text:p>
          </table:table-cell>
          <table:table-cell table:number-columns-repeated="1015"/>
        </table:table-row>
        <table:table-row table:style-name="ro3">
          <table:table-cell table:style-name="ce80" table:formula="of:=IF(MONTH([.A24]+1)=MONTH([.A$6]);[.A24]+1;0)" office:value-type="date" office:date-value="2023-02-20" calcext:value-type="date">
            <text:p>20.02.23</text:p>
          </table:table-cell>
          <table:table-cell table:style-name="ce82" table:formula="of:=IF([.A25]=0;&quot;&quot;;VLOOKUP(WEEKDAY([.A25];2);[$Info.$A$2:.$B$8];2))" office:value-type="string" office:string-value="Monday" calcext:value-type="string">
            <text:p>Monday</text:p>
          </table:table-cell>
          <table:table-cell table:style-name="ce99" table:number-columns-repeated="2"/>
          <table:table-cell table:style-name="ce86" table:formula="of:=IF(ISERROR(VLOOKUP([.C25];[$Info.$A$18:.$A$22];1;0));IF([.D25]&lt;[.C25];1+[.D25]-[.C25];[.D25]-[.C25]);0)" office:value-type="time" office:time-value="PT00H00M00S" calcext:value-type="time">
            <text:p>00:00</text:p>
          </table:table-cell>
          <table:table-cell table:style-name="ce103" table:formula="of:=IF(NOT(ISBLANK([.D25]));INDIRECT(ADDRESS(1+WEEKDAY([.A25];2);4;1;1;&quot;Info&quot;));0)" office:value-type="time" office:time-value="PT00H00M00S" calcext:value-type="time">
            <text:p>00:00</text:p>
          </table:table-cell>
          <table:table-cell table:style-name="ce88" table:formula="of:=IF(AND([.A25]&lt;=TODAY();[.A25]&lt;&gt;0);IF(ISERROR(VLOOKUP([.C25];[$Info.$A$18:.$A$21];1;0));INDIRECT(ADDRESS(1+WEEKDAY([.A25];2);3;1;1;&quot;Info&quot;));0);&quot;&quot;)" office:value-type="time" office:time-value="PT08H00M00S" calcext:value-type="time">
            <text:p>08:00</text:p>
          </table:table-cell>
          <table:table-cell table:style-name="ce90" table:formula="of:=IF(AND([.A25]&lt;=TODAY();[.A25]&lt;&gt;0);IF(NOT(ISBLANK([.G25]));IF([.E25]&lt;&gt;0;[.E25]-[.F25]-[.G25];-[.G25]);&quot;&quot;);&quot;&quot;)" office:value-type="time" office:time-value="-PT08H00M00S" calcext:value-type="time">
            <text:p>-08:00</text:p>
          </table:table-cell>
          <table:table-cell table:style-name="ce91" table:formula="of:=HOUR([.E25]-[.F25])*INDIRECT(ADDRESS(1+WEEKDAY([.A25];2);5;1;1;&quot;Info&quot;))+MINUTE([.E25]-[.F25])/60*INDIRECT(ADDRESS(1+WEEKDAY([.A25];2);5;1;1;&quot;Info&quot;))" office:value-type="float" office:value="0" calcext:value-type="float">
            <text:p>0,00</text:p>
          </table:table-cell>
          <table:table-cell table:number-columns-repeated="1015"/>
        </table:table-row>
        <table:table-row table:style-name="ro3">
          <table:table-cell table:style-name="ce80" table:formula="of:=IF(MONTH([.A25]+1)=MONTH([.A$6]);[.A25]+1;0)" office:value-type="date" office:date-value="2023-02-21" calcext:value-type="date">
            <text:p>21.02.23</text:p>
          </table:table-cell>
          <table:table-cell table:style-name="ce82" table:formula="of:=IF([.A26]=0;&quot;&quot;;VLOOKUP(WEEKDAY([.A26];2);[$Info.$A$2:.$B$8];2))" office:value-type="string" office:string-value="Tuesday" calcext:value-type="string">
            <text:p>Tuesday</text:p>
          </table:table-cell>
          <table:table-cell table:style-name="ce99" table:number-columns-repeated="2"/>
          <table:table-cell table:style-name="ce86" table:formula="of:=IF(ISERROR(VLOOKUP([.C26];[$Info.$A$18:.$A$22];1;0));IF([.D26]&lt;[.C26];1+[.D26]-[.C26];[.D26]-[.C26]);0)" office:value-type="time" office:time-value="PT00H00M00S" calcext:value-type="time">
            <text:p>00:00</text:p>
          </table:table-cell>
          <table:table-cell table:style-name="ce103" table:formula="of:=IF(NOT(ISBLANK([.D26]));INDIRECT(ADDRESS(1+WEEKDAY([.A26];2);4;1;1;&quot;Info&quot;));0)" office:value-type="time" office:time-value="PT00H00M00S" calcext:value-type="time">
            <text:p>00:00</text:p>
          </table:table-cell>
          <table:table-cell table:style-name="ce88" table:formula="of:=IF(AND([.A26]&lt;=TODAY();[.A26]&lt;&gt;0);IF(ISERROR(VLOOKUP([.C26];[$Info.$A$18:.$A$21];1;0));INDIRECT(ADDRESS(1+WEEKDAY([.A26];2);3;1;1;&quot;Info&quot;));0);&quot;&quot;)" office:value-type="time" office:time-value="PT08H00M00S" calcext:value-type="time">
            <text:p>08:00</text:p>
          </table:table-cell>
          <table:table-cell table:style-name="ce90" table:formula="of:=IF(AND([.A26]&lt;=TODAY();[.A26]&lt;&gt;0);IF(NOT(ISBLANK([.G26]));IF([.E26]&lt;&gt;0;[.E26]-[.F26]-[.G26];-[.G26]);&quot;&quot;);&quot;&quot;)" office:value-type="time" office:time-value="-PT08H00M00S" calcext:value-type="time">
            <text:p>-08:00</text:p>
          </table:table-cell>
          <table:table-cell table:style-name="ce91" table:formula="of:=HOUR([.E26]-[.F26])*INDIRECT(ADDRESS(1+WEEKDAY([.A26];2);5;1;1;&quot;Info&quot;))+MINUTE([.E26]-[.F26])/60*INDIRECT(ADDRESS(1+WEEKDAY([.A26];2);5;1;1;&quot;Info&quot;))" office:value-type="float" office:value="0" calcext:value-type="float">
            <text:p>0,00</text:p>
          </table:table-cell>
          <table:table-cell table:number-columns-repeated="1015"/>
        </table:table-row>
        <table:table-row table:style-name="ro3">
          <table:table-cell table:style-name="ce80" table:formula="of:=IF(MONTH([.A26]+1)=MONTH([.A$6]);[.A26]+1;0)" office:value-type="date" office:date-value="2023-02-22" calcext:value-type="date">
            <text:p>22.02.23</text:p>
          </table:table-cell>
          <table:table-cell table:style-name="ce82" table:formula="of:=IF([.A27]=0;&quot;&quot;;VLOOKUP(WEEKDAY([.A27];2);[$Info.$A$2:.$B$8];2))" office:value-type="string" office:string-value="Wednesday" calcext:value-type="string">
            <text:p>Wednesday</text:p>
          </table:table-cell>
          <table:table-cell table:style-name="ce99" table:number-columns-repeated="2"/>
          <table:table-cell table:style-name="ce86" table:formula="of:=IF(ISERROR(VLOOKUP([.C27];[$Info.$A$18:.$A$22];1;0));IF([.D27]&lt;[.C27];1+[.D27]-[.C27];[.D27]-[.C27]);0)" office:value-type="time" office:time-value="PT00H00M00S" calcext:value-type="time">
            <text:p>00:00</text:p>
          </table:table-cell>
          <table:table-cell table:style-name="ce103" table:formula="of:=IF(NOT(ISBLANK([.D27]));INDIRECT(ADDRESS(1+WEEKDAY([.A27];2);4;1;1;&quot;Info&quot;));0)" office:value-type="time" office:time-value="PT00H00M00S" calcext:value-type="time">
            <text:p>00:00</text:p>
          </table:table-cell>
          <table:table-cell table:style-name="ce88" table:formula="of:=IF(AND([.A27]&lt;=TODAY();[.A27]&lt;&gt;0);IF(ISERROR(VLOOKUP([.C27];[$Info.$A$18:.$A$21];1;0));INDIRECT(ADDRESS(1+WEEKDAY([.A27];2);3;1;1;&quot;Info&quot;));0);&quot;&quot;)" office:value-type="time" office:time-value="PT08H00M00S" calcext:value-type="time">
            <text:p>08:00</text:p>
          </table:table-cell>
          <table:table-cell table:style-name="ce90" table:formula="of:=IF(AND([.A27]&lt;=TODAY();[.A27]&lt;&gt;0);IF(NOT(ISBLANK([.G27]));IF([.E27]&lt;&gt;0;[.E27]-[.F27]-[.G27];-[.G27]);&quot;&quot;);&quot;&quot;)" office:value-type="time" office:time-value="-PT08H00M00S" calcext:value-type="time">
            <text:p>-08:00</text:p>
          </table:table-cell>
          <table:table-cell table:style-name="ce91" table:formula="of:=HOUR([.E27]-[.F27])*INDIRECT(ADDRESS(1+WEEKDAY([.A27];2);5;1;1;&quot;Info&quot;))+MINUTE([.E27]-[.F27])/60*INDIRECT(ADDRESS(1+WEEKDAY([.A27];2);5;1;1;&quot;Info&quot;))" office:value-type="float" office:value="0" calcext:value-type="float">
            <text:p>0,00</text:p>
          </table:table-cell>
          <table:table-cell table:number-columns-repeated="1015"/>
        </table:table-row>
        <table:table-row table:style-name="ro3">
          <table:table-cell table:style-name="ce80" table:formula="of:=IF(MONTH([.A27]+1)=MONTH([.A$6]);[.A27]+1;0)" office:value-type="date" office:date-value="2023-02-23" calcext:value-type="date">
            <text:p>23.02.23</text:p>
          </table:table-cell>
          <table:table-cell table:style-name="ce82" table:formula="of:=IF([.A28]=0;&quot;&quot;;VLOOKUP(WEEKDAY([.A28];2);[$Info.$A$2:.$B$8];2))" office:value-type="string" office:string-value="Thursday" calcext:value-type="string">
            <text:p>Thursday</text:p>
          </table:table-cell>
          <table:table-cell table:style-name="ce99" table:number-columns-repeated="2"/>
          <table:table-cell table:style-name="ce86" table:formula="of:=IF(ISERROR(VLOOKUP([.C28];[$Info.$A$18:.$A$22];1;0));IF([.D28]&lt;[.C28];1+[.D28]-[.C28];[.D28]-[.C28]);0)" office:value-type="time" office:time-value="PT00H00M00S" calcext:value-type="time">
            <text:p>00:00</text:p>
          </table:table-cell>
          <table:table-cell table:style-name="ce103" table:formula="of:=IF(NOT(ISBLANK([.D28]));INDIRECT(ADDRESS(1+WEEKDAY([.A28];2);4;1;1;&quot;Info&quot;));0)" office:value-type="time" office:time-value="PT00H00M00S" calcext:value-type="time">
            <text:p>00:00</text:p>
          </table:table-cell>
          <table:table-cell table:style-name="ce88" table:formula="of:=IF(AND([.A28]&lt;=TODAY();[.A28]&lt;&gt;0);IF(ISERROR(VLOOKUP([.C28];[$Info.$A$18:.$A$21];1;0));INDIRECT(ADDRESS(1+WEEKDAY([.A28];2);3;1;1;&quot;Info&quot;));0);&quot;&quot;)" office:value-type="time" office:time-value="PT08H00M00S" calcext:value-type="time">
            <text:p>08:00</text:p>
          </table:table-cell>
          <table:table-cell table:style-name="ce90" table:formula="of:=IF(AND([.A28]&lt;=TODAY();[.A28]&lt;&gt;0);IF(NOT(ISBLANK([.G28]));IF([.E28]&lt;&gt;0;[.E28]-[.F28]-[.G28];-[.G28]);&quot;&quot;);&quot;&quot;)" office:value-type="time" office:time-value="-PT08H00M00S" calcext:value-type="time">
            <text:p>-08:00</text:p>
          </table:table-cell>
          <table:table-cell table:style-name="ce91" table:formula="of:=HOUR([.E28]-[.F28])*INDIRECT(ADDRESS(1+WEEKDAY([.A28];2);5;1;1;&quot;Info&quot;))+MINUTE([.E28]-[.F28])/60*INDIRECT(ADDRESS(1+WEEKDAY([.A28];2);5;1;1;&quot;Info&quot;))" office:value-type="float" office:value="0" calcext:value-type="float">
            <text:p>0,00</text:p>
          </table:table-cell>
          <table:table-cell table:number-columns-repeated="1015"/>
        </table:table-row>
        <table:table-row table:style-name="ro3">
          <table:table-cell table:style-name="ce80" table:formula="of:=IF(MONTH([.A28]+1)=MONTH([.A$6]);[.A28]+1;0)" office:value-type="date" office:date-value="2023-02-24" calcext:value-type="date">
            <text:p>24.02.23</text:p>
          </table:table-cell>
          <table:table-cell table:style-name="ce82" table:formula="of:=IF([.A29]=0;&quot;&quot;;VLOOKUP(WEEKDAY([.A29];2);[$Info.$A$2:.$B$8];2))" office:value-type="string" office:string-value="Friday" calcext:value-type="string">
            <text:p>Friday</text:p>
          </table:table-cell>
          <table:table-cell table:style-name="ce99" table:number-columns-repeated="2"/>
          <table:table-cell table:style-name="ce86" table:formula="of:=IF(ISERROR(VLOOKUP([.C29];[$Info.$A$18:.$A$22];1;0));IF([.D29]&lt;[.C29];1+[.D29]-[.C29];[.D29]-[.C29]);0)" office:value-type="time" office:time-value="PT00H00M00S" calcext:value-type="time">
            <text:p>00:00</text:p>
          </table:table-cell>
          <table:table-cell table:style-name="ce103" table:formula="of:=IF(NOT(ISBLANK([.D29]));INDIRECT(ADDRESS(1+WEEKDAY([.A29];2);4;1;1;&quot;Info&quot;));0)" office:value-type="time" office:time-value="PT00H00M00S" calcext:value-type="time">
            <text:p>00:00</text:p>
          </table:table-cell>
          <table:table-cell table:style-name="ce88" table:formula="of:=IF(AND([.A29]&lt;=TODAY();[.A29]&lt;&gt;0);IF(ISERROR(VLOOKUP([.C29];[$Info.$A$18:.$A$21];1;0));INDIRECT(ADDRESS(1+WEEKDAY([.A29];2);3;1;1;&quot;Info&quot;));0);&quot;&quot;)" office:value-type="time" office:time-value="PT08H00M00S" calcext:value-type="time">
            <text:p>08:00</text:p>
          </table:table-cell>
          <table:table-cell table:style-name="ce90" table:formula="of:=IF(AND([.A29]&lt;=TODAY();[.A29]&lt;&gt;0);IF(NOT(ISBLANK([.G29]));IF([.E29]&lt;&gt;0;[.E29]-[.F29]-[.G29];-[.G29]);&quot;&quot;);&quot;&quot;)" office:value-type="time" office:time-value="-PT08H00M00S" calcext:value-type="time">
            <text:p>-08:00</text:p>
          </table:table-cell>
          <table:table-cell table:style-name="ce91" table:formula="of:=HOUR([.E29]-[.F29])*INDIRECT(ADDRESS(1+WEEKDAY([.A29];2);5;1;1;&quot;Info&quot;))+MINUTE([.E29]-[.F29])/60*INDIRECT(ADDRESS(1+WEEKDAY([.A29];2);5;1;1;&quot;Info&quot;))" office:value-type="float" office:value="0" calcext:value-type="float">
            <text:p>0,00</text:p>
          </table:table-cell>
          <table:table-cell table:number-columns-repeated="1015"/>
        </table:table-row>
        <table:table-row table:style-name="ro3">
          <table:table-cell table:style-name="ce80" table:formula="of:=IF(MONTH([.A29]+1)=MONTH([.A$6]);[.A29]+1;0)" office:value-type="date" office:date-value="2023-02-25" calcext:value-type="date">
            <text:p>25.02.23</text:p>
          </table:table-cell>
          <table:table-cell table:style-name="ce82" table:formula="of:=IF([.A30]=0;&quot;&quot;;VLOOKUP(WEEKDAY([.A30];2);[$Info.$A$2:.$B$8];2))" office:value-type="string" office:string-value="Saturday" calcext:value-type="string">
            <text:p>Saturday</text:p>
          </table:table-cell>
          <table:table-cell table:style-name="ce99" table:number-columns-repeated="2"/>
          <table:table-cell table:style-name="ce86" table:formula="of:=IF(ISERROR(VLOOKUP([.C30];[$Info.$A$18:.$A$22];1;0));IF([.D30]&lt;[.C30];1+[.D30]-[.C30];[.D30]-[.C30]);0)" office:value-type="time" office:time-value="PT00H00M00S" calcext:value-type="time">
            <text:p>00:00</text:p>
          </table:table-cell>
          <table:table-cell table:style-name="ce103" table:formula="of:=IF(NOT(ISBLANK([.D30]));INDIRECT(ADDRESS(1+WEEKDAY([.A30];2);4;1;1;&quot;Info&quot;));0)" office:value-type="time" office:time-value="PT00H00M00S" calcext:value-type="time">
            <text:p>00:00</text:p>
          </table:table-cell>
          <table:table-cell table:style-name="ce88" table:formula="of:=IF(AND([.A30]&lt;=TODAY();[.A30]&lt;&gt;0);IF(ISERROR(VLOOKUP([.C30];[$Info.$A$18:.$A$21];1;0));INDIRECT(ADDRESS(1+WEEKDAY([.A30];2);3;1;1;&quot;Info&quot;));0);&quot;&quot;)" office:value-type="time" office:time-value="PT00H00M00S" calcext:value-type="time">
            <text:p>00:00</text:p>
          </table:table-cell>
          <table:table-cell table:style-name="ce90" table:formula="of:=IF(AND([.A30]&lt;=TODAY();[.A30]&lt;&gt;0);IF(NOT(ISBLANK([.G30]));IF([.E30]&lt;&gt;0;[.E30]-[.F30]-[.G30];-[.G30]);&quot;&quot;);&quot;&quot;)" office:value-type="time" office:time-value="PT00H00M00S" calcext:value-type="time">
            <text:p>00:00</text:p>
          </table:table-cell>
          <table:table-cell table:style-name="ce91" table:formula="of:=HOUR([.E30]-[.F30])*INDIRECT(ADDRESS(1+WEEKDAY([.A30];2);5;1;1;&quot;Info&quot;))+MINUTE([.E30]-[.F30])/60*INDIRECT(ADDRESS(1+WEEKDAY([.A30];2);5;1;1;&quot;Info&quot;))" office:value-type="float" office:value="0" calcext:value-type="float">
            <text:p>0,00</text:p>
          </table:table-cell>
          <table:table-cell table:number-columns-repeated="1015"/>
        </table:table-row>
        <table:table-row table:style-name="ro3">
          <table:table-cell table:style-name="ce80" table:formula="of:=IF(MONTH([.A30]+1)=MONTH([.A$6]);[.A30]+1;0)" office:value-type="date" office:date-value="2023-02-26" calcext:value-type="date">
            <text:p>26.02.23</text:p>
          </table:table-cell>
          <table:table-cell table:style-name="ce82" table:formula="of:=IF([.A31]=0;&quot;&quot;;VLOOKUP(WEEKDAY([.A31];2);[$Info.$A$2:.$B$8];2))" office:value-type="string" office:string-value="Sunday" calcext:value-type="string">
            <text:p>Sunday</text:p>
          </table:table-cell>
          <table:table-cell table:style-name="ce99" table:number-columns-repeated="2"/>
          <table:table-cell table:style-name="ce86" table:formula="of:=IF(ISERROR(VLOOKUP([.C31];[$Info.$A$18:.$A$22];1;0));IF([.D31]&lt;[.C31];1+[.D31]-[.C31];[.D31]-[.C31]);0)" office:value-type="time" office:time-value="PT00H00M00S" calcext:value-type="time">
            <text:p>00:00</text:p>
          </table:table-cell>
          <table:table-cell table:style-name="ce103" table:formula="of:=IF(NOT(ISBLANK([.D31]));INDIRECT(ADDRESS(1+WEEKDAY([.A31];2);4;1;1;&quot;Info&quot;));0)" office:value-type="time" office:time-value="PT00H00M00S" calcext:value-type="time">
            <text:p>00:00</text:p>
          </table:table-cell>
          <table:table-cell table:style-name="ce88" table:formula="of:=IF(AND([.A31]&lt;=TODAY();[.A31]&lt;&gt;0);IF(ISERROR(VLOOKUP([.C31];[$Info.$A$18:.$A$21];1;0));INDIRECT(ADDRESS(1+WEEKDAY([.A31];2);3;1;1;&quot;Info&quot;));0);&quot;&quot;)" office:value-type="time" office:time-value="PT00H00M00S" calcext:value-type="time">
            <text:p>00:00</text:p>
          </table:table-cell>
          <table:table-cell table:style-name="ce90" table:formula="of:=IF(AND([.A31]&lt;=TODAY();[.A31]&lt;&gt;0);IF(NOT(ISBLANK([.G31]));IF([.E31]&lt;&gt;0;[.E31]-[.F31]-[.G31];-[.G31]);&quot;&quot;);&quot;&quot;)" office:value-type="time" office:time-value="PT00H00M00S" calcext:value-type="time">
            <text:p>00:00</text:p>
          </table:table-cell>
          <table:table-cell table:style-name="ce91" table:formula="of:=HOUR([.E31]-[.F31])*INDIRECT(ADDRESS(1+WEEKDAY([.A31];2);5;1;1;&quot;Info&quot;))+MINUTE([.E31]-[.F31])/60*INDIRECT(ADDRESS(1+WEEKDAY([.A31];2);5;1;1;&quot;Info&quot;))" office:value-type="float" office:value="0" calcext:value-type="float">
            <text:p>0,00</text:p>
          </table:table-cell>
          <table:table-cell table:number-columns-repeated="1015"/>
        </table:table-row>
        <table:table-row table:style-name="ro3">
          <table:table-cell table:style-name="ce80" table:formula="of:=IF(MONTH([.A31]+1)=MONTH([.A$6]);[.A31]+1;0)" office:value-type="date" office:date-value="2023-02-27" calcext:value-type="date">
            <text:p>27.02.23</text:p>
          </table:table-cell>
          <table:table-cell table:style-name="ce82" table:formula="of:=IF([.A32]=0;&quot;&quot;;VLOOKUP(WEEKDAY([.A32];2);[$Info.$A$2:.$B$8];2))" office:value-type="string" office:string-value="Monday" calcext:value-type="string">
            <text:p>Monday</text:p>
          </table:table-cell>
          <table:table-cell table:style-name="ce99" table:number-columns-repeated="2"/>
          <table:table-cell table:style-name="ce86" table:formula="of:=IF(ISERROR(VLOOKUP([.C32];[$Info.$A$18:.$A$22];1;0));IF([.D32]&lt;[.C32];1+[.D32]-[.C32];[.D32]-[.C32]);0)" office:value-type="time" office:time-value="PT00H00M00S" calcext:value-type="time">
            <text:p>00:00</text:p>
          </table:table-cell>
          <table:table-cell table:style-name="ce103" table:formula="of:=IF(NOT(ISBLANK([.D32]));INDIRECT(ADDRESS(1+WEEKDAY([.A32];2);4;1;1;&quot;Info&quot;));0)" office:value-type="time" office:time-value="PT00H00M00S" calcext:value-type="time">
            <text:p>00:00</text:p>
          </table:table-cell>
          <table:table-cell table:style-name="ce88" table:formula="of:=IF(AND([.A32]&lt;=TODAY();[.A32]&lt;&gt;0);IF(ISERROR(VLOOKUP([.C32];[$Info.$A$18:.$A$21];1;0));INDIRECT(ADDRESS(1+WEEKDAY([.A32];2);3;1;1;&quot;Info&quot;));0);&quot;&quot;)" office:value-type="time" office:time-value="PT08H00M00S" calcext:value-type="time">
            <text:p>08:00</text:p>
          </table:table-cell>
          <table:table-cell table:style-name="ce90" table:formula="of:=IF(AND([.A32]&lt;=TODAY();[.A32]&lt;&gt;0);IF(NOT(ISBLANK([.G32]));IF([.E32]&lt;&gt;0;[.E32]-[.F32]-[.G32];-[.G32]);&quot;&quot;);&quot;&quot;)" office:value-type="time" office:time-value="-PT08H00M00S" calcext:value-type="time">
            <text:p>-08:00</text:p>
          </table:table-cell>
          <table:table-cell table:style-name="ce91" table:formula="of:=HOUR([.E32]-[.F32])*INDIRECT(ADDRESS(1+WEEKDAY([.A32];2);5;1;1;&quot;Info&quot;))+MINUTE([.E32]-[.F32])/60*INDIRECT(ADDRESS(1+WEEKDAY([.A32];2);5;1;1;&quot;Info&quot;))" office:value-type="float" office:value="0" calcext:value-type="float">
            <text:p>0,00</text:p>
          </table:table-cell>
          <table:table-cell table:number-columns-repeated="1015"/>
        </table:table-row>
        <table:table-row table:style-name="ro3">
          <table:table-cell table:style-name="ce80" table:formula="of:=IF(MONTH([.A32]+1)=MONTH([.A$6]);[.A32]+1;0)" office:value-type="date" office:date-value="2023-02-28" calcext:value-type="date">
            <text:p>28.02.23</text:p>
          </table:table-cell>
          <table:table-cell table:style-name="ce82" table:formula="of:=IF([.A33]=0;&quot;&quot;;VLOOKUP(WEEKDAY([.A33];2);[$Info.$A$2:.$B$8];2))" office:value-type="string" office:string-value="Tuesday" calcext:value-type="string">
            <text:p>Tuesday</text:p>
          </table:table-cell>
          <table:table-cell table:style-name="ce99" table:number-columns-repeated="2"/>
          <table:table-cell table:style-name="ce86" table:formula="of:=IF(ISERROR(VLOOKUP([.C33];[$Info.$A$18:.$A$22];1;0));IF([.D33]&lt;[.C33];1+[.D33]-[.C33];[.D33]-[.C33]);0)" office:value-type="time" office:time-value="PT00H00M00S" calcext:value-type="time">
            <text:p>00:00</text:p>
          </table:table-cell>
          <table:table-cell table:style-name="ce103" table:formula="of:=IF(NOT(ISBLANK([.D33]));INDIRECT(ADDRESS(1+WEEKDAY([.A33];2);4;1;1;&quot;Info&quot;));0)" office:value-type="time" office:time-value="PT00H00M00S" calcext:value-type="time">
            <text:p>00:00</text:p>
          </table:table-cell>
          <table:table-cell table:style-name="ce88" table:formula="of:=IF(AND([.A33]&lt;=TODAY();[.A33]&lt;&gt;0);IF(ISERROR(VLOOKUP([.C33];[$Info.$A$18:.$A$21];1;0));INDIRECT(ADDRESS(1+WEEKDAY([.A33];2);3;1;1;&quot;Info&quot;));0);&quot;&quot;)" office:value-type="time" office:time-value="PT08H00M00S" calcext:value-type="time">
            <text:p>08:00</text:p>
          </table:table-cell>
          <table:table-cell table:style-name="ce90" table:formula="of:=IF(AND([.A33]&lt;=TODAY();[.A33]&lt;&gt;0);IF(NOT(ISBLANK([.G33]));IF([.E33]&lt;&gt;0;[.E33]-[.F33]-[.G33];-[.G33]);&quot;&quot;);&quot;&quot;)" office:value-type="time" office:time-value="-PT08H00M00S" calcext:value-type="time">
            <text:p>-08:00</text:p>
          </table:table-cell>
          <table:table-cell table:style-name="ce91" table:formula="of:=HOUR([.E33]-[.F33])*INDIRECT(ADDRESS(1+WEEKDAY([.A33];2);5;1;1;&quot;Info&quot;))+MINUTE([.E33]-[.F33])/60*INDIRECT(ADDRESS(1+WEEKDAY([.A33];2);5;1;1;&quot;Info&quot;))" office:value-type="float" office:value="0" calcext:value-type="float">
            <text:p>0,00</text:p>
          </table:table-cell>
          <table:table-cell table:number-columns-repeated="1015"/>
        </table:table-row>
        <table:table-row table:style-name="ro3">
          <table:table-cell table:style-name="ce80" table:formula="of:=IF(MONTH([.A33]+1)=MONTH([.A$6]);[.A33]+1;0)" office:value-type="date" office:date-value="1899-12-30" calcext:value-type="date">
            <text:p>30.12.99</text:p>
          </table:table-cell>
          <table:table-cell table:style-name="ce82" table:formula="of:=IF([.A34]=0;&quot;&quot;;VLOOKUP(WEEKDAY([.A34];2);[$Info.$A$2:.$B$8];2))">
            <text:p/>
          </table:table-cell>
          <table:table-cell table:style-name="ce99" table:number-columns-repeated="2"/>
          <table:table-cell table:style-name="ce86" table:formula="of:=IF(ISERROR(VLOOKUP([.C34];[$Info.$A$18:.$A$22];1;0));IF([.D34]&lt;[.C34];1+[.D34]-[.C34];[.D34]-[.C34]);0)" office:value-type="time" office:time-value="PT00H00M00S" calcext:value-type="time">
            <text:p>00:00</text:p>
          </table:table-cell>
          <table:table-cell table:style-name="ce103" table:formula="of:=IF(NOT(ISBLANK([.D34]));INDIRECT(ADDRESS(1+WEEKDAY([.A34];2);4;1;1;&quot;Info&quot;));0)" office:value-type="time" office:time-value="PT00H00M00S" calcext:value-type="time">
            <text:p>00:00</text:p>
          </table:table-cell>
          <table:table-cell table:style-name="ce88" table:formula="of:=IF(AND([.A34]&lt;=TODAY();[.A34]&lt;&gt;0);IF(ISERROR(VLOOKUP([.C34];[$Info.$A$18:.$A$21];1;0));INDIRECT(ADDRESS(1+WEEKDAY([.A34];2);3;1;1;&quot;Info&quot;));0);&quot;&quot;)">
            <text:p/>
          </table:table-cell>
          <table:table-cell table:style-name="ce90" table:formula="of:=IF(AND([.A34]&lt;=TODAY();[.A34]&lt;&gt;0);IF(NOT(ISBLANK([.G34]));IF([.E34]&lt;&gt;0;[.E34]-[.F34]-[.G34];-[.G34]);&quot;&quot;);&quot;&quot;)">
            <text:p/>
          </table:table-cell>
          <table:table-cell table:style-name="ce91" table:formula="of:=HOUR([.E34]-[.F34])*INDIRECT(ADDRESS(1+WEEKDAY([.A34];2);5;1;1;&quot;Info&quot;))+MINUTE([.E34]-[.F34])/60*INDIRECT(ADDRESS(1+WEEKDAY([.A34];2);5;1;1;&quot;Info&quot;))" office:value-type="float" office:value="0" calcext:value-type="float">
            <text:p>0,00</text:p>
          </table:table-cell>
          <table:table-cell table:number-columns-repeated="1015"/>
        </table:table-row>
        <table:table-row table:style-name="ro3">
          <table:table-cell table:style-name="ce80" table:formula="of:=IF(MONTH([.A34]+1)=MONTH([.A$6]);[.A34]+1;0)" office:value-type="date" office:date-value="1899-12-30" calcext:value-type="date">
            <text:p>30.12.99</text:p>
          </table:table-cell>
          <table:table-cell table:style-name="ce82" table:formula="of:=IF([.A35]=0;&quot;&quot;;VLOOKUP(WEEKDAY([.A35];2);[$Info.$A$2:.$B$8];2))">
            <text:p/>
          </table:table-cell>
          <table:table-cell table:style-name="ce99" table:number-columns-repeated="2"/>
          <table:table-cell table:style-name="ce86" table:formula="of:=IF(ISERROR(VLOOKUP([.C35];[$Info.$A$18:.$A$22];1;0));IF([.D35]&lt;[.C35];1+[.D35]-[.C35];[.D35]-[.C35]);0)" office:value-type="time" office:time-value="PT00H00M00S" calcext:value-type="time">
            <text:p>00:00</text:p>
          </table:table-cell>
          <table:table-cell table:style-name="ce103" table:formula="of:=IF(NOT(ISBLANK([.D35]));INDIRECT(ADDRESS(1+WEEKDAY([.A35];2);4;1;1;&quot;Info&quot;));0)" office:value-type="time" office:time-value="PT00H00M00S" calcext:value-type="time">
            <text:p>00:00</text:p>
          </table:table-cell>
          <table:table-cell table:style-name="ce88" table:formula="of:=IF(AND([.A35]&lt;=TODAY();[.A35]&lt;&gt;0);IF(ISERROR(VLOOKUP([.C35];[$Info.$A$18:.$A$21];1;0));INDIRECT(ADDRESS(1+WEEKDAY([.A35];2);3;1;1;&quot;Info&quot;));0);&quot;&quot;)">
            <text:p/>
          </table:table-cell>
          <table:table-cell table:style-name="ce90" table:formula="of:=IF(AND([.A35]&lt;=TODAY();[.A35]&lt;&gt;0);IF(NOT(ISBLANK([.G35]));IF([.E35]&lt;&gt;0;[.E35]-[.F35]-[.G35];-[.G35]);&quot;&quot;);&quot;&quot;)">
            <text:p/>
          </table:table-cell>
          <table:table-cell table:style-name="ce91" table:formula="of:=HOUR([.E35]-[.F35])*INDIRECT(ADDRESS(1+WEEKDAY([.A35];2);5;1;1;&quot;Info&quot;))+MINUTE([.E35]-[.F35])/60*INDIRECT(ADDRESS(1+WEEKDAY([.A35];2);5;1;1;&quot;Info&quot;))" office:value-type="float" office:value="0" calcext:value-type="float">
            <text:p>0,00</text:p>
          </table:table-cell>
          <table:table-cell table:number-columns-repeated="1015"/>
        </table:table-row>
        <table:table-row table:style-name="ro3">
          <table:table-cell table:style-name="ce80" table:formula="of:=IF(MONTH([.A35]+1)=MONTH([.A$6]);[.A35]+1;0)" office:value-type="date" office:date-value="1899-12-30" calcext:value-type="date">
            <text:p>30.12.99</text:p>
          </table:table-cell>
          <table:table-cell table:style-name="ce82" table:formula="of:=IF([.A36]=0;&quot;&quot;;VLOOKUP(WEEKDAY([.A36];2);[$Info.$A$2:.$B$8];2))">
            <text:p/>
          </table:table-cell>
          <table:table-cell table:style-name="ce99" table:number-columns-repeated="2"/>
          <table:table-cell table:style-name="ce86" table:formula="of:=IF(ISERROR(VLOOKUP([.C36];[$Info.$A$18:.$A$22];1;0));IF([.D36]&lt;[.C36];1+[.D36]-[.C36];[.D36]-[.C36]);0)" office:value-type="time" office:time-value="PT00H00M00S" calcext:value-type="time">
            <text:p>00:00</text:p>
          </table:table-cell>
          <table:table-cell table:style-name="ce103" table:formula="of:=IF(NOT(ISBLANK([.D36]));INDIRECT(ADDRESS(1+WEEKDAY([.A36];2);4;1;1;&quot;Info&quot;));0)" office:value-type="time" office:time-value="PT00H00M00S" calcext:value-type="time">
            <text:p>00:00</text:p>
          </table:table-cell>
          <table:table-cell table:style-name="ce88" table:formula="of:=IF(AND([.A36]&lt;=TODAY();[.A36]&lt;&gt;0);IF(ISERROR(VLOOKUP([.C36];[$Info.$A$18:.$A$21];1;0));INDIRECT(ADDRESS(1+WEEKDAY([.A36];2);3;1;1;&quot;Info&quot;));0);&quot;&quot;)">
            <text:p/>
          </table:table-cell>
          <table:table-cell table:style-name="ce90" table:formula="of:=IF(AND([.A36]&lt;=TODAY();[.A36]&lt;&gt;0);IF(NOT(ISBLANK([.G36]));IF([.E36]&lt;&gt;0;[.E36]-[.F36]-[.G36];-[.G36]);&quot;&quot;);&quot;&quot;)">
            <text:p/>
          </table:table-cell>
          <table:table-cell table:style-name="ce91" table:formula="of:=HOUR([.E36]-[.F36])*INDIRECT(ADDRESS(1+WEEKDAY([.A36];2);5;1;1;&quot;Info&quot;))+MINUTE([.E36]-[.F36])/60*INDIRECT(ADDRESS(1+WEEKDAY([.A36];2);5;1;1;&quot;Info&quot;))" office:value-type="float" office:value="0" calcext:value-type="float">
            <text:p>0,00</text:p>
          </table:table-cell>
          <table:table-cell table:number-columns-repeated="1015"/>
        </table:table-row>
        <table:table-row table:style-name="ro2">
          <table:table-cell table:style-name="ce47"/>
          <table:table-cell table:style-name="ce53"/>
          <table:table-cell table:style-name="ce59" table:number-columns-repeated="2"/>
          <table:table-cell table:style-name="ce69"/>
          <table:table-cell table:style-name="ce59"/>
          <table:table-cell table:style-name="ce89" table:formula="of:=SUM([.G6:.G36])" office:value-type="time" office:time-value="PT160H00M00S" calcext:value-type="time">
            <text:p>160:00</text:p>
          </table:table-cell>
          <table:table-cell table:style-name="ce89" table:formula="of:=SUM([.H6:.H36])" office:value-type="time" office:time-value="-PT160H00M00S" calcext:value-type="time">
            <text:p>-160:00</text:p>
          </table:table-cell>
          <table:table-cell table:style-name="ce78" table:formula="of:=SUM([.I6:.I36])" office:value-type="currency" office:currency="EUR" office:value="0" calcext:value-type="currency">
            <text:p>0,00 €</text:p>
          </table:table-cell>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39]" office:value-type="string" office:string-value="Overtime from the previous month:" calcext:value-type="string">
            <text:p>Overtime from the previous month:</text:p>
          </table:table-cell>
          <table:table-cell table:style-name="ce85" table:formula="of:=[Jan.D41]" office:value-type="time" office:time-value="-PT176H00M00S" calcext:value-type="time">
            <text:p>-176: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40]" office:value-type="string" office:string-value="Overtime from this month:" calcext:value-type="string">
            <text:p>Overtime from this month:</text:p>
          </table:table-cell>
          <table:table-cell table:style-name="ce63" table:formula="of:=[.H37]" office:value-type="time" office:time-value="-PT160H00M00S" calcext:value-type="time">
            <text:p>-160: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8">
          <table:table-cell table:style-name="ce47"/>
          <table:table-cell table:style-name="ce53"/>
          <table:table-cell table:style-name="ce61" table:formula="of:=[Jan.C41]" office:value-type="string" office:string-value="Overtime total:" calcext:value-type="string">
            <text:p>Overtime total:</text:p>
          </table:table-cell>
          <table:table-cell table:style-name="ce64" table:formula="of:=SUM([.D39:.D40])" office:value-type="time" office:time-value="-PT336H00M00S" calcext:value-type="time">
            <text:p>-336: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2" table:number-rows-repeated="65495">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number-rows-repeated="983039">
          <table:table-cell table:number-columns-repeated="1024"/>
        </table:table-row>
        <table:table-row table:style-name="ro2">
          <table:table-cell table:number-columns-repeated="1024"/>
        </table:table-row>
        <calcext:conditional-formats>
          <calcext:conditional-format calcext:target-range-address="Feb.A6:Feb.A36">
            <calcext:condition calcext:apply-style-name="Grau" calcext:value="formula-is(WEEKDAY([.$A6];2)&gt;=6)" calcext:base-cell-address="Feb.A6"/>
          </calcext:conditional-format>
          <calcext:conditional-format calcext:target-range-address="Feb.B6:Feb.B36">
            <calcext:condition calcext:apply-style-name="Grau" calcext:value="formula-is(WEEKDAY([.$A6];2)&gt;=6)" calcext:base-cell-address="Feb.B6"/>
          </calcext:conditional-format>
          <calcext:conditional-format calcext:target-range-address="Feb.G6:Feb.I36">
            <calcext:condition calcext:apply-style-name="Grau" calcext:value="formula-is(WEEKDAY([.$A6];2)&gt;=6)" calcext:base-cell-address="Feb.G6"/>
          </calcext:conditional-format>
          <calcext:conditional-format calcext:target-range-address="Feb.C7:Feb.F36 Feb.D6:Feb.F6">
            <calcext:condition calcext:apply-style-name="Grau" calcext:value="formula-is(WEEKDAY([.$A6];2)&gt;=6)" calcext:base-cell-address="Feb.C6"/>
          </calcext:conditional-format>
          <calcext:conditional-format calcext:target-range-address="Feb.C6:Feb.C6">
            <calcext:condition calcext:apply-style-name="Grau" calcext:value="formula-is(WEEKDAY([.$A6];2)&gt;=6)" calcext:base-cell-address="Feb.C6"/>
          </calcext:conditional-format>
        </calcext:conditional-formats>
      </table:table>
      <table:table table:name="Mär" table:style-name="ta1" table:protected="true" table:print="false">
        <loext:table-protection loext:select-protected-cells="true" loext:select-unprotected-cells="true"/>
        <table:table-column table:style-name="co1" table:number-columns-repeated="2" table:default-cell-style-name="ce25"/>
        <table:table-column table:style-name="co6" table:number-columns-repeated="6" table:default-cell-style-name="ce25"/>
        <table:table-column table:style-name="co7" table:default-cell-style-name="ce25"/>
        <table:table-column table:style-name="co1" table:number-columns-repeated="247" table:default-cell-style-name="ce25"/>
        <table:table-column table:style-name="co4" table:number-columns-repeated="768" table:default-cell-style-name="ce25"/>
        <table:table-row table:style-name="ro7">
          <table:table-cell table:style-name="ce11" table:formula="of:=[Jan.A1]" office:value-type="string" office:string-value="Timesheet" calcext:value-type="string">
            <text:p>Timesheet</text:p>
          </table:table-cell>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formula="of:=[Jan.A3]" office:value-type="string" office:string-value="for" calcext:value-type="string">
            <text:p>for</text:p>
          </table:table-cell>
          <table:table-cell table:style-name="ce81" table:formula="of:=[Feb.B3]" office:value-type="string" office:string-value="your name" calcext:value-type="string" table:number-columns-spanned="4" table:number-rows-spanned="1">
            <text:p>your name</text:p>
          </table:table-cell>
          <table:covered-table-cell table:number-columns-repeated="2" table:style-name="ce30"/>
          <table:covered-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38" table:formula="of:=[Feb.A5]" office:value-type="string" office:string-value="Date" calcext:value-type="string">
            <text:p>Date</text:p>
          </table:table-cell>
          <table:table-cell table:style-name="ce38" table:formula="of:=[Feb.B5]" office:value-type="string" office:string-value="Weekday" calcext:value-type="string">
            <text:p>Weekday</text:p>
          </table:table-cell>
          <table:table-cell table:style-name="ce38" table:formula="of:=[Feb.C5]" office:value-type="string" office:string-value="Start" calcext:value-type="string">
            <text:p>Start</text:p>
          </table:table-cell>
          <table:table-cell table:style-name="ce38" table:formula="of:=[Feb.D5]" office:value-type="string" office:string-value="End" calcext:value-type="string">
            <text:p>End</text:p>
          </table:table-cell>
          <table:table-cell table:style-name="ce38" table:formula="of:=[Feb.E5]" office:value-type="string" office:string-value="Attendance" calcext:value-type="string">
            <text:p>Attendance</text:p>
          </table:table-cell>
          <table:table-cell table:style-name="ce38" table:formula="of:=[Feb.F5]" office:value-type="string" office:string-value="Break time" calcext:value-type="string">
            <text:p>Break time</text:p>
          </table:table-cell>
          <table:table-cell table:style-name="ce38" table:formula="of:=[Feb.G5]" office:value-type="string" office:string-value="Regular hrs" calcext:value-type="string">
            <text:p>Regular hrs</text:p>
          </table:table-cell>
          <table:table-cell table:style-name="ce38" table:formula="of:=[Feb.H5]" office:value-type="string" office:string-value="Overtime" calcext:value-type="string">
            <text:p>Overtime</text:p>
          </table:table-cell>
          <table:table-cell table:style-name="ce38" table:formula="of:=[Feb.I5]" office:value-type="string" office:string-value="Salary" calcext:value-type="string">
            <text:p>Salary</text:p>
          </table:table-cell>
          <table:table-cell table:style-name="ce94" table:number-columns-repeated="247"/>
          <table:table-cell table:number-columns-repeated="768"/>
        </table:table-row>
        <table:table-row table:style-name="ro3">
          <table:table-cell table:style-name="ce108" table:formula="of:=DATE(YEAR([Feb.A6]);MONTH([Feb.A6])+1;1)" office:value-type="date" office:date-value="2023-03-01" calcext:value-type="date">
            <text:p>01.03.23</text:p>
          </table:table-cell>
          <table:table-cell table:style-name="ce93" table:formula="of:=IF([.A6]=0;&quot;&quot;;VLOOKUP(WEEKDAY([.A6];2);[$Info.$A$2:.$B$8];2))" office:value-type="string" office:string-value="Wednesday" calcext:value-type="string">
            <text:p>Wednesday</text:p>
          </table:table-cell>
          <table:table-cell table:style-name="ce110"/>
          <table:table-cell table:style-name="ce111"/>
          <table:table-cell table:style-name="ce112" table:formula="of:=IF(ISERROR(VLOOKUP([.C6];[$Info.$A$18:.$A$22];1;0));IF([.D6]&lt;[.C6];1+[.D6]-[.C6];[.D6]-[.C6]);0)" office:value-type="time" office:time-value="PT00H00M00S" calcext:value-type="time">
            <text:p>00:00</text:p>
          </table:table-cell>
          <table:table-cell table:style-name="ce113" table:formula="of:=IF(NOT(ISBLANK([.D6]));INDIRECT(ADDRESS(1+WEEKDAY([.A6];2);4;1;1;&quot;Info&quot;));0)" office:value-type="time" office:time-value="PT00H00M00S" calcext:value-type="time">
            <text:p>00:00</text:p>
          </table:table-cell>
          <table:table-cell table:style-name="ce114" table:formula="of:=IF(AND([.A6]&lt;=TODAY();[.A6]&lt;&gt;0);IF(ISERROR(VLOOKUP([.C6];[$Info.$A$18:.$A$21];1;0));INDIRECT(ADDRESS(1+WEEKDAY([.A6];2);3;1;1;&quot;Info&quot;));0);&quot;&quot;)" office:value-type="time" office:time-value="PT08H00M00S" calcext:value-type="time">
            <text:p>08:00</text:p>
          </table:table-cell>
          <table:table-cell table:style-name="ce115" table:formula="of:=IF(AND([.A6]&lt;=TODAY();[.A6]&lt;&gt;0);IF(NOT(ISBLANK([.G6]));IF([.E6]&lt;&gt;0;[.E6]-[.F6]-[.G6];-[.G6]);&quot;&quot;);&quot;&quot;)" office:value-type="time" office:time-value="-PT08H00M00S" calcext:value-type="time">
            <text:p>-08:00</text:p>
          </table:table-cell>
          <table:table-cell table:style-name="ce117" table:formula="of:=HOUR([.E6]-[.F6])*INDIRECT(ADDRESS(1+WEEKDAY([.A6];2);5;1;1;&quot;Info&quot;))+MINUTE([.E6]-[.F6])/60*INDIRECT(ADDRESS(1+WEEKDAY([.A6];2);5;1;1;&quot;Info&quot;))" office:value-type="float" office:value="0" calcext:value-type="float">
            <text:p>0,00</text:p>
          </table:table-cell>
          <table:table-cell table:style-name="ce101"/>
          <table:table-cell table:number-columns-repeated="1014"/>
        </table:table-row>
        <table:table-row table:style-name="ro3">
          <table:table-cell table:style-name="ce108" table:formula="of:=IF(MONTH([.A6]+1)=MONTH([.A$6]);[.A6]+1;0)" office:value-type="date" office:date-value="2023-03-02" calcext:value-type="date">
            <text:p>02.03.23</text:p>
          </table:table-cell>
          <table:table-cell table:style-name="ce93" table:formula="of:=IF([.A7]=0;&quot;&quot;;VLOOKUP(WEEKDAY([.A7];2);[$Info.$A$2:.$B$8];2))" office:value-type="string" office:string-value="Thursday" calcext:value-type="string">
            <text:p>Thursday</text:p>
          </table:table-cell>
          <table:table-cell table:style-name="ce111" table:number-columns-repeated="2"/>
          <table:table-cell table:style-name="ce112" table:formula="of:=IF(ISERROR(VLOOKUP([.C7];[$Info.$A$18:.$A$22];1;0));IF([.D7]&lt;[.C7];1+[.D7]-[.C7];[.D7]-[.C7]);0)" office:value-type="time" office:time-value="PT00H00M00S" calcext:value-type="time">
            <text:p>00:00</text:p>
          </table:table-cell>
          <table:table-cell table:style-name="ce113" table:formula="of:=IF(NOT(ISBLANK([.D7]));INDIRECT(ADDRESS(1+WEEKDAY([.A7];2);4;1;1;&quot;Info&quot;));0)" office:value-type="time" office:time-value="PT00H00M00S" calcext:value-type="time">
            <text:p>00:00</text:p>
          </table:table-cell>
          <table:table-cell table:style-name="ce114" table:formula="of:=IF(AND([.A7]&lt;=TODAY();[.A7]&lt;&gt;0);IF(ISERROR(VLOOKUP([.C7];[$Info.$A$18:.$A$21];1;0));INDIRECT(ADDRESS(1+WEEKDAY([.A7];2);3;1;1;&quot;Info&quot;));0);&quot;&quot;)" office:value-type="time" office:time-value="PT08H00M00S" calcext:value-type="time">
            <text:p>08:00</text:p>
          </table:table-cell>
          <table:table-cell table:style-name="ce115" table:formula="of:=IF(AND([.A7]&lt;=TODAY();[.A7]&lt;&gt;0);IF(NOT(ISBLANK([.G7]));IF([.E7]&lt;&gt;0;[.E7]-[.F7]-[.G7];-[.G7]);&quot;&quot;);&quot;&quot;)" office:value-type="time" office:time-value="-PT08H00M00S" calcext:value-type="time">
            <text:p>-08:00</text:p>
          </table:table-cell>
          <table:table-cell table:style-name="ce117" table:formula="of:=HOUR([.E7]-[.F7])*INDIRECT(ADDRESS(1+WEEKDAY([.A7];2);5;1;1;&quot;Info&quot;))+MINUTE([.E7]-[.F7])/60*INDIRECT(ADDRESS(1+WEEKDAY([.A7];2);5;1;1;&quot;Info&quot;))" office:value-type="float" office:value="0" calcext:value-type="float">
            <text:p>0,00</text:p>
          </table:table-cell>
          <table:table-cell table:number-columns-repeated="1015"/>
        </table:table-row>
        <table:table-row table:style-name="ro3">
          <table:table-cell table:style-name="ce108" table:formula="of:=IF(MONTH([.A7]+1)=MONTH([.A$6]);[.A7]+1;0)" office:value-type="date" office:date-value="2023-03-03" calcext:value-type="date">
            <text:p>03.03.23</text:p>
          </table:table-cell>
          <table:table-cell table:style-name="ce93" table:formula="of:=IF([.A8]=0;&quot;&quot;;VLOOKUP(WEEKDAY([.A8];2);[$Info.$A$2:.$B$8];2))" office:value-type="string" office:string-value="Friday" calcext:value-type="string">
            <text:p>Friday</text:p>
          </table:table-cell>
          <table:table-cell table:style-name="ce111" table:number-columns-repeated="2"/>
          <table:table-cell table:style-name="ce112" table:formula="of:=IF(ISERROR(VLOOKUP([.C8];[$Info.$A$18:.$A$22];1;0));IF([.D8]&lt;[.C8];1+[.D8]-[.C8];[.D8]-[.C8]);0)" office:value-type="time" office:time-value="PT00H00M00S" calcext:value-type="time">
            <text:p>00:00</text:p>
          </table:table-cell>
          <table:table-cell table:style-name="ce113" table:formula="of:=IF(NOT(ISBLANK([.D8]));INDIRECT(ADDRESS(1+WEEKDAY([.A8];2);4;1;1;&quot;Info&quot;));0)" office:value-type="time" office:time-value="PT00H00M00S" calcext:value-type="time">
            <text:p>00:00</text:p>
          </table:table-cell>
          <table:table-cell table:style-name="ce114" table:formula="of:=IF(AND([.A8]&lt;=TODAY();[.A8]&lt;&gt;0);IF(ISERROR(VLOOKUP([.C8];[$Info.$A$18:.$A$21];1;0));INDIRECT(ADDRESS(1+WEEKDAY([.A8];2);3;1;1;&quot;Info&quot;));0);&quot;&quot;)" office:value-type="time" office:time-value="PT08H00M00S" calcext:value-type="time">
            <text:p>08:00</text:p>
          </table:table-cell>
          <table:table-cell table:style-name="ce115" table:formula="of:=IF(AND([.A8]&lt;=TODAY();[.A8]&lt;&gt;0);IF(NOT(ISBLANK([.G8]));IF([.E8]&lt;&gt;0;[.E8]-[.F8]-[.G8];-[.G8]);&quot;&quot;);&quot;&quot;)" office:value-type="time" office:time-value="-PT08H00M00S" calcext:value-type="time">
            <text:p>-08:00</text:p>
          </table:table-cell>
          <table:table-cell table:style-name="ce117" table:formula="of:=HOUR([.E8]-[.F8])*INDIRECT(ADDRESS(1+WEEKDAY([.A8];2);5;1;1;&quot;Info&quot;))+MINUTE([.E8]-[.F8])/60*INDIRECT(ADDRESS(1+WEEKDAY([.A8];2);5;1;1;&quot;Info&quot;))" office:value-type="float" office:value="0" calcext:value-type="float">
            <text:p>0,00</text:p>
          </table:table-cell>
          <table:table-cell table:number-columns-repeated="1015"/>
        </table:table-row>
        <table:table-row table:style-name="ro3">
          <table:table-cell table:style-name="ce108" table:formula="of:=IF(MONTH([.A8]+1)=MONTH([.A$6]);[.A8]+1;0)" office:value-type="date" office:date-value="2023-03-04" calcext:value-type="date">
            <text:p>04.03.23</text:p>
          </table:table-cell>
          <table:table-cell table:style-name="ce93" table:formula="of:=IF([.A9]=0;&quot;&quot;;VLOOKUP(WEEKDAY([.A9];2);[$Info.$A$2:.$B$8];2))" office:value-type="string" office:string-value="Saturday" calcext:value-type="string">
            <text:p>Saturday</text:p>
          </table:table-cell>
          <table:table-cell table:style-name="ce111" table:number-columns-repeated="2"/>
          <table:table-cell table:style-name="ce112" table:formula="of:=IF(ISERROR(VLOOKUP([.C9];[$Info.$A$18:.$A$22];1;0));IF([.D9]&lt;[.C9];1+[.D9]-[.C9];[.D9]-[.C9]);0)" office:value-type="time" office:time-value="PT00H00M00S" calcext:value-type="time">
            <text:p>00:00</text:p>
          </table:table-cell>
          <table:table-cell table:style-name="ce113" table:formula="of:=IF(NOT(ISBLANK([.D9]));INDIRECT(ADDRESS(1+WEEKDAY([.A9];2);4;1;1;&quot;Info&quot;));0)" office:value-type="time" office:time-value="PT00H00M00S" calcext:value-type="time">
            <text:p>00:00</text:p>
          </table:table-cell>
          <table:table-cell table:style-name="ce114" table:formula="of:=IF(AND([.A9]&lt;=TODAY();[.A9]&lt;&gt;0);IF(ISERROR(VLOOKUP([.C9];[$Info.$A$18:.$A$21];1;0));INDIRECT(ADDRESS(1+WEEKDAY([.A9];2);3;1;1;&quot;Info&quot;));0);&quot;&quot;)" office:value-type="time" office:time-value="PT00H00M00S" calcext:value-type="time">
            <text:p>00:00</text:p>
          </table:table-cell>
          <table:table-cell table:style-name="ce115" table:formula="of:=IF(AND([.A9]&lt;=TODAY();[.A9]&lt;&gt;0);IF(NOT(ISBLANK([.G9]));IF([.E9]&lt;&gt;0;[.E9]-[.F9]-[.G9];-[.G9]);&quot;&quot;);&quot;&quot;)" office:value-type="time" office:time-value="PT00H00M00S" calcext:value-type="time">
            <text:p>00:00</text:p>
          </table:table-cell>
          <table:table-cell table:style-name="ce117" table:formula="of:=HOUR([.E9]-[.F9])*INDIRECT(ADDRESS(1+WEEKDAY([.A9];2);5;1;1;&quot;Info&quot;))+MINUTE([.E9]-[.F9])/60*INDIRECT(ADDRESS(1+WEEKDAY([.A9];2);5;1;1;&quot;Info&quot;))" office:value-type="float" office:value="0" calcext:value-type="float">
            <text:p>0,00</text:p>
          </table:table-cell>
          <table:table-cell table:number-columns-repeated="1015"/>
        </table:table-row>
        <table:table-row table:style-name="ro3">
          <table:table-cell table:style-name="ce108" table:formula="of:=IF(MONTH([.A9]+1)=MONTH([.A$6]);[.A9]+1;0)" office:value-type="date" office:date-value="2023-03-05" calcext:value-type="date">
            <text:p>05.03.23</text:p>
          </table:table-cell>
          <table:table-cell table:style-name="ce93" table:formula="of:=IF([.A10]=0;&quot;&quot;;VLOOKUP(WEEKDAY([.A10];2);[$Info.$A$2:.$B$8];2))" office:value-type="string" office:string-value="Sunday" calcext:value-type="string">
            <text:p>Sunday</text:p>
          </table:table-cell>
          <table:table-cell table:style-name="ce111" table:number-columns-repeated="2"/>
          <table:table-cell table:style-name="ce112" table:formula="of:=IF(ISERROR(VLOOKUP([.C10];[$Info.$A$18:.$A$22];1;0));IF([.D10]&lt;[.C10];1+[.D10]-[.C10];[.D10]-[.C10]);0)" office:value-type="time" office:time-value="PT00H00M00S" calcext:value-type="time">
            <text:p>00:00</text:p>
          </table:table-cell>
          <table:table-cell table:style-name="ce113" table:formula="of:=IF(NOT(ISBLANK([.D10]));INDIRECT(ADDRESS(1+WEEKDAY([.A10];2);4;1;1;&quot;Info&quot;));0)" office:value-type="time" office:time-value="PT00H00M00S" calcext:value-type="time">
            <text:p>00:00</text:p>
          </table:table-cell>
          <table:table-cell table:style-name="ce114" table:formula="of:=IF(AND([.A10]&lt;=TODAY();[.A10]&lt;&gt;0);IF(ISERROR(VLOOKUP([.C10];[$Info.$A$18:.$A$21];1;0));INDIRECT(ADDRESS(1+WEEKDAY([.A10];2);3;1;1;&quot;Info&quot;));0);&quot;&quot;)" office:value-type="time" office:time-value="PT00H00M00S" calcext:value-type="time">
            <text:p>00:00</text:p>
          </table:table-cell>
          <table:table-cell table:style-name="ce115" table:formula="of:=IF(AND([.A10]&lt;=TODAY();[.A10]&lt;&gt;0);IF(NOT(ISBLANK([.G10]));IF([.E10]&lt;&gt;0;[.E10]-[.F10]-[.G10];-[.G10]);&quot;&quot;);&quot;&quot;)" office:value-type="time" office:time-value="PT00H00M00S" calcext:value-type="time">
            <text:p>00:00</text:p>
          </table:table-cell>
          <table:table-cell table:style-name="ce117" table:formula="of:=HOUR([.E10]-[.F10])*INDIRECT(ADDRESS(1+WEEKDAY([.A10];2);5;1;1;&quot;Info&quot;))+MINUTE([.E10]-[.F10])/60*INDIRECT(ADDRESS(1+WEEKDAY([.A10];2);5;1;1;&quot;Info&quot;))" office:value-type="float" office:value="0" calcext:value-type="float">
            <text:p>0,00</text:p>
          </table:table-cell>
          <table:table-cell table:number-columns-repeated="1015"/>
        </table:table-row>
        <table:table-row table:style-name="ro3">
          <table:table-cell table:style-name="ce108" table:formula="of:=IF(MONTH([.A10]+1)=MONTH([.A$6]);[.A10]+1;0)" office:value-type="date" office:date-value="2023-03-06" calcext:value-type="date">
            <text:p>06.03.23</text:p>
          </table:table-cell>
          <table:table-cell table:style-name="ce93" table:formula="of:=IF([.A11]=0;&quot;&quot;;VLOOKUP(WEEKDAY([.A11];2);[$Info.$A$2:.$B$8];2))" office:value-type="string" office:string-value="Monday" calcext:value-type="string">
            <text:p>Monday</text:p>
          </table:table-cell>
          <table:table-cell table:style-name="ce111" table:number-columns-repeated="2"/>
          <table:table-cell table:style-name="ce112" table:formula="of:=IF(ISERROR(VLOOKUP([.C11];[$Info.$A$18:.$A$22];1;0));IF([.D11]&lt;[.C11];1+[.D11]-[.C11];[.D11]-[.C11]);0)" office:value-type="time" office:time-value="PT00H00M00S" calcext:value-type="time">
            <text:p>00:00</text:p>
          </table:table-cell>
          <table:table-cell table:style-name="ce113" table:formula="of:=IF(NOT(ISBLANK([.D11]));INDIRECT(ADDRESS(1+WEEKDAY([.A11];2);4;1;1;&quot;Info&quot;));0)" office:value-type="time" office:time-value="PT00H00M00S" calcext:value-type="time">
            <text:p>00:00</text:p>
          </table:table-cell>
          <table:table-cell table:style-name="ce114" table:formula="of:=IF(AND([.A11]&lt;=TODAY();[.A11]&lt;&gt;0);IF(ISERROR(VLOOKUP([.C11];[$Info.$A$18:.$A$21];1;0));INDIRECT(ADDRESS(1+WEEKDAY([.A11];2);3;1;1;&quot;Info&quot;));0);&quot;&quot;)" office:value-type="time" office:time-value="PT08H00M00S" calcext:value-type="time">
            <text:p>08:00</text:p>
          </table:table-cell>
          <table:table-cell table:style-name="ce115" table:formula="of:=IF(AND([.A11]&lt;=TODAY();[.A11]&lt;&gt;0);IF(NOT(ISBLANK([.G11]));IF([.E11]&lt;&gt;0;[.E11]-[.F11]-[.G11];-[.G11]);&quot;&quot;);&quot;&quot;)" office:value-type="time" office:time-value="-PT08H00M00S" calcext:value-type="time">
            <text:p>-08:00</text:p>
          </table:table-cell>
          <table:table-cell table:style-name="ce117" table:formula="of:=HOUR([.E11]-[.F11])*INDIRECT(ADDRESS(1+WEEKDAY([.A11];2);5;1;1;&quot;Info&quot;))+MINUTE([.E11]-[.F11])/60*INDIRECT(ADDRESS(1+WEEKDAY([.A11];2);5;1;1;&quot;Info&quot;))" office:value-type="float" office:value="0" calcext:value-type="float">
            <text:p>0,00</text:p>
          </table:table-cell>
          <table:table-cell table:number-columns-repeated="1015"/>
        </table:table-row>
        <table:table-row table:style-name="ro3">
          <table:table-cell table:style-name="ce108" table:formula="of:=IF(MONTH([.A11]+1)=MONTH([.A$6]);[.A11]+1;0)" office:value-type="date" office:date-value="2023-03-07" calcext:value-type="date">
            <text:p>07.03.23</text:p>
          </table:table-cell>
          <table:table-cell table:style-name="ce93" table:formula="of:=IF([.A12]=0;&quot;&quot;;VLOOKUP(WEEKDAY([.A12];2);[$Info.$A$2:.$B$8];2))" office:value-type="string" office:string-value="Tuesday" calcext:value-type="string">
            <text:p>Tuesday</text:p>
          </table:table-cell>
          <table:table-cell table:style-name="ce111" table:number-columns-repeated="2"/>
          <table:table-cell table:style-name="ce112" table:formula="of:=IF(ISERROR(VLOOKUP([.C12];[$Info.$A$18:.$A$22];1;0));IF([.D12]&lt;[.C12];1+[.D12]-[.C12];[.D12]-[.C12]);0)" office:value-type="time" office:time-value="PT00H00M00S" calcext:value-type="time">
            <text:p>00:00</text:p>
          </table:table-cell>
          <table:table-cell table:style-name="ce113" table:formula="of:=IF(NOT(ISBLANK([.D12]));INDIRECT(ADDRESS(1+WEEKDAY([.A12];2);4;1;1;&quot;Info&quot;));0)" office:value-type="time" office:time-value="PT00H00M00S" calcext:value-type="time">
            <text:p>00:00</text:p>
          </table:table-cell>
          <table:table-cell table:style-name="ce114" table:formula="of:=IF(AND([.A12]&lt;=TODAY();[.A12]&lt;&gt;0);IF(ISERROR(VLOOKUP([.C12];[$Info.$A$18:.$A$21];1;0));INDIRECT(ADDRESS(1+WEEKDAY([.A12];2);3;1;1;&quot;Info&quot;));0);&quot;&quot;)" office:value-type="time" office:time-value="PT08H00M00S" calcext:value-type="time">
            <text:p>08:00</text:p>
          </table:table-cell>
          <table:table-cell table:style-name="ce115" table:formula="of:=IF(AND([.A12]&lt;=TODAY();[.A12]&lt;&gt;0);IF(NOT(ISBLANK([.G12]));IF([.E12]&lt;&gt;0;[.E12]-[.F12]-[.G12];-[.G12]);&quot;&quot;);&quot;&quot;)" office:value-type="time" office:time-value="-PT08H00M00S" calcext:value-type="time">
            <text:p>-08:00</text:p>
          </table:table-cell>
          <table:table-cell table:style-name="ce117" table:formula="of:=HOUR([.E12]-[.F12])*INDIRECT(ADDRESS(1+WEEKDAY([.A12];2);5;1;1;&quot;Info&quot;))+MINUTE([.E12]-[.F12])/60*INDIRECT(ADDRESS(1+WEEKDAY([.A12];2);5;1;1;&quot;Info&quot;))" office:value-type="float" office:value="0" calcext:value-type="float">
            <text:p>0,00</text:p>
          </table:table-cell>
          <table:table-cell table:number-columns-repeated="1015"/>
        </table:table-row>
        <table:table-row table:style-name="ro3">
          <table:table-cell table:style-name="ce108" table:formula="of:=IF(MONTH([.A12]+1)=MONTH([.A$6]);[.A12]+1;0)" office:value-type="date" office:date-value="2023-03-08" calcext:value-type="date">
            <text:p>08.03.23</text:p>
          </table:table-cell>
          <table:table-cell table:style-name="ce93" table:formula="of:=IF([.A13]=0;&quot;&quot;;VLOOKUP(WEEKDAY([.A13];2);[$Info.$A$2:.$B$8];2))" office:value-type="string" office:string-value="Wednesday" calcext:value-type="string">
            <text:p>Wednesday</text:p>
          </table:table-cell>
          <table:table-cell table:style-name="ce111" table:number-columns-repeated="2"/>
          <table:table-cell table:style-name="ce112" table:formula="of:=IF(ISERROR(VLOOKUP([.C13];[$Info.$A$18:.$A$22];1;0));IF([.D13]&lt;[.C13];1+[.D13]-[.C13];[.D13]-[.C13]);0)" office:value-type="time" office:time-value="PT00H00M00S" calcext:value-type="time">
            <text:p>00:00</text:p>
          </table:table-cell>
          <table:table-cell table:style-name="ce113" table:formula="of:=IF(NOT(ISBLANK([.D13]));INDIRECT(ADDRESS(1+WEEKDAY([.A13];2);4;1;1;&quot;Info&quot;));0)" office:value-type="time" office:time-value="PT00H00M00S" calcext:value-type="time">
            <text:p>00:00</text:p>
          </table:table-cell>
          <table:table-cell table:style-name="ce114" table:formula="of:=IF(AND([.A13]&lt;=TODAY();[.A13]&lt;&gt;0);IF(ISERROR(VLOOKUP([.C13];[$Info.$A$18:.$A$21];1;0));INDIRECT(ADDRESS(1+WEEKDAY([.A13];2);3;1;1;&quot;Info&quot;));0);&quot;&quot;)" office:value-type="time" office:time-value="PT08H00M00S" calcext:value-type="time">
            <text:p>08:00</text:p>
          </table:table-cell>
          <table:table-cell table:style-name="ce115" table:formula="of:=IF(AND([.A13]&lt;=TODAY();[.A13]&lt;&gt;0);IF(NOT(ISBLANK([.G13]));IF([.E13]&lt;&gt;0;[.E13]-[.F13]-[.G13];-[.G13]);&quot;&quot;);&quot;&quot;)" office:value-type="time" office:time-value="-PT08H00M00S" calcext:value-type="time">
            <text:p>-08:00</text:p>
          </table:table-cell>
          <table:table-cell table:style-name="ce117" table:formula="of:=HOUR([.E13]-[.F13])*INDIRECT(ADDRESS(1+WEEKDAY([.A13];2);5;1;1;&quot;Info&quot;))+MINUTE([.E13]-[.F13])/60*INDIRECT(ADDRESS(1+WEEKDAY([.A13];2);5;1;1;&quot;Info&quot;))" office:value-type="float" office:value="0" calcext:value-type="float">
            <text:p>0,00</text:p>
          </table:table-cell>
          <table:table-cell table:number-columns-repeated="1015"/>
        </table:table-row>
        <table:table-row table:style-name="ro3">
          <table:table-cell table:style-name="ce108" table:formula="of:=IF(MONTH([.A13]+1)=MONTH([.A$6]);[.A13]+1;0)" office:value-type="date" office:date-value="2023-03-09" calcext:value-type="date">
            <text:p>09.03.23</text:p>
          </table:table-cell>
          <table:table-cell table:style-name="ce93" table:formula="of:=IF([.A14]=0;&quot;&quot;;VLOOKUP(WEEKDAY([.A14];2);[$Info.$A$2:.$B$8];2))" office:value-type="string" office:string-value="Thursday" calcext:value-type="string">
            <text:p>Thursday</text:p>
          </table:table-cell>
          <table:table-cell table:style-name="ce111" table:number-columns-repeated="2"/>
          <table:table-cell table:style-name="ce112" table:formula="of:=IF(ISERROR(VLOOKUP([.C14];[$Info.$A$18:.$A$22];1;0));IF([.D14]&lt;[.C14];1+[.D14]-[.C14];[.D14]-[.C14]);0)" office:value-type="time" office:time-value="PT00H00M00S" calcext:value-type="time">
            <text:p>00:00</text:p>
          </table:table-cell>
          <table:table-cell table:style-name="ce113" table:formula="of:=IF(NOT(ISBLANK([.D14]));INDIRECT(ADDRESS(1+WEEKDAY([.A14];2);4;1;1;&quot;Info&quot;));0)" office:value-type="time" office:time-value="PT00H00M00S" calcext:value-type="time">
            <text:p>00:00</text:p>
          </table:table-cell>
          <table:table-cell table:style-name="ce114" table:formula="of:=IF(AND([.A14]&lt;=TODAY();[.A14]&lt;&gt;0);IF(ISERROR(VLOOKUP([.C14];[$Info.$A$18:.$A$21];1;0));INDIRECT(ADDRESS(1+WEEKDAY([.A14];2);3;1;1;&quot;Info&quot;));0);&quot;&quot;)" office:value-type="time" office:time-value="PT08H00M00S" calcext:value-type="time">
            <text:p>08:00</text:p>
          </table:table-cell>
          <table:table-cell table:style-name="ce115" table:formula="of:=IF(AND([.A14]&lt;=TODAY();[.A14]&lt;&gt;0);IF(NOT(ISBLANK([.G14]));IF([.E14]&lt;&gt;0;[.E14]-[.F14]-[.G14];-[.G14]);&quot;&quot;);&quot;&quot;)" office:value-type="time" office:time-value="-PT08H00M00S" calcext:value-type="time">
            <text:p>-08:00</text:p>
          </table:table-cell>
          <table:table-cell table:style-name="ce117" table:formula="of:=HOUR([.E14]-[.F14])*INDIRECT(ADDRESS(1+WEEKDAY([.A14];2);5;1;1;&quot;Info&quot;))+MINUTE([.E14]-[.F14])/60*INDIRECT(ADDRESS(1+WEEKDAY([.A14];2);5;1;1;&quot;Info&quot;))" office:value-type="float" office:value="0" calcext:value-type="float">
            <text:p>0,00</text:p>
          </table:table-cell>
          <table:table-cell table:number-columns-repeated="1015"/>
        </table:table-row>
        <table:table-row table:style-name="ro3">
          <table:table-cell table:style-name="ce108" table:formula="of:=IF(MONTH([.A14]+1)=MONTH([.A$6]);[.A14]+1;0)" office:value-type="date" office:date-value="2023-03-10" calcext:value-type="date">
            <text:p>10.03.23</text:p>
          </table:table-cell>
          <table:table-cell table:style-name="ce93" table:formula="of:=IF([.A15]=0;&quot;&quot;;VLOOKUP(WEEKDAY([.A15];2);[$Info.$A$2:.$B$8];2))" office:value-type="string" office:string-value="Friday" calcext:value-type="string">
            <text:p>Friday</text:p>
          </table:table-cell>
          <table:table-cell table:style-name="ce111" table:number-columns-repeated="2"/>
          <table:table-cell table:style-name="ce112" table:formula="of:=IF(ISERROR(VLOOKUP([.C15];[$Info.$A$18:.$A$22];1;0));IF([.D15]&lt;[.C15];1+[.D15]-[.C15];[.D15]-[.C15]);0)" office:value-type="time" office:time-value="PT00H00M00S" calcext:value-type="time">
            <text:p>00:00</text:p>
          </table:table-cell>
          <table:table-cell table:style-name="ce113" table:formula="of:=IF(NOT(ISBLANK([.D15]));INDIRECT(ADDRESS(1+WEEKDAY([.A15];2);4;1;1;&quot;Info&quot;));0)" office:value-type="time" office:time-value="PT00H00M00S" calcext:value-type="time">
            <text:p>00:00</text:p>
          </table:table-cell>
          <table:table-cell table:style-name="ce114" table:formula="of:=IF(AND([.A15]&lt;=TODAY();[.A15]&lt;&gt;0);IF(ISERROR(VLOOKUP([.C15];[$Info.$A$18:.$A$21];1;0));INDIRECT(ADDRESS(1+WEEKDAY([.A15];2);3;1;1;&quot;Info&quot;));0);&quot;&quot;)" office:value-type="time" office:time-value="PT08H00M00S" calcext:value-type="time">
            <text:p>08:00</text:p>
          </table:table-cell>
          <table:table-cell table:style-name="ce115" table:formula="of:=IF(AND([.A15]&lt;=TODAY();[.A15]&lt;&gt;0);IF(NOT(ISBLANK([.G15]));IF([.E15]&lt;&gt;0;[.E15]-[.F15]-[.G15];-[.G15]);&quot;&quot;);&quot;&quot;)" office:value-type="time" office:time-value="-PT08H00M00S" calcext:value-type="time">
            <text:p>-08:00</text:p>
          </table:table-cell>
          <table:table-cell table:style-name="ce117" table:formula="of:=HOUR([.E15]-[.F15])*INDIRECT(ADDRESS(1+WEEKDAY([.A15];2);5;1;1;&quot;Info&quot;))+MINUTE([.E15]-[.F15])/60*INDIRECT(ADDRESS(1+WEEKDAY([.A15];2);5;1;1;&quot;Info&quot;))" office:value-type="float" office:value="0" calcext:value-type="float">
            <text:p>0,00</text:p>
          </table:table-cell>
          <table:table-cell table:number-columns-repeated="1015"/>
        </table:table-row>
        <table:table-row table:style-name="ro3">
          <table:table-cell table:style-name="ce108" table:formula="of:=IF(MONTH([.A15]+1)=MONTH([.A$6]);[.A15]+1;0)" office:value-type="date" office:date-value="2023-03-11" calcext:value-type="date">
            <text:p>11.03.23</text:p>
          </table:table-cell>
          <table:table-cell table:style-name="ce93" table:formula="of:=IF([.A16]=0;&quot;&quot;;VLOOKUP(WEEKDAY([.A16];2);[$Info.$A$2:.$B$8];2))" office:value-type="string" office:string-value="Saturday" calcext:value-type="string">
            <text:p>Saturday</text:p>
          </table:table-cell>
          <table:table-cell table:style-name="ce111" table:number-columns-repeated="2"/>
          <table:table-cell table:style-name="ce112" table:formula="of:=IF(ISERROR(VLOOKUP([.C16];[$Info.$A$18:.$A$22];1;0));IF([.D16]&lt;[.C16];1+[.D16]-[.C16];[.D16]-[.C16]);0)" office:value-type="time" office:time-value="PT00H00M00S" calcext:value-type="time">
            <text:p>00:00</text:p>
          </table:table-cell>
          <table:table-cell table:style-name="ce113" table:formula="of:=IF(NOT(ISBLANK([.D16]));INDIRECT(ADDRESS(1+WEEKDAY([.A16];2);4;1;1;&quot;Info&quot;));0)" office:value-type="time" office:time-value="PT00H00M00S" calcext:value-type="time">
            <text:p>00:00</text:p>
          </table:table-cell>
          <table:table-cell table:style-name="ce114" table:formula="of:=IF(AND([.A16]&lt;=TODAY();[.A16]&lt;&gt;0);IF(ISERROR(VLOOKUP([.C16];[$Info.$A$18:.$A$21];1;0));INDIRECT(ADDRESS(1+WEEKDAY([.A16];2);3;1;1;&quot;Info&quot;));0);&quot;&quot;)" office:value-type="time" office:time-value="PT00H00M00S" calcext:value-type="time">
            <text:p>00:00</text:p>
          </table:table-cell>
          <table:table-cell table:style-name="ce115" table:formula="of:=IF(AND([.A16]&lt;=TODAY();[.A16]&lt;&gt;0);IF(NOT(ISBLANK([.G16]));IF([.E16]&lt;&gt;0;[.E16]-[.F16]-[.G16];-[.G16]);&quot;&quot;);&quot;&quot;)" office:value-type="time" office:time-value="PT00H00M00S" calcext:value-type="time">
            <text:p>00:00</text:p>
          </table:table-cell>
          <table:table-cell table:style-name="ce117" table:formula="of:=HOUR([.E16]-[.F16])*INDIRECT(ADDRESS(1+WEEKDAY([.A16];2);5;1;1;&quot;Info&quot;))+MINUTE([.E16]-[.F16])/60*INDIRECT(ADDRESS(1+WEEKDAY([.A16];2);5;1;1;&quot;Info&quot;))" office:value-type="float" office:value="0" calcext:value-type="float">
            <text:p>0,00</text:p>
          </table:table-cell>
          <table:table-cell table:number-columns-repeated="1015"/>
        </table:table-row>
        <table:table-row table:style-name="ro3">
          <table:table-cell table:style-name="ce108" table:formula="of:=IF(MONTH([.A16]+1)=MONTH([.A$6]);[.A16]+1;0)" office:value-type="date" office:date-value="2023-03-12" calcext:value-type="date">
            <text:p>12.03.23</text:p>
          </table:table-cell>
          <table:table-cell table:style-name="ce93" table:formula="of:=IF([.A17]=0;&quot;&quot;;VLOOKUP(WEEKDAY([.A17];2);[$Info.$A$2:.$B$8];2))" office:value-type="string" office:string-value="Sunday" calcext:value-type="string">
            <text:p>Sunday</text:p>
          </table:table-cell>
          <table:table-cell table:style-name="ce111" table:number-columns-repeated="2"/>
          <table:table-cell table:style-name="ce112" table:formula="of:=IF(ISERROR(VLOOKUP([.C17];[$Info.$A$18:.$A$22];1;0));IF([.D17]&lt;[.C17];1+[.D17]-[.C17];[.D17]-[.C17]);0)" office:value-type="time" office:time-value="PT00H00M00S" calcext:value-type="time">
            <text:p>00:00</text:p>
          </table:table-cell>
          <table:table-cell table:style-name="ce113" table:formula="of:=IF(NOT(ISBLANK([.D17]));INDIRECT(ADDRESS(1+WEEKDAY([.A17];2);4;1;1;&quot;Info&quot;));0)" office:value-type="time" office:time-value="PT00H00M00S" calcext:value-type="time">
            <text:p>00:00</text:p>
          </table:table-cell>
          <table:table-cell table:style-name="ce114" table:formula="of:=IF(AND([.A17]&lt;=TODAY();[.A17]&lt;&gt;0);IF(ISERROR(VLOOKUP([.C17];[$Info.$A$18:.$A$21];1;0));INDIRECT(ADDRESS(1+WEEKDAY([.A17];2);3;1;1;&quot;Info&quot;));0);&quot;&quot;)" office:value-type="time" office:time-value="PT00H00M00S" calcext:value-type="time">
            <text:p>00:00</text:p>
          </table:table-cell>
          <table:table-cell table:style-name="ce115" table:formula="of:=IF(AND([.A17]&lt;=TODAY();[.A17]&lt;&gt;0);IF(NOT(ISBLANK([.G17]));IF([.E17]&lt;&gt;0;[.E17]-[.F17]-[.G17];-[.G17]);&quot;&quot;);&quot;&quot;)" office:value-type="time" office:time-value="PT00H00M00S" calcext:value-type="time">
            <text:p>00:00</text:p>
          </table:table-cell>
          <table:table-cell table:style-name="ce117" table:formula="of:=HOUR([.E17]-[.F17])*INDIRECT(ADDRESS(1+WEEKDAY([.A17];2);5;1;1;&quot;Info&quot;))+MINUTE([.E17]-[.F17])/60*INDIRECT(ADDRESS(1+WEEKDAY([.A17];2);5;1;1;&quot;Info&quot;))" office:value-type="float" office:value="0" calcext:value-type="float">
            <text:p>0,00</text:p>
          </table:table-cell>
          <table:table-cell table:number-columns-repeated="1015"/>
        </table:table-row>
        <table:table-row table:style-name="ro3">
          <table:table-cell table:style-name="ce108" table:formula="of:=IF(MONTH([.A17]+1)=MONTH([.A$6]);[.A17]+1;0)" office:value-type="date" office:date-value="2023-03-13" calcext:value-type="date">
            <text:p>13.03.23</text:p>
          </table:table-cell>
          <table:table-cell table:style-name="ce93" table:formula="of:=IF([.A18]=0;&quot;&quot;;VLOOKUP(WEEKDAY([.A18];2);[$Info.$A$2:.$B$8];2))" office:value-type="string" office:string-value="Monday" calcext:value-type="string">
            <text:p>Monday</text:p>
          </table:table-cell>
          <table:table-cell table:style-name="ce111" table:number-columns-repeated="2"/>
          <table:table-cell table:style-name="ce112" table:formula="of:=IF(ISERROR(VLOOKUP([.C18];[$Info.$A$18:.$A$22];1;0));IF([.D18]&lt;[.C18];1+[.D18]-[.C18];[.D18]-[.C18]);0)" office:value-type="time" office:time-value="PT00H00M00S" calcext:value-type="time">
            <text:p>00:00</text:p>
          </table:table-cell>
          <table:table-cell table:style-name="ce113" table:formula="of:=IF(NOT(ISBLANK([.D18]));INDIRECT(ADDRESS(1+WEEKDAY([.A18];2);4;1;1;&quot;Info&quot;));0)" office:value-type="time" office:time-value="PT00H00M00S" calcext:value-type="time">
            <text:p>00:00</text:p>
          </table:table-cell>
          <table:table-cell table:style-name="ce114" table:formula="of:=IF(AND([.A18]&lt;=TODAY();[.A18]&lt;&gt;0);IF(ISERROR(VLOOKUP([.C18];[$Info.$A$18:.$A$21];1;0));INDIRECT(ADDRESS(1+WEEKDAY([.A18];2);3;1;1;&quot;Info&quot;));0);&quot;&quot;)" office:value-type="time" office:time-value="PT08H00M00S" calcext:value-type="time">
            <text:p>08:00</text:p>
          </table:table-cell>
          <table:table-cell table:style-name="ce115" table:formula="of:=IF(AND([.A18]&lt;=TODAY();[.A18]&lt;&gt;0);IF(NOT(ISBLANK([.G18]));IF([.E18]&lt;&gt;0;[.E18]-[.F18]-[.G18];-[.G18]);&quot;&quot;);&quot;&quot;)" office:value-type="time" office:time-value="-PT08H00M00S" calcext:value-type="time">
            <text:p>-08:00</text:p>
          </table:table-cell>
          <table:table-cell table:style-name="ce117" table:formula="of:=HOUR([.E18]-[.F18])*INDIRECT(ADDRESS(1+WEEKDAY([.A18];2);5;1;1;&quot;Info&quot;))+MINUTE([.E18]-[.F18])/60*INDIRECT(ADDRESS(1+WEEKDAY([.A18];2);5;1;1;&quot;Info&quot;))" office:value-type="float" office:value="0" calcext:value-type="float">
            <text:p>0,00</text:p>
          </table:table-cell>
          <table:table-cell table:number-columns-repeated="1015"/>
        </table:table-row>
        <table:table-row table:style-name="ro3">
          <table:table-cell table:style-name="ce108" table:formula="of:=IF(MONTH([.A18]+1)=MONTH([.A$6]);[.A18]+1;0)" office:value-type="date" office:date-value="2023-03-14" calcext:value-type="date">
            <text:p>14.03.23</text:p>
          </table:table-cell>
          <table:table-cell table:style-name="ce93" table:formula="of:=IF([.A19]=0;&quot;&quot;;VLOOKUP(WEEKDAY([.A19];2);[$Info.$A$2:.$B$8];2))" office:value-type="string" office:string-value="Tuesday" calcext:value-type="string">
            <text:p>Tuesday</text:p>
          </table:table-cell>
          <table:table-cell table:style-name="ce111" table:number-columns-repeated="2"/>
          <table:table-cell table:style-name="ce112" table:formula="of:=IF(ISERROR(VLOOKUP([.C19];[$Info.$A$18:.$A$22];1;0));IF([.D19]&lt;[.C19];1+[.D19]-[.C19];[.D19]-[.C19]);0)" office:value-type="time" office:time-value="PT00H00M00S" calcext:value-type="time">
            <text:p>00:00</text:p>
          </table:table-cell>
          <table:table-cell table:style-name="ce113" table:formula="of:=IF(NOT(ISBLANK([.D19]));INDIRECT(ADDRESS(1+WEEKDAY([.A19];2);4;1;1;&quot;Info&quot;));0)" office:value-type="time" office:time-value="PT00H00M00S" calcext:value-type="time">
            <text:p>00:00</text:p>
          </table:table-cell>
          <table:table-cell table:style-name="ce114" table:formula="of:=IF(AND([.A19]&lt;=TODAY();[.A19]&lt;&gt;0);IF(ISERROR(VLOOKUP([.C19];[$Info.$A$18:.$A$21];1;0));INDIRECT(ADDRESS(1+WEEKDAY([.A19];2);3;1;1;&quot;Info&quot;));0);&quot;&quot;)" office:value-type="time" office:time-value="PT08H00M00S" calcext:value-type="time">
            <text:p>08:00</text:p>
          </table:table-cell>
          <table:table-cell table:style-name="ce115" table:formula="of:=IF(AND([.A19]&lt;=TODAY();[.A19]&lt;&gt;0);IF(NOT(ISBLANK([.G19]));IF([.E19]&lt;&gt;0;[.E19]-[.F19]-[.G19];-[.G19]);&quot;&quot;);&quot;&quot;)" office:value-type="time" office:time-value="-PT08H00M00S" calcext:value-type="time">
            <text:p>-08:00</text:p>
          </table:table-cell>
          <table:table-cell table:style-name="ce117" table:formula="of:=HOUR([.E19]-[.F19])*INDIRECT(ADDRESS(1+WEEKDAY([.A19];2);5;1;1;&quot;Info&quot;))+MINUTE([.E19]-[.F19])/60*INDIRECT(ADDRESS(1+WEEKDAY([.A19];2);5;1;1;&quot;Info&quot;))" office:value-type="float" office:value="0" calcext:value-type="float">
            <text:p>0,00</text:p>
          </table:table-cell>
          <table:table-cell table:number-columns-repeated="1015"/>
        </table:table-row>
        <table:table-row table:style-name="ro3">
          <table:table-cell table:style-name="ce108" table:formula="of:=IF(MONTH([.A19]+1)=MONTH([.A$6]);[.A19]+1;0)" office:value-type="date" office:date-value="2023-03-15" calcext:value-type="date">
            <text:p>15.03.23</text:p>
          </table:table-cell>
          <table:table-cell table:style-name="ce93" table:formula="of:=IF([.A20]=0;&quot;&quot;;VLOOKUP(WEEKDAY([.A20];2);[$Info.$A$2:.$B$8];2))" office:value-type="string" office:string-value="Wednesday" calcext:value-type="string">
            <text:p>Wednesday</text:p>
          </table:table-cell>
          <table:table-cell table:style-name="ce111" table:number-columns-repeated="2"/>
          <table:table-cell table:style-name="ce112" table:formula="of:=IF(ISERROR(VLOOKUP([.C20];[$Info.$A$18:.$A$22];1;0));IF([.D20]&lt;[.C20];1+[.D20]-[.C20];[.D20]-[.C20]);0)" office:value-type="time" office:time-value="PT00H00M00S" calcext:value-type="time">
            <text:p>00:00</text:p>
          </table:table-cell>
          <table:table-cell table:style-name="ce113" table:formula="of:=IF(NOT(ISBLANK([.D20]));INDIRECT(ADDRESS(1+WEEKDAY([.A20];2);4;1;1;&quot;Info&quot;));0)" office:value-type="time" office:time-value="PT00H00M00S" calcext:value-type="time">
            <text:p>00:00</text:p>
          </table:table-cell>
          <table:table-cell table:style-name="ce114" table:formula="of:=IF(AND([.A20]&lt;=TODAY();[.A20]&lt;&gt;0);IF(ISERROR(VLOOKUP([.C20];[$Info.$A$18:.$A$21];1;0));INDIRECT(ADDRESS(1+WEEKDAY([.A20];2);3;1;1;&quot;Info&quot;));0);&quot;&quot;)" office:value-type="time" office:time-value="PT08H00M00S" calcext:value-type="time">
            <text:p>08:00</text:p>
          </table:table-cell>
          <table:table-cell table:style-name="ce115" table:formula="of:=IF(AND([.A20]&lt;=TODAY();[.A20]&lt;&gt;0);IF(NOT(ISBLANK([.G20]));IF([.E20]&lt;&gt;0;[.E20]-[.F20]-[.G20];-[.G20]);&quot;&quot;);&quot;&quot;)" office:value-type="time" office:time-value="-PT08H00M00S" calcext:value-type="time">
            <text:p>-08:00</text:p>
          </table:table-cell>
          <table:table-cell table:style-name="ce117" table:formula="of:=HOUR([.E20]-[.F20])*INDIRECT(ADDRESS(1+WEEKDAY([.A20];2);5;1;1;&quot;Info&quot;))+MINUTE([.E20]-[.F20])/60*INDIRECT(ADDRESS(1+WEEKDAY([.A20];2);5;1;1;&quot;Info&quot;))" office:value-type="float" office:value="0" calcext:value-type="float">
            <text:p>0,00</text:p>
          </table:table-cell>
          <table:table-cell table:number-columns-repeated="1015"/>
        </table:table-row>
        <table:table-row table:style-name="ro3">
          <table:table-cell table:style-name="ce108" table:formula="of:=IF(MONTH([.A20]+1)=MONTH([.A$6]);[.A20]+1;0)" office:value-type="date" office:date-value="2023-03-16" calcext:value-type="date">
            <text:p>16.03.23</text:p>
          </table:table-cell>
          <table:table-cell table:style-name="ce93" table:formula="of:=IF([.A21]=0;&quot;&quot;;VLOOKUP(WEEKDAY([.A21];2);[$Info.$A$2:.$B$8];2))" office:value-type="string" office:string-value="Thursday" calcext:value-type="string">
            <text:p>Thursday</text:p>
          </table:table-cell>
          <table:table-cell table:style-name="ce111" table:number-columns-repeated="2"/>
          <table:table-cell table:style-name="ce112" table:formula="of:=IF(ISERROR(VLOOKUP([.C21];[$Info.$A$18:.$A$22];1;0));IF([.D21]&lt;[.C21];1+[.D21]-[.C21];[.D21]-[.C21]);0)" office:value-type="time" office:time-value="PT00H00M00S" calcext:value-type="time">
            <text:p>00:00</text:p>
          </table:table-cell>
          <table:table-cell table:style-name="ce113" table:formula="of:=IF(NOT(ISBLANK([.D21]));INDIRECT(ADDRESS(1+WEEKDAY([.A21];2);4;1;1;&quot;Info&quot;));0)" office:value-type="time" office:time-value="PT00H00M00S" calcext:value-type="time">
            <text:p>00:00</text:p>
          </table:table-cell>
          <table:table-cell table:style-name="ce114" table:formula="of:=IF(AND([.A21]&lt;=TODAY();[.A21]&lt;&gt;0);IF(ISERROR(VLOOKUP([.C21];[$Info.$A$18:.$A$21];1;0));INDIRECT(ADDRESS(1+WEEKDAY([.A21];2);3;1;1;&quot;Info&quot;));0);&quot;&quot;)" office:value-type="time" office:time-value="PT08H00M00S" calcext:value-type="time">
            <text:p>08:00</text:p>
          </table:table-cell>
          <table:table-cell table:style-name="ce115" table:formula="of:=IF(AND([.A21]&lt;=TODAY();[.A21]&lt;&gt;0);IF(NOT(ISBLANK([.G21]));IF([.E21]&lt;&gt;0;[.E21]-[.F21]-[.G21];-[.G21]);&quot;&quot;);&quot;&quot;)" office:value-type="time" office:time-value="-PT08H00M00S" calcext:value-type="time">
            <text:p>-08:00</text:p>
          </table:table-cell>
          <table:table-cell table:style-name="ce117" table:formula="of:=HOUR([.E21]-[.F21])*INDIRECT(ADDRESS(1+WEEKDAY([.A21];2);5;1;1;&quot;Info&quot;))+MINUTE([.E21]-[.F21])/60*INDIRECT(ADDRESS(1+WEEKDAY([.A21];2);5;1;1;&quot;Info&quot;))" office:value-type="float" office:value="0" calcext:value-type="float">
            <text:p>0,00</text:p>
          </table:table-cell>
          <table:table-cell table:number-columns-repeated="1015"/>
        </table:table-row>
        <table:table-row table:style-name="ro3">
          <table:table-cell table:style-name="ce108" table:formula="of:=IF(MONTH([.A21]+1)=MONTH([.A$6]);[.A21]+1;0)" office:value-type="date" office:date-value="2023-03-17" calcext:value-type="date">
            <text:p>17.03.23</text:p>
          </table:table-cell>
          <table:table-cell table:style-name="ce93" table:formula="of:=IF([.A22]=0;&quot;&quot;;VLOOKUP(WEEKDAY([.A22];2);[$Info.$A$2:.$B$8];2))" office:value-type="string" office:string-value="Friday" calcext:value-type="string">
            <text:p>Friday</text:p>
          </table:table-cell>
          <table:table-cell table:style-name="ce111" table:number-columns-repeated="2"/>
          <table:table-cell table:style-name="ce112" table:formula="of:=IF(ISERROR(VLOOKUP([.C22];[$Info.$A$18:.$A$22];1;0));IF([.D22]&lt;[.C22];1+[.D22]-[.C22];[.D22]-[.C22]);0)" office:value-type="time" office:time-value="PT00H00M00S" calcext:value-type="time">
            <text:p>00:00</text:p>
          </table:table-cell>
          <table:table-cell table:style-name="ce113" table:formula="of:=IF(NOT(ISBLANK([.D22]));INDIRECT(ADDRESS(1+WEEKDAY([.A22];2);4;1;1;&quot;Info&quot;));0)" office:value-type="time" office:time-value="PT00H00M00S" calcext:value-type="time">
            <text:p>00:00</text:p>
          </table:table-cell>
          <table:table-cell table:style-name="ce114" table:formula="of:=IF(AND([.A22]&lt;=TODAY();[.A22]&lt;&gt;0);IF(ISERROR(VLOOKUP([.C22];[$Info.$A$18:.$A$21];1;0));INDIRECT(ADDRESS(1+WEEKDAY([.A22];2);3;1;1;&quot;Info&quot;));0);&quot;&quot;)" office:value-type="time" office:time-value="PT08H00M00S" calcext:value-type="time">
            <text:p>08:00</text:p>
          </table:table-cell>
          <table:table-cell table:style-name="ce115" table:formula="of:=IF(AND([.A22]&lt;=TODAY();[.A22]&lt;&gt;0);IF(NOT(ISBLANK([.G22]));IF([.E22]&lt;&gt;0;[.E22]-[.F22]-[.G22];-[.G22]);&quot;&quot;);&quot;&quot;)" office:value-type="time" office:time-value="-PT08H00M00S" calcext:value-type="time">
            <text:p>-08:00</text:p>
          </table:table-cell>
          <table:table-cell table:style-name="ce117" table:formula="of:=HOUR([.E22]-[.F22])*INDIRECT(ADDRESS(1+WEEKDAY([.A22];2);5;1;1;&quot;Info&quot;))+MINUTE([.E22]-[.F22])/60*INDIRECT(ADDRESS(1+WEEKDAY([.A22];2);5;1;1;&quot;Info&quot;))" office:value-type="float" office:value="0" calcext:value-type="float">
            <text:p>0,00</text:p>
          </table:table-cell>
          <table:table-cell table:number-columns-repeated="1015"/>
        </table:table-row>
        <table:table-row table:style-name="ro3">
          <table:table-cell table:style-name="ce108" table:formula="of:=IF(MONTH([.A22]+1)=MONTH([.A$6]);[.A22]+1;0)" office:value-type="date" office:date-value="2023-03-18" calcext:value-type="date">
            <text:p>18.03.23</text:p>
          </table:table-cell>
          <table:table-cell table:style-name="ce93" table:formula="of:=IF([.A23]=0;&quot;&quot;;VLOOKUP(WEEKDAY([.A23];2);[$Info.$A$2:.$B$8];2))" office:value-type="string" office:string-value="Saturday" calcext:value-type="string">
            <text:p>Saturday</text:p>
          </table:table-cell>
          <table:table-cell table:style-name="ce111" table:number-columns-repeated="2"/>
          <table:table-cell table:style-name="ce112" table:formula="of:=IF(ISERROR(VLOOKUP([.C23];[$Info.$A$18:.$A$22];1;0));IF([.D23]&lt;[.C23];1+[.D23]-[.C23];[.D23]-[.C23]);0)" office:value-type="time" office:time-value="PT00H00M00S" calcext:value-type="time">
            <text:p>00:00</text:p>
          </table:table-cell>
          <table:table-cell table:style-name="ce113" table:formula="of:=IF(NOT(ISBLANK([.D23]));INDIRECT(ADDRESS(1+WEEKDAY([.A23];2);4;1;1;&quot;Info&quot;));0)" office:value-type="time" office:time-value="PT00H00M00S" calcext:value-type="time">
            <text:p>00:00</text:p>
          </table:table-cell>
          <table:table-cell table:style-name="ce114" table:formula="of:=IF(AND([.A23]&lt;=TODAY();[.A23]&lt;&gt;0);IF(ISERROR(VLOOKUP([.C23];[$Info.$A$18:.$A$21];1;0));INDIRECT(ADDRESS(1+WEEKDAY([.A23];2);3;1;1;&quot;Info&quot;));0);&quot;&quot;)" office:value-type="time" office:time-value="PT00H00M00S" calcext:value-type="time">
            <text:p>00:00</text:p>
          </table:table-cell>
          <table:table-cell table:style-name="ce115" table:formula="of:=IF(AND([.A23]&lt;=TODAY();[.A23]&lt;&gt;0);IF(NOT(ISBLANK([.G23]));IF([.E23]&lt;&gt;0;[.E23]-[.F23]-[.G23];-[.G23]);&quot;&quot;);&quot;&quot;)" office:value-type="time" office:time-value="PT00H00M00S" calcext:value-type="time">
            <text:p>00:00</text:p>
          </table:table-cell>
          <table:table-cell table:style-name="ce117" table:formula="of:=HOUR([.E23]-[.F23])*INDIRECT(ADDRESS(1+WEEKDAY([.A23];2);5;1;1;&quot;Info&quot;))+MINUTE([.E23]-[.F23])/60*INDIRECT(ADDRESS(1+WEEKDAY([.A23];2);5;1;1;&quot;Info&quot;))" office:value-type="float" office:value="0" calcext:value-type="float">
            <text:p>0,00</text:p>
          </table:table-cell>
          <table:table-cell table:number-columns-repeated="1015"/>
        </table:table-row>
        <table:table-row table:style-name="ro3">
          <table:table-cell table:style-name="ce108" table:formula="of:=IF(MONTH([.A23]+1)=MONTH([.A$6]);[.A23]+1;0)" office:value-type="date" office:date-value="2023-03-19" calcext:value-type="date">
            <text:p>19.03.23</text:p>
          </table:table-cell>
          <table:table-cell table:style-name="ce93" table:formula="of:=IF([.A24]=0;&quot;&quot;;VLOOKUP(WEEKDAY([.A24];2);[$Info.$A$2:.$B$8];2))" office:value-type="string" office:string-value="Sunday" calcext:value-type="string">
            <text:p>Sunday</text:p>
          </table:table-cell>
          <table:table-cell table:style-name="ce111" table:number-columns-repeated="2"/>
          <table:table-cell table:style-name="ce112" table:formula="of:=IF(ISERROR(VLOOKUP([.C24];[$Info.$A$18:.$A$22];1;0));IF([.D24]&lt;[.C24];1+[.D24]-[.C24];[.D24]-[.C24]);0)" office:value-type="time" office:time-value="PT00H00M00S" calcext:value-type="time">
            <text:p>00:00</text:p>
          </table:table-cell>
          <table:table-cell table:style-name="ce113" table:formula="of:=IF(NOT(ISBLANK([.D24]));INDIRECT(ADDRESS(1+WEEKDAY([.A24];2);4;1;1;&quot;Info&quot;));0)" office:value-type="time" office:time-value="PT00H00M00S" calcext:value-type="time">
            <text:p>00:00</text:p>
          </table:table-cell>
          <table:table-cell table:style-name="ce114" table:formula="of:=IF(AND([.A24]&lt;=TODAY();[.A24]&lt;&gt;0);IF(ISERROR(VLOOKUP([.C24];[$Info.$A$18:.$A$21];1;0));INDIRECT(ADDRESS(1+WEEKDAY([.A24];2);3;1;1;&quot;Info&quot;));0);&quot;&quot;)" office:value-type="time" office:time-value="PT00H00M00S" calcext:value-type="time">
            <text:p>00:00</text:p>
          </table:table-cell>
          <table:table-cell table:style-name="ce115" table:formula="of:=IF(AND([.A24]&lt;=TODAY();[.A24]&lt;&gt;0);IF(NOT(ISBLANK([.G24]));IF([.E24]&lt;&gt;0;[.E24]-[.F24]-[.G24];-[.G24]);&quot;&quot;);&quot;&quot;)" office:value-type="time" office:time-value="PT00H00M00S" calcext:value-type="time">
            <text:p>00:00</text:p>
          </table:table-cell>
          <table:table-cell table:style-name="ce117" table:formula="of:=HOUR([.E24]-[.F24])*INDIRECT(ADDRESS(1+WEEKDAY([.A24];2);5;1;1;&quot;Info&quot;))+MINUTE([.E24]-[.F24])/60*INDIRECT(ADDRESS(1+WEEKDAY([.A24];2);5;1;1;&quot;Info&quot;))" office:value-type="float" office:value="0" calcext:value-type="float">
            <text:p>0,00</text:p>
          </table:table-cell>
          <table:table-cell table:number-columns-repeated="1015"/>
        </table:table-row>
        <table:table-row table:style-name="ro3">
          <table:table-cell table:style-name="ce108" table:formula="of:=IF(MONTH([.A24]+1)=MONTH([.A$6]);[.A24]+1;0)" office:value-type="date" office:date-value="2023-03-20" calcext:value-type="date">
            <text:p>20.03.23</text:p>
          </table:table-cell>
          <table:table-cell table:style-name="ce93" table:formula="of:=IF([.A25]=0;&quot;&quot;;VLOOKUP(WEEKDAY([.A25];2);[$Info.$A$2:.$B$8];2))" office:value-type="string" office:string-value="Monday" calcext:value-type="string">
            <text:p>Monday</text:p>
          </table:table-cell>
          <table:table-cell table:style-name="ce111" table:number-columns-repeated="2"/>
          <table:table-cell table:style-name="ce112" table:formula="of:=IF(ISERROR(VLOOKUP([.C25];[$Info.$A$18:.$A$22];1;0));IF([.D25]&lt;[.C25];1+[.D25]-[.C25];[.D25]-[.C25]);0)" office:value-type="time" office:time-value="PT00H00M00S" calcext:value-type="time">
            <text:p>00:00</text:p>
          </table:table-cell>
          <table:table-cell table:style-name="ce113" table:formula="of:=IF(NOT(ISBLANK([.D25]));INDIRECT(ADDRESS(1+WEEKDAY([.A25];2);4;1;1;&quot;Info&quot;));0)" office:value-type="time" office:time-value="PT00H00M00S" calcext:value-type="time">
            <text:p>00:00</text:p>
          </table:table-cell>
          <table:table-cell table:style-name="ce114" table:formula="of:=IF(AND([.A25]&lt;=TODAY();[.A25]&lt;&gt;0);IF(ISERROR(VLOOKUP([.C25];[$Info.$A$18:.$A$21];1;0));INDIRECT(ADDRESS(1+WEEKDAY([.A25];2);3;1;1;&quot;Info&quot;));0);&quot;&quot;)" office:value-type="time" office:time-value="PT08H00M00S" calcext:value-type="time">
            <text:p>08:00</text:p>
          </table:table-cell>
          <table:table-cell table:style-name="ce115" table:formula="of:=IF(AND([.A25]&lt;=TODAY();[.A25]&lt;&gt;0);IF(NOT(ISBLANK([.G25]));IF([.E25]&lt;&gt;0;[.E25]-[.F25]-[.G25];-[.G25]);&quot;&quot;);&quot;&quot;)" office:value-type="time" office:time-value="-PT08H00M00S" calcext:value-type="time">
            <text:p>-08:00</text:p>
          </table:table-cell>
          <table:table-cell table:style-name="ce117" table:formula="of:=HOUR([.E25]-[.F25])*INDIRECT(ADDRESS(1+WEEKDAY([.A25];2);5;1;1;&quot;Info&quot;))+MINUTE([.E25]-[.F25])/60*INDIRECT(ADDRESS(1+WEEKDAY([.A25];2);5;1;1;&quot;Info&quot;))" office:value-type="float" office:value="0" calcext:value-type="float">
            <text:p>0,00</text:p>
          </table:table-cell>
          <table:table-cell table:number-columns-repeated="1015"/>
        </table:table-row>
        <table:table-row table:style-name="ro3">
          <table:table-cell table:style-name="ce108" table:formula="of:=IF(MONTH([.A25]+1)=MONTH([.A$6]);[.A25]+1;0)" office:value-type="date" office:date-value="2023-03-21" calcext:value-type="date">
            <text:p>21.03.23</text:p>
          </table:table-cell>
          <table:table-cell table:style-name="ce93" table:formula="of:=IF([.A26]=0;&quot;&quot;;VLOOKUP(WEEKDAY([.A26];2);[$Info.$A$2:.$B$8];2))" office:value-type="string" office:string-value="Tuesday" calcext:value-type="string">
            <text:p>Tuesday</text:p>
          </table:table-cell>
          <table:table-cell table:style-name="ce111" table:number-columns-repeated="2"/>
          <table:table-cell table:style-name="ce112" table:formula="of:=IF(ISERROR(VLOOKUP([.C26];[$Info.$A$18:.$A$22];1;0));IF([.D26]&lt;[.C26];1+[.D26]-[.C26];[.D26]-[.C26]);0)" office:value-type="time" office:time-value="PT00H00M00S" calcext:value-type="time">
            <text:p>00:00</text:p>
          </table:table-cell>
          <table:table-cell table:style-name="ce113" table:formula="of:=IF(NOT(ISBLANK([.D26]));INDIRECT(ADDRESS(1+WEEKDAY([.A26];2);4;1;1;&quot;Info&quot;));0)" office:value-type="time" office:time-value="PT00H00M00S" calcext:value-type="time">
            <text:p>00:00</text:p>
          </table:table-cell>
          <table:table-cell table:style-name="ce114" table:formula="of:=IF(AND([.A26]&lt;=TODAY();[.A26]&lt;&gt;0);IF(ISERROR(VLOOKUP([.C26];[$Info.$A$18:.$A$21];1;0));INDIRECT(ADDRESS(1+WEEKDAY([.A26];2);3;1;1;&quot;Info&quot;));0);&quot;&quot;)" office:value-type="time" office:time-value="PT08H00M00S" calcext:value-type="time">
            <text:p>08:00</text:p>
          </table:table-cell>
          <table:table-cell table:style-name="ce115" table:formula="of:=IF(AND([.A26]&lt;=TODAY();[.A26]&lt;&gt;0);IF(NOT(ISBLANK([.G26]));IF([.E26]&lt;&gt;0;[.E26]-[.F26]-[.G26];-[.G26]);&quot;&quot;);&quot;&quot;)" office:value-type="time" office:time-value="-PT08H00M00S" calcext:value-type="time">
            <text:p>-08:00</text:p>
          </table:table-cell>
          <table:table-cell table:style-name="ce117" table:formula="of:=HOUR([.E26]-[.F26])*INDIRECT(ADDRESS(1+WEEKDAY([.A26];2);5;1;1;&quot;Info&quot;))+MINUTE([.E26]-[.F26])/60*INDIRECT(ADDRESS(1+WEEKDAY([.A26];2);5;1;1;&quot;Info&quot;))" office:value-type="float" office:value="0" calcext:value-type="float">
            <text:p>0,00</text:p>
          </table:table-cell>
          <table:table-cell table:number-columns-repeated="1015"/>
        </table:table-row>
        <table:table-row table:style-name="ro3">
          <table:table-cell table:style-name="ce108" table:formula="of:=IF(MONTH([.A26]+1)=MONTH([.A$6]);[.A26]+1;0)" office:value-type="date" office:date-value="2023-03-22" calcext:value-type="date">
            <text:p>22.03.23</text:p>
          </table:table-cell>
          <table:table-cell table:style-name="ce93" table:formula="of:=IF([.A27]=0;&quot;&quot;;VLOOKUP(WEEKDAY([.A27];2);[$Info.$A$2:.$B$8];2))" office:value-type="string" office:string-value="Wednesday" calcext:value-type="string">
            <text:p>Wednesday</text:p>
          </table:table-cell>
          <table:table-cell table:style-name="ce111" table:number-columns-repeated="2"/>
          <table:table-cell table:style-name="ce112" table:formula="of:=IF(ISERROR(VLOOKUP([.C27];[$Info.$A$18:.$A$22];1;0));IF([.D27]&lt;[.C27];1+[.D27]-[.C27];[.D27]-[.C27]);0)" office:value-type="time" office:time-value="PT00H00M00S" calcext:value-type="time">
            <text:p>00:00</text:p>
          </table:table-cell>
          <table:table-cell table:style-name="ce113" table:formula="of:=IF(NOT(ISBLANK([.D27]));INDIRECT(ADDRESS(1+WEEKDAY([.A27];2);4;1;1;&quot;Info&quot;));0)" office:value-type="time" office:time-value="PT00H00M00S" calcext:value-type="time">
            <text:p>00:00</text:p>
          </table:table-cell>
          <table:table-cell table:style-name="ce114" table:formula="of:=IF(AND([.A27]&lt;=TODAY();[.A27]&lt;&gt;0);IF(ISERROR(VLOOKUP([.C27];[$Info.$A$18:.$A$21];1;0));INDIRECT(ADDRESS(1+WEEKDAY([.A27];2);3;1;1;&quot;Info&quot;));0);&quot;&quot;)" office:value-type="time" office:time-value="PT08H00M00S" calcext:value-type="time">
            <text:p>08:00</text:p>
          </table:table-cell>
          <table:table-cell table:style-name="ce115" table:formula="of:=IF(AND([.A27]&lt;=TODAY();[.A27]&lt;&gt;0);IF(NOT(ISBLANK([.G27]));IF([.E27]&lt;&gt;0;[.E27]-[.F27]-[.G27];-[.G27]);&quot;&quot;);&quot;&quot;)" office:value-type="time" office:time-value="-PT08H00M00S" calcext:value-type="time">
            <text:p>-08:00</text:p>
          </table:table-cell>
          <table:table-cell table:style-name="ce117" table:formula="of:=HOUR([.E27]-[.F27])*INDIRECT(ADDRESS(1+WEEKDAY([.A27];2);5;1;1;&quot;Info&quot;))+MINUTE([.E27]-[.F27])/60*INDIRECT(ADDRESS(1+WEEKDAY([.A27];2);5;1;1;&quot;Info&quot;))" office:value-type="float" office:value="0" calcext:value-type="float">
            <text:p>0,00</text:p>
          </table:table-cell>
          <table:table-cell table:number-columns-repeated="1015"/>
        </table:table-row>
        <table:table-row table:style-name="ro3">
          <table:table-cell table:style-name="ce108" table:formula="of:=IF(MONTH([.A27]+1)=MONTH([.A$6]);[.A27]+1;0)" office:value-type="date" office:date-value="2023-03-23" calcext:value-type="date">
            <text:p>23.03.23</text:p>
          </table:table-cell>
          <table:table-cell table:style-name="ce93" table:formula="of:=IF([.A28]=0;&quot;&quot;;VLOOKUP(WEEKDAY([.A28];2);[$Info.$A$2:.$B$8];2))" office:value-type="string" office:string-value="Thursday" calcext:value-type="string">
            <text:p>Thursday</text:p>
          </table:table-cell>
          <table:table-cell table:style-name="ce111" table:number-columns-repeated="2"/>
          <table:table-cell table:style-name="ce112" table:formula="of:=IF(ISERROR(VLOOKUP([.C28];[$Info.$A$18:.$A$22];1;0));IF([.D28]&lt;[.C28];1+[.D28]-[.C28];[.D28]-[.C28]);0)" office:value-type="time" office:time-value="PT00H00M00S" calcext:value-type="time">
            <text:p>00:00</text:p>
          </table:table-cell>
          <table:table-cell table:style-name="ce113" table:formula="of:=IF(NOT(ISBLANK([.D28]));INDIRECT(ADDRESS(1+WEEKDAY([.A28];2);4;1;1;&quot;Info&quot;));0)" office:value-type="time" office:time-value="PT00H00M00S" calcext:value-type="time">
            <text:p>00:00</text:p>
          </table:table-cell>
          <table:table-cell table:style-name="ce114" table:formula="of:=IF(AND([.A28]&lt;=TODAY();[.A28]&lt;&gt;0);IF(ISERROR(VLOOKUP([.C28];[$Info.$A$18:.$A$21];1;0));INDIRECT(ADDRESS(1+WEEKDAY([.A28];2);3;1;1;&quot;Info&quot;));0);&quot;&quot;)" office:value-type="time" office:time-value="PT08H00M00S" calcext:value-type="time">
            <text:p>08:00</text:p>
          </table:table-cell>
          <table:table-cell table:style-name="ce115" table:formula="of:=IF(AND([.A28]&lt;=TODAY();[.A28]&lt;&gt;0);IF(NOT(ISBLANK([.G28]));IF([.E28]&lt;&gt;0;[.E28]-[.F28]-[.G28];-[.G28]);&quot;&quot;);&quot;&quot;)" office:value-type="time" office:time-value="-PT08H00M00S" calcext:value-type="time">
            <text:p>-08:00</text:p>
          </table:table-cell>
          <table:table-cell table:style-name="ce117" table:formula="of:=HOUR([.E28]-[.F28])*INDIRECT(ADDRESS(1+WEEKDAY([.A28];2);5;1;1;&quot;Info&quot;))+MINUTE([.E28]-[.F28])/60*INDIRECT(ADDRESS(1+WEEKDAY([.A28];2);5;1;1;&quot;Info&quot;))" office:value-type="float" office:value="0" calcext:value-type="float">
            <text:p>0,00</text:p>
          </table:table-cell>
          <table:table-cell table:number-columns-repeated="1015"/>
        </table:table-row>
        <table:table-row table:style-name="ro3">
          <table:table-cell table:style-name="ce108" table:formula="of:=IF(MONTH([.A28]+1)=MONTH([.A$6]);[.A28]+1;0)" office:value-type="date" office:date-value="2023-03-24" calcext:value-type="date">
            <text:p>24.03.23</text:p>
          </table:table-cell>
          <table:table-cell table:style-name="ce93" table:formula="of:=IF([.A29]=0;&quot;&quot;;VLOOKUP(WEEKDAY([.A29];2);[$Info.$A$2:.$B$8];2))" office:value-type="string" office:string-value="Friday" calcext:value-type="string">
            <text:p>Friday</text:p>
          </table:table-cell>
          <table:table-cell table:style-name="ce111" table:number-columns-repeated="2"/>
          <table:table-cell table:style-name="ce112" table:formula="of:=IF(ISERROR(VLOOKUP([.C29];[$Info.$A$18:.$A$22];1;0));IF([.D29]&lt;[.C29];1+[.D29]-[.C29];[.D29]-[.C29]);0)" office:value-type="time" office:time-value="PT00H00M00S" calcext:value-type="time">
            <text:p>00:00</text:p>
          </table:table-cell>
          <table:table-cell table:style-name="ce113" table:formula="of:=IF(NOT(ISBLANK([.D29]));INDIRECT(ADDRESS(1+WEEKDAY([.A29];2);4;1;1;&quot;Info&quot;));0)" office:value-type="time" office:time-value="PT00H00M00S" calcext:value-type="time">
            <text:p>00:00</text:p>
          </table:table-cell>
          <table:table-cell table:style-name="ce114" table:formula="of:=IF(AND([.A29]&lt;=TODAY();[.A29]&lt;&gt;0);IF(ISERROR(VLOOKUP([.C29];[$Info.$A$18:.$A$21];1;0));INDIRECT(ADDRESS(1+WEEKDAY([.A29];2);3;1;1;&quot;Info&quot;));0);&quot;&quot;)" office:value-type="time" office:time-value="PT08H00M00S" calcext:value-type="time">
            <text:p>08:00</text:p>
          </table:table-cell>
          <table:table-cell table:style-name="ce115" table:formula="of:=IF(AND([.A29]&lt;=TODAY();[.A29]&lt;&gt;0);IF(NOT(ISBLANK([.G29]));IF([.E29]&lt;&gt;0;[.E29]-[.F29]-[.G29];-[.G29]);&quot;&quot;);&quot;&quot;)" office:value-type="time" office:time-value="-PT08H00M00S" calcext:value-type="time">
            <text:p>-08:00</text:p>
          </table:table-cell>
          <table:table-cell table:style-name="ce117" table:formula="of:=HOUR([.E29]-[.F29])*INDIRECT(ADDRESS(1+WEEKDAY([.A29];2);5;1;1;&quot;Info&quot;))+MINUTE([.E29]-[.F29])/60*INDIRECT(ADDRESS(1+WEEKDAY([.A29];2);5;1;1;&quot;Info&quot;))" office:value-type="float" office:value="0" calcext:value-type="float">
            <text:p>0,00</text:p>
          </table:table-cell>
          <table:table-cell table:number-columns-repeated="1015"/>
        </table:table-row>
        <table:table-row table:style-name="ro3">
          <table:table-cell table:style-name="ce108" table:formula="of:=IF(MONTH([.A29]+1)=MONTH([.A$6]);[.A29]+1;0)" office:value-type="date" office:date-value="2023-03-25" calcext:value-type="date">
            <text:p>25.03.23</text:p>
          </table:table-cell>
          <table:table-cell table:style-name="ce93" table:formula="of:=IF([.A30]=0;&quot;&quot;;VLOOKUP(WEEKDAY([.A30];2);[$Info.$A$2:.$B$8];2))" office:value-type="string" office:string-value="Saturday" calcext:value-type="string">
            <text:p>Saturday</text:p>
          </table:table-cell>
          <table:table-cell table:style-name="ce111" table:number-columns-repeated="2"/>
          <table:table-cell table:style-name="ce112" table:formula="of:=IF(ISERROR(VLOOKUP([.C30];[$Info.$A$18:.$A$22];1;0));IF([.D30]&lt;[.C30];1+[.D30]-[.C30];[.D30]-[.C30]);0)" office:value-type="time" office:time-value="PT00H00M00S" calcext:value-type="time">
            <text:p>00:00</text:p>
          </table:table-cell>
          <table:table-cell table:style-name="ce113" table:formula="of:=IF(NOT(ISBLANK([.D30]));INDIRECT(ADDRESS(1+WEEKDAY([.A30];2);4;1;1;&quot;Info&quot;));0)" office:value-type="time" office:time-value="PT00H00M00S" calcext:value-type="time">
            <text:p>00:00</text:p>
          </table:table-cell>
          <table:table-cell table:style-name="ce114" table:formula="of:=IF(AND([.A30]&lt;=TODAY();[.A30]&lt;&gt;0);IF(ISERROR(VLOOKUP([.C30];[$Info.$A$18:.$A$21];1;0));INDIRECT(ADDRESS(1+WEEKDAY([.A30];2);3;1;1;&quot;Info&quot;));0);&quot;&quot;)" office:value-type="time" office:time-value="PT00H00M00S" calcext:value-type="time">
            <text:p>00:00</text:p>
          </table:table-cell>
          <table:table-cell table:style-name="ce115" table:formula="of:=IF(AND([.A30]&lt;=TODAY();[.A30]&lt;&gt;0);IF(NOT(ISBLANK([.G30]));IF([.E30]&lt;&gt;0;[.E30]-[.F30]-[.G30];-[.G30]);&quot;&quot;);&quot;&quot;)" office:value-type="time" office:time-value="PT00H00M00S" calcext:value-type="time">
            <text:p>00:00</text:p>
          </table:table-cell>
          <table:table-cell table:style-name="ce117" table:formula="of:=HOUR([.E30]-[.F30])*INDIRECT(ADDRESS(1+WEEKDAY([.A30];2);5;1;1;&quot;Info&quot;))+MINUTE([.E30]-[.F30])/60*INDIRECT(ADDRESS(1+WEEKDAY([.A30];2);5;1;1;&quot;Info&quot;))" office:value-type="float" office:value="0" calcext:value-type="float">
            <text:p>0,00</text:p>
          </table:table-cell>
          <table:table-cell table:number-columns-repeated="1015"/>
        </table:table-row>
        <table:table-row table:style-name="ro3">
          <table:table-cell table:style-name="ce108" table:formula="of:=IF(MONTH([.A30]+1)=MONTH([.A$6]);[.A30]+1;0)" office:value-type="date" office:date-value="2023-03-26" calcext:value-type="date">
            <text:p>26.03.23</text:p>
          </table:table-cell>
          <table:table-cell table:style-name="ce93" table:formula="of:=IF([.A31]=0;&quot;&quot;;VLOOKUP(WEEKDAY([.A31];2);[$Info.$A$2:.$B$8];2))" office:value-type="string" office:string-value="Sunday" calcext:value-type="string">
            <text:p>Sunday</text:p>
          </table:table-cell>
          <table:table-cell table:style-name="ce111" table:number-columns-repeated="2"/>
          <table:table-cell table:style-name="ce112" table:formula="of:=IF(ISERROR(VLOOKUP([.C31];[$Info.$A$18:.$A$22];1;0));IF([.D31]&lt;[.C31];1+[.D31]-[.C31];[.D31]-[.C31]);0)" office:value-type="time" office:time-value="PT00H00M00S" calcext:value-type="time">
            <text:p>00:00</text:p>
          </table:table-cell>
          <table:table-cell table:style-name="ce113" table:formula="of:=IF(NOT(ISBLANK([.D31]));INDIRECT(ADDRESS(1+WEEKDAY([.A31];2);4;1;1;&quot;Info&quot;));0)" office:value-type="time" office:time-value="PT00H00M00S" calcext:value-type="time">
            <text:p>00:00</text:p>
          </table:table-cell>
          <table:table-cell table:style-name="ce114" table:formula="of:=IF(AND([.A31]&lt;=TODAY();[.A31]&lt;&gt;0);IF(ISERROR(VLOOKUP([.C31];[$Info.$A$18:.$A$21];1;0));INDIRECT(ADDRESS(1+WEEKDAY([.A31];2);3;1;1;&quot;Info&quot;));0);&quot;&quot;)" office:value-type="time" office:time-value="PT00H00M00S" calcext:value-type="time">
            <text:p>00:00</text:p>
          </table:table-cell>
          <table:table-cell table:style-name="ce115" table:formula="of:=IF(AND([.A31]&lt;=TODAY();[.A31]&lt;&gt;0);IF(NOT(ISBLANK([.G31]));IF([.E31]&lt;&gt;0;[.E31]-[.F31]-[.G31];-[.G31]);&quot;&quot;);&quot;&quot;)" office:value-type="time" office:time-value="PT00H00M00S" calcext:value-type="time">
            <text:p>00:00</text:p>
          </table:table-cell>
          <table:table-cell table:style-name="ce117" table:formula="of:=HOUR([.E31]-[.F31])*INDIRECT(ADDRESS(1+WEEKDAY([.A31];2);5;1;1;&quot;Info&quot;))+MINUTE([.E31]-[.F31])/60*INDIRECT(ADDRESS(1+WEEKDAY([.A31];2);5;1;1;&quot;Info&quot;))" office:value-type="float" office:value="0" calcext:value-type="float">
            <text:p>0,00</text:p>
          </table:table-cell>
          <table:table-cell table:number-columns-repeated="1015"/>
        </table:table-row>
        <table:table-row table:style-name="ro3">
          <table:table-cell table:style-name="ce108" table:formula="of:=IF(MONTH([.A31]+1)=MONTH([.A$6]);[.A31]+1;0)" office:value-type="date" office:date-value="2023-03-27" calcext:value-type="date">
            <text:p>27.03.23</text:p>
          </table:table-cell>
          <table:table-cell table:style-name="ce93" table:formula="of:=IF([.A32]=0;&quot;&quot;;VLOOKUP(WEEKDAY([.A32];2);[$Info.$A$2:.$B$8];2))" office:value-type="string" office:string-value="Monday" calcext:value-type="string">
            <text:p>Monday</text:p>
          </table:table-cell>
          <table:table-cell table:style-name="ce111" table:number-columns-repeated="2"/>
          <table:table-cell table:style-name="ce112" table:formula="of:=IF(ISERROR(VLOOKUP([.C32];[$Info.$A$18:.$A$22];1;0));IF([.D32]&lt;[.C32];1+[.D32]-[.C32];[.D32]-[.C32]);0)" office:value-type="time" office:time-value="PT00H00M00S" calcext:value-type="time">
            <text:p>00:00</text:p>
          </table:table-cell>
          <table:table-cell table:style-name="ce113" table:formula="of:=IF(NOT(ISBLANK([.D32]));INDIRECT(ADDRESS(1+WEEKDAY([.A32];2);4;1;1;&quot;Info&quot;));0)" office:value-type="time" office:time-value="PT00H00M00S" calcext:value-type="time">
            <text:p>00:00</text:p>
          </table:table-cell>
          <table:table-cell table:style-name="ce114" table:formula="of:=IF(AND([.A32]&lt;=TODAY();[.A32]&lt;&gt;0);IF(ISERROR(VLOOKUP([.C32];[$Info.$A$18:.$A$21];1;0));INDIRECT(ADDRESS(1+WEEKDAY([.A32];2);3;1;1;&quot;Info&quot;));0);&quot;&quot;)" office:value-type="time" office:time-value="PT08H00M00S" calcext:value-type="time">
            <text:p>08:00</text:p>
          </table:table-cell>
          <table:table-cell table:style-name="ce115" table:formula="of:=IF(AND([.A32]&lt;=TODAY();[.A32]&lt;&gt;0);IF(NOT(ISBLANK([.G32]));IF([.E32]&lt;&gt;0;[.E32]-[.F32]-[.G32];-[.G32]);&quot;&quot;);&quot;&quot;)" office:value-type="time" office:time-value="-PT08H00M00S" calcext:value-type="time">
            <text:p>-08:00</text:p>
          </table:table-cell>
          <table:table-cell table:style-name="ce117" table:formula="of:=HOUR([.E32]-[.F32])*INDIRECT(ADDRESS(1+WEEKDAY([.A32];2);5;1;1;&quot;Info&quot;))+MINUTE([.E32]-[.F32])/60*INDIRECT(ADDRESS(1+WEEKDAY([.A32];2);5;1;1;&quot;Info&quot;))" office:value-type="float" office:value="0" calcext:value-type="float">
            <text:p>0,00</text:p>
          </table:table-cell>
          <table:table-cell table:number-columns-repeated="1015"/>
        </table:table-row>
        <table:table-row table:style-name="ro3">
          <table:table-cell table:style-name="ce108" table:formula="of:=IF(MONTH([.A32]+1)=MONTH([.A$6]);[.A32]+1;0)" office:value-type="date" office:date-value="2023-03-28" calcext:value-type="date">
            <text:p>28.03.23</text:p>
          </table:table-cell>
          <table:table-cell table:style-name="ce93" table:formula="of:=IF([.A33]=0;&quot;&quot;;VLOOKUP(WEEKDAY([.A33];2);[$Info.$A$2:.$B$8];2))" office:value-type="string" office:string-value="Tuesday" calcext:value-type="string">
            <text:p>Tuesday</text:p>
          </table:table-cell>
          <table:table-cell table:style-name="ce111" table:number-columns-repeated="2"/>
          <table:table-cell table:style-name="ce112" table:formula="of:=IF(ISERROR(VLOOKUP([.C33];[$Info.$A$18:.$A$22];1;0));IF([.D33]&lt;[.C33];1+[.D33]-[.C33];[.D33]-[.C33]);0)" office:value-type="time" office:time-value="PT00H00M00S" calcext:value-type="time">
            <text:p>00:00</text:p>
          </table:table-cell>
          <table:table-cell table:style-name="ce113" table:formula="of:=IF(NOT(ISBLANK([.D33]));INDIRECT(ADDRESS(1+WEEKDAY([.A33];2);4;1;1;&quot;Info&quot;));0)" office:value-type="time" office:time-value="PT00H00M00S" calcext:value-type="time">
            <text:p>00:00</text:p>
          </table:table-cell>
          <table:table-cell table:style-name="ce114" table:formula="of:=IF(AND([.A33]&lt;=TODAY();[.A33]&lt;&gt;0);IF(ISERROR(VLOOKUP([.C33];[$Info.$A$18:.$A$21];1;0));INDIRECT(ADDRESS(1+WEEKDAY([.A33];2);3;1;1;&quot;Info&quot;));0);&quot;&quot;)" office:value-type="time" office:time-value="PT08H00M00S" calcext:value-type="time">
            <text:p>08:00</text:p>
          </table:table-cell>
          <table:table-cell table:style-name="ce115" table:formula="of:=IF(AND([.A33]&lt;=TODAY();[.A33]&lt;&gt;0);IF(NOT(ISBLANK([.G33]));IF([.E33]&lt;&gt;0;[.E33]-[.F33]-[.G33];-[.G33]);&quot;&quot;);&quot;&quot;)" office:value-type="time" office:time-value="-PT08H00M00S" calcext:value-type="time">
            <text:p>-08:00</text:p>
          </table:table-cell>
          <table:table-cell table:style-name="ce117" table:formula="of:=HOUR([.E33]-[.F33])*INDIRECT(ADDRESS(1+WEEKDAY([.A33];2);5;1;1;&quot;Info&quot;))+MINUTE([.E33]-[.F33])/60*INDIRECT(ADDRESS(1+WEEKDAY([.A33];2);5;1;1;&quot;Info&quot;))" office:value-type="float" office:value="0" calcext:value-type="float">
            <text:p>0,00</text:p>
          </table:table-cell>
          <table:table-cell table:number-columns-repeated="1015"/>
        </table:table-row>
        <table:table-row table:style-name="ro3">
          <table:table-cell table:style-name="ce108" table:formula="of:=IF(MONTH([.A33]+1)=MONTH([.A$6]);[.A33]+1;0)" office:value-type="date" office:date-value="2023-03-29" calcext:value-type="date">
            <text:p>29.03.23</text:p>
          </table:table-cell>
          <table:table-cell table:style-name="ce93" table:formula="of:=IF([.A34]=0;&quot;&quot;;VLOOKUP(WEEKDAY([.A34];2);[$Info.$A$2:.$B$8];2))" office:value-type="string" office:string-value="Wednesday" calcext:value-type="string">
            <text:p>Wednesday</text:p>
          </table:table-cell>
          <table:table-cell table:style-name="ce111" table:number-columns-repeated="2"/>
          <table:table-cell table:style-name="ce112" table:formula="of:=IF(ISERROR(VLOOKUP([.C34];[$Info.$A$18:.$A$22];1;0));IF([.D34]&lt;[.C34];1+[.D34]-[.C34];[.D34]-[.C34]);0)" office:value-type="time" office:time-value="PT00H00M00S" calcext:value-type="time">
            <text:p>00:00</text:p>
          </table:table-cell>
          <table:table-cell table:style-name="ce113" table:formula="of:=IF(NOT(ISBLANK([.D34]));INDIRECT(ADDRESS(1+WEEKDAY([.A34];2);4;1;1;&quot;Info&quot;));0)" office:value-type="time" office:time-value="PT00H00M00S" calcext:value-type="time">
            <text:p>00:00</text:p>
          </table:table-cell>
          <table:table-cell table:style-name="ce114" table:formula="of:=IF(AND([.A34]&lt;=TODAY();[.A34]&lt;&gt;0);IF(ISERROR(VLOOKUP([.C34];[$Info.$A$18:.$A$21];1;0));INDIRECT(ADDRESS(1+WEEKDAY([.A34];2);3;1;1;&quot;Info&quot;));0);&quot;&quot;)" office:value-type="time" office:time-value="PT08H00M00S" calcext:value-type="time">
            <text:p>08:00</text:p>
          </table:table-cell>
          <table:table-cell table:style-name="ce115" table:formula="of:=IF(AND([.A34]&lt;=TODAY();[.A34]&lt;&gt;0);IF(NOT(ISBLANK([.G34]));IF([.E34]&lt;&gt;0;[.E34]-[.F34]-[.G34];-[.G34]);&quot;&quot;);&quot;&quot;)" office:value-type="time" office:time-value="-PT08H00M00S" calcext:value-type="time">
            <text:p>-08:00</text:p>
          </table:table-cell>
          <table:table-cell table:style-name="ce117" table:formula="of:=HOUR([.E34]-[.F34])*INDIRECT(ADDRESS(1+WEEKDAY([.A34];2);5;1;1;&quot;Info&quot;))+MINUTE([.E34]-[.F34])/60*INDIRECT(ADDRESS(1+WEEKDAY([.A34];2);5;1;1;&quot;Info&quot;))" office:value-type="float" office:value="0" calcext:value-type="float">
            <text:p>0,00</text:p>
          </table:table-cell>
          <table:table-cell table:number-columns-repeated="1015"/>
        </table:table-row>
        <table:table-row table:style-name="ro3">
          <table:table-cell table:style-name="ce108" table:formula="of:=IF(MONTH([.A34]+1)=MONTH([.A$6]);[.A34]+1;0)" office:value-type="date" office:date-value="2023-03-30" calcext:value-type="date">
            <text:p>30.03.23</text:p>
          </table:table-cell>
          <table:table-cell table:style-name="ce93" table:formula="of:=IF([.A35]=0;&quot;&quot;;VLOOKUP(WEEKDAY([.A35];2);[$Info.$A$2:.$B$8];2))" office:value-type="string" office:string-value="Thursday" calcext:value-type="string">
            <text:p>Thursday</text:p>
          </table:table-cell>
          <table:table-cell table:style-name="ce111" table:number-columns-repeated="2"/>
          <table:table-cell table:style-name="ce112" table:formula="of:=IF(ISERROR(VLOOKUP([.C35];[$Info.$A$18:.$A$22];1;0));IF([.D35]&lt;[.C35];1+[.D35]-[.C35];[.D35]-[.C35]);0)" office:value-type="time" office:time-value="PT00H00M00S" calcext:value-type="time">
            <text:p>00:00</text:p>
          </table:table-cell>
          <table:table-cell table:style-name="ce113" table:formula="of:=IF(NOT(ISBLANK([.D35]));INDIRECT(ADDRESS(1+WEEKDAY([.A35];2);4;1;1;&quot;Info&quot;));0)" office:value-type="time" office:time-value="PT00H00M00S" calcext:value-type="time">
            <text:p>00:00</text:p>
          </table:table-cell>
          <table:table-cell table:style-name="ce114" table:formula="of:=IF(AND([.A35]&lt;=TODAY();[.A35]&lt;&gt;0);IF(ISERROR(VLOOKUP([.C35];[$Info.$A$18:.$A$21];1;0));INDIRECT(ADDRESS(1+WEEKDAY([.A35];2);3;1;1;&quot;Info&quot;));0);&quot;&quot;)" office:value-type="time" office:time-value="PT08H00M00S" calcext:value-type="time">
            <text:p>08:00</text:p>
          </table:table-cell>
          <table:table-cell table:style-name="ce115" table:formula="of:=IF(AND([.A35]&lt;=TODAY();[.A35]&lt;&gt;0);IF(NOT(ISBLANK([.G35]));IF([.E35]&lt;&gt;0;[.E35]-[.F35]-[.G35];-[.G35]);&quot;&quot;);&quot;&quot;)" office:value-type="time" office:time-value="-PT08H00M00S" calcext:value-type="time">
            <text:p>-08:00</text:p>
          </table:table-cell>
          <table:table-cell table:style-name="ce117" table:formula="of:=HOUR([.E35]-[.F35])*INDIRECT(ADDRESS(1+WEEKDAY([.A35];2);5;1;1;&quot;Info&quot;))+MINUTE([.E35]-[.F35])/60*INDIRECT(ADDRESS(1+WEEKDAY([.A35];2);5;1;1;&quot;Info&quot;))" office:value-type="float" office:value="0" calcext:value-type="float">
            <text:p>0,00</text:p>
          </table:table-cell>
          <table:table-cell table:number-columns-repeated="1015"/>
        </table:table-row>
        <table:table-row table:style-name="ro3">
          <table:table-cell table:style-name="ce108" table:formula="of:=IF(MONTH([.A35]+1)=MONTH([.A$6]);[.A35]+1;0)" office:value-type="date" office:date-value="2023-03-31" calcext:value-type="date">
            <text:p>31.03.23</text:p>
          </table:table-cell>
          <table:table-cell table:style-name="ce93" table:formula="of:=IF([.A36]=0;&quot;&quot;;VLOOKUP(WEEKDAY([.A36];2);[$Info.$A$2:.$B$8];2))" office:value-type="string" office:string-value="Friday" calcext:value-type="string">
            <text:p>Friday</text:p>
          </table:table-cell>
          <table:table-cell table:style-name="ce111" table:number-columns-repeated="2"/>
          <table:table-cell table:style-name="ce112" table:formula="of:=IF(ISERROR(VLOOKUP([.C36];[$Info.$A$18:.$A$22];1;0));IF([.D36]&lt;[.C36];1+[.D36]-[.C36];[.D36]-[.C36]);0)" office:value-type="time" office:time-value="PT00H00M00S" calcext:value-type="time">
            <text:p>00:00</text:p>
          </table:table-cell>
          <table:table-cell table:style-name="ce113" table:formula="of:=IF(NOT(ISBLANK([.D36]));INDIRECT(ADDRESS(1+WEEKDAY([.A36];2);4;1;1;&quot;Info&quot;));0)" office:value-type="time" office:time-value="PT00H00M00S" calcext:value-type="time">
            <text:p>00:00</text:p>
          </table:table-cell>
          <table:table-cell table:style-name="ce114" table:formula="of:=IF(AND([.A36]&lt;=TODAY();[.A36]&lt;&gt;0);IF(ISERROR(VLOOKUP([.C36];[$Info.$A$18:.$A$21];1;0));INDIRECT(ADDRESS(1+WEEKDAY([.A36];2);3;1;1;&quot;Info&quot;));0);&quot;&quot;)" office:value-type="time" office:time-value="PT08H00M00S" calcext:value-type="time">
            <text:p>08:00</text:p>
          </table:table-cell>
          <table:table-cell table:style-name="ce115" table:formula="of:=IF(AND([.A36]&lt;=TODAY();[.A36]&lt;&gt;0);IF(NOT(ISBLANK([.G36]));IF([.E36]&lt;&gt;0;[.E36]-[.F36]-[.G36];-[.G36]);&quot;&quot;);&quot;&quot;)" office:value-type="time" office:time-value="-PT08H00M00S" calcext:value-type="time">
            <text:p>-08:00</text:p>
          </table:table-cell>
          <table:table-cell table:style-name="ce117" table:formula="of:=HOUR([.E36]-[.F36])*INDIRECT(ADDRESS(1+WEEKDAY([.A36];2);5;1;1;&quot;Info&quot;))+MINUTE([.E36]-[.F36])/60*INDIRECT(ADDRESS(1+WEEKDAY([.A36];2);5;1;1;&quot;Info&quot;))" office:value-type="float" office:value="0" calcext:value-type="float">
            <text:p>0,00</text:p>
          </table:table-cell>
          <table:table-cell table:number-columns-repeated="1015"/>
        </table:table-row>
        <table:table-row table:style-name="ro2">
          <table:table-cell table:style-name="ce47"/>
          <table:table-cell table:style-name="ce53"/>
          <table:table-cell table:style-name="ce59" table:number-columns-repeated="2"/>
          <table:table-cell table:style-name="ce69"/>
          <table:table-cell table:style-name="ce59"/>
          <table:table-cell table:style-name="ce89" table:formula="of:=SUM([.G6:.G36])" office:value-type="time" office:time-value="PT184H00M00S" calcext:value-type="time">
            <text:p>184:00</text:p>
          </table:table-cell>
          <table:table-cell table:style-name="ce89" table:formula="of:=SUM([.H6:.H36])" office:value-type="time" office:time-value="-PT184H00M00S" calcext:value-type="time">
            <text:p>-184:00</text:p>
          </table:table-cell>
          <table:table-cell table:style-name="ce78" table:formula="of:=SUM([.I6:.I36])" office:value-type="currency" office:currency="EUR" office:value="0" calcext:value-type="currency">
            <text:p>0,00 €</text:p>
          </table:table-cell>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39]" office:value-type="string" office:string-value="Overtime from the previous month:" calcext:value-type="string">
            <text:p>Overtime from the previous month:</text:p>
          </table:table-cell>
          <table:table-cell table:style-name="ce85" table:formula="of:=[Feb.D41]" office:value-type="time" office:time-value="-PT336H00M00S" calcext:value-type="time">
            <text:p>-336: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40]" office:value-type="string" office:string-value="Overtime from this month:" calcext:value-type="string">
            <text:p>Overtime from this month:</text:p>
          </table:table-cell>
          <table:table-cell table:style-name="ce63" table:formula="of:=[.H37]" office:value-type="time" office:time-value="-PT184H00M00S" calcext:value-type="time">
            <text:p>-184: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8">
          <table:table-cell table:style-name="ce47"/>
          <table:table-cell table:style-name="ce53"/>
          <table:table-cell table:style-name="ce61" table:formula="of:=[Jan.C41]" office:value-type="string" office:string-value="Overtime total:" calcext:value-type="string">
            <text:p>Overtime total:</text:p>
          </table:table-cell>
          <table:table-cell table:style-name="ce64" table:formula="of:=SUM([.D39:.D40])" office:value-type="time" office:time-value="-PT520H00M00S" calcext:value-type="time">
            <text:p>-520: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2" table:number-rows-repeated="65495">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number-rows-repeated="983039">
          <table:table-cell table:number-columns-repeated="1024"/>
        </table:table-row>
        <table:table-row table:style-name="ro2">
          <table:table-cell table:number-columns-repeated="1024"/>
        </table:table-row>
        <calcext:conditional-formats>
          <calcext:conditional-format calcext:target-range-address="Mär.A6:Mär.A36">
            <calcext:condition calcext:apply-style-name="Grau" calcext:value="formula-is(WEEKDAY([.$A6];2)&gt;=6)" calcext:base-cell-address="Mär.A6"/>
          </calcext:conditional-format>
          <calcext:conditional-format calcext:target-range-address="Mär.B6:Mär.B36">
            <calcext:condition calcext:apply-style-name="RotAufGrau" calcext:value="formula-is(AND(WEEKDAY([Mär.$A6];2)&gt;=6;[Mär.$A6]=VLOOKUP(YEAR([Mär.$A6]);[$Info.$I$4:.$J$13];2;1)))" calcext:base-cell-address="Mär.B6"/>
            <calcext:condition calcext:apply-style-name="Grau" calcext:value="formula-is(WEEKDAY([Mär.$A6];2)&gt;=6)" calcext:base-cell-address="Mär.B6"/>
            <calcext:condition calcext:apply-style-name="Rot" calcext:value="formula-is(OR([Mär.$A6]=VLOOKUP(YEAR([Mär.$A6]);[$Info.$I$4:.$J$13];2;1);[Mär.$A6]=VLOOKUP(YEAR([Mär.$A6]);[$Info.$I$4:.$J$13];2;1)+1;[Mär.$A6]=VLOOKUP(YEAR([Mär.$A6]);[$Info.$I$4:.$J$13];2;1)-2))" calcext:base-cell-address="Mär.B6"/>
          </calcext:conditional-format>
          <calcext:conditional-format calcext:target-range-address="Mär.G6:Mär.I36">
            <calcext:condition calcext:apply-style-name="Grau" calcext:value="formula-is(WEEKDAY([.$A6];2)&gt;=6)" calcext:base-cell-address="Mär.G6"/>
          </calcext:conditional-format>
          <calcext:conditional-format calcext:target-range-address="Mär.C7:Mär.F36 Mär.D6:Mär.F6">
            <calcext:condition calcext:apply-style-name="Grau" calcext:value="formula-is(WEEKDAY([.$A6];2)&gt;=6)" calcext:base-cell-address="Mär.C6"/>
          </calcext:conditional-format>
          <calcext:conditional-format calcext:target-range-address="Mär.C6:Mär.C6">
            <calcext:condition calcext:apply-style-name="Grau" calcext:value="formula-is(WEEKDAY([.$A6];2)&gt;=6)" calcext:base-cell-address="Mär.C6"/>
          </calcext:conditional-format>
        </calcext:conditional-formats>
      </table:table>
      <table:table table:name="Apr" table:style-name="ta1" table:protected="true" table:print="false">
        <loext:table-protection loext:select-protected-cells="true" loext:select-unprotected-cells="true"/>
        <table:table-column table:style-name="co1" table:number-columns-repeated="2" table:default-cell-style-name="ce25"/>
        <table:table-column table:style-name="co6" table:number-columns-repeated="6" table:default-cell-style-name="ce25"/>
        <table:table-column table:style-name="co7" table:default-cell-style-name="ce25"/>
        <table:table-column table:style-name="co1" table:number-columns-repeated="247" table:default-cell-style-name="ce25"/>
        <table:table-column table:style-name="co4" table:number-columns-repeated="768" table:default-cell-style-name="ce25"/>
        <table:table-row table:style-name="ro7">
          <table:table-cell table:style-name="ce11" table:formula="of:=[Jan.A1]" office:value-type="string" office:string-value="Timesheet" calcext:value-type="string">
            <text:p>Timesheet</text:p>
          </table:table-cell>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formula="of:=[Jan.A3]" office:value-type="string" office:string-value="for" calcext:value-type="string">
            <text:p>for</text:p>
          </table:table-cell>
          <table:table-cell table:style-name="ce81" table:formula="of:=[Mär.B3]" office:value-type="string" office:string-value="your name" calcext:value-type="string" table:number-columns-spanned="4" table:number-rows-spanned="1">
            <text:p>your name</text:p>
          </table:table-cell>
          <table:covered-table-cell table:number-columns-repeated="2" table:style-name="ce30"/>
          <table:covered-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38" table:formula="of:=[Mär.A5]" office:value-type="string" office:string-value="Date" calcext:value-type="string">
            <text:p>Date</text:p>
          </table:table-cell>
          <table:table-cell table:style-name="ce38" table:formula="of:=[Mär.B5]" office:value-type="string" office:string-value="Weekday" calcext:value-type="string">
            <text:p>Weekday</text:p>
          </table:table-cell>
          <table:table-cell table:style-name="ce38" table:formula="of:=[Mär.C5]" office:value-type="string" office:string-value="Start" calcext:value-type="string">
            <text:p>Start</text:p>
          </table:table-cell>
          <table:table-cell table:style-name="ce38" table:formula="of:=[Mär.D5]" office:value-type="string" office:string-value="End" calcext:value-type="string">
            <text:p>End</text:p>
          </table:table-cell>
          <table:table-cell table:style-name="ce38" table:formula="of:=[Mär.E5]" office:value-type="string" office:string-value="Attendance" calcext:value-type="string">
            <text:p>Attendance</text:p>
          </table:table-cell>
          <table:table-cell table:style-name="ce38" table:formula="of:=[Mär.F5]" office:value-type="string" office:string-value="Break time" calcext:value-type="string">
            <text:p>Break time</text:p>
          </table:table-cell>
          <table:table-cell table:style-name="ce38" table:formula="of:=[Mär.G5]" office:value-type="string" office:string-value="Regular hrs" calcext:value-type="string">
            <text:p>Regular hrs</text:p>
          </table:table-cell>
          <table:table-cell table:style-name="ce38" table:formula="of:=[Mär.H5]" office:value-type="string" office:string-value="Overtime" calcext:value-type="string">
            <text:p>Overtime</text:p>
          </table:table-cell>
          <table:table-cell table:style-name="ce38" table:formula="of:=[Mär.I5]" office:value-type="string" office:string-value="Salary" calcext:value-type="string">
            <text:p>Salary</text:p>
          </table:table-cell>
          <table:table-cell table:style-name="ce94" table:number-columns-repeated="247"/>
          <table:table-cell table:number-columns-repeated="768"/>
        </table:table-row>
        <table:table-row table:style-name="ro3">
          <table:table-cell table:style-name="ce119" table:formula="of:=DATE(YEAR([Mär.A6]);MONTH([Mär.A6])+1;1)" office:value-type="date" office:date-value="2023-04-01" calcext:value-type="date">
            <text:p>01.04.23</text:p>
          </table:table-cell>
          <table:table-cell table:style-name="ce120" table:formula="of:=IF([.A6]=0;&quot;&quot;;VLOOKUP(WEEKDAY([.A6];2);[$Info.$A$2:.$B$8];2))" office:value-type="string" office:string-value="Saturday" calcext:value-type="string">
            <text:p>Saturday</text:p>
          </table:table-cell>
          <table:table-cell table:style-name="ce121"/>
          <table:table-cell table:style-name="ce122"/>
          <table:table-cell table:style-name="ce123" table:formula="of:=IF(ISERROR(VLOOKUP([.C6];[$Info.$A$18:.$A$22];1;0));IF([.D6]&lt;[.C6];1+[.D6]-[.C6];[.D6]-[.C6]);0)" office:value-type="time" office:time-value="PT00H00M00S" calcext:value-type="time">
            <text:p>00:00</text:p>
          </table:table-cell>
          <table:table-cell table:style-name="ce124" table:formula="of:=IF(NOT(ISBLANK([.D6]));INDIRECT(ADDRESS(1+WEEKDAY([.A6];2);4;1;1;&quot;Info&quot;));0)" office:value-type="time" office:time-value="PT00H00M00S" calcext:value-type="time">
            <text:p>00:00</text:p>
          </table:table-cell>
          <table:table-cell table:style-name="ce125" table:formula="of:=IF(AND([.A6]&lt;=TODAY();[.A6]&lt;&gt;0);IF(ISERROR(VLOOKUP([.C6];[$Info.$A$18:.$A$21];1;0));INDIRECT(ADDRESS(1+WEEKDAY([.A6];2);3;1;1;&quot;Info&quot;));0);&quot;&quot;)" office:value-type="time" office:time-value="PT00H00M00S" calcext:value-type="time">
            <text:p>00:00</text:p>
          </table:table-cell>
          <table:table-cell table:style-name="ce127" table:formula="of:=IF(AND([.A6]&lt;=TODAY();[.A6]&lt;&gt;0);IF(NOT(ISBLANK([.G6]));IF([.E6]&lt;&gt;0;[.E6]-[.F6]-[.G6];-[.G6]);&quot;&quot;);&quot;&quot;)" office:value-type="time" office:time-value="PT00H00M00S" calcext:value-type="time">
            <text:p>00:00</text:p>
          </table:table-cell>
          <table:table-cell table:style-name="ce128" table:formula="of:=HOUR([.E6]-[.F6])*INDIRECT(ADDRESS(1+WEEKDAY([.A6];2);5;1;1;&quot;Info&quot;))+MINUTE([.E6]-[.F6])/60*INDIRECT(ADDRESS(1+WEEKDAY([.A6];2);5;1;1;&quot;Info&quot;))" office:value-type="float" office:value="0" calcext:value-type="float">
            <text:p>0,00</text:p>
          </table:table-cell>
          <table:table-cell table:number-columns-repeated="1015"/>
        </table:table-row>
        <table:table-row table:style-name="ro3">
          <table:table-cell table:style-name="ce119" table:formula="of:=IF(MONTH([.A6]+1)=MONTH([.A$6]);[.A6]+1;0)" office:value-type="date" office:date-value="2023-04-02" calcext:value-type="date">
            <text:p>02.04.23</text:p>
          </table:table-cell>
          <table:table-cell table:style-name="ce120" table:formula="of:=IF([.A7]=0;&quot;&quot;;VLOOKUP(WEEKDAY([.A7];2);[$Info.$A$2:.$B$8];2))" office:value-type="string" office:string-value="Sunday" calcext:value-type="string">
            <text:p>Sunday</text:p>
          </table:table-cell>
          <table:table-cell table:style-name="ce122" table:number-columns-repeated="2"/>
          <table:table-cell table:style-name="ce123" table:formula="of:=IF(ISERROR(VLOOKUP([.C7];[$Info.$A$18:.$A$22];1;0));IF([.D7]&lt;[.C7];1+[.D7]-[.C7];[.D7]-[.C7]);0)" office:value-type="time" office:time-value="PT00H00M00S" calcext:value-type="time">
            <text:p>00:00</text:p>
          </table:table-cell>
          <table:table-cell table:style-name="ce124" table:formula="of:=IF(NOT(ISBLANK([.D7]));INDIRECT(ADDRESS(1+WEEKDAY([.A7];2);4;1;1;&quot;Info&quot;));0)" office:value-type="time" office:time-value="PT00H00M00S" calcext:value-type="time">
            <text:p>00:00</text:p>
          </table:table-cell>
          <table:table-cell table:style-name="ce125" table:formula="of:=IF(AND([.A7]&lt;=TODAY();[.A7]&lt;&gt;0);IF(ISERROR(VLOOKUP([.C7];[$Info.$A$18:.$A$21];1;0));INDIRECT(ADDRESS(1+WEEKDAY([.A7];2);3;1;1;&quot;Info&quot;));0);&quot;&quot;)" office:value-type="time" office:time-value="PT00H00M00S" calcext:value-type="time">
            <text:p>00:00</text:p>
          </table:table-cell>
          <table:table-cell table:style-name="ce127" table:formula="of:=IF(AND([.A7]&lt;=TODAY();[.A7]&lt;&gt;0);IF(NOT(ISBLANK([.G7]));IF([.E7]&lt;&gt;0;[.E7]-[.F7]-[.G7];-[.G7]);&quot;&quot;);&quot;&quot;)" office:value-type="time" office:time-value="PT00H00M00S" calcext:value-type="time">
            <text:p>00:00</text:p>
          </table:table-cell>
          <table:table-cell table:style-name="ce128" table:formula="of:=HOUR([.E7]-[.F7])*INDIRECT(ADDRESS(1+WEEKDAY([.A7];2);5;1;1;&quot;Info&quot;))+MINUTE([.E7]-[.F7])/60*INDIRECT(ADDRESS(1+WEEKDAY([.A7];2);5;1;1;&quot;Info&quot;))" office:value-type="float" office:value="0" calcext:value-type="float">
            <text:p>0,00</text:p>
          </table:table-cell>
          <table:table-cell table:number-columns-repeated="1015"/>
        </table:table-row>
        <table:table-row table:style-name="ro3">
          <table:table-cell table:style-name="ce119" table:formula="of:=IF(MONTH([.A7]+1)=MONTH([.A$6]);[.A7]+1;0)" office:value-type="date" office:date-value="2023-04-03" calcext:value-type="date">
            <text:p>03.04.23</text:p>
          </table:table-cell>
          <table:table-cell table:style-name="ce120" table:formula="of:=IF([.A8]=0;&quot;&quot;;VLOOKUP(WEEKDAY([.A8];2);[$Info.$A$2:.$B$8];2))" office:value-type="string" office:string-value="Monday" calcext:value-type="string">
            <text:p>Monday</text:p>
          </table:table-cell>
          <table:table-cell table:style-name="ce122" table:number-columns-repeated="2"/>
          <table:table-cell table:style-name="ce123" table:formula="of:=IF(ISERROR(VLOOKUP([.C8];[$Info.$A$18:.$A$22];1;0));IF([.D8]&lt;[.C8];1+[.D8]-[.C8];[.D8]-[.C8]);0)" office:value-type="time" office:time-value="PT00H00M00S" calcext:value-type="time">
            <text:p>00:00</text:p>
          </table:table-cell>
          <table:table-cell table:style-name="ce124" table:formula="of:=IF(NOT(ISBLANK([.D8]));INDIRECT(ADDRESS(1+WEEKDAY([.A8];2);4;1;1;&quot;Info&quot;));0)" office:value-type="time" office:time-value="PT00H00M00S" calcext:value-type="time">
            <text:p>00:00</text:p>
          </table:table-cell>
          <table:table-cell table:style-name="ce125" table:formula="of:=IF(AND([.A8]&lt;=TODAY();[.A8]&lt;&gt;0);IF(ISERROR(VLOOKUP([.C8];[$Info.$A$18:.$A$21];1;0));INDIRECT(ADDRESS(1+WEEKDAY([.A8];2);3;1;1;&quot;Info&quot;));0);&quot;&quot;)" office:value-type="time" office:time-value="PT08H00M00S" calcext:value-type="time">
            <text:p>08:00</text:p>
          </table:table-cell>
          <table:table-cell table:style-name="ce127" table:formula="of:=IF(AND([.A8]&lt;=TODAY();[.A8]&lt;&gt;0);IF(NOT(ISBLANK([.G8]));IF([.E8]&lt;&gt;0;[.E8]-[.F8]-[.G8];-[.G8]);&quot;&quot;);&quot;&quot;)" office:value-type="time" office:time-value="-PT08H00M00S" calcext:value-type="time">
            <text:p>-08:00</text:p>
          </table:table-cell>
          <table:table-cell table:style-name="ce128" table:formula="of:=HOUR([.E8]-[.F8])*INDIRECT(ADDRESS(1+WEEKDAY([.A8];2);5;1;1;&quot;Info&quot;))+MINUTE([.E8]-[.F8])/60*INDIRECT(ADDRESS(1+WEEKDAY([.A8];2);5;1;1;&quot;Info&quot;))" office:value-type="float" office:value="0" calcext:value-type="float">
            <text:p>0,00</text:p>
          </table:table-cell>
          <table:table-cell table:number-columns-repeated="1015"/>
        </table:table-row>
        <table:table-row table:style-name="ro3">
          <table:table-cell table:style-name="ce119" table:formula="of:=IF(MONTH([.A8]+1)=MONTH([.A$6]);[.A8]+1;0)" office:value-type="date" office:date-value="2023-04-04" calcext:value-type="date">
            <text:p>04.04.23</text:p>
          </table:table-cell>
          <table:table-cell table:style-name="ce120" table:formula="of:=IF([.A9]=0;&quot;&quot;;VLOOKUP(WEEKDAY([.A9];2);[$Info.$A$2:.$B$8];2))" office:value-type="string" office:string-value="Tuesday" calcext:value-type="string">
            <text:p>Tuesday</text:p>
          </table:table-cell>
          <table:table-cell table:style-name="ce122" table:number-columns-repeated="2"/>
          <table:table-cell table:style-name="ce123" table:formula="of:=IF(ISERROR(VLOOKUP([.C9];[$Info.$A$18:.$A$22];1;0));IF([.D9]&lt;[.C9];1+[.D9]-[.C9];[.D9]-[.C9]);0)" office:value-type="time" office:time-value="PT00H00M00S" calcext:value-type="time">
            <text:p>00:00</text:p>
          </table:table-cell>
          <table:table-cell table:style-name="ce124" table:formula="of:=IF(NOT(ISBLANK([.D9]));INDIRECT(ADDRESS(1+WEEKDAY([.A9];2);4;1;1;&quot;Info&quot;));0)" office:value-type="time" office:time-value="PT00H00M00S" calcext:value-type="time">
            <text:p>00:00</text:p>
          </table:table-cell>
          <table:table-cell table:style-name="ce125" table:formula="of:=IF(AND([.A9]&lt;=TODAY();[.A9]&lt;&gt;0);IF(ISERROR(VLOOKUP([.C9];[$Info.$A$18:.$A$21];1;0));INDIRECT(ADDRESS(1+WEEKDAY([.A9];2);3;1;1;&quot;Info&quot;));0);&quot;&quot;)" office:value-type="time" office:time-value="PT08H00M00S" calcext:value-type="time">
            <text:p>08:00</text:p>
          </table:table-cell>
          <table:table-cell table:style-name="ce127" table:formula="of:=IF(AND([.A9]&lt;=TODAY();[.A9]&lt;&gt;0);IF(NOT(ISBLANK([.G9]));IF([.E9]&lt;&gt;0;[.E9]-[.F9]-[.G9];-[.G9]);&quot;&quot;);&quot;&quot;)" office:value-type="time" office:time-value="-PT08H00M00S" calcext:value-type="time">
            <text:p>-08:00</text:p>
          </table:table-cell>
          <table:table-cell table:style-name="ce128" table:formula="of:=HOUR([.E9]-[.F9])*INDIRECT(ADDRESS(1+WEEKDAY([.A9];2);5;1;1;&quot;Info&quot;))+MINUTE([.E9]-[.F9])/60*INDIRECT(ADDRESS(1+WEEKDAY([.A9];2);5;1;1;&quot;Info&quot;))" office:value-type="float" office:value="0" calcext:value-type="float">
            <text:p>0,00</text:p>
          </table:table-cell>
          <table:table-cell table:number-columns-repeated="1015"/>
        </table:table-row>
        <table:table-row table:style-name="ro3">
          <table:table-cell table:style-name="ce119" table:formula="of:=IF(MONTH([.A9]+1)=MONTH([.A$6]);[.A9]+1;0)" office:value-type="date" office:date-value="2023-04-05" calcext:value-type="date">
            <text:p>05.04.23</text:p>
          </table:table-cell>
          <table:table-cell table:style-name="ce120" table:formula="of:=IF([.A10]=0;&quot;&quot;;VLOOKUP(WEEKDAY([.A10];2);[$Info.$A$2:.$B$8];2))" office:value-type="string" office:string-value="Wednesday" calcext:value-type="string">
            <text:p>Wednesday</text:p>
          </table:table-cell>
          <table:table-cell table:style-name="ce122" table:number-columns-repeated="2"/>
          <table:table-cell table:style-name="ce123" table:formula="of:=IF(ISERROR(VLOOKUP([.C10];[$Info.$A$18:.$A$22];1;0));IF([.D10]&lt;[.C10];1+[.D10]-[.C10];[.D10]-[.C10]);0)" office:value-type="time" office:time-value="PT00H00M00S" calcext:value-type="time">
            <text:p>00:00</text:p>
          </table:table-cell>
          <table:table-cell table:style-name="ce124" table:formula="of:=IF(NOT(ISBLANK([.D10]));INDIRECT(ADDRESS(1+WEEKDAY([.A10];2);4;1;1;&quot;Info&quot;));0)" office:value-type="time" office:time-value="PT00H00M00S" calcext:value-type="time">
            <text:p>00:00</text:p>
          </table:table-cell>
          <table:table-cell table:style-name="ce125" table:formula="of:=IF(AND([.A10]&lt;=TODAY();[.A10]&lt;&gt;0);IF(ISERROR(VLOOKUP([.C10];[$Info.$A$18:.$A$21];1;0));INDIRECT(ADDRESS(1+WEEKDAY([.A10];2);3;1;1;&quot;Info&quot;));0);&quot;&quot;)" office:value-type="time" office:time-value="PT08H00M00S" calcext:value-type="time">
            <text:p>08:00</text:p>
          </table:table-cell>
          <table:table-cell table:style-name="ce127" table:formula="of:=IF(AND([.A10]&lt;=TODAY();[.A10]&lt;&gt;0);IF(NOT(ISBLANK([.G10]));IF([.E10]&lt;&gt;0;[.E10]-[.F10]-[.G10];-[.G10]);&quot;&quot;);&quot;&quot;)" office:value-type="time" office:time-value="-PT08H00M00S" calcext:value-type="time">
            <text:p>-08:00</text:p>
          </table:table-cell>
          <table:table-cell table:style-name="ce128" table:formula="of:=HOUR([.E10]-[.F10])*INDIRECT(ADDRESS(1+WEEKDAY([.A10];2);5;1;1;&quot;Info&quot;))+MINUTE([.E10]-[.F10])/60*INDIRECT(ADDRESS(1+WEEKDAY([.A10];2);5;1;1;&quot;Info&quot;))" office:value-type="float" office:value="0" calcext:value-type="float">
            <text:p>0,00</text:p>
          </table:table-cell>
          <table:table-cell table:number-columns-repeated="1015"/>
        </table:table-row>
        <table:table-row table:style-name="ro3">
          <table:table-cell table:style-name="ce119" table:formula="of:=IF(MONTH([.A10]+1)=MONTH([.A$6]);[.A10]+1;0)" office:value-type="date" office:date-value="2023-04-06" calcext:value-type="date">
            <text:p>06.04.23</text:p>
          </table:table-cell>
          <table:table-cell table:style-name="ce120" table:formula="of:=IF([.A11]=0;&quot;&quot;;VLOOKUP(WEEKDAY([.A11];2);[$Info.$A$2:.$B$8];2))" office:value-type="string" office:string-value="Thursday" calcext:value-type="string">
            <text:p>Thursday</text:p>
          </table:table-cell>
          <table:table-cell table:style-name="ce122" table:number-columns-repeated="2"/>
          <table:table-cell table:style-name="ce123" table:formula="of:=IF(ISERROR(VLOOKUP([.C11];[$Info.$A$18:.$A$22];1;0));IF([.D11]&lt;[.C11];1+[.D11]-[.C11];[.D11]-[.C11]);0)" office:value-type="time" office:time-value="PT00H00M00S" calcext:value-type="time">
            <text:p>00:00</text:p>
          </table:table-cell>
          <table:table-cell table:style-name="ce124" table:formula="of:=IF(NOT(ISBLANK([.D11]));INDIRECT(ADDRESS(1+WEEKDAY([.A11];2);4;1;1;&quot;Info&quot;));0)" office:value-type="time" office:time-value="PT00H00M00S" calcext:value-type="time">
            <text:p>00:00</text:p>
          </table:table-cell>
          <table:table-cell table:style-name="ce125" table:formula="of:=IF(AND([.A11]&lt;=TODAY();[.A11]&lt;&gt;0);IF(ISERROR(VLOOKUP([.C11];[$Info.$A$18:.$A$21];1;0));INDIRECT(ADDRESS(1+WEEKDAY([.A11];2);3;1;1;&quot;Info&quot;));0);&quot;&quot;)" office:value-type="time" office:time-value="PT08H00M00S" calcext:value-type="time">
            <text:p>08:00</text:p>
          </table:table-cell>
          <table:table-cell table:style-name="ce127" table:formula="of:=IF(AND([.A11]&lt;=TODAY();[.A11]&lt;&gt;0);IF(NOT(ISBLANK([.G11]));IF([.E11]&lt;&gt;0;[.E11]-[.F11]-[.G11];-[.G11]);&quot;&quot;);&quot;&quot;)" office:value-type="time" office:time-value="-PT08H00M00S" calcext:value-type="time">
            <text:p>-08:00</text:p>
          </table:table-cell>
          <table:table-cell table:style-name="ce128" table:formula="of:=HOUR([.E11]-[.F11])*INDIRECT(ADDRESS(1+WEEKDAY([.A11];2);5;1;1;&quot;Info&quot;))+MINUTE([.E11]-[.F11])/60*INDIRECT(ADDRESS(1+WEEKDAY([.A11];2);5;1;1;&quot;Info&quot;))" office:value-type="float" office:value="0" calcext:value-type="float">
            <text:p>0,00</text:p>
          </table:table-cell>
          <table:table-cell table:number-columns-repeated="1015"/>
        </table:table-row>
        <table:table-row table:style-name="ro3">
          <table:table-cell table:style-name="ce119" table:formula="of:=IF(MONTH([.A11]+1)=MONTH([.A$6]);[.A11]+1;0)" office:value-type="date" office:date-value="2023-04-07" calcext:value-type="date">
            <text:p>07.04.23</text:p>
          </table:table-cell>
          <table:table-cell table:style-name="ce120" table:formula="of:=IF([.A12]=0;&quot;&quot;;VLOOKUP(WEEKDAY([.A12];2);[$Info.$A$2:.$B$8];2))" office:value-type="string" office:string-value="Friday" calcext:value-type="string">
            <text:p>Friday</text:p>
          </table:table-cell>
          <table:table-cell table:style-name="ce122" table:number-columns-repeated="2"/>
          <table:table-cell table:style-name="ce123" table:formula="of:=IF(ISERROR(VLOOKUP([.C12];[$Info.$A$18:.$A$22];1;0));IF([.D12]&lt;[.C12];1+[.D12]-[.C12];[.D12]-[.C12]);0)" office:value-type="time" office:time-value="PT00H00M00S" calcext:value-type="time">
            <text:p>00:00</text:p>
          </table:table-cell>
          <table:table-cell table:style-name="ce124" table:formula="of:=IF(NOT(ISBLANK([.D12]));INDIRECT(ADDRESS(1+WEEKDAY([.A12];2);4;1;1;&quot;Info&quot;));0)" office:value-type="time" office:time-value="PT00H00M00S" calcext:value-type="time">
            <text:p>00:00</text:p>
          </table:table-cell>
          <table:table-cell table:style-name="ce125" table:formula="of:=IF(AND([.A12]&lt;=TODAY();[.A12]&lt;&gt;0);IF(ISERROR(VLOOKUP([.C12];[$Info.$A$18:.$A$21];1;0));INDIRECT(ADDRESS(1+WEEKDAY([.A12];2);3;1;1;&quot;Info&quot;));0);&quot;&quot;)" office:value-type="time" office:time-value="PT08H00M00S" calcext:value-type="time">
            <text:p>08:00</text:p>
          </table:table-cell>
          <table:table-cell table:style-name="ce127" table:formula="of:=IF(AND([.A12]&lt;=TODAY();[.A12]&lt;&gt;0);IF(NOT(ISBLANK([.G12]));IF([.E12]&lt;&gt;0;[.E12]-[.F12]-[.G12];-[.G12]);&quot;&quot;);&quot;&quot;)" office:value-type="time" office:time-value="-PT08H00M00S" calcext:value-type="time">
            <text:p>-08:00</text:p>
          </table:table-cell>
          <table:table-cell table:style-name="ce128" table:formula="of:=HOUR([.E12]-[.F12])*INDIRECT(ADDRESS(1+WEEKDAY([.A12];2);5;1;1;&quot;Info&quot;))+MINUTE([.E12]-[.F12])/60*INDIRECT(ADDRESS(1+WEEKDAY([.A12];2);5;1;1;&quot;Info&quot;))" office:value-type="float" office:value="0" calcext:value-type="float">
            <text:p>0,00</text:p>
          </table:table-cell>
          <table:table-cell table:number-columns-repeated="1015"/>
        </table:table-row>
        <table:table-row table:style-name="ro3">
          <table:table-cell table:style-name="ce119" table:formula="of:=IF(MONTH([.A12]+1)=MONTH([.A$6]);[.A12]+1;0)" office:value-type="date" office:date-value="2023-04-08" calcext:value-type="date">
            <text:p>08.04.23</text:p>
          </table:table-cell>
          <table:table-cell table:style-name="ce120" table:formula="of:=IF([.A13]=0;&quot;&quot;;VLOOKUP(WEEKDAY([.A13];2);[$Info.$A$2:.$B$8];2))" office:value-type="string" office:string-value="Saturday" calcext:value-type="string">
            <text:p>Saturday</text:p>
          </table:table-cell>
          <table:table-cell table:style-name="ce122" table:number-columns-repeated="2"/>
          <table:table-cell table:style-name="ce123" table:formula="of:=IF(ISERROR(VLOOKUP([.C13];[$Info.$A$18:.$A$22];1;0));IF([.D13]&lt;[.C13];1+[.D13]-[.C13];[.D13]-[.C13]);0)" office:value-type="time" office:time-value="PT00H00M00S" calcext:value-type="time">
            <text:p>00:00</text:p>
          </table:table-cell>
          <table:table-cell table:style-name="ce124" table:formula="of:=IF(NOT(ISBLANK([.D13]));INDIRECT(ADDRESS(1+WEEKDAY([.A13];2);4;1;1;&quot;Info&quot;));0)" office:value-type="time" office:time-value="PT00H00M00S" calcext:value-type="time">
            <text:p>00:00</text:p>
          </table:table-cell>
          <table:table-cell table:style-name="ce125" table:formula="of:=IF(AND([.A13]&lt;=TODAY();[.A13]&lt;&gt;0);IF(ISERROR(VLOOKUP([.C13];[$Info.$A$18:.$A$21];1;0));INDIRECT(ADDRESS(1+WEEKDAY([.A13];2);3;1;1;&quot;Info&quot;));0);&quot;&quot;)" office:value-type="time" office:time-value="PT00H00M00S" calcext:value-type="time">
            <text:p>00:00</text:p>
          </table:table-cell>
          <table:table-cell table:style-name="ce127" table:formula="of:=IF(AND([.A13]&lt;=TODAY();[.A13]&lt;&gt;0);IF(NOT(ISBLANK([.G13]));IF([.E13]&lt;&gt;0;[.E13]-[.F13]-[.G13];-[.G13]);&quot;&quot;);&quot;&quot;)" office:value-type="time" office:time-value="PT00H00M00S" calcext:value-type="time">
            <text:p>00:00</text:p>
          </table:table-cell>
          <table:table-cell table:style-name="ce128" table:formula="of:=HOUR([.E13]-[.F13])*INDIRECT(ADDRESS(1+WEEKDAY([.A13];2);5;1;1;&quot;Info&quot;))+MINUTE([.E13]-[.F13])/60*INDIRECT(ADDRESS(1+WEEKDAY([.A13];2);5;1;1;&quot;Info&quot;))" office:value-type="float" office:value="0" calcext:value-type="float">
            <text:p>0,00</text:p>
          </table:table-cell>
          <table:table-cell table:number-columns-repeated="1015"/>
        </table:table-row>
        <table:table-row table:style-name="ro3">
          <table:table-cell table:style-name="ce119" table:formula="of:=IF(MONTH([.A13]+1)=MONTH([.A$6]);[.A13]+1;0)" office:value-type="date" office:date-value="2023-04-09" calcext:value-type="date">
            <text:p>09.04.23</text:p>
          </table:table-cell>
          <table:table-cell table:style-name="ce120" table:formula="of:=IF([.A14]=0;&quot;&quot;;VLOOKUP(WEEKDAY([.A14];2);[$Info.$A$2:.$B$8];2))" office:value-type="string" office:string-value="Sunday" calcext:value-type="string">
            <text:p>Sunday</text:p>
          </table:table-cell>
          <table:table-cell table:style-name="ce122" table:number-columns-repeated="2"/>
          <table:table-cell table:style-name="ce123" table:formula="of:=IF(ISERROR(VLOOKUP([.C14];[$Info.$A$18:.$A$22];1;0));IF([.D14]&lt;[.C14];1+[.D14]-[.C14];[.D14]-[.C14]);0)" office:value-type="time" office:time-value="PT00H00M00S" calcext:value-type="time">
            <text:p>00:00</text:p>
          </table:table-cell>
          <table:table-cell table:style-name="ce124" table:formula="of:=IF(NOT(ISBLANK([.D14]));INDIRECT(ADDRESS(1+WEEKDAY([.A14];2);4;1;1;&quot;Info&quot;));0)" office:value-type="time" office:time-value="PT00H00M00S" calcext:value-type="time">
            <text:p>00:00</text:p>
          </table:table-cell>
          <table:table-cell table:style-name="ce125" table:formula="of:=IF(AND([.A14]&lt;=TODAY();[.A14]&lt;&gt;0);IF(ISERROR(VLOOKUP([.C14];[$Info.$A$18:.$A$21];1;0));INDIRECT(ADDRESS(1+WEEKDAY([.A14];2);3;1;1;&quot;Info&quot;));0);&quot;&quot;)" office:value-type="time" office:time-value="PT00H00M00S" calcext:value-type="time">
            <text:p>00:00</text:p>
          </table:table-cell>
          <table:table-cell table:style-name="ce127" table:formula="of:=IF(AND([.A14]&lt;=TODAY();[.A14]&lt;&gt;0);IF(NOT(ISBLANK([.G14]));IF([.E14]&lt;&gt;0;[.E14]-[.F14]-[.G14];-[.G14]);&quot;&quot;);&quot;&quot;)" office:value-type="time" office:time-value="PT00H00M00S" calcext:value-type="time">
            <text:p>00:00</text:p>
          </table:table-cell>
          <table:table-cell table:style-name="ce128" table:formula="of:=HOUR([.E14]-[.F14])*INDIRECT(ADDRESS(1+WEEKDAY([.A14];2);5;1;1;&quot;Info&quot;))+MINUTE([.E14]-[.F14])/60*INDIRECT(ADDRESS(1+WEEKDAY([.A14];2);5;1;1;&quot;Info&quot;))" office:value-type="float" office:value="0" calcext:value-type="float">
            <text:p>0,00</text:p>
          </table:table-cell>
          <table:table-cell table:number-columns-repeated="1015"/>
        </table:table-row>
        <table:table-row table:style-name="ro3">
          <table:table-cell table:style-name="ce119" table:formula="of:=IF(MONTH([.A14]+1)=MONTH([.A$6]);[.A14]+1;0)" office:value-type="date" office:date-value="2023-04-10" calcext:value-type="date">
            <text:p>10.04.23</text:p>
          </table:table-cell>
          <table:table-cell table:style-name="ce120" table:formula="of:=IF([.A15]=0;&quot;&quot;;VLOOKUP(WEEKDAY([.A15];2);[$Info.$A$2:.$B$8];2))" office:value-type="string" office:string-value="Monday" calcext:value-type="string">
            <text:p>Monday</text:p>
          </table:table-cell>
          <table:table-cell table:style-name="ce122" table:number-columns-repeated="2"/>
          <table:table-cell table:style-name="ce123" table:formula="of:=IF(ISERROR(VLOOKUP([.C15];[$Info.$A$18:.$A$22];1;0));IF([.D15]&lt;[.C15];1+[.D15]-[.C15];[.D15]-[.C15]);0)" office:value-type="time" office:time-value="PT00H00M00S" calcext:value-type="time">
            <text:p>00:00</text:p>
          </table:table-cell>
          <table:table-cell table:style-name="ce124" table:formula="of:=IF(NOT(ISBLANK([.D15]));INDIRECT(ADDRESS(1+WEEKDAY([.A15];2);4;1;1;&quot;Info&quot;));0)" office:value-type="time" office:time-value="PT00H00M00S" calcext:value-type="time">
            <text:p>00:00</text:p>
          </table:table-cell>
          <table:table-cell table:style-name="ce125" table:formula="of:=IF(AND([.A15]&lt;=TODAY();[.A15]&lt;&gt;0);IF(ISERROR(VLOOKUP([.C15];[$Info.$A$18:.$A$21];1;0));INDIRECT(ADDRESS(1+WEEKDAY([.A15];2);3;1;1;&quot;Info&quot;));0);&quot;&quot;)" office:value-type="time" office:time-value="PT08H00M00S" calcext:value-type="time">
            <text:p>08:00</text:p>
          </table:table-cell>
          <table:table-cell table:style-name="ce127" table:formula="of:=IF(AND([.A15]&lt;=TODAY();[.A15]&lt;&gt;0);IF(NOT(ISBLANK([.G15]));IF([.E15]&lt;&gt;0;[.E15]-[.F15]-[.G15];-[.G15]);&quot;&quot;);&quot;&quot;)" office:value-type="time" office:time-value="-PT08H00M00S" calcext:value-type="time">
            <text:p>-08:00</text:p>
          </table:table-cell>
          <table:table-cell table:style-name="ce128" table:formula="of:=HOUR([.E15]-[.F15])*INDIRECT(ADDRESS(1+WEEKDAY([.A15];2);5;1;1;&quot;Info&quot;))+MINUTE([.E15]-[.F15])/60*INDIRECT(ADDRESS(1+WEEKDAY([.A15];2);5;1;1;&quot;Info&quot;))" office:value-type="float" office:value="0" calcext:value-type="float">
            <text:p>0,00</text:p>
          </table:table-cell>
          <table:table-cell table:number-columns-repeated="1015"/>
        </table:table-row>
        <table:table-row table:style-name="ro3">
          <table:table-cell table:style-name="ce119" table:formula="of:=IF(MONTH([.A15]+1)=MONTH([.A$6]);[.A15]+1;0)" office:value-type="date" office:date-value="2023-04-11" calcext:value-type="date">
            <text:p>11.04.23</text:p>
          </table:table-cell>
          <table:table-cell table:style-name="ce120" table:formula="of:=IF([.A16]=0;&quot;&quot;;VLOOKUP(WEEKDAY([.A16];2);[$Info.$A$2:.$B$8];2))" office:value-type="string" office:string-value="Tuesday" calcext:value-type="string">
            <text:p>Tuesday</text:p>
          </table:table-cell>
          <table:table-cell table:style-name="ce122" table:number-columns-repeated="2"/>
          <table:table-cell table:style-name="ce123" table:formula="of:=IF(ISERROR(VLOOKUP([.C16];[$Info.$A$18:.$A$22];1;0));IF([.D16]&lt;[.C16];1+[.D16]-[.C16];[.D16]-[.C16]);0)" office:value-type="time" office:time-value="PT00H00M00S" calcext:value-type="time">
            <text:p>00:00</text:p>
          </table:table-cell>
          <table:table-cell table:style-name="ce124" table:formula="of:=IF(NOT(ISBLANK([.D16]));INDIRECT(ADDRESS(1+WEEKDAY([.A16];2);4;1;1;&quot;Info&quot;));0)" office:value-type="time" office:time-value="PT00H00M00S" calcext:value-type="time">
            <text:p>00:00</text:p>
          </table:table-cell>
          <table:table-cell table:style-name="ce125" table:formula="of:=IF(AND([.A16]&lt;=TODAY();[.A16]&lt;&gt;0);IF(ISERROR(VLOOKUP([.C16];[$Info.$A$18:.$A$21];1;0));INDIRECT(ADDRESS(1+WEEKDAY([.A16];2);3;1;1;&quot;Info&quot;));0);&quot;&quot;)" office:value-type="time" office:time-value="PT08H00M00S" calcext:value-type="time">
            <text:p>08:00</text:p>
          </table:table-cell>
          <table:table-cell table:style-name="ce127" table:formula="of:=IF(AND([.A16]&lt;=TODAY();[.A16]&lt;&gt;0);IF(NOT(ISBLANK([.G16]));IF([.E16]&lt;&gt;0;[.E16]-[.F16]-[.G16];-[.G16]);&quot;&quot;);&quot;&quot;)" office:value-type="time" office:time-value="-PT08H00M00S" calcext:value-type="time">
            <text:p>-08:00</text:p>
          </table:table-cell>
          <table:table-cell table:style-name="ce128" table:formula="of:=HOUR([.E16]-[.F16])*INDIRECT(ADDRESS(1+WEEKDAY([.A16];2);5;1;1;&quot;Info&quot;))+MINUTE([.E16]-[.F16])/60*INDIRECT(ADDRESS(1+WEEKDAY([.A16];2);5;1;1;&quot;Info&quot;))" office:value-type="float" office:value="0" calcext:value-type="float">
            <text:p>0,00</text:p>
          </table:table-cell>
          <table:table-cell table:number-columns-repeated="1015"/>
        </table:table-row>
        <table:table-row table:style-name="ro3">
          <table:table-cell table:style-name="ce119" table:formula="of:=IF(MONTH([.A16]+1)=MONTH([.A$6]);[.A16]+1;0)" office:value-type="date" office:date-value="2023-04-12" calcext:value-type="date">
            <text:p>12.04.23</text:p>
          </table:table-cell>
          <table:table-cell table:style-name="ce120" table:formula="of:=IF([.A17]=0;&quot;&quot;;VLOOKUP(WEEKDAY([.A17];2);[$Info.$A$2:.$B$8];2))" office:value-type="string" office:string-value="Wednesday" calcext:value-type="string">
            <text:p>Wednesday</text:p>
          </table:table-cell>
          <table:table-cell table:style-name="ce122" table:number-columns-repeated="2"/>
          <table:table-cell table:style-name="ce123" table:formula="of:=IF(ISERROR(VLOOKUP([.C17];[$Info.$A$18:.$A$22];1;0));IF([.D17]&lt;[.C17];1+[.D17]-[.C17];[.D17]-[.C17]);0)" office:value-type="time" office:time-value="PT00H00M00S" calcext:value-type="time">
            <text:p>00:00</text:p>
          </table:table-cell>
          <table:table-cell table:style-name="ce124" table:formula="of:=IF(NOT(ISBLANK([.D17]));INDIRECT(ADDRESS(1+WEEKDAY([.A17];2);4;1;1;&quot;Info&quot;));0)" office:value-type="time" office:time-value="PT00H00M00S" calcext:value-type="time">
            <text:p>00:00</text:p>
          </table:table-cell>
          <table:table-cell table:style-name="ce125" table:formula="of:=IF(AND([.A17]&lt;=TODAY();[.A17]&lt;&gt;0);IF(ISERROR(VLOOKUP([.C17];[$Info.$A$18:.$A$21];1;0));INDIRECT(ADDRESS(1+WEEKDAY([.A17];2);3;1;1;&quot;Info&quot;));0);&quot;&quot;)" office:value-type="time" office:time-value="PT08H00M00S" calcext:value-type="time">
            <text:p>08:00</text:p>
          </table:table-cell>
          <table:table-cell table:style-name="ce127" table:formula="of:=IF(AND([.A17]&lt;=TODAY();[.A17]&lt;&gt;0);IF(NOT(ISBLANK([.G17]));IF([.E17]&lt;&gt;0;[.E17]-[.F17]-[.G17];-[.G17]);&quot;&quot;);&quot;&quot;)" office:value-type="time" office:time-value="-PT08H00M00S" calcext:value-type="time">
            <text:p>-08:00</text:p>
          </table:table-cell>
          <table:table-cell table:style-name="ce128" table:formula="of:=HOUR([.E17]-[.F17])*INDIRECT(ADDRESS(1+WEEKDAY([.A17];2);5;1;1;&quot;Info&quot;))+MINUTE([.E17]-[.F17])/60*INDIRECT(ADDRESS(1+WEEKDAY([.A17];2);5;1;1;&quot;Info&quot;))" office:value-type="float" office:value="0" calcext:value-type="float">
            <text:p>0,00</text:p>
          </table:table-cell>
          <table:table-cell table:number-columns-repeated="1015"/>
        </table:table-row>
        <table:table-row table:style-name="ro3">
          <table:table-cell table:style-name="ce119" table:formula="of:=IF(MONTH([.A17]+1)=MONTH([.A$6]);[.A17]+1;0)" office:value-type="date" office:date-value="2023-04-13" calcext:value-type="date">
            <text:p>13.04.23</text:p>
          </table:table-cell>
          <table:table-cell table:style-name="ce120" table:formula="of:=IF([.A18]=0;&quot;&quot;;VLOOKUP(WEEKDAY([.A18];2);[$Info.$A$2:.$B$8];2))" office:value-type="string" office:string-value="Thursday" calcext:value-type="string">
            <text:p>Thursday</text:p>
          </table:table-cell>
          <table:table-cell table:style-name="ce122" table:number-columns-repeated="2"/>
          <table:table-cell table:style-name="ce123" table:formula="of:=IF(ISERROR(VLOOKUP([.C18];[$Info.$A$18:.$A$22];1;0));IF([.D18]&lt;[.C18];1+[.D18]-[.C18];[.D18]-[.C18]);0)" office:value-type="time" office:time-value="PT00H00M00S" calcext:value-type="time">
            <text:p>00:00</text:p>
          </table:table-cell>
          <table:table-cell table:style-name="ce124" table:formula="of:=IF(NOT(ISBLANK([.D18]));INDIRECT(ADDRESS(1+WEEKDAY([.A18];2);4;1;1;&quot;Info&quot;));0)" office:value-type="time" office:time-value="PT00H00M00S" calcext:value-type="time">
            <text:p>00:00</text:p>
          </table:table-cell>
          <table:table-cell table:style-name="ce125" table:formula="of:=IF(AND([.A18]&lt;=TODAY();[.A18]&lt;&gt;0);IF(ISERROR(VLOOKUP([.C18];[$Info.$A$18:.$A$21];1;0));INDIRECT(ADDRESS(1+WEEKDAY([.A18];2);3;1;1;&quot;Info&quot;));0);&quot;&quot;)" office:value-type="time" office:time-value="PT08H00M00S" calcext:value-type="time">
            <text:p>08:00</text:p>
          </table:table-cell>
          <table:table-cell table:style-name="ce127" table:formula="of:=IF(AND([.A18]&lt;=TODAY();[.A18]&lt;&gt;0);IF(NOT(ISBLANK([.G18]));IF([.E18]&lt;&gt;0;[.E18]-[.F18]-[.G18];-[.G18]);&quot;&quot;);&quot;&quot;)" office:value-type="time" office:time-value="-PT08H00M00S" calcext:value-type="time">
            <text:p>-08:00</text:p>
          </table:table-cell>
          <table:table-cell table:style-name="ce128" table:formula="of:=HOUR([.E18]-[.F18])*INDIRECT(ADDRESS(1+WEEKDAY([.A18];2);5;1;1;&quot;Info&quot;))+MINUTE([.E18]-[.F18])/60*INDIRECT(ADDRESS(1+WEEKDAY([.A18];2);5;1;1;&quot;Info&quot;))" office:value-type="float" office:value="0" calcext:value-type="float">
            <text:p>0,00</text:p>
          </table:table-cell>
          <table:table-cell table:number-columns-repeated="1015"/>
        </table:table-row>
        <table:table-row table:style-name="ro3">
          <table:table-cell table:style-name="ce119" table:formula="of:=IF(MONTH([.A18]+1)=MONTH([.A$6]);[.A18]+1;0)" office:value-type="date" office:date-value="2023-04-14" calcext:value-type="date">
            <text:p>14.04.23</text:p>
          </table:table-cell>
          <table:table-cell table:style-name="ce120" table:formula="of:=IF([.A19]=0;&quot;&quot;;VLOOKUP(WEEKDAY([.A19];2);[$Info.$A$2:.$B$8];2))" office:value-type="string" office:string-value="Friday" calcext:value-type="string">
            <text:p>Friday</text:p>
          </table:table-cell>
          <table:table-cell table:style-name="ce122" table:number-columns-repeated="2"/>
          <table:table-cell table:style-name="ce123" table:formula="of:=IF(ISERROR(VLOOKUP([.C19];[$Info.$A$18:.$A$22];1;0));IF([.D19]&lt;[.C19];1+[.D19]-[.C19];[.D19]-[.C19]);0)" office:value-type="time" office:time-value="PT00H00M00S" calcext:value-type="time">
            <text:p>00:00</text:p>
          </table:table-cell>
          <table:table-cell table:style-name="ce124" table:formula="of:=IF(NOT(ISBLANK([.D19]));INDIRECT(ADDRESS(1+WEEKDAY([.A19];2);4;1;1;&quot;Info&quot;));0)" office:value-type="time" office:time-value="PT00H00M00S" calcext:value-type="time">
            <text:p>00:00</text:p>
          </table:table-cell>
          <table:table-cell table:style-name="ce125" table:formula="of:=IF(AND([.A19]&lt;=TODAY();[.A19]&lt;&gt;0);IF(ISERROR(VLOOKUP([.C19];[$Info.$A$18:.$A$21];1;0));INDIRECT(ADDRESS(1+WEEKDAY([.A19];2);3;1;1;&quot;Info&quot;));0);&quot;&quot;)" office:value-type="time" office:time-value="PT08H00M00S" calcext:value-type="time">
            <text:p>08:00</text:p>
          </table:table-cell>
          <table:table-cell table:style-name="ce127" table:formula="of:=IF(AND([.A19]&lt;=TODAY();[.A19]&lt;&gt;0);IF(NOT(ISBLANK([.G19]));IF([.E19]&lt;&gt;0;[.E19]-[.F19]-[.G19];-[.G19]);&quot;&quot;);&quot;&quot;)" office:value-type="time" office:time-value="-PT08H00M00S" calcext:value-type="time">
            <text:p>-08:00</text:p>
          </table:table-cell>
          <table:table-cell table:style-name="ce128" table:formula="of:=HOUR([.E19]-[.F19])*INDIRECT(ADDRESS(1+WEEKDAY([.A19];2);5;1;1;&quot;Info&quot;))+MINUTE([.E19]-[.F19])/60*INDIRECT(ADDRESS(1+WEEKDAY([.A19];2);5;1;1;&quot;Info&quot;))" office:value-type="float" office:value="0" calcext:value-type="float">
            <text:p>0,00</text:p>
          </table:table-cell>
          <table:table-cell table:number-columns-repeated="1015"/>
        </table:table-row>
        <table:table-row table:style-name="ro3">
          <table:table-cell table:style-name="ce119" table:formula="of:=IF(MONTH([.A19]+1)=MONTH([.A$6]);[.A19]+1;0)" office:value-type="date" office:date-value="2023-04-15" calcext:value-type="date">
            <text:p>15.04.23</text:p>
          </table:table-cell>
          <table:table-cell table:style-name="ce120" table:formula="of:=IF([.A20]=0;&quot;&quot;;VLOOKUP(WEEKDAY([.A20];2);[$Info.$A$2:.$B$8];2))" office:value-type="string" office:string-value="Saturday" calcext:value-type="string">
            <text:p>Saturday</text:p>
          </table:table-cell>
          <table:table-cell table:style-name="ce122" table:number-columns-repeated="2"/>
          <table:table-cell table:style-name="ce123" table:formula="of:=IF(ISERROR(VLOOKUP([.C20];[$Info.$A$18:.$A$22];1;0));IF([.D20]&lt;[.C20];1+[.D20]-[.C20];[.D20]-[.C20]);0)" office:value-type="time" office:time-value="PT00H00M00S" calcext:value-type="time">
            <text:p>00:00</text:p>
          </table:table-cell>
          <table:table-cell table:style-name="ce124" table:formula="of:=IF(NOT(ISBLANK([.D20]));INDIRECT(ADDRESS(1+WEEKDAY([.A20];2);4;1;1;&quot;Info&quot;));0)" office:value-type="time" office:time-value="PT00H00M00S" calcext:value-type="time">
            <text:p>00:00</text:p>
          </table:table-cell>
          <table:table-cell table:style-name="ce125" table:formula="of:=IF(AND([.A20]&lt;=TODAY();[.A20]&lt;&gt;0);IF(ISERROR(VLOOKUP([.C20];[$Info.$A$18:.$A$21];1;0));INDIRECT(ADDRESS(1+WEEKDAY([.A20];2);3;1;1;&quot;Info&quot;));0);&quot;&quot;)" office:value-type="time" office:time-value="PT00H00M00S" calcext:value-type="time">
            <text:p>00:00</text:p>
          </table:table-cell>
          <table:table-cell table:style-name="ce127" table:formula="of:=IF(AND([.A20]&lt;=TODAY();[.A20]&lt;&gt;0);IF(NOT(ISBLANK([.G20]));IF([.E20]&lt;&gt;0;[.E20]-[.F20]-[.G20];-[.G20]);&quot;&quot;);&quot;&quot;)" office:value-type="time" office:time-value="PT00H00M00S" calcext:value-type="time">
            <text:p>00:00</text:p>
          </table:table-cell>
          <table:table-cell table:style-name="ce128" table:formula="of:=HOUR([.E20]-[.F20])*INDIRECT(ADDRESS(1+WEEKDAY([.A20];2);5;1;1;&quot;Info&quot;))+MINUTE([.E20]-[.F20])/60*INDIRECT(ADDRESS(1+WEEKDAY([.A20];2);5;1;1;&quot;Info&quot;))" office:value-type="float" office:value="0" calcext:value-type="float">
            <text:p>0,00</text:p>
          </table:table-cell>
          <table:table-cell table:number-columns-repeated="1015"/>
        </table:table-row>
        <table:table-row table:style-name="ro3">
          <table:table-cell table:style-name="ce119" table:formula="of:=IF(MONTH([.A20]+1)=MONTH([.A$6]);[.A20]+1;0)" office:value-type="date" office:date-value="2023-04-16" calcext:value-type="date">
            <text:p>16.04.23</text:p>
          </table:table-cell>
          <table:table-cell table:style-name="ce120" table:formula="of:=IF([.A21]=0;&quot;&quot;;VLOOKUP(WEEKDAY([.A21];2);[$Info.$A$2:.$B$8];2))" office:value-type="string" office:string-value="Sunday" calcext:value-type="string">
            <text:p>Sunday</text:p>
          </table:table-cell>
          <table:table-cell table:style-name="ce122" table:number-columns-repeated="2"/>
          <table:table-cell table:style-name="ce123" table:formula="of:=IF(ISERROR(VLOOKUP([.C21];[$Info.$A$18:.$A$22];1;0));IF([.D21]&lt;[.C21];1+[.D21]-[.C21];[.D21]-[.C21]);0)" office:value-type="time" office:time-value="PT00H00M00S" calcext:value-type="time">
            <text:p>00:00</text:p>
          </table:table-cell>
          <table:table-cell table:style-name="ce124" table:formula="of:=IF(NOT(ISBLANK([.D21]));INDIRECT(ADDRESS(1+WEEKDAY([.A21];2);4;1;1;&quot;Info&quot;));0)" office:value-type="time" office:time-value="PT00H00M00S" calcext:value-type="time">
            <text:p>00:00</text:p>
          </table:table-cell>
          <table:table-cell table:style-name="ce125" table:formula="of:=IF(AND([.A21]&lt;=TODAY();[.A21]&lt;&gt;0);IF(ISERROR(VLOOKUP([.C21];[$Info.$A$18:.$A$21];1;0));INDIRECT(ADDRESS(1+WEEKDAY([.A21];2);3;1;1;&quot;Info&quot;));0);&quot;&quot;)" office:value-type="time" office:time-value="PT00H00M00S" calcext:value-type="time">
            <text:p>00:00</text:p>
          </table:table-cell>
          <table:table-cell table:style-name="ce127" table:formula="of:=IF(AND([.A21]&lt;=TODAY();[.A21]&lt;&gt;0);IF(NOT(ISBLANK([.G21]));IF([.E21]&lt;&gt;0;[.E21]-[.F21]-[.G21];-[.G21]);&quot;&quot;);&quot;&quot;)" office:value-type="time" office:time-value="PT00H00M00S" calcext:value-type="time">
            <text:p>00:00</text:p>
          </table:table-cell>
          <table:table-cell table:style-name="ce128" table:formula="of:=HOUR([.E21]-[.F21])*INDIRECT(ADDRESS(1+WEEKDAY([.A21];2);5;1;1;&quot;Info&quot;))+MINUTE([.E21]-[.F21])/60*INDIRECT(ADDRESS(1+WEEKDAY([.A21];2);5;1;1;&quot;Info&quot;))" office:value-type="float" office:value="0" calcext:value-type="float">
            <text:p>0,00</text:p>
          </table:table-cell>
          <table:table-cell table:number-columns-repeated="1015"/>
        </table:table-row>
        <table:table-row table:style-name="ro3">
          <table:table-cell table:style-name="ce119" table:formula="of:=IF(MONTH([.A21]+1)=MONTH([.A$6]);[.A21]+1;0)" office:value-type="date" office:date-value="2023-04-17" calcext:value-type="date">
            <text:p>17.04.23</text:p>
          </table:table-cell>
          <table:table-cell table:style-name="ce120" table:formula="of:=IF([.A22]=0;&quot;&quot;;VLOOKUP(WEEKDAY([.A22];2);[$Info.$A$2:.$B$8];2))" office:value-type="string" office:string-value="Monday" calcext:value-type="string">
            <text:p>Monday</text:p>
          </table:table-cell>
          <table:table-cell table:style-name="ce122" table:number-columns-repeated="2"/>
          <table:table-cell table:style-name="ce123" table:formula="of:=IF(ISERROR(VLOOKUP([.C22];[$Info.$A$18:.$A$22];1;0));IF([.D22]&lt;[.C22];1+[.D22]-[.C22];[.D22]-[.C22]);0)" office:value-type="time" office:time-value="PT00H00M00S" calcext:value-type="time">
            <text:p>00:00</text:p>
          </table:table-cell>
          <table:table-cell table:style-name="ce124" table:formula="of:=IF(NOT(ISBLANK([.D22]));INDIRECT(ADDRESS(1+WEEKDAY([.A22];2);4;1;1;&quot;Info&quot;));0)" office:value-type="time" office:time-value="PT00H00M00S" calcext:value-type="time">
            <text:p>00:00</text:p>
          </table:table-cell>
          <table:table-cell table:style-name="ce125" table:formula="of:=IF(AND([.A22]&lt;=TODAY();[.A22]&lt;&gt;0);IF(ISERROR(VLOOKUP([.C22];[$Info.$A$18:.$A$21];1;0));INDIRECT(ADDRESS(1+WEEKDAY([.A22];2);3;1;1;&quot;Info&quot;));0);&quot;&quot;)" office:value-type="time" office:time-value="PT08H00M00S" calcext:value-type="time">
            <text:p>08:00</text:p>
          </table:table-cell>
          <table:table-cell table:style-name="ce127" table:formula="of:=IF(AND([.A22]&lt;=TODAY();[.A22]&lt;&gt;0);IF(NOT(ISBLANK([.G22]));IF([.E22]&lt;&gt;0;[.E22]-[.F22]-[.G22];-[.G22]);&quot;&quot;);&quot;&quot;)" office:value-type="time" office:time-value="-PT08H00M00S" calcext:value-type="time">
            <text:p>-08:00</text:p>
          </table:table-cell>
          <table:table-cell table:style-name="ce128" table:formula="of:=HOUR([.E22]-[.F22])*INDIRECT(ADDRESS(1+WEEKDAY([.A22];2);5;1;1;&quot;Info&quot;))+MINUTE([.E22]-[.F22])/60*INDIRECT(ADDRESS(1+WEEKDAY([.A22];2);5;1;1;&quot;Info&quot;))" office:value-type="float" office:value="0" calcext:value-type="float">
            <text:p>0,00</text:p>
          </table:table-cell>
          <table:table-cell table:number-columns-repeated="1015"/>
        </table:table-row>
        <table:table-row table:style-name="ro3">
          <table:table-cell table:style-name="ce119" table:formula="of:=IF(MONTH([.A22]+1)=MONTH([.A$6]);[.A22]+1;0)" office:value-type="date" office:date-value="2023-04-18" calcext:value-type="date">
            <text:p>18.04.23</text:p>
          </table:table-cell>
          <table:table-cell table:style-name="ce120" table:formula="of:=IF([.A23]=0;&quot;&quot;;VLOOKUP(WEEKDAY([.A23];2);[$Info.$A$2:.$B$8];2))" office:value-type="string" office:string-value="Tuesday" calcext:value-type="string">
            <text:p>Tuesday</text:p>
          </table:table-cell>
          <table:table-cell table:style-name="ce122" table:number-columns-repeated="2"/>
          <table:table-cell table:style-name="ce123" table:formula="of:=IF(ISERROR(VLOOKUP([.C23];[$Info.$A$18:.$A$22];1;0));IF([.D23]&lt;[.C23];1+[.D23]-[.C23];[.D23]-[.C23]);0)" office:value-type="time" office:time-value="PT00H00M00S" calcext:value-type="time">
            <text:p>00:00</text:p>
          </table:table-cell>
          <table:table-cell table:style-name="ce124" table:formula="of:=IF(NOT(ISBLANK([.D23]));INDIRECT(ADDRESS(1+WEEKDAY([.A23];2);4;1;1;&quot;Info&quot;));0)" office:value-type="time" office:time-value="PT00H00M00S" calcext:value-type="time">
            <text:p>00:00</text:p>
          </table:table-cell>
          <table:table-cell table:style-name="ce125" table:formula="of:=IF(AND([.A23]&lt;=TODAY();[.A23]&lt;&gt;0);IF(ISERROR(VLOOKUP([.C23];[$Info.$A$18:.$A$21];1;0));INDIRECT(ADDRESS(1+WEEKDAY([.A23];2);3;1;1;&quot;Info&quot;));0);&quot;&quot;)" office:value-type="time" office:time-value="PT08H00M00S" calcext:value-type="time">
            <text:p>08:00</text:p>
          </table:table-cell>
          <table:table-cell table:style-name="ce127" table:formula="of:=IF(AND([.A23]&lt;=TODAY();[.A23]&lt;&gt;0);IF(NOT(ISBLANK([.G23]));IF([.E23]&lt;&gt;0;[.E23]-[.F23]-[.G23];-[.G23]);&quot;&quot;);&quot;&quot;)" office:value-type="time" office:time-value="-PT08H00M00S" calcext:value-type="time">
            <text:p>-08:00</text:p>
          </table:table-cell>
          <table:table-cell table:style-name="ce128" table:formula="of:=HOUR([.E23]-[.F23])*INDIRECT(ADDRESS(1+WEEKDAY([.A23];2);5;1;1;&quot;Info&quot;))+MINUTE([.E23]-[.F23])/60*INDIRECT(ADDRESS(1+WEEKDAY([.A23];2);5;1;1;&quot;Info&quot;))" office:value-type="float" office:value="0" calcext:value-type="float">
            <text:p>0,00</text:p>
          </table:table-cell>
          <table:table-cell table:number-columns-repeated="1015"/>
        </table:table-row>
        <table:table-row table:style-name="ro3">
          <table:table-cell table:style-name="ce119" table:formula="of:=IF(MONTH([.A23]+1)=MONTH([.A$6]);[.A23]+1;0)" office:value-type="date" office:date-value="2023-04-19" calcext:value-type="date">
            <text:p>19.04.23</text:p>
          </table:table-cell>
          <table:table-cell table:style-name="ce120" table:formula="of:=IF([.A24]=0;&quot;&quot;;VLOOKUP(WEEKDAY([.A24];2);[$Info.$A$2:.$B$8];2))" office:value-type="string" office:string-value="Wednesday" calcext:value-type="string">
            <text:p>Wednesday</text:p>
          </table:table-cell>
          <table:table-cell table:style-name="ce122" table:number-columns-repeated="2"/>
          <table:table-cell table:style-name="ce123" table:formula="of:=IF(ISERROR(VLOOKUP([.C24];[$Info.$A$18:.$A$22];1;0));IF([.D24]&lt;[.C24];1+[.D24]-[.C24];[.D24]-[.C24]);0)" office:value-type="time" office:time-value="PT00H00M00S" calcext:value-type="time">
            <text:p>00:00</text:p>
          </table:table-cell>
          <table:table-cell table:style-name="ce124" table:formula="of:=IF(NOT(ISBLANK([.D24]));INDIRECT(ADDRESS(1+WEEKDAY([.A24];2);4;1;1;&quot;Info&quot;));0)" office:value-type="time" office:time-value="PT00H00M00S" calcext:value-type="time">
            <text:p>00:00</text:p>
          </table:table-cell>
          <table:table-cell table:style-name="ce125" table:formula="of:=IF(AND([.A24]&lt;=TODAY();[.A24]&lt;&gt;0);IF(ISERROR(VLOOKUP([.C24];[$Info.$A$18:.$A$21];1;0));INDIRECT(ADDRESS(1+WEEKDAY([.A24];2);3;1;1;&quot;Info&quot;));0);&quot;&quot;)" office:value-type="time" office:time-value="PT08H00M00S" calcext:value-type="time">
            <text:p>08:00</text:p>
          </table:table-cell>
          <table:table-cell table:style-name="ce127" table:formula="of:=IF(AND([.A24]&lt;=TODAY();[.A24]&lt;&gt;0);IF(NOT(ISBLANK([.G24]));IF([.E24]&lt;&gt;0;[.E24]-[.F24]-[.G24];-[.G24]);&quot;&quot;);&quot;&quot;)" office:value-type="time" office:time-value="-PT08H00M00S" calcext:value-type="time">
            <text:p>-08:00</text:p>
          </table:table-cell>
          <table:table-cell table:style-name="ce128" table:formula="of:=HOUR([.E24]-[.F24])*INDIRECT(ADDRESS(1+WEEKDAY([.A24];2);5;1;1;&quot;Info&quot;))+MINUTE([.E24]-[.F24])/60*INDIRECT(ADDRESS(1+WEEKDAY([.A24];2);5;1;1;&quot;Info&quot;))" office:value-type="float" office:value="0" calcext:value-type="float">
            <text:p>0,00</text:p>
          </table:table-cell>
          <table:table-cell table:number-columns-repeated="1015"/>
        </table:table-row>
        <table:table-row table:style-name="ro3">
          <table:table-cell table:style-name="ce119" table:formula="of:=IF(MONTH([.A24]+1)=MONTH([.A$6]);[.A24]+1;0)" office:value-type="date" office:date-value="2023-04-20" calcext:value-type="date">
            <text:p>20.04.23</text:p>
          </table:table-cell>
          <table:table-cell table:style-name="ce120" table:formula="of:=IF([.A25]=0;&quot;&quot;;VLOOKUP(WEEKDAY([.A25];2);[$Info.$A$2:.$B$8];2))" office:value-type="string" office:string-value="Thursday" calcext:value-type="string">
            <text:p>Thursday</text:p>
          </table:table-cell>
          <table:table-cell table:style-name="ce122" table:number-columns-repeated="2"/>
          <table:table-cell table:style-name="ce123" table:formula="of:=IF(ISERROR(VLOOKUP([.C25];[$Info.$A$18:.$A$22];1;0));IF([.D25]&lt;[.C25];1+[.D25]-[.C25];[.D25]-[.C25]);0)" office:value-type="time" office:time-value="PT00H00M00S" calcext:value-type="time">
            <text:p>00:00</text:p>
          </table:table-cell>
          <table:table-cell table:style-name="ce124" table:formula="of:=IF(NOT(ISBLANK([.D25]));INDIRECT(ADDRESS(1+WEEKDAY([.A25];2);4;1;1;&quot;Info&quot;));0)" office:value-type="time" office:time-value="PT00H00M00S" calcext:value-type="time">
            <text:p>00:00</text:p>
          </table:table-cell>
          <table:table-cell table:style-name="ce125" table:formula="of:=IF(AND([.A25]&lt;=TODAY();[.A25]&lt;&gt;0);IF(ISERROR(VLOOKUP([.C25];[$Info.$A$18:.$A$21];1;0));INDIRECT(ADDRESS(1+WEEKDAY([.A25];2);3;1;1;&quot;Info&quot;));0);&quot;&quot;)" office:value-type="time" office:time-value="PT08H00M00S" calcext:value-type="time">
            <text:p>08:00</text:p>
          </table:table-cell>
          <table:table-cell table:style-name="ce127" table:formula="of:=IF(AND([.A25]&lt;=TODAY();[.A25]&lt;&gt;0);IF(NOT(ISBLANK([.G25]));IF([.E25]&lt;&gt;0;[.E25]-[.F25]-[.G25];-[.G25]);&quot;&quot;);&quot;&quot;)" office:value-type="time" office:time-value="-PT08H00M00S" calcext:value-type="time">
            <text:p>-08:00</text:p>
          </table:table-cell>
          <table:table-cell table:style-name="ce128" table:formula="of:=HOUR([.E25]-[.F25])*INDIRECT(ADDRESS(1+WEEKDAY([.A25];2);5;1;1;&quot;Info&quot;))+MINUTE([.E25]-[.F25])/60*INDIRECT(ADDRESS(1+WEEKDAY([.A25];2);5;1;1;&quot;Info&quot;))" office:value-type="float" office:value="0" calcext:value-type="float">
            <text:p>0,00</text:p>
          </table:table-cell>
          <table:table-cell table:number-columns-repeated="1015"/>
        </table:table-row>
        <table:table-row table:style-name="ro3">
          <table:table-cell table:style-name="ce119" table:formula="of:=IF(MONTH([.A25]+1)=MONTH([.A$6]);[.A25]+1;0)" office:value-type="date" office:date-value="2023-04-21" calcext:value-type="date">
            <text:p>21.04.23</text:p>
          </table:table-cell>
          <table:table-cell table:style-name="ce120" table:formula="of:=IF([.A26]=0;&quot;&quot;;VLOOKUP(WEEKDAY([.A26];2);[$Info.$A$2:.$B$8];2))" office:value-type="string" office:string-value="Friday" calcext:value-type="string">
            <text:p>Friday</text:p>
          </table:table-cell>
          <table:table-cell table:style-name="ce122" table:number-columns-repeated="2"/>
          <table:table-cell table:style-name="ce123" table:formula="of:=IF(ISERROR(VLOOKUP([.C26];[$Info.$A$18:.$A$22];1;0));IF([.D26]&lt;[.C26];1+[.D26]-[.C26];[.D26]-[.C26]);0)" office:value-type="time" office:time-value="PT00H00M00S" calcext:value-type="time">
            <text:p>00:00</text:p>
          </table:table-cell>
          <table:table-cell table:style-name="ce124" table:formula="of:=IF(NOT(ISBLANK([.D26]));INDIRECT(ADDRESS(1+WEEKDAY([.A26];2);4;1;1;&quot;Info&quot;));0)" office:value-type="time" office:time-value="PT00H00M00S" calcext:value-type="time">
            <text:p>00:00</text:p>
          </table:table-cell>
          <table:table-cell table:style-name="ce125" table:formula="of:=IF(AND([.A26]&lt;=TODAY();[.A26]&lt;&gt;0);IF(ISERROR(VLOOKUP([.C26];[$Info.$A$18:.$A$21];1;0));INDIRECT(ADDRESS(1+WEEKDAY([.A26];2);3;1;1;&quot;Info&quot;));0);&quot;&quot;)" office:value-type="time" office:time-value="PT08H00M00S" calcext:value-type="time">
            <text:p>08:00</text:p>
          </table:table-cell>
          <table:table-cell table:style-name="ce127" table:formula="of:=IF(AND([.A26]&lt;=TODAY();[.A26]&lt;&gt;0);IF(NOT(ISBLANK([.G26]));IF([.E26]&lt;&gt;0;[.E26]-[.F26]-[.G26];-[.G26]);&quot;&quot;);&quot;&quot;)" office:value-type="time" office:time-value="-PT08H00M00S" calcext:value-type="time">
            <text:p>-08:00</text:p>
          </table:table-cell>
          <table:table-cell table:style-name="ce128" table:formula="of:=HOUR([.E26]-[.F26])*INDIRECT(ADDRESS(1+WEEKDAY([.A26];2);5;1;1;&quot;Info&quot;))+MINUTE([.E26]-[.F26])/60*INDIRECT(ADDRESS(1+WEEKDAY([.A26];2);5;1;1;&quot;Info&quot;))" office:value-type="float" office:value="0" calcext:value-type="float">
            <text:p>0,00</text:p>
          </table:table-cell>
          <table:table-cell table:number-columns-repeated="1015"/>
        </table:table-row>
        <table:table-row table:style-name="ro3">
          <table:table-cell table:style-name="ce119" table:formula="of:=IF(MONTH([.A26]+1)=MONTH([.A$6]);[.A26]+1;0)" office:value-type="date" office:date-value="2023-04-22" calcext:value-type="date">
            <text:p>22.04.23</text:p>
          </table:table-cell>
          <table:table-cell table:style-name="ce120" table:formula="of:=IF([.A27]=0;&quot;&quot;;VLOOKUP(WEEKDAY([.A27];2);[$Info.$A$2:.$B$8];2))" office:value-type="string" office:string-value="Saturday" calcext:value-type="string">
            <text:p>Saturday</text:p>
          </table:table-cell>
          <table:table-cell table:style-name="ce122" table:number-columns-repeated="2"/>
          <table:table-cell table:style-name="ce123" table:formula="of:=IF(ISERROR(VLOOKUP([.C27];[$Info.$A$18:.$A$22];1;0));IF([.D27]&lt;[.C27];1+[.D27]-[.C27];[.D27]-[.C27]);0)" office:value-type="time" office:time-value="PT00H00M00S" calcext:value-type="time">
            <text:p>00:00</text:p>
          </table:table-cell>
          <table:table-cell table:style-name="ce124" table:formula="of:=IF(NOT(ISBLANK([.D27]));INDIRECT(ADDRESS(1+WEEKDAY([.A27];2);4;1;1;&quot;Info&quot;));0)" office:value-type="time" office:time-value="PT00H00M00S" calcext:value-type="time">
            <text:p>00:00</text:p>
          </table:table-cell>
          <table:table-cell table:style-name="ce125" table:formula="of:=IF(AND([.A27]&lt;=TODAY();[.A27]&lt;&gt;0);IF(ISERROR(VLOOKUP([.C27];[$Info.$A$18:.$A$21];1;0));INDIRECT(ADDRESS(1+WEEKDAY([.A27];2);3;1;1;&quot;Info&quot;));0);&quot;&quot;)" office:value-type="time" office:time-value="PT00H00M00S" calcext:value-type="time">
            <text:p>00:00</text:p>
          </table:table-cell>
          <table:table-cell table:style-name="ce127" table:formula="of:=IF(AND([.A27]&lt;=TODAY();[.A27]&lt;&gt;0);IF(NOT(ISBLANK([.G27]));IF([.E27]&lt;&gt;0;[.E27]-[.F27]-[.G27];-[.G27]);&quot;&quot;);&quot;&quot;)" office:value-type="time" office:time-value="PT00H00M00S" calcext:value-type="time">
            <text:p>00:00</text:p>
          </table:table-cell>
          <table:table-cell table:style-name="ce128" table:formula="of:=HOUR([.E27]-[.F27])*INDIRECT(ADDRESS(1+WEEKDAY([.A27];2);5;1;1;&quot;Info&quot;))+MINUTE([.E27]-[.F27])/60*INDIRECT(ADDRESS(1+WEEKDAY([.A27];2);5;1;1;&quot;Info&quot;))" office:value-type="float" office:value="0" calcext:value-type="float">
            <text:p>0,00</text:p>
          </table:table-cell>
          <table:table-cell table:number-columns-repeated="1015"/>
        </table:table-row>
        <table:table-row table:style-name="ro3">
          <table:table-cell table:style-name="ce119" table:formula="of:=IF(MONTH([.A27]+1)=MONTH([.A$6]);[.A27]+1;0)" office:value-type="date" office:date-value="2023-04-23" calcext:value-type="date">
            <text:p>23.04.23</text:p>
          </table:table-cell>
          <table:table-cell table:style-name="ce120" table:formula="of:=IF([.A28]=0;&quot;&quot;;VLOOKUP(WEEKDAY([.A28];2);[$Info.$A$2:.$B$8];2))" office:value-type="string" office:string-value="Sunday" calcext:value-type="string">
            <text:p>Sunday</text:p>
          </table:table-cell>
          <table:table-cell table:style-name="ce122" table:number-columns-repeated="2"/>
          <table:table-cell table:style-name="ce123" table:formula="of:=IF(ISERROR(VLOOKUP([.C28];[$Info.$A$18:.$A$22];1;0));IF([.D28]&lt;[.C28];1+[.D28]-[.C28];[.D28]-[.C28]);0)" office:value-type="time" office:time-value="PT00H00M00S" calcext:value-type="time">
            <text:p>00:00</text:p>
          </table:table-cell>
          <table:table-cell table:style-name="ce124" table:formula="of:=IF(NOT(ISBLANK([.D28]));INDIRECT(ADDRESS(1+WEEKDAY([.A28];2);4;1;1;&quot;Info&quot;));0)" office:value-type="time" office:time-value="PT00H00M00S" calcext:value-type="time">
            <text:p>00:00</text:p>
          </table:table-cell>
          <table:table-cell table:style-name="ce125" table:formula="of:=IF(AND([.A28]&lt;=TODAY();[.A28]&lt;&gt;0);IF(ISERROR(VLOOKUP([.C28];[$Info.$A$18:.$A$21];1;0));INDIRECT(ADDRESS(1+WEEKDAY([.A28];2);3;1;1;&quot;Info&quot;));0);&quot;&quot;)" office:value-type="time" office:time-value="PT00H00M00S" calcext:value-type="time">
            <text:p>00:00</text:p>
          </table:table-cell>
          <table:table-cell table:style-name="ce127" table:formula="of:=IF(AND([.A28]&lt;=TODAY();[.A28]&lt;&gt;0);IF(NOT(ISBLANK([.G28]));IF([.E28]&lt;&gt;0;[.E28]-[.F28]-[.G28];-[.G28]);&quot;&quot;);&quot;&quot;)" office:value-type="time" office:time-value="PT00H00M00S" calcext:value-type="time">
            <text:p>00:00</text:p>
          </table:table-cell>
          <table:table-cell table:style-name="ce128" table:formula="of:=HOUR([.E28]-[.F28])*INDIRECT(ADDRESS(1+WEEKDAY([.A28];2);5;1;1;&quot;Info&quot;))+MINUTE([.E28]-[.F28])/60*INDIRECT(ADDRESS(1+WEEKDAY([.A28];2);5;1;1;&quot;Info&quot;))" office:value-type="float" office:value="0" calcext:value-type="float">
            <text:p>0,00</text:p>
          </table:table-cell>
          <table:table-cell table:number-columns-repeated="1015"/>
        </table:table-row>
        <table:table-row table:style-name="ro3">
          <table:table-cell table:style-name="ce119" table:formula="of:=IF(MONTH([.A28]+1)=MONTH([.A$6]);[.A28]+1;0)" office:value-type="date" office:date-value="2023-04-24" calcext:value-type="date">
            <text:p>24.04.23</text:p>
          </table:table-cell>
          <table:table-cell table:style-name="ce120" table:formula="of:=IF([.A29]=0;&quot;&quot;;VLOOKUP(WEEKDAY([.A29];2);[$Info.$A$2:.$B$8];2))" office:value-type="string" office:string-value="Monday" calcext:value-type="string">
            <text:p>Monday</text:p>
          </table:table-cell>
          <table:table-cell table:style-name="ce122" table:number-columns-repeated="2"/>
          <table:table-cell table:style-name="ce123" table:formula="of:=IF(ISERROR(VLOOKUP([.C29];[$Info.$A$18:.$A$22];1;0));IF([.D29]&lt;[.C29];1+[.D29]-[.C29];[.D29]-[.C29]);0)" office:value-type="time" office:time-value="PT00H00M00S" calcext:value-type="time">
            <text:p>00:00</text:p>
          </table:table-cell>
          <table:table-cell table:style-name="ce124" table:formula="of:=IF(NOT(ISBLANK([.D29]));INDIRECT(ADDRESS(1+WEEKDAY([.A29];2);4;1;1;&quot;Info&quot;));0)" office:value-type="time" office:time-value="PT00H00M00S" calcext:value-type="time">
            <text:p>00:00</text:p>
          </table:table-cell>
          <table:table-cell table:style-name="ce125" table:formula="of:=IF(AND([.A29]&lt;=TODAY();[.A29]&lt;&gt;0);IF(ISERROR(VLOOKUP([.C29];[$Info.$A$18:.$A$21];1;0));INDIRECT(ADDRESS(1+WEEKDAY([.A29];2);3;1;1;&quot;Info&quot;));0);&quot;&quot;)" office:value-type="time" office:time-value="PT08H00M00S" calcext:value-type="time">
            <text:p>08:00</text:p>
          </table:table-cell>
          <table:table-cell table:style-name="ce127" table:formula="of:=IF(AND([.A29]&lt;=TODAY();[.A29]&lt;&gt;0);IF(NOT(ISBLANK([.G29]));IF([.E29]&lt;&gt;0;[.E29]-[.F29]-[.G29];-[.G29]);&quot;&quot;);&quot;&quot;)" office:value-type="time" office:time-value="-PT08H00M00S" calcext:value-type="time">
            <text:p>-08:00</text:p>
          </table:table-cell>
          <table:table-cell table:style-name="ce128" table:formula="of:=HOUR([.E29]-[.F29])*INDIRECT(ADDRESS(1+WEEKDAY([.A29];2);5;1;1;&quot;Info&quot;))+MINUTE([.E29]-[.F29])/60*INDIRECT(ADDRESS(1+WEEKDAY([.A29];2);5;1;1;&quot;Info&quot;))" office:value-type="float" office:value="0" calcext:value-type="float">
            <text:p>0,00</text:p>
          </table:table-cell>
          <table:table-cell table:number-columns-repeated="1015"/>
        </table:table-row>
        <table:table-row table:style-name="ro3">
          <table:table-cell table:style-name="ce119" table:formula="of:=IF(MONTH([.A29]+1)=MONTH([.A$6]);[.A29]+1;0)" office:value-type="date" office:date-value="2023-04-25" calcext:value-type="date">
            <text:p>25.04.23</text:p>
          </table:table-cell>
          <table:table-cell table:style-name="ce120" table:formula="of:=IF([.A30]=0;&quot;&quot;;VLOOKUP(WEEKDAY([.A30];2);[$Info.$A$2:.$B$8];2))" office:value-type="string" office:string-value="Tuesday" calcext:value-type="string">
            <text:p>Tuesday</text:p>
          </table:table-cell>
          <table:table-cell table:style-name="ce122" table:number-columns-repeated="2"/>
          <table:table-cell table:style-name="ce123" table:formula="of:=IF(ISERROR(VLOOKUP([.C30];[$Info.$A$18:.$A$22];1;0));IF([.D30]&lt;[.C30];1+[.D30]-[.C30];[.D30]-[.C30]);0)" office:value-type="time" office:time-value="PT00H00M00S" calcext:value-type="time">
            <text:p>00:00</text:p>
          </table:table-cell>
          <table:table-cell table:style-name="ce124" table:formula="of:=IF(NOT(ISBLANK([.D30]));INDIRECT(ADDRESS(1+WEEKDAY([.A30];2);4;1;1;&quot;Info&quot;));0)" office:value-type="time" office:time-value="PT00H00M00S" calcext:value-type="time">
            <text:p>00:00</text:p>
          </table:table-cell>
          <table:table-cell table:style-name="ce125" table:formula="of:=IF(AND([.A30]&lt;=TODAY();[.A30]&lt;&gt;0);IF(ISERROR(VLOOKUP([.C30];[$Info.$A$18:.$A$21];1;0));INDIRECT(ADDRESS(1+WEEKDAY([.A30];2);3;1;1;&quot;Info&quot;));0);&quot;&quot;)" office:value-type="time" office:time-value="PT08H00M00S" calcext:value-type="time">
            <text:p>08:00</text:p>
          </table:table-cell>
          <table:table-cell table:style-name="ce127" table:formula="of:=IF(AND([.A30]&lt;=TODAY();[.A30]&lt;&gt;0);IF(NOT(ISBLANK([.G30]));IF([.E30]&lt;&gt;0;[.E30]-[.F30]-[.G30];-[.G30]);&quot;&quot;);&quot;&quot;)" office:value-type="time" office:time-value="-PT08H00M00S" calcext:value-type="time">
            <text:p>-08:00</text:p>
          </table:table-cell>
          <table:table-cell table:style-name="ce128" table:formula="of:=HOUR([.E30]-[.F30])*INDIRECT(ADDRESS(1+WEEKDAY([.A30];2);5;1;1;&quot;Info&quot;))+MINUTE([.E30]-[.F30])/60*INDIRECT(ADDRESS(1+WEEKDAY([.A30];2);5;1;1;&quot;Info&quot;))" office:value-type="float" office:value="0" calcext:value-type="float">
            <text:p>0,00</text:p>
          </table:table-cell>
          <table:table-cell table:number-columns-repeated="1015"/>
        </table:table-row>
        <table:table-row table:style-name="ro3">
          <table:table-cell table:style-name="ce119" table:formula="of:=IF(MONTH([.A30]+1)=MONTH([.A$6]);[.A30]+1;0)" office:value-type="date" office:date-value="2023-04-26" calcext:value-type="date">
            <text:p>26.04.23</text:p>
          </table:table-cell>
          <table:table-cell table:style-name="ce120" table:formula="of:=IF([.A31]=0;&quot;&quot;;VLOOKUP(WEEKDAY([.A31];2);[$Info.$A$2:.$B$8];2))" office:value-type="string" office:string-value="Wednesday" calcext:value-type="string">
            <text:p>Wednesday</text:p>
          </table:table-cell>
          <table:table-cell table:style-name="ce122" table:number-columns-repeated="2"/>
          <table:table-cell table:style-name="ce123" table:formula="of:=IF(ISERROR(VLOOKUP([.C31];[$Info.$A$18:.$A$22];1;0));IF([.D31]&lt;[.C31];1+[.D31]-[.C31];[.D31]-[.C31]);0)" office:value-type="time" office:time-value="PT00H00M00S" calcext:value-type="time">
            <text:p>00:00</text:p>
          </table:table-cell>
          <table:table-cell table:style-name="ce124" table:formula="of:=IF(NOT(ISBLANK([.D31]));INDIRECT(ADDRESS(1+WEEKDAY([.A31];2);4;1;1;&quot;Info&quot;));0)" office:value-type="time" office:time-value="PT00H00M00S" calcext:value-type="time">
            <text:p>00:00</text:p>
          </table:table-cell>
          <table:table-cell table:style-name="ce125" table:formula="of:=IF(AND([.A31]&lt;=TODAY();[.A31]&lt;&gt;0);IF(ISERROR(VLOOKUP([.C31];[$Info.$A$18:.$A$21];1;0));INDIRECT(ADDRESS(1+WEEKDAY([.A31];2);3;1;1;&quot;Info&quot;));0);&quot;&quot;)" office:value-type="time" office:time-value="PT08H00M00S" calcext:value-type="time">
            <text:p>08:00</text:p>
          </table:table-cell>
          <table:table-cell table:style-name="ce127" table:formula="of:=IF(AND([.A31]&lt;=TODAY();[.A31]&lt;&gt;0);IF(NOT(ISBLANK([.G31]));IF([.E31]&lt;&gt;0;[.E31]-[.F31]-[.G31];-[.G31]);&quot;&quot;);&quot;&quot;)" office:value-type="time" office:time-value="-PT08H00M00S" calcext:value-type="time">
            <text:p>-08:00</text:p>
          </table:table-cell>
          <table:table-cell table:style-name="ce128" table:formula="of:=HOUR([.E31]-[.F31])*INDIRECT(ADDRESS(1+WEEKDAY([.A31];2);5;1;1;&quot;Info&quot;))+MINUTE([.E31]-[.F31])/60*INDIRECT(ADDRESS(1+WEEKDAY([.A31];2);5;1;1;&quot;Info&quot;))" office:value-type="float" office:value="0" calcext:value-type="float">
            <text:p>0,00</text:p>
          </table:table-cell>
          <table:table-cell table:number-columns-repeated="1015"/>
        </table:table-row>
        <table:table-row table:style-name="ro3">
          <table:table-cell table:style-name="ce119" table:formula="of:=IF(MONTH([.A31]+1)=MONTH([.A$6]);[.A31]+1;0)" office:value-type="date" office:date-value="2023-04-27" calcext:value-type="date">
            <text:p>27.04.23</text:p>
          </table:table-cell>
          <table:table-cell table:style-name="ce120" table:formula="of:=IF([.A32]=0;&quot;&quot;;VLOOKUP(WEEKDAY([.A32];2);[$Info.$A$2:.$B$8];2))" office:value-type="string" office:string-value="Thursday" calcext:value-type="string">
            <text:p>Thursday</text:p>
          </table:table-cell>
          <table:table-cell table:style-name="ce122" table:number-columns-repeated="2"/>
          <table:table-cell table:style-name="ce123" table:formula="of:=IF(ISERROR(VLOOKUP([.C32];[$Info.$A$18:.$A$22];1;0));IF([.D32]&lt;[.C32];1+[.D32]-[.C32];[.D32]-[.C32]);0)" office:value-type="time" office:time-value="PT00H00M00S" calcext:value-type="time">
            <text:p>00:00</text:p>
          </table:table-cell>
          <table:table-cell table:style-name="ce124" table:formula="of:=IF(NOT(ISBLANK([.D32]));INDIRECT(ADDRESS(1+WEEKDAY([.A32];2);4;1;1;&quot;Info&quot;));0)" office:value-type="time" office:time-value="PT00H00M00S" calcext:value-type="time">
            <text:p>00:00</text:p>
          </table:table-cell>
          <table:table-cell table:style-name="ce125" table:formula="of:=IF(AND([.A32]&lt;=TODAY();[.A32]&lt;&gt;0);IF(ISERROR(VLOOKUP([.C32];[$Info.$A$18:.$A$21];1;0));INDIRECT(ADDRESS(1+WEEKDAY([.A32];2);3;1;1;&quot;Info&quot;));0);&quot;&quot;)" office:value-type="time" office:time-value="PT08H00M00S" calcext:value-type="time">
            <text:p>08:00</text:p>
          </table:table-cell>
          <table:table-cell table:style-name="ce127" table:formula="of:=IF(AND([.A32]&lt;=TODAY();[.A32]&lt;&gt;0);IF(NOT(ISBLANK([.G32]));IF([.E32]&lt;&gt;0;[.E32]-[.F32]-[.G32];-[.G32]);&quot;&quot;);&quot;&quot;)" office:value-type="time" office:time-value="-PT08H00M00S" calcext:value-type="time">
            <text:p>-08:00</text:p>
          </table:table-cell>
          <table:table-cell table:style-name="ce128" table:formula="of:=HOUR([.E32]-[.F32])*INDIRECT(ADDRESS(1+WEEKDAY([.A32];2);5;1;1;&quot;Info&quot;))+MINUTE([.E32]-[.F32])/60*INDIRECT(ADDRESS(1+WEEKDAY([.A32];2);5;1;1;&quot;Info&quot;))" office:value-type="float" office:value="0" calcext:value-type="float">
            <text:p>0,00</text:p>
          </table:table-cell>
          <table:table-cell table:number-columns-repeated="1015"/>
        </table:table-row>
        <table:table-row table:style-name="ro3">
          <table:table-cell table:style-name="ce119" table:formula="of:=IF(MONTH([.A32]+1)=MONTH([.A$6]);[.A32]+1;0)" office:value-type="date" office:date-value="2023-04-28" calcext:value-type="date">
            <text:p>28.04.23</text:p>
          </table:table-cell>
          <table:table-cell table:style-name="ce120" table:formula="of:=IF([.A33]=0;&quot;&quot;;VLOOKUP(WEEKDAY([.A33];2);[$Info.$A$2:.$B$8];2))" office:value-type="string" office:string-value="Friday" calcext:value-type="string">
            <text:p>Friday</text:p>
          </table:table-cell>
          <table:table-cell table:style-name="ce122" table:number-columns-repeated="2"/>
          <table:table-cell table:style-name="ce123" table:formula="of:=IF(ISERROR(VLOOKUP([.C33];[$Info.$A$18:.$A$22];1;0));IF([.D33]&lt;[.C33];1+[.D33]-[.C33];[.D33]-[.C33]);0)" office:value-type="time" office:time-value="PT00H00M00S" calcext:value-type="time">
            <text:p>00:00</text:p>
          </table:table-cell>
          <table:table-cell table:style-name="ce124" table:formula="of:=IF(NOT(ISBLANK([.D33]));INDIRECT(ADDRESS(1+WEEKDAY([.A33];2);4;1;1;&quot;Info&quot;));0)" office:value-type="time" office:time-value="PT00H00M00S" calcext:value-type="time">
            <text:p>00:00</text:p>
          </table:table-cell>
          <table:table-cell table:style-name="ce125" table:formula="of:=IF(AND([.A33]&lt;=TODAY();[.A33]&lt;&gt;0);IF(ISERROR(VLOOKUP([.C33];[$Info.$A$18:.$A$21];1;0));INDIRECT(ADDRESS(1+WEEKDAY([.A33];2);3;1;1;&quot;Info&quot;));0);&quot;&quot;)" office:value-type="time" office:time-value="PT08H00M00S" calcext:value-type="time">
            <text:p>08:00</text:p>
          </table:table-cell>
          <table:table-cell table:style-name="ce127" table:formula="of:=IF(AND([.A33]&lt;=TODAY();[.A33]&lt;&gt;0);IF(NOT(ISBLANK([.G33]));IF([.E33]&lt;&gt;0;[.E33]-[.F33]-[.G33];-[.G33]);&quot;&quot;);&quot;&quot;)" office:value-type="time" office:time-value="-PT08H00M00S" calcext:value-type="time">
            <text:p>-08:00</text:p>
          </table:table-cell>
          <table:table-cell table:style-name="ce128" table:formula="of:=HOUR([.E33]-[.F33])*INDIRECT(ADDRESS(1+WEEKDAY([.A33];2);5;1;1;&quot;Info&quot;))+MINUTE([.E33]-[.F33])/60*INDIRECT(ADDRESS(1+WEEKDAY([.A33];2);5;1;1;&quot;Info&quot;))" office:value-type="float" office:value="0" calcext:value-type="float">
            <text:p>0,00</text:p>
          </table:table-cell>
          <table:table-cell table:number-columns-repeated="1015"/>
        </table:table-row>
        <table:table-row table:style-name="ro3">
          <table:table-cell table:style-name="ce119" table:formula="of:=IF(MONTH([.A33]+1)=MONTH([.A$6]);[.A33]+1;0)" office:value-type="date" office:date-value="2023-04-29" calcext:value-type="date">
            <text:p>29.04.23</text:p>
          </table:table-cell>
          <table:table-cell table:style-name="ce120" table:formula="of:=IF([.A34]=0;&quot;&quot;;VLOOKUP(WEEKDAY([.A34];2);[$Info.$A$2:.$B$8];2))" office:value-type="string" office:string-value="Saturday" calcext:value-type="string">
            <text:p>Saturday</text:p>
          </table:table-cell>
          <table:table-cell table:style-name="ce122" table:number-columns-repeated="2"/>
          <table:table-cell table:style-name="ce123" table:formula="of:=IF(ISERROR(VLOOKUP([.C34];[$Info.$A$18:.$A$22];1;0));IF([.D34]&lt;[.C34];1+[.D34]-[.C34];[.D34]-[.C34]);0)" office:value-type="time" office:time-value="PT00H00M00S" calcext:value-type="time">
            <text:p>00:00</text:p>
          </table:table-cell>
          <table:table-cell table:style-name="ce124" table:formula="of:=IF(NOT(ISBLANK([.D34]));INDIRECT(ADDRESS(1+WEEKDAY([.A34];2);4;1;1;&quot;Info&quot;));0)" office:value-type="time" office:time-value="PT00H00M00S" calcext:value-type="time">
            <text:p>00:00</text:p>
          </table:table-cell>
          <table:table-cell table:style-name="ce125" table:formula="of:=IF(AND([.A34]&lt;=TODAY();[.A34]&lt;&gt;0);IF(ISERROR(VLOOKUP([.C34];[$Info.$A$18:.$A$21];1;0));INDIRECT(ADDRESS(1+WEEKDAY([.A34];2);3;1;1;&quot;Info&quot;));0);&quot;&quot;)" office:value-type="time" office:time-value="PT00H00M00S" calcext:value-type="time">
            <text:p>00:00</text:p>
          </table:table-cell>
          <table:table-cell table:style-name="ce127" table:formula="of:=IF(AND([.A34]&lt;=TODAY();[.A34]&lt;&gt;0);IF(NOT(ISBLANK([.G34]));IF([.E34]&lt;&gt;0;[.E34]-[.F34]-[.G34];-[.G34]);&quot;&quot;);&quot;&quot;)" office:value-type="time" office:time-value="PT00H00M00S" calcext:value-type="time">
            <text:p>00:00</text:p>
          </table:table-cell>
          <table:table-cell table:style-name="ce128" table:formula="of:=HOUR([.E34]-[.F34])*INDIRECT(ADDRESS(1+WEEKDAY([.A34];2);5;1;1;&quot;Info&quot;))+MINUTE([.E34]-[.F34])/60*INDIRECT(ADDRESS(1+WEEKDAY([.A34];2);5;1;1;&quot;Info&quot;))" office:value-type="float" office:value="0" calcext:value-type="float">
            <text:p>0,00</text:p>
          </table:table-cell>
          <table:table-cell table:number-columns-repeated="1015"/>
        </table:table-row>
        <table:table-row table:style-name="ro3">
          <table:table-cell table:style-name="ce119" table:formula="of:=IF(MONTH([.A34]+1)=MONTH([.A$6]);[.A34]+1;0)" office:value-type="date" office:date-value="2023-04-30" calcext:value-type="date">
            <text:p>30.04.23</text:p>
          </table:table-cell>
          <table:table-cell table:style-name="ce120" table:formula="of:=IF([.A35]=0;&quot;&quot;;VLOOKUP(WEEKDAY([.A35];2);[$Info.$A$2:.$B$8];2))" office:value-type="string" office:string-value="Sunday" calcext:value-type="string">
            <text:p>Sunday</text:p>
          </table:table-cell>
          <table:table-cell table:style-name="ce122" table:number-columns-repeated="2"/>
          <table:table-cell table:style-name="ce123" table:formula="of:=IF(ISERROR(VLOOKUP([.C35];[$Info.$A$18:.$A$22];1;0));IF([.D35]&lt;[.C35];1+[.D35]-[.C35];[.D35]-[.C35]);0)" office:value-type="time" office:time-value="PT00H00M00S" calcext:value-type="time">
            <text:p>00:00</text:p>
          </table:table-cell>
          <table:table-cell table:style-name="ce124" table:formula="of:=IF(NOT(ISBLANK([.D35]));INDIRECT(ADDRESS(1+WEEKDAY([.A35];2);4;1;1;&quot;Info&quot;));0)" office:value-type="time" office:time-value="PT00H00M00S" calcext:value-type="time">
            <text:p>00:00</text:p>
          </table:table-cell>
          <table:table-cell table:style-name="ce125" table:formula="of:=IF(AND([.A35]&lt;=TODAY();[.A35]&lt;&gt;0);IF(ISERROR(VLOOKUP([.C35];[$Info.$A$18:.$A$21];1;0));INDIRECT(ADDRESS(1+WEEKDAY([.A35];2);3;1;1;&quot;Info&quot;));0);&quot;&quot;)" office:value-type="time" office:time-value="PT00H00M00S" calcext:value-type="time">
            <text:p>00:00</text:p>
          </table:table-cell>
          <table:table-cell table:style-name="ce127" table:formula="of:=IF(AND([.A35]&lt;=TODAY();[.A35]&lt;&gt;0);IF(NOT(ISBLANK([.G35]));IF([.E35]&lt;&gt;0;[.E35]-[.F35]-[.G35];-[.G35]);&quot;&quot;);&quot;&quot;)" office:value-type="time" office:time-value="PT00H00M00S" calcext:value-type="time">
            <text:p>00:00</text:p>
          </table:table-cell>
          <table:table-cell table:style-name="ce128" table:formula="of:=HOUR([.E35]-[.F35])*INDIRECT(ADDRESS(1+WEEKDAY([.A35];2);5;1;1;&quot;Info&quot;))+MINUTE([.E35]-[.F35])/60*INDIRECT(ADDRESS(1+WEEKDAY([.A35];2);5;1;1;&quot;Info&quot;))" office:value-type="float" office:value="0" calcext:value-type="float">
            <text:p>0,00</text:p>
          </table:table-cell>
          <table:table-cell table:number-columns-repeated="1015"/>
        </table:table-row>
        <table:table-row table:style-name="ro3">
          <table:table-cell table:style-name="ce119" table:formula="of:=IF(MONTH([.A35]+1)=MONTH([.A$6]);[.A35]+1;0)" office:value-type="date" office:date-value="1899-12-30" calcext:value-type="date">
            <text:p>30.12.99</text:p>
          </table:table-cell>
          <table:table-cell table:style-name="ce120" table:formula="of:=IF([.A36]=0;&quot;&quot;;VLOOKUP(WEEKDAY([.A36];2);[$Info.$A$2:.$B$8];2))">
            <text:p/>
          </table:table-cell>
          <table:table-cell table:style-name="ce122" table:number-columns-repeated="2"/>
          <table:table-cell table:style-name="ce123" table:formula="of:=IF(ISERROR(VLOOKUP([.C36];[$Info.$A$18:.$A$22];1;0));IF([.D36]&lt;[.C36];1+[.D36]-[.C36];[.D36]-[.C36]);0)" office:value-type="time" office:time-value="PT00H00M00S" calcext:value-type="time">
            <text:p>00:00</text:p>
          </table:table-cell>
          <table:table-cell table:style-name="ce124" table:formula="of:=IF(NOT(ISBLANK([.D36]));INDIRECT(ADDRESS(1+WEEKDAY([.A36];2);4;1;1;&quot;Info&quot;));0)" office:value-type="time" office:time-value="PT00H00M00S" calcext:value-type="time">
            <text:p>00:00</text:p>
          </table:table-cell>
          <table:table-cell table:style-name="ce125" table:formula="of:=IF(AND([.A36]&lt;=TODAY();[.A36]&lt;&gt;0);IF(ISERROR(VLOOKUP([.C36];[$Info.$A$18:.$A$21];1;0));INDIRECT(ADDRESS(1+WEEKDAY([.A36];2);3;1;1;&quot;Info&quot;));0);&quot;&quot;)">
            <text:p/>
          </table:table-cell>
          <table:table-cell table:style-name="ce127" table:formula="of:=IF(AND([.A36]&lt;=TODAY();[.A36]&lt;&gt;0);IF(NOT(ISBLANK([.G36]));IF([.E36]&lt;&gt;0;[.E36]-[.F36]-[.G36];-[.G36]);&quot;&quot;);&quot;&quot;)">
            <text:p/>
          </table:table-cell>
          <table:table-cell table:style-name="ce128" table:formula="of:=HOUR([.E36]-[.F36])*INDIRECT(ADDRESS(1+WEEKDAY([.A36];2);5;1;1;&quot;Info&quot;))+MINUTE([.E36]-[.F36])/60*INDIRECT(ADDRESS(1+WEEKDAY([.A36];2);5;1;1;&quot;Info&quot;))" office:value-type="float" office:value="0" calcext:value-type="float">
            <text:p>0,00</text:p>
          </table:table-cell>
          <table:table-cell table:number-columns-repeated="1015"/>
        </table:table-row>
        <table:table-row table:style-name="ro2">
          <table:table-cell table:style-name="ce47"/>
          <table:table-cell table:style-name="ce53"/>
          <table:table-cell table:style-name="ce59" table:number-columns-repeated="2"/>
          <table:table-cell table:style-name="ce69"/>
          <table:table-cell table:style-name="ce59"/>
          <table:table-cell table:style-name="ce89" table:formula="of:=SUM([.G6:.G36])" office:value-type="time" office:time-value="PT160H00M00S" calcext:value-type="time">
            <text:p>160:00</text:p>
          </table:table-cell>
          <table:table-cell table:style-name="ce89" table:formula="of:=SUM([.H6:.H36])" office:value-type="time" office:time-value="-PT160H00M00S" calcext:value-type="time">
            <text:p>-160:00</text:p>
          </table:table-cell>
          <table:table-cell table:style-name="ce78" table:formula="of:=SUM([.I6:.I36])" office:value-type="currency" office:currency="EUR" office:value="0" calcext:value-type="currency">
            <text:p>0,00 €</text:p>
          </table:table-cell>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39]" office:value-type="string" office:string-value="Overtime from the previous month:" calcext:value-type="string">
            <text:p>Overtime from the previous month:</text:p>
          </table:table-cell>
          <table:table-cell table:style-name="ce85" table:formula="of:=[Mär.D41]" office:value-type="time" office:time-value="-PT520H00M00S" calcext:value-type="time">
            <text:p>-520: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40]" office:value-type="string" office:string-value="Overtime from this month:" calcext:value-type="string">
            <text:p>Overtime from this month:</text:p>
          </table:table-cell>
          <table:table-cell table:style-name="ce63" table:formula="of:=[.H37]" office:value-type="time" office:time-value="-PT160H00M00S" calcext:value-type="time">
            <text:p>-160: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8">
          <table:table-cell table:style-name="ce47"/>
          <table:table-cell table:style-name="ce53"/>
          <table:table-cell table:style-name="ce61" table:formula="of:=[Jan.C41]" office:value-type="string" office:string-value="Overtime total:" calcext:value-type="string">
            <text:p>Overtime total:</text:p>
          </table:table-cell>
          <table:table-cell table:style-name="ce64" table:formula="of:=SUM([.D39:.D40])" office:value-type="time" office:time-value="-PT680H00M00S" calcext:value-type="time">
            <text:p>-680: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2" table:number-rows-repeated="65495">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number-rows-repeated="983039">
          <table:table-cell table:number-columns-repeated="1024"/>
        </table:table-row>
        <table:table-row table:style-name="ro2">
          <table:table-cell table:number-columns-repeated="1024"/>
        </table:table-row>
        <calcext:conditional-formats>
          <calcext:conditional-format calcext:target-range-address="Apr.A6:Apr.A36">
            <calcext:condition calcext:apply-style-name="Grau" calcext:value="formula-is(WEEKDAY([.$A6];2)&gt;=6)" calcext:base-cell-address="Apr.A6"/>
          </calcext:conditional-format>
          <calcext:conditional-format calcext:target-range-address="Apr.B6:Apr.B36">
            <calcext:condition calcext:apply-style-name="RotAufGrau" calcext:value="formula-is(AND(WEEKDAY([Apr.$A6];2)&gt;=6;[Apr.$A6]=VLOOKUP(YEAR([Apr.$A6]);[$Info.$I$4:.$J$13];2;1)))" calcext:base-cell-address="Apr.B6"/>
            <calcext:condition calcext:apply-style-name="Grau" calcext:value="formula-is(WEEKDAY([Apr.$A6];2)&gt;=6)" calcext:base-cell-address="Apr.B6"/>
            <calcext:condition calcext:apply-style-name="Rot" calcext:value="formula-is(OR([.$A6]=VLOOKUP(YEAR([.$A6]);[$Info.$I$4:.$J$13];2;1);[.$A6]=VLOOKUP(YEAR([.$A6]);[$Info.$I$4:.$J$13];2;1)+1;[.$A6]=VLOOKUP(YEAR([.$A6]);[$Info.$I$4:.$J$13];2;1)-2))" calcext:base-cell-address="Apr.B6"/>
          </calcext:conditional-format>
          <calcext:conditional-format calcext:target-range-address="Apr.G6:Apr.I36">
            <calcext:condition calcext:apply-style-name="Grau" calcext:value="formula-is(WEEKDAY([.$A6];2)&gt;=6)" calcext:base-cell-address="Apr.G6"/>
          </calcext:conditional-format>
          <calcext:conditional-format calcext:target-range-address="Apr.C7:Apr.F36 Apr.D6:Apr.F6">
            <calcext:condition calcext:apply-style-name="Grau" calcext:value="formula-is(WEEKDAY([.$A6];2)&gt;=6)" calcext:base-cell-address="Apr.C6"/>
          </calcext:conditional-format>
          <calcext:conditional-format calcext:target-range-address="Apr.C6:Apr.C6">
            <calcext:condition calcext:apply-style-name="Grau" calcext:value="formula-is(WEEKDAY([.$A6];2)&gt;=6)" calcext:base-cell-address="Apr.C6"/>
          </calcext:conditional-format>
        </calcext:conditional-formats>
      </table:table>
      <table:table table:name="Mai" table:style-name="ta1" table:protected="true" table:print="false">
        <loext:table-protection loext:select-protected-cells="true" loext:select-unprotected-cells="true"/>
        <table:table-column table:style-name="co1" table:number-columns-repeated="2" table:default-cell-style-name="ce25"/>
        <table:table-column table:style-name="co6" table:number-columns-repeated="6" table:default-cell-style-name="ce25"/>
        <table:table-column table:style-name="co7" table:default-cell-style-name="ce25"/>
        <table:table-column table:style-name="co1" table:number-columns-repeated="247" table:default-cell-style-name="ce25"/>
        <table:table-column table:style-name="co4" table:number-columns-repeated="768" table:default-cell-style-name="ce25"/>
        <table:table-row table:style-name="ro7">
          <table:table-cell table:style-name="ce11" table:formula="of:=[Apr.A1]" office:value-type="string" office:string-value="Timesheet" calcext:value-type="string">
            <text:p>Timesheet</text:p>
          </table:table-cell>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formula="of:=[Jan.A3]" office:value-type="string" office:string-value="for" calcext:value-type="string">
            <text:p>for</text:p>
          </table:table-cell>
          <table:table-cell table:style-name="ce81" table:formula="of:=[Apr.B3]" office:value-type="string" office:string-value="your name" calcext:value-type="string" table:number-columns-spanned="4" table:number-rows-spanned="1">
            <text:p>your name</text:p>
          </table:table-cell>
          <table:covered-table-cell table:number-columns-repeated="2" table:style-name="ce30"/>
          <table:covered-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38" table:formula="of:=[Apr.A5]" office:value-type="string" office:string-value="Date" calcext:value-type="string">
            <text:p>Date</text:p>
          </table:table-cell>
          <table:table-cell table:style-name="ce38" table:formula="of:=[Apr.B5]" office:value-type="string" office:string-value="Weekday" calcext:value-type="string">
            <text:p>Weekday</text:p>
          </table:table-cell>
          <table:table-cell table:style-name="ce38" table:formula="of:=[Apr.C5]" office:value-type="string" office:string-value="Start" calcext:value-type="string">
            <text:p>Start</text:p>
          </table:table-cell>
          <table:table-cell table:style-name="ce38" table:formula="of:=[Apr.D5]" office:value-type="string" office:string-value="End" calcext:value-type="string">
            <text:p>End</text:p>
          </table:table-cell>
          <table:table-cell table:style-name="ce38" table:formula="of:=[Apr.E5]" office:value-type="string" office:string-value="Attendance" calcext:value-type="string">
            <text:p>Attendance</text:p>
          </table:table-cell>
          <table:table-cell table:style-name="ce38" table:formula="of:=[Apr.F5]" office:value-type="string" office:string-value="Break time" calcext:value-type="string">
            <text:p>Break time</text:p>
          </table:table-cell>
          <table:table-cell table:style-name="ce38" table:formula="of:=[Apr.G5]" office:value-type="string" office:string-value="Regular hrs" calcext:value-type="string">
            <text:p>Regular hrs</text:p>
          </table:table-cell>
          <table:table-cell table:style-name="ce38" table:formula="of:=[Apr.H5]" office:value-type="string" office:string-value="Overtime" calcext:value-type="string">
            <text:p>Overtime</text:p>
          </table:table-cell>
          <table:table-cell table:style-name="ce38" table:formula="of:=[Apr.I5]" office:value-type="string" office:string-value="Salary" calcext:value-type="string">
            <text:p>Salary</text:p>
          </table:table-cell>
          <table:table-cell table:style-name="ce94" table:number-columns-repeated="247"/>
          <table:table-cell table:number-columns-repeated="768"/>
        </table:table-row>
        <table:table-row table:style-name="ro3">
          <table:table-cell table:style-name="ce129" table:formula="of:=DATE(YEAR([Apr.A6]);MONTH([Apr.A6])+1;1)" office:value-type="date" office:date-value="2023-05-01" calcext:value-type="date">
            <text:p>01.05.23</text:p>
          </table:table-cell>
          <table:table-cell table:style-name="ce116" table:formula="of:=IF([.A6]=0;&quot;&quot;;VLOOKUP(WEEKDAY([.A6];2);[$Info.$A$2:.$B$8];2))" office:value-type="string" office:string-value="Monday" calcext:value-type="string">
            <text:p>Monday</text:p>
          </table:table-cell>
          <table:table-cell table:style-name="ce131"/>
          <table:table-cell table:style-name="ce132"/>
          <table:table-cell table:style-name="ce133" table:formula="of:=IF(ISERROR(VLOOKUP([.C6];[$Info.$A$18:.$A$22];1;0));IF([.D6]&lt;[.C6];1+[.D6]-[.C6];[.D6]-[.C6]);0)" office:value-type="time" office:time-value="PT00H00M00S" calcext:value-type="time">
            <text:p>00:00</text:p>
          </table:table-cell>
          <table:table-cell table:style-name="ce134" table:formula="of:=IF(NOT(ISBLANK([.D6]));INDIRECT(ADDRESS(1+WEEKDAY([.A6];2);4;1;1;&quot;Info&quot;));0)" office:value-type="time" office:time-value="PT00H00M00S" calcext:value-type="time">
            <text:p>00:00</text:p>
          </table:table-cell>
          <table:table-cell table:style-name="ce135" table:formula="of:=IF(AND([.A6]&lt;=TODAY();[.A6]&lt;&gt;0);IF(ISERROR(VLOOKUP([.C6];[$Info.$A$18:.$A$21];1;0));INDIRECT(ADDRESS(1+WEEKDAY([.A6];2);3;1;1;&quot;Info&quot;));0);&quot;&quot;)" office:value-type="time" office:time-value="PT08H00M00S" calcext:value-type="time">
            <text:p>08:00</text:p>
          </table:table-cell>
          <table:table-cell table:style-name="ce136" table:formula="of:=IF(AND([.A6]&lt;=TODAY();[.A6]&lt;&gt;0);IF(NOT(ISBLANK([.G6]));IF([.E6]&lt;&gt;0;[.E6]-[.F6]-[.G6];-[.G6]);&quot;&quot;);&quot;&quot;)" office:value-type="time" office:time-value="-PT08H00M00S" calcext:value-type="time">
            <text:p>-08:00</text:p>
          </table:table-cell>
          <table:table-cell table:style-name="ce137" table:formula="of:=HOUR([.E6]-[.F6])*INDIRECT(ADDRESS(1+WEEKDAY([.A6];2);5;1;1;&quot;Info&quot;))+MINUTE([.E6]-[.F6])/60*INDIRECT(ADDRESS(1+WEEKDAY([.A6];2);5;1;1;&quot;Info&quot;))" office:value-type="float" office:value="0" calcext:value-type="float">
            <text:p>0,00</text:p>
          </table:table-cell>
          <table:table-cell table:style-name="ce101"/>
          <table:table-cell table:number-columns-repeated="1014"/>
        </table:table-row>
        <table:table-row table:style-name="ro3">
          <table:table-cell table:style-name="ce129" table:formula="of:=IF(MONTH([.A6]+1)=MONTH([.A$6]);[.A6]+1;0)" office:value-type="date" office:date-value="2023-05-02" calcext:value-type="date">
            <text:p>02.05.23</text:p>
          </table:table-cell>
          <table:table-cell table:style-name="ce116" table:formula="of:=IF([.A7]=0;&quot;&quot;;VLOOKUP(WEEKDAY([.A7];2);[$Info.$A$2:.$B$8];2))" office:value-type="string" office:string-value="Tuesday" calcext:value-type="string">
            <text:p>Tuesday</text:p>
          </table:table-cell>
          <table:table-cell table:style-name="ce132" table:number-columns-repeated="2"/>
          <table:table-cell table:style-name="ce133" table:formula="of:=IF(ISERROR(VLOOKUP([.C7];[$Info.$A$18:.$A$22];1;0));IF([.D7]&lt;[.C7];1+[.D7]-[.C7];[.D7]-[.C7]);0)" office:value-type="time" office:time-value="PT00H00M00S" calcext:value-type="time">
            <text:p>00:00</text:p>
          </table:table-cell>
          <table:table-cell table:style-name="ce134" table:formula="of:=IF(NOT(ISBLANK([.D7]));INDIRECT(ADDRESS(1+WEEKDAY([.A7];2);4;1;1;&quot;Info&quot;));0)" office:value-type="time" office:time-value="PT00H00M00S" calcext:value-type="time">
            <text:p>00:00</text:p>
          </table:table-cell>
          <table:table-cell table:style-name="ce135" table:formula="of:=IF(AND([.A7]&lt;=TODAY();[.A7]&lt;&gt;0);IF(ISERROR(VLOOKUP([.C7];[$Info.$A$18:.$A$21];1;0));INDIRECT(ADDRESS(1+WEEKDAY([.A7];2);3;1;1;&quot;Info&quot;));0);&quot;&quot;)" office:value-type="time" office:time-value="PT08H00M00S" calcext:value-type="time">
            <text:p>08:00</text:p>
          </table:table-cell>
          <table:table-cell table:style-name="ce136" table:formula="of:=IF(AND([.A7]&lt;=TODAY();[.A7]&lt;&gt;0);IF(NOT(ISBLANK([.G7]));IF([.E7]&lt;&gt;0;[.E7]-[.F7]-[.G7];-[.G7]);&quot;&quot;);&quot;&quot;)" office:value-type="time" office:time-value="-PT08H00M00S" calcext:value-type="time">
            <text:p>-08:00</text:p>
          </table:table-cell>
          <table:table-cell table:style-name="ce137" table:formula="of:=HOUR([.E7]-[.F7])*INDIRECT(ADDRESS(1+WEEKDAY([.A7];2);5;1;1;&quot;Info&quot;))+MINUTE([.E7]-[.F7])/60*INDIRECT(ADDRESS(1+WEEKDAY([.A7];2);5;1;1;&quot;Info&quot;))" office:value-type="float" office:value="0" calcext:value-type="float">
            <text:p>0,00</text:p>
          </table:table-cell>
          <table:table-cell table:number-columns-repeated="1015"/>
        </table:table-row>
        <table:table-row table:style-name="ro3">
          <table:table-cell table:style-name="ce129" table:formula="of:=IF(MONTH([.A7]+1)=MONTH([.A$6]);[.A7]+1;0)" office:value-type="date" office:date-value="2023-05-03" calcext:value-type="date">
            <text:p>03.05.23</text:p>
          </table:table-cell>
          <table:table-cell table:style-name="ce116" table:formula="of:=IF([.A8]=0;&quot;&quot;;VLOOKUP(WEEKDAY([.A8];2);[$Info.$A$2:.$B$8];2))" office:value-type="string" office:string-value="Wednesday" calcext:value-type="string">
            <text:p>Wednesday</text:p>
          </table:table-cell>
          <table:table-cell table:style-name="ce132" table:number-columns-repeated="2"/>
          <table:table-cell table:style-name="ce133" table:formula="of:=IF(ISERROR(VLOOKUP([.C8];[$Info.$A$18:.$A$22];1;0));IF([.D8]&lt;[.C8];1+[.D8]-[.C8];[.D8]-[.C8]);0)" office:value-type="time" office:time-value="PT00H00M00S" calcext:value-type="time">
            <text:p>00:00</text:p>
          </table:table-cell>
          <table:table-cell table:style-name="ce134" table:formula="of:=IF(NOT(ISBLANK([.D8]));INDIRECT(ADDRESS(1+WEEKDAY([.A8];2);4;1;1;&quot;Info&quot;));0)" office:value-type="time" office:time-value="PT00H00M00S" calcext:value-type="time">
            <text:p>00:00</text:p>
          </table:table-cell>
          <table:table-cell table:style-name="ce135" table:formula="of:=IF(AND([.A8]&lt;=TODAY();[.A8]&lt;&gt;0);IF(ISERROR(VLOOKUP([.C8];[$Info.$A$18:.$A$21];1;0));INDIRECT(ADDRESS(1+WEEKDAY([.A8];2);3;1;1;&quot;Info&quot;));0);&quot;&quot;)" office:value-type="time" office:time-value="PT08H00M00S" calcext:value-type="time">
            <text:p>08:00</text:p>
          </table:table-cell>
          <table:table-cell table:style-name="ce136" table:formula="of:=IF(AND([.A8]&lt;=TODAY();[.A8]&lt;&gt;0);IF(NOT(ISBLANK([.G8]));IF([.E8]&lt;&gt;0;[.E8]-[.F8]-[.G8];-[.G8]);&quot;&quot;);&quot;&quot;)" office:value-type="time" office:time-value="-PT08H00M00S" calcext:value-type="time">
            <text:p>-08:00</text:p>
          </table:table-cell>
          <table:table-cell table:style-name="ce137" table:formula="of:=HOUR([.E8]-[.F8])*INDIRECT(ADDRESS(1+WEEKDAY([.A8];2);5;1;1;&quot;Info&quot;))+MINUTE([.E8]-[.F8])/60*INDIRECT(ADDRESS(1+WEEKDAY([.A8];2);5;1;1;&quot;Info&quot;))" office:value-type="float" office:value="0" calcext:value-type="float">
            <text:p>0,00</text:p>
          </table:table-cell>
          <table:table-cell table:number-columns-repeated="1015"/>
        </table:table-row>
        <table:table-row table:style-name="ro3">
          <table:table-cell table:style-name="ce129" table:formula="of:=IF(MONTH([.A8]+1)=MONTH([.A$6]);[.A8]+1;0)" office:value-type="date" office:date-value="2023-05-04" calcext:value-type="date">
            <text:p>04.05.23</text:p>
          </table:table-cell>
          <table:table-cell table:style-name="ce116" table:formula="of:=IF([.A9]=0;&quot;&quot;;VLOOKUP(WEEKDAY([.A9];2);[$Info.$A$2:.$B$8];2))" office:value-type="string" office:string-value="Thursday" calcext:value-type="string">
            <text:p>Thursday</text:p>
          </table:table-cell>
          <table:table-cell table:style-name="ce132" table:number-columns-repeated="2"/>
          <table:table-cell table:style-name="ce133" table:formula="of:=IF(ISERROR(VLOOKUP([.C9];[$Info.$A$18:.$A$22];1;0));IF([.D9]&lt;[.C9];1+[.D9]-[.C9];[.D9]-[.C9]);0)" office:value-type="time" office:time-value="PT00H00M00S" calcext:value-type="time">
            <text:p>00:00</text:p>
          </table:table-cell>
          <table:table-cell table:style-name="ce134" table:formula="of:=IF(NOT(ISBLANK([.D9]));INDIRECT(ADDRESS(1+WEEKDAY([.A9];2);4;1;1;&quot;Info&quot;));0)" office:value-type="time" office:time-value="PT00H00M00S" calcext:value-type="time">
            <text:p>00:00</text:p>
          </table:table-cell>
          <table:table-cell table:style-name="ce135" table:formula="of:=IF(AND([.A9]&lt;=TODAY();[.A9]&lt;&gt;0);IF(ISERROR(VLOOKUP([.C9];[$Info.$A$18:.$A$21];1;0));INDIRECT(ADDRESS(1+WEEKDAY([.A9];2);3;1;1;&quot;Info&quot;));0);&quot;&quot;)" office:value-type="time" office:time-value="PT08H00M00S" calcext:value-type="time">
            <text:p>08:00</text:p>
          </table:table-cell>
          <table:table-cell table:style-name="ce136" table:formula="of:=IF(AND([.A9]&lt;=TODAY();[.A9]&lt;&gt;0);IF(NOT(ISBLANK([.G9]));IF([.E9]&lt;&gt;0;[.E9]-[.F9]-[.G9];-[.G9]);&quot;&quot;);&quot;&quot;)" office:value-type="time" office:time-value="-PT08H00M00S" calcext:value-type="time">
            <text:p>-08:00</text:p>
          </table:table-cell>
          <table:table-cell table:style-name="ce137" table:formula="of:=HOUR([.E9]-[.F9])*INDIRECT(ADDRESS(1+WEEKDAY([.A9];2);5;1;1;&quot;Info&quot;))+MINUTE([.E9]-[.F9])/60*INDIRECT(ADDRESS(1+WEEKDAY([.A9];2);5;1;1;&quot;Info&quot;))" office:value-type="float" office:value="0" calcext:value-type="float">
            <text:p>0,00</text:p>
          </table:table-cell>
          <table:table-cell table:number-columns-repeated="1015"/>
        </table:table-row>
        <table:table-row table:style-name="ro3">
          <table:table-cell table:style-name="ce129" table:formula="of:=IF(MONTH([.A9]+1)=MONTH([.A$6]);[.A9]+1;0)" office:value-type="date" office:date-value="2023-05-05" calcext:value-type="date">
            <text:p>05.05.23</text:p>
          </table:table-cell>
          <table:table-cell table:style-name="ce116" table:formula="of:=IF([.A10]=0;&quot;&quot;;VLOOKUP(WEEKDAY([.A10];2);[$Info.$A$2:.$B$8];2))" office:value-type="string" office:string-value="Friday" calcext:value-type="string">
            <text:p>Friday</text:p>
          </table:table-cell>
          <table:table-cell table:style-name="ce132" table:number-columns-repeated="2"/>
          <table:table-cell table:style-name="ce133" table:formula="of:=IF(ISERROR(VLOOKUP([.C10];[$Info.$A$18:.$A$22];1;0));IF([.D10]&lt;[.C10];1+[.D10]-[.C10];[.D10]-[.C10]);0)" office:value-type="time" office:time-value="PT00H00M00S" calcext:value-type="time">
            <text:p>00:00</text:p>
          </table:table-cell>
          <table:table-cell table:style-name="ce134" table:formula="of:=IF(NOT(ISBLANK([.D10]));INDIRECT(ADDRESS(1+WEEKDAY([.A10];2);4;1;1;&quot;Info&quot;));0)" office:value-type="time" office:time-value="PT00H00M00S" calcext:value-type="time">
            <text:p>00:00</text:p>
          </table:table-cell>
          <table:table-cell table:style-name="ce135" table:formula="of:=IF(AND([.A10]&lt;=TODAY();[.A10]&lt;&gt;0);IF(ISERROR(VLOOKUP([.C10];[$Info.$A$18:.$A$21];1;0));INDIRECT(ADDRESS(1+WEEKDAY([.A10];2);3;1;1;&quot;Info&quot;));0);&quot;&quot;)" office:value-type="time" office:time-value="PT08H00M00S" calcext:value-type="time">
            <text:p>08:00</text:p>
          </table:table-cell>
          <table:table-cell table:style-name="ce136" table:formula="of:=IF(AND([.A10]&lt;=TODAY();[.A10]&lt;&gt;0);IF(NOT(ISBLANK([.G10]));IF([.E10]&lt;&gt;0;[.E10]-[.F10]-[.G10];-[.G10]);&quot;&quot;);&quot;&quot;)" office:value-type="time" office:time-value="-PT08H00M00S" calcext:value-type="time">
            <text:p>-08:00</text:p>
          </table:table-cell>
          <table:table-cell table:style-name="ce137" table:formula="of:=HOUR([.E10]-[.F10])*INDIRECT(ADDRESS(1+WEEKDAY([.A10];2);5;1;1;&quot;Info&quot;))+MINUTE([.E10]-[.F10])/60*INDIRECT(ADDRESS(1+WEEKDAY([.A10];2);5;1;1;&quot;Info&quot;))" office:value-type="float" office:value="0" calcext:value-type="float">
            <text:p>0,00</text:p>
          </table:table-cell>
          <table:table-cell table:number-columns-repeated="1015"/>
        </table:table-row>
        <table:table-row table:style-name="ro3">
          <table:table-cell table:style-name="ce129" table:formula="of:=IF(MONTH([.A10]+1)=MONTH([.A$6]);[.A10]+1;0)" office:value-type="date" office:date-value="2023-05-06" calcext:value-type="date">
            <text:p>06.05.23</text:p>
          </table:table-cell>
          <table:table-cell table:style-name="ce116" table:formula="of:=IF([.A11]=0;&quot;&quot;;VLOOKUP(WEEKDAY([.A11];2);[$Info.$A$2:.$B$8];2))" office:value-type="string" office:string-value="Saturday" calcext:value-type="string">
            <text:p>Saturday</text:p>
          </table:table-cell>
          <table:table-cell table:style-name="ce132" table:number-columns-repeated="2"/>
          <table:table-cell table:style-name="ce133" table:formula="of:=IF(ISERROR(VLOOKUP([.C11];[$Info.$A$18:.$A$22];1;0));IF([.D11]&lt;[.C11];1+[.D11]-[.C11];[.D11]-[.C11]);0)" office:value-type="time" office:time-value="PT00H00M00S" calcext:value-type="time">
            <text:p>00:00</text:p>
          </table:table-cell>
          <table:table-cell table:style-name="ce134" table:formula="of:=IF(NOT(ISBLANK([.D11]));INDIRECT(ADDRESS(1+WEEKDAY([.A11];2);4;1;1;&quot;Info&quot;));0)" office:value-type="time" office:time-value="PT00H00M00S" calcext:value-type="time">
            <text:p>00:00</text:p>
          </table:table-cell>
          <table:table-cell table:style-name="ce135" table:formula="of:=IF(AND([.A11]&lt;=TODAY();[.A11]&lt;&gt;0);IF(ISERROR(VLOOKUP([.C11];[$Info.$A$18:.$A$21];1;0));INDIRECT(ADDRESS(1+WEEKDAY([.A11];2);3;1;1;&quot;Info&quot;));0);&quot;&quot;)" office:value-type="time" office:time-value="PT00H00M00S" calcext:value-type="time">
            <text:p>00:00</text:p>
          </table:table-cell>
          <table:table-cell table:style-name="ce136" table:formula="of:=IF(AND([.A11]&lt;=TODAY();[.A11]&lt;&gt;0);IF(NOT(ISBLANK([.G11]));IF([.E11]&lt;&gt;0;[.E11]-[.F11]-[.G11];-[.G11]);&quot;&quot;);&quot;&quot;)" office:value-type="time" office:time-value="PT00H00M00S" calcext:value-type="time">
            <text:p>00:00</text:p>
          </table:table-cell>
          <table:table-cell table:style-name="ce137" table:formula="of:=HOUR([.E11]-[.F11])*INDIRECT(ADDRESS(1+WEEKDAY([.A11];2);5;1;1;&quot;Info&quot;))+MINUTE([.E11]-[.F11])/60*INDIRECT(ADDRESS(1+WEEKDAY([.A11];2);5;1;1;&quot;Info&quot;))" office:value-type="float" office:value="0" calcext:value-type="float">
            <text:p>0,00</text:p>
          </table:table-cell>
          <table:table-cell table:number-columns-repeated="1015"/>
        </table:table-row>
        <table:table-row table:style-name="ro3">
          <table:table-cell table:style-name="ce129" table:formula="of:=IF(MONTH([.A11]+1)=MONTH([.A$6]);[.A11]+1;0)" office:value-type="date" office:date-value="2023-05-07" calcext:value-type="date">
            <text:p>07.05.23</text:p>
          </table:table-cell>
          <table:table-cell table:style-name="ce116" table:formula="of:=IF([.A12]=0;&quot;&quot;;VLOOKUP(WEEKDAY([.A12];2);[$Info.$A$2:.$B$8];2))" office:value-type="string" office:string-value="Sunday" calcext:value-type="string">
            <text:p>Sunday</text:p>
          </table:table-cell>
          <table:table-cell table:style-name="ce132" table:number-columns-repeated="2"/>
          <table:table-cell table:style-name="ce133" table:formula="of:=IF(ISERROR(VLOOKUP([.C12];[$Info.$A$18:.$A$22];1;0));IF([.D12]&lt;[.C12];1+[.D12]-[.C12];[.D12]-[.C12]);0)" office:value-type="time" office:time-value="PT00H00M00S" calcext:value-type="time">
            <text:p>00:00</text:p>
          </table:table-cell>
          <table:table-cell table:style-name="ce134" table:formula="of:=IF(NOT(ISBLANK([.D12]));INDIRECT(ADDRESS(1+WEEKDAY([.A12];2);4;1;1;&quot;Info&quot;));0)" office:value-type="time" office:time-value="PT00H00M00S" calcext:value-type="time">
            <text:p>00:00</text:p>
          </table:table-cell>
          <table:table-cell table:style-name="ce135" table:formula="of:=IF(AND([.A12]&lt;=TODAY();[.A12]&lt;&gt;0);IF(ISERROR(VLOOKUP([.C12];[$Info.$A$18:.$A$21];1;0));INDIRECT(ADDRESS(1+WEEKDAY([.A12];2);3;1;1;&quot;Info&quot;));0);&quot;&quot;)" office:value-type="time" office:time-value="PT00H00M00S" calcext:value-type="time">
            <text:p>00:00</text:p>
          </table:table-cell>
          <table:table-cell table:style-name="ce136" table:formula="of:=IF(AND([.A12]&lt;=TODAY();[.A12]&lt;&gt;0);IF(NOT(ISBLANK([.G12]));IF([.E12]&lt;&gt;0;[.E12]-[.F12]-[.G12];-[.G12]);&quot;&quot;);&quot;&quot;)" office:value-type="time" office:time-value="PT00H00M00S" calcext:value-type="time">
            <text:p>00:00</text:p>
          </table:table-cell>
          <table:table-cell table:style-name="ce137" table:formula="of:=HOUR([.E12]-[.F12])*INDIRECT(ADDRESS(1+WEEKDAY([.A12];2);5;1;1;&quot;Info&quot;))+MINUTE([.E12]-[.F12])/60*INDIRECT(ADDRESS(1+WEEKDAY([.A12];2);5;1;1;&quot;Info&quot;))" office:value-type="float" office:value="0" calcext:value-type="float">
            <text:p>0,00</text:p>
          </table:table-cell>
          <table:table-cell table:number-columns-repeated="1015"/>
        </table:table-row>
        <table:table-row table:style-name="ro3">
          <table:table-cell table:style-name="ce129" table:formula="of:=IF(MONTH([.A12]+1)=MONTH([.A$6]);[.A12]+1;0)" office:value-type="date" office:date-value="2023-05-08" calcext:value-type="date">
            <text:p>08.05.23</text:p>
          </table:table-cell>
          <table:table-cell table:style-name="ce116" table:formula="of:=IF([.A13]=0;&quot;&quot;;VLOOKUP(WEEKDAY([.A13];2);[$Info.$A$2:.$B$8];2))" office:value-type="string" office:string-value="Monday" calcext:value-type="string">
            <text:p>Monday</text:p>
          </table:table-cell>
          <table:table-cell table:style-name="ce132" table:number-columns-repeated="2"/>
          <table:table-cell table:style-name="ce133" table:formula="of:=IF(ISERROR(VLOOKUP([.C13];[$Info.$A$18:.$A$22];1;0));IF([.D13]&lt;[.C13];1+[.D13]-[.C13];[.D13]-[.C13]);0)" office:value-type="time" office:time-value="PT00H00M00S" calcext:value-type="time">
            <text:p>00:00</text:p>
          </table:table-cell>
          <table:table-cell table:style-name="ce134" table:formula="of:=IF(NOT(ISBLANK([.D13]));INDIRECT(ADDRESS(1+WEEKDAY([.A13];2);4;1;1;&quot;Info&quot;));0)" office:value-type="time" office:time-value="PT00H00M00S" calcext:value-type="time">
            <text:p>00:00</text:p>
          </table:table-cell>
          <table:table-cell table:style-name="ce135" table:formula="of:=IF(AND([.A13]&lt;=TODAY();[.A13]&lt;&gt;0);IF(ISERROR(VLOOKUP([.C13];[$Info.$A$18:.$A$21];1;0));INDIRECT(ADDRESS(1+WEEKDAY([.A13];2);3;1;1;&quot;Info&quot;));0);&quot;&quot;)" office:value-type="time" office:time-value="PT08H00M00S" calcext:value-type="time">
            <text:p>08:00</text:p>
          </table:table-cell>
          <table:table-cell table:style-name="ce136" table:formula="of:=IF(AND([.A13]&lt;=TODAY();[.A13]&lt;&gt;0);IF(NOT(ISBLANK([.G13]));IF([.E13]&lt;&gt;0;[.E13]-[.F13]-[.G13];-[.G13]);&quot;&quot;);&quot;&quot;)" office:value-type="time" office:time-value="-PT08H00M00S" calcext:value-type="time">
            <text:p>-08:00</text:p>
          </table:table-cell>
          <table:table-cell table:style-name="ce137" table:formula="of:=HOUR([.E13]-[.F13])*INDIRECT(ADDRESS(1+WEEKDAY([.A13];2);5;1;1;&quot;Info&quot;))+MINUTE([.E13]-[.F13])/60*INDIRECT(ADDRESS(1+WEEKDAY([.A13];2);5;1;1;&quot;Info&quot;))" office:value-type="float" office:value="0" calcext:value-type="float">
            <text:p>0,00</text:p>
          </table:table-cell>
          <table:table-cell table:number-columns-repeated="1015"/>
        </table:table-row>
        <table:table-row table:style-name="ro3">
          <table:table-cell table:style-name="ce129" table:formula="of:=IF(MONTH([.A13]+1)=MONTH([.A$6]);[.A13]+1;0)" office:value-type="date" office:date-value="2023-05-09" calcext:value-type="date">
            <text:p>09.05.23</text:p>
          </table:table-cell>
          <table:table-cell table:style-name="ce116" table:formula="of:=IF([.A14]=0;&quot;&quot;;VLOOKUP(WEEKDAY([.A14];2);[$Info.$A$2:.$B$8];2))" office:value-type="string" office:string-value="Tuesday" calcext:value-type="string">
            <text:p>Tuesday</text:p>
          </table:table-cell>
          <table:table-cell table:style-name="ce132" table:number-columns-repeated="2"/>
          <table:table-cell table:style-name="ce133" table:formula="of:=IF(ISERROR(VLOOKUP([.C14];[$Info.$A$18:.$A$22];1;0));IF([.D14]&lt;[.C14];1+[.D14]-[.C14];[.D14]-[.C14]);0)" office:value-type="time" office:time-value="PT00H00M00S" calcext:value-type="time">
            <text:p>00:00</text:p>
          </table:table-cell>
          <table:table-cell table:style-name="ce134" table:formula="of:=IF(NOT(ISBLANK([.D14]));INDIRECT(ADDRESS(1+WEEKDAY([.A14];2);4;1;1;&quot;Info&quot;));0)" office:value-type="time" office:time-value="PT00H00M00S" calcext:value-type="time">
            <text:p>00:00</text:p>
          </table:table-cell>
          <table:table-cell table:style-name="ce135" table:formula="of:=IF(AND([.A14]&lt;=TODAY();[.A14]&lt;&gt;0);IF(ISERROR(VLOOKUP([.C14];[$Info.$A$18:.$A$21];1;0));INDIRECT(ADDRESS(1+WEEKDAY([.A14];2);3;1;1;&quot;Info&quot;));0);&quot;&quot;)" office:value-type="time" office:time-value="PT08H00M00S" calcext:value-type="time">
            <text:p>08:00</text:p>
          </table:table-cell>
          <table:table-cell table:style-name="ce136" table:formula="of:=IF(AND([.A14]&lt;=TODAY();[.A14]&lt;&gt;0);IF(NOT(ISBLANK([.G14]));IF([.E14]&lt;&gt;0;[.E14]-[.F14]-[.G14];-[.G14]);&quot;&quot;);&quot;&quot;)" office:value-type="time" office:time-value="-PT08H00M00S" calcext:value-type="time">
            <text:p>-08:00</text:p>
          </table:table-cell>
          <table:table-cell table:style-name="ce137" table:formula="of:=HOUR([.E14]-[.F14])*INDIRECT(ADDRESS(1+WEEKDAY([.A14];2);5;1;1;&quot;Info&quot;))+MINUTE([.E14]-[.F14])/60*INDIRECT(ADDRESS(1+WEEKDAY([.A14];2);5;1;1;&quot;Info&quot;))" office:value-type="float" office:value="0" calcext:value-type="float">
            <text:p>0,00</text:p>
          </table:table-cell>
          <table:table-cell table:number-columns-repeated="1015"/>
        </table:table-row>
        <table:table-row table:style-name="ro3">
          <table:table-cell table:style-name="ce129" table:formula="of:=IF(MONTH([.A14]+1)=MONTH([.A$6]);[.A14]+1;0)" office:value-type="date" office:date-value="2023-05-10" calcext:value-type="date">
            <text:p>10.05.23</text:p>
          </table:table-cell>
          <table:table-cell table:style-name="ce116" table:formula="of:=IF([.A15]=0;&quot;&quot;;VLOOKUP(WEEKDAY([.A15];2);[$Info.$A$2:.$B$8];2))" office:value-type="string" office:string-value="Wednesday" calcext:value-type="string">
            <text:p>Wednesday</text:p>
          </table:table-cell>
          <table:table-cell table:style-name="ce132" table:number-columns-repeated="2"/>
          <table:table-cell table:style-name="ce133" table:formula="of:=IF(ISERROR(VLOOKUP([.C15];[$Info.$A$18:.$A$22];1;0));IF([.D15]&lt;[.C15];1+[.D15]-[.C15];[.D15]-[.C15]);0)" office:value-type="time" office:time-value="PT00H00M00S" calcext:value-type="time">
            <text:p>00:00</text:p>
          </table:table-cell>
          <table:table-cell table:style-name="ce134" table:formula="of:=IF(NOT(ISBLANK([.D15]));INDIRECT(ADDRESS(1+WEEKDAY([.A15];2);4;1;1;&quot;Info&quot;));0)" office:value-type="time" office:time-value="PT00H00M00S" calcext:value-type="time">
            <text:p>00:00</text:p>
          </table:table-cell>
          <table:table-cell table:style-name="ce135" table:formula="of:=IF(AND([.A15]&lt;=TODAY();[.A15]&lt;&gt;0);IF(ISERROR(VLOOKUP([.C15];[$Info.$A$18:.$A$21];1;0));INDIRECT(ADDRESS(1+WEEKDAY([.A15];2);3;1;1;&quot;Info&quot;));0);&quot;&quot;)" office:value-type="time" office:time-value="PT08H00M00S" calcext:value-type="time">
            <text:p>08:00</text:p>
          </table:table-cell>
          <table:table-cell table:style-name="ce136" table:formula="of:=IF(AND([.A15]&lt;=TODAY();[.A15]&lt;&gt;0);IF(NOT(ISBLANK([.G15]));IF([.E15]&lt;&gt;0;[.E15]-[.F15]-[.G15];-[.G15]);&quot;&quot;);&quot;&quot;)" office:value-type="time" office:time-value="-PT08H00M00S" calcext:value-type="time">
            <text:p>-08:00</text:p>
          </table:table-cell>
          <table:table-cell table:style-name="ce137" table:formula="of:=HOUR([.E15]-[.F15])*INDIRECT(ADDRESS(1+WEEKDAY([.A15];2);5;1;1;&quot;Info&quot;))+MINUTE([.E15]-[.F15])/60*INDIRECT(ADDRESS(1+WEEKDAY([.A15];2);5;1;1;&quot;Info&quot;))" office:value-type="float" office:value="0" calcext:value-type="float">
            <text:p>0,00</text:p>
          </table:table-cell>
          <table:table-cell table:number-columns-repeated="1015"/>
        </table:table-row>
        <table:table-row table:style-name="ro3">
          <table:table-cell table:style-name="ce129" table:formula="of:=IF(MONTH([.A15]+1)=MONTH([.A$6]);[.A15]+1;0)" office:value-type="date" office:date-value="2023-05-11" calcext:value-type="date">
            <text:p>11.05.23</text:p>
          </table:table-cell>
          <table:table-cell table:style-name="ce116" table:formula="of:=IF([.A16]=0;&quot;&quot;;VLOOKUP(WEEKDAY([.A16];2);[$Info.$A$2:.$B$8];2))" office:value-type="string" office:string-value="Thursday" calcext:value-type="string">
            <text:p>Thursday</text:p>
          </table:table-cell>
          <table:table-cell table:style-name="ce132" table:number-columns-repeated="2"/>
          <table:table-cell table:style-name="ce133" table:formula="of:=IF(ISERROR(VLOOKUP([.C16];[$Info.$A$18:.$A$22];1;0));IF([.D16]&lt;[.C16];1+[.D16]-[.C16];[.D16]-[.C16]);0)" office:value-type="time" office:time-value="PT00H00M00S" calcext:value-type="time">
            <text:p>00:00</text:p>
          </table:table-cell>
          <table:table-cell table:style-name="ce134" table:formula="of:=IF(NOT(ISBLANK([.D16]));INDIRECT(ADDRESS(1+WEEKDAY([.A16];2);4;1;1;&quot;Info&quot;));0)" office:value-type="time" office:time-value="PT00H00M00S" calcext:value-type="time">
            <text:p>00:00</text:p>
          </table:table-cell>
          <table:table-cell table:style-name="ce135" table:formula="of:=IF(AND([.A16]&lt;=TODAY();[.A16]&lt;&gt;0);IF(ISERROR(VLOOKUP([.C16];[$Info.$A$18:.$A$21];1;0));INDIRECT(ADDRESS(1+WEEKDAY([.A16];2);3;1;1;&quot;Info&quot;));0);&quot;&quot;)" office:value-type="time" office:time-value="PT08H00M00S" calcext:value-type="time">
            <text:p>08:00</text:p>
          </table:table-cell>
          <table:table-cell table:style-name="ce136" table:formula="of:=IF(AND([.A16]&lt;=TODAY();[.A16]&lt;&gt;0);IF(NOT(ISBLANK([.G16]));IF([.E16]&lt;&gt;0;[.E16]-[.F16]-[.G16];-[.G16]);&quot;&quot;);&quot;&quot;)" office:value-type="time" office:time-value="-PT08H00M00S" calcext:value-type="time">
            <text:p>-08:00</text:p>
          </table:table-cell>
          <table:table-cell table:style-name="ce137" table:formula="of:=HOUR([.E16]-[.F16])*INDIRECT(ADDRESS(1+WEEKDAY([.A16];2);5;1;1;&quot;Info&quot;))+MINUTE([.E16]-[.F16])/60*INDIRECT(ADDRESS(1+WEEKDAY([.A16];2);5;1;1;&quot;Info&quot;))" office:value-type="float" office:value="0" calcext:value-type="float">
            <text:p>0,00</text:p>
          </table:table-cell>
          <table:table-cell table:number-columns-repeated="1015"/>
        </table:table-row>
        <table:table-row table:style-name="ro3">
          <table:table-cell table:style-name="ce129" table:formula="of:=IF(MONTH([.A16]+1)=MONTH([.A$6]);[.A16]+1;0)" office:value-type="date" office:date-value="2023-05-12" calcext:value-type="date">
            <text:p>12.05.23</text:p>
          </table:table-cell>
          <table:table-cell table:style-name="ce116" table:formula="of:=IF([.A17]=0;&quot;&quot;;VLOOKUP(WEEKDAY([.A17];2);[$Info.$A$2:.$B$8];2))" office:value-type="string" office:string-value="Friday" calcext:value-type="string">
            <text:p>Friday</text:p>
          </table:table-cell>
          <table:table-cell table:style-name="ce132" table:number-columns-repeated="2"/>
          <table:table-cell table:style-name="ce133" table:formula="of:=IF(ISERROR(VLOOKUP([.C17];[$Info.$A$18:.$A$22];1;0));IF([.D17]&lt;[.C17];1+[.D17]-[.C17];[.D17]-[.C17]);0)" office:value-type="time" office:time-value="PT00H00M00S" calcext:value-type="time">
            <text:p>00:00</text:p>
          </table:table-cell>
          <table:table-cell table:style-name="ce134" table:formula="of:=IF(NOT(ISBLANK([.D17]));INDIRECT(ADDRESS(1+WEEKDAY([.A17];2);4;1;1;&quot;Info&quot;));0)" office:value-type="time" office:time-value="PT00H00M00S" calcext:value-type="time">
            <text:p>00:00</text:p>
          </table:table-cell>
          <table:table-cell table:style-name="ce135" table:formula="of:=IF(AND([.A17]&lt;=TODAY();[.A17]&lt;&gt;0);IF(ISERROR(VLOOKUP([.C17];[$Info.$A$18:.$A$21];1;0));INDIRECT(ADDRESS(1+WEEKDAY([.A17];2);3;1;1;&quot;Info&quot;));0);&quot;&quot;)" office:value-type="time" office:time-value="PT08H00M00S" calcext:value-type="time">
            <text:p>08:00</text:p>
          </table:table-cell>
          <table:table-cell table:style-name="ce136" table:formula="of:=IF(AND([.A17]&lt;=TODAY();[.A17]&lt;&gt;0);IF(NOT(ISBLANK([.G17]));IF([.E17]&lt;&gt;0;[.E17]-[.F17]-[.G17];-[.G17]);&quot;&quot;);&quot;&quot;)" office:value-type="time" office:time-value="-PT08H00M00S" calcext:value-type="time">
            <text:p>-08:00</text:p>
          </table:table-cell>
          <table:table-cell table:style-name="ce137" table:formula="of:=HOUR([.E17]-[.F17])*INDIRECT(ADDRESS(1+WEEKDAY([.A17];2);5;1;1;&quot;Info&quot;))+MINUTE([.E17]-[.F17])/60*INDIRECT(ADDRESS(1+WEEKDAY([.A17];2);5;1;1;&quot;Info&quot;))" office:value-type="float" office:value="0" calcext:value-type="float">
            <text:p>0,00</text:p>
          </table:table-cell>
          <table:table-cell table:number-columns-repeated="1015"/>
        </table:table-row>
        <table:table-row table:style-name="ro3">
          <table:table-cell table:style-name="ce129" table:formula="of:=IF(MONTH([.A17]+1)=MONTH([.A$6]);[.A17]+1;0)" office:value-type="date" office:date-value="2023-05-13" calcext:value-type="date">
            <text:p>13.05.23</text:p>
          </table:table-cell>
          <table:table-cell table:style-name="ce116" table:formula="of:=IF([.A18]=0;&quot;&quot;;VLOOKUP(WEEKDAY([.A18];2);[$Info.$A$2:.$B$8];2))" office:value-type="string" office:string-value="Saturday" calcext:value-type="string">
            <text:p>Saturday</text:p>
          </table:table-cell>
          <table:table-cell table:style-name="ce132" table:number-columns-repeated="2"/>
          <table:table-cell table:style-name="ce133" table:formula="of:=IF(ISERROR(VLOOKUP([.C18];[$Info.$A$18:.$A$22];1;0));IF([.D18]&lt;[.C18];1+[.D18]-[.C18];[.D18]-[.C18]);0)" office:value-type="time" office:time-value="PT00H00M00S" calcext:value-type="time">
            <text:p>00:00</text:p>
          </table:table-cell>
          <table:table-cell table:style-name="ce134" table:formula="of:=IF(NOT(ISBLANK([.D18]));INDIRECT(ADDRESS(1+WEEKDAY([.A18];2);4;1;1;&quot;Info&quot;));0)" office:value-type="time" office:time-value="PT00H00M00S" calcext:value-type="time">
            <text:p>00:00</text:p>
          </table:table-cell>
          <table:table-cell table:style-name="ce135" table:formula="of:=IF(AND([.A18]&lt;=TODAY();[.A18]&lt;&gt;0);IF(ISERROR(VLOOKUP([.C18];[$Info.$A$18:.$A$21];1;0));INDIRECT(ADDRESS(1+WEEKDAY([.A18];2);3;1;1;&quot;Info&quot;));0);&quot;&quot;)">
            <text:p/>
          </table:table-cell>
          <table:table-cell table:style-name="ce136" table:formula="of:=IF(AND([.A18]&lt;=TODAY();[.A18]&lt;&gt;0);IF(NOT(ISBLANK([.G18]));IF([.E18]&lt;&gt;0;[.E18]-[.F18]-[.G18];-[.G18]);&quot;&quot;);&quot;&quot;)">
            <text:p/>
          </table:table-cell>
          <table:table-cell table:style-name="ce137" table:formula="of:=HOUR([.E18]-[.F18])*INDIRECT(ADDRESS(1+WEEKDAY([.A18];2);5;1;1;&quot;Info&quot;))+MINUTE([.E18]-[.F18])/60*INDIRECT(ADDRESS(1+WEEKDAY([.A18];2);5;1;1;&quot;Info&quot;))" office:value-type="float" office:value="0" calcext:value-type="float">
            <text:p>0,00</text:p>
          </table:table-cell>
          <table:table-cell table:number-columns-repeated="1015"/>
        </table:table-row>
        <table:table-row table:style-name="ro3">
          <table:table-cell table:style-name="ce129" table:formula="of:=IF(MONTH([.A18]+1)=MONTH([.A$6]);[.A18]+1;0)" office:value-type="date" office:date-value="2023-05-14" calcext:value-type="date">
            <text:p>14.05.23</text:p>
          </table:table-cell>
          <table:table-cell table:style-name="ce116" table:formula="of:=IF([.A19]=0;&quot;&quot;;VLOOKUP(WEEKDAY([.A19];2);[$Info.$A$2:.$B$8];2))" office:value-type="string" office:string-value="Sunday" calcext:value-type="string">
            <text:p>Sunday</text:p>
          </table:table-cell>
          <table:table-cell table:style-name="ce132" table:number-columns-repeated="2"/>
          <table:table-cell table:style-name="ce133" table:formula="of:=IF(ISERROR(VLOOKUP([.C19];[$Info.$A$18:.$A$22];1;0));IF([.D19]&lt;[.C19];1+[.D19]-[.C19];[.D19]-[.C19]);0)" office:value-type="time" office:time-value="PT00H00M00S" calcext:value-type="time">
            <text:p>00:00</text:p>
          </table:table-cell>
          <table:table-cell table:style-name="ce134" table:formula="of:=IF(NOT(ISBLANK([.D19]));INDIRECT(ADDRESS(1+WEEKDAY([.A19];2);4;1;1;&quot;Info&quot;));0)" office:value-type="time" office:time-value="PT00H00M00S" calcext:value-type="time">
            <text:p>00:00</text:p>
          </table:table-cell>
          <table:table-cell table:style-name="ce135" table:formula="of:=IF(AND([.A19]&lt;=TODAY();[.A19]&lt;&gt;0);IF(ISERROR(VLOOKUP([.C19];[$Info.$A$18:.$A$21];1;0));INDIRECT(ADDRESS(1+WEEKDAY([.A19];2);3;1;1;&quot;Info&quot;));0);&quot;&quot;)">
            <text:p/>
          </table:table-cell>
          <table:table-cell table:style-name="ce136" table:formula="of:=IF(AND([.A19]&lt;=TODAY();[.A19]&lt;&gt;0);IF(NOT(ISBLANK([.G19]));IF([.E19]&lt;&gt;0;[.E19]-[.F19]-[.G19];-[.G19]);&quot;&quot;);&quot;&quot;)">
            <text:p/>
          </table:table-cell>
          <table:table-cell table:style-name="ce137" table:formula="of:=HOUR([.E19]-[.F19])*INDIRECT(ADDRESS(1+WEEKDAY([.A19];2);5;1;1;&quot;Info&quot;))+MINUTE([.E19]-[.F19])/60*INDIRECT(ADDRESS(1+WEEKDAY([.A19];2);5;1;1;&quot;Info&quot;))" office:value-type="float" office:value="0" calcext:value-type="float">
            <text:p>0,00</text:p>
          </table:table-cell>
          <table:table-cell table:number-columns-repeated="1015"/>
        </table:table-row>
        <table:table-row table:style-name="ro3">
          <table:table-cell table:style-name="ce129" table:formula="of:=IF(MONTH([.A19]+1)=MONTH([.A$6]);[.A19]+1;0)" office:value-type="date" office:date-value="2023-05-15" calcext:value-type="date">
            <text:p>15.05.23</text:p>
          </table:table-cell>
          <table:table-cell table:style-name="ce116" table:formula="of:=IF([.A20]=0;&quot;&quot;;VLOOKUP(WEEKDAY([.A20];2);[$Info.$A$2:.$B$8];2))" office:value-type="string" office:string-value="Monday" calcext:value-type="string">
            <text:p>Monday</text:p>
          </table:table-cell>
          <table:table-cell table:style-name="ce132" table:number-columns-repeated="2"/>
          <table:table-cell table:style-name="ce133" table:formula="of:=IF(ISERROR(VLOOKUP([.C20];[$Info.$A$18:.$A$22];1;0));IF([.D20]&lt;[.C20];1+[.D20]-[.C20];[.D20]-[.C20]);0)" office:value-type="time" office:time-value="PT00H00M00S" calcext:value-type="time">
            <text:p>00:00</text:p>
          </table:table-cell>
          <table:table-cell table:style-name="ce134" table:formula="of:=IF(NOT(ISBLANK([.D20]));INDIRECT(ADDRESS(1+WEEKDAY([.A20];2);4;1;1;&quot;Info&quot;));0)" office:value-type="time" office:time-value="PT00H00M00S" calcext:value-type="time">
            <text:p>00:00</text:p>
          </table:table-cell>
          <table:table-cell table:style-name="ce135" table:formula="of:=IF(AND([.A20]&lt;=TODAY();[.A20]&lt;&gt;0);IF(ISERROR(VLOOKUP([.C20];[$Info.$A$18:.$A$21];1;0));INDIRECT(ADDRESS(1+WEEKDAY([.A20];2);3;1;1;&quot;Info&quot;));0);&quot;&quot;)">
            <text:p/>
          </table:table-cell>
          <table:table-cell table:style-name="ce136" table:formula="of:=IF(AND([.A20]&lt;=TODAY();[.A20]&lt;&gt;0);IF(NOT(ISBLANK([.G20]));IF([.E20]&lt;&gt;0;[.E20]-[.F20]-[.G20];-[.G20]);&quot;&quot;);&quot;&quot;)">
            <text:p/>
          </table:table-cell>
          <table:table-cell table:style-name="ce137" table:formula="of:=HOUR([.E20]-[.F20])*INDIRECT(ADDRESS(1+WEEKDAY([.A20];2);5;1;1;&quot;Info&quot;))+MINUTE([.E20]-[.F20])/60*INDIRECT(ADDRESS(1+WEEKDAY([.A20];2);5;1;1;&quot;Info&quot;))" office:value-type="float" office:value="0" calcext:value-type="float">
            <text:p>0,00</text:p>
          </table:table-cell>
          <table:table-cell table:number-columns-repeated="1015"/>
        </table:table-row>
        <table:table-row table:style-name="ro3">
          <table:table-cell table:style-name="ce129" table:formula="of:=IF(MONTH([.A20]+1)=MONTH([.A$6]);[.A20]+1;0)" office:value-type="date" office:date-value="2023-05-16" calcext:value-type="date">
            <text:p>16.05.23</text:p>
          </table:table-cell>
          <table:table-cell table:style-name="ce116" table:formula="of:=IF([.A21]=0;&quot;&quot;;VLOOKUP(WEEKDAY([.A21];2);[$Info.$A$2:.$B$8];2))" office:value-type="string" office:string-value="Tuesday" calcext:value-type="string">
            <text:p>Tuesday</text:p>
          </table:table-cell>
          <table:table-cell table:style-name="ce132" table:number-columns-repeated="2"/>
          <table:table-cell table:style-name="ce133" table:formula="of:=IF(ISERROR(VLOOKUP([.C21];[$Info.$A$18:.$A$22];1;0));IF([.D21]&lt;[.C21];1+[.D21]-[.C21];[.D21]-[.C21]);0)" office:value-type="time" office:time-value="PT00H00M00S" calcext:value-type="time">
            <text:p>00:00</text:p>
          </table:table-cell>
          <table:table-cell table:style-name="ce134" table:formula="of:=IF(NOT(ISBLANK([.D21]));INDIRECT(ADDRESS(1+WEEKDAY([.A21];2);4;1;1;&quot;Info&quot;));0)" office:value-type="time" office:time-value="PT00H00M00S" calcext:value-type="time">
            <text:p>00:00</text:p>
          </table:table-cell>
          <table:table-cell table:style-name="ce135" table:formula="of:=IF(AND([.A21]&lt;=TODAY();[.A21]&lt;&gt;0);IF(ISERROR(VLOOKUP([.C21];[$Info.$A$18:.$A$21];1;0));INDIRECT(ADDRESS(1+WEEKDAY([.A21];2);3;1;1;&quot;Info&quot;));0);&quot;&quot;)">
            <text:p/>
          </table:table-cell>
          <table:table-cell table:style-name="ce136" table:formula="of:=IF(AND([.A21]&lt;=TODAY();[.A21]&lt;&gt;0);IF(NOT(ISBLANK([.G21]));IF([.E21]&lt;&gt;0;[.E21]-[.F21]-[.G21];-[.G21]);&quot;&quot;);&quot;&quot;)">
            <text:p/>
          </table:table-cell>
          <table:table-cell table:style-name="ce137" table:formula="of:=HOUR([.E21]-[.F21])*INDIRECT(ADDRESS(1+WEEKDAY([.A21];2);5;1;1;&quot;Info&quot;))+MINUTE([.E21]-[.F21])/60*INDIRECT(ADDRESS(1+WEEKDAY([.A21];2);5;1;1;&quot;Info&quot;))" office:value-type="float" office:value="0" calcext:value-type="float">
            <text:p>0,00</text:p>
          </table:table-cell>
          <table:table-cell table:number-columns-repeated="1015"/>
        </table:table-row>
        <table:table-row table:style-name="ro3">
          <table:table-cell table:style-name="ce129" table:formula="of:=IF(MONTH([.A21]+1)=MONTH([.A$6]);[.A21]+1;0)" office:value-type="date" office:date-value="2023-05-17" calcext:value-type="date">
            <text:p>17.05.23</text:p>
          </table:table-cell>
          <table:table-cell table:style-name="ce116" table:formula="of:=IF([.A22]=0;&quot;&quot;;VLOOKUP(WEEKDAY([.A22];2);[$Info.$A$2:.$B$8];2))" office:value-type="string" office:string-value="Wednesday" calcext:value-type="string">
            <text:p>Wednesday</text:p>
          </table:table-cell>
          <table:table-cell table:style-name="ce132" table:number-columns-repeated="2"/>
          <table:table-cell table:style-name="ce133" table:formula="of:=IF(ISERROR(VLOOKUP([.C22];[$Info.$A$18:.$A$22];1;0));IF([.D22]&lt;[.C22];1+[.D22]-[.C22];[.D22]-[.C22]);0)" office:value-type="time" office:time-value="PT00H00M00S" calcext:value-type="time">
            <text:p>00:00</text:p>
          </table:table-cell>
          <table:table-cell table:style-name="ce134" table:formula="of:=IF(NOT(ISBLANK([.D22]));INDIRECT(ADDRESS(1+WEEKDAY([.A22];2);4;1;1;&quot;Info&quot;));0)" office:value-type="time" office:time-value="PT00H00M00S" calcext:value-type="time">
            <text:p>00:00</text:p>
          </table:table-cell>
          <table:table-cell table:style-name="ce135" table:formula="of:=IF(AND([.A22]&lt;=TODAY();[.A22]&lt;&gt;0);IF(ISERROR(VLOOKUP([.C22];[$Info.$A$18:.$A$21];1;0));INDIRECT(ADDRESS(1+WEEKDAY([.A22];2);3;1;1;&quot;Info&quot;));0);&quot;&quot;)">
            <text:p/>
          </table:table-cell>
          <table:table-cell table:style-name="ce136" table:formula="of:=IF(AND([.A22]&lt;=TODAY();[.A22]&lt;&gt;0);IF(NOT(ISBLANK([.G22]));IF([.E22]&lt;&gt;0;[.E22]-[.F22]-[.G22];-[.G22]);&quot;&quot;);&quot;&quot;)">
            <text:p/>
          </table:table-cell>
          <table:table-cell table:style-name="ce137" table:formula="of:=HOUR([.E22]-[.F22])*INDIRECT(ADDRESS(1+WEEKDAY([.A22];2);5;1;1;&quot;Info&quot;))+MINUTE([.E22]-[.F22])/60*INDIRECT(ADDRESS(1+WEEKDAY([.A22];2);5;1;1;&quot;Info&quot;))" office:value-type="float" office:value="0" calcext:value-type="float">
            <text:p>0,00</text:p>
          </table:table-cell>
          <table:table-cell table:number-columns-repeated="1015"/>
        </table:table-row>
        <table:table-row table:style-name="ro3">
          <table:table-cell table:style-name="ce129" table:formula="of:=IF(MONTH([.A22]+1)=MONTH([.A$6]);[.A22]+1;0)" office:value-type="date" office:date-value="2023-05-18" calcext:value-type="date">
            <text:p>18.05.23</text:p>
          </table:table-cell>
          <table:table-cell table:style-name="ce116" table:formula="of:=IF([.A23]=0;&quot;&quot;;VLOOKUP(WEEKDAY([.A23];2);[$Info.$A$2:.$B$8];2))" office:value-type="string" office:string-value="Thursday" calcext:value-type="string">
            <text:p>Thursday</text:p>
          </table:table-cell>
          <table:table-cell table:style-name="ce132" table:number-columns-repeated="2"/>
          <table:table-cell table:style-name="ce133" table:formula="of:=IF(ISERROR(VLOOKUP([.C23];[$Info.$A$18:.$A$22];1;0));IF([.D23]&lt;[.C23];1+[.D23]-[.C23];[.D23]-[.C23]);0)" office:value-type="time" office:time-value="PT00H00M00S" calcext:value-type="time">
            <text:p>00:00</text:p>
          </table:table-cell>
          <table:table-cell table:style-name="ce134" table:formula="of:=IF(NOT(ISBLANK([.D23]));INDIRECT(ADDRESS(1+WEEKDAY([.A23];2);4;1;1;&quot;Info&quot;));0)" office:value-type="time" office:time-value="PT00H00M00S" calcext:value-type="time">
            <text:p>00:00</text:p>
          </table:table-cell>
          <table:table-cell table:style-name="ce135" table:formula="of:=IF(AND([.A23]&lt;=TODAY();[.A23]&lt;&gt;0);IF(ISERROR(VLOOKUP([.C23];[$Info.$A$18:.$A$21];1;0));INDIRECT(ADDRESS(1+WEEKDAY([.A23];2);3;1;1;&quot;Info&quot;));0);&quot;&quot;)">
            <text:p/>
          </table:table-cell>
          <table:table-cell table:style-name="ce136" table:formula="of:=IF(AND([.A23]&lt;=TODAY();[.A23]&lt;&gt;0);IF(NOT(ISBLANK([.G23]));IF([.E23]&lt;&gt;0;[.E23]-[.F23]-[.G23];-[.G23]);&quot;&quot;);&quot;&quot;)">
            <text:p/>
          </table:table-cell>
          <table:table-cell table:style-name="ce137" table:formula="of:=HOUR([.E23]-[.F23])*INDIRECT(ADDRESS(1+WEEKDAY([.A23];2);5;1;1;&quot;Info&quot;))+MINUTE([.E23]-[.F23])/60*INDIRECT(ADDRESS(1+WEEKDAY([.A23];2);5;1;1;&quot;Info&quot;))" office:value-type="float" office:value="0" calcext:value-type="float">
            <text:p>0,00</text:p>
          </table:table-cell>
          <table:table-cell table:number-columns-repeated="1015"/>
        </table:table-row>
        <table:table-row table:style-name="ro3">
          <table:table-cell table:style-name="ce129" table:formula="of:=IF(MONTH([.A23]+1)=MONTH([.A$6]);[.A23]+1;0)" office:value-type="date" office:date-value="2023-05-19" calcext:value-type="date">
            <text:p>19.05.23</text:p>
          </table:table-cell>
          <table:table-cell table:style-name="ce116" table:formula="of:=IF([.A24]=0;&quot;&quot;;VLOOKUP(WEEKDAY([.A24];2);[$Info.$A$2:.$B$8];2))" office:value-type="string" office:string-value="Friday" calcext:value-type="string">
            <text:p>Friday</text:p>
          </table:table-cell>
          <table:table-cell table:style-name="ce132" table:number-columns-repeated="2"/>
          <table:table-cell table:style-name="ce133" table:formula="of:=IF(ISERROR(VLOOKUP([.C24];[$Info.$A$18:.$A$22];1;0));IF([.D24]&lt;[.C24];1+[.D24]-[.C24];[.D24]-[.C24]);0)" office:value-type="time" office:time-value="PT00H00M00S" calcext:value-type="time">
            <text:p>00:00</text:p>
          </table:table-cell>
          <table:table-cell table:style-name="ce134" table:formula="of:=IF(NOT(ISBLANK([.D24]));INDIRECT(ADDRESS(1+WEEKDAY([.A24];2);4;1;1;&quot;Info&quot;));0)" office:value-type="time" office:time-value="PT00H00M00S" calcext:value-type="time">
            <text:p>00:00</text:p>
          </table:table-cell>
          <table:table-cell table:style-name="ce135" table:formula="of:=IF(AND([.A24]&lt;=TODAY();[.A24]&lt;&gt;0);IF(ISERROR(VLOOKUP([.C24];[$Info.$A$18:.$A$21];1;0));INDIRECT(ADDRESS(1+WEEKDAY([.A24];2);3;1;1;&quot;Info&quot;));0);&quot;&quot;)">
            <text:p/>
          </table:table-cell>
          <table:table-cell table:style-name="ce136" table:formula="of:=IF(AND([.A24]&lt;=TODAY();[.A24]&lt;&gt;0);IF(NOT(ISBLANK([.G24]));IF([.E24]&lt;&gt;0;[.E24]-[.F24]-[.G24];-[.G24]);&quot;&quot;);&quot;&quot;)">
            <text:p/>
          </table:table-cell>
          <table:table-cell table:style-name="ce137" table:formula="of:=HOUR([.E24]-[.F24])*INDIRECT(ADDRESS(1+WEEKDAY([.A24];2);5;1;1;&quot;Info&quot;))+MINUTE([.E24]-[.F24])/60*INDIRECT(ADDRESS(1+WEEKDAY([.A24];2);5;1;1;&quot;Info&quot;))" office:value-type="float" office:value="0" calcext:value-type="float">
            <text:p>0,00</text:p>
          </table:table-cell>
          <table:table-cell table:number-columns-repeated="1015"/>
        </table:table-row>
        <table:table-row table:style-name="ro3">
          <table:table-cell table:style-name="ce129" table:formula="of:=IF(MONTH([.A24]+1)=MONTH([.A$6]);[.A24]+1;0)" office:value-type="date" office:date-value="2023-05-20" calcext:value-type="date">
            <text:p>20.05.23</text:p>
          </table:table-cell>
          <table:table-cell table:style-name="ce116" table:formula="of:=IF([.A25]=0;&quot;&quot;;VLOOKUP(WEEKDAY([.A25];2);[$Info.$A$2:.$B$8];2))" office:value-type="string" office:string-value="Saturday" calcext:value-type="string">
            <text:p>Saturday</text:p>
          </table:table-cell>
          <table:table-cell table:style-name="ce132" table:number-columns-repeated="2"/>
          <table:table-cell table:style-name="ce133" table:formula="of:=IF(ISERROR(VLOOKUP([.C25];[$Info.$A$18:.$A$22];1;0));IF([.D25]&lt;[.C25];1+[.D25]-[.C25];[.D25]-[.C25]);0)" office:value-type="time" office:time-value="PT00H00M00S" calcext:value-type="time">
            <text:p>00:00</text:p>
          </table:table-cell>
          <table:table-cell table:style-name="ce134" table:formula="of:=IF(NOT(ISBLANK([.D25]));INDIRECT(ADDRESS(1+WEEKDAY([.A25];2);4;1;1;&quot;Info&quot;));0)" office:value-type="time" office:time-value="PT00H00M00S" calcext:value-type="time">
            <text:p>00:00</text:p>
          </table:table-cell>
          <table:table-cell table:style-name="ce135" table:formula="of:=IF(AND([.A25]&lt;=TODAY();[.A25]&lt;&gt;0);IF(ISERROR(VLOOKUP([.C25];[$Info.$A$18:.$A$21];1;0));INDIRECT(ADDRESS(1+WEEKDAY([.A25];2);3;1;1;&quot;Info&quot;));0);&quot;&quot;)">
            <text:p/>
          </table:table-cell>
          <table:table-cell table:style-name="ce136" table:formula="of:=IF(AND([.A25]&lt;=TODAY();[.A25]&lt;&gt;0);IF(NOT(ISBLANK([.G25]));IF([.E25]&lt;&gt;0;[.E25]-[.F25]-[.G25];-[.G25]);&quot;&quot;);&quot;&quot;)">
            <text:p/>
          </table:table-cell>
          <table:table-cell table:style-name="ce137" table:formula="of:=HOUR([.E25]-[.F25])*INDIRECT(ADDRESS(1+WEEKDAY([.A25];2);5;1;1;&quot;Info&quot;))+MINUTE([.E25]-[.F25])/60*INDIRECT(ADDRESS(1+WEEKDAY([.A25];2);5;1;1;&quot;Info&quot;))" office:value-type="float" office:value="0" calcext:value-type="float">
            <text:p>0,00</text:p>
          </table:table-cell>
          <table:table-cell table:number-columns-repeated="1015"/>
        </table:table-row>
        <table:table-row table:style-name="ro3">
          <table:table-cell table:style-name="ce129" table:formula="of:=IF(MONTH([.A25]+1)=MONTH([.A$6]);[.A25]+1;0)" office:value-type="date" office:date-value="2023-05-21" calcext:value-type="date">
            <text:p>21.05.23</text:p>
          </table:table-cell>
          <table:table-cell table:style-name="ce116" table:formula="of:=IF([.A26]=0;&quot;&quot;;VLOOKUP(WEEKDAY([.A26];2);[$Info.$A$2:.$B$8];2))" office:value-type="string" office:string-value="Sunday" calcext:value-type="string">
            <text:p>Sunday</text:p>
          </table:table-cell>
          <table:table-cell table:style-name="ce132" table:number-columns-repeated="2"/>
          <table:table-cell table:style-name="ce133" table:formula="of:=IF(ISERROR(VLOOKUP([.C26];[$Info.$A$18:.$A$22];1;0));IF([.D26]&lt;[.C26];1+[.D26]-[.C26];[.D26]-[.C26]);0)" office:value-type="time" office:time-value="PT00H00M00S" calcext:value-type="time">
            <text:p>00:00</text:p>
          </table:table-cell>
          <table:table-cell table:style-name="ce134" table:formula="of:=IF(NOT(ISBLANK([.D26]));INDIRECT(ADDRESS(1+WEEKDAY([.A26];2);4;1;1;&quot;Info&quot;));0)" office:value-type="time" office:time-value="PT00H00M00S" calcext:value-type="time">
            <text:p>00:00</text:p>
          </table:table-cell>
          <table:table-cell table:style-name="ce135" table:formula="of:=IF(AND([.A26]&lt;=TODAY();[.A26]&lt;&gt;0);IF(ISERROR(VLOOKUP([.C26];[$Info.$A$18:.$A$21];1;0));INDIRECT(ADDRESS(1+WEEKDAY([.A26];2);3;1;1;&quot;Info&quot;));0);&quot;&quot;)">
            <text:p/>
          </table:table-cell>
          <table:table-cell table:style-name="ce136" table:formula="of:=IF(AND([.A26]&lt;=TODAY();[.A26]&lt;&gt;0);IF(NOT(ISBLANK([.G26]));IF([.E26]&lt;&gt;0;[.E26]-[.F26]-[.G26];-[.G26]);&quot;&quot;);&quot;&quot;)">
            <text:p/>
          </table:table-cell>
          <table:table-cell table:style-name="ce137" table:formula="of:=HOUR([.E26]-[.F26])*INDIRECT(ADDRESS(1+WEEKDAY([.A26];2);5;1;1;&quot;Info&quot;))+MINUTE([.E26]-[.F26])/60*INDIRECT(ADDRESS(1+WEEKDAY([.A26];2);5;1;1;&quot;Info&quot;))" office:value-type="float" office:value="0" calcext:value-type="float">
            <text:p>0,00</text:p>
          </table:table-cell>
          <table:table-cell table:number-columns-repeated="1015"/>
        </table:table-row>
        <table:table-row table:style-name="ro3">
          <table:table-cell table:style-name="ce129" table:formula="of:=IF(MONTH([.A26]+1)=MONTH([.A$6]);[.A26]+1;0)" office:value-type="date" office:date-value="2023-05-22" calcext:value-type="date">
            <text:p>22.05.23</text:p>
          </table:table-cell>
          <table:table-cell table:style-name="ce116" table:formula="of:=IF([.A27]=0;&quot;&quot;;VLOOKUP(WEEKDAY([.A27];2);[$Info.$A$2:.$B$8];2))" office:value-type="string" office:string-value="Monday" calcext:value-type="string">
            <text:p>Monday</text:p>
          </table:table-cell>
          <table:table-cell table:style-name="ce132" table:number-columns-repeated="2"/>
          <table:table-cell table:style-name="ce133" table:formula="of:=IF(ISERROR(VLOOKUP([.C27];[$Info.$A$18:.$A$22];1;0));IF([.D27]&lt;[.C27];1+[.D27]-[.C27];[.D27]-[.C27]);0)" office:value-type="time" office:time-value="PT00H00M00S" calcext:value-type="time">
            <text:p>00:00</text:p>
          </table:table-cell>
          <table:table-cell table:style-name="ce134" table:formula="of:=IF(NOT(ISBLANK([.D27]));INDIRECT(ADDRESS(1+WEEKDAY([.A27];2);4;1;1;&quot;Info&quot;));0)" office:value-type="time" office:time-value="PT00H00M00S" calcext:value-type="time">
            <text:p>00:00</text:p>
          </table:table-cell>
          <table:table-cell table:style-name="ce135" table:formula="of:=IF(AND([.A27]&lt;=TODAY();[.A27]&lt;&gt;0);IF(ISERROR(VLOOKUP([.C27];[$Info.$A$18:.$A$21];1;0));INDIRECT(ADDRESS(1+WEEKDAY([.A27];2);3;1;1;&quot;Info&quot;));0);&quot;&quot;)">
            <text:p/>
          </table:table-cell>
          <table:table-cell table:style-name="ce136" table:formula="of:=IF(AND([.A27]&lt;=TODAY();[.A27]&lt;&gt;0);IF(NOT(ISBLANK([.G27]));IF([.E27]&lt;&gt;0;[.E27]-[.F27]-[.G27];-[.G27]);&quot;&quot;);&quot;&quot;)">
            <text:p/>
          </table:table-cell>
          <table:table-cell table:style-name="ce137" table:formula="of:=HOUR([.E27]-[.F27])*INDIRECT(ADDRESS(1+WEEKDAY([.A27];2);5;1;1;&quot;Info&quot;))+MINUTE([.E27]-[.F27])/60*INDIRECT(ADDRESS(1+WEEKDAY([.A27];2);5;1;1;&quot;Info&quot;))" office:value-type="float" office:value="0" calcext:value-type="float">
            <text:p>0,00</text:p>
          </table:table-cell>
          <table:table-cell table:number-columns-repeated="1015"/>
        </table:table-row>
        <table:table-row table:style-name="ro3">
          <table:table-cell table:style-name="ce129" table:formula="of:=IF(MONTH([.A27]+1)=MONTH([.A$6]);[.A27]+1;0)" office:value-type="date" office:date-value="2023-05-23" calcext:value-type="date">
            <text:p>23.05.23</text:p>
          </table:table-cell>
          <table:table-cell table:style-name="ce116" table:formula="of:=IF([.A28]=0;&quot;&quot;;VLOOKUP(WEEKDAY([.A28];2);[$Info.$A$2:.$B$8];2))" office:value-type="string" office:string-value="Tuesday" calcext:value-type="string">
            <text:p>Tuesday</text:p>
          </table:table-cell>
          <table:table-cell table:style-name="ce132" table:number-columns-repeated="2"/>
          <table:table-cell table:style-name="ce133" table:formula="of:=IF(ISERROR(VLOOKUP([.C28];[$Info.$A$18:.$A$22];1;0));IF([.D28]&lt;[.C28];1+[.D28]-[.C28];[.D28]-[.C28]);0)" office:value-type="time" office:time-value="PT00H00M00S" calcext:value-type="time">
            <text:p>00:00</text:p>
          </table:table-cell>
          <table:table-cell table:style-name="ce134" table:formula="of:=IF(NOT(ISBLANK([.D28]));INDIRECT(ADDRESS(1+WEEKDAY([.A28];2);4;1;1;&quot;Info&quot;));0)" office:value-type="time" office:time-value="PT00H00M00S" calcext:value-type="time">
            <text:p>00:00</text:p>
          </table:table-cell>
          <table:table-cell table:style-name="ce135" table:formula="of:=IF(AND([.A28]&lt;=TODAY();[.A28]&lt;&gt;0);IF(ISERROR(VLOOKUP([.C28];[$Info.$A$18:.$A$21];1;0));INDIRECT(ADDRESS(1+WEEKDAY([.A28];2);3;1;1;&quot;Info&quot;));0);&quot;&quot;)">
            <text:p/>
          </table:table-cell>
          <table:table-cell table:style-name="ce136" table:formula="of:=IF(AND([.A28]&lt;=TODAY();[.A28]&lt;&gt;0);IF(NOT(ISBLANK([.G28]));IF([.E28]&lt;&gt;0;[.E28]-[.F28]-[.G28];-[.G28]);&quot;&quot;);&quot;&quot;)">
            <text:p/>
          </table:table-cell>
          <table:table-cell table:style-name="ce137" table:formula="of:=HOUR([.E28]-[.F28])*INDIRECT(ADDRESS(1+WEEKDAY([.A28];2);5;1;1;&quot;Info&quot;))+MINUTE([.E28]-[.F28])/60*INDIRECT(ADDRESS(1+WEEKDAY([.A28];2);5;1;1;&quot;Info&quot;))" office:value-type="float" office:value="0" calcext:value-type="float">
            <text:p>0,00</text:p>
          </table:table-cell>
          <table:table-cell table:number-columns-repeated="1015"/>
        </table:table-row>
        <table:table-row table:style-name="ro3">
          <table:table-cell table:style-name="ce129" table:formula="of:=IF(MONTH([.A28]+1)=MONTH([.A$6]);[.A28]+1;0)" office:value-type="date" office:date-value="2023-05-24" calcext:value-type="date">
            <text:p>24.05.23</text:p>
          </table:table-cell>
          <table:table-cell table:style-name="ce116" table:formula="of:=IF([.A29]=0;&quot;&quot;;VLOOKUP(WEEKDAY([.A29];2);[$Info.$A$2:.$B$8];2))" office:value-type="string" office:string-value="Wednesday" calcext:value-type="string">
            <text:p>Wednesday</text:p>
          </table:table-cell>
          <table:table-cell table:style-name="ce132" table:number-columns-repeated="2"/>
          <table:table-cell table:style-name="ce133" table:formula="of:=IF(ISERROR(VLOOKUP([.C29];[$Info.$A$18:.$A$22];1;0));IF([.D29]&lt;[.C29];1+[.D29]-[.C29];[.D29]-[.C29]);0)" office:value-type="time" office:time-value="PT00H00M00S" calcext:value-type="time">
            <text:p>00:00</text:p>
          </table:table-cell>
          <table:table-cell table:style-name="ce134" table:formula="of:=IF(NOT(ISBLANK([.D29]));INDIRECT(ADDRESS(1+WEEKDAY([.A29];2);4;1;1;&quot;Info&quot;));0)" office:value-type="time" office:time-value="PT00H00M00S" calcext:value-type="time">
            <text:p>00:00</text:p>
          </table:table-cell>
          <table:table-cell table:style-name="ce135" table:formula="of:=IF(AND([.A29]&lt;=TODAY();[.A29]&lt;&gt;0);IF(ISERROR(VLOOKUP([.C29];[$Info.$A$18:.$A$21];1;0));INDIRECT(ADDRESS(1+WEEKDAY([.A29];2);3;1;1;&quot;Info&quot;));0);&quot;&quot;)">
            <text:p/>
          </table:table-cell>
          <table:table-cell table:style-name="ce136" table:formula="of:=IF(AND([.A29]&lt;=TODAY();[.A29]&lt;&gt;0);IF(NOT(ISBLANK([.G29]));IF([.E29]&lt;&gt;0;[.E29]-[.F29]-[.G29];-[.G29]);&quot;&quot;);&quot;&quot;)">
            <text:p/>
          </table:table-cell>
          <table:table-cell table:style-name="ce137" table:formula="of:=HOUR([.E29]-[.F29])*INDIRECT(ADDRESS(1+WEEKDAY([.A29];2);5;1;1;&quot;Info&quot;))+MINUTE([.E29]-[.F29])/60*INDIRECT(ADDRESS(1+WEEKDAY([.A29];2);5;1;1;&quot;Info&quot;))" office:value-type="float" office:value="0" calcext:value-type="float">
            <text:p>0,00</text:p>
          </table:table-cell>
          <table:table-cell table:number-columns-repeated="1015"/>
        </table:table-row>
        <table:table-row table:style-name="ro3">
          <table:table-cell table:style-name="ce129" table:formula="of:=IF(MONTH([.A29]+1)=MONTH([.A$6]);[.A29]+1;0)" office:value-type="date" office:date-value="2023-05-25" calcext:value-type="date">
            <text:p>25.05.23</text:p>
          </table:table-cell>
          <table:table-cell table:style-name="ce116" table:formula="of:=IF([.A30]=0;&quot;&quot;;VLOOKUP(WEEKDAY([.A30];2);[$Info.$A$2:.$B$8];2))" office:value-type="string" office:string-value="Thursday" calcext:value-type="string">
            <text:p>Thursday</text:p>
          </table:table-cell>
          <table:table-cell table:style-name="ce132" table:number-columns-repeated="2"/>
          <table:table-cell table:style-name="ce133" table:formula="of:=IF(ISERROR(VLOOKUP([.C30];[$Info.$A$18:.$A$22];1;0));IF([.D30]&lt;[.C30];1+[.D30]-[.C30];[.D30]-[.C30]);0)" office:value-type="time" office:time-value="PT00H00M00S" calcext:value-type="time">
            <text:p>00:00</text:p>
          </table:table-cell>
          <table:table-cell table:style-name="ce134" table:formula="of:=IF(NOT(ISBLANK([.D30]));INDIRECT(ADDRESS(1+WEEKDAY([.A30];2);4;1;1;&quot;Info&quot;));0)" office:value-type="time" office:time-value="PT00H00M00S" calcext:value-type="time">
            <text:p>00:00</text:p>
          </table:table-cell>
          <table:table-cell table:style-name="ce135" table:formula="of:=IF(AND([.A30]&lt;=TODAY();[.A30]&lt;&gt;0);IF(ISERROR(VLOOKUP([.C30];[$Info.$A$18:.$A$21];1;0));INDIRECT(ADDRESS(1+WEEKDAY([.A30];2);3;1;1;&quot;Info&quot;));0);&quot;&quot;)">
            <text:p/>
          </table:table-cell>
          <table:table-cell table:style-name="ce136" table:formula="of:=IF(AND([.A30]&lt;=TODAY();[.A30]&lt;&gt;0);IF(NOT(ISBLANK([.G30]));IF([.E30]&lt;&gt;0;[.E30]-[.F30]-[.G30];-[.G30]);&quot;&quot;);&quot;&quot;)">
            <text:p/>
          </table:table-cell>
          <table:table-cell table:style-name="ce137" table:formula="of:=HOUR([.E30]-[.F30])*INDIRECT(ADDRESS(1+WEEKDAY([.A30];2);5;1;1;&quot;Info&quot;))+MINUTE([.E30]-[.F30])/60*INDIRECT(ADDRESS(1+WEEKDAY([.A30];2);5;1;1;&quot;Info&quot;))" office:value-type="float" office:value="0" calcext:value-type="float">
            <text:p>0,00</text:p>
          </table:table-cell>
          <table:table-cell table:number-columns-repeated="1015"/>
        </table:table-row>
        <table:table-row table:style-name="ro3">
          <table:table-cell table:style-name="ce129" table:formula="of:=IF(MONTH([.A30]+1)=MONTH([.A$6]);[.A30]+1;0)" office:value-type="date" office:date-value="2023-05-26" calcext:value-type="date">
            <text:p>26.05.23</text:p>
          </table:table-cell>
          <table:table-cell table:style-name="ce116" table:formula="of:=IF([.A31]=0;&quot;&quot;;VLOOKUP(WEEKDAY([.A31];2);[$Info.$A$2:.$B$8];2))" office:value-type="string" office:string-value="Friday" calcext:value-type="string">
            <text:p>Friday</text:p>
          </table:table-cell>
          <table:table-cell table:style-name="ce132" table:number-columns-repeated="2"/>
          <table:table-cell table:style-name="ce133" table:formula="of:=IF(ISERROR(VLOOKUP([.C31];[$Info.$A$18:.$A$22];1;0));IF([.D31]&lt;[.C31];1+[.D31]-[.C31];[.D31]-[.C31]);0)" office:value-type="time" office:time-value="PT00H00M00S" calcext:value-type="time">
            <text:p>00:00</text:p>
          </table:table-cell>
          <table:table-cell table:style-name="ce134" table:formula="of:=IF(NOT(ISBLANK([.D31]));INDIRECT(ADDRESS(1+WEEKDAY([.A31];2);4;1;1;&quot;Info&quot;));0)" office:value-type="time" office:time-value="PT00H00M00S" calcext:value-type="time">
            <text:p>00:00</text:p>
          </table:table-cell>
          <table:table-cell table:style-name="ce135" table:formula="of:=IF(AND([.A31]&lt;=TODAY();[.A31]&lt;&gt;0);IF(ISERROR(VLOOKUP([.C31];[$Info.$A$18:.$A$21];1;0));INDIRECT(ADDRESS(1+WEEKDAY([.A31];2);3;1;1;&quot;Info&quot;));0);&quot;&quot;)">
            <text:p/>
          </table:table-cell>
          <table:table-cell table:style-name="ce136" table:formula="of:=IF(AND([.A31]&lt;=TODAY();[.A31]&lt;&gt;0);IF(NOT(ISBLANK([.G31]));IF([.E31]&lt;&gt;0;[.E31]-[.F31]-[.G31];-[.G31]);&quot;&quot;);&quot;&quot;)">
            <text:p/>
          </table:table-cell>
          <table:table-cell table:style-name="ce137" table:formula="of:=HOUR([.E31]-[.F31])*INDIRECT(ADDRESS(1+WEEKDAY([.A31];2);5;1;1;&quot;Info&quot;))+MINUTE([.E31]-[.F31])/60*INDIRECT(ADDRESS(1+WEEKDAY([.A31];2);5;1;1;&quot;Info&quot;))" office:value-type="float" office:value="0" calcext:value-type="float">
            <text:p>0,00</text:p>
          </table:table-cell>
          <table:table-cell table:number-columns-repeated="1015"/>
        </table:table-row>
        <table:table-row table:style-name="ro3">
          <table:table-cell table:style-name="ce129" table:formula="of:=IF(MONTH([.A31]+1)=MONTH([.A$6]);[.A31]+1;0)" office:value-type="date" office:date-value="2023-05-27" calcext:value-type="date">
            <text:p>27.05.23</text:p>
          </table:table-cell>
          <table:table-cell table:style-name="ce116" table:formula="of:=IF([.A32]=0;&quot;&quot;;VLOOKUP(WEEKDAY([.A32];2);[$Info.$A$2:.$B$8];2))" office:value-type="string" office:string-value="Saturday" calcext:value-type="string">
            <text:p>Saturday</text:p>
          </table:table-cell>
          <table:table-cell table:style-name="ce132" table:number-columns-repeated="2"/>
          <table:table-cell table:style-name="ce133" table:formula="of:=IF(ISERROR(VLOOKUP([.C32];[$Info.$A$18:.$A$22];1;0));IF([.D32]&lt;[.C32];1+[.D32]-[.C32];[.D32]-[.C32]);0)" office:value-type="time" office:time-value="PT00H00M00S" calcext:value-type="time">
            <text:p>00:00</text:p>
          </table:table-cell>
          <table:table-cell table:style-name="ce134" table:formula="of:=IF(NOT(ISBLANK([.D32]));INDIRECT(ADDRESS(1+WEEKDAY([.A32];2);4;1;1;&quot;Info&quot;));0)" office:value-type="time" office:time-value="PT00H00M00S" calcext:value-type="time">
            <text:p>00:00</text:p>
          </table:table-cell>
          <table:table-cell table:style-name="ce135" table:formula="of:=IF(AND([.A32]&lt;=TODAY();[.A32]&lt;&gt;0);IF(ISERROR(VLOOKUP([.C32];[$Info.$A$18:.$A$21];1;0));INDIRECT(ADDRESS(1+WEEKDAY([.A32];2);3;1;1;&quot;Info&quot;));0);&quot;&quot;)">
            <text:p/>
          </table:table-cell>
          <table:table-cell table:style-name="ce136" table:formula="of:=IF(AND([.A32]&lt;=TODAY();[.A32]&lt;&gt;0);IF(NOT(ISBLANK([.G32]));IF([.E32]&lt;&gt;0;[.E32]-[.F32]-[.G32];-[.G32]);&quot;&quot;);&quot;&quot;)">
            <text:p/>
          </table:table-cell>
          <table:table-cell table:style-name="ce137" table:formula="of:=HOUR([.E32]-[.F32])*INDIRECT(ADDRESS(1+WEEKDAY([.A32];2);5;1;1;&quot;Info&quot;))+MINUTE([.E32]-[.F32])/60*INDIRECT(ADDRESS(1+WEEKDAY([.A32];2);5;1;1;&quot;Info&quot;))" office:value-type="float" office:value="0" calcext:value-type="float">
            <text:p>0,00</text:p>
          </table:table-cell>
          <table:table-cell table:number-columns-repeated="1015"/>
        </table:table-row>
        <table:table-row table:style-name="ro3">
          <table:table-cell table:style-name="ce129" table:formula="of:=IF(MONTH([.A32]+1)=MONTH([.A$6]);[.A32]+1;0)" office:value-type="date" office:date-value="2023-05-28" calcext:value-type="date">
            <text:p>28.05.23</text:p>
          </table:table-cell>
          <table:table-cell table:style-name="ce116" table:formula="of:=IF([.A33]=0;&quot;&quot;;VLOOKUP(WEEKDAY([.A33];2);[$Info.$A$2:.$B$8];2))" office:value-type="string" office:string-value="Sunday" calcext:value-type="string">
            <text:p>Sunday</text:p>
          </table:table-cell>
          <table:table-cell table:style-name="ce132" table:number-columns-repeated="2"/>
          <table:table-cell table:style-name="ce133" table:formula="of:=IF(ISERROR(VLOOKUP([.C33];[$Info.$A$18:.$A$22];1;0));IF([.D33]&lt;[.C33];1+[.D33]-[.C33];[.D33]-[.C33]);0)" office:value-type="time" office:time-value="PT00H00M00S" calcext:value-type="time">
            <text:p>00:00</text:p>
          </table:table-cell>
          <table:table-cell table:style-name="ce134" table:formula="of:=IF(NOT(ISBLANK([.D33]));INDIRECT(ADDRESS(1+WEEKDAY([.A33];2);4;1;1;&quot;Info&quot;));0)" office:value-type="time" office:time-value="PT00H00M00S" calcext:value-type="time">
            <text:p>00:00</text:p>
          </table:table-cell>
          <table:table-cell table:style-name="ce135" table:formula="of:=IF(AND([.A33]&lt;=TODAY();[.A33]&lt;&gt;0);IF(ISERROR(VLOOKUP([.C33];[$Info.$A$18:.$A$21];1;0));INDIRECT(ADDRESS(1+WEEKDAY([.A33];2);3;1;1;&quot;Info&quot;));0);&quot;&quot;)">
            <text:p/>
          </table:table-cell>
          <table:table-cell table:style-name="ce136" table:formula="of:=IF(AND([.A33]&lt;=TODAY();[.A33]&lt;&gt;0);IF(NOT(ISBLANK([.G33]));IF([.E33]&lt;&gt;0;[.E33]-[.F33]-[.G33];-[.G33]);&quot;&quot;);&quot;&quot;)">
            <text:p/>
          </table:table-cell>
          <table:table-cell table:style-name="ce137" table:formula="of:=HOUR([.E33]-[.F33])*INDIRECT(ADDRESS(1+WEEKDAY([.A33];2);5;1;1;&quot;Info&quot;))+MINUTE([.E33]-[.F33])/60*INDIRECT(ADDRESS(1+WEEKDAY([.A33];2);5;1;1;&quot;Info&quot;))" office:value-type="float" office:value="0" calcext:value-type="float">
            <text:p>0,00</text:p>
          </table:table-cell>
          <table:table-cell table:number-columns-repeated="1015"/>
        </table:table-row>
        <table:table-row table:style-name="ro3">
          <table:table-cell table:style-name="ce129" table:formula="of:=IF(MONTH([.A33]+1)=MONTH([.A$6]);[.A33]+1;0)" office:value-type="date" office:date-value="2023-05-29" calcext:value-type="date">
            <text:p>29.05.23</text:p>
          </table:table-cell>
          <table:table-cell table:style-name="ce116" table:formula="of:=IF([.A34]=0;&quot;&quot;;VLOOKUP(WEEKDAY([.A34];2);[$Info.$A$2:.$B$8];2))" office:value-type="string" office:string-value="Monday" calcext:value-type="string">
            <text:p>Monday</text:p>
          </table:table-cell>
          <table:table-cell table:style-name="ce132" table:number-columns-repeated="2"/>
          <table:table-cell table:style-name="ce133" table:formula="of:=IF(ISERROR(VLOOKUP([.C34];[$Info.$A$18:.$A$22];1;0));IF([.D34]&lt;[.C34];1+[.D34]-[.C34];[.D34]-[.C34]);0)" office:value-type="time" office:time-value="PT00H00M00S" calcext:value-type="time">
            <text:p>00:00</text:p>
          </table:table-cell>
          <table:table-cell table:style-name="ce134" table:formula="of:=IF(NOT(ISBLANK([.D34]));INDIRECT(ADDRESS(1+WEEKDAY([.A34];2);4;1;1;&quot;Info&quot;));0)" office:value-type="time" office:time-value="PT00H00M00S" calcext:value-type="time">
            <text:p>00:00</text:p>
          </table:table-cell>
          <table:table-cell table:style-name="ce135" table:formula="of:=IF(AND([.A34]&lt;=TODAY();[.A34]&lt;&gt;0);IF(ISERROR(VLOOKUP([.C34];[$Info.$A$18:.$A$21];1;0));INDIRECT(ADDRESS(1+WEEKDAY([.A34];2);3;1;1;&quot;Info&quot;));0);&quot;&quot;)">
            <text:p/>
          </table:table-cell>
          <table:table-cell table:style-name="ce136" table:formula="of:=IF(AND([.A34]&lt;=TODAY();[.A34]&lt;&gt;0);IF(NOT(ISBLANK([.G34]));IF([.E34]&lt;&gt;0;[.E34]-[.F34]-[.G34];-[.G34]);&quot;&quot;);&quot;&quot;)">
            <text:p/>
          </table:table-cell>
          <table:table-cell table:style-name="ce137" table:formula="of:=HOUR([.E34]-[.F34])*INDIRECT(ADDRESS(1+WEEKDAY([.A34];2);5;1;1;&quot;Info&quot;))+MINUTE([.E34]-[.F34])/60*INDIRECT(ADDRESS(1+WEEKDAY([.A34];2);5;1;1;&quot;Info&quot;))" office:value-type="float" office:value="0" calcext:value-type="float">
            <text:p>0,00</text:p>
          </table:table-cell>
          <table:table-cell table:number-columns-repeated="1015"/>
        </table:table-row>
        <table:table-row table:style-name="ro3">
          <table:table-cell table:style-name="ce129" table:formula="of:=IF(MONTH([.A34]+1)=MONTH([.A$6]);[.A34]+1;0)" office:value-type="date" office:date-value="2023-05-30" calcext:value-type="date">
            <text:p>30.05.23</text:p>
          </table:table-cell>
          <table:table-cell table:style-name="ce116" table:formula="of:=IF([.A35]=0;&quot;&quot;;VLOOKUP(WEEKDAY([.A35];2);[$Info.$A$2:.$B$8];2))" office:value-type="string" office:string-value="Tuesday" calcext:value-type="string">
            <text:p>Tuesday</text:p>
          </table:table-cell>
          <table:table-cell table:style-name="ce132" table:number-columns-repeated="2"/>
          <table:table-cell table:style-name="ce133" table:formula="of:=IF(ISERROR(VLOOKUP([.C35];[$Info.$A$18:.$A$22];1;0));IF([.D35]&lt;[.C35];1+[.D35]-[.C35];[.D35]-[.C35]);0)" office:value-type="time" office:time-value="PT00H00M00S" calcext:value-type="time">
            <text:p>00:00</text:p>
          </table:table-cell>
          <table:table-cell table:style-name="ce134" table:formula="of:=IF(NOT(ISBLANK([.D35]));INDIRECT(ADDRESS(1+WEEKDAY([.A35];2);4;1;1;&quot;Info&quot;));0)" office:value-type="time" office:time-value="PT00H00M00S" calcext:value-type="time">
            <text:p>00:00</text:p>
          </table:table-cell>
          <table:table-cell table:style-name="ce135" table:formula="of:=IF(AND([.A35]&lt;=TODAY();[.A35]&lt;&gt;0);IF(ISERROR(VLOOKUP([.C35];[$Info.$A$18:.$A$21];1;0));INDIRECT(ADDRESS(1+WEEKDAY([.A35];2);3;1;1;&quot;Info&quot;));0);&quot;&quot;)">
            <text:p/>
          </table:table-cell>
          <table:table-cell table:style-name="ce136" table:formula="of:=IF(AND([.A35]&lt;=TODAY();[.A35]&lt;&gt;0);IF(NOT(ISBLANK([.G35]));IF([.E35]&lt;&gt;0;[.E35]-[.F35]-[.G35];-[.G35]);&quot;&quot;);&quot;&quot;)">
            <text:p/>
          </table:table-cell>
          <table:table-cell table:style-name="ce137" table:formula="of:=HOUR([.E35]-[.F35])*INDIRECT(ADDRESS(1+WEEKDAY([.A35];2);5;1;1;&quot;Info&quot;))+MINUTE([.E35]-[.F35])/60*INDIRECT(ADDRESS(1+WEEKDAY([.A35];2);5;1;1;&quot;Info&quot;))" office:value-type="float" office:value="0" calcext:value-type="float">
            <text:p>0,00</text:p>
          </table:table-cell>
          <table:table-cell table:number-columns-repeated="1015"/>
        </table:table-row>
        <table:table-row table:style-name="ro3">
          <table:table-cell table:style-name="ce129" table:formula="of:=IF(MONTH([.A35]+1)=MONTH([.A$6]);[.A35]+1;0)" office:value-type="date" office:date-value="2023-05-31" calcext:value-type="date">
            <text:p>31.05.23</text:p>
          </table:table-cell>
          <table:table-cell table:style-name="ce116" table:formula="of:=IF([.A36]=0;&quot;&quot;;VLOOKUP(WEEKDAY([.A36];2);[$Info.$A$2:.$B$8];2))" office:value-type="string" office:string-value="Wednesday" calcext:value-type="string">
            <text:p>Wednesday</text:p>
          </table:table-cell>
          <table:table-cell table:style-name="ce132" table:number-columns-repeated="2"/>
          <table:table-cell table:style-name="ce133" table:formula="of:=IF(ISERROR(VLOOKUP([.C36];[$Info.$A$18:.$A$22];1;0));IF([.D36]&lt;[.C36];1+[.D36]-[.C36];[.D36]-[.C36]);0)" office:value-type="time" office:time-value="PT00H00M00S" calcext:value-type="time">
            <text:p>00:00</text:p>
          </table:table-cell>
          <table:table-cell table:style-name="ce134" table:formula="of:=IF(NOT(ISBLANK([.D36]));INDIRECT(ADDRESS(1+WEEKDAY([.A36];2);4;1;1;&quot;Info&quot;));0)" office:value-type="time" office:time-value="PT00H00M00S" calcext:value-type="time">
            <text:p>00:00</text:p>
          </table:table-cell>
          <table:table-cell table:style-name="ce135" table:formula="of:=IF(AND([.A36]&lt;=TODAY();[.A36]&lt;&gt;0);IF(ISERROR(VLOOKUP([.C36];[$Info.$A$18:.$A$21];1;0));INDIRECT(ADDRESS(1+WEEKDAY([.A36];2);3;1;1;&quot;Info&quot;));0);&quot;&quot;)">
            <text:p/>
          </table:table-cell>
          <table:table-cell table:style-name="ce136" table:formula="of:=IF(AND([.A36]&lt;=TODAY();[.A36]&lt;&gt;0);IF(NOT(ISBLANK([.G36]));IF([.E36]&lt;&gt;0;[.E36]-[.F36]-[.G36];-[.G36]);&quot;&quot;);&quot;&quot;)">
            <text:p/>
          </table:table-cell>
          <table:table-cell table:style-name="ce137" table:formula="of:=HOUR([.E36]-[.F36])*INDIRECT(ADDRESS(1+WEEKDAY([.A36];2);5;1;1;&quot;Info&quot;))+MINUTE([.E36]-[.F36])/60*INDIRECT(ADDRESS(1+WEEKDAY([.A36];2);5;1;1;&quot;Info&quot;))" office:value-type="float" office:value="0" calcext:value-type="float">
            <text:p>0,00</text:p>
          </table:table-cell>
          <table:table-cell table:number-columns-repeated="1015"/>
        </table:table-row>
        <table:table-row table:style-name="ro2">
          <table:table-cell table:style-name="ce47"/>
          <table:table-cell table:style-name="ce53"/>
          <table:table-cell table:style-name="ce59" table:number-columns-repeated="2"/>
          <table:table-cell table:style-name="ce69"/>
          <table:table-cell table:style-name="ce59"/>
          <table:table-cell table:style-name="ce89" table:formula="of:=SUM([.G6:.G36])" office:value-type="time" office:time-value="PT80H00M00S" calcext:value-type="time">
            <text:p>80:00</text:p>
          </table:table-cell>
          <table:table-cell table:style-name="ce89" table:formula="of:=SUM([.H6:.H36])" office:value-type="time" office:time-value="-PT80H00M00S" calcext:value-type="time">
            <text:p>-80:00</text:p>
          </table:table-cell>
          <table:table-cell table:style-name="ce78" table:formula="of:=SUM([.I6:.I36])" office:value-type="currency" office:currency="EUR" office:value="0" calcext:value-type="currency">
            <text:p>0,00 €</text:p>
          </table:table-cell>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39]" office:value-type="string" office:string-value="Overtime from the previous month:" calcext:value-type="string">
            <text:p>Overtime from the previous month:</text:p>
          </table:table-cell>
          <table:table-cell table:style-name="ce85" table:formula="of:=[Apr.D41]" office:value-type="time" office:time-value="-PT680H00M00S" calcext:value-type="time">
            <text:p>-680: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40]" office:value-type="string" office:string-value="Overtime from this month:" calcext:value-type="string">
            <text:p>Overtime from this month:</text:p>
          </table:table-cell>
          <table:table-cell table:style-name="ce63" table:formula="of:=[.H37]" office:value-type="time" office:time-value="-PT80H00M00S" calcext:value-type="time">
            <text:p>-80: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8">
          <table:table-cell table:style-name="ce47"/>
          <table:table-cell table:style-name="ce53"/>
          <table:table-cell table:style-name="ce61" table:formula="of:=[Jan.C41]" office:value-type="string" office:string-value="Overtime total:" calcext:value-type="string">
            <text:p>Overtime total:</text:p>
          </table:table-cell>
          <table:table-cell table:style-name="ce64" table:formula="of:=SUM([.D39:.D40])" office:value-type="time" office:time-value="-PT760H00M00S" calcext:value-type="time">
            <text:p>-760: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2" table:number-rows-repeated="65495">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number-rows-repeated="983039">
          <table:table-cell table:number-columns-repeated="1024"/>
        </table:table-row>
        <table:table-row table:style-name="ro2">
          <table:table-cell table:number-columns-repeated="1024"/>
        </table:table-row>
        <calcext:conditional-formats>
          <calcext:conditional-format calcext:target-range-address="Mai.A6:Mai.A36">
            <calcext:condition calcext:apply-style-name="Grau" calcext:value="formula-is(WEEKDAY([.$A6];2)&gt;=6)" calcext:base-cell-address="Mai.A6"/>
          </calcext:conditional-format>
          <calcext:conditional-format calcext:target-range-address="Mai.B6:Mai.B36">
            <calcext:condition calcext:apply-style-name="RotAufGrau" calcext:value="formula-is([.$A6]=VLOOKUP(YEAR([.$A6]);[$Info.$I$4:.$J$13];2;1)+49)" calcext:base-cell-address="Mai.B6"/>
            <calcext:condition calcext:apply-style-name="Grau" calcext:value="formula-is(WEEKDAY([.$A6];2)&gt;=6)" calcext:base-cell-address="Mai.B6"/>
            <calcext:condition calcext:apply-style-name="Rot" calcext:value="formula-is(OR([.$A6]=VLOOKUP(YEAR([.$A6]);[$Info.$I$4:.$J$13];2;1)+39;[.$A6]=VLOOKUP(YEAR([.$A6]);[$Info.$I$4:.$J$13];2;1)+50))" calcext:base-cell-address="Mai.B6"/>
          </calcext:conditional-format>
          <calcext:conditional-format calcext:target-range-address="Mai.G6:Mai.I36">
            <calcext:condition calcext:apply-style-name="Grau" calcext:value="formula-is(WEEKDAY([.$A6];2)&gt;=6)" calcext:base-cell-address="Mai.G6"/>
          </calcext:conditional-format>
          <calcext:conditional-format calcext:target-range-address="Mai.C7:Mai.F36 Mai.D6:Mai.F6">
            <calcext:condition calcext:apply-style-name="Grau" calcext:value="formula-is(WEEKDAY([.$A6];2)&gt;=6)" calcext:base-cell-address="Mai.C6"/>
          </calcext:conditional-format>
          <calcext:conditional-format calcext:target-range-address="Mai.C6:Mai.C6">
            <calcext:condition calcext:apply-style-name="Grau" calcext:value="formula-is(WEEKDAY([.$A6];2)&gt;=6)" calcext:base-cell-address="Mai.C6"/>
          </calcext:conditional-format>
        </calcext:conditional-formats>
      </table:table>
      <table:table table:name="Jun" table:style-name="ta1" table:protected="true" table:print="false">
        <loext:table-protection loext:select-protected-cells="true" loext:select-unprotected-cells="true"/>
        <table:table-column table:style-name="co1" table:number-columns-repeated="2" table:default-cell-style-name="ce25"/>
        <table:table-column table:style-name="co6" table:number-columns-repeated="6" table:default-cell-style-name="ce25"/>
        <table:table-column table:style-name="co7" table:default-cell-style-name="ce25"/>
        <table:table-column table:style-name="co1" table:number-columns-repeated="247" table:default-cell-style-name="ce25"/>
        <table:table-column table:style-name="co4" table:number-columns-repeated="768" table:default-cell-style-name="ce25"/>
        <table:table-row table:style-name="ro7">
          <table:table-cell table:style-name="ce11" table:formula="of:=[Jan.A1]" office:value-type="string" office:string-value="Timesheet" calcext:value-type="string">
            <text:p>Timesheet</text:p>
          </table:table-cell>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formula="of:=[Jan.A3]" office:value-type="string" office:string-value="for" calcext:value-type="string">
            <text:p>for</text:p>
          </table:table-cell>
          <table:table-cell table:style-name="ce81" table:formula="of:=[Mai.B3]" office:value-type="string" office:string-value="your name" calcext:value-type="string" table:number-columns-spanned="4" table:number-rows-spanned="1">
            <text:p>your name</text:p>
          </table:table-cell>
          <table:covered-table-cell table:number-columns-repeated="2" table:style-name="ce30"/>
          <table:covered-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38" table:formula="of:=[Mai.A5]" office:value-type="string" office:string-value="Date" calcext:value-type="string">
            <text:p>Date</text:p>
          </table:table-cell>
          <table:table-cell table:style-name="ce38" table:formula="of:=[Mai.B5]" office:value-type="string" office:string-value="Weekday" calcext:value-type="string">
            <text:p>Weekday</text:p>
          </table:table-cell>
          <table:table-cell table:style-name="ce38" table:formula="of:=[Mai.C5]" office:value-type="string" office:string-value="Start" calcext:value-type="string">
            <text:p>Start</text:p>
          </table:table-cell>
          <table:table-cell table:style-name="ce38" table:formula="of:=[Mai.D5]" office:value-type="string" office:string-value="End" calcext:value-type="string">
            <text:p>End</text:p>
          </table:table-cell>
          <table:table-cell table:style-name="ce38" table:formula="of:=[Mai.E5]" office:value-type="string" office:string-value="Attendance" calcext:value-type="string">
            <text:p>Attendance</text:p>
          </table:table-cell>
          <table:table-cell table:style-name="ce38" table:formula="of:=[Mai.F5]" office:value-type="string" office:string-value="Break time" calcext:value-type="string">
            <text:p>Break time</text:p>
          </table:table-cell>
          <table:table-cell table:style-name="ce38" table:formula="of:=[Mai.G5]" office:value-type="string" office:string-value="Regular hrs" calcext:value-type="string">
            <text:p>Regular hrs</text:p>
          </table:table-cell>
          <table:table-cell table:style-name="ce38" table:formula="of:=[Mai.H5]" office:value-type="string" office:string-value="Overtime" calcext:value-type="string">
            <text:p>Overtime</text:p>
          </table:table-cell>
          <table:table-cell table:style-name="ce38" table:formula="of:=[Mai.I5]" office:value-type="string" office:string-value="Salary" calcext:value-type="string">
            <text:p>Salary</text:p>
          </table:table-cell>
          <table:table-cell table:style-name="ce94" table:number-columns-repeated="247"/>
          <table:table-cell table:number-columns-repeated="768"/>
        </table:table-row>
        <table:table-row table:style-name="ro3">
          <table:table-cell table:style-name="ce138" table:formula="of:=DATE(YEAR([Mai.A6]);MONTH([Mai.A6])+1;1)" office:value-type="date" office:date-value="2023-06-01" calcext:value-type="date">
            <text:p>01.06.23</text:p>
          </table:table-cell>
          <table:table-cell table:style-name="ce139" table:formula="of:=IF([.A6]=0;&quot;&quot;;VLOOKUP(WEEKDAY([.A6];2);[$Info.$A$2:.$B$8];2))" office:value-type="string" office:string-value="Thursday" calcext:value-type="string">
            <text:p>Thursday</text:p>
          </table:table-cell>
          <table:table-cell table:style-name="ce126"/>
          <table:table-cell table:style-name="ce141"/>
          <table:table-cell table:style-name="ce142" table:formula="of:=IF(ISERROR(VLOOKUP([.C6];[$Info.$A$18:.$A$22];1;0));IF([.D6]&lt;[.C6];1+[.D6]-[.C6];[.D6]-[.C6]);0)" office:value-type="time" office:time-value="PT00H00M00S" calcext:value-type="time">
            <text:p>00:00</text:p>
          </table:table-cell>
          <table:table-cell table:style-name="ce143" table:formula="of:=IF(NOT(ISBLANK([.D6]));INDIRECT(ADDRESS(1+WEEKDAY([.A6];2);4;1;1;&quot;Info&quot;));0)" office:value-type="time" office:time-value="PT00H00M00S" calcext:value-type="time">
            <text:p>00:00</text:p>
          </table:table-cell>
          <table:table-cell table:style-name="ce144" table:formula="of:=IF(AND([.A6]&lt;=TODAY();[.A6]&lt;&gt;0);IF(ISERROR(VLOOKUP([.C6];[$Info.$A$18:.$A$21];1;0));INDIRECT(ADDRESS(1+WEEKDAY([.A6];2);3;1;1;&quot;Info&quot;));0);&quot;&quot;)">
            <text:p/>
          </table:table-cell>
          <table:table-cell table:style-name="ce145" table:formula="of:=IF(AND([.A6]&lt;=TODAY();[.A6]&lt;&gt;0);IF(NOT(ISBLANK([.G6]));IF([.E6]&lt;&gt;0;[.E6]-[.F6]-[.G6];-[.G6]);&quot;&quot;);&quot;&quot;)">
            <text:p/>
          </table:table-cell>
          <table:table-cell table:style-name="ce146" table:formula="of:=HOUR([.E6]-[.F6])*INDIRECT(ADDRESS(1+WEEKDAY([.A6];2);5;1;1;&quot;Info&quot;))+MINUTE([.E6]-[.F6])/60*INDIRECT(ADDRESS(1+WEEKDAY([.A6];2);5;1;1;&quot;Info&quot;))" office:value-type="float" office:value="0" calcext:value-type="float">
            <text:p>0,00</text:p>
          </table:table-cell>
          <table:table-cell table:number-columns-repeated="1015"/>
        </table:table-row>
        <table:table-row table:style-name="ro3">
          <table:table-cell table:style-name="ce138" table:formula="of:=IF(MONTH([.A6]+1)=MONTH([.A$6]);[.A6]+1;0)" office:value-type="date" office:date-value="2023-06-02" calcext:value-type="date">
            <text:p>02.06.23</text:p>
          </table:table-cell>
          <table:table-cell table:style-name="ce139" table:formula="of:=IF([.A7]=0;&quot;&quot;;VLOOKUP(WEEKDAY([.A7];2);[$Info.$A$2:.$B$8];2))" office:value-type="string" office:string-value="Friday" calcext:value-type="string">
            <text:p>Friday</text:p>
          </table:table-cell>
          <table:table-cell table:style-name="ce141" table:number-columns-repeated="2"/>
          <table:table-cell table:style-name="ce142" table:formula="of:=IF(ISERROR(VLOOKUP([.C7];[$Info.$A$18:.$A$22];1;0));IF([.D7]&lt;[.C7];1+[.D7]-[.C7];[.D7]-[.C7]);0)" office:value-type="time" office:time-value="PT00H00M00S" calcext:value-type="time">
            <text:p>00:00</text:p>
          </table:table-cell>
          <table:table-cell table:style-name="ce143" table:formula="of:=IF(NOT(ISBLANK([.D7]));INDIRECT(ADDRESS(1+WEEKDAY([.A7];2);4;1;1;&quot;Info&quot;));0)" office:value-type="time" office:time-value="PT00H00M00S" calcext:value-type="time">
            <text:p>00:00</text:p>
          </table:table-cell>
          <table:table-cell table:style-name="ce144" table:formula="of:=IF(AND([.A7]&lt;=TODAY();[.A7]&lt;&gt;0);IF(ISERROR(VLOOKUP([.C7];[$Info.$A$18:.$A$21];1;0));INDIRECT(ADDRESS(1+WEEKDAY([.A7];2);3;1;1;&quot;Info&quot;));0);&quot;&quot;)">
            <text:p/>
          </table:table-cell>
          <table:table-cell table:style-name="ce145" table:formula="of:=IF(AND([.A7]&lt;=TODAY();[.A7]&lt;&gt;0);IF(NOT(ISBLANK([.G7]));IF([.E7]&lt;&gt;0;[.E7]-[.F7]-[.G7];-[.G7]);&quot;&quot;);&quot;&quot;)">
            <text:p/>
          </table:table-cell>
          <table:table-cell table:style-name="ce146" table:formula="of:=HOUR([.E7]-[.F7])*INDIRECT(ADDRESS(1+WEEKDAY([.A7];2);5;1;1;&quot;Info&quot;))+MINUTE([.E7]-[.F7])/60*INDIRECT(ADDRESS(1+WEEKDAY([.A7];2);5;1;1;&quot;Info&quot;))" office:value-type="float" office:value="0" calcext:value-type="float">
            <text:p>0,00</text:p>
          </table:table-cell>
          <table:table-cell table:number-columns-repeated="1015"/>
        </table:table-row>
        <table:table-row table:style-name="ro3">
          <table:table-cell table:style-name="ce138" table:formula="of:=IF(MONTH([.A7]+1)=MONTH([.A$6]);[.A7]+1;0)" office:value-type="date" office:date-value="2023-06-03" calcext:value-type="date">
            <text:p>03.06.23</text:p>
          </table:table-cell>
          <table:table-cell table:style-name="ce139" table:formula="of:=IF([.A8]=0;&quot;&quot;;VLOOKUP(WEEKDAY([.A8];2);[$Info.$A$2:.$B$8];2))" office:value-type="string" office:string-value="Saturday" calcext:value-type="string">
            <text:p>Saturday</text:p>
          </table:table-cell>
          <table:table-cell table:style-name="ce141" table:number-columns-repeated="2"/>
          <table:table-cell table:style-name="ce142" table:formula="of:=IF(ISERROR(VLOOKUP([.C8];[$Info.$A$18:.$A$22];1;0));IF([.D8]&lt;[.C8];1+[.D8]-[.C8];[.D8]-[.C8]);0)" office:value-type="time" office:time-value="PT00H00M00S" calcext:value-type="time">
            <text:p>00:00</text:p>
          </table:table-cell>
          <table:table-cell table:style-name="ce143" table:formula="of:=IF(NOT(ISBLANK([.D8]));INDIRECT(ADDRESS(1+WEEKDAY([.A8];2);4;1;1;&quot;Info&quot;));0)" office:value-type="time" office:time-value="PT00H00M00S" calcext:value-type="time">
            <text:p>00:00</text:p>
          </table:table-cell>
          <table:table-cell table:style-name="ce144" table:formula="of:=IF(AND([.A8]&lt;=TODAY();[.A8]&lt;&gt;0);IF(ISERROR(VLOOKUP([.C8];[$Info.$A$18:.$A$21];1;0));INDIRECT(ADDRESS(1+WEEKDAY([.A8];2);3;1;1;&quot;Info&quot;));0);&quot;&quot;)">
            <text:p/>
          </table:table-cell>
          <table:table-cell table:style-name="ce145" table:formula="of:=IF(AND([.A8]&lt;=TODAY();[.A8]&lt;&gt;0);IF(NOT(ISBLANK([.G8]));IF([.E8]&lt;&gt;0;[.E8]-[.F8]-[.G8];-[.G8]);&quot;&quot;);&quot;&quot;)">
            <text:p/>
          </table:table-cell>
          <table:table-cell table:style-name="ce146" table:formula="of:=HOUR([.E8]-[.F8])*INDIRECT(ADDRESS(1+WEEKDAY([.A8];2);5;1;1;&quot;Info&quot;))+MINUTE([.E8]-[.F8])/60*INDIRECT(ADDRESS(1+WEEKDAY([.A8];2);5;1;1;&quot;Info&quot;))" office:value-type="float" office:value="0" calcext:value-type="float">
            <text:p>0,00</text:p>
          </table:table-cell>
          <table:table-cell table:number-columns-repeated="1015"/>
        </table:table-row>
        <table:table-row table:style-name="ro3">
          <table:table-cell table:style-name="ce138" table:formula="of:=IF(MONTH([.A8]+1)=MONTH([.A$6]);[.A8]+1;0)" office:value-type="date" office:date-value="2023-06-04" calcext:value-type="date">
            <text:p>04.06.23</text:p>
          </table:table-cell>
          <table:table-cell table:style-name="ce139" table:formula="of:=IF([.A9]=0;&quot;&quot;;VLOOKUP(WEEKDAY([.A9];2);[$Info.$A$2:.$B$8];2))" office:value-type="string" office:string-value="Sunday" calcext:value-type="string">
            <text:p>Sunday</text:p>
          </table:table-cell>
          <table:table-cell table:style-name="ce141" table:number-columns-repeated="2"/>
          <table:table-cell table:style-name="ce142" table:formula="of:=IF(ISERROR(VLOOKUP([.C9];[$Info.$A$18:.$A$22];1;0));IF([.D9]&lt;[.C9];1+[.D9]-[.C9];[.D9]-[.C9]);0)" office:value-type="time" office:time-value="PT00H00M00S" calcext:value-type="time">
            <text:p>00:00</text:p>
          </table:table-cell>
          <table:table-cell table:style-name="ce143" table:formula="of:=IF(NOT(ISBLANK([.D9]));INDIRECT(ADDRESS(1+WEEKDAY([.A9];2);4;1;1;&quot;Info&quot;));0)" office:value-type="time" office:time-value="PT00H00M00S" calcext:value-type="time">
            <text:p>00:00</text:p>
          </table:table-cell>
          <table:table-cell table:style-name="ce144" table:formula="of:=IF(AND([.A9]&lt;=TODAY();[.A9]&lt;&gt;0);IF(ISERROR(VLOOKUP([.C9];[$Info.$A$18:.$A$21];1;0));INDIRECT(ADDRESS(1+WEEKDAY([.A9];2);3;1;1;&quot;Info&quot;));0);&quot;&quot;)">
            <text:p/>
          </table:table-cell>
          <table:table-cell table:style-name="ce145" table:formula="of:=IF(AND([.A9]&lt;=TODAY();[.A9]&lt;&gt;0);IF(NOT(ISBLANK([.G9]));IF([.E9]&lt;&gt;0;[.E9]-[.F9]-[.G9];-[.G9]);&quot;&quot;);&quot;&quot;)">
            <text:p/>
          </table:table-cell>
          <table:table-cell table:style-name="ce146" table:formula="of:=HOUR([.E9]-[.F9])*INDIRECT(ADDRESS(1+WEEKDAY([.A9];2);5;1;1;&quot;Info&quot;))+MINUTE([.E9]-[.F9])/60*INDIRECT(ADDRESS(1+WEEKDAY([.A9];2);5;1;1;&quot;Info&quot;))" office:value-type="float" office:value="0" calcext:value-type="float">
            <text:p>0,00</text:p>
          </table:table-cell>
          <table:table-cell table:number-columns-repeated="1015"/>
        </table:table-row>
        <table:table-row table:style-name="ro3">
          <table:table-cell table:style-name="ce138" table:formula="of:=IF(MONTH([.A9]+1)=MONTH([.A$6]);[.A9]+1;0)" office:value-type="date" office:date-value="2023-06-05" calcext:value-type="date">
            <text:p>05.06.23</text:p>
          </table:table-cell>
          <table:table-cell table:style-name="ce139" table:formula="of:=IF([.A10]=0;&quot;&quot;;VLOOKUP(WEEKDAY([.A10];2);[$Info.$A$2:.$B$8];2))" office:value-type="string" office:string-value="Monday" calcext:value-type="string">
            <text:p>Monday</text:p>
          </table:table-cell>
          <table:table-cell table:style-name="ce141" table:number-columns-repeated="2"/>
          <table:table-cell table:style-name="ce142" table:formula="of:=IF(ISERROR(VLOOKUP([.C10];[$Info.$A$18:.$A$22];1;0));IF([.D10]&lt;[.C10];1+[.D10]-[.C10];[.D10]-[.C10]);0)" office:value-type="time" office:time-value="PT00H00M00S" calcext:value-type="time">
            <text:p>00:00</text:p>
          </table:table-cell>
          <table:table-cell table:style-name="ce143" table:formula="of:=IF(NOT(ISBLANK([.D10]));INDIRECT(ADDRESS(1+WEEKDAY([.A10];2);4;1;1;&quot;Info&quot;));0)" office:value-type="time" office:time-value="PT00H00M00S" calcext:value-type="time">
            <text:p>00:00</text:p>
          </table:table-cell>
          <table:table-cell table:style-name="ce144" table:formula="of:=IF(AND([.A10]&lt;=TODAY();[.A10]&lt;&gt;0);IF(ISERROR(VLOOKUP([.C10];[$Info.$A$18:.$A$21];1;0));INDIRECT(ADDRESS(1+WEEKDAY([.A10];2);3;1;1;&quot;Info&quot;));0);&quot;&quot;)">
            <text:p/>
          </table:table-cell>
          <table:table-cell table:style-name="ce145" table:formula="of:=IF(AND([.A10]&lt;=TODAY();[.A10]&lt;&gt;0);IF(NOT(ISBLANK([.G10]));IF([.E10]&lt;&gt;0;[.E10]-[.F10]-[.G10];-[.G10]);&quot;&quot;);&quot;&quot;)">
            <text:p/>
          </table:table-cell>
          <table:table-cell table:style-name="ce146" table:formula="of:=HOUR([.E10]-[.F10])*INDIRECT(ADDRESS(1+WEEKDAY([.A10];2);5;1;1;&quot;Info&quot;))+MINUTE([.E10]-[.F10])/60*INDIRECT(ADDRESS(1+WEEKDAY([.A10];2);5;1;1;&quot;Info&quot;))" office:value-type="float" office:value="0" calcext:value-type="float">
            <text:p>0,00</text:p>
          </table:table-cell>
          <table:table-cell table:number-columns-repeated="1015"/>
        </table:table-row>
        <table:table-row table:style-name="ro3">
          <table:table-cell table:style-name="ce138" table:formula="of:=IF(MONTH([.A10]+1)=MONTH([.A$6]);[.A10]+1;0)" office:value-type="date" office:date-value="2023-06-06" calcext:value-type="date">
            <text:p>06.06.23</text:p>
          </table:table-cell>
          <table:table-cell table:style-name="ce139" table:formula="of:=IF([.A11]=0;&quot;&quot;;VLOOKUP(WEEKDAY([.A11];2);[$Info.$A$2:.$B$8];2))" office:value-type="string" office:string-value="Tuesday" calcext:value-type="string">
            <text:p>Tuesday</text:p>
          </table:table-cell>
          <table:table-cell table:style-name="ce141" table:number-columns-repeated="2"/>
          <table:table-cell table:style-name="ce142" table:formula="of:=IF(ISERROR(VLOOKUP([.C11];[$Info.$A$18:.$A$22];1;0));IF([.D11]&lt;[.C11];1+[.D11]-[.C11];[.D11]-[.C11]);0)" office:value-type="time" office:time-value="PT00H00M00S" calcext:value-type="time">
            <text:p>00:00</text:p>
          </table:table-cell>
          <table:table-cell table:style-name="ce143" table:formula="of:=IF(NOT(ISBLANK([.D11]));INDIRECT(ADDRESS(1+WEEKDAY([.A11];2);4;1;1;&quot;Info&quot;));0)" office:value-type="time" office:time-value="PT00H00M00S" calcext:value-type="time">
            <text:p>00:00</text:p>
          </table:table-cell>
          <table:table-cell table:style-name="ce144" table:formula="of:=IF(AND([.A11]&lt;=TODAY();[.A11]&lt;&gt;0);IF(ISERROR(VLOOKUP([.C11];[$Info.$A$18:.$A$21];1;0));INDIRECT(ADDRESS(1+WEEKDAY([.A11];2);3;1;1;&quot;Info&quot;));0);&quot;&quot;)">
            <text:p/>
          </table:table-cell>
          <table:table-cell table:style-name="ce145" table:formula="of:=IF(AND([.A11]&lt;=TODAY();[.A11]&lt;&gt;0);IF(NOT(ISBLANK([.G11]));IF([.E11]&lt;&gt;0;[.E11]-[.F11]-[.G11];-[.G11]);&quot;&quot;);&quot;&quot;)">
            <text:p/>
          </table:table-cell>
          <table:table-cell table:style-name="ce146" table:formula="of:=HOUR([.E11]-[.F11])*INDIRECT(ADDRESS(1+WEEKDAY([.A11];2);5;1;1;&quot;Info&quot;))+MINUTE([.E11]-[.F11])/60*INDIRECT(ADDRESS(1+WEEKDAY([.A11];2);5;1;1;&quot;Info&quot;))" office:value-type="float" office:value="0" calcext:value-type="float">
            <text:p>0,00</text:p>
          </table:table-cell>
          <table:table-cell table:number-columns-repeated="1015"/>
        </table:table-row>
        <table:table-row table:style-name="ro3">
          <table:table-cell table:style-name="ce138" table:formula="of:=IF(MONTH([.A11]+1)=MONTH([.A$6]);[.A11]+1;0)" office:value-type="date" office:date-value="2023-06-07" calcext:value-type="date">
            <text:p>07.06.23</text:p>
          </table:table-cell>
          <table:table-cell table:style-name="ce139" table:formula="of:=IF([.A12]=0;&quot;&quot;;VLOOKUP(WEEKDAY([.A12];2);[$Info.$A$2:.$B$8];2))" office:value-type="string" office:string-value="Wednesday" calcext:value-type="string">
            <text:p>Wednesday</text:p>
          </table:table-cell>
          <table:table-cell table:style-name="ce141" table:number-columns-repeated="2"/>
          <table:table-cell table:style-name="ce142" table:formula="of:=IF(ISERROR(VLOOKUP([.C12];[$Info.$A$18:.$A$22];1;0));IF([.D12]&lt;[.C12];1+[.D12]-[.C12];[.D12]-[.C12]);0)" office:value-type="time" office:time-value="PT00H00M00S" calcext:value-type="time">
            <text:p>00:00</text:p>
          </table:table-cell>
          <table:table-cell table:style-name="ce143" table:formula="of:=IF(NOT(ISBLANK([.D12]));INDIRECT(ADDRESS(1+WEEKDAY([.A12];2);4;1;1;&quot;Info&quot;));0)" office:value-type="time" office:time-value="PT00H00M00S" calcext:value-type="time">
            <text:p>00:00</text:p>
          </table:table-cell>
          <table:table-cell table:style-name="ce144" table:formula="of:=IF(AND([.A12]&lt;=TODAY();[.A12]&lt;&gt;0);IF(ISERROR(VLOOKUP([.C12];[$Info.$A$18:.$A$21];1;0));INDIRECT(ADDRESS(1+WEEKDAY([.A12];2);3;1;1;&quot;Info&quot;));0);&quot;&quot;)">
            <text:p/>
          </table:table-cell>
          <table:table-cell table:style-name="ce145" table:formula="of:=IF(AND([.A12]&lt;=TODAY();[.A12]&lt;&gt;0);IF(NOT(ISBLANK([.G12]));IF([.E12]&lt;&gt;0;[.E12]-[.F12]-[.G12];-[.G12]);&quot;&quot;);&quot;&quot;)">
            <text:p/>
          </table:table-cell>
          <table:table-cell table:style-name="ce146" table:formula="of:=HOUR([.E12]-[.F12])*INDIRECT(ADDRESS(1+WEEKDAY([.A12];2);5;1;1;&quot;Info&quot;))+MINUTE([.E12]-[.F12])/60*INDIRECT(ADDRESS(1+WEEKDAY([.A12];2);5;1;1;&quot;Info&quot;))" office:value-type="float" office:value="0" calcext:value-type="float">
            <text:p>0,00</text:p>
          </table:table-cell>
          <table:table-cell table:number-columns-repeated="1015"/>
        </table:table-row>
        <table:table-row table:style-name="ro3">
          <table:table-cell table:style-name="ce138" table:formula="of:=IF(MONTH([.A12]+1)=MONTH([.A$6]);[.A12]+1;0)" office:value-type="date" office:date-value="2023-06-08" calcext:value-type="date">
            <text:p>08.06.23</text:p>
          </table:table-cell>
          <table:table-cell table:style-name="ce139" table:formula="of:=IF([.A13]=0;&quot;&quot;;VLOOKUP(WEEKDAY([.A13];2);[$Info.$A$2:.$B$8];2))" office:value-type="string" office:string-value="Thursday" calcext:value-type="string">
            <text:p>Thursday</text:p>
          </table:table-cell>
          <table:table-cell table:style-name="ce141" table:number-columns-repeated="2"/>
          <table:table-cell table:style-name="ce142" table:formula="of:=IF(ISERROR(VLOOKUP([.C13];[$Info.$A$18:.$A$22];1;0));IF([.D13]&lt;[.C13];1+[.D13]-[.C13];[.D13]-[.C13]);0)" office:value-type="time" office:time-value="PT00H00M00S" calcext:value-type="time">
            <text:p>00:00</text:p>
          </table:table-cell>
          <table:table-cell table:style-name="ce143" table:formula="of:=IF(NOT(ISBLANK([.D13]));INDIRECT(ADDRESS(1+WEEKDAY([.A13];2);4;1;1;&quot;Info&quot;));0)" office:value-type="time" office:time-value="PT00H00M00S" calcext:value-type="time">
            <text:p>00:00</text:p>
          </table:table-cell>
          <table:table-cell table:style-name="ce144" table:formula="of:=IF(AND([.A13]&lt;=TODAY();[.A13]&lt;&gt;0);IF(ISERROR(VLOOKUP([.C13];[$Info.$A$18:.$A$21];1;0));INDIRECT(ADDRESS(1+WEEKDAY([.A13];2);3;1;1;&quot;Info&quot;));0);&quot;&quot;)">
            <text:p/>
          </table:table-cell>
          <table:table-cell table:style-name="ce145" table:formula="of:=IF(AND([.A13]&lt;=TODAY();[.A13]&lt;&gt;0);IF(NOT(ISBLANK([.G13]));IF([.E13]&lt;&gt;0;[.E13]-[.F13]-[.G13];-[.G13]);&quot;&quot;);&quot;&quot;)">
            <text:p/>
          </table:table-cell>
          <table:table-cell table:style-name="ce146" table:formula="of:=HOUR([.E13]-[.F13])*INDIRECT(ADDRESS(1+WEEKDAY([.A13];2);5;1;1;&quot;Info&quot;))+MINUTE([.E13]-[.F13])/60*INDIRECT(ADDRESS(1+WEEKDAY([.A13];2);5;1;1;&quot;Info&quot;))" office:value-type="float" office:value="0" calcext:value-type="float">
            <text:p>0,00</text:p>
          </table:table-cell>
          <table:table-cell table:number-columns-repeated="1015"/>
        </table:table-row>
        <table:table-row table:style-name="ro3">
          <table:table-cell table:style-name="ce138" table:formula="of:=IF(MONTH([.A13]+1)=MONTH([.A$6]);[.A13]+1;0)" office:value-type="date" office:date-value="2023-06-09" calcext:value-type="date">
            <text:p>09.06.23</text:p>
          </table:table-cell>
          <table:table-cell table:style-name="ce139" table:formula="of:=IF([.A14]=0;&quot;&quot;;VLOOKUP(WEEKDAY([.A14];2);[$Info.$A$2:.$B$8];2))" office:value-type="string" office:string-value="Friday" calcext:value-type="string">
            <text:p>Friday</text:p>
          </table:table-cell>
          <table:table-cell table:style-name="ce141" table:number-columns-repeated="2"/>
          <table:table-cell table:style-name="ce142" table:formula="of:=IF(ISERROR(VLOOKUP([.C14];[$Info.$A$18:.$A$22];1;0));IF([.D14]&lt;[.C14];1+[.D14]-[.C14];[.D14]-[.C14]);0)" office:value-type="time" office:time-value="PT00H00M00S" calcext:value-type="time">
            <text:p>00:00</text:p>
          </table:table-cell>
          <table:table-cell table:style-name="ce143" table:formula="of:=IF(NOT(ISBLANK([.D14]));INDIRECT(ADDRESS(1+WEEKDAY([.A14];2);4;1;1;&quot;Info&quot;));0)" office:value-type="time" office:time-value="PT00H00M00S" calcext:value-type="time">
            <text:p>00:00</text:p>
          </table:table-cell>
          <table:table-cell table:style-name="ce144" table:formula="of:=IF(AND([.A14]&lt;=TODAY();[.A14]&lt;&gt;0);IF(ISERROR(VLOOKUP([.C14];[$Info.$A$18:.$A$21];1;0));INDIRECT(ADDRESS(1+WEEKDAY([.A14];2);3;1;1;&quot;Info&quot;));0);&quot;&quot;)">
            <text:p/>
          </table:table-cell>
          <table:table-cell table:style-name="ce145" table:formula="of:=IF(AND([.A14]&lt;=TODAY();[.A14]&lt;&gt;0);IF(NOT(ISBLANK([.G14]));IF([.E14]&lt;&gt;0;[.E14]-[.F14]-[.G14];-[.G14]);&quot;&quot;);&quot;&quot;)">
            <text:p/>
          </table:table-cell>
          <table:table-cell table:style-name="ce146" table:formula="of:=HOUR([.E14]-[.F14])*INDIRECT(ADDRESS(1+WEEKDAY([.A14];2);5;1;1;&quot;Info&quot;))+MINUTE([.E14]-[.F14])/60*INDIRECT(ADDRESS(1+WEEKDAY([.A14];2);5;1;1;&quot;Info&quot;))" office:value-type="float" office:value="0" calcext:value-type="float">
            <text:p>0,00</text:p>
          </table:table-cell>
          <table:table-cell table:number-columns-repeated="1015"/>
        </table:table-row>
        <table:table-row table:style-name="ro3">
          <table:table-cell table:style-name="ce138" table:formula="of:=IF(MONTH([.A14]+1)=MONTH([.A$6]);[.A14]+1;0)" office:value-type="date" office:date-value="2023-06-10" calcext:value-type="date">
            <text:p>10.06.23</text:p>
          </table:table-cell>
          <table:table-cell table:style-name="ce139" table:formula="of:=IF([.A15]=0;&quot;&quot;;VLOOKUP(WEEKDAY([.A15];2);[$Info.$A$2:.$B$8];2))" office:value-type="string" office:string-value="Saturday" calcext:value-type="string">
            <text:p>Saturday</text:p>
          </table:table-cell>
          <table:table-cell table:style-name="ce141" table:number-columns-repeated="2"/>
          <table:table-cell table:style-name="ce142" table:formula="of:=IF(ISERROR(VLOOKUP([.C15];[$Info.$A$18:.$A$22];1;0));IF([.D15]&lt;[.C15];1+[.D15]-[.C15];[.D15]-[.C15]);0)" office:value-type="time" office:time-value="PT00H00M00S" calcext:value-type="time">
            <text:p>00:00</text:p>
          </table:table-cell>
          <table:table-cell table:style-name="ce143" table:formula="of:=IF(NOT(ISBLANK([.D15]));INDIRECT(ADDRESS(1+WEEKDAY([.A15];2);4;1;1;&quot;Info&quot;));0)" office:value-type="time" office:time-value="PT00H00M00S" calcext:value-type="time">
            <text:p>00:00</text:p>
          </table:table-cell>
          <table:table-cell table:style-name="ce144" table:formula="of:=IF(AND([.A15]&lt;=TODAY();[.A15]&lt;&gt;0);IF(ISERROR(VLOOKUP([.C15];[$Info.$A$18:.$A$21];1;0));INDIRECT(ADDRESS(1+WEEKDAY([.A15];2);3;1;1;&quot;Info&quot;));0);&quot;&quot;)">
            <text:p/>
          </table:table-cell>
          <table:table-cell table:style-name="ce145" table:formula="of:=IF(AND([.A15]&lt;=TODAY();[.A15]&lt;&gt;0);IF(NOT(ISBLANK([.G15]));IF([.E15]&lt;&gt;0;[.E15]-[.F15]-[.G15];-[.G15]);&quot;&quot;);&quot;&quot;)">
            <text:p/>
          </table:table-cell>
          <table:table-cell table:style-name="ce146" table:formula="of:=HOUR([.E15]-[.F15])*INDIRECT(ADDRESS(1+WEEKDAY([.A15];2);5;1;1;&quot;Info&quot;))+MINUTE([.E15]-[.F15])/60*INDIRECT(ADDRESS(1+WEEKDAY([.A15];2);5;1;1;&quot;Info&quot;))" office:value-type="float" office:value="0" calcext:value-type="float">
            <text:p>0,00</text:p>
          </table:table-cell>
          <table:table-cell table:number-columns-repeated="1015"/>
        </table:table-row>
        <table:table-row table:style-name="ro3">
          <table:table-cell table:style-name="ce138" table:formula="of:=IF(MONTH([.A15]+1)=MONTH([.A$6]);[.A15]+1;0)" office:value-type="date" office:date-value="2023-06-11" calcext:value-type="date">
            <text:p>11.06.23</text:p>
          </table:table-cell>
          <table:table-cell table:style-name="ce139" table:formula="of:=IF([.A16]=0;&quot;&quot;;VLOOKUP(WEEKDAY([.A16];2);[$Info.$A$2:.$B$8];2))" office:value-type="string" office:string-value="Sunday" calcext:value-type="string">
            <text:p>Sunday</text:p>
          </table:table-cell>
          <table:table-cell table:style-name="ce141" table:number-columns-repeated="2"/>
          <table:table-cell table:style-name="ce142" table:formula="of:=IF(ISERROR(VLOOKUP([.C16];[$Info.$A$18:.$A$22];1;0));IF([.D16]&lt;[.C16];1+[.D16]-[.C16];[.D16]-[.C16]);0)" office:value-type="time" office:time-value="PT00H00M00S" calcext:value-type="time">
            <text:p>00:00</text:p>
          </table:table-cell>
          <table:table-cell table:style-name="ce143" table:formula="of:=IF(NOT(ISBLANK([.D16]));INDIRECT(ADDRESS(1+WEEKDAY([.A16];2);4;1;1;&quot;Info&quot;));0)" office:value-type="time" office:time-value="PT00H00M00S" calcext:value-type="time">
            <text:p>00:00</text:p>
          </table:table-cell>
          <table:table-cell table:style-name="ce144" table:formula="of:=IF(AND([.A16]&lt;=TODAY();[.A16]&lt;&gt;0);IF(ISERROR(VLOOKUP([.C16];[$Info.$A$18:.$A$21];1;0));INDIRECT(ADDRESS(1+WEEKDAY([.A16];2);3;1;1;&quot;Info&quot;));0);&quot;&quot;)">
            <text:p/>
          </table:table-cell>
          <table:table-cell table:style-name="ce145" table:formula="of:=IF(AND([.A16]&lt;=TODAY();[.A16]&lt;&gt;0);IF(NOT(ISBLANK([.G16]));IF([.E16]&lt;&gt;0;[.E16]-[.F16]-[.G16];-[.G16]);&quot;&quot;);&quot;&quot;)">
            <text:p/>
          </table:table-cell>
          <table:table-cell table:style-name="ce146" table:formula="of:=HOUR([.E16]-[.F16])*INDIRECT(ADDRESS(1+WEEKDAY([.A16];2);5;1;1;&quot;Info&quot;))+MINUTE([.E16]-[.F16])/60*INDIRECT(ADDRESS(1+WEEKDAY([.A16];2);5;1;1;&quot;Info&quot;))" office:value-type="float" office:value="0" calcext:value-type="float">
            <text:p>0,00</text:p>
          </table:table-cell>
          <table:table-cell table:number-columns-repeated="1015"/>
        </table:table-row>
        <table:table-row table:style-name="ro3">
          <table:table-cell table:style-name="ce138" table:formula="of:=IF(MONTH([.A16]+1)=MONTH([.A$6]);[.A16]+1;0)" office:value-type="date" office:date-value="2023-06-12" calcext:value-type="date">
            <text:p>12.06.23</text:p>
          </table:table-cell>
          <table:table-cell table:style-name="ce139" table:formula="of:=IF([.A17]=0;&quot;&quot;;VLOOKUP(WEEKDAY([.A17];2);[$Info.$A$2:.$B$8];2))" office:value-type="string" office:string-value="Monday" calcext:value-type="string">
            <text:p>Monday</text:p>
          </table:table-cell>
          <table:table-cell table:style-name="ce141" table:number-columns-repeated="2"/>
          <table:table-cell table:style-name="ce142" table:formula="of:=IF(ISERROR(VLOOKUP([.C17];[$Info.$A$18:.$A$22];1;0));IF([.D17]&lt;[.C17];1+[.D17]-[.C17];[.D17]-[.C17]);0)" office:value-type="time" office:time-value="PT00H00M00S" calcext:value-type="time">
            <text:p>00:00</text:p>
          </table:table-cell>
          <table:table-cell table:style-name="ce143" table:formula="of:=IF(NOT(ISBLANK([.D17]));INDIRECT(ADDRESS(1+WEEKDAY([.A17];2);4;1;1;&quot;Info&quot;));0)" office:value-type="time" office:time-value="PT00H00M00S" calcext:value-type="time">
            <text:p>00:00</text:p>
          </table:table-cell>
          <table:table-cell table:style-name="ce144" table:formula="of:=IF(AND([.A17]&lt;=TODAY();[.A17]&lt;&gt;0);IF(ISERROR(VLOOKUP([.C17];[$Info.$A$18:.$A$21];1;0));INDIRECT(ADDRESS(1+WEEKDAY([.A17];2);3;1;1;&quot;Info&quot;));0);&quot;&quot;)">
            <text:p/>
          </table:table-cell>
          <table:table-cell table:style-name="ce145" table:formula="of:=IF(AND([.A17]&lt;=TODAY();[.A17]&lt;&gt;0);IF(NOT(ISBLANK([.G17]));IF([.E17]&lt;&gt;0;[.E17]-[.F17]-[.G17];-[.G17]);&quot;&quot;);&quot;&quot;)">
            <text:p/>
          </table:table-cell>
          <table:table-cell table:style-name="ce146" table:formula="of:=HOUR([.E17]-[.F17])*INDIRECT(ADDRESS(1+WEEKDAY([.A17];2);5;1;1;&quot;Info&quot;))+MINUTE([.E17]-[.F17])/60*INDIRECT(ADDRESS(1+WEEKDAY([.A17];2);5;1;1;&quot;Info&quot;))" office:value-type="float" office:value="0" calcext:value-type="float">
            <text:p>0,00</text:p>
          </table:table-cell>
          <table:table-cell table:number-columns-repeated="1015"/>
        </table:table-row>
        <table:table-row table:style-name="ro3">
          <table:table-cell table:style-name="ce138" table:formula="of:=IF(MONTH([.A17]+1)=MONTH([.A$6]);[.A17]+1;0)" office:value-type="date" office:date-value="2023-06-13" calcext:value-type="date">
            <text:p>13.06.23</text:p>
          </table:table-cell>
          <table:table-cell table:style-name="ce139" table:formula="of:=IF([.A18]=0;&quot;&quot;;VLOOKUP(WEEKDAY([.A18];2);[$Info.$A$2:.$B$8];2))" office:value-type="string" office:string-value="Tuesday" calcext:value-type="string">
            <text:p>Tuesday</text:p>
          </table:table-cell>
          <table:table-cell table:style-name="ce141" table:number-columns-repeated="2"/>
          <table:table-cell table:style-name="ce142" table:formula="of:=IF(ISERROR(VLOOKUP([.C18];[$Info.$A$18:.$A$22];1;0));IF([.D18]&lt;[.C18];1+[.D18]-[.C18];[.D18]-[.C18]);0)" office:value-type="time" office:time-value="PT00H00M00S" calcext:value-type="time">
            <text:p>00:00</text:p>
          </table:table-cell>
          <table:table-cell table:style-name="ce143" table:formula="of:=IF(NOT(ISBLANK([.D18]));INDIRECT(ADDRESS(1+WEEKDAY([.A18];2);4;1;1;&quot;Info&quot;));0)" office:value-type="time" office:time-value="PT00H00M00S" calcext:value-type="time">
            <text:p>00:00</text:p>
          </table:table-cell>
          <table:table-cell table:style-name="ce144" table:formula="of:=IF(AND([.A18]&lt;=TODAY();[.A18]&lt;&gt;0);IF(ISERROR(VLOOKUP([.C18];[$Info.$A$18:.$A$21];1;0));INDIRECT(ADDRESS(1+WEEKDAY([.A18];2);3;1;1;&quot;Info&quot;));0);&quot;&quot;)">
            <text:p/>
          </table:table-cell>
          <table:table-cell table:style-name="ce145" table:formula="of:=IF(AND([.A18]&lt;=TODAY();[.A18]&lt;&gt;0);IF(NOT(ISBLANK([.G18]));IF([.E18]&lt;&gt;0;[.E18]-[.F18]-[.G18];-[.G18]);&quot;&quot;);&quot;&quot;)">
            <text:p/>
          </table:table-cell>
          <table:table-cell table:style-name="ce146" table:formula="of:=HOUR([.E18]-[.F18])*INDIRECT(ADDRESS(1+WEEKDAY([.A18];2);5;1;1;&quot;Info&quot;))+MINUTE([.E18]-[.F18])/60*INDIRECT(ADDRESS(1+WEEKDAY([.A18];2);5;1;1;&quot;Info&quot;))" office:value-type="float" office:value="0" calcext:value-type="float">
            <text:p>0,00</text:p>
          </table:table-cell>
          <table:table-cell table:number-columns-repeated="1015"/>
        </table:table-row>
        <table:table-row table:style-name="ro3">
          <table:table-cell table:style-name="ce138" table:formula="of:=IF(MONTH([.A18]+1)=MONTH([.A$6]);[.A18]+1;0)" office:value-type="date" office:date-value="2023-06-14" calcext:value-type="date">
            <text:p>14.06.23</text:p>
          </table:table-cell>
          <table:table-cell table:style-name="ce139" table:formula="of:=IF([.A19]=0;&quot;&quot;;VLOOKUP(WEEKDAY([.A19];2);[$Info.$A$2:.$B$8];2))" office:value-type="string" office:string-value="Wednesday" calcext:value-type="string">
            <text:p>Wednesday</text:p>
          </table:table-cell>
          <table:table-cell table:style-name="ce141" table:number-columns-repeated="2"/>
          <table:table-cell table:style-name="ce142" table:formula="of:=IF(ISERROR(VLOOKUP([.C19];[$Info.$A$18:.$A$22];1;0));IF([.D19]&lt;[.C19];1+[.D19]-[.C19];[.D19]-[.C19]);0)" office:value-type="time" office:time-value="PT00H00M00S" calcext:value-type="time">
            <text:p>00:00</text:p>
          </table:table-cell>
          <table:table-cell table:style-name="ce143" table:formula="of:=IF(NOT(ISBLANK([.D19]));INDIRECT(ADDRESS(1+WEEKDAY([.A19];2);4;1;1;&quot;Info&quot;));0)" office:value-type="time" office:time-value="PT00H00M00S" calcext:value-type="time">
            <text:p>00:00</text:p>
          </table:table-cell>
          <table:table-cell table:style-name="ce144" table:formula="of:=IF(AND([.A19]&lt;=TODAY();[.A19]&lt;&gt;0);IF(ISERROR(VLOOKUP([.C19];[$Info.$A$18:.$A$21];1;0));INDIRECT(ADDRESS(1+WEEKDAY([.A19];2);3;1;1;&quot;Info&quot;));0);&quot;&quot;)">
            <text:p/>
          </table:table-cell>
          <table:table-cell table:style-name="ce145" table:formula="of:=IF(AND([.A19]&lt;=TODAY();[.A19]&lt;&gt;0);IF(NOT(ISBLANK([.G19]));IF([.E19]&lt;&gt;0;[.E19]-[.F19]-[.G19];-[.G19]);&quot;&quot;);&quot;&quot;)">
            <text:p/>
          </table:table-cell>
          <table:table-cell table:style-name="ce146" table:formula="of:=HOUR([.E19]-[.F19])*INDIRECT(ADDRESS(1+WEEKDAY([.A19];2);5;1;1;&quot;Info&quot;))+MINUTE([.E19]-[.F19])/60*INDIRECT(ADDRESS(1+WEEKDAY([.A19];2);5;1;1;&quot;Info&quot;))" office:value-type="float" office:value="0" calcext:value-type="float">
            <text:p>0,00</text:p>
          </table:table-cell>
          <table:table-cell table:number-columns-repeated="1015"/>
        </table:table-row>
        <table:table-row table:style-name="ro3">
          <table:table-cell table:style-name="ce138" table:formula="of:=IF(MONTH([.A19]+1)=MONTH([.A$6]);[.A19]+1;0)" office:value-type="date" office:date-value="2023-06-15" calcext:value-type="date">
            <text:p>15.06.23</text:p>
          </table:table-cell>
          <table:table-cell table:style-name="ce139" table:formula="of:=IF([.A20]=0;&quot;&quot;;VLOOKUP(WEEKDAY([.A20];2);[$Info.$A$2:.$B$8];2))" office:value-type="string" office:string-value="Thursday" calcext:value-type="string">
            <text:p>Thursday</text:p>
          </table:table-cell>
          <table:table-cell table:style-name="ce141" table:number-columns-repeated="2"/>
          <table:table-cell table:style-name="ce142" table:formula="of:=IF(ISERROR(VLOOKUP([.C20];[$Info.$A$18:.$A$22];1;0));IF([.D20]&lt;[.C20];1+[.D20]-[.C20];[.D20]-[.C20]);0)" office:value-type="time" office:time-value="PT00H00M00S" calcext:value-type="time">
            <text:p>00:00</text:p>
          </table:table-cell>
          <table:table-cell table:style-name="ce143" table:formula="of:=IF(NOT(ISBLANK([.D20]));INDIRECT(ADDRESS(1+WEEKDAY([.A20];2);4;1;1;&quot;Info&quot;));0)" office:value-type="time" office:time-value="PT00H00M00S" calcext:value-type="time">
            <text:p>00:00</text:p>
          </table:table-cell>
          <table:table-cell table:style-name="ce144" table:formula="of:=IF(AND([.A20]&lt;=TODAY();[.A20]&lt;&gt;0);IF(ISERROR(VLOOKUP([.C20];[$Info.$A$18:.$A$21];1;0));INDIRECT(ADDRESS(1+WEEKDAY([.A20];2);3;1;1;&quot;Info&quot;));0);&quot;&quot;)">
            <text:p/>
          </table:table-cell>
          <table:table-cell table:style-name="ce145" table:formula="of:=IF(AND([.A20]&lt;=TODAY();[.A20]&lt;&gt;0);IF(NOT(ISBLANK([.G20]));IF([.E20]&lt;&gt;0;[.E20]-[.F20]-[.G20];-[.G20]);&quot;&quot;);&quot;&quot;)">
            <text:p/>
          </table:table-cell>
          <table:table-cell table:style-name="ce146" table:formula="of:=HOUR([.E20]-[.F20])*INDIRECT(ADDRESS(1+WEEKDAY([.A20];2);5;1;1;&quot;Info&quot;))+MINUTE([.E20]-[.F20])/60*INDIRECT(ADDRESS(1+WEEKDAY([.A20];2);5;1;1;&quot;Info&quot;))" office:value-type="float" office:value="0" calcext:value-type="float">
            <text:p>0,00</text:p>
          </table:table-cell>
          <table:table-cell table:number-columns-repeated="1015"/>
        </table:table-row>
        <table:table-row table:style-name="ro3">
          <table:table-cell table:style-name="ce138" table:formula="of:=IF(MONTH([.A20]+1)=MONTH([.A$6]);[.A20]+1;0)" office:value-type="date" office:date-value="2023-06-16" calcext:value-type="date">
            <text:p>16.06.23</text:p>
          </table:table-cell>
          <table:table-cell table:style-name="ce139" table:formula="of:=IF([.A21]=0;&quot;&quot;;VLOOKUP(WEEKDAY([.A21];2);[$Info.$A$2:.$B$8];2))" office:value-type="string" office:string-value="Friday" calcext:value-type="string">
            <text:p>Friday</text:p>
          </table:table-cell>
          <table:table-cell table:style-name="ce141" table:number-columns-repeated="2"/>
          <table:table-cell table:style-name="ce142" table:formula="of:=IF(ISERROR(VLOOKUP([.C21];[$Info.$A$18:.$A$22];1;0));IF([.D21]&lt;[.C21];1+[.D21]-[.C21];[.D21]-[.C21]);0)" office:value-type="time" office:time-value="PT00H00M00S" calcext:value-type="time">
            <text:p>00:00</text:p>
          </table:table-cell>
          <table:table-cell table:style-name="ce143" table:formula="of:=IF(NOT(ISBLANK([.D21]));INDIRECT(ADDRESS(1+WEEKDAY([.A21];2);4;1;1;&quot;Info&quot;));0)" office:value-type="time" office:time-value="PT00H00M00S" calcext:value-type="time">
            <text:p>00:00</text:p>
          </table:table-cell>
          <table:table-cell table:style-name="ce144" table:formula="of:=IF(AND([.A21]&lt;=TODAY();[.A21]&lt;&gt;0);IF(ISERROR(VLOOKUP([.C21];[$Info.$A$18:.$A$21];1;0));INDIRECT(ADDRESS(1+WEEKDAY([.A21];2);3;1;1;&quot;Info&quot;));0);&quot;&quot;)">
            <text:p/>
          </table:table-cell>
          <table:table-cell table:style-name="ce145" table:formula="of:=IF(AND([.A21]&lt;=TODAY();[.A21]&lt;&gt;0);IF(NOT(ISBLANK([.G21]));IF([.E21]&lt;&gt;0;[.E21]-[.F21]-[.G21];-[.G21]);&quot;&quot;);&quot;&quot;)">
            <text:p/>
          </table:table-cell>
          <table:table-cell table:style-name="ce146" table:formula="of:=HOUR([.E21]-[.F21])*INDIRECT(ADDRESS(1+WEEKDAY([.A21];2);5;1;1;&quot;Info&quot;))+MINUTE([.E21]-[.F21])/60*INDIRECT(ADDRESS(1+WEEKDAY([.A21];2);5;1;1;&quot;Info&quot;))" office:value-type="float" office:value="0" calcext:value-type="float">
            <text:p>0,00</text:p>
          </table:table-cell>
          <table:table-cell table:number-columns-repeated="1015"/>
        </table:table-row>
        <table:table-row table:style-name="ro3">
          <table:table-cell table:style-name="ce138" table:formula="of:=IF(MONTH([.A21]+1)=MONTH([.A$6]);[.A21]+1;0)" office:value-type="date" office:date-value="2023-06-17" calcext:value-type="date">
            <text:p>17.06.23</text:p>
          </table:table-cell>
          <table:table-cell table:style-name="ce139" table:formula="of:=IF([.A22]=0;&quot;&quot;;VLOOKUP(WEEKDAY([.A22];2);[$Info.$A$2:.$B$8];2))" office:value-type="string" office:string-value="Saturday" calcext:value-type="string">
            <text:p>Saturday</text:p>
          </table:table-cell>
          <table:table-cell table:style-name="ce141" table:number-columns-repeated="2"/>
          <table:table-cell table:style-name="ce142" table:formula="of:=IF(ISERROR(VLOOKUP([.C22];[$Info.$A$18:.$A$22];1;0));IF([.D22]&lt;[.C22];1+[.D22]-[.C22];[.D22]-[.C22]);0)" office:value-type="time" office:time-value="PT00H00M00S" calcext:value-type="time">
            <text:p>00:00</text:p>
          </table:table-cell>
          <table:table-cell table:style-name="ce143" table:formula="of:=IF(NOT(ISBLANK([.D22]));INDIRECT(ADDRESS(1+WEEKDAY([.A22];2);4;1;1;&quot;Info&quot;));0)" office:value-type="time" office:time-value="PT00H00M00S" calcext:value-type="time">
            <text:p>00:00</text:p>
          </table:table-cell>
          <table:table-cell table:style-name="ce144" table:formula="of:=IF(AND([.A22]&lt;=TODAY();[.A22]&lt;&gt;0);IF(ISERROR(VLOOKUP([.C22];[$Info.$A$18:.$A$21];1;0));INDIRECT(ADDRESS(1+WEEKDAY([.A22];2);3;1;1;&quot;Info&quot;));0);&quot;&quot;)">
            <text:p/>
          </table:table-cell>
          <table:table-cell table:style-name="ce145" table:formula="of:=IF(AND([.A22]&lt;=TODAY();[.A22]&lt;&gt;0);IF(NOT(ISBLANK([.G22]));IF([.E22]&lt;&gt;0;[.E22]-[.F22]-[.G22];-[.G22]);&quot;&quot;);&quot;&quot;)">
            <text:p/>
          </table:table-cell>
          <table:table-cell table:style-name="ce146" table:formula="of:=HOUR([.E22]-[.F22])*INDIRECT(ADDRESS(1+WEEKDAY([.A22];2);5;1;1;&quot;Info&quot;))+MINUTE([.E22]-[.F22])/60*INDIRECT(ADDRESS(1+WEEKDAY([.A22];2);5;1;1;&quot;Info&quot;))" office:value-type="float" office:value="0" calcext:value-type="float">
            <text:p>0,00</text:p>
          </table:table-cell>
          <table:table-cell table:number-columns-repeated="1015"/>
        </table:table-row>
        <table:table-row table:style-name="ro3">
          <table:table-cell table:style-name="ce138" table:formula="of:=IF(MONTH([.A22]+1)=MONTH([.A$6]);[.A22]+1;0)" office:value-type="date" office:date-value="2023-06-18" calcext:value-type="date">
            <text:p>18.06.23</text:p>
          </table:table-cell>
          <table:table-cell table:style-name="ce139" table:formula="of:=IF([.A23]=0;&quot;&quot;;VLOOKUP(WEEKDAY([.A23];2);[$Info.$A$2:.$B$8];2))" office:value-type="string" office:string-value="Sunday" calcext:value-type="string">
            <text:p>Sunday</text:p>
          </table:table-cell>
          <table:table-cell table:style-name="ce141" table:number-columns-repeated="2"/>
          <table:table-cell table:style-name="ce142" table:formula="of:=IF(ISERROR(VLOOKUP([.C23];[$Info.$A$18:.$A$22];1;0));IF([.D23]&lt;[.C23];1+[.D23]-[.C23];[.D23]-[.C23]);0)" office:value-type="time" office:time-value="PT00H00M00S" calcext:value-type="time">
            <text:p>00:00</text:p>
          </table:table-cell>
          <table:table-cell table:style-name="ce143" table:formula="of:=IF(NOT(ISBLANK([.D23]));INDIRECT(ADDRESS(1+WEEKDAY([.A23];2);4;1;1;&quot;Info&quot;));0)" office:value-type="time" office:time-value="PT00H00M00S" calcext:value-type="time">
            <text:p>00:00</text:p>
          </table:table-cell>
          <table:table-cell table:style-name="ce144" table:formula="of:=IF(AND([.A23]&lt;=TODAY();[.A23]&lt;&gt;0);IF(ISERROR(VLOOKUP([.C23];[$Info.$A$18:.$A$21];1;0));INDIRECT(ADDRESS(1+WEEKDAY([.A23];2);3;1;1;&quot;Info&quot;));0);&quot;&quot;)">
            <text:p/>
          </table:table-cell>
          <table:table-cell table:style-name="ce145" table:formula="of:=IF(AND([.A23]&lt;=TODAY();[.A23]&lt;&gt;0);IF(NOT(ISBLANK([.G23]));IF([.E23]&lt;&gt;0;[.E23]-[.F23]-[.G23];-[.G23]);&quot;&quot;);&quot;&quot;)">
            <text:p/>
          </table:table-cell>
          <table:table-cell table:style-name="ce146" table:formula="of:=HOUR([.E23]-[.F23])*INDIRECT(ADDRESS(1+WEEKDAY([.A23];2);5;1;1;&quot;Info&quot;))+MINUTE([.E23]-[.F23])/60*INDIRECT(ADDRESS(1+WEEKDAY([.A23];2);5;1;1;&quot;Info&quot;))" office:value-type="float" office:value="0" calcext:value-type="float">
            <text:p>0,00</text:p>
          </table:table-cell>
          <table:table-cell table:number-columns-repeated="1015"/>
        </table:table-row>
        <table:table-row table:style-name="ro3">
          <table:table-cell table:style-name="ce138" table:formula="of:=IF(MONTH([.A23]+1)=MONTH([.A$6]);[.A23]+1;0)" office:value-type="date" office:date-value="2023-06-19" calcext:value-type="date">
            <text:p>19.06.23</text:p>
          </table:table-cell>
          <table:table-cell table:style-name="ce139" table:formula="of:=IF([.A24]=0;&quot;&quot;;VLOOKUP(WEEKDAY([.A24];2);[$Info.$A$2:.$B$8];2))" office:value-type="string" office:string-value="Monday" calcext:value-type="string">
            <text:p>Monday</text:p>
          </table:table-cell>
          <table:table-cell table:style-name="ce141" table:number-columns-repeated="2"/>
          <table:table-cell table:style-name="ce142" table:formula="of:=IF(ISERROR(VLOOKUP([.C24];[$Info.$A$18:.$A$22];1;0));IF([.D24]&lt;[.C24];1+[.D24]-[.C24];[.D24]-[.C24]);0)" office:value-type="time" office:time-value="PT00H00M00S" calcext:value-type="time">
            <text:p>00:00</text:p>
          </table:table-cell>
          <table:table-cell table:style-name="ce143" table:formula="of:=IF(NOT(ISBLANK([.D24]));INDIRECT(ADDRESS(1+WEEKDAY([.A24];2);4;1;1;&quot;Info&quot;));0)" office:value-type="time" office:time-value="PT00H00M00S" calcext:value-type="time">
            <text:p>00:00</text:p>
          </table:table-cell>
          <table:table-cell table:style-name="ce144" table:formula="of:=IF(AND([.A24]&lt;=TODAY();[.A24]&lt;&gt;0);IF(ISERROR(VLOOKUP([.C24];[$Info.$A$18:.$A$21];1;0));INDIRECT(ADDRESS(1+WEEKDAY([.A24];2);3;1;1;&quot;Info&quot;));0);&quot;&quot;)">
            <text:p/>
          </table:table-cell>
          <table:table-cell table:style-name="ce145" table:formula="of:=IF(AND([.A24]&lt;=TODAY();[.A24]&lt;&gt;0);IF(NOT(ISBLANK([.G24]));IF([.E24]&lt;&gt;0;[.E24]-[.F24]-[.G24];-[.G24]);&quot;&quot;);&quot;&quot;)">
            <text:p/>
          </table:table-cell>
          <table:table-cell table:style-name="ce146" table:formula="of:=HOUR([.E24]-[.F24])*INDIRECT(ADDRESS(1+WEEKDAY([.A24];2);5;1;1;&quot;Info&quot;))+MINUTE([.E24]-[.F24])/60*INDIRECT(ADDRESS(1+WEEKDAY([.A24];2);5;1;1;&quot;Info&quot;))" office:value-type="float" office:value="0" calcext:value-type="float">
            <text:p>0,00</text:p>
          </table:table-cell>
          <table:table-cell table:number-columns-repeated="1015"/>
        </table:table-row>
        <table:table-row table:style-name="ro3">
          <table:table-cell table:style-name="ce138" table:formula="of:=IF(MONTH([.A24]+1)=MONTH([.A$6]);[.A24]+1;0)" office:value-type="date" office:date-value="2023-06-20" calcext:value-type="date">
            <text:p>20.06.23</text:p>
          </table:table-cell>
          <table:table-cell table:style-name="ce139" table:formula="of:=IF([.A25]=0;&quot;&quot;;VLOOKUP(WEEKDAY([.A25];2);[$Info.$A$2:.$B$8];2))" office:value-type="string" office:string-value="Tuesday" calcext:value-type="string">
            <text:p>Tuesday</text:p>
          </table:table-cell>
          <table:table-cell table:style-name="ce141" table:number-columns-repeated="2"/>
          <table:table-cell table:style-name="ce142" table:formula="of:=IF(ISERROR(VLOOKUP([.C25];[$Info.$A$18:.$A$22];1;0));IF([.D25]&lt;[.C25];1+[.D25]-[.C25];[.D25]-[.C25]);0)" office:value-type="time" office:time-value="PT00H00M00S" calcext:value-type="time">
            <text:p>00:00</text:p>
          </table:table-cell>
          <table:table-cell table:style-name="ce143" table:formula="of:=IF(NOT(ISBLANK([.D25]));INDIRECT(ADDRESS(1+WEEKDAY([.A25];2);4;1;1;&quot;Info&quot;));0)" office:value-type="time" office:time-value="PT00H00M00S" calcext:value-type="time">
            <text:p>00:00</text:p>
          </table:table-cell>
          <table:table-cell table:style-name="ce144" table:formula="of:=IF(AND([.A25]&lt;=TODAY();[.A25]&lt;&gt;0);IF(ISERROR(VLOOKUP([.C25];[$Info.$A$18:.$A$21];1;0));INDIRECT(ADDRESS(1+WEEKDAY([.A25];2);3;1;1;&quot;Info&quot;));0);&quot;&quot;)">
            <text:p/>
          </table:table-cell>
          <table:table-cell table:style-name="ce145" table:formula="of:=IF(AND([.A25]&lt;=TODAY();[.A25]&lt;&gt;0);IF(NOT(ISBLANK([.G25]));IF([.E25]&lt;&gt;0;[.E25]-[.F25]-[.G25];-[.G25]);&quot;&quot;);&quot;&quot;)">
            <text:p/>
          </table:table-cell>
          <table:table-cell table:style-name="ce146" table:formula="of:=HOUR([.E25]-[.F25])*INDIRECT(ADDRESS(1+WEEKDAY([.A25];2);5;1;1;&quot;Info&quot;))+MINUTE([.E25]-[.F25])/60*INDIRECT(ADDRESS(1+WEEKDAY([.A25];2);5;1;1;&quot;Info&quot;))" office:value-type="float" office:value="0" calcext:value-type="float">
            <text:p>0,00</text:p>
          </table:table-cell>
          <table:table-cell table:number-columns-repeated="1015"/>
        </table:table-row>
        <table:table-row table:style-name="ro3">
          <table:table-cell table:style-name="ce138" table:formula="of:=IF(MONTH([.A25]+1)=MONTH([.A$6]);[.A25]+1;0)" office:value-type="date" office:date-value="2023-06-21" calcext:value-type="date">
            <text:p>21.06.23</text:p>
          </table:table-cell>
          <table:table-cell table:style-name="ce139" table:formula="of:=IF([.A26]=0;&quot;&quot;;VLOOKUP(WEEKDAY([.A26];2);[$Info.$A$2:.$B$8];2))" office:value-type="string" office:string-value="Wednesday" calcext:value-type="string">
            <text:p>Wednesday</text:p>
          </table:table-cell>
          <table:table-cell table:style-name="ce141" table:number-columns-repeated="2"/>
          <table:table-cell table:style-name="ce142" table:formula="of:=IF(ISERROR(VLOOKUP([.C26];[$Info.$A$18:.$A$22];1;0));IF([.D26]&lt;[.C26];1+[.D26]-[.C26];[.D26]-[.C26]);0)" office:value-type="time" office:time-value="PT00H00M00S" calcext:value-type="time">
            <text:p>00:00</text:p>
          </table:table-cell>
          <table:table-cell table:style-name="ce143" table:formula="of:=IF(NOT(ISBLANK([.D26]));INDIRECT(ADDRESS(1+WEEKDAY([.A26];2);4;1;1;&quot;Info&quot;));0)" office:value-type="time" office:time-value="PT00H00M00S" calcext:value-type="time">
            <text:p>00:00</text:p>
          </table:table-cell>
          <table:table-cell table:style-name="ce144" table:formula="of:=IF(AND([.A26]&lt;=TODAY();[.A26]&lt;&gt;0);IF(ISERROR(VLOOKUP([.C26];[$Info.$A$18:.$A$21];1;0));INDIRECT(ADDRESS(1+WEEKDAY([.A26];2);3;1;1;&quot;Info&quot;));0);&quot;&quot;)">
            <text:p/>
          </table:table-cell>
          <table:table-cell table:style-name="ce145" table:formula="of:=IF(AND([.A26]&lt;=TODAY();[.A26]&lt;&gt;0);IF(NOT(ISBLANK([.G26]));IF([.E26]&lt;&gt;0;[.E26]-[.F26]-[.G26];-[.G26]);&quot;&quot;);&quot;&quot;)">
            <text:p/>
          </table:table-cell>
          <table:table-cell table:style-name="ce146" table:formula="of:=HOUR([.E26]-[.F26])*INDIRECT(ADDRESS(1+WEEKDAY([.A26];2);5;1;1;&quot;Info&quot;))+MINUTE([.E26]-[.F26])/60*INDIRECT(ADDRESS(1+WEEKDAY([.A26];2);5;1;1;&quot;Info&quot;))" office:value-type="float" office:value="0" calcext:value-type="float">
            <text:p>0,00</text:p>
          </table:table-cell>
          <table:table-cell table:number-columns-repeated="1015"/>
        </table:table-row>
        <table:table-row table:style-name="ro3">
          <table:table-cell table:style-name="ce138" table:formula="of:=IF(MONTH([.A26]+1)=MONTH([.A$6]);[.A26]+1;0)" office:value-type="date" office:date-value="2023-06-22" calcext:value-type="date">
            <text:p>22.06.23</text:p>
          </table:table-cell>
          <table:table-cell table:style-name="ce139" table:formula="of:=IF([.A27]=0;&quot;&quot;;VLOOKUP(WEEKDAY([.A27];2);[$Info.$A$2:.$B$8];2))" office:value-type="string" office:string-value="Thursday" calcext:value-type="string">
            <text:p>Thursday</text:p>
          </table:table-cell>
          <table:table-cell table:style-name="ce141" table:number-columns-repeated="2"/>
          <table:table-cell table:style-name="ce142" table:formula="of:=IF(ISERROR(VLOOKUP([.C27];[$Info.$A$18:.$A$22];1;0));IF([.D27]&lt;[.C27];1+[.D27]-[.C27];[.D27]-[.C27]);0)" office:value-type="time" office:time-value="PT00H00M00S" calcext:value-type="time">
            <text:p>00:00</text:p>
          </table:table-cell>
          <table:table-cell table:style-name="ce143" table:formula="of:=IF(NOT(ISBLANK([.D27]));INDIRECT(ADDRESS(1+WEEKDAY([.A27];2);4;1;1;&quot;Info&quot;));0)" office:value-type="time" office:time-value="PT00H00M00S" calcext:value-type="time">
            <text:p>00:00</text:p>
          </table:table-cell>
          <table:table-cell table:style-name="ce144" table:formula="of:=IF(AND([.A27]&lt;=TODAY();[.A27]&lt;&gt;0);IF(ISERROR(VLOOKUP([.C27];[$Info.$A$18:.$A$21];1;0));INDIRECT(ADDRESS(1+WEEKDAY([.A27];2);3;1;1;&quot;Info&quot;));0);&quot;&quot;)">
            <text:p/>
          </table:table-cell>
          <table:table-cell table:style-name="ce145" table:formula="of:=IF(AND([.A27]&lt;=TODAY();[.A27]&lt;&gt;0);IF(NOT(ISBLANK([.G27]));IF([.E27]&lt;&gt;0;[.E27]-[.F27]-[.G27];-[.G27]);&quot;&quot;);&quot;&quot;)">
            <text:p/>
          </table:table-cell>
          <table:table-cell table:style-name="ce146" table:formula="of:=HOUR([.E27]-[.F27])*INDIRECT(ADDRESS(1+WEEKDAY([.A27];2);5;1;1;&quot;Info&quot;))+MINUTE([.E27]-[.F27])/60*INDIRECT(ADDRESS(1+WEEKDAY([.A27];2);5;1;1;&quot;Info&quot;))" office:value-type="float" office:value="0" calcext:value-type="float">
            <text:p>0,00</text:p>
          </table:table-cell>
          <table:table-cell table:number-columns-repeated="1015"/>
        </table:table-row>
        <table:table-row table:style-name="ro3">
          <table:table-cell table:style-name="ce138" table:formula="of:=IF(MONTH([.A27]+1)=MONTH([.A$6]);[.A27]+1;0)" office:value-type="date" office:date-value="2023-06-23" calcext:value-type="date">
            <text:p>23.06.23</text:p>
          </table:table-cell>
          <table:table-cell table:style-name="ce139" table:formula="of:=IF([.A28]=0;&quot;&quot;;VLOOKUP(WEEKDAY([.A28];2);[$Info.$A$2:.$B$8];2))" office:value-type="string" office:string-value="Friday" calcext:value-type="string">
            <text:p>Friday</text:p>
          </table:table-cell>
          <table:table-cell table:style-name="ce141" table:number-columns-repeated="2"/>
          <table:table-cell table:style-name="ce142" table:formula="of:=IF(ISERROR(VLOOKUP([.C28];[$Info.$A$18:.$A$22];1;0));IF([.D28]&lt;[.C28];1+[.D28]-[.C28];[.D28]-[.C28]);0)" office:value-type="time" office:time-value="PT00H00M00S" calcext:value-type="time">
            <text:p>00:00</text:p>
          </table:table-cell>
          <table:table-cell table:style-name="ce143" table:formula="of:=IF(NOT(ISBLANK([.D28]));INDIRECT(ADDRESS(1+WEEKDAY([.A28];2);4;1;1;&quot;Info&quot;));0)" office:value-type="time" office:time-value="PT00H00M00S" calcext:value-type="time">
            <text:p>00:00</text:p>
          </table:table-cell>
          <table:table-cell table:style-name="ce144" table:formula="of:=IF(AND([.A28]&lt;=TODAY();[.A28]&lt;&gt;0);IF(ISERROR(VLOOKUP([.C28];[$Info.$A$18:.$A$21];1;0));INDIRECT(ADDRESS(1+WEEKDAY([.A28];2);3;1;1;&quot;Info&quot;));0);&quot;&quot;)">
            <text:p/>
          </table:table-cell>
          <table:table-cell table:style-name="ce145" table:formula="of:=IF(AND([.A28]&lt;=TODAY();[.A28]&lt;&gt;0);IF(NOT(ISBLANK([.G28]));IF([.E28]&lt;&gt;0;[.E28]-[.F28]-[.G28];-[.G28]);&quot;&quot;);&quot;&quot;)">
            <text:p/>
          </table:table-cell>
          <table:table-cell table:style-name="ce146" table:formula="of:=HOUR([.E28]-[.F28])*INDIRECT(ADDRESS(1+WEEKDAY([.A28];2);5;1;1;&quot;Info&quot;))+MINUTE([.E28]-[.F28])/60*INDIRECT(ADDRESS(1+WEEKDAY([.A28];2);5;1;1;&quot;Info&quot;))" office:value-type="float" office:value="0" calcext:value-type="float">
            <text:p>0,00</text:p>
          </table:table-cell>
          <table:table-cell table:number-columns-repeated="1015"/>
        </table:table-row>
        <table:table-row table:style-name="ro3">
          <table:table-cell table:style-name="ce138" table:formula="of:=IF(MONTH([.A28]+1)=MONTH([.A$6]);[.A28]+1;0)" office:value-type="date" office:date-value="2023-06-24" calcext:value-type="date">
            <text:p>24.06.23</text:p>
          </table:table-cell>
          <table:table-cell table:style-name="ce139" table:formula="of:=IF([.A29]=0;&quot;&quot;;VLOOKUP(WEEKDAY([.A29];2);[$Info.$A$2:.$B$8];2))" office:value-type="string" office:string-value="Saturday" calcext:value-type="string">
            <text:p>Saturday</text:p>
          </table:table-cell>
          <table:table-cell table:style-name="ce141" table:number-columns-repeated="2"/>
          <table:table-cell table:style-name="ce142" table:formula="of:=IF(ISERROR(VLOOKUP([.C29];[$Info.$A$18:.$A$22];1;0));IF([.D29]&lt;[.C29];1+[.D29]-[.C29];[.D29]-[.C29]);0)" office:value-type="time" office:time-value="PT00H00M00S" calcext:value-type="time">
            <text:p>00:00</text:p>
          </table:table-cell>
          <table:table-cell table:style-name="ce143" table:formula="of:=IF(NOT(ISBLANK([.D29]));INDIRECT(ADDRESS(1+WEEKDAY([.A29];2);4;1;1;&quot;Info&quot;));0)" office:value-type="time" office:time-value="PT00H00M00S" calcext:value-type="time">
            <text:p>00:00</text:p>
          </table:table-cell>
          <table:table-cell table:style-name="ce144" table:formula="of:=IF(AND([.A29]&lt;=TODAY();[.A29]&lt;&gt;0);IF(ISERROR(VLOOKUP([.C29];[$Info.$A$18:.$A$21];1;0));INDIRECT(ADDRESS(1+WEEKDAY([.A29];2);3;1;1;&quot;Info&quot;));0);&quot;&quot;)">
            <text:p/>
          </table:table-cell>
          <table:table-cell table:style-name="ce145" table:formula="of:=IF(AND([.A29]&lt;=TODAY();[.A29]&lt;&gt;0);IF(NOT(ISBLANK([.G29]));IF([.E29]&lt;&gt;0;[.E29]-[.F29]-[.G29];-[.G29]);&quot;&quot;);&quot;&quot;)">
            <text:p/>
          </table:table-cell>
          <table:table-cell table:style-name="ce146" table:formula="of:=HOUR([.E29]-[.F29])*INDIRECT(ADDRESS(1+WEEKDAY([.A29];2);5;1;1;&quot;Info&quot;))+MINUTE([.E29]-[.F29])/60*INDIRECT(ADDRESS(1+WEEKDAY([.A29];2);5;1;1;&quot;Info&quot;))" office:value-type="float" office:value="0" calcext:value-type="float">
            <text:p>0,00</text:p>
          </table:table-cell>
          <table:table-cell table:number-columns-repeated="1015"/>
        </table:table-row>
        <table:table-row table:style-name="ro3">
          <table:table-cell table:style-name="ce138" table:formula="of:=IF(MONTH([.A29]+1)=MONTH([.A$6]);[.A29]+1;0)" office:value-type="date" office:date-value="2023-06-25" calcext:value-type="date">
            <text:p>25.06.23</text:p>
          </table:table-cell>
          <table:table-cell table:style-name="ce139" table:formula="of:=IF([.A30]=0;&quot;&quot;;VLOOKUP(WEEKDAY([.A30];2);[$Info.$A$2:.$B$8];2))" office:value-type="string" office:string-value="Sunday" calcext:value-type="string">
            <text:p>Sunday</text:p>
          </table:table-cell>
          <table:table-cell table:style-name="ce141" table:number-columns-repeated="2"/>
          <table:table-cell table:style-name="ce142" table:formula="of:=IF(ISERROR(VLOOKUP([.C30];[$Info.$A$18:.$A$22];1;0));IF([.D30]&lt;[.C30];1+[.D30]-[.C30];[.D30]-[.C30]);0)" office:value-type="time" office:time-value="PT00H00M00S" calcext:value-type="time">
            <text:p>00:00</text:p>
          </table:table-cell>
          <table:table-cell table:style-name="ce143" table:formula="of:=IF(NOT(ISBLANK([.D30]));INDIRECT(ADDRESS(1+WEEKDAY([.A30];2);4;1;1;&quot;Info&quot;));0)" office:value-type="time" office:time-value="PT00H00M00S" calcext:value-type="time">
            <text:p>00:00</text:p>
          </table:table-cell>
          <table:table-cell table:style-name="ce144" table:formula="of:=IF(AND([.A30]&lt;=TODAY();[.A30]&lt;&gt;0);IF(ISERROR(VLOOKUP([.C30];[$Info.$A$18:.$A$21];1;0));INDIRECT(ADDRESS(1+WEEKDAY([.A30];2);3;1;1;&quot;Info&quot;));0);&quot;&quot;)">
            <text:p/>
          </table:table-cell>
          <table:table-cell table:style-name="ce145" table:formula="of:=IF(AND([.A30]&lt;=TODAY();[.A30]&lt;&gt;0);IF(NOT(ISBLANK([.G30]));IF([.E30]&lt;&gt;0;[.E30]-[.F30]-[.G30];-[.G30]);&quot;&quot;);&quot;&quot;)">
            <text:p/>
          </table:table-cell>
          <table:table-cell table:style-name="ce146" table:formula="of:=HOUR([.E30]-[.F30])*INDIRECT(ADDRESS(1+WEEKDAY([.A30];2);5;1;1;&quot;Info&quot;))+MINUTE([.E30]-[.F30])/60*INDIRECT(ADDRESS(1+WEEKDAY([.A30];2);5;1;1;&quot;Info&quot;))" office:value-type="float" office:value="0" calcext:value-type="float">
            <text:p>0,00</text:p>
          </table:table-cell>
          <table:table-cell table:number-columns-repeated="1015"/>
        </table:table-row>
        <table:table-row table:style-name="ro3">
          <table:table-cell table:style-name="ce138" table:formula="of:=IF(MONTH([.A30]+1)=MONTH([.A$6]);[.A30]+1;0)" office:value-type="date" office:date-value="2023-06-26" calcext:value-type="date">
            <text:p>26.06.23</text:p>
          </table:table-cell>
          <table:table-cell table:style-name="ce139" table:formula="of:=IF([.A31]=0;&quot;&quot;;VLOOKUP(WEEKDAY([.A31];2);[$Info.$A$2:.$B$8];2))" office:value-type="string" office:string-value="Monday" calcext:value-type="string">
            <text:p>Monday</text:p>
          </table:table-cell>
          <table:table-cell table:style-name="ce141" table:number-columns-repeated="2"/>
          <table:table-cell table:style-name="ce142" table:formula="of:=IF(ISERROR(VLOOKUP([.C31];[$Info.$A$18:.$A$22];1;0));IF([.D31]&lt;[.C31];1+[.D31]-[.C31];[.D31]-[.C31]);0)" office:value-type="time" office:time-value="PT00H00M00S" calcext:value-type="time">
            <text:p>00:00</text:p>
          </table:table-cell>
          <table:table-cell table:style-name="ce143" table:formula="of:=IF(NOT(ISBLANK([.D31]));INDIRECT(ADDRESS(1+WEEKDAY([.A31];2);4;1;1;&quot;Info&quot;));0)" office:value-type="time" office:time-value="PT00H00M00S" calcext:value-type="time">
            <text:p>00:00</text:p>
          </table:table-cell>
          <table:table-cell table:style-name="ce144" table:formula="of:=IF(AND([.A31]&lt;=TODAY();[.A31]&lt;&gt;0);IF(ISERROR(VLOOKUP([.C31];[$Info.$A$18:.$A$21];1;0));INDIRECT(ADDRESS(1+WEEKDAY([.A31];2);3;1;1;&quot;Info&quot;));0);&quot;&quot;)">
            <text:p/>
          </table:table-cell>
          <table:table-cell table:style-name="ce145" table:formula="of:=IF(AND([.A31]&lt;=TODAY();[.A31]&lt;&gt;0);IF(NOT(ISBLANK([.G31]));IF([.E31]&lt;&gt;0;[.E31]-[.F31]-[.G31];-[.G31]);&quot;&quot;);&quot;&quot;)">
            <text:p/>
          </table:table-cell>
          <table:table-cell table:style-name="ce146" table:formula="of:=HOUR([.E31]-[.F31])*INDIRECT(ADDRESS(1+WEEKDAY([.A31];2);5;1;1;&quot;Info&quot;))+MINUTE([.E31]-[.F31])/60*INDIRECT(ADDRESS(1+WEEKDAY([.A31];2);5;1;1;&quot;Info&quot;))" office:value-type="float" office:value="0" calcext:value-type="float">
            <text:p>0,00</text:p>
          </table:table-cell>
          <table:table-cell table:number-columns-repeated="1015"/>
        </table:table-row>
        <table:table-row table:style-name="ro3">
          <table:table-cell table:style-name="ce138" table:formula="of:=IF(MONTH([.A31]+1)=MONTH([.A$6]);[.A31]+1;0)" office:value-type="date" office:date-value="2023-06-27" calcext:value-type="date">
            <text:p>27.06.23</text:p>
          </table:table-cell>
          <table:table-cell table:style-name="ce139" table:formula="of:=IF([.A32]=0;&quot;&quot;;VLOOKUP(WEEKDAY([.A32];2);[$Info.$A$2:.$B$8];2))" office:value-type="string" office:string-value="Tuesday" calcext:value-type="string">
            <text:p>Tuesday</text:p>
          </table:table-cell>
          <table:table-cell table:style-name="ce141" table:number-columns-repeated="2"/>
          <table:table-cell table:style-name="ce142" table:formula="of:=IF(ISERROR(VLOOKUP([.C32];[$Info.$A$18:.$A$22];1;0));IF([.D32]&lt;[.C32];1+[.D32]-[.C32];[.D32]-[.C32]);0)" office:value-type="time" office:time-value="PT00H00M00S" calcext:value-type="time">
            <text:p>00:00</text:p>
          </table:table-cell>
          <table:table-cell table:style-name="ce143" table:formula="of:=IF(NOT(ISBLANK([.D32]));INDIRECT(ADDRESS(1+WEEKDAY([.A32];2);4;1;1;&quot;Info&quot;));0)" office:value-type="time" office:time-value="PT00H00M00S" calcext:value-type="time">
            <text:p>00:00</text:p>
          </table:table-cell>
          <table:table-cell table:style-name="ce144" table:formula="of:=IF(AND([.A32]&lt;=TODAY();[.A32]&lt;&gt;0);IF(ISERROR(VLOOKUP([.C32];[$Info.$A$18:.$A$21];1;0));INDIRECT(ADDRESS(1+WEEKDAY([.A32];2);3;1;1;&quot;Info&quot;));0);&quot;&quot;)">
            <text:p/>
          </table:table-cell>
          <table:table-cell table:style-name="ce145" table:formula="of:=IF(AND([.A32]&lt;=TODAY();[.A32]&lt;&gt;0);IF(NOT(ISBLANK([.G32]));IF([.E32]&lt;&gt;0;[.E32]-[.F32]-[.G32];-[.G32]);&quot;&quot;);&quot;&quot;)">
            <text:p/>
          </table:table-cell>
          <table:table-cell table:style-name="ce146" table:formula="of:=HOUR([.E32]-[.F32])*INDIRECT(ADDRESS(1+WEEKDAY([.A32];2);5;1;1;&quot;Info&quot;))+MINUTE([.E32]-[.F32])/60*INDIRECT(ADDRESS(1+WEEKDAY([.A32];2);5;1;1;&quot;Info&quot;))" office:value-type="float" office:value="0" calcext:value-type="float">
            <text:p>0,00</text:p>
          </table:table-cell>
          <table:table-cell table:number-columns-repeated="1015"/>
        </table:table-row>
        <table:table-row table:style-name="ro3">
          <table:table-cell table:style-name="ce138" table:formula="of:=IF(MONTH([.A32]+1)=MONTH([.A$6]);[.A32]+1;0)" office:value-type="date" office:date-value="2023-06-28" calcext:value-type="date">
            <text:p>28.06.23</text:p>
          </table:table-cell>
          <table:table-cell table:style-name="ce139" table:formula="of:=IF([.A33]=0;&quot;&quot;;VLOOKUP(WEEKDAY([.A33];2);[$Info.$A$2:.$B$8];2))" office:value-type="string" office:string-value="Wednesday" calcext:value-type="string">
            <text:p>Wednesday</text:p>
          </table:table-cell>
          <table:table-cell table:style-name="ce141" table:number-columns-repeated="2"/>
          <table:table-cell table:style-name="ce142" table:formula="of:=IF(ISERROR(VLOOKUP([.C33];[$Info.$A$18:.$A$22];1;0));IF([.D33]&lt;[.C33];1+[.D33]-[.C33];[.D33]-[.C33]);0)" office:value-type="time" office:time-value="PT00H00M00S" calcext:value-type="time">
            <text:p>00:00</text:p>
          </table:table-cell>
          <table:table-cell table:style-name="ce143" table:formula="of:=IF(NOT(ISBLANK([.D33]));INDIRECT(ADDRESS(1+WEEKDAY([.A33];2);4;1;1;&quot;Info&quot;));0)" office:value-type="time" office:time-value="PT00H00M00S" calcext:value-type="time">
            <text:p>00:00</text:p>
          </table:table-cell>
          <table:table-cell table:style-name="ce144" table:formula="of:=IF(AND([.A33]&lt;=TODAY();[.A33]&lt;&gt;0);IF(ISERROR(VLOOKUP([.C33];[$Info.$A$18:.$A$21];1;0));INDIRECT(ADDRESS(1+WEEKDAY([.A33];2);3;1;1;&quot;Info&quot;));0);&quot;&quot;)">
            <text:p/>
          </table:table-cell>
          <table:table-cell table:style-name="ce145" table:formula="of:=IF(AND([.A33]&lt;=TODAY();[.A33]&lt;&gt;0);IF(NOT(ISBLANK([.G33]));IF([.E33]&lt;&gt;0;[.E33]-[.F33]-[.G33];-[.G33]);&quot;&quot;);&quot;&quot;)">
            <text:p/>
          </table:table-cell>
          <table:table-cell table:style-name="ce146" table:formula="of:=HOUR([.E33]-[.F33])*INDIRECT(ADDRESS(1+WEEKDAY([.A33];2);5;1;1;&quot;Info&quot;))+MINUTE([.E33]-[.F33])/60*INDIRECT(ADDRESS(1+WEEKDAY([.A33];2);5;1;1;&quot;Info&quot;))" office:value-type="float" office:value="0" calcext:value-type="float">
            <text:p>0,00</text:p>
          </table:table-cell>
          <table:table-cell table:number-columns-repeated="1015"/>
        </table:table-row>
        <table:table-row table:style-name="ro3">
          <table:table-cell table:style-name="ce138" table:formula="of:=IF(MONTH([.A33]+1)=MONTH([.A$6]);[.A33]+1;0)" office:value-type="date" office:date-value="2023-06-29" calcext:value-type="date">
            <text:p>29.06.23</text:p>
          </table:table-cell>
          <table:table-cell table:style-name="ce139" table:formula="of:=IF([.A34]=0;&quot;&quot;;VLOOKUP(WEEKDAY([.A34];2);[$Info.$A$2:.$B$8];2))" office:value-type="string" office:string-value="Thursday" calcext:value-type="string">
            <text:p>Thursday</text:p>
          </table:table-cell>
          <table:table-cell table:style-name="ce141" table:number-columns-repeated="2"/>
          <table:table-cell table:style-name="ce142" table:formula="of:=IF(ISERROR(VLOOKUP([.C34];[$Info.$A$18:.$A$22];1;0));IF([.D34]&lt;[.C34];1+[.D34]-[.C34];[.D34]-[.C34]);0)" office:value-type="time" office:time-value="PT00H00M00S" calcext:value-type="time">
            <text:p>00:00</text:p>
          </table:table-cell>
          <table:table-cell table:style-name="ce143" table:formula="of:=IF(NOT(ISBLANK([.D34]));INDIRECT(ADDRESS(1+WEEKDAY([.A34];2);4;1;1;&quot;Info&quot;));0)" office:value-type="time" office:time-value="PT00H00M00S" calcext:value-type="time">
            <text:p>00:00</text:p>
          </table:table-cell>
          <table:table-cell table:style-name="ce144" table:formula="of:=IF(AND([.A34]&lt;=TODAY();[.A34]&lt;&gt;0);IF(ISERROR(VLOOKUP([.C34];[$Info.$A$18:.$A$21];1;0));INDIRECT(ADDRESS(1+WEEKDAY([.A34];2);3;1;1;&quot;Info&quot;));0);&quot;&quot;)">
            <text:p/>
          </table:table-cell>
          <table:table-cell table:style-name="ce145" table:formula="of:=IF(AND([.A34]&lt;=TODAY();[.A34]&lt;&gt;0);IF(NOT(ISBLANK([.G34]));IF([.E34]&lt;&gt;0;[.E34]-[.F34]-[.G34];-[.G34]);&quot;&quot;);&quot;&quot;)">
            <text:p/>
          </table:table-cell>
          <table:table-cell table:style-name="ce146" table:formula="of:=HOUR([.E34]-[.F34])*INDIRECT(ADDRESS(1+WEEKDAY([.A34];2);5;1;1;&quot;Info&quot;))+MINUTE([.E34]-[.F34])/60*INDIRECT(ADDRESS(1+WEEKDAY([.A34];2);5;1;1;&quot;Info&quot;))" office:value-type="float" office:value="0" calcext:value-type="float">
            <text:p>0,00</text:p>
          </table:table-cell>
          <table:table-cell table:number-columns-repeated="1015"/>
        </table:table-row>
        <table:table-row table:style-name="ro3">
          <table:table-cell table:style-name="ce138" table:formula="of:=IF(MONTH([.A34]+1)=MONTH([.A$6]);[.A34]+1;0)" office:value-type="date" office:date-value="2023-06-30" calcext:value-type="date">
            <text:p>30.06.23</text:p>
          </table:table-cell>
          <table:table-cell table:style-name="ce139" table:formula="of:=IF([.A35]=0;&quot;&quot;;VLOOKUP(WEEKDAY([.A35];2);[$Info.$A$2:.$B$8];2))" office:value-type="string" office:string-value="Friday" calcext:value-type="string">
            <text:p>Friday</text:p>
          </table:table-cell>
          <table:table-cell table:style-name="ce141" table:number-columns-repeated="2"/>
          <table:table-cell table:style-name="ce142" table:formula="of:=IF(ISERROR(VLOOKUP([.C35];[$Info.$A$18:.$A$22];1;0));IF([.D35]&lt;[.C35];1+[.D35]-[.C35];[.D35]-[.C35]);0)" office:value-type="time" office:time-value="PT00H00M00S" calcext:value-type="time">
            <text:p>00:00</text:p>
          </table:table-cell>
          <table:table-cell table:style-name="ce143" table:formula="of:=IF(NOT(ISBLANK([.D35]));INDIRECT(ADDRESS(1+WEEKDAY([.A35];2);4;1;1;&quot;Info&quot;));0)" office:value-type="time" office:time-value="PT00H00M00S" calcext:value-type="time">
            <text:p>00:00</text:p>
          </table:table-cell>
          <table:table-cell table:style-name="ce144" table:formula="of:=IF(AND([.A35]&lt;=TODAY();[.A35]&lt;&gt;0);IF(ISERROR(VLOOKUP([.C35];[$Info.$A$18:.$A$21];1;0));INDIRECT(ADDRESS(1+WEEKDAY([.A35];2);3;1;1;&quot;Info&quot;));0);&quot;&quot;)">
            <text:p/>
          </table:table-cell>
          <table:table-cell table:style-name="ce145" table:formula="of:=IF(AND([.A35]&lt;=TODAY();[.A35]&lt;&gt;0);IF(NOT(ISBLANK([.G35]));IF([.E35]&lt;&gt;0;[.E35]-[.F35]-[.G35];-[.G35]);&quot;&quot;);&quot;&quot;)">
            <text:p/>
          </table:table-cell>
          <table:table-cell table:style-name="ce146" table:formula="of:=HOUR([.E35]-[.F35])*INDIRECT(ADDRESS(1+WEEKDAY([.A35];2);5;1;1;&quot;Info&quot;))+MINUTE([.E35]-[.F35])/60*INDIRECT(ADDRESS(1+WEEKDAY([.A35];2);5;1;1;&quot;Info&quot;))" office:value-type="float" office:value="0" calcext:value-type="float">
            <text:p>0,00</text:p>
          </table:table-cell>
          <table:table-cell table:number-columns-repeated="1015"/>
        </table:table-row>
        <table:table-row table:style-name="ro3">
          <table:table-cell table:style-name="ce138" table:formula="of:=IF(MONTH([.A35]+1)=MONTH([.A$6]);[.A35]+1;0)" office:value-type="date" office:date-value="1899-12-30" calcext:value-type="date">
            <text:p>30.12.99</text:p>
          </table:table-cell>
          <table:table-cell table:style-name="ce139" table:formula="of:=IF([.A36]=0;&quot;&quot;;VLOOKUP(WEEKDAY([.A36];2);[$Info.$A$2:.$B$8];2))">
            <text:p/>
          </table:table-cell>
          <table:table-cell table:style-name="ce141" table:number-columns-repeated="2"/>
          <table:table-cell table:style-name="ce142" table:formula="of:=IF(ISERROR(VLOOKUP([.C36];[$Info.$A$18:.$A$22];1;0));IF([.D36]&lt;[.C36];1+[.D36]-[.C36];[.D36]-[.C36]);0)" office:value-type="time" office:time-value="PT00H00M00S" calcext:value-type="time">
            <text:p>00:00</text:p>
          </table:table-cell>
          <table:table-cell table:style-name="ce143" table:formula="of:=IF(NOT(ISBLANK([.D36]));INDIRECT(ADDRESS(1+WEEKDAY([.A36];2);4;1;1;&quot;Info&quot;));0)" office:value-type="time" office:time-value="PT00H00M00S" calcext:value-type="time">
            <text:p>00:00</text:p>
          </table:table-cell>
          <table:table-cell table:style-name="ce144" table:formula="of:=IF(AND([.A36]&lt;=TODAY();[.A36]&lt;&gt;0);IF(ISERROR(VLOOKUP([.C36];[$Info.$A$18:.$A$21];1;0));INDIRECT(ADDRESS(1+WEEKDAY([.A36];2);3;1;1;&quot;Info&quot;));0);&quot;&quot;)">
            <text:p/>
          </table:table-cell>
          <table:table-cell table:style-name="ce145" table:formula="of:=IF(AND([.A36]&lt;=TODAY();[.A36]&lt;&gt;0);IF(NOT(ISBLANK([.G36]));IF([.E36]&lt;&gt;0;[.E36]-[.F36]-[.G36];-[.G36]);&quot;&quot;);&quot;&quot;)">
            <text:p/>
          </table:table-cell>
          <table:table-cell table:style-name="ce146" table:formula="of:=HOUR([.E36]-[.F36])*INDIRECT(ADDRESS(1+WEEKDAY([.A36];2);5;1;1;&quot;Info&quot;))+MINUTE([.E36]-[.F36])/60*INDIRECT(ADDRESS(1+WEEKDAY([.A36];2);5;1;1;&quot;Info&quot;))" office:value-type="float" office:value="0" calcext:value-type="float">
            <text:p>0,00</text:p>
          </table:table-cell>
          <table:table-cell table:number-columns-repeated="1015"/>
        </table:table-row>
        <table:table-row table:style-name="ro2">
          <table:table-cell table:style-name="ce47"/>
          <table:table-cell table:style-name="ce53"/>
          <table:table-cell table:style-name="ce59" table:number-columns-repeated="2"/>
          <table:table-cell table:style-name="ce69"/>
          <table:table-cell table:style-name="ce59"/>
          <table:table-cell table:style-name="ce89" table:formula="of:=SUM([.G6:.G36])" office:value-type="time" office:time-value="PT00H00M00S" calcext:value-type="time">
            <text:p>00:00</text:p>
          </table:table-cell>
          <table:table-cell table:style-name="ce89" table:formula="of:=SUM([.H6:.H36])" office:value-type="time" office:time-value="PT00H00M00S" calcext:value-type="time">
            <text:p>00:00</text:p>
          </table:table-cell>
          <table:table-cell table:style-name="ce78" table:formula="of:=SUM([.I6:.I36])" office:value-type="currency" office:currency="EUR" office:value="0" calcext:value-type="currency">
            <text:p>0,00 €</text:p>
          </table:table-cell>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39]" office:value-type="string" office:string-value="Overtime from the previous month:" calcext:value-type="string">
            <text:p>Overtime from the previous month:</text:p>
          </table:table-cell>
          <table:table-cell table:style-name="ce85" table:formula="of:=[Mai.D41]" office:value-type="time" office:time-value="-PT760H00M00S" calcext:value-type="time">
            <text:p>-760: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40]" office:value-type="string" office:string-value="Overtime from this month:" calcext:value-type="string">
            <text:p>Overtime from this month:</text:p>
          </table:table-cell>
          <table:table-cell table:style-name="ce63" table:formula="of:=[.H37]" office:value-type="time" office:time-value="PT00H00M00S" calcext:value-type="time">
            <text:p>00: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8">
          <table:table-cell table:style-name="ce47"/>
          <table:table-cell table:style-name="ce53"/>
          <table:table-cell table:style-name="ce61" table:formula="of:=[Jan.C41]" office:value-type="string" office:string-value="Overtime total:" calcext:value-type="string">
            <text:p>Overtime total:</text:p>
          </table:table-cell>
          <table:table-cell table:style-name="ce64" table:formula="of:=SUM([.D39:.D40])" office:value-type="time" office:time-value="-PT760H00M00S" calcext:value-type="time">
            <text:p>-760: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2" table:number-rows-repeated="65495">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number-rows-repeated="983039">
          <table:table-cell table:number-columns-repeated="1024"/>
        </table:table-row>
        <table:table-row table:style-name="ro2">
          <table:table-cell table:number-columns-repeated="1024"/>
        </table:table-row>
        <calcext:conditional-formats>
          <calcext:conditional-format calcext:target-range-address="Jun.A6:Jun.A36 Jun.C6:Jun.C6">
            <calcext:condition calcext:apply-style-name="Grau" calcext:value="formula-is(WEEKDAY([.$A6];2)&gt;=6)" calcext:base-cell-address="Jun.A6"/>
          </calcext:conditional-format>
          <calcext:conditional-format calcext:target-range-address="Jun.B6:Jun.B36">
            <calcext:condition calcext:apply-style-name="RotAufGrau" calcext:value="formula-is(AND(WEEKDAY([.$A6];2)&gt;=6;[.$A6]=VLOOKUP(YEAR([.$A6]);[$Info.$I$4:.$J$13];2;1)+49))" calcext:base-cell-address="Jun.B6"/>
            <calcext:condition calcext:apply-style-name="Grau" calcext:value="formula-is(WEEKDAY([.$A6];2)&gt;=6)" calcext:base-cell-address="Jun.B6"/>
            <calcext:condition calcext:apply-style-name="Rot" calcext:value="formula-is(OR([.$A6]=VLOOKUP(YEAR([.$A6]);[$Info.$I$4:.$J$13];2;1);[.$A6]=VLOOKUP(YEAR([.$A6]);[$Info.$I$4:.$J$13];2;1)+50))" calcext:base-cell-address="Jun.B6"/>
          </calcext:conditional-format>
          <calcext:conditional-format calcext:target-range-address="Jun.G6:Jun.I36">
            <calcext:condition calcext:apply-style-name="Grau" calcext:value="formula-is(WEEKDAY([.$A6];2)&gt;=6)" calcext:base-cell-address="Jun.G6"/>
          </calcext:conditional-format>
          <calcext:conditional-format calcext:target-range-address="Jun.C9:Jun.F36 Jun.D6:Jun.F8 Jun.C7:Jun.C8">
            <calcext:condition calcext:apply-style-name="Grau" calcext:value="formula-is(WEEKDAY([.$A6];2)&gt;=6)" calcext:base-cell-address="Jun.C6"/>
          </calcext:conditional-format>
        </calcext:conditional-formats>
      </table:table>
      <table:table table:name="Jul" table:style-name="ta1" table:protected="true" table:print="false">
        <loext:table-protection loext:select-protected-cells="true" loext:select-unprotected-cells="true"/>
        <table:table-column table:style-name="co1" table:number-columns-repeated="2" table:default-cell-style-name="ce25"/>
        <table:table-column table:style-name="co6" table:number-columns-repeated="6" table:default-cell-style-name="ce25"/>
        <table:table-column table:style-name="co7" table:default-cell-style-name="ce25"/>
        <table:table-column table:style-name="co1" table:number-columns-repeated="247" table:default-cell-style-name="ce25"/>
        <table:table-column table:style-name="co4" table:number-columns-repeated="768" table:default-cell-style-name="ce25"/>
        <table:table-row table:style-name="ro7">
          <table:table-cell table:style-name="ce11" table:formula="of:=[Jan.A1]" office:value-type="string" office:string-value="Timesheet" calcext:value-type="string">
            <text:p>Timesheet</text:p>
          </table:table-cell>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formula="of:=[Jan.A3]" office:value-type="string" office:string-value="for" calcext:value-type="string">
            <text:p>for</text:p>
          </table:table-cell>
          <table:table-cell table:style-name="ce81" table:formula="of:=[Jun.B3]" office:value-type="string" office:string-value="your name" calcext:value-type="string" table:number-columns-spanned="4" table:number-rows-spanned="1">
            <text:p>your name</text:p>
          </table:table-cell>
          <table:covered-table-cell table:number-columns-repeated="2" table:style-name="ce30"/>
          <table:covered-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38" table:formula="of:=[Jun.A5]" office:value-type="string" office:string-value="Date" calcext:value-type="string">
            <text:p>Date</text:p>
          </table:table-cell>
          <table:table-cell table:style-name="ce38" table:formula="of:=[Jun.B5]" office:value-type="string" office:string-value="Weekday" calcext:value-type="string">
            <text:p>Weekday</text:p>
          </table:table-cell>
          <table:table-cell table:style-name="ce38" table:formula="of:=[Jun.C5]" office:value-type="string" office:string-value="Start" calcext:value-type="string">
            <text:p>Start</text:p>
          </table:table-cell>
          <table:table-cell table:style-name="ce38" table:formula="of:=[Jun.D5]" office:value-type="string" office:string-value="End" calcext:value-type="string">
            <text:p>End</text:p>
          </table:table-cell>
          <table:table-cell table:style-name="ce38" table:formula="of:=[Jun.E5]" office:value-type="string" office:string-value="Attendance" calcext:value-type="string">
            <text:p>Attendance</text:p>
          </table:table-cell>
          <table:table-cell table:style-name="ce38" table:formula="of:=[Jun.F5]" office:value-type="string" office:string-value="Break time" calcext:value-type="string">
            <text:p>Break time</text:p>
          </table:table-cell>
          <table:table-cell table:style-name="ce38" table:formula="of:=[Jun.G5]" office:value-type="string" office:string-value="Regular hrs" calcext:value-type="string">
            <text:p>Regular hrs</text:p>
          </table:table-cell>
          <table:table-cell table:style-name="ce38" table:formula="of:=[Jun.H5]" office:value-type="string" office:string-value="Overtime" calcext:value-type="string">
            <text:p>Overtime</text:p>
          </table:table-cell>
          <table:table-cell table:style-name="ce38" table:formula="of:=[Jun.I5]" office:value-type="string" office:string-value="Salary" calcext:value-type="string">
            <text:p>Salary</text:p>
          </table:table-cell>
          <table:table-cell table:style-name="ce94" table:number-columns-repeated="247"/>
          <table:table-cell table:number-columns-repeated="768"/>
        </table:table-row>
        <table:table-row table:style-name="ro3">
          <table:table-cell table:style-name="ce147" table:formula="of:=DATE(YEAR([Jun.A6]);MONTH([Jun.A6])+1;1)" office:value-type="date" office:date-value="2023-07-01" calcext:value-type="date">
            <text:p>01.07.23</text:p>
          </table:table-cell>
          <table:table-cell table:style-name="ce148" table:formula="of:=IF([.A6]=0;&quot;&quot;;VLOOKUP(WEEKDAY([.A6];2);[$Info.$A$2:.$B$8];2))" office:value-type="string" office:string-value="Saturday" calcext:value-type="string">
            <text:p>Saturday</text:p>
          </table:table-cell>
          <table:table-cell table:style-name="ce149"/>
          <table:table-cell table:style-name="ce150"/>
          <table:table-cell table:style-name="ce151" table:formula="of:=IF(ISERROR(VLOOKUP([.C6];[$Info.$A$18:.$A$22];1;0));IF([.D6]&lt;[.C6];1+[.D6]-[.C6];[.D6]-[.C6]);0)" office:value-type="time" office:time-value="PT00H00M00S" calcext:value-type="time">
            <text:p>00:00</text:p>
          </table:table-cell>
          <table:table-cell table:style-name="ce152" table:formula="of:=IF(NOT(ISBLANK([.D6]));INDIRECT(ADDRESS(1+WEEKDAY([.A6];2);4;1;1;&quot;Info&quot;));0)" office:value-type="time" office:time-value="PT00H00M00S" calcext:value-type="time">
            <text:p>00:00</text:p>
          </table:table-cell>
          <table:table-cell table:style-name="ce153" table:formula="of:=IF(AND([.A6]&lt;=TODAY();[.A6]&lt;&gt;0);IF(ISERROR(VLOOKUP([.C6];[$Info.$A$18:.$A$21];1;0));INDIRECT(ADDRESS(1+WEEKDAY([.A6];2);3;1;1;&quot;Info&quot;));0);&quot;&quot;)">
            <text:p/>
          </table:table-cell>
          <table:table-cell table:style-name="ce154" table:formula="of:=IF(AND([.A6]&lt;=TODAY();[.A6]&lt;&gt;0);IF(NOT(ISBLANK([.G6]));IF([.E6]&lt;&gt;0;[.E6]-[.F6]-[.G6];-[.G6]);&quot;&quot;);&quot;&quot;)">
            <text:p/>
          </table:table-cell>
          <table:table-cell table:style-name="ce155" table:formula="of:=HOUR([.E6]-[.F6])*INDIRECT(ADDRESS(1+WEEKDAY([.A6];2);5;1;1;&quot;Info&quot;))+MINUTE([.E6]-[.F6])/60*INDIRECT(ADDRESS(1+WEEKDAY([.A6];2);5;1;1;&quot;Info&quot;))" office:value-type="float" office:value="0" calcext:value-type="float">
            <text:p>0,00</text:p>
          </table:table-cell>
          <table:table-cell table:number-columns-repeated="1015"/>
        </table:table-row>
        <table:table-row table:style-name="ro3">
          <table:table-cell table:style-name="ce147" table:formula="of:=IF(MONTH([.A6]+1)=MONTH([.A$6]);[.A6]+1;0)" office:value-type="date" office:date-value="2023-07-02" calcext:value-type="date">
            <text:p>02.07.23</text:p>
          </table:table-cell>
          <table:table-cell table:style-name="ce148" table:formula="of:=IF([.A7]=0;&quot;&quot;;VLOOKUP(WEEKDAY([.A7];2);[$Info.$A$2:.$B$8];2))" office:value-type="string" office:string-value="Sunday" calcext:value-type="string">
            <text:p>Sunday</text:p>
          </table:table-cell>
          <table:table-cell table:style-name="ce150" table:number-columns-repeated="2"/>
          <table:table-cell table:style-name="ce151" table:formula="of:=IF(ISERROR(VLOOKUP([.C7];[$Info.$A$18:.$A$22];1;0));IF([.D7]&lt;[.C7];1+[.D7]-[.C7];[.D7]-[.C7]);0)" office:value-type="time" office:time-value="PT00H00M00S" calcext:value-type="time">
            <text:p>00:00</text:p>
          </table:table-cell>
          <table:table-cell table:style-name="ce152" table:formula="of:=IF(NOT(ISBLANK([.D7]));INDIRECT(ADDRESS(1+WEEKDAY([.A7];2);4;1;1;&quot;Info&quot;));0)" office:value-type="time" office:time-value="PT00H00M00S" calcext:value-type="time">
            <text:p>00:00</text:p>
          </table:table-cell>
          <table:table-cell table:style-name="ce153" table:formula="of:=IF(AND([.A7]&lt;=TODAY();[.A7]&lt;&gt;0);IF(ISERROR(VLOOKUP([.C7];[$Info.$A$18:.$A$21];1;0));INDIRECT(ADDRESS(1+WEEKDAY([.A7];2);3;1;1;&quot;Info&quot;));0);&quot;&quot;)">
            <text:p/>
          </table:table-cell>
          <table:table-cell table:style-name="ce154" table:formula="of:=IF(AND([.A7]&lt;=TODAY();[.A7]&lt;&gt;0);IF(NOT(ISBLANK([.G7]));IF([.E7]&lt;&gt;0;[.E7]-[.F7]-[.G7];-[.G7]);&quot;&quot;);&quot;&quot;)">
            <text:p/>
          </table:table-cell>
          <table:table-cell table:style-name="ce155" table:formula="of:=HOUR([.E7]-[.F7])*INDIRECT(ADDRESS(1+WEEKDAY([.A7];2);5;1;1;&quot;Info&quot;))+MINUTE([.E7]-[.F7])/60*INDIRECT(ADDRESS(1+WEEKDAY([.A7];2);5;1;1;&quot;Info&quot;))" office:value-type="float" office:value="0" calcext:value-type="float">
            <text:p>0,00</text:p>
          </table:table-cell>
          <table:table-cell table:number-columns-repeated="1015"/>
        </table:table-row>
        <table:table-row table:style-name="ro3">
          <table:table-cell table:style-name="ce147" table:formula="of:=IF(MONTH([.A7]+1)=MONTH([.A$6]);[.A7]+1;0)" office:value-type="date" office:date-value="2023-07-03" calcext:value-type="date">
            <text:p>03.07.23</text:p>
          </table:table-cell>
          <table:table-cell table:style-name="ce148" table:formula="of:=IF([.A8]=0;&quot;&quot;;VLOOKUP(WEEKDAY([.A8];2);[$Info.$A$2:.$B$8];2))" office:value-type="string" office:string-value="Monday" calcext:value-type="string">
            <text:p>Monday</text:p>
          </table:table-cell>
          <table:table-cell table:style-name="ce150" table:number-columns-repeated="2"/>
          <table:table-cell table:style-name="ce151" table:formula="of:=IF(ISERROR(VLOOKUP([.C8];[$Info.$A$18:.$A$22];1;0));IF([.D8]&lt;[.C8];1+[.D8]-[.C8];[.D8]-[.C8]);0)" office:value-type="time" office:time-value="PT00H00M00S" calcext:value-type="time">
            <text:p>00:00</text:p>
          </table:table-cell>
          <table:table-cell table:style-name="ce152" table:formula="of:=IF(NOT(ISBLANK([.D8]));INDIRECT(ADDRESS(1+WEEKDAY([.A8];2);4;1;1;&quot;Info&quot;));0)" office:value-type="time" office:time-value="PT00H00M00S" calcext:value-type="time">
            <text:p>00:00</text:p>
          </table:table-cell>
          <table:table-cell table:style-name="ce153" table:formula="of:=IF(AND([.A8]&lt;=TODAY();[.A8]&lt;&gt;0);IF(ISERROR(VLOOKUP([.C8];[$Info.$A$18:.$A$21];1;0));INDIRECT(ADDRESS(1+WEEKDAY([.A8];2);3;1;1;&quot;Info&quot;));0);&quot;&quot;)">
            <text:p/>
          </table:table-cell>
          <table:table-cell table:style-name="ce154" table:formula="of:=IF(AND([.A8]&lt;=TODAY();[.A8]&lt;&gt;0);IF(NOT(ISBLANK([.G8]));IF([.E8]&lt;&gt;0;[.E8]-[.F8]-[.G8];-[.G8]);&quot;&quot;);&quot;&quot;)">
            <text:p/>
          </table:table-cell>
          <table:table-cell table:style-name="ce155" table:formula="of:=HOUR([.E8]-[.F8])*INDIRECT(ADDRESS(1+WEEKDAY([.A8];2);5;1;1;&quot;Info&quot;))+MINUTE([.E8]-[.F8])/60*INDIRECT(ADDRESS(1+WEEKDAY([.A8];2);5;1;1;&quot;Info&quot;))" office:value-type="float" office:value="0" calcext:value-type="float">
            <text:p>0,00</text:p>
          </table:table-cell>
          <table:table-cell table:number-columns-repeated="1015"/>
        </table:table-row>
        <table:table-row table:style-name="ro3">
          <table:table-cell table:style-name="ce147" table:formula="of:=IF(MONTH([.A8]+1)=MONTH([.A$6]);[.A8]+1;0)" office:value-type="date" office:date-value="2023-07-04" calcext:value-type="date">
            <text:p>04.07.23</text:p>
          </table:table-cell>
          <table:table-cell table:style-name="ce148" table:formula="of:=IF([.A9]=0;&quot;&quot;;VLOOKUP(WEEKDAY([.A9];2);[$Info.$A$2:.$B$8];2))" office:value-type="string" office:string-value="Tuesday" calcext:value-type="string">
            <text:p>Tuesday</text:p>
          </table:table-cell>
          <table:table-cell table:style-name="ce150" table:number-columns-repeated="2"/>
          <table:table-cell table:style-name="ce151" table:formula="of:=IF(ISERROR(VLOOKUP([.C9];[$Info.$A$18:.$A$22];1;0));IF([.D9]&lt;[.C9];1+[.D9]-[.C9];[.D9]-[.C9]);0)" office:value-type="time" office:time-value="PT00H00M00S" calcext:value-type="time">
            <text:p>00:00</text:p>
          </table:table-cell>
          <table:table-cell table:style-name="ce152" table:formula="of:=IF(NOT(ISBLANK([.D9]));INDIRECT(ADDRESS(1+WEEKDAY([.A9];2);4;1;1;&quot;Info&quot;));0)" office:value-type="time" office:time-value="PT00H00M00S" calcext:value-type="time">
            <text:p>00:00</text:p>
          </table:table-cell>
          <table:table-cell table:style-name="ce153" table:formula="of:=IF(AND([.A9]&lt;=TODAY();[.A9]&lt;&gt;0);IF(ISERROR(VLOOKUP([.C9];[$Info.$A$18:.$A$21];1;0));INDIRECT(ADDRESS(1+WEEKDAY([.A9];2);3;1;1;&quot;Info&quot;));0);&quot;&quot;)">
            <text:p/>
          </table:table-cell>
          <table:table-cell table:style-name="ce154" table:formula="of:=IF(AND([.A9]&lt;=TODAY();[.A9]&lt;&gt;0);IF(NOT(ISBLANK([.G9]));IF([.E9]&lt;&gt;0;[.E9]-[.F9]-[.G9];-[.G9]);&quot;&quot;);&quot;&quot;)">
            <text:p/>
          </table:table-cell>
          <table:table-cell table:style-name="ce155" table:formula="of:=HOUR([.E9]-[.F9])*INDIRECT(ADDRESS(1+WEEKDAY([.A9];2);5;1;1;&quot;Info&quot;))+MINUTE([.E9]-[.F9])/60*INDIRECT(ADDRESS(1+WEEKDAY([.A9];2);5;1;1;&quot;Info&quot;))" office:value-type="float" office:value="0" calcext:value-type="float">
            <text:p>0,00</text:p>
          </table:table-cell>
          <table:table-cell table:number-columns-repeated="1015"/>
        </table:table-row>
        <table:table-row table:style-name="ro3">
          <table:table-cell table:style-name="ce147" table:formula="of:=IF(MONTH([.A9]+1)=MONTH([.A$6]);[.A9]+1;0)" office:value-type="date" office:date-value="2023-07-05" calcext:value-type="date">
            <text:p>05.07.23</text:p>
          </table:table-cell>
          <table:table-cell table:style-name="ce148" table:formula="of:=IF([.A10]=0;&quot;&quot;;VLOOKUP(WEEKDAY([.A10];2);[$Info.$A$2:.$B$8];2))" office:value-type="string" office:string-value="Wednesday" calcext:value-type="string">
            <text:p>Wednesday</text:p>
          </table:table-cell>
          <table:table-cell table:style-name="ce150" table:number-columns-repeated="2"/>
          <table:table-cell table:style-name="ce151" table:formula="of:=IF(ISERROR(VLOOKUP([.C10];[$Info.$A$18:.$A$22];1;0));IF([.D10]&lt;[.C10];1+[.D10]-[.C10];[.D10]-[.C10]);0)" office:value-type="time" office:time-value="PT00H00M00S" calcext:value-type="time">
            <text:p>00:00</text:p>
          </table:table-cell>
          <table:table-cell table:style-name="ce152" table:formula="of:=IF(NOT(ISBLANK([.D10]));INDIRECT(ADDRESS(1+WEEKDAY([.A10];2);4;1;1;&quot;Info&quot;));0)" office:value-type="time" office:time-value="PT00H00M00S" calcext:value-type="time">
            <text:p>00:00</text:p>
          </table:table-cell>
          <table:table-cell table:style-name="ce153" table:formula="of:=IF(AND([.A10]&lt;=TODAY();[.A10]&lt;&gt;0);IF(ISERROR(VLOOKUP([.C10];[$Info.$A$18:.$A$21];1;0));INDIRECT(ADDRESS(1+WEEKDAY([.A10];2);3;1;1;&quot;Info&quot;));0);&quot;&quot;)">
            <text:p/>
          </table:table-cell>
          <table:table-cell table:style-name="ce154" table:formula="of:=IF(AND([.A10]&lt;=TODAY();[.A10]&lt;&gt;0);IF(NOT(ISBLANK([.G10]));IF([.E10]&lt;&gt;0;[.E10]-[.F10]-[.G10];-[.G10]);&quot;&quot;);&quot;&quot;)">
            <text:p/>
          </table:table-cell>
          <table:table-cell table:style-name="ce155" table:formula="of:=HOUR([.E10]-[.F10])*INDIRECT(ADDRESS(1+WEEKDAY([.A10];2);5;1;1;&quot;Info&quot;))+MINUTE([.E10]-[.F10])/60*INDIRECT(ADDRESS(1+WEEKDAY([.A10];2);5;1;1;&quot;Info&quot;))" office:value-type="float" office:value="0" calcext:value-type="float">
            <text:p>0,00</text:p>
          </table:table-cell>
          <table:table-cell table:number-columns-repeated="1015"/>
        </table:table-row>
        <table:table-row table:style-name="ro3">
          <table:table-cell table:style-name="ce147" table:formula="of:=IF(MONTH([.A10]+1)=MONTH([.A$6]);[.A10]+1;0)" office:value-type="date" office:date-value="2023-07-06" calcext:value-type="date">
            <text:p>06.07.23</text:p>
          </table:table-cell>
          <table:table-cell table:style-name="ce148" table:formula="of:=IF([.A11]=0;&quot;&quot;;VLOOKUP(WEEKDAY([.A11];2);[$Info.$A$2:.$B$8];2))" office:value-type="string" office:string-value="Thursday" calcext:value-type="string">
            <text:p>Thursday</text:p>
          </table:table-cell>
          <table:table-cell table:style-name="ce150" table:number-columns-repeated="2"/>
          <table:table-cell table:style-name="ce151" table:formula="of:=IF(ISERROR(VLOOKUP([.C11];[$Info.$A$18:.$A$22];1;0));IF([.D11]&lt;[.C11];1+[.D11]-[.C11];[.D11]-[.C11]);0)" office:value-type="time" office:time-value="PT00H00M00S" calcext:value-type="time">
            <text:p>00:00</text:p>
          </table:table-cell>
          <table:table-cell table:style-name="ce152" table:formula="of:=IF(NOT(ISBLANK([.D11]));INDIRECT(ADDRESS(1+WEEKDAY([.A11];2);4;1;1;&quot;Info&quot;));0)" office:value-type="time" office:time-value="PT00H00M00S" calcext:value-type="time">
            <text:p>00:00</text:p>
          </table:table-cell>
          <table:table-cell table:style-name="ce153" table:formula="of:=IF(AND([.A11]&lt;=TODAY();[.A11]&lt;&gt;0);IF(ISERROR(VLOOKUP([.C11];[$Info.$A$18:.$A$21];1;0));INDIRECT(ADDRESS(1+WEEKDAY([.A11];2);3;1;1;&quot;Info&quot;));0);&quot;&quot;)">
            <text:p/>
          </table:table-cell>
          <table:table-cell table:style-name="ce154" table:formula="of:=IF(AND([.A11]&lt;=TODAY();[.A11]&lt;&gt;0);IF(NOT(ISBLANK([.G11]));IF([.E11]&lt;&gt;0;[.E11]-[.F11]-[.G11];-[.G11]);&quot;&quot;);&quot;&quot;)">
            <text:p/>
          </table:table-cell>
          <table:table-cell table:style-name="ce155" table:formula="of:=HOUR([.E11]-[.F11])*INDIRECT(ADDRESS(1+WEEKDAY([.A11];2);5;1;1;&quot;Info&quot;))+MINUTE([.E11]-[.F11])/60*INDIRECT(ADDRESS(1+WEEKDAY([.A11];2);5;1;1;&quot;Info&quot;))" office:value-type="float" office:value="0" calcext:value-type="float">
            <text:p>0,00</text:p>
          </table:table-cell>
          <table:table-cell table:number-columns-repeated="1015"/>
        </table:table-row>
        <table:table-row table:style-name="ro3">
          <table:table-cell table:style-name="ce147" table:formula="of:=IF(MONTH([.A11]+1)=MONTH([.A$6]);[.A11]+1;0)" office:value-type="date" office:date-value="2023-07-07" calcext:value-type="date">
            <text:p>07.07.23</text:p>
          </table:table-cell>
          <table:table-cell table:style-name="ce148" table:formula="of:=IF([.A12]=0;&quot;&quot;;VLOOKUP(WEEKDAY([.A12];2);[$Info.$A$2:.$B$8];2))" office:value-type="string" office:string-value="Friday" calcext:value-type="string">
            <text:p>Friday</text:p>
          </table:table-cell>
          <table:table-cell table:style-name="ce150" table:number-columns-repeated="2"/>
          <table:table-cell table:style-name="ce151" table:formula="of:=IF(ISERROR(VLOOKUP([.C12];[$Info.$A$18:.$A$22];1;0));IF([.D12]&lt;[.C12];1+[.D12]-[.C12];[.D12]-[.C12]);0)" office:value-type="time" office:time-value="PT00H00M00S" calcext:value-type="time">
            <text:p>00:00</text:p>
          </table:table-cell>
          <table:table-cell table:style-name="ce152" table:formula="of:=IF(NOT(ISBLANK([.D12]));INDIRECT(ADDRESS(1+WEEKDAY([.A12];2);4;1;1;&quot;Info&quot;));0)" office:value-type="time" office:time-value="PT00H00M00S" calcext:value-type="time">
            <text:p>00:00</text:p>
          </table:table-cell>
          <table:table-cell table:style-name="ce153" table:formula="of:=IF(AND([.A12]&lt;=TODAY();[.A12]&lt;&gt;0);IF(ISERROR(VLOOKUP([.C12];[$Info.$A$18:.$A$21];1;0));INDIRECT(ADDRESS(1+WEEKDAY([.A12];2);3;1;1;&quot;Info&quot;));0);&quot;&quot;)">
            <text:p/>
          </table:table-cell>
          <table:table-cell table:style-name="ce154" table:formula="of:=IF(AND([.A12]&lt;=TODAY();[.A12]&lt;&gt;0);IF(NOT(ISBLANK([.G12]));IF([.E12]&lt;&gt;0;[.E12]-[.F12]-[.G12];-[.G12]);&quot;&quot;);&quot;&quot;)">
            <text:p/>
          </table:table-cell>
          <table:table-cell table:style-name="ce155" table:formula="of:=HOUR([.E12]-[.F12])*INDIRECT(ADDRESS(1+WEEKDAY([.A12];2);5;1;1;&quot;Info&quot;))+MINUTE([.E12]-[.F12])/60*INDIRECT(ADDRESS(1+WEEKDAY([.A12];2);5;1;1;&quot;Info&quot;))" office:value-type="float" office:value="0" calcext:value-type="float">
            <text:p>0,00</text:p>
          </table:table-cell>
          <table:table-cell table:number-columns-repeated="1015"/>
        </table:table-row>
        <table:table-row table:style-name="ro3">
          <table:table-cell table:style-name="ce147" table:formula="of:=IF(MONTH([.A12]+1)=MONTH([.A$6]);[.A12]+1;0)" office:value-type="date" office:date-value="2023-07-08" calcext:value-type="date">
            <text:p>08.07.23</text:p>
          </table:table-cell>
          <table:table-cell table:style-name="ce148" table:formula="of:=IF([.A13]=0;&quot;&quot;;VLOOKUP(WEEKDAY([.A13];2);[$Info.$A$2:.$B$8];2))" office:value-type="string" office:string-value="Saturday" calcext:value-type="string">
            <text:p>Saturday</text:p>
          </table:table-cell>
          <table:table-cell table:style-name="ce150" table:number-columns-repeated="2"/>
          <table:table-cell table:style-name="ce151" table:formula="of:=IF(ISERROR(VLOOKUP([.C13];[$Info.$A$18:.$A$22];1;0));IF([.D13]&lt;[.C13];1+[.D13]-[.C13];[.D13]-[.C13]);0)" office:value-type="time" office:time-value="PT00H00M00S" calcext:value-type="time">
            <text:p>00:00</text:p>
          </table:table-cell>
          <table:table-cell table:style-name="ce152" table:formula="of:=IF(NOT(ISBLANK([.D13]));INDIRECT(ADDRESS(1+WEEKDAY([.A13];2);4;1;1;&quot;Info&quot;));0)" office:value-type="time" office:time-value="PT00H00M00S" calcext:value-type="time">
            <text:p>00:00</text:p>
          </table:table-cell>
          <table:table-cell table:style-name="ce153" table:formula="of:=IF(AND([.A13]&lt;=TODAY();[.A13]&lt;&gt;0);IF(ISERROR(VLOOKUP([.C13];[$Info.$A$18:.$A$21];1;0));INDIRECT(ADDRESS(1+WEEKDAY([.A13];2);3;1;1;&quot;Info&quot;));0);&quot;&quot;)">
            <text:p/>
          </table:table-cell>
          <table:table-cell table:style-name="ce154" table:formula="of:=IF(AND([.A13]&lt;=TODAY();[.A13]&lt;&gt;0);IF(NOT(ISBLANK([.G13]));IF([.E13]&lt;&gt;0;[.E13]-[.F13]-[.G13];-[.G13]);&quot;&quot;);&quot;&quot;)">
            <text:p/>
          </table:table-cell>
          <table:table-cell table:style-name="ce155" table:formula="of:=HOUR([.E13]-[.F13])*INDIRECT(ADDRESS(1+WEEKDAY([.A13];2);5;1;1;&quot;Info&quot;))+MINUTE([.E13]-[.F13])/60*INDIRECT(ADDRESS(1+WEEKDAY([.A13];2);5;1;1;&quot;Info&quot;))" office:value-type="float" office:value="0" calcext:value-type="float">
            <text:p>0,00</text:p>
          </table:table-cell>
          <table:table-cell table:number-columns-repeated="1015"/>
        </table:table-row>
        <table:table-row table:style-name="ro3">
          <table:table-cell table:style-name="ce147" table:formula="of:=IF(MONTH([.A13]+1)=MONTH([.A$6]);[.A13]+1;0)" office:value-type="date" office:date-value="2023-07-09" calcext:value-type="date">
            <text:p>09.07.23</text:p>
          </table:table-cell>
          <table:table-cell table:style-name="ce148" table:formula="of:=IF([.A14]=0;&quot;&quot;;VLOOKUP(WEEKDAY([.A14];2);[$Info.$A$2:.$B$8];2))" office:value-type="string" office:string-value="Sunday" calcext:value-type="string">
            <text:p>Sunday</text:p>
          </table:table-cell>
          <table:table-cell table:style-name="ce150" table:number-columns-repeated="2"/>
          <table:table-cell table:style-name="ce151" table:formula="of:=IF(ISERROR(VLOOKUP([.C14];[$Info.$A$18:.$A$22];1;0));IF([.D14]&lt;[.C14];1+[.D14]-[.C14];[.D14]-[.C14]);0)" office:value-type="time" office:time-value="PT00H00M00S" calcext:value-type="time">
            <text:p>00:00</text:p>
          </table:table-cell>
          <table:table-cell table:style-name="ce152" table:formula="of:=IF(NOT(ISBLANK([.D14]));INDIRECT(ADDRESS(1+WEEKDAY([.A14];2);4;1;1;&quot;Info&quot;));0)" office:value-type="time" office:time-value="PT00H00M00S" calcext:value-type="time">
            <text:p>00:00</text:p>
          </table:table-cell>
          <table:table-cell table:style-name="ce153" table:formula="of:=IF(AND([.A14]&lt;=TODAY();[.A14]&lt;&gt;0);IF(ISERROR(VLOOKUP([.C14];[$Info.$A$18:.$A$21];1;0));INDIRECT(ADDRESS(1+WEEKDAY([.A14];2);3;1;1;&quot;Info&quot;));0);&quot;&quot;)">
            <text:p/>
          </table:table-cell>
          <table:table-cell table:style-name="ce154" table:formula="of:=IF(AND([.A14]&lt;=TODAY();[.A14]&lt;&gt;0);IF(NOT(ISBLANK([.G14]));IF([.E14]&lt;&gt;0;[.E14]-[.F14]-[.G14];-[.G14]);&quot;&quot;);&quot;&quot;)">
            <text:p/>
          </table:table-cell>
          <table:table-cell table:style-name="ce155" table:formula="of:=HOUR([.E14]-[.F14])*INDIRECT(ADDRESS(1+WEEKDAY([.A14];2);5;1;1;&quot;Info&quot;))+MINUTE([.E14]-[.F14])/60*INDIRECT(ADDRESS(1+WEEKDAY([.A14];2);5;1;1;&quot;Info&quot;))" office:value-type="float" office:value="0" calcext:value-type="float">
            <text:p>0,00</text:p>
          </table:table-cell>
          <table:table-cell table:number-columns-repeated="1015"/>
        </table:table-row>
        <table:table-row table:style-name="ro3">
          <table:table-cell table:style-name="ce147" table:formula="of:=IF(MONTH([.A14]+1)=MONTH([.A$6]);[.A14]+1;0)" office:value-type="date" office:date-value="2023-07-10" calcext:value-type="date">
            <text:p>10.07.23</text:p>
          </table:table-cell>
          <table:table-cell table:style-name="ce148" table:formula="of:=IF([.A15]=0;&quot;&quot;;VLOOKUP(WEEKDAY([.A15];2);[$Info.$A$2:.$B$8];2))" office:value-type="string" office:string-value="Monday" calcext:value-type="string">
            <text:p>Monday</text:p>
          </table:table-cell>
          <table:table-cell table:style-name="ce150" table:number-columns-repeated="2"/>
          <table:table-cell table:style-name="ce151" table:formula="of:=IF(ISERROR(VLOOKUP([.C15];[$Info.$A$18:.$A$22];1;0));IF([.D15]&lt;[.C15];1+[.D15]-[.C15];[.D15]-[.C15]);0)" office:value-type="time" office:time-value="PT00H00M00S" calcext:value-type="time">
            <text:p>00:00</text:p>
          </table:table-cell>
          <table:table-cell table:style-name="ce152" table:formula="of:=IF(NOT(ISBLANK([.D15]));INDIRECT(ADDRESS(1+WEEKDAY([.A15];2);4;1;1;&quot;Info&quot;));0)" office:value-type="time" office:time-value="PT00H00M00S" calcext:value-type="time">
            <text:p>00:00</text:p>
          </table:table-cell>
          <table:table-cell table:style-name="ce153" table:formula="of:=IF(AND([.A15]&lt;=TODAY();[.A15]&lt;&gt;0);IF(ISERROR(VLOOKUP([.C15];[$Info.$A$18:.$A$21];1;0));INDIRECT(ADDRESS(1+WEEKDAY([.A15];2);3;1;1;&quot;Info&quot;));0);&quot;&quot;)">
            <text:p/>
          </table:table-cell>
          <table:table-cell table:style-name="ce154" table:formula="of:=IF(AND([.A15]&lt;=TODAY();[.A15]&lt;&gt;0);IF(NOT(ISBLANK([.G15]));IF([.E15]&lt;&gt;0;[.E15]-[.F15]-[.G15];-[.G15]);&quot;&quot;);&quot;&quot;)">
            <text:p/>
          </table:table-cell>
          <table:table-cell table:style-name="ce155" table:formula="of:=HOUR([.E15]-[.F15])*INDIRECT(ADDRESS(1+WEEKDAY([.A15];2);5;1;1;&quot;Info&quot;))+MINUTE([.E15]-[.F15])/60*INDIRECT(ADDRESS(1+WEEKDAY([.A15];2);5;1;1;&quot;Info&quot;))" office:value-type="float" office:value="0" calcext:value-type="float">
            <text:p>0,00</text:p>
          </table:table-cell>
          <table:table-cell table:number-columns-repeated="1015"/>
        </table:table-row>
        <table:table-row table:style-name="ro3">
          <table:table-cell table:style-name="ce147" table:formula="of:=IF(MONTH([.A15]+1)=MONTH([.A$6]);[.A15]+1;0)" office:value-type="date" office:date-value="2023-07-11" calcext:value-type="date">
            <text:p>11.07.23</text:p>
          </table:table-cell>
          <table:table-cell table:style-name="ce148" table:formula="of:=IF([.A16]=0;&quot;&quot;;VLOOKUP(WEEKDAY([.A16];2);[$Info.$A$2:.$B$8];2))" office:value-type="string" office:string-value="Tuesday" calcext:value-type="string">
            <text:p>Tuesday</text:p>
          </table:table-cell>
          <table:table-cell table:style-name="ce150" table:number-columns-repeated="2"/>
          <table:table-cell table:style-name="ce151" table:formula="of:=IF(ISERROR(VLOOKUP([.C16];[$Info.$A$18:.$A$22];1;0));IF([.D16]&lt;[.C16];1+[.D16]-[.C16];[.D16]-[.C16]);0)" office:value-type="time" office:time-value="PT00H00M00S" calcext:value-type="time">
            <text:p>00:00</text:p>
          </table:table-cell>
          <table:table-cell table:style-name="ce152" table:formula="of:=IF(NOT(ISBLANK([.D16]));INDIRECT(ADDRESS(1+WEEKDAY([.A16];2);4;1;1;&quot;Info&quot;));0)" office:value-type="time" office:time-value="PT00H00M00S" calcext:value-type="time">
            <text:p>00:00</text:p>
          </table:table-cell>
          <table:table-cell table:style-name="ce153" table:formula="of:=IF(AND([.A16]&lt;=TODAY();[.A16]&lt;&gt;0);IF(ISERROR(VLOOKUP([.C16];[$Info.$A$18:.$A$21];1;0));INDIRECT(ADDRESS(1+WEEKDAY([.A16];2);3;1;1;&quot;Info&quot;));0);&quot;&quot;)">
            <text:p/>
          </table:table-cell>
          <table:table-cell table:style-name="ce154" table:formula="of:=IF(AND([.A16]&lt;=TODAY();[.A16]&lt;&gt;0);IF(NOT(ISBLANK([.G16]));IF([.E16]&lt;&gt;0;[.E16]-[.F16]-[.G16];-[.G16]);&quot;&quot;);&quot;&quot;)">
            <text:p/>
          </table:table-cell>
          <table:table-cell table:style-name="ce155" table:formula="of:=HOUR([.E16]-[.F16])*INDIRECT(ADDRESS(1+WEEKDAY([.A16];2);5;1;1;&quot;Info&quot;))+MINUTE([.E16]-[.F16])/60*INDIRECT(ADDRESS(1+WEEKDAY([.A16];2);5;1;1;&quot;Info&quot;))" office:value-type="float" office:value="0" calcext:value-type="float">
            <text:p>0,00</text:p>
          </table:table-cell>
          <table:table-cell table:number-columns-repeated="1015"/>
        </table:table-row>
        <table:table-row table:style-name="ro3">
          <table:table-cell table:style-name="ce147" table:formula="of:=IF(MONTH([.A16]+1)=MONTH([.A$6]);[.A16]+1;0)" office:value-type="date" office:date-value="2023-07-12" calcext:value-type="date">
            <text:p>12.07.23</text:p>
          </table:table-cell>
          <table:table-cell table:style-name="ce148" table:formula="of:=IF([.A17]=0;&quot;&quot;;VLOOKUP(WEEKDAY([.A17];2);[$Info.$A$2:.$B$8];2))" office:value-type="string" office:string-value="Wednesday" calcext:value-type="string">
            <text:p>Wednesday</text:p>
          </table:table-cell>
          <table:table-cell table:style-name="ce150" table:number-columns-repeated="2"/>
          <table:table-cell table:style-name="ce151" table:formula="of:=IF(ISERROR(VLOOKUP([.C17];[$Info.$A$18:.$A$22];1;0));IF([.D17]&lt;[.C17];1+[.D17]-[.C17];[.D17]-[.C17]);0)" office:value-type="time" office:time-value="PT00H00M00S" calcext:value-type="time">
            <text:p>00:00</text:p>
          </table:table-cell>
          <table:table-cell table:style-name="ce152" table:formula="of:=IF(NOT(ISBLANK([.D17]));INDIRECT(ADDRESS(1+WEEKDAY([.A17];2);4;1;1;&quot;Info&quot;));0)" office:value-type="time" office:time-value="PT00H00M00S" calcext:value-type="time">
            <text:p>00:00</text:p>
          </table:table-cell>
          <table:table-cell table:style-name="ce153" table:formula="of:=IF(AND([.A17]&lt;=TODAY();[.A17]&lt;&gt;0);IF(ISERROR(VLOOKUP([.C17];[$Info.$A$18:.$A$21];1;0));INDIRECT(ADDRESS(1+WEEKDAY([.A17];2);3;1;1;&quot;Info&quot;));0);&quot;&quot;)">
            <text:p/>
          </table:table-cell>
          <table:table-cell table:style-name="ce154" table:formula="of:=IF(AND([.A17]&lt;=TODAY();[.A17]&lt;&gt;0);IF(NOT(ISBLANK([.G17]));IF([.E17]&lt;&gt;0;[.E17]-[.F17]-[.G17];-[.G17]);&quot;&quot;);&quot;&quot;)">
            <text:p/>
          </table:table-cell>
          <table:table-cell table:style-name="ce155" table:formula="of:=HOUR([.E17]-[.F17])*INDIRECT(ADDRESS(1+WEEKDAY([.A17];2);5;1;1;&quot;Info&quot;))+MINUTE([.E17]-[.F17])/60*INDIRECT(ADDRESS(1+WEEKDAY([.A17];2);5;1;1;&quot;Info&quot;))" office:value-type="float" office:value="0" calcext:value-type="float">
            <text:p>0,00</text:p>
          </table:table-cell>
          <table:table-cell table:number-columns-repeated="1015"/>
        </table:table-row>
        <table:table-row table:style-name="ro3">
          <table:table-cell table:style-name="ce147" table:formula="of:=IF(MONTH([.A17]+1)=MONTH([.A$6]);[.A17]+1;0)" office:value-type="date" office:date-value="2023-07-13" calcext:value-type="date">
            <text:p>13.07.23</text:p>
          </table:table-cell>
          <table:table-cell table:style-name="ce148" table:formula="of:=IF([.A18]=0;&quot;&quot;;VLOOKUP(WEEKDAY([.A18];2);[$Info.$A$2:.$B$8];2))" office:value-type="string" office:string-value="Thursday" calcext:value-type="string">
            <text:p>Thursday</text:p>
          </table:table-cell>
          <table:table-cell table:style-name="ce150" table:number-columns-repeated="2"/>
          <table:table-cell table:style-name="ce151" table:formula="of:=IF(ISERROR(VLOOKUP([.C18];[$Info.$A$18:.$A$22];1;0));IF([.D18]&lt;[.C18];1+[.D18]-[.C18];[.D18]-[.C18]);0)" office:value-type="time" office:time-value="PT00H00M00S" calcext:value-type="time">
            <text:p>00:00</text:p>
          </table:table-cell>
          <table:table-cell table:style-name="ce152" table:formula="of:=IF(NOT(ISBLANK([.D18]));INDIRECT(ADDRESS(1+WEEKDAY([.A18];2);4;1;1;&quot;Info&quot;));0)" office:value-type="time" office:time-value="PT00H00M00S" calcext:value-type="time">
            <text:p>00:00</text:p>
          </table:table-cell>
          <table:table-cell table:style-name="ce153" table:formula="of:=IF(AND([.A18]&lt;=TODAY();[.A18]&lt;&gt;0);IF(ISERROR(VLOOKUP([.C18];[$Info.$A$18:.$A$21];1;0));INDIRECT(ADDRESS(1+WEEKDAY([.A18];2);3;1;1;&quot;Info&quot;));0);&quot;&quot;)">
            <text:p/>
          </table:table-cell>
          <table:table-cell table:style-name="ce154" table:formula="of:=IF(AND([.A18]&lt;=TODAY();[.A18]&lt;&gt;0);IF(NOT(ISBLANK([.G18]));IF([.E18]&lt;&gt;0;[.E18]-[.F18]-[.G18];-[.G18]);&quot;&quot;);&quot;&quot;)">
            <text:p/>
          </table:table-cell>
          <table:table-cell table:style-name="ce155" table:formula="of:=HOUR([.E18]-[.F18])*INDIRECT(ADDRESS(1+WEEKDAY([.A18];2);5;1;1;&quot;Info&quot;))+MINUTE([.E18]-[.F18])/60*INDIRECT(ADDRESS(1+WEEKDAY([.A18];2);5;1;1;&quot;Info&quot;))" office:value-type="float" office:value="0" calcext:value-type="float">
            <text:p>0,00</text:p>
          </table:table-cell>
          <table:table-cell table:number-columns-repeated="1015"/>
        </table:table-row>
        <table:table-row table:style-name="ro3">
          <table:table-cell table:style-name="ce147" table:formula="of:=IF(MONTH([.A18]+1)=MONTH([.A$6]);[.A18]+1;0)" office:value-type="date" office:date-value="2023-07-14" calcext:value-type="date">
            <text:p>14.07.23</text:p>
          </table:table-cell>
          <table:table-cell table:style-name="ce148" table:formula="of:=IF([.A19]=0;&quot;&quot;;VLOOKUP(WEEKDAY([.A19];2);[$Info.$A$2:.$B$8];2))" office:value-type="string" office:string-value="Friday" calcext:value-type="string">
            <text:p>Friday</text:p>
          </table:table-cell>
          <table:table-cell table:style-name="ce150" table:number-columns-repeated="2"/>
          <table:table-cell table:style-name="ce151" table:formula="of:=IF(ISERROR(VLOOKUP([.C19];[$Info.$A$18:.$A$22];1;0));IF([.D19]&lt;[.C19];1+[.D19]-[.C19];[.D19]-[.C19]);0)" office:value-type="time" office:time-value="PT00H00M00S" calcext:value-type="time">
            <text:p>00:00</text:p>
          </table:table-cell>
          <table:table-cell table:style-name="ce152" table:formula="of:=IF(NOT(ISBLANK([.D19]));INDIRECT(ADDRESS(1+WEEKDAY([.A19];2);4;1;1;&quot;Info&quot;));0)" office:value-type="time" office:time-value="PT00H00M00S" calcext:value-type="time">
            <text:p>00:00</text:p>
          </table:table-cell>
          <table:table-cell table:style-name="ce153" table:formula="of:=IF(AND([.A19]&lt;=TODAY();[.A19]&lt;&gt;0);IF(ISERROR(VLOOKUP([.C19];[$Info.$A$18:.$A$21];1;0));INDIRECT(ADDRESS(1+WEEKDAY([.A19];2);3;1;1;&quot;Info&quot;));0);&quot;&quot;)">
            <text:p/>
          </table:table-cell>
          <table:table-cell table:style-name="ce154" table:formula="of:=IF(AND([.A19]&lt;=TODAY();[.A19]&lt;&gt;0);IF(NOT(ISBLANK([.G19]));IF([.E19]&lt;&gt;0;[.E19]-[.F19]-[.G19];-[.G19]);&quot;&quot;);&quot;&quot;)">
            <text:p/>
          </table:table-cell>
          <table:table-cell table:style-name="ce155" table:formula="of:=HOUR([.E19]-[.F19])*INDIRECT(ADDRESS(1+WEEKDAY([.A19];2);5;1;1;&quot;Info&quot;))+MINUTE([.E19]-[.F19])/60*INDIRECT(ADDRESS(1+WEEKDAY([.A19];2);5;1;1;&quot;Info&quot;))" office:value-type="float" office:value="0" calcext:value-type="float">
            <text:p>0,00</text:p>
          </table:table-cell>
          <table:table-cell table:number-columns-repeated="1015"/>
        </table:table-row>
        <table:table-row table:style-name="ro3">
          <table:table-cell table:style-name="ce147" table:formula="of:=IF(MONTH([.A19]+1)=MONTH([.A$6]);[.A19]+1;0)" office:value-type="date" office:date-value="2023-07-15" calcext:value-type="date">
            <text:p>15.07.23</text:p>
          </table:table-cell>
          <table:table-cell table:style-name="ce148" table:formula="of:=IF([.A20]=0;&quot;&quot;;VLOOKUP(WEEKDAY([.A20];2);[$Info.$A$2:.$B$8];2))" office:value-type="string" office:string-value="Saturday" calcext:value-type="string">
            <text:p>Saturday</text:p>
          </table:table-cell>
          <table:table-cell table:style-name="ce150" table:number-columns-repeated="2"/>
          <table:table-cell table:style-name="ce151" table:formula="of:=IF(ISERROR(VLOOKUP([.C20];[$Info.$A$18:.$A$22];1;0));IF([.D20]&lt;[.C20];1+[.D20]-[.C20];[.D20]-[.C20]);0)" office:value-type="time" office:time-value="PT00H00M00S" calcext:value-type="time">
            <text:p>00:00</text:p>
          </table:table-cell>
          <table:table-cell table:style-name="ce152" table:formula="of:=IF(NOT(ISBLANK([.D20]));INDIRECT(ADDRESS(1+WEEKDAY([.A20];2);4;1;1;&quot;Info&quot;));0)" office:value-type="time" office:time-value="PT00H00M00S" calcext:value-type="time">
            <text:p>00:00</text:p>
          </table:table-cell>
          <table:table-cell table:style-name="ce153" table:formula="of:=IF(AND([.A20]&lt;=TODAY();[.A20]&lt;&gt;0);IF(ISERROR(VLOOKUP([.C20];[$Info.$A$18:.$A$21];1;0));INDIRECT(ADDRESS(1+WEEKDAY([.A20];2);3;1;1;&quot;Info&quot;));0);&quot;&quot;)">
            <text:p/>
          </table:table-cell>
          <table:table-cell table:style-name="ce154" table:formula="of:=IF(AND([.A20]&lt;=TODAY();[.A20]&lt;&gt;0);IF(NOT(ISBLANK([.G20]));IF([.E20]&lt;&gt;0;[.E20]-[.F20]-[.G20];-[.G20]);&quot;&quot;);&quot;&quot;)">
            <text:p/>
          </table:table-cell>
          <table:table-cell table:style-name="ce155" table:formula="of:=HOUR([.E20]-[.F20])*INDIRECT(ADDRESS(1+WEEKDAY([.A20];2);5;1;1;&quot;Info&quot;))+MINUTE([.E20]-[.F20])/60*INDIRECT(ADDRESS(1+WEEKDAY([.A20];2);5;1;1;&quot;Info&quot;))" office:value-type="float" office:value="0" calcext:value-type="float">
            <text:p>0,00</text:p>
          </table:table-cell>
          <table:table-cell table:number-columns-repeated="1015"/>
        </table:table-row>
        <table:table-row table:style-name="ro3">
          <table:table-cell table:style-name="ce147" table:formula="of:=IF(MONTH([.A20]+1)=MONTH([.A$6]);[.A20]+1;0)" office:value-type="date" office:date-value="2023-07-16" calcext:value-type="date">
            <text:p>16.07.23</text:p>
          </table:table-cell>
          <table:table-cell table:style-name="ce148" table:formula="of:=IF([.A21]=0;&quot;&quot;;VLOOKUP(WEEKDAY([.A21];2);[$Info.$A$2:.$B$8];2))" office:value-type="string" office:string-value="Sunday" calcext:value-type="string">
            <text:p>Sunday</text:p>
          </table:table-cell>
          <table:table-cell table:style-name="ce150" table:number-columns-repeated="2"/>
          <table:table-cell table:style-name="ce151" table:formula="of:=IF(ISERROR(VLOOKUP([.C21];[$Info.$A$18:.$A$22];1;0));IF([.D21]&lt;[.C21];1+[.D21]-[.C21];[.D21]-[.C21]);0)" office:value-type="time" office:time-value="PT00H00M00S" calcext:value-type="time">
            <text:p>00:00</text:p>
          </table:table-cell>
          <table:table-cell table:style-name="ce152" table:formula="of:=IF(NOT(ISBLANK([.D21]));INDIRECT(ADDRESS(1+WEEKDAY([.A21];2);4;1;1;&quot;Info&quot;));0)" office:value-type="time" office:time-value="PT00H00M00S" calcext:value-type="time">
            <text:p>00:00</text:p>
          </table:table-cell>
          <table:table-cell table:style-name="ce153" table:formula="of:=IF(AND([.A21]&lt;=TODAY();[.A21]&lt;&gt;0);IF(ISERROR(VLOOKUP([.C21];[$Info.$A$18:.$A$21];1;0));INDIRECT(ADDRESS(1+WEEKDAY([.A21];2);3;1;1;&quot;Info&quot;));0);&quot;&quot;)">
            <text:p/>
          </table:table-cell>
          <table:table-cell table:style-name="ce154" table:formula="of:=IF(AND([.A21]&lt;=TODAY();[.A21]&lt;&gt;0);IF(NOT(ISBLANK([.G21]));IF([.E21]&lt;&gt;0;[.E21]-[.F21]-[.G21];-[.G21]);&quot;&quot;);&quot;&quot;)">
            <text:p/>
          </table:table-cell>
          <table:table-cell table:style-name="ce155" table:formula="of:=HOUR([.E21]-[.F21])*INDIRECT(ADDRESS(1+WEEKDAY([.A21];2);5;1;1;&quot;Info&quot;))+MINUTE([.E21]-[.F21])/60*INDIRECT(ADDRESS(1+WEEKDAY([.A21];2);5;1;1;&quot;Info&quot;))" office:value-type="float" office:value="0" calcext:value-type="float">
            <text:p>0,00</text:p>
          </table:table-cell>
          <table:table-cell table:number-columns-repeated="1015"/>
        </table:table-row>
        <table:table-row table:style-name="ro3">
          <table:table-cell table:style-name="ce147" table:formula="of:=IF(MONTH([.A21]+1)=MONTH([.A$6]);[.A21]+1;0)" office:value-type="date" office:date-value="2023-07-17" calcext:value-type="date">
            <text:p>17.07.23</text:p>
          </table:table-cell>
          <table:table-cell table:style-name="ce148" table:formula="of:=IF([.A22]=0;&quot;&quot;;VLOOKUP(WEEKDAY([.A22];2);[$Info.$A$2:.$B$8];2))" office:value-type="string" office:string-value="Monday" calcext:value-type="string">
            <text:p>Monday</text:p>
          </table:table-cell>
          <table:table-cell table:style-name="ce150" table:number-columns-repeated="2"/>
          <table:table-cell table:style-name="ce151" table:formula="of:=IF(ISERROR(VLOOKUP([.C22];[$Info.$A$18:.$A$22];1;0));IF([.D22]&lt;[.C22];1+[.D22]-[.C22];[.D22]-[.C22]);0)" office:value-type="time" office:time-value="PT00H00M00S" calcext:value-type="time">
            <text:p>00:00</text:p>
          </table:table-cell>
          <table:table-cell table:style-name="ce152" table:formula="of:=IF(NOT(ISBLANK([.D22]));INDIRECT(ADDRESS(1+WEEKDAY([.A22];2);4;1;1;&quot;Info&quot;));0)" office:value-type="time" office:time-value="PT00H00M00S" calcext:value-type="time">
            <text:p>00:00</text:p>
          </table:table-cell>
          <table:table-cell table:style-name="ce153" table:formula="of:=IF(AND([.A22]&lt;=TODAY();[.A22]&lt;&gt;0);IF(ISERROR(VLOOKUP([.C22];[$Info.$A$18:.$A$21];1;0));INDIRECT(ADDRESS(1+WEEKDAY([.A22];2);3;1;1;&quot;Info&quot;));0);&quot;&quot;)">
            <text:p/>
          </table:table-cell>
          <table:table-cell table:style-name="ce154" table:formula="of:=IF(AND([.A22]&lt;=TODAY();[.A22]&lt;&gt;0);IF(NOT(ISBLANK([.G22]));IF([.E22]&lt;&gt;0;[.E22]-[.F22]-[.G22];-[.G22]);&quot;&quot;);&quot;&quot;)">
            <text:p/>
          </table:table-cell>
          <table:table-cell table:style-name="ce155" table:formula="of:=HOUR([.E22]-[.F22])*INDIRECT(ADDRESS(1+WEEKDAY([.A22];2);5;1;1;&quot;Info&quot;))+MINUTE([.E22]-[.F22])/60*INDIRECT(ADDRESS(1+WEEKDAY([.A22];2);5;1;1;&quot;Info&quot;))" office:value-type="float" office:value="0" calcext:value-type="float">
            <text:p>0,00</text:p>
          </table:table-cell>
          <table:table-cell table:number-columns-repeated="1015"/>
        </table:table-row>
        <table:table-row table:style-name="ro3">
          <table:table-cell table:style-name="ce147" table:formula="of:=IF(MONTH([.A22]+1)=MONTH([.A$6]);[.A22]+1;0)" office:value-type="date" office:date-value="2023-07-18" calcext:value-type="date">
            <text:p>18.07.23</text:p>
          </table:table-cell>
          <table:table-cell table:style-name="ce148" table:formula="of:=IF([.A23]=0;&quot;&quot;;VLOOKUP(WEEKDAY([.A23];2);[$Info.$A$2:.$B$8];2))" office:value-type="string" office:string-value="Tuesday" calcext:value-type="string">
            <text:p>Tuesday</text:p>
          </table:table-cell>
          <table:table-cell table:style-name="ce150" table:number-columns-repeated="2"/>
          <table:table-cell table:style-name="ce151" table:formula="of:=IF(ISERROR(VLOOKUP([.C23];[$Info.$A$18:.$A$22];1;0));IF([.D23]&lt;[.C23];1+[.D23]-[.C23];[.D23]-[.C23]);0)" office:value-type="time" office:time-value="PT00H00M00S" calcext:value-type="time">
            <text:p>00:00</text:p>
          </table:table-cell>
          <table:table-cell table:style-name="ce152" table:formula="of:=IF(NOT(ISBLANK([.D23]));INDIRECT(ADDRESS(1+WEEKDAY([.A23];2);4;1;1;&quot;Info&quot;));0)" office:value-type="time" office:time-value="PT00H00M00S" calcext:value-type="time">
            <text:p>00:00</text:p>
          </table:table-cell>
          <table:table-cell table:style-name="ce153" table:formula="of:=IF(AND([.A23]&lt;=TODAY();[.A23]&lt;&gt;0);IF(ISERROR(VLOOKUP([.C23];[$Info.$A$18:.$A$21];1;0));INDIRECT(ADDRESS(1+WEEKDAY([.A23];2);3;1;1;&quot;Info&quot;));0);&quot;&quot;)">
            <text:p/>
          </table:table-cell>
          <table:table-cell table:style-name="ce154" table:formula="of:=IF(AND([.A23]&lt;=TODAY();[.A23]&lt;&gt;0);IF(NOT(ISBLANK([.G23]));IF([.E23]&lt;&gt;0;[.E23]-[.F23]-[.G23];-[.G23]);&quot;&quot;);&quot;&quot;)">
            <text:p/>
          </table:table-cell>
          <table:table-cell table:style-name="ce155" table:formula="of:=HOUR([.E23]-[.F23])*INDIRECT(ADDRESS(1+WEEKDAY([.A23];2);5;1;1;&quot;Info&quot;))+MINUTE([.E23]-[.F23])/60*INDIRECT(ADDRESS(1+WEEKDAY([.A23];2);5;1;1;&quot;Info&quot;))" office:value-type="float" office:value="0" calcext:value-type="float">
            <text:p>0,00</text:p>
          </table:table-cell>
          <table:table-cell table:number-columns-repeated="1015"/>
        </table:table-row>
        <table:table-row table:style-name="ro3">
          <table:table-cell table:style-name="ce147" table:formula="of:=IF(MONTH([.A23]+1)=MONTH([.A$6]);[.A23]+1;0)" office:value-type="date" office:date-value="2023-07-19" calcext:value-type="date">
            <text:p>19.07.23</text:p>
          </table:table-cell>
          <table:table-cell table:style-name="ce148" table:formula="of:=IF([.A24]=0;&quot;&quot;;VLOOKUP(WEEKDAY([.A24];2);[$Info.$A$2:.$B$8];2))" office:value-type="string" office:string-value="Wednesday" calcext:value-type="string">
            <text:p>Wednesday</text:p>
          </table:table-cell>
          <table:table-cell table:style-name="ce150" table:number-columns-repeated="2"/>
          <table:table-cell table:style-name="ce151" table:formula="of:=IF(ISERROR(VLOOKUP([.C24];[$Info.$A$18:.$A$22];1;0));IF([.D24]&lt;[.C24];1+[.D24]-[.C24];[.D24]-[.C24]);0)" office:value-type="time" office:time-value="PT00H00M00S" calcext:value-type="time">
            <text:p>00:00</text:p>
          </table:table-cell>
          <table:table-cell table:style-name="ce152" table:formula="of:=IF(NOT(ISBLANK([.D24]));INDIRECT(ADDRESS(1+WEEKDAY([.A24];2);4;1;1;&quot;Info&quot;));0)" office:value-type="time" office:time-value="PT00H00M00S" calcext:value-type="time">
            <text:p>00:00</text:p>
          </table:table-cell>
          <table:table-cell table:style-name="ce153" table:formula="of:=IF(AND([.A24]&lt;=TODAY();[.A24]&lt;&gt;0);IF(ISERROR(VLOOKUP([.C24];[$Info.$A$18:.$A$21];1;0));INDIRECT(ADDRESS(1+WEEKDAY([.A24];2);3;1;1;&quot;Info&quot;));0);&quot;&quot;)">
            <text:p/>
          </table:table-cell>
          <table:table-cell table:style-name="ce154" table:formula="of:=IF(AND([.A24]&lt;=TODAY();[.A24]&lt;&gt;0);IF(NOT(ISBLANK([.G24]));IF([.E24]&lt;&gt;0;[.E24]-[.F24]-[.G24];-[.G24]);&quot;&quot;);&quot;&quot;)">
            <text:p/>
          </table:table-cell>
          <table:table-cell table:style-name="ce155" table:formula="of:=HOUR([.E24]-[.F24])*INDIRECT(ADDRESS(1+WEEKDAY([.A24];2);5;1;1;&quot;Info&quot;))+MINUTE([.E24]-[.F24])/60*INDIRECT(ADDRESS(1+WEEKDAY([.A24];2);5;1;1;&quot;Info&quot;))" office:value-type="float" office:value="0" calcext:value-type="float">
            <text:p>0,00</text:p>
          </table:table-cell>
          <table:table-cell table:number-columns-repeated="1015"/>
        </table:table-row>
        <table:table-row table:style-name="ro3">
          <table:table-cell table:style-name="ce147" table:formula="of:=IF(MONTH([.A24]+1)=MONTH([.A$6]);[.A24]+1;0)" office:value-type="date" office:date-value="2023-07-20" calcext:value-type="date">
            <text:p>20.07.23</text:p>
          </table:table-cell>
          <table:table-cell table:style-name="ce148" table:formula="of:=IF([.A25]=0;&quot;&quot;;VLOOKUP(WEEKDAY([.A25];2);[$Info.$A$2:.$B$8];2))" office:value-type="string" office:string-value="Thursday" calcext:value-type="string">
            <text:p>Thursday</text:p>
          </table:table-cell>
          <table:table-cell table:style-name="ce150" table:number-columns-repeated="2"/>
          <table:table-cell table:style-name="ce151" table:formula="of:=IF(ISERROR(VLOOKUP([.C25];[$Info.$A$18:.$A$22];1;0));IF([.D25]&lt;[.C25];1+[.D25]-[.C25];[.D25]-[.C25]);0)" office:value-type="time" office:time-value="PT00H00M00S" calcext:value-type="time">
            <text:p>00:00</text:p>
          </table:table-cell>
          <table:table-cell table:style-name="ce152" table:formula="of:=IF(NOT(ISBLANK([.D25]));INDIRECT(ADDRESS(1+WEEKDAY([.A25];2);4;1;1;&quot;Info&quot;));0)" office:value-type="time" office:time-value="PT00H00M00S" calcext:value-type="time">
            <text:p>00:00</text:p>
          </table:table-cell>
          <table:table-cell table:style-name="ce153" table:formula="of:=IF(AND([.A25]&lt;=TODAY();[.A25]&lt;&gt;0);IF(ISERROR(VLOOKUP([.C25];[$Info.$A$18:.$A$21];1;0));INDIRECT(ADDRESS(1+WEEKDAY([.A25];2);3;1;1;&quot;Info&quot;));0);&quot;&quot;)">
            <text:p/>
          </table:table-cell>
          <table:table-cell table:style-name="ce154" table:formula="of:=IF(AND([.A25]&lt;=TODAY();[.A25]&lt;&gt;0);IF(NOT(ISBLANK([.G25]));IF([.E25]&lt;&gt;0;[.E25]-[.F25]-[.G25];-[.G25]);&quot;&quot;);&quot;&quot;)">
            <text:p/>
          </table:table-cell>
          <table:table-cell table:style-name="ce155" table:formula="of:=HOUR([.E25]-[.F25])*INDIRECT(ADDRESS(1+WEEKDAY([.A25];2);5;1;1;&quot;Info&quot;))+MINUTE([.E25]-[.F25])/60*INDIRECT(ADDRESS(1+WEEKDAY([.A25];2);5;1;1;&quot;Info&quot;))" office:value-type="float" office:value="0" calcext:value-type="float">
            <text:p>0,00</text:p>
          </table:table-cell>
          <table:table-cell table:number-columns-repeated="1015"/>
        </table:table-row>
        <table:table-row table:style-name="ro3">
          <table:table-cell table:style-name="ce147" table:formula="of:=IF(MONTH([.A25]+1)=MONTH([.A$6]);[.A25]+1;0)" office:value-type="date" office:date-value="2023-07-21" calcext:value-type="date">
            <text:p>21.07.23</text:p>
          </table:table-cell>
          <table:table-cell table:style-name="ce148" table:formula="of:=IF([.A26]=0;&quot;&quot;;VLOOKUP(WEEKDAY([.A26];2);[$Info.$A$2:.$B$8];2))" office:value-type="string" office:string-value="Friday" calcext:value-type="string">
            <text:p>Friday</text:p>
          </table:table-cell>
          <table:table-cell table:style-name="ce150" table:number-columns-repeated="2"/>
          <table:table-cell table:style-name="ce151" table:formula="of:=IF(ISERROR(VLOOKUP([.C26];[$Info.$A$18:.$A$22];1;0));IF([.D26]&lt;[.C26];1+[.D26]-[.C26];[.D26]-[.C26]);0)" office:value-type="time" office:time-value="PT00H00M00S" calcext:value-type="time">
            <text:p>00:00</text:p>
          </table:table-cell>
          <table:table-cell table:style-name="ce152" table:formula="of:=IF(NOT(ISBLANK([.D26]));INDIRECT(ADDRESS(1+WEEKDAY([.A26];2);4;1;1;&quot;Info&quot;));0)" office:value-type="time" office:time-value="PT00H00M00S" calcext:value-type="time">
            <text:p>00:00</text:p>
          </table:table-cell>
          <table:table-cell table:style-name="ce153" table:formula="of:=IF(AND([.A26]&lt;=TODAY();[.A26]&lt;&gt;0);IF(ISERROR(VLOOKUP([.C26];[$Info.$A$18:.$A$21];1;0));INDIRECT(ADDRESS(1+WEEKDAY([.A26];2);3;1;1;&quot;Info&quot;));0);&quot;&quot;)">
            <text:p/>
          </table:table-cell>
          <table:table-cell table:style-name="ce154" table:formula="of:=IF(AND([.A26]&lt;=TODAY();[.A26]&lt;&gt;0);IF(NOT(ISBLANK([.G26]));IF([.E26]&lt;&gt;0;[.E26]-[.F26]-[.G26];-[.G26]);&quot;&quot;);&quot;&quot;)">
            <text:p/>
          </table:table-cell>
          <table:table-cell table:style-name="ce155" table:formula="of:=HOUR([.E26]-[.F26])*INDIRECT(ADDRESS(1+WEEKDAY([.A26];2);5;1;1;&quot;Info&quot;))+MINUTE([.E26]-[.F26])/60*INDIRECT(ADDRESS(1+WEEKDAY([.A26];2);5;1;1;&quot;Info&quot;))" office:value-type="float" office:value="0" calcext:value-type="float">
            <text:p>0,00</text:p>
          </table:table-cell>
          <table:table-cell table:number-columns-repeated="1015"/>
        </table:table-row>
        <table:table-row table:style-name="ro3">
          <table:table-cell table:style-name="ce147" table:formula="of:=IF(MONTH([.A26]+1)=MONTH([.A$6]);[.A26]+1;0)" office:value-type="date" office:date-value="2023-07-22" calcext:value-type="date">
            <text:p>22.07.23</text:p>
          </table:table-cell>
          <table:table-cell table:style-name="ce148" table:formula="of:=IF([.A27]=0;&quot;&quot;;VLOOKUP(WEEKDAY([.A27];2);[$Info.$A$2:.$B$8];2))" office:value-type="string" office:string-value="Saturday" calcext:value-type="string">
            <text:p>Saturday</text:p>
          </table:table-cell>
          <table:table-cell table:style-name="ce150" table:number-columns-repeated="2"/>
          <table:table-cell table:style-name="ce151" table:formula="of:=IF(ISERROR(VLOOKUP([.C27];[$Info.$A$18:.$A$22];1;0));IF([.D27]&lt;[.C27];1+[.D27]-[.C27];[.D27]-[.C27]);0)" office:value-type="time" office:time-value="PT00H00M00S" calcext:value-type="time">
            <text:p>00:00</text:p>
          </table:table-cell>
          <table:table-cell table:style-name="ce152" table:formula="of:=IF(NOT(ISBLANK([.D27]));INDIRECT(ADDRESS(1+WEEKDAY([.A27];2);4;1;1;&quot;Info&quot;));0)" office:value-type="time" office:time-value="PT00H00M00S" calcext:value-type="time">
            <text:p>00:00</text:p>
          </table:table-cell>
          <table:table-cell table:style-name="ce153" table:formula="of:=IF(AND([.A27]&lt;=TODAY();[.A27]&lt;&gt;0);IF(ISERROR(VLOOKUP([.C27];[$Info.$A$18:.$A$21];1;0));INDIRECT(ADDRESS(1+WEEKDAY([.A27];2);3;1;1;&quot;Info&quot;));0);&quot;&quot;)">
            <text:p/>
          </table:table-cell>
          <table:table-cell table:style-name="ce154" table:formula="of:=IF(AND([.A27]&lt;=TODAY();[.A27]&lt;&gt;0);IF(NOT(ISBLANK([.G27]));IF([.E27]&lt;&gt;0;[.E27]-[.F27]-[.G27];-[.G27]);&quot;&quot;);&quot;&quot;)">
            <text:p/>
          </table:table-cell>
          <table:table-cell table:style-name="ce155" table:formula="of:=HOUR([.E27]-[.F27])*INDIRECT(ADDRESS(1+WEEKDAY([.A27];2);5;1;1;&quot;Info&quot;))+MINUTE([.E27]-[.F27])/60*INDIRECT(ADDRESS(1+WEEKDAY([.A27];2);5;1;1;&quot;Info&quot;))" office:value-type="float" office:value="0" calcext:value-type="float">
            <text:p>0,00</text:p>
          </table:table-cell>
          <table:table-cell table:number-columns-repeated="1015"/>
        </table:table-row>
        <table:table-row table:style-name="ro3">
          <table:table-cell table:style-name="ce147" table:formula="of:=IF(MONTH([.A27]+1)=MONTH([.A$6]);[.A27]+1;0)" office:value-type="date" office:date-value="2023-07-23" calcext:value-type="date">
            <text:p>23.07.23</text:p>
          </table:table-cell>
          <table:table-cell table:style-name="ce148" table:formula="of:=IF([.A28]=0;&quot;&quot;;VLOOKUP(WEEKDAY([.A28];2);[$Info.$A$2:.$B$8];2))" office:value-type="string" office:string-value="Sunday" calcext:value-type="string">
            <text:p>Sunday</text:p>
          </table:table-cell>
          <table:table-cell table:style-name="ce150" table:number-columns-repeated="2"/>
          <table:table-cell table:style-name="ce151" table:formula="of:=IF(ISERROR(VLOOKUP([.C28];[$Info.$A$18:.$A$22];1;0));IF([.D28]&lt;[.C28];1+[.D28]-[.C28];[.D28]-[.C28]);0)" office:value-type="time" office:time-value="PT00H00M00S" calcext:value-type="time">
            <text:p>00:00</text:p>
          </table:table-cell>
          <table:table-cell table:style-name="ce152" table:formula="of:=IF(NOT(ISBLANK([.D28]));INDIRECT(ADDRESS(1+WEEKDAY([.A28];2);4;1;1;&quot;Info&quot;));0)" office:value-type="time" office:time-value="PT00H00M00S" calcext:value-type="time">
            <text:p>00:00</text:p>
          </table:table-cell>
          <table:table-cell table:style-name="ce153" table:formula="of:=IF(AND([.A28]&lt;=TODAY();[.A28]&lt;&gt;0);IF(ISERROR(VLOOKUP([.C28];[$Info.$A$18:.$A$21];1;0));INDIRECT(ADDRESS(1+WEEKDAY([.A28];2);3;1;1;&quot;Info&quot;));0);&quot;&quot;)">
            <text:p/>
          </table:table-cell>
          <table:table-cell table:style-name="ce154" table:formula="of:=IF(AND([.A28]&lt;=TODAY();[.A28]&lt;&gt;0);IF(NOT(ISBLANK([.G28]));IF([.E28]&lt;&gt;0;[.E28]-[.F28]-[.G28];-[.G28]);&quot;&quot;);&quot;&quot;)">
            <text:p/>
          </table:table-cell>
          <table:table-cell table:style-name="ce155" table:formula="of:=HOUR([.E28]-[.F28])*INDIRECT(ADDRESS(1+WEEKDAY([.A28];2);5;1;1;&quot;Info&quot;))+MINUTE([.E28]-[.F28])/60*INDIRECT(ADDRESS(1+WEEKDAY([.A28];2);5;1;1;&quot;Info&quot;))" office:value-type="float" office:value="0" calcext:value-type="float">
            <text:p>0,00</text:p>
          </table:table-cell>
          <table:table-cell table:number-columns-repeated="1015"/>
        </table:table-row>
        <table:table-row table:style-name="ro3">
          <table:table-cell table:style-name="ce147" table:formula="of:=IF(MONTH([.A28]+1)=MONTH([.A$6]);[.A28]+1;0)" office:value-type="date" office:date-value="2023-07-24" calcext:value-type="date">
            <text:p>24.07.23</text:p>
          </table:table-cell>
          <table:table-cell table:style-name="ce148" table:formula="of:=IF([.A29]=0;&quot;&quot;;VLOOKUP(WEEKDAY([.A29];2);[$Info.$A$2:.$B$8];2))" office:value-type="string" office:string-value="Monday" calcext:value-type="string">
            <text:p>Monday</text:p>
          </table:table-cell>
          <table:table-cell table:style-name="ce150" table:number-columns-repeated="2"/>
          <table:table-cell table:style-name="ce151" table:formula="of:=IF(ISERROR(VLOOKUP([.C29];[$Info.$A$18:.$A$22];1;0));IF([.D29]&lt;[.C29];1+[.D29]-[.C29];[.D29]-[.C29]);0)" office:value-type="time" office:time-value="PT00H00M00S" calcext:value-type="time">
            <text:p>00:00</text:p>
          </table:table-cell>
          <table:table-cell table:style-name="ce152" table:formula="of:=IF(NOT(ISBLANK([.D29]));INDIRECT(ADDRESS(1+WEEKDAY([.A29];2);4;1;1;&quot;Info&quot;));0)" office:value-type="time" office:time-value="PT00H00M00S" calcext:value-type="time">
            <text:p>00:00</text:p>
          </table:table-cell>
          <table:table-cell table:style-name="ce153" table:formula="of:=IF(AND([.A29]&lt;=TODAY();[.A29]&lt;&gt;0);IF(ISERROR(VLOOKUP([.C29];[$Info.$A$18:.$A$21];1;0));INDIRECT(ADDRESS(1+WEEKDAY([.A29];2);3;1;1;&quot;Info&quot;));0);&quot;&quot;)">
            <text:p/>
          </table:table-cell>
          <table:table-cell table:style-name="ce154" table:formula="of:=IF(AND([.A29]&lt;=TODAY();[.A29]&lt;&gt;0);IF(NOT(ISBLANK([.G29]));IF([.E29]&lt;&gt;0;[.E29]-[.F29]-[.G29];-[.G29]);&quot;&quot;);&quot;&quot;)">
            <text:p/>
          </table:table-cell>
          <table:table-cell table:style-name="ce155" table:formula="of:=HOUR([.E29]-[.F29])*INDIRECT(ADDRESS(1+WEEKDAY([.A29];2);5;1;1;&quot;Info&quot;))+MINUTE([.E29]-[.F29])/60*INDIRECT(ADDRESS(1+WEEKDAY([.A29];2);5;1;1;&quot;Info&quot;))" office:value-type="float" office:value="0" calcext:value-type="float">
            <text:p>0,00</text:p>
          </table:table-cell>
          <table:table-cell table:number-columns-repeated="1015"/>
        </table:table-row>
        <table:table-row table:style-name="ro3">
          <table:table-cell table:style-name="ce147" table:formula="of:=IF(MONTH([.A29]+1)=MONTH([.A$6]);[.A29]+1;0)" office:value-type="date" office:date-value="2023-07-25" calcext:value-type="date">
            <text:p>25.07.23</text:p>
          </table:table-cell>
          <table:table-cell table:style-name="ce148" table:formula="of:=IF([.A30]=0;&quot;&quot;;VLOOKUP(WEEKDAY([.A30];2);[$Info.$A$2:.$B$8];2))" office:value-type="string" office:string-value="Tuesday" calcext:value-type="string">
            <text:p>Tuesday</text:p>
          </table:table-cell>
          <table:table-cell table:style-name="ce150" table:number-columns-repeated="2"/>
          <table:table-cell table:style-name="ce151" table:formula="of:=IF(ISERROR(VLOOKUP([.C30];[$Info.$A$18:.$A$22];1;0));IF([.D30]&lt;[.C30];1+[.D30]-[.C30];[.D30]-[.C30]);0)" office:value-type="time" office:time-value="PT00H00M00S" calcext:value-type="time">
            <text:p>00:00</text:p>
          </table:table-cell>
          <table:table-cell table:style-name="ce152" table:formula="of:=IF(NOT(ISBLANK([.D30]));INDIRECT(ADDRESS(1+WEEKDAY([.A30];2);4;1;1;&quot;Info&quot;));0)" office:value-type="time" office:time-value="PT00H00M00S" calcext:value-type="time">
            <text:p>00:00</text:p>
          </table:table-cell>
          <table:table-cell table:style-name="ce153" table:formula="of:=IF(AND([.A30]&lt;=TODAY();[.A30]&lt;&gt;0);IF(ISERROR(VLOOKUP([.C30];[$Info.$A$18:.$A$21];1;0));INDIRECT(ADDRESS(1+WEEKDAY([.A30];2);3;1;1;&quot;Info&quot;));0);&quot;&quot;)">
            <text:p/>
          </table:table-cell>
          <table:table-cell table:style-name="ce154" table:formula="of:=IF(AND([.A30]&lt;=TODAY();[.A30]&lt;&gt;0);IF(NOT(ISBLANK([.G30]));IF([.E30]&lt;&gt;0;[.E30]-[.F30]-[.G30];-[.G30]);&quot;&quot;);&quot;&quot;)">
            <text:p/>
          </table:table-cell>
          <table:table-cell table:style-name="ce155" table:formula="of:=HOUR([.E30]-[.F30])*INDIRECT(ADDRESS(1+WEEKDAY([.A30];2);5;1;1;&quot;Info&quot;))+MINUTE([.E30]-[.F30])/60*INDIRECT(ADDRESS(1+WEEKDAY([.A30];2);5;1;1;&quot;Info&quot;))" office:value-type="float" office:value="0" calcext:value-type="float">
            <text:p>0,00</text:p>
          </table:table-cell>
          <table:table-cell table:number-columns-repeated="1015"/>
        </table:table-row>
        <table:table-row table:style-name="ro3">
          <table:table-cell table:style-name="ce147" table:formula="of:=IF(MONTH([.A30]+1)=MONTH([.A$6]);[.A30]+1;0)" office:value-type="date" office:date-value="2023-07-26" calcext:value-type="date">
            <text:p>26.07.23</text:p>
          </table:table-cell>
          <table:table-cell table:style-name="ce148" table:formula="of:=IF([.A31]=0;&quot;&quot;;VLOOKUP(WEEKDAY([.A31];2);[$Info.$A$2:.$B$8];2))" office:value-type="string" office:string-value="Wednesday" calcext:value-type="string">
            <text:p>Wednesday</text:p>
          </table:table-cell>
          <table:table-cell table:style-name="ce150" table:number-columns-repeated="2"/>
          <table:table-cell table:style-name="ce151" table:formula="of:=IF(ISERROR(VLOOKUP([.C31];[$Info.$A$18:.$A$22];1;0));IF([.D31]&lt;[.C31];1+[.D31]-[.C31];[.D31]-[.C31]);0)" office:value-type="time" office:time-value="PT00H00M00S" calcext:value-type="time">
            <text:p>00:00</text:p>
          </table:table-cell>
          <table:table-cell table:style-name="ce152" table:formula="of:=IF(NOT(ISBLANK([.D31]));INDIRECT(ADDRESS(1+WEEKDAY([.A31];2);4;1;1;&quot;Info&quot;));0)" office:value-type="time" office:time-value="PT00H00M00S" calcext:value-type="time">
            <text:p>00:00</text:p>
          </table:table-cell>
          <table:table-cell table:style-name="ce153" table:formula="of:=IF(AND([.A31]&lt;=TODAY();[.A31]&lt;&gt;0);IF(ISERROR(VLOOKUP([.C31];[$Info.$A$18:.$A$21];1;0));INDIRECT(ADDRESS(1+WEEKDAY([.A31];2);3;1;1;&quot;Info&quot;));0);&quot;&quot;)">
            <text:p/>
          </table:table-cell>
          <table:table-cell table:style-name="ce154" table:formula="of:=IF(AND([.A31]&lt;=TODAY();[.A31]&lt;&gt;0);IF(NOT(ISBLANK([.G31]));IF([.E31]&lt;&gt;0;[.E31]-[.F31]-[.G31];-[.G31]);&quot;&quot;);&quot;&quot;)">
            <text:p/>
          </table:table-cell>
          <table:table-cell table:style-name="ce155" table:formula="of:=HOUR([.E31]-[.F31])*INDIRECT(ADDRESS(1+WEEKDAY([.A31];2);5;1;1;&quot;Info&quot;))+MINUTE([.E31]-[.F31])/60*INDIRECT(ADDRESS(1+WEEKDAY([.A31];2);5;1;1;&quot;Info&quot;))" office:value-type="float" office:value="0" calcext:value-type="float">
            <text:p>0,00</text:p>
          </table:table-cell>
          <table:table-cell table:number-columns-repeated="1015"/>
        </table:table-row>
        <table:table-row table:style-name="ro3">
          <table:table-cell table:style-name="ce147" table:formula="of:=IF(MONTH([.A31]+1)=MONTH([.A$6]);[.A31]+1;0)" office:value-type="date" office:date-value="2023-07-27" calcext:value-type="date">
            <text:p>27.07.23</text:p>
          </table:table-cell>
          <table:table-cell table:style-name="ce148" table:formula="of:=IF([.A32]=0;&quot;&quot;;VLOOKUP(WEEKDAY([.A32];2);[$Info.$A$2:.$B$8];2))" office:value-type="string" office:string-value="Thursday" calcext:value-type="string">
            <text:p>Thursday</text:p>
          </table:table-cell>
          <table:table-cell table:style-name="ce150" table:number-columns-repeated="2"/>
          <table:table-cell table:style-name="ce151" table:formula="of:=IF(ISERROR(VLOOKUP([.C32];[$Info.$A$18:.$A$22];1;0));IF([.D32]&lt;[.C32];1+[.D32]-[.C32];[.D32]-[.C32]);0)" office:value-type="time" office:time-value="PT00H00M00S" calcext:value-type="time">
            <text:p>00:00</text:p>
          </table:table-cell>
          <table:table-cell table:style-name="ce152" table:formula="of:=IF(NOT(ISBLANK([.D32]));INDIRECT(ADDRESS(1+WEEKDAY([.A32];2);4;1;1;&quot;Info&quot;));0)" office:value-type="time" office:time-value="PT00H00M00S" calcext:value-type="time">
            <text:p>00:00</text:p>
          </table:table-cell>
          <table:table-cell table:style-name="ce153" table:formula="of:=IF(AND([.A32]&lt;=TODAY();[.A32]&lt;&gt;0);IF(ISERROR(VLOOKUP([.C32];[$Info.$A$18:.$A$21];1;0));INDIRECT(ADDRESS(1+WEEKDAY([.A32];2);3;1;1;&quot;Info&quot;));0);&quot;&quot;)">
            <text:p/>
          </table:table-cell>
          <table:table-cell table:style-name="ce154" table:formula="of:=IF(AND([.A32]&lt;=TODAY();[.A32]&lt;&gt;0);IF(NOT(ISBLANK([.G32]));IF([.E32]&lt;&gt;0;[.E32]-[.F32]-[.G32];-[.G32]);&quot;&quot;);&quot;&quot;)">
            <text:p/>
          </table:table-cell>
          <table:table-cell table:style-name="ce155" table:formula="of:=HOUR([.E32]-[.F32])*INDIRECT(ADDRESS(1+WEEKDAY([.A32];2);5;1;1;&quot;Info&quot;))+MINUTE([.E32]-[.F32])/60*INDIRECT(ADDRESS(1+WEEKDAY([.A32];2);5;1;1;&quot;Info&quot;))" office:value-type="float" office:value="0" calcext:value-type="float">
            <text:p>0,00</text:p>
          </table:table-cell>
          <table:table-cell table:number-columns-repeated="1015"/>
        </table:table-row>
        <table:table-row table:style-name="ro3">
          <table:table-cell table:style-name="ce147" table:formula="of:=IF(MONTH([.A32]+1)=MONTH([.A$6]);[.A32]+1;0)" office:value-type="date" office:date-value="2023-07-28" calcext:value-type="date">
            <text:p>28.07.23</text:p>
          </table:table-cell>
          <table:table-cell table:style-name="ce148" table:formula="of:=IF([.A33]=0;&quot;&quot;;VLOOKUP(WEEKDAY([.A33];2);[$Info.$A$2:.$B$8];2))" office:value-type="string" office:string-value="Friday" calcext:value-type="string">
            <text:p>Friday</text:p>
          </table:table-cell>
          <table:table-cell table:style-name="ce150" table:number-columns-repeated="2"/>
          <table:table-cell table:style-name="ce151" table:formula="of:=IF(ISERROR(VLOOKUP([.C33];[$Info.$A$18:.$A$22];1;0));IF([.D33]&lt;[.C33];1+[.D33]-[.C33];[.D33]-[.C33]);0)" office:value-type="time" office:time-value="PT00H00M00S" calcext:value-type="time">
            <text:p>00:00</text:p>
          </table:table-cell>
          <table:table-cell table:style-name="ce152" table:formula="of:=IF(NOT(ISBLANK([.D33]));INDIRECT(ADDRESS(1+WEEKDAY([.A33];2);4;1;1;&quot;Info&quot;));0)" office:value-type="time" office:time-value="PT00H00M00S" calcext:value-type="time">
            <text:p>00:00</text:p>
          </table:table-cell>
          <table:table-cell table:style-name="ce153" table:formula="of:=IF(AND([.A33]&lt;=TODAY();[.A33]&lt;&gt;0);IF(ISERROR(VLOOKUP([.C33];[$Info.$A$18:.$A$21];1;0));INDIRECT(ADDRESS(1+WEEKDAY([.A33];2);3;1;1;&quot;Info&quot;));0);&quot;&quot;)">
            <text:p/>
          </table:table-cell>
          <table:table-cell table:style-name="ce154" table:formula="of:=IF(AND([.A33]&lt;=TODAY();[.A33]&lt;&gt;0);IF(NOT(ISBLANK([.G33]));IF([.E33]&lt;&gt;0;[.E33]-[.F33]-[.G33];-[.G33]);&quot;&quot;);&quot;&quot;)">
            <text:p/>
          </table:table-cell>
          <table:table-cell table:style-name="ce155" table:formula="of:=HOUR([.E33]-[.F33])*INDIRECT(ADDRESS(1+WEEKDAY([.A33];2);5;1;1;&quot;Info&quot;))+MINUTE([.E33]-[.F33])/60*INDIRECT(ADDRESS(1+WEEKDAY([.A33];2);5;1;1;&quot;Info&quot;))" office:value-type="float" office:value="0" calcext:value-type="float">
            <text:p>0,00</text:p>
          </table:table-cell>
          <table:table-cell table:number-columns-repeated="1015"/>
        </table:table-row>
        <table:table-row table:style-name="ro3">
          <table:table-cell table:style-name="ce147" table:formula="of:=IF(MONTH([.A33]+1)=MONTH([.A$6]);[.A33]+1;0)" office:value-type="date" office:date-value="2023-07-29" calcext:value-type="date">
            <text:p>29.07.23</text:p>
          </table:table-cell>
          <table:table-cell table:style-name="ce148" table:formula="of:=IF([.A34]=0;&quot;&quot;;VLOOKUP(WEEKDAY([.A34];2);[$Info.$A$2:.$B$8];2))" office:value-type="string" office:string-value="Saturday" calcext:value-type="string">
            <text:p>Saturday</text:p>
          </table:table-cell>
          <table:table-cell table:style-name="ce150" table:number-columns-repeated="2"/>
          <table:table-cell table:style-name="ce151" table:formula="of:=IF(ISERROR(VLOOKUP([.C34];[$Info.$A$18:.$A$22];1;0));IF([.D34]&lt;[.C34];1+[.D34]-[.C34];[.D34]-[.C34]);0)" office:value-type="time" office:time-value="PT00H00M00S" calcext:value-type="time">
            <text:p>00:00</text:p>
          </table:table-cell>
          <table:table-cell table:style-name="ce152" table:formula="of:=IF(NOT(ISBLANK([.D34]));INDIRECT(ADDRESS(1+WEEKDAY([.A34];2);4;1;1;&quot;Info&quot;));0)" office:value-type="time" office:time-value="PT00H00M00S" calcext:value-type="time">
            <text:p>00:00</text:p>
          </table:table-cell>
          <table:table-cell table:style-name="ce153" table:formula="of:=IF(AND([.A34]&lt;=TODAY();[.A34]&lt;&gt;0);IF(ISERROR(VLOOKUP([.C34];[$Info.$A$18:.$A$21];1;0));INDIRECT(ADDRESS(1+WEEKDAY([.A34];2);3;1;1;&quot;Info&quot;));0);&quot;&quot;)">
            <text:p/>
          </table:table-cell>
          <table:table-cell table:style-name="ce154" table:formula="of:=IF(AND([.A34]&lt;=TODAY();[.A34]&lt;&gt;0);IF(NOT(ISBLANK([.G34]));IF([.E34]&lt;&gt;0;[.E34]-[.F34]-[.G34];-[.G34]);&quot;&quot;);&quot;&quot;)">
            <text:p/>
          </table:table-cell>
          <table:table-cell table:style-name="ce155" table:formula="of:=HOUR([.E34]-[.F34])*INDIRECT(ADDRESS(1+WEEKDAY([.A34];2);5;1;1;&quot;Info&quot;))+MINUTE([.E34]-[.F34])/60*INDIRECT(ADDRESS(1+WEEKDAY([.A34];2);5;1;1;&quot;Info&quot;))" office:value-type="float" office:value="0" calcext:value-type="float">
            <text:p>0,00</text:p>
          </table:table-cell>
          <table:table-cell table:number-columns-repeated="1015"/>
        </table:table-row>
        <table:table-row table:style-name="ro3">
          <table:table-cell table:style-name="ce147" table:formula="of:=IF(MONTH([.A34]+1)=MONTH([.A$6]);[.A34]+1;0)" office:value-type="date" office:date-value="2023-07-30" calcext:value-type="date">
            <text:p>30.07.23</text:p>
          </table:table-cell>
          <table:table-cell table:style-name="ce148" table:formula="of:=IF([.A35]=0;&quot;&quot;;VLOOKUP(WEEKDAY([.A35];2);[$Info.$A$2:.$B$8];2))" office:value-type="string" office:string-value="Sunday" calcext:value-type="string">
            <text:p>Sunday</text:p>
          </table:table-cell>
          <table:table-cell table:style-name="ce150" table:number-columns-repeated="2"/>
          <table:table-cell table:style-name="ce151" table:formula="of:=IF(ISERROR(VLOOKUP([.C35];[$Info.$A$18:.$A$22];1;0));IF([.D35]&lt;[.C35];1+[.D35]-[.C35];[.D35]-[.C35]);0)" office:value-type="time" office:time-value="PT00H00M00S" calcext:value-type="time">
            <text:p>00:00</text:p>
          </table:table-cell>
          <table:table-cell table:style-name="ce152" table:formula="of:=IF(NOT(ISBLANK([.D35]));INDIRECT(ADDRESS(1+WEEKDAY([.A35];2);4;1;1;&quot;Info&quot;));0)" office:value-type="time" office:time-value="PT00H00M00S" calcext:value-type="time">
            <text:p>00:00</text:p>
          </table:table-cell>
          <table:table-cell table:style-name="ce153" table:formula="of:=IF(AND([.A35]&lt;=TODAY();[.A35]&lt;&gt;0);IF(ISERROR(VLOOKUP([.C35];[$Info.$A$18:.$A$21];1;0));INDIRECT(ADDRESS(1+WEEKDAY([.A35];2);3;1;1;&quot;Info&quot;));0);&quot;&quot;)">
            <text:p/>
          </table:table-cell>
          <table:table-cell table:style-name="ce154" table:formula="of:=IF(AND([.A35]&lt;=TODAY();[.A35]&lt;&gt;0);IF(NOT(ISBLANK([.G35]));IF([.E35]&lt;&gt;0;[.E35]-[.F35]-[.G35];-[.G35]);&quot;&quot;);&quot;&quot;)">
            <text:p/>
          </table:table-cell>
          <table:table-cell table:style-name="ce155" table:formula="of:=HOUR([.E35]-[.F35])*INDIRECT(ADDRESS(1+WEEKDAY([.A35];2);5;1;1;&quot;Info&quot;))+MINUTE([.E35]-[.F35])/60*INDIRECT(ADDRESS(1+WEEKDAY([.A35];2);5;1;1;&quot;Info&quot;))" office:value-type="float" office:value="0" calcext:value-type="float">
            <text:p>0,00</text:p>
          </table:table-cell>
          <table:table-cell table:number-columns-repeated="1015"/>
        </table:table-row>
        <table:table-row table:style-name="ro3">
          <table:table-cell table:style-name="ce147" table:formula="of:=IF(MONTH([.A35]+1)=MONTH([.A$6]);[.A35]+1;0)" office:value-type="date" office:date-value="2023-07-31" calcext:value-type="date">
            <text:p>31.07.23</text:p>
          </table:table-cell>
          <table:table-cell table:style-name="ce148" table:formula="of:=IF([.A36]=0;&quot;&quot;;VLOOKUP(WEEKDAY([.A36];2);[$Info.$A$2:.$B$8];2))" office:value-type="string" office:string-value="Monday" calcext:value-type="string">
            <text:p>Monday</text:p>
          </table:table-cell>
          <table:table-cell table:style-name="ce150" table:number-columns-repeated="2"/>
          <table:table-cell table:style-name="ce151" table:formula="of:=IF(ISERROR(VLOOKUP([.C36];[$Info.$A$18:.$A$22];1;0));IF([.D36]&lt;[.C36];1+[.D36]-[.C36];[.D36]-[.C36]);0)" office:value-type="time" office:time-value="PT00H00M00S" calcext:value-type="time">
            <text:p>00:00</text:p>
          </table:table-cell>
          <table:table-cell table:style-name="ce152" table:formula="of:=IF(NOT(ISBLANK([.D36]));INDIRECT(ADDRESS(1+WEEKDAY([.A36];2);4;1;1;&quot;Info&quot;));0)" office:value-type="time" office:time-value="PT00H00M00S" calcext:value-type="time">
            <text:p>00:00</text:p>
          </table:table-cell>
          <table:table-cell table:style-name="ce153" table:formula="of:=IF(AND([.A36]&lt;=TODAY();[.A36]&lt;&gt;0);IF(ISERROR(VLOOKUP([.C36];[$Info.$A$18:.$A$21];1;0));INDIRECT(ADDRESS(1+WEEKDAY([.A36];2);3;1;1;&quot;Info&quot;));0);&quot;&quot;)">
            <text:p/>
          </table:table-cell>
          <table:table-cell table:style-name="ce154" table:formula="of:=IF(AND([.A36]&lt;=TODAY();[.A36]&lt;&gt;0);IF(NOT(ISBLANK([.G36]));IF([.E36]&lt;&gt;0;[.E36]-[.F36]-[.G36];-[.G36]);&quot;&quot;);&quot;&quot;)">
            <text:p/>
          </table:table-cell>
          <table:table-cell table:style-name="ce155" table:formula="of:=HOUR([.E36]-[.F36])*INDIRECT(ADDRESS(1+WEEKDAY([.A36];2);5;1;1;&quot;Info&quot;))+MINUTE([.E36]-[.F36])/60*INDIRECT(ADDRESS(1+WEEKDAY([.A36];2);5;1;1;&quot;Info&quot;))" office:value-type="float" office:value="0" calcext:value-type="float">
            <text:p>0,00</text:p>
          </table:table-cell>
          <table:table-cell table:number-columns-repeated="1015"/>
        </table:table-row>
        <table:table-row table:style-name="ro2">
          <table:table-cell table:style-name="ce47"/>
          <table:table-cell table:style-name="ce53"/>
          <table:table-cell table:style-name="ce59" table:number-columns-repeated="2"/>
          <table:table-cell table:style-name="ce69"/>
          <table:table-cell table:style-name="ce59"/>
          <table:table-cell table:style-name="ce89" table:formula="of:=SUM([.G6:.G36])" office:value-type="time" office:time-value="PT00H00M00S" calcext:value-type="time">
            <text:p>00:00</text:p>
          </table:table-cell>
          <table:table-cell table:style-name="ce89" table:formula="of:=SUM([.H6:.H36])" office:value-type="time" office:time-value="PT00H00M00S" calcext:value-type="time">
            <text:p>00:00</text:p>
          </table:table-cell>
          <table:table-cell table:style-name="ce78" table:formula="of:=SUM([.I6:.I36])" office:value-type="currency" office:currency="EUR" office:value="0" calcext:value-type="currency">
            <text:p>0,00 €</text:p>
          </table:table-cell>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39]" office:value-type="string" office:string-value="Overtime from the previous month:" calcext:value-type="string">
            <text:p>Overtime from the previous month:</text:p>
          </table:table-cell>
          <table:table-cell table:style-name="ce85" table:formula="of:=[Jun.D41]" office:value-type="time" office:time-value="-PT760H00M00S" calcext:value-type="time">
            <text:p>-760: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40]" office:value-type="string" office:string-value="Overtime from this month:" calcext:value-type="string">
            <text:p>Overtime from this month:</text:p>
          </table:table-cell>
          <table:table-cell table:style-name="ce63" table:formula="of:=[.H37]" office:value-type="time" office:time-value="PT00H00M00S" calcext:value-type="time">
            <text:p>00: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8">
          <table:table-cell table:style-name="ce47"/>
          <table:table-cell table:style-name="ce53"/>
          <table:table-cell table:style-name="ce61" table:formula="of:=[Jan.C41]" office:value-type="string" office:string-value="Overtime total:" calcext:value-type="string">
            <text:p>Overtime total:</text:p>
          </table:table-cell>
          <table:table-cell table:style-name="ce64" table:formula="of:=SUM([.D39:.D40])" office:value-type="time" office:time-value="-PT760H00M00S" calcext:value-type="time">
            <text:p>-760: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2" table:number-rows-repeated="65495">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number-rows-repeated="983039">
          <table:table-cell table:number-columns-repeated="1024"/>
        </table:table-row>
        <table:table-row table:style-name="ro2">
          <table:table-cell table:number-columns-repeated="1024"/>
        </table:table-row>
        <calcext:conditional-formats>
          <calcext:conditional-format calcext:target-range-address="Jul.A6:Jul.A36">
            <calcext:condition calcext:apply-style-name="Grau" calcext:value="formula-is(WEEKDAY([.$A6];2)&gt;=6)" calcext:base-cell-address="Jul.A6"/>
          </calcext:conditional-format>
          <calcext:conditional-format calcext:target-range-address="Jul.B6:Jul.B36">
            <calcext:condition calcext:apply-style-name="Grau" calcext:value="formula-is(WEEKDAY([.$A6];2)&gt;=6)" calcext:base-cell-address="Jul.B6"/>
          </calcext:conditional-format>
          <calcext:conditional-format calcext:target-range-address="Jul.G6:Jul.I36">
            <calcext:condition calcext:apply-style-name="Grau" calcext:value="formula-is(WEEKDAY([.$A6];2)&gt;=6)" calcext:base-cell-address="Jul.G6"/>
          </calcext:conditional-format>
          <calcext:conditional-format calcext:target-range-address="Jul.C7:Jul.F36 Jul.D6:Jul.F6">
            <calcext:condition calcext:apply-style-name="Grau" calcext:value="formula-is(WEEKDAY([.$A6];2)&gt;=6)" calcext:base-cell-address="Jul.C6"/>
          </calcext:conditional-format>
          <calcext:conditional-format calcext:target-range-address="Jul.C6:Jul.C6">
            <calcext:condition calcext:apply-style-name="Grau" calcext:value="formula-is(WEEKDAY([.$A6];2)&gt;=6)" calcext:base-cell-address="Jul.C6"/>
          </calcext:conditional-format>
        </calcext:conditional-formats>
      </table:table>
      <table:table table:name="Aug" table:style-name="ta1" table:protected="true" table:print="false">
        <loext:table-protection loext:select-protected-cells="true" loext:select-unprotected-cells="true"/>
        <table:table-column table:style-name="co1" table:number-columns-repeated="2" table:default-cell-style-name="ce25"/>
        <table:table-column table:style-name="co6" table:number-columns-repeated="6" table:default-cell-style-name="ce25"/>
        <table:table-column table:style-name="co7" table:default-cell-style-name="ce25"/>
        <table:table-column table:style-name="co1" table:number-columns-repeated="247" table:default-cell-style-name="ce25"/>
        <table:table-column table:style-name="co4" table:number-columns-repeated="768" table:default-cell-style-name="ce25"/>
        <table:table-row table:style-name="ro7">
          <table:table-cell table:style-name="ce11" table:formula="of:=[Jan.A1]" office:value-type="string" office:string-value="Timesheet" calcext:value-type="string">
            <text:p>Timesheet</text:p>
          </table:table-cell>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formula="of:=[Jan.A3]" office:value-type="string" office:string-value="for" calcext:value-type="string">
            <text:p>for</text:p>
          </table:table-cell>
          <table:table-cell table:style-name="ce81" table:formula="of:=[Jul.B3]" office:value-type="string" office:string-value="your name" calcext:value-type="string" table:number-columns-spanned="4" table:number-rows-spanned="1">
            <text:p>your name</text:p>
          </table:table-cell>
          <table:covered-table-cell table:number-columns-repeated="2" table:style-name="ce30"/>
          <table:covered-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38" table:formula="of:=[Jul.A5]" office:value-type="string" office:string-value="Date" calcext:value-type="string">
            <text:p>Date</text:p>
          </table:table-cell>
          <table:table-cell table:style-name="ce38" table:formula="of:=[Jul.B5]" office:value-type="string" office:string-value="Weekday" calcext:value-type="string">
            <text:p>Weekday</text:p>
          </table:table-cell>
          <table:table-cell table:style-name="ce38" table:formula="of:=[Jul.C5]" office:value-type="string" office:string-value="Start" calcext:value-type="string">
            <text:p>Start</text:p>
          </table:table-cell>
          <table:table-cell table:style-name="ce38" table:formula="of:=[Jul.D5]" office:value-type="string" office:string-value="End" calcext:value-type="string">
            <text:p>End</text:p>
          </table:table-cell>
          <table:table-cell table:style-name="ce38" table:formula="of:=[Jul.E5]" office:value-type="string" office:string-value="Attendance" calcext:value-type="string">
            <text:p>Attendance</text:p>
          </table:table-cell>
          <table:table-cell table:style-name="ce38" table:formula="of:=[Jul.F5]" office:value-type="string" office:string-value="Break time" calcext:value-type="string">
            <text:p>Break time</text:p>
          </table:table-cell>
          <table:table-cell table:style-name="ce38" table:formula="of:=[Jul.G5]" office:value-type="string" office:string-value="Regular hrs" calcext:value-type="string">
            <text:p>Regular hrs</text:p>
          </table:table-cell>
          <table:table-cell table:style-name="ce38" table:formula="of:=[Jul.H5]" office:value-type="string" office:string-value="Overtime" calcext:value-type="string">
            <text:p>Overtime</text:p>
          </table:table-cell>
          <table:table-cell table:style-name="ce38" table:formula="of:=[Jul.I5]" office:value-type="string" office:string-value="Salary" calcext:value-type="string">
            <text:p>Salary</text:p>
          </table:table-cell>
          <table:table-cell table:style-name="ce94" table:number-columns-repeated="247"/>
          <table:table-cell table:number-columns-repeated="768"/>
        </table:table-row>
        <table:table-row table:style-name="ro3">
          <table:table-cell table:style-name="ce156" table:formula="of:=DATE(YEAR([Jul.A6]);MONTH([Jul.A6])+1;1)" office:value-type="date" office:date-value="2023-08-01" calcext:value-type="date">
            <text:p>01.08.23</text:p>
          </table:table-cell>
          <table:table-cell table:style-name="ce157" table:formula="of:=IF([.A6]=0;&quot;&quot;;VLOOKUP(WEEKDAY([.A6];2);[$Info.$A$2:.$B$8];2))" office:value-type="string" office:string-value="Tuesday" calcext:value-type="string">
            <text:p>Tuesday</text:p>
          </table:table-cell>
          <table:table-cell table:style-name="ce158"/>
          <table:table-cell table:style-name="ce159"/>
          <table:table-cell table:style-name="ce160" table:formula="of:=IF(ISERROR(VLOOKUP([.C6];[$Info.$A$18:.$A$22];1;0));IF([.D6]&lt;[.C6];1+[.D6]-[.C6];[.D6]-[.C6]);0)" office:value-type="time" office:time-value="PT00H00M00S" calcext:value-type="time">
            <text:p>00:00</text:p>
          </table:table-cell>
          <table:table-cell table:style-name="ce161" table:formula="of:=IF(NOT(ISBLANK([.D6]));INDIRECT(ADDRESS(1+WEEKDAY([.A6];2);4;1;1;&quot;Info&quot;));0)" office:value-type="time" office:time-value="PT00H00M00S" calcext:value-type="time">
            <text:p>00:00</text:p>
          </table:table-cell>
          <table:table-cell table:style-name="ce162" table:formula="of:=IF(AND([.A6]&lt;=TODAY();[.A6]&lt;&gt;0);IF(ISERROR(VLOOKUP([.C6];[$Info.$A$18:.$A$21];1;0));INDIRECT(ADDRESS(1+WEEKDAY([.A6];2);3;1;1;&quot;Info&quot;));0);&quot;&quot;)">
            <text:p/>
          </table:table-cell>
          <table:table-cell table:style-name="ce163" table:formula="of:=IF(AND([.A6]&lt;=TODAY();[.A6]&lt;&gt;0);IF(NOT(ISBLANK([.G6]));IF([.E6]&lt;&gt;0;[.E6]-[.F6]-[.G6];-[.G6]);&quot;&quot;);&quot;&quot;)">
            <text:p/>
          </table:table-cell>
          <table:table-cell table:style-name="ce164" table:formula="of:=HOUR([.E6]-[.F6])*INDIRECT(ADDRESS(1+WEEKDAY([.A6];2);5;1;1;&quot;Info&quot;))+MINUTE([.E6]-[.F6])/60*INDIRECT(ADDRESS(1+WEEKDAY([.A6];2);5;1;1;&quot;Info&quot;))" office:value-type="float" office:value="0" calcext:value-type="float">
            <text:p>0,00</text:p>
          </table:table-cell>
          <table:table-cell table:number-columns-repeated="1015"/>
        </table:table-row>
        <table:table-row table:style-name="ro3">
          <table:table-cell table:style-name="ce156" table:formula="of:=IF(MONTH([.A6]+1)=MONTH([.A$6]);[.A6]+1;0)" office:value-type="date" office:date-value="2023-08-02" calcext:value-type="date">
            <text:p>02.08.23</text:p>
          </table:table-cell>
          <table:table-cell table:style-name="ce157" table:formula="of:=IF([.A7]=0;&quot;&quot;;VLOOKUP(WEEKDAY([.A7];2);[$Info.$A$2:.$B$8];2))" office:value-type="string" office:string-value="Wednesday" calcext:value-type="string">
            <text:p>Wednesday</text:p>
          </table:table-cell>
          <table:table-cell table:style-name="ce159" table:number-columns-repeated="2"/>
          <table:table-cell table:style-name="ce160" table:formula="of:=IF(ISERROR(VLOOKUP([.C7];[$Info.$A$18:.$A$22];1;0));IF([.D7]&lt;[.C7];1+[.D7]-[.C7];[.D7]-[.C7]);0)" office:value-type="time" office:time-value="PT00H00M00S" calcext:value-type="time">
            <text:p>00:00</text:p>
          </table:table-cell>
          <table:table-cell table:style-name="ce161" table:formula="of:=IF(NOT(ISBLANK([.D7]));INDIRECT(ADDRESS(1+WEEKDAY([.A7];2);4;1;1;&quot;Info&quot;));0)" office:value-type="time" office:time-value="PT00H00M00S" calcext:value-type="time">
            <text:p>00:00</text:p>
          </table:table-cell>
          <table:table-cell table:style-name="ce162" table:formula="of:=IF(AND([.A7]&lt;=TODAY();[.A7]&lt;&gt;0);IF(ISERROR(VLOOKUP([.C7];[$Info.$A$18:.$A$21];1;0));INDIRECT(ADDRESS(1+WEEKDAY([.A7];2);3;1;1;&quot;Info&quot;));0);&quot;&quot;)">
            <text:p/>
          </table:table-cell>
          <table:table-cell table:style-name="ce163" table:formula="of:=IF(AND([.A7]&lt;=TODAY();[.A7]&lt;&gt;0);IF(NOT(ISBLANK([.G7]));IF([.E7]&lt;&gt;0;[.E7]-[.F7]-[.G7];-[.G7]);&quot;&quot;);&quot;&quot;)">
            <text:p/>
          </table:table-cell>
          <table:table-cell table:style-name="ce164" table:formula="of:=HOUR([.E7]-[.F7])*INDIRECT(ADDRESS(1+WEEKDAY([.A7];2);5;1;1;&quot;Info&quot;))+MINUTE([.E7]-[.F7])/60*INDIRECT(ADDRESS(1+WEEKDAY([.A7];2);5;1;1;&quot;Info&quot;))" office:value-type="float" office:value="0" calcext:value-type="float">
            <text:p>0,00</text:p>
          </table:table-cell>
          <table:table-cell table:number-columns-repeated="1015"/>
        </table:table-row>
        <table:table-row table:style-name="ro3">
          <table:table-cell table:style-name="ce156" table:formula="of:=IF(MONTH([.A7]+1)=MONTH([.A$6]);[.A7]+1;0)" office:value-type="date" office:date-value="2023-08-03" calcext:value-type="date">
            <text:p>03.08.23</text:p>
          </table:table-cell>
          <table:table-cell table:style-name="ce157" table:formula="of:=IF([.A8]=0;&quot;&quot;;VLOOKUP(WEEKDAY([.A8];2);[$Info.$A$2:.$B$8];2))" office:value-type="string" office:string-value="Thursday" calcext:value-type="string">
            <text:p>Thursday</text:p>
          </table:table-cell>
          <table:table-cell table:style-name="ce159" table:number-columns-repeated="2"/>
          <table:table-cell table:style-name="ce160" table:formula="of:=IF(ISERROR(VLOOKUP([.C8];[$Info.$A$18:.$A$22];1;0));IF([.D8]&lt;[.C8];1+[.D8]-[.C8];[.D8]-[.C8]);0)" office:value-type="time" office:time-value="PT00H00M00S" calcext:value-type="time">
            <text:p>00:00</text:p>
          </table:table-cell>
          <table:table-cell table:style-name="ce161" table:formula="of:=IF(NOT(ISBLANK([.D8]));INDIRECT(ADDRESS(1+WEEKDAY([.A8];2);4;1;1;&quot;Info&quot;));0)" office:value-type="time" office:time-value="PT00H00M00S" calcext:value-type="time">
            <text:p>00:00</text:p>
          </table:table-cell>
          <table:table-cell table:style-name="ce162" table:formula="of:=IF(AND([.A8]&lt;=TODAY();[.A8]&lt;&gt;0);IF(ISERROR(VLOOKUP([.C8];[$Info.$A$18:.$A$21];1;0));INDIRECT(ADDRESS(1+WEEKDAY([.A8];2);3;1;1;&quot;Info&quot;));0);&quot;&quot;)">
            <text:p/>
          </table:table-cell>
          <table:table-cell table:style-name="ce163" table:formula="of:=IF(AND([.A8]&lt;=TODAY();[.A8]&lt;&gt;0);IF(NOT(ISBLANK([.G8]));IF([.E8]&lt;&gt;0;[.E8]-[.F8]-[.G8];-[.G8]);&quot;&quot;);&quot;&quot;)">
            <text:p/>
          </table:table-cell>
          <table:table-cell table:style-name="ce164" table:formula="of:=HOUR([.E8]-[.F8])*INDIRECT(ADDRESS(1+WEEKDAY([.A8];2);5;1;1;&quot;Info&quot;))+MINUTE([.E8]-[.F8])/60*INDIRECT(ADDRESS(1+WEEKDAY([.A8];2);5;1;1;&quot;Info&quot;))" office:value-type="float" office:value="0" calcext:value-type="float">
            <text:p>0,00</text:p>
          </table:table-cell>
          <table:table-cell table:number-columns-repeated="1015"/>
        </table:table-row>
        <table:table-row table:style-name="ro3">
          <table:table-cell table:style-name="ce156" table:formula="of:=IF(MONTH([.A8]+1)=MONTH([.A$6]);[.A8]+1;0)" office:value-type="date" office:date-value="2023-08-04" calcext:value-type="date">
            <text:p>04.08.23</text:p>
          </table:table-cell>
          <table:table-cell table:style-name="ce157" table:formula="of:=IF([.A9]=0;&quot;&quot;;VLOOKUP(WEEKDAY([.A9];2);[$Info.$A$2:.$B$8];2))" office:value-type="string" office:string-value="Friday" calcext:value-type="string">
            <text:p>Friday</text:p>
          </table:table-cell>
          <table:table-cell table:style-name="ce159" table:number-columns-repeated="2"/>
          <table:table-cell table:style-name="ce160" table:formula="of:=IF(ISERROR(VLOOKUP([.C9];[$Info.$A$18:.$A$22];1;0));IF([.D9]&lt;[.C9];1+[.D9]-[.C9];[.D9]-[.C9]);0)" office:value-type="time" office:time-value="PT00H00M00S" calcext:value-type="time">
            <text:p>00:00</text:p>
          </table:table-cell>
          <table:table-cell table:style-name="ce161" table:formula="of:=IF(NOT(ISBLANK([.D9]));INDIRECT(ADDRESS(1+WEEKDAY([.A9];2);4;1;1;&quot;Info&quot;));0)" office:value-type="time" office:time-value="PT00H00M00S" calcext:value-type="time">
            <text:p>00:00</text:p>
          </table:table-cell>
          <table:table-cell table:style-name="ce162" table:formula="of:=IF(AND([.A9]&lt;=TODAY();[.A9]&lt;&gt;0);IF(ISERROR(VLOOKUP([.C9];[$Info.$A$18:.$A$21];1;0));INDIRECT(ADDRESS(1+WEEKDAY([.A9];2);3;1;1;&quot;Info&quot;));0);&quot;&quot;)">
            <text:p/>
          </table:table-cell>
          <table:table-cell table:style-name="ce163" table:formula="of:=IF(AND([.A9]&lt;=TODAY();[.A9]&lt;&gt;0);IF(NOT(ISBLANK([.G9]));IF([.E9]&lt;&gt;0;[.E9]-[.F9]-[.G9];-[.G9]);&quot;&quot;);&quot;&quot;)">
            <text:p/>
          </table:table-cell>
          <table:table-cell table:style-name="ce164" table:formula="of:=HOUR([.E9]-[.F9])*INDIRECT(ADDRESS(1+WEEKDAY([.A9];2);5;1;1;&quot;Info&quot;))+MINUTE([.E9]-[.F9])/60*INDIRECT(ADDRESS(1+WEEKDAY([.A9];2);5;1;1;&quot;Info&quot;))" office:value-type="float" office:value="0" calcext:value-type="float">
            <text:p>0,00</text:p>
          </table:table-cell>
          <table:table-cell table:number-columns-repeated="1015"/>
        </table:table-row>
        <table:table-row table:style-name="ro3">
          <table:table-cell table:style-name="ce156" table:formula="of:=IF(MONTH([.A9]+1)=MONTH([.A$6]);[.A9]+1;0)" office:value-type="date" office:date-value="2023-08-05" calcext:value-type="date">
            <text:p>05.08.23</text:p>
          </table:table-cell>
          <table:table-cell table:style-name="ce157" table:formula="of:=IF([.A10]=0;&quot;&quot;;VLOOKUP(WEEKDAY([.A10];2);[$Info.$A$2:.$B$8];2))" office:value-type="string" office:string-value="Saturday" calcext:value-type="string">
            <text:p>Saturday</text:p>
          </table:table-cell>
          <table:table-cell table:style-name="ce159" table:number-columns-repeated="2"/>
          <table:table-cell table:style-name="ce160" table:formula="of:=IF(ISERROR(VLOOKUP([.C10];[$Info.$A$18:.$A$22];1;0));IF([.D10]&lt;[.C10];1+[.D10]-[.C10];[.D10]-[.C10]);0)" office:value-type="time" office:time-value="PT00H00M00S" calcext:value-type="time">
            <text:p>00:00</text:p>
          </table:table-cell>
          <table:table-cell table:style-name="ce161" table:formula="of:=IF(NOT(ISBLANK([.D10]));INDIRECT(ADDRESS(1+WEEKDAY([.A10];2);4;1;1;&quot;Info&quot;));0)" office:value-type="time" office:time-value="PT00H00M00S" calcext:value-type="time">
            <text:p>00:00</text:p>
          </table:table-cell>
          <table:table-cell table:style-name="ce162" table:formula="of:=IF(AND([.A10]&lt;=TODAY();[.A10]&lt;&gt;0);IF(ISERROR(VLOOKUP([.C10];[$Info.$A$18:.$A$21];1;0));INDIRECT(ADDRESS(1+WEEKDAY([.A10];2);3;1;1;&quot;Info&quot;));0);&quot;&quot;)">
            <text:p/>
          </table:table-cell>
          <table:table-cell table:style-name="ce163" table:formula="of:=IF(AND([.A10]&lt;=TODAY();[.A10]&lt;&gt;0);IF(NOT(ISBLANK([.G10]));IF([.E10]&lt;&gt;0;[.E10]-[.F10]-[.G10];-[.G10]);&quot;&quot;);&quot;&quot;)">
            <text:p/>
          </table:table-cell>
          <table:table-cell table:style-name="ce164" table:formula="of:=HOUR([.E10]-[.F10])*INDIRECT(ADDRESS(1+WEEKDAY([.A10];2);5;1;1;&quot;Info&quot;))+MINUTE([.E10]-[.F10])/60*INDIRECT(ADDRESS(1+WEEKDAY([.A10];2);5;1;1;&quot;Info&quot;))" office:value-type="float" office:value="0" calcext:value-type="float">
            <text:p>0,00</text:p>
          </table:table-cell>
          <table:table-cell table:number-columns-repeated="1015"/>
        </table:table-row>
        <table:table-row table:style-name="ro3">
          <table:table-cell table:style-name="ce156" table:formula="of:=IF(MONTH([.A10]+1)=MONTH([.A$6]);[.A10]+1;0)" office:value-type="date" office:date-value="2023-08-06" calcext:value-type="date">
            <text:p>06.08.23</text:p>
          </table:table-cell>
          <table:table-cell table:style-name="ce157" table:formula="of:=IF([.A11]=0;&quot;&quot;;VLOOKUP(WEEKDAY([.A11];2);[$Info.$A$2:.$B$8];2))" office:value-type="string" office:string-value="Sunday" calcext:value-type="string">
            <text:p>Sunday</text:p>
          </table:table-cell>
          <table:table-cell table:style-name="ce159" table:number-columns-repeated="2"/>
          <table:table-cell table:style-name="ce160" table:formula="of:=IF(ISERROR(VLOOKUP([.C11];[$Info.$A$18:.$A$22];1;0));IF([.D11]&lt;[.C11];1+[.D11]-[.C11];[.D11]-[.C11]);0)" office:value-type="time" office:time-value="PT00H00M00S" calcext:value-type="time">
            <text:p>00:00</text:p>
          </table:table-cell>
          <table:table-cell table:style-name="ce161" table:formula="of:=IF(NOT(ISBLANK([.D11]));INDIRECT(ADDRESS(1+WEEKDAY([.A11];2);4;1;1;&quot;Info&quot;));0)" office:value-type="time" office:time-value="PT00H00M00S" calcext:value-type="time">
            <text:p>00:00</text:p>
          </table:table-cell>
          <table:table-cell table:style-name="ce162" table:formula="of:=IF(AND([.A11]&lt;=TODAY();[.A11]&lt;&gt;0);IF(ISERROR(VLOOKUP([.C11];[$Info.$A$18:.$A$21];1;0));INDIRECT(ADDRESS(1+WEEKDAY([.A11];2);3;1;1;&quot;Info&quot;));0);&quot;&quot;)">
            <text:p/>
          </table:table-cell>
          <table:table-cell table:style-name="ce163" table:formula="of:=IF(AND([.A11]&lt;=TODAY();[.A11]&lt;&gt;0);IF(NOT(ISBLANK([.G11]));IF([.E11]&lt;&gt;0;[.E11]-[.F11]-[.G11];-[.G11]);&quot;&quot;);&quot;&quot;)">
            <text:p/>
          </table:table-cell>
          <table:table-cell table:style-name="ce164" table:formula="of:=HOUR([.E11]-[.F11])*INDIRECT(ADDRESS(1+WEEKDAY([.A11];2);5;1;1;&quot;Info&quot;))+MINUTE([.E11]-[.F11])/60*INDIRECT(ADDRESS(1+WEEKDAY([.A11];2);5;1;1;&quot;Info&quot;))" office:value-type="float" office:value="0" calcext:value-type="float">
            <text:p>0,00</text:p>
          </table:table-cell>
          <table:table-cell table:number-columns-repeated="1015"/>
        </table:table-row>
        <table:table-row table:style-name="ro3">
          <table:table-cell table:style-name="ce156" table:formula="of:=IF(MONTH([.A11]+1)=MONTH([.A$6]);[.A11]+1;0)" office:value-type="date" office:date-value="2023-08-07" calcext:value-type="date">
            <text:p>07.08.23</text:p>
          </table:table-cell>
          <table:table-cell table:style-name="ce157" table:formula="of:=IF([.A12]=0;&quot;&quot;;VLOOKUP(WEEKDAY([.A12];2);[$Info.$A$2:.$B$8];2))" office:value-type="string" office:string-value="Monday" calcext:value-type="string">
            <text:p>Monday</text:p>
          </table:table-cell>
          <table:table-cell table:style-name="ce159" table:number-columns-repeated="2"/>
          <table:table-cell table:style-name="ce160" table:formula="of:=IF(ISERROR(VLOOKUP([.C12];[$Info.$A$18:.$A$22];1;0));IF([.D12]&lt;[.C12];1+[.D12]-[.C12];[.D12]-[.C12]);0)" office:value-type="time" office:time-value="PT00H00M00S" calcext:value-type="time">
            <text:p>00:00</text:p>
          </table:table-cell>
          <table:table-cell table:style-name="ce161" table:formula="of:=IF(NOT(ISBLANK([.D12]));INDIRECT(ADDRESS(1+WEEKDAY([.A12];2);4;1;1;&quot;Info&quot;));0)" office:value-type="time" office:time-value="PT00H00M00S" calcext:value-type="time">
            <text:p>00:00</text:p>
          </table:table-cell>
          <table:table-cell table:style-name="ce162" table:formula="of:=IF(AND([.A12]&lt;=TODAY();[.A12]&lt;&gt;0);IF(ISERROR(VLOOKUP([.C12];[$Info.$A$18:.$A$21];1;0));INDIRECT(ADDRESS(1+WEEKDAY([.A12];2);3;1;1;&quot;Info&quot;));0);&quot;&quot;)">
            <text:p/>
          </table:table-cell>
          <table:table-cell table:style-name="ce163" table:formula="of:=IF(AND([.A12]&lt;=TODAY();[.A12]&lt;&gt;0);IF(NOT(ISBLANK([.G12]));IF([.E12]&lt;&gt;0;[.E12]-[.F12]-[.G12];-[.G12]);&quot;&quot;);&quot;&quot;)">
            <text:p/>
          </table:table-cell>
          <table:table-cell table:style-name="ce164" table:formula="of:=HOUR([.E12]-[.F12])*INDIRECT(ADDRESS(1+WEEKDAY([.A12];2);5;1;1;&quot;Info&quot;))+MINUTE([.E12]-[.F12])/60*INDIRECT(ADDRESS(1+WEEKDAY([.A12];2);5;1;1;&quot;Info&quot;))" office:value-type="float" office:value="0" calcext:value-type="float">
            <text:p>0,00</text:p>
          </table:table-cell>
          <table:table-cell table:number-columns-repeated="1015"/>
        </table:table-row>
        <table:table-row table:style-name="ro3">
          <table:table-cell table:style-name="ce156" table:formula="of:=IF(MONTH([.A12]+1)=MONTH([.A$6]);[.A12]+1;0)" office:value-type="date" office:date-value="2023-08-08" calcext:value-type="date">
            <text:p>08.08.23</text:p>
          </table:table-cell>
          <table:table-cell table:style-name="ce157" table:formula="of:=IF([.A13]=0;&quot;&quot;;VLOOKUP(WEEKDAY([.A13];2);[$Info.$A$2:.$B$8];2))" office:value-type="string" office:string-value="Tuesday" calcext:value-type="string">
            <text:p>Tuesday</text:p>
          </table:table-cell>
          <table:table-cell table:style-name="ce159" table:number-columns-repeated="2"/>
          <table:table-cell table:style-name="ce160" table:formula="of:=IF(ISERROR(VLOOKUP([.C13];[$Info.$A$18:.$A$22];1;0));IF([.D13]&lt;[.C13];1+[.D13]-[.C13];[.D13]-[.C13]);0)" office:value-type="time" office:time-value="PT00H00M00S" calcext:value-type="time">
            <text:p>00:00</text:p>
          </table:table-cell>
          <table:table-cell table:style-name="ce161" table:formula="of:=IF(NOT(ISBLANK([.D13]));INDIRECT(ADDRESS(1+WEEKDAY([.A13];2);4;1;1;&quot;Info&quot;));0)" office:value-type="time" office:time-value="PT00H00M00S" calcext:value-type="time">
            <text:p>00:00</text:p>
          </table:table-cell>
          <table:table-cell table:style-name="ce162" table:formula="of:=IF(AND([.A13]&lt;=TODAY();[.A13]&lt;&gt;0);IF(ISERROR(VLOOKUP([.C13];[$Info.$A$18:.$A$21];1;0));INDIRECT(ADDRESS(1+WEEKDAY([.A13];2);3;1;1;&quot;Info&quot;));0);&quot;&quot;)">
            <text:p/>
          </table:table-cell>
          <table:table-cell table:style-name="ce163" table:formula="of:=IF(AND([.A13]&lt;=TODAY();[.A13]&lt;&gt;0);IF(NOT(ISBLANK([.G13]));IF([.E13]&lt;&gt;0;[.E13]-[.F13]-[.G13];-[.G13]);&quot;&quot;);&quot;&quot;)">
            <text:p/>
          </table:table-cell>
          <table:table-cell table:style-name="ce164" table:formula="of:=HOUR([.E13]-[.F13])*INDIRECT(ADDRESS(1+WEEKDAY([.A13];2);5;1;1;&quot;Info&quot;))+MINUTE([.E13]-[.F13])/60*INDIRECT(ADDRESS(1+WEEKDAY([.A13];2);5;1;1;&quot;Info&quot;))" office:value-type="float" office:value="0" calcext:value-type="float">
            <text:p>0,00</text:p>
          </table:table-cell>
          <table:table-cell table:number-columns-repeated="1015"/>
        </table:table-row>
        <table:table-row table:style-name="ro3">
          <table:table-cell table:style-name="ce156" table:formula="of:=IF(MONTH([.A13]+1)=MONTH([.A$6]);[.A13]+1;0)" office:value-type="date" office:date-value="2023-08-09" calcext:value-type="date">
            <text:p>09.08.23</text:p>
          </table:table-cell>
          <table:table-cell table:style-name="ce157" table:formula="of:=IF([.A14]=0;&quot;&quot;;VLOOKUP(WEEKDAY([.A14];2);[$Info.$A$2:.$B$8];2))" office:value-type="string" office:string-value="Wednesday" calcext:value-type="string">
            <text:p>Wednesday</text:p>
          </table:table-cell>
          <table:table-cell table:style-name="ce159" table:number-columns-repeated="2"/>
          <table:table-cell table:style-name="ce160" table:formula="of:=IF(ISERROR(VLOOKUP([.C14];[$Info.$A$18:.$A$22];1;0));IF([.D14]&lt;[.C14];1+[.D14]-[.C14];[.D14]-[.C14]);0)" office:value-type="time" office:time-value="PT00H00M00S" calcext:value-type="time">
            <text:p>00:00</text:p>
          </table:table-cell>
          <table:table-cell table:style-name="ce161" table:formula="of:=IF(NOT(ISBLANK([.D14]));INDIRECT(ADDRESS(1+WEEKDAY([.A14];2);4;1;1;&quot;Info&quot;));0)" office:value-type="time" office:time-value="PT00H00M00S" calcext:value-type="time">
            <text:p>00:00</text:p>
          </table:table-cell>
          <table:table-cell table:style-name="ce162" table:formula="of:=IF(AND([.A14]&lt;=TODAY();[.A14]&lt;&gt;0);IF(ISERROR(VLOOKUP([.C14];[$Info.$A$18:.$A$21];1;0));INDIRECT(ADDRESS(1+WEEKDAY([.A14];2);3;1;1;&quot;Info&quot;));0);&quot;&quot;)">
            <text:p/>
          </table:table-cell>
          <table:table-cell table:style-name="ce163" table:formula="of:=IF(AND([.A14]&lt;=TODAY();[.A14]&lt;&gt;0);IF(NOT(ISBLANK([.G14]));IF([.E14]&lt;&gt;0;[.E14]-[.F14]-[.G14];-[.G14]);&quot;&quot;);&quot;&quot;)">
            <text:p/>
          </table:table-cell>
          <table:table-cell table:style-name="ce164" table:formula="of:=HOUR([.E14]-[.F14])*INDIRECT(ADDRESS(1+WEEKDAY([.A14];2);5;1;1;&quot;Info&quot;))+MINUTE([.E14]-[.F14])/60*INDIRECT(ADDRESS(1+WEEKDAY([.A14];2);5;1;1;&quot;Info&quot;))" office:value-type="float" office:value="0" calcext:value-type="float">
            <text:p>0,00</text:p>
          </table:table-cell>
          <table:table-cell table:number-columns-repeated="1015"/>
        </table:table-row>
        <table:table-row table:style-name="ro3">
          <table:table-cell table:style-name="ce156" table:formula="of:=IF(MONTH([.A14]+1)=MONTH([.A$6]);[.A14]+1;0)" office:value-type="date" office:date-value="2023-08-10" calcext:value-type="date">
            <text:p>10.08.23</text:p>
          </table:table-cell>
          <table:table-cell table:style-name="ce157" table:formula="of:=IF([.A15]=0;&quot;&quot;;VLOOKUP(WEEKDAY([.A15];2);[$Info.$A$2:.$B$8];2))" office:value-type="string" office:string-value="Thursday" calcext:value-type="string">
            <text:p>Thursday</text:p>
          </table:table-cell>
          <table:table-cell table:style-name="ce159" table:number-columns-repeated="2"/>
          <table:table-cell table:style-name="ce160" table:formula="of:=IF(ISERROR(VLOOKUP([.C15];[$Info.$A$18:.$A$22];1;0));IF([.D15]&lt;[.C15];1+[.D15]-[.C15];[.D15]-[.C15]);0)" office:value-type="time" office:time-value="PT00H00M00S" calcext:value-type="time">
            <text:p>00:00</text:p>
          </table:table-cell>
          <table:table-cell table:style-name="ce161" table:formula="of:=IF(NOT(ISBLANK([.D15]));INDIRECT(ADDRESS(1+WEEKDAY([.A15];2);4;1;1;&quot;Info&quot;));0)" office:value-type="time" office:time-value="PT00H00M00S" calcext:value-type="time">
            <text:p>00:00</text:p>
          </table:table-cell>
          <table:table-cell table:style-name="ce162" table:formula="of:=IF(AND([.A15]&lt;=TODAY();[.A15]&lt;&gt;0);IF(ISERROR(VLOOKUP([.C15];[$Info.$A$18:.$A$21];1;0));INDIRECT(ADDRESS(1+WEEKDAY([.A15];2);3;1;1;&quot;Info&quot;));0);&quot;&quot;)">
            <text:p/>
          </table:table-cell>
          <table:table-cell table:style-name="ce163" table:formula="of:=IF(AND([.A15]&lt;=TODAY();[.A15]&lt;&gt;0);IF(NOT(ISBLANK([.G15]));IF([.E15]&lt;&gt;0;[.E15]-[.F15]-[.G15];-[.G15]);&quot;&quot;);&quot;&quot;)">
            <text:p/>
          </table:table-cell>
          <table:table-cell table:style-name="ce164" table:formula="of:=HOUR([.E15]-[.F15])*INDIRECT(ADDRESS(1+WEEKDAY([.A15];2);5;1;1;&quot;Info&quot;))+MINUTE([.E15]-[.F15])/60*INDIRECT(ADDRESS(1+WEEKDAY([.A15];2);5;1;1;&quot;Info&quot;))" office:value-type="float" office:value="0" calcext:value-type="float">
            <text:p>0,00</text:p>
          </table:table-cell>
          <table:table-cell table:number-columns-repeated="1015"/>
        </table:table-row>
        <table:table-row table:style-name="ro3">
          <table:table-cell table:style-name="ce156" table:formula="of:=IF(MONTH([.A15]+1)=MONTH([.A$6]);[.A15]+1;0)" office:value-type="date" office:date-value="2023-08-11" calcext:value-type="date">
            <text:p>11.08.23</text:p>
          </table:table-cell>
          <table:table-cell table:style-name="ce157" table:formula="of:=IF([.A16]=0;&quot;&quot;;VLOOKUP(WEEKDAY([.A16];2);[$Info.$A$2:.$B$8];2))" office:value-type="string" office:string-value="Friday" calcext:value-type="string">
            <text:p>Friday</text:p>
          </table:table-cell>
          <table:table-cell table:style-name="ce159" table:number-columns-repeated="2"/>
          <table:table-cell table:style-name="ce160" table:formula="of:=IF(ISERROR(VLOOKUP([.C16];[$Info.$A$18:.$A$22];1;0));IF([.D16]&lt;[.C16];1+[.D16]-[.C16];[.D16]-[.C16]);0)" office:value-type="time" office:time-value="PT00H00M00S" calcext:value-type="time">
            <text:p>00:00</text:p>
          </table:table-cell>
          <table:table-cell table:style-name="ce161" table:formula="of:=IF(NOT(ISBLANK([.D16]));INDIRECT(ADDRESS(1+WEEKDAY([.A16];2);4;1;1;&quot;Info&quot;));0)" office:value-type="time" office:time-value="PT00H00M00S" calcext:value-type="time">
            <text:p>00:00</text:p>
          </table:table-cell>
          <table:table-cell table:style-name="ce162" table:formula="of:=IF(AND([.A16]&lt;=TODAY();[.A16]&lt;&gt;0);IF(ISERROR(VLOOKUP([.C16];[$Info.$A$18:.$A$21];1;0));INDIRECT(ADDRESS(1+WEEKDAY([.A16];2);3;1;1;&quot;Info&quot;));0);&quot;&quot;)">
            <text:p/>
          </table:table-cell>
          <table:table-cell table:style-name="ce163" table:formula="of:=IF(AND([.A16]&lt;=TODAY();[.A16]&lt;&gt;0);IF(NOT(ISBLANK([.G16]));IF([.E16]&lt;&gt;0;[.E16]-[.F16]-[.G16];-[.G16]);&quot;&quot;);&quot;&quot;)">
            <text:p/>
          </table:table-cell>
          <table:table-cell table:style-name="ce164" table:formula="of:=HOUR([.E16]-[.F16])*INDIRECT(ADDRESS(1+WEEKDAY([.A16];2);5;1;1;&quot;Info&quot;))+MINUTE([.E16]-[.F16])/60*INDIRECT(ADDRESS(1+WEEKDAY([.A16];2);5;1;1;&quot;Info&quot;))" office:value-type="float" office:value="0" calcext:value-type="float">
            <text:p>0,00</text:p>
          </table:table-cell>
          <table:table-cell table:number-columns-repeated="1015"/>
        </table:table-row>
        <table:table-row table:style-name="ro3">
          <table:table-cell table:style-name="ce156" table:formula="of:=IF(MONTH([.A16]+1)=MONTH([.A$6]);[.A16]+1;0)" office:value-type="date" office:date-value="2023-08-12" calcext:value-type="date">
            <text:p>12.08.23</text:p>
          </table:table-cell>
          <table:table-cell table:style-name="ce157" table:formula="of:=IF([.A17]=0;&quot;&quot;;VLOOKUP(WEEKDAY([.A17];2);[$Info.$A$2:.$B$8];2))" office:value-type="string" office:string-value="Saturday" calcext:value-type="string">
            <text:p>Saturday</text:p>
          </table:table-cell>
          <table:table-cell table:style-name="ce159" table:number-columns-repeated="2"/>
          <table:table-cell table:style-name="ce160" table:formula="of:=IF(ISERROR(VLOOKUP([.C17];[$Info.$A$18:.$A$22];1;0));IF([.D17]&lt;[.C17];1+[.D17]-[.C17];[.D17]-[.C17]);0)" office:value-type="time" office:time-value="PT00H00M00S" calcext:value-type="time">
            <text:p>00:00</text:p>
          </table:table-cell>
          <table:table-cell table:style-name="ce161" table:formula="of:=IF(NOT(ISBLANK([.D17]));INDIRECT(ADDRESS(1+WEEKDAY([.A17];2);4;1;1;&quot;Info&quot;));0)" office:value-type="time" office:time-value="PT00H00M00S" calcext:value-type="time">
            <text:p>00:00</text:p>
          </table:table-cell>
          <table:table-cell table:style-name="ce162" table:formula="of:=IF(AND([.A17]&lt;=TODAY();[.A17]&lt;&gt;0);IF(ISERROR(VLOOKUP([.C17];[$Info.$A$18:.$A$21];1;0));INDIRECT(ADDRESS(1+WEEKDAY([.A17];2);3;1;1;&quot;Info&quot;));0);&quot;&quot;)">
            <text:p/>
          </table:table-cell>
          <table:table-cell table:style-name="ce163" table:formula="of:=IF(AND([.A17]&lt;=TODAY();[.A17]&lt;&gt;0);IF(NOT(ISBLANK([.G17]));IF([.E17]&lt;&gt;0;[.E17]-[.F17]-[.G17];-[.G17]);&quot;&quot;);&quot;&quot;)">
            <text:p/>
          </table:table-cell>
          <table:table-cell table:style-name="ce164" table:formula="of:=HOUR([.E17]-[.F17])*INDIRECT(ADDRESS(1+WEEKDAY([.A17];2);5;1;1;&quot;Info&quot;))+MINUTE([.E17]-[.F17])/60*INDIRECT(ADDRESS(1+WEEKDAY([.A17];2);5;1;1;&quot;Info&quot;))" office:value-type="float" office:value="0" calcext:value-type="float">
            <text:p>0,00</text:p>
          </table:table-cell>
          <table:table-cell table:number-columns-repeated="1015"/>
        </table:table-row>
        <table:table-row table:style-name="ro3">
          <table:table-cell table:style-name="ce156" table:formula="of:=IF(MONTH([.A17]+1)=MONTH([.A$6]);[.A17]+1;0)" office:value-type="date" office:date-value="2023-08-13" calcext:value-type="date">
            <text:p>13.08.23</text:p>
          </table:table-cell>
          <table:table-cell table:style-name="ce157" table:formula="of:=IF([.A18]=0;&quot;&quot;;VLOOKUP(WEEKDAY([.A18];2);[$Info.$A$2:.$B$8];2))" office:value-type="string" office:string-value="Sunday" calcext:value-type="string">
            <text:p>Sunday</text:p>
          </table:table-cell>
          <table:table-cell table:style-name="ce159" table:number-columns-repeated="2"/>
          <table:table-cell table:style-name="ce160" table:formula="of:=IF(ISERROR(VLOOKUP([.C18];[$Info.$A$18:.$A$22];1;0));IF([.D18]&lt;[.C18];1+[.D18]-[.C18];[.D18]-[.C18]);0)" office:value-type="time" office:time-value="PT00H00M00S" calcext:value-type="time">
            <text:p>00:00</text:p>
          </table:table-cell>
          <table:table-cell table:style-name="ce161" table:formula="of:=IF(NOT(ISBLANK([.D18]));INDIRECT(ADDRESS(1+WEEKDAY([.A18];2);4;1;1;&quot;Info&quot;));0)" office:value-type="time" office:time-value="PT00H00M00S" calcext:value-type="time">
            <text:p>00:00</text:p>
          </table:table-cell>
          <table:table-cell table:style-name="ce162" table:formula="of:=IF(AND([.A18]&lt;=TODAY();[.A18]&lt;&gt;0);IF(ISERROR(VLOOKUP([.C18];[$Info.$A$18:.$A$21];1;0));INDIRECT(ADDRESS(1+WEEKDAY([.A18];2);3;1;1;&quot;Info&quot;));0);&quot;&quot;)">
            <text:p/>
          </table:table-cell>
          <table:table-cell table:style-name="ce163" table:formula="of:=IF(AND([.A18]&lt;=TODAY();[.A18]&lt;&gt;0);IF(NOT(ISBLANK([.G18]));IF([.E18]&lt;&gt;0;[.E18]-[.F18]-[.G18];-[.G18]);&quot;&quot;);&quot;&quot;)">
            <text:p/>
          </table:table-cell>
          <table:table-cell table:style-name="ce164" table:formula="of:=HOUR([.E18]-[.F18])*INDIRECT(ADDRESS(1+WEEKDAY([.A18];2);5;1;1;&quot;Info&quot;))+MINUTE([.E18]-[.F18])/60*INDIRECT(ADDRESS(1+WEEKDAY([.A18];2);5;1;1;&quot;Info&quot;))" office:value-type="float" office:value="0" calcext:value-type="float">
            <text:p>0,00</text:p>
          </table:table-cell>
          <table:table-cell table:number-columns-repeated="1015"/>
        </table:table-row>
        <table:table-row table:style-name="ro3">
          <table:table-cell table:style-name="ce156" table:formula="of:=IF(MONTH([.A18]+1)=MONTH([.A$6]);[.A18]+1;0)" office:value-type="date" office:date-value="2023-08-14" calcext:value-type="date">
            <text:p>14.08.23</text:p>
          </table:table-cell>
          <table:table-cell table:style-name="ce157" table:formula="of:=IF([.A19]=0;&quot;&quot;;VLOOKUP(WEEKDAY([.A19];2);[$Info.$A$2:.$B$8];2))" office:value-type="string" office:string-value="Monday" calcext:value-type="string">
            <text:p>Monday</text:p>
          </table:table-cell>
          <table:table-cell table:style-name="ce159" table:number-columns-repeated="2"/>
          <table:table-cell table:style-name="ce160" table:formula="of:=IF(ISERROR(VLOOKUP([.C19];[$Info.$A$18:.$A$22];1;0));IF([.D19]&lt;[.C19];1+[.D19]-[.C19];[.D19]-[.C19]);0)" office:value-type="time" office:time-value="PT00H00M00S" calcext:value-type="time">
            <text:p>00:00</text:p>
          </table:table-cell>
          <table:table-cell table:style-name="ce161" table:formula="of:=IF(NOT(ISBLANK([.D19]));INDIRECT(ADDRESS(1+WEEKDAY([.A19];2);4;1;1;&quot;Info&quot;));0)" office:value-type="time" office:time-value="PT00H00M00S" calcext:value-type="time">
            <text:p>00:00</text:p>
          </table:table-cell>
          <table:table-cell table:style-name="ce162" table:formula="of:=IF(AND([.A19]&lt;=TODAY();[.A19]&lt;&gt;0);IF(ISERROR(VLOOKUP([.C19];[$Info.$A$18:.$A$21];1;0));INDIRECT(ADDRESS(1+WEEKDAY([.A19];2);3;1;1;&quot;Info&quot;));0);&quot;&quot;)">
            <text:p/>
          </table:table-cell>
          <table:table-cell table:style-name="ce163" table:formula="of:=IF(AND([.A19]&lt;=TODAY();[.A19]&lt;&gt;0);IF(NOT(ISBLANK([.G19]));IF([.E19]&lt;&gt;0;[.E19]-[.F19]-[.G19];-[.G19]);&quot;&quot;);&quot;&quot;)">
            <text:p/>
          </table:table-cell>
          <table:table-cell table:style-name="ce164" table:formula="of:=HOUR([.E19]-[.F19])*INDIRECT(ADDRESS(1+WEEKDAY([.A19];2);5;1;1;&quot;Info&quot;))+MINUTE([.E19]-[.F19])/60*INDIRECT(ADDRESS(1+WEEKDAY([.A19];2);5;1;1;&quot;Info&quot;))" office:value-type="float" office:value="0" calcext:value-type="float">
            <text:p>0,00</text:p>
          </table:table-cell>
          <table:table-cell table:number-columns-repeated="1015"/>
        </table:table-row>
        <table:table-row table:style-name="ro3">
          <table:table-cell table:style-name="ce156" table:formula="of:=IF(MONTH([.A19]+1)=MONTH([.A$6]);[.A19]+1;0)" office:value-type="date" office:date-value="2023-08-15" calcext:value-type="date">
            <text:p>15.08.23</text:p>
          </table:table-cell>
          <table:table-cell table:style-name="ce157" table:formula="of:=IF([.A20]=0;&quot;&quot;;VLOOKUP(WEEKDAY([.A20];2);[$Info.$A$2:.$B$8];2))" office:value-type="string" office:string-value="Tuesday" calcext:value-type="string">
            <text:p>Tuesday</text:p>
          </table:table-cell>
          <table:table-cell table:style-name="ce159" table:number-columns-repeated="2"/>
          <table:table-cell table:style-name="ce160" table:formula="of:=IF(ISERROR(VLOOKUP([.C20];[$Info.$A$18:.$A$22];1;0));IF([.D20]&lt;[.C20];1+[.D20]-[.C20];[.D20]-[.C20]);0)" office:value-type="time" office:time-value="PT00H00M00S" calcext:value-type="time">
            <text:p>00:00</text:p>
          </table:table-cell>
          <table:table-cell table:style-name="ce161" table:formula="of:=IF(NOT(ISBLANK([.D20]));INDIRECT(ADDRESS(1+WEEKDAY([.A20];2);4;1;1;&quot;Info&quot;));0)" office:value-type="time" office:time-value="PT00H00M00S" calcext:value-type="time">
            <text:p>00:00</text:p>
          </table:table-cell>
          <table:table-cell table:style-name="ce162" table:formula="of:=IF(AND([.A20]&lt;=TODAY();[.A20]&lt;&gt;0);IF(ISERROR(VLOOKUP([.C20];[$Info.$A$18:.$A$21];1;0));INDIRECT(ADDRESS(1+WEEKDAY([.A20];2);3;1;1;&quot;Info&quot;));0);&quot;&quot;)">
            <text:p/>
          </table:table-cell>
          <table:table-cell table:style-name="ce163" table:formula="of:=IF(AND([.A20]&lt;=TODAY();[.A20]&lt;&gt;0);IF(NOT(ISBLANK([.G20]));IF([.E20]&lt;&gt;0;[.E20]-[.F20]-[.G20];-[.G20]);&quot;&quot;);&quot;&quot;)">
            <text:p/>
          </table:table-cell>
          <table:table-cell table:style-name="ce164" table:formula="of:=HOUR([.E20]-[.F20])*INDIRECT(ADDRESS(1+WEEKDAY([.A20];2);5;1;1;&quot;Info&quot;))+MINUTE([.E20]-[.F20])/60*INDIRECT(ADDRESS(1+WEEKDAY([.A20];2);5;1;1;&quot;Info&quot;))" office:value-type="float" office:value="0" calcext:value-type="float">
            <text:p>0,00</text:p>
          </table:table-cell>
          <table:table-cell table:number-columns-repeated="1015"/>
        </table:table-row>
        <table:table-row table:style-name="ro3">
          <table:table-cell table:style-name="ce156" table:formula="of:=IF(MONTH([.A20]+1)=MONTH([.A$6]);[.A20]+1;0)" office:value-type="date" office:date-value="2023-08-16" calcext:value-type="date">
            <text:p>16.08.23</text:p>
          </table:table-cell>
          <table:table-cell table:style-name="ce157" table:formula="of:=IF([.A21]=0;&quot;&quot;;VLOOKUP(WEEKDAY([.A21];2);[$Info.$A$2:.$B$8];2))" office:value-type="string" office:string-value="Wednesday" calcext:value-type="string">
            <text:p>Wednesday</text:p>
          </table:table-cell>
          <table:table-cell table:style-name="ce159" table:number-columns-repeated="2"/>
          <table:table-cell table:style-name="ce160" table:formula="of:=IF(ISERROR(VLOOKUP([.C21];[$Info.$A$18:.$A$22];1;0));IF([.D21]&lt;[.C21];1+[.D21]-[.C21];[.D21]-[.C21]);0)" office:value-type="time" office:time-value="PT00H00M00S" calcext:value-type="time">
            <text:p>00:00</text:p>
          </table:table-cell>
          <table:table-cell table:style-name="ce161" table:formula="of:=IF(NOT(ISBLANK([.D21]));INDIRECT(ADDRESS(1+WEEKDAY([.A21];2);4;1;1;&quot;Info&quot;));0)" office:value-type="time" office:time-value="PT00H00M00S" calcext:value-type="time">
            <text:p>00:00</text:p>
          </table:table-cell>
          <table:table-cell table:style-name="ce162" table:formula="of:=IF(AND([.A21]&lt;=TODAY();[.A21]&lt;&gt;0);IF(ISERROR(VLOOKUP([.C21];[$Info.$A$18:.$A$21];1;0));INDIRECT(ADDRESS(1+WEEKDAY([.A21];2);3;1;1;&quot;Info&quot;));0);&quot;&quot;)">
            <text:p/>
          </table:table-cell>
          <table:table-cell table:style-name="ce163" table:formula="of:=IF(AND([.A21]&lt;=TODAY();[.A21]&lt;&gt;0);IF(NOT(ISBLANK([.G21]));IF([.E21]&lt;&gt;0;[.E21]-[.F21]-[.G21];-[.G21]);&quot;&quot;);&quot;&quot;)">
            <text:p/>
          </table:table-cell>
          <table:table-cell table:style-name="ce164" table:formula="of:=HOUR([.E21]-[.F21])*INDIRECT(ADDRESS(1+WEEKDAY([.A21];2);5;1;1;&quot;Info&quot;))+MINUTE([.E21]-[.F21])/60*INDIRECT(ADDRESS(1+WEEKDAY([.A21];2);5;1;1;&quot;Info&quot;))" office:value-type="float" office:value="0" calcext:value-type="float">
            <text:p>0,00</text:p>
          </table:table-cell>
          <table:table-cell table:number-columns-repeated="1015"/>
        </table:table-row>
        <table:table-row table:style-name="ro3">
          <table:table-cell table:style-name="ce156" table:formula="of:=IF(MONTH([.A21]+1)=MONTH([.A$6]);[.A21]+1;0)" office:value-type="date" office:date-value="2023-08-17" calcext:value-type="date">
            <text:p>17.08.23</text:p>
          </table:table-cell>
          <table:table-cell table:style-name="ce157" table:formula="of:=IF([.A22]=0;&quot;&quot;;VLOOKUP(WEEKDAY([.A22];2);[$Info.$A$2:.$B$8];2))" office:value-type="string" office:string-value="Thursday" calcext:value-type="string">
            <text:p>Thursday</text:p>
          </table:table-cell>
          <table:table-cell table:style-name="ce159" table:number-columns-repeated="2"/>
          <table:table-cell table:style-name="ce160" table:formula="of:=IF(ISERROR(VLOOKUP([.C22];[$Info.$A$18:.$A$22];1;0));IF([.D22]&lt;[.C22];1+[.D22]-[.C22];[.D22]-[.C22]);0)" office:value-type="time" office:time-value="PT00H00M00S" calcext:value-type="time">
            <text:p>00:00</text:p>
          </table:table-cell>
          <table:table-cell table:style-name="ce161" table:formula="of:=IF(NOT(ISBLANK([.D22]));INDIRECT(ADDRESS(1+WEEKDAY([.A22];2);4;1;1;&quot;Info&quot;));0)" office:value-type="time" office:time-value="PT00H00M00S" calcext:value-type="time">
            <text:p>00:00</text:p>
          </table:table-cell>
          <table:table-cell table:style-name="ce162" table:formula="of:=IF(AND([.A22]&lt;=TODAY();[.A22]&lt;&gt;0);IF(ISERROR(VLOOKUP([.C22];[$Info.$A$18:.$A$21];1;0));INDIRECT(ADDRESS(1+WEEKDAY([.A22];2);3;1;1;&quot;Info&quot;));0);&quot;&quot;)">
            <text:p/>
          </table:table-cell>
          <table:table-cell table:style-name="ce163" table:formula="of:=IF(AND([.A22]&lt;=TODAY();[.A22]&lt;&gt;0);IF(NOT(ISBLANK([.G22]));IF([.E22]&lt;&gt;0;[.E22]-[.F22]-[.G22];-[.G22]);&quot;&quot;);&quot;&quot;)">
            <text:p/>
          </table:table-cell>
          <table:table-cell table:style-name="ce164" table:formula="of:=HOUR([.E22]-[.F22])*INDIRECT(ADDRESS(1+WEEKDAY([.A22];2);5;1;1;&quot;Info&quot;))+MINUTE([.E22]-[.F22])/60*INDIRECT(ADDRESS(1+WEEKDAY([.A22];2);5;1;1;&quot;Info&quot;))" office:value-type="float" office:value="0" calcext:value-type="float">
            <text:p>0,00</text:p>
          </table:table-cell>
          <table:table-cell table:number-columns-repeated="1015"/>
        </table:table-row>
        <table:table-row table:style-name="ro3">
          <table:table-cell table:style-name="ce156" table:formula="of:=IF(MONTH([.A22]+1)=MONTH([.A$6]);[.A22]+1;0)" office:value-type="date" office:date-value="2023-08-18" calcext:value-type="date">
            <text:p>18.08.23</text:p>
          </table:table-cell>
          <table:table-cell table:style-name="ce157" table:formula="of:=IF([.A23]=0;&quot;&quot;;VLOOKUP(WEEKDAY([.A23];2);[$Info.$A$2:.$B$8];2))" office:value-type="string" office:string-value="Friday" calcext:value-type="string">
            <text:p>Friday</text:p>
          </table:table-cell>
          <table:table-cell table:style-name="ce159" table:number-columns-repeated="2"/>
          <table:table-cell table:style-name="ce160" table:formula="of:=IF(ISERROR(VLOOKUP([.C23];[$Info.$A$18:.$A$22];1;0));IF([.D23]&lt;[.C23];1+[.D23]-[.C23];[.D23]-[.C23]);0)" office:value-type="time" office:time-value="PT00H00M00S" calcext:value-type="time">
            <text:p>00:00</text:p>
          </table:table-cell>
          <table:table-cell table:style-name="ce161" table:formula="of:=IF(NOT(ISBLANK([.D23]));INDIRECT(ADDRESS(1+WEEKDAY([.A23];2);4;1;1;&quot;Info&quot;));0)" office:value-type="time" office:time-value="PT00H00M00S" calcext:value-type="time">
            <text:p>00:00</text:p>
          </table:table-cell>
          <table:table-cell table:style-name="ce162" table:formula="of:=IF(AND([.A23]&lt;=TODAY();[.A23]&lt;&gt;0);IF(ISERROR(VLOOKUP([.C23];[$Info.$A$18:.$A$21];1;0));INDIRECT(ADDRESS(1+WEEKDAY([.A23];2);3;1;1;&quot;Info&quot;));0);&quot;&quot;)">
            <text:p/>
          </table:table-cell>
          <table:table-cell table:style-name="ce163" table:formula="of:=IF(AND([.A23]&lt;=TODAY();[.A23]&lt;&gt;0);IF(NOT(ISBLANK([.G23]));IF([.E23]&lt;&gt;0;[.E23]-[.F23]-[.G23];-[.G23]);&quot;&quot;);&quot;&quot;)">
            <text:p/>
          </table:table-cell>
          <table:table-cell table:style-name="ce164" table:formula="of:=HOUR([.E23]-[.F23])*INDIRECT(ADDRESS(1+WEEKDAY([.A23];2);5;1;1;&quot;Info&quot;))+MINUTE([.E23]-[.F23])/60*INDIRECT(ADDRESS(1+WEEKDAY([.A23];2);5;1;1;&quot;Info&quot;))" office:value-type="float" office:value="0" calcext:value-type="float">
            <text:p>0,00</text:p>
          </table:table-cell>
          <table:table-cell table:number-columns-repeated="1015"/>
        </table:table-row>
        <table:table-row table:style-name="ro3">
          <table:table-cell table:style-name="ce156" table:formula="of:=IF(MONTH([.A23]+1)=MONTH([.A$6]);[.A23]+1;0)" office:value-type="date" office:date-value="2023-08-19" calcext:value-type="date">
            <text:p>19.08.23</text:p>
          </table:table-cell>
          <table:table-cell table:style-name="ce157" table:formula="of:=IF([.A24]=0;&quot;&quot;;VLOOKUP(WEEKDAY([.A24];2);[$Info.$A$2:.$B$8];2))" office:value-type="string" office:string-value="Saturday" calcext:value-type="string">
            <text:p>Saturday</text:p>
          </table:table-cell>
          <table:table-cell table:style-name="ce159" table:number-columns-repeated="2"/>
          <table:table-cell table:style-name="ce160" table:formula="of:=IF(ISERROR(VLOOKUP([.C24];[$Info.$A$18:.$A$22];1;0));IF([.D24]&lt;[.C24];1+[.D24]-[.C24];[.D24]-[.C24]);0)" office:value-type="time" office:time-value="PT00H00M00S" calcext:value-type="time">
            <text:p>00:00</text:p>
          </table:table-cell>
          <table:table-cell table:style-name="ce161" table:formula="of:=IF(NOT(ISBLANK([.D24]));INDIRECT(ADDRESS(1+WEEKDAY([.A24];2);4;1;1;&quot;Info&quot;));0)" office:value-type="time" office:time-value="PT00H00M00S" calcext:value-type="time">
            <text:p>00:00</text:p>
          </table:table-cell>
          <table:table-cell table:style-name="ce162" table:formula="of:=IF(AND([.A24]&lt;=TODAY();[.A24]&lt;&gt;0);IF(ISERROR(VLOOKUP([.C24];[$Info.$A$18:.$A$21];1;0));INDIRECT(ADDRESS(1+WEEKDAY([.A24];2);3;1;1;&quot;Info&quot;));0);&quot;&quot;)">
            <text:p/>
          </table:table-cell>
          <table:table-cell table:style-name="ce163" table:formula="of:=IF(AND([.A24]&lt;=TODAY();[.A24]&lt;&gt;0);IF(NOT(ISBLANK([.G24]));IF([.E24]&lt;&gt;0;[.E24]-[.F24]-[.G24];-[.G24]);&quot;&quot;);&quot;&quot;)">
            <text:p/>
          </table:table-cell>
          <table:table-cell table:style-name="ce164" table:formula="of:=HOUR([.E24]-[.F24])*INDIRECT(ADDRESS(1+WEEKDAY([.A24];2);5;1;1;&quot;Info&quot;))+MINUTE([.E24]-[.F24])/60*INDIRECT(ADDRESS(1+WEEKDAY([.A24];2);5;1;1;&quot;Info&quot;))" office:value-type="float" office:value="0" calcext:value-type="float">
            <text:p>0,00</text:p>
          </table:table-cell>
          <table:table-cell table:number-columns-repeated="1015"/>
        </table:table-row>
        <table:table-row table:style-name="ro3">
          <table:table-cell table:style-name="ce156" table:formula="of:=IF(MONTH([.A24]+1)=MONTH([.A$6]);[.A24]+1;0)" office:value-type="date" office:date-value="2023-08-20" calcext:value-type="date">
            <text:p>20.08.23</text:p>
          </table:table-cell>
          <table:table-cell table:style-name="ce157" table:formula="of:=IF([.A25]=0;&quot;&quot;;VLOOKUP(WEEKDAY([.A25];2);[$Info.$A$2:.$B$8];2))" office:value-type="string" office:string-value="Sunday" calcext:value-type="string">
            <text:p>Sunday</text:p>
          </table:table-cell>
          <table:table-cell table:style-name="ce159" table:number-columns-repeated="2"/>
          <table:table-cell table:style-name="ce160" table:formula="of:=IF(ISERROR(VLOOKUP([.C25];[$Info.$A$18:.$A$22];1;0));IF([.D25]&lt;[.C25];1+[.D25]-[.C25];[.D25]-[.C25]);0)" office:value-type="time" office:time-value="PT00H00M00S" calcext:value-type="time">
            <text:p>00:00</text:p>
          </table:table-cell>
          <table:table-cell table:style-name="ce161" table:formula="of:=IF(NOT(ISBLANK([.D25]));INDIRECT(ADDRESS(1+WEEKDAY([.A25];2);4;1;1;&quot;Info&quot;));0)" office:value-type="time" office:time-value="PT00H00M00S" calcext:value-type="time">
            <text:p>00:00</text:p>
          </table:table-cell>
          <table:table-cell table:style-name="ce162" table:formula="of:=IF(AND([.A25]&lt;=TODAY();[.A25]&lt;&gt;0);IF(ISERROR(VLOOKUP([.C25];[$Info.$A$18:.$A$21];1;0));INDIRECT(ADDRESS(1+WEEKDAY([.A25];2);3;1;1;&quot;Info&quot;));0);&quot;&quot;)">
            <text:p/>
          </table:table-cell>
          <table:table-cell table:style-name="ce163" table:formula="of:=IF(AND([.A25]&lt;=TODAY();[.A25]&lt;&gt;0);IF(NOT(ISBLANK([.G25]));IF([.E25]&lt;&gt;0;[.E25]-[.F25]-[.G25];-[.G25]);&quot;&quot;);&quot;&quot;)">
            <text:p/>
          </table:table-cell>
          <table:table-cell table:style-name="ce164" table:formula="of:=HOUR([.E25]-[.F25])*INDIRECT(ADDRESS(1+WEEKDAY([.A25];2);5;1;1;&quot;Info&quot;))+MINUTE([.E25]-[.F25])/60*INDIRECT(ADDRESS(1+WEEKDAY([.A25];2);5;1;1;&quot;Info&quot;))" office:value-type="float" office:value="0" calcext:value-type="float">
            <text:p>0,00</text:p>
          </table:table-cell>
          <table:table-cell table:number-columns-repeated="1015"/>
        </table:table-row>
        <table:table-row table:style-name="ro3">
          <table:table-cell table:style-name="ce156" table:formula="of:=IF(MONTH([.A25]+1)=MONTH([.A$6]);[.A25]+1;0)" office:value-type="date" office:date-value="2023-08-21" calcext:value-type="date">
            <text:p>21.08.23</text:p>
          </table:table-cell>
          <table:table-cell table:style-name="ce157" table:formula="of:=IF([.A26]=0;&quot;&quot;;VLOOKUP(WEEKDAY([.A26];2);[$Info.$A$2:.$B$8];2))" office:value-type="string" office:string-value="Monday" calcext:value-type="string">
            <text:p>Monday</text:p>
          </table:table-cell>
          <table:table-cell table:style-name="ce159" table:number-columns-repeated="2"/>
          <table:table-cell table:style-name="ce160" table:formula="of:=IF(ISERROR(VLOOKUP([.C26];[$Info.$A$18:.$A$22];1;0));IF([.D26]&lt;[.C26];1+[.D26]-[.C26];[.D26]-[.C26]);0)" office:value-type="time" office:time-value="PT00H00M00S" calcext:value-type="time">
            <text:p>00:00</text:p>
          </table:table-cell>
          <table:table-cell table:style-name="ce161" table:formula="of:=IF(NOT(ISBLANK([.D26]));INDIRECT(ADDRESS(1+WEEKDAY([.A26];2);4;1;1;&quot;Info&quot;));0)" office:value-type="time" office:time-value="PT00H00M00S" calcext:value-type="time">
            <text:p>00:00</text:p>
          </table:table-cell>
          <table:table-cell table:style-name="ce162" table:formula="of:=IF(AND([.A26]&lt;=TODAY();[.A26]&lt;&gt;0);IF(ISERROR(VLOOKUP([.C26];[$Info.$A$18:.$A$21];1;0));INDIRECT(ADDRESS(1+WEEKDAY([.A26];2);3;1;1;&quot;Info&quot;));0);&quot;&quot;)">
            <text:p/>
          </table:table-cell>
          <table:table-cell table:style-name="ce163" table:formula="of:=IF(AND([.A26]&lt;=TODAY();[.A26]&lt;&gt;0);IF(NOT(ISBLANK([.G26]));IF([.E26]&lt;&gt;0;[.E26]-[.F26]-[.G26];-[.G26]);&quot;&quot;);&quot;&quot;)">
            <text:p/>
          </table:table-cell>
          <table:table-cell table:style-name="ce164" table:formula="of:=HOUR([.E26]-[.F26])*INDIRECT(ADDRESS(1+WEEKDAY([.A26];2);5;1;1;&quot;Info&quot;))+MINUTE([.E26]-[.F26])/60*INDIRECT(ADDRESS(1+WEEKDAY([.A26];2);5;1;1;&quot;Info&quot;))" office:value-type="float" office:value="0" calcext:value-type="float">
            <text:p>0,00</text:p>
          </table:table-cell>
          <table:table-cell table:number-columns-repeated="1015"/>
        </table:table-row>
        <table:table-row table:style-name="ro3">
          <table:table-cell table:style-name="ce156" table:formula="of:=IF(MONTH([.A26]+1)=MONTH([.A$6]);[.A26]+1;0)" office:value-type="date" office:date-value="2023-08-22" calcext:value-type="date">
            <text:p>22.08.23</text:p>
          </table:table-cell>
          <table:table-cell table:style-name="ce157" table:formula="of:=IF([.A27]=0;&quot;&quot;;VLOOKUP(WEEKDAY([.A27];2);[$Info.$A$2:.$B$8];2))" office:value-type="string" office:string-value="Tuesday" calcext:value-type="string">
            <text:p>Tuesday</text:p>
          </table:table-cell>
          <table:table-cell table:style-name="ce159" table:number-columns-repeated="2"/>
          <table:table-cell table:style-name="ce160" table:formula="of:=IF(ISERROR(VLOOKUP([.C27];[$Info.$A$18:.$A$22];1;0));IF([.D27]&lt;[.C27];1+[.D27]-[.C27];[.D27]-[.C27]);0)" office:value-type="time" office:time-value="PT00H00M00S" calcext:value-type="time">
            <text:p>00:00</text:p>
          </table:table-cell>
          <table:table-cell table:style-name="ce161" table:formula="of:=IF(NOT(ISBLANK([.D27]));INDIRECT(ADDRESS(1+WEEKDAY([.A27];2);4;1;1;&quot;Info&quot;));0)" office:value-type="time" office:time-value="PT00H00M00S" calcext:value-type="time">
            <text:p>00:00</text:p>
          </table:table-cell>
          <table:table-cell table:style-name="ce162" table:formula="of:=IF(AND([.A27]&lt;=TODAY();[.A27]&lt;&gt;0);IF(ISERROR(VLOOKUP([.C27];[$Info.$A$18:.$A$21];1;0));INDIRECT(ADDRESS(1+WEEKDAY([.A27];2);3;1;1;&quot;Info&quot;));0);&quot;&quot;)">
            <text:p/>
          </table:table-cell>
          <table:table-cell table:style-name="ce163" table:formula="of:=IF(AND([.A27]&lt;=TODAY();[.A27]&lt;&gt;0);IF(NOT(ISBLANK([.G27]));IF([.E27]&lt;&gt;0;[.E27]-[.F27]-[.G27];-[.G27]);&quot;&quot;);&quot;&quot;)">
            <text:p/>
          </table:table-cell>
          <table:table-cell table:style-name="ce164" table:formula="of:=HOUR([.E27]-[.F27])*INDIRECT(ADDRESS(1+WEEKDAY([.A27];2);5;1;1;&quot;Info&quot;))+MINUTE([.E27]-[.F27])/60*INDIRECT(ADDRESS(1+WEEKDAY([.A27];2);5;1;1;&quot;Info&quot;))" office:value-type="float" office:value="0" calcext:value-type="float">
            <text:p>0,00</text:p>
          </table:table-cell>
          <table:table-cell table:number-columns-repeated="1015"/>
        </table:table-row>
        <table:table-row table:style-name="ro3">
          <table:table-cell table:style-name="ce156" table:formula="of:=IF(MONTH([.A27]+1)=MONTH([.A$6]);[.A27]+1;0)" office:value-type="date" office:date-value="2023-08-23" calcext:value-type="date">
            <text:p>23.08.23</text:p>
          </table:table-cell>
          <table:table-cell table:style-name="ce157" table:formula="of:=IF([.A28]=0;&quot;&quot;;VLOOKUP(WEEKDAY([.A28];2);[$Info.$A$2:.$B$8];2))" office:value-type="string" office:string-value="Wednesday" calcext:value-type="string">
            <text:p>Wednesday</text:p>
          </table:table-cell>
          <table:table-cell table:style-name="ce159" table:number-columns-repeated="2"/>
          <table:table-cell table:style-name="ce160" table:formula="of:=IF(ISERROR(VLOOKUP([.C28];[$Info.$A$18:.$A$22];1;0));IF([.D28]&lt;[.C28];1+[.D28]-[.C28];[.D28]-[.C28]);0)" office:value-type="time" office:time-value="PT00H00M00S" calcext:value-type="time">
            <text:p>00:00</text:p>
          </table:table-cell>
          <table:table-cell table:style-name="ce161" table:formula="of:=IF(NOT(ISBLANK([.D28]));INDIRECT(ADDRESS(1+WEEKDAY([.A28];2);4;1;1;&quot;Info&quot;));0)" office:value-type="time" office:time-value="PT00H00M00S" calcext:value-type="time">
            <text:p>00:00</text:p>
          </table:table-cell>
          <table:table-cell table:style-name="ce162" table:formula="of:=IF(AND([.A28]&lt;=TODAY();[.A28]&lt;&gt;0);IF(ISERROR(VLOOKUP([.C28];[$Info.$A$18:.$A$21];1;0));INDIRECT(ADDRESS(1+WEEKDAY([.A28];2);3;1;1;&quot;Info&quot;));0);&quot;&quot;)">
            <text:p/>
          </table:table-cell>
          <table:table-cell table:style-name="ce163" table:formula="of:=IF(AND([.A28]&lt;=TODAY();[.A28]&lt;&gt;0);IF(NOT(ISBLANK([.G28]));IF([.E28]&lt;&gt;0;[.E28]-[.F28]-[.G28];-[.G28]);&quot;&quot;);&quot;&quot;)">
            <text:p/>
          </table:table-cell>
          <table:table-cell table:style-name="ce164" table:formula="of:=HOUR([.E28]-[.F28])*INDIRECT(ADDRESS(1+WEEKDAY([.A28];2);5;1;1;&quot;Info&quot;))+MINUTE([.E28]-[.F28])/60*INDIRECT(ADDRESS(1+WEEKDAY([.A28];2);5;1;1;&quot;Info&quot;))" office:value-type="float" office:value="0" calcext:value-type="float">
            <text:p>0,00</text:p>
          </table:table-cell>
          <table:table-cell table:number-columns-repeated="1015"/>
        </table:table-row>
        <table:table-row table:style-name="ro3">
          <table:table-cell table:style-name="ce156" table:formula="of:=IF(MONTH([.A28]+1)=MONTH([.A$6]);[.A28]+1;0)" office:value-type="date" office:date-value="2023-08-24" calcext:value-type="date">
            <text:p>24.08.23</text:p>
          </table:table-cell>
          <table:table-cell table:style-name="ce157" table:formula="of:=IF([.A29]=0;&quot;&quot;;VLOOKUP(WEEKDAY([.A29];2);[$Info.$A$2:.$B$8];2))" office:value-type="string" office:string-value="Thursday" calcext:value-type="string">
            <text:p>Thursday</text:p>
          </table:table-cell>
          <table:table-cell table:style-name="ce159" table:number-columns-repeated="2"/>
          <table:table-cell table:style-name="ce160" table:formula="of:=IF(ISERROR(VLOOKUP([.C29];[$Info.$A$18:.$A$22];1;0));IF([.D29]&lt;[.C29];1+[.D29]-[.C29];[.D29]-[.C29]);0)" office:value-type="time" office:time-value="PT00H00M00S" calcext:value-type="time">
            <text:p>00:00</text:p>
          </table:table-cell>
          <table:table-cell table:style-name="ce161" table:formula="of:=IF(NOT(ISBLANK([.D29]));INDIRECT(ADDRESS(1+WEEKDAY([.A29];2);4;1;1;&quot;Info&quot;));0)" office:value-type="time" office:time-value="PT00H00M00S" calcext:value-type="time">
            <text:p>00:00</text:p>
          </table:table-cell>
          <table:table-cell table:style-name="ce162" table:formula="of:=IF(AND([.A29]&lt;=TODAY();[.A29]&lt;&gt;0);IF(ISERROR(VLOOKUP([.C29];[$Info.$A$18:.$A$21];1;0));INDIRECT(ADDRESS(1+WEEKDAY([.A29];2);3;1;1;&quot;Info&quot;));0);&quot;&quot;)">
            <text:p/>
          </table:table-cell>
          <table:table-cell table:style-name="ce163" table:formula="of:=IF(AND([.A29]&lt;=TODAY();[.A29]&lt;&gt;0);IF(NOT(ISBLANK([.G29]));IF([.E29]&lt;&gt;0;[.E29]-[.F29]-[.G29];-[.G29]);&quot;&quot;);&quot;&quot;)">
            <text:p/>
          </table:table-cell>
          <table:table-cell table:style-name="ce164" table:formula="of:=HOUR([.E29]-[.F29])*INDIRECT(ADDRESS(1+WEEKDAY([.A29];2);5;1;1;&quot;Info&quot;))+MINUTE([.E29]-[.F29])/60*INDIRECT(ADDRESS(1+WEEKDAY([.A29];2);5;1;1;&quot;Info&quot;))" office:value-type="float" office:value="0" calcext:value-type="float">
            <text:p>0,00</text:p>
          </table:table-cell>
          <table:table-cell table:number-columns-repeated="1015"/>
        </table:table-row>
        <table:table-row table:style-name="ro3">
          <table:table-cell table:style-name="ce156" table:formula="of:=IF(MONTH([.A29]+1)=MONTH([.A$6]);[.A29]+1;0)" office:value-type="date" office:date-value="2023-08-25" calcext:value-type="date">
            <text:p>25.08.23</text:p>
          </table:table-cell>
          <table:table-cell table:style-name="ce157" table:formula="of:=IF([.A30]=0;&quot;&quot;;VLOOKUP(WEEKDAY([.A30];2);[$Info.$A$2:.$B$8];2))" office:value-type="string" office:string-value="Friday" calcext:value-type="string">
            <text:p>Friday</text:p>
          </table:table-cell>
          <table:table-cell table:style-name="ce159" table:number-columns-repeated="2"/>
          <table:table-cell table:style-name="ce160" table:formula="of:=IF(ISERROR(VLOOKUP([.C30];[$Info.$A$18:.$A$22];1;0));IF([.D30]&lt;[.C30];1+[.D30]-[.C30];[.D30]-[.C30]);0)" office:value-type="time" office:time-value="PT00H00M00S" calcext:value-type="time">
            <text:p>00:00</text:p>
          </table:table-cell>
          <table:table-cell table:style-name="ce161" table:formula="of:=IF(NOT(ISBLANK([.D30]));INDIRECT(ADDRESS(1+WEEKDAY([.A30];2);4;1;1;&quot;Info&quot;));0)" office:value-type="time" office:time-value="PT00H00M00S" calcext:value-type="time">
            <text:p>00:00</text:p>
          </table:table-cell>
          <table:table-cell table:style-name="ce162" table:formula="of:=IF(AND([.A30]&lt;=TODAY();[.A30]&lt;&gt;0);IF(ISERROR(VLOOKUP([.C30];[$Info.$A$18:.$A$21];1;0));INDIRECT(ADDRESS(1+WEEKDAY([.A30];2);3;1;1;&quot;Info&quot;));0);&quot;&quot;)">
            <text:p/>
          </table:table-cell>
          <table:table-cell table:style-name="ce163" table:formula="of:=IF(AND([.A30]&lt;=TODAY();[.A30]&lt;&gt;0);IF(NOT(ISBLANK([.G30]));IF([.E30]&lt;&gt;0;[.E30]-[.F30]-[.G30];-[.G30]);&quot;&quot;);&quot;&quot;)">
            <text:p/>
          </table:table-cell>
          <table:table-cell table:style-name="ce164" table:formula="of:=HOUR([.E30]-[.F30])*INDIRECT(ADDRESS(1+WEEKDAY([.A30];2);5;1;1;&quot;Info&quot;))+MINUTE([.E30]-[.F30])/60*INDIRECT(ADDRESS(1+WEEKDAY([.A30];2);5;1;1;&quot;Info&quot;))" office:value-type="float" office:value="0" calcext:value-type="float">
            <text:p>0,00</text:p>
          </table:table-cell>
          <table:table-cell table:number-columns-repeated="1015"/>
        </table:table-row>
        <table:table-row table:style-name="ro3">
          <table:table-cell table:style-name="ce156" table:formula="of:=IF(MONTH([.A30]+1)=MONTH([.A$6]);[.A30]+1;0)" office:value-type="date" office:date-value="2023-08-26" calcext:value-type="date">
            <text:p>26.08.23</text:p>
          </table:table-cell>
          <table:table-cell table:style-name="ce157" table:formula="of:=IF([.A31]=0;&quot;&quot;;VLOOKUP(WEEKDAY([.A31];2);[$Info.$A$2:.$B$8];2))" office:value-type="string" office:string-value="Saturday" calcext:value-type="string">
            <text:p>Saturday</text:p>
          </table:table-cell>
          <table:table-cell table:style-name="ce159" table:number-columns-repeated="2"/>
          <table:table-cell table:style-name="ce160" table:formula="of:=IF(ISERROR(VLOOKUP([.C31];[$Info.$A$18:.$A$22];1;0));IF([.D31]&lt;[.C31];1+[.D31]-[.C31];[.D31]-[.C31]);0)" office:value-type="time" office:time-value="PT00H00M00S" calcext:value-type="time">
            <text:p>00:00</text:p>
          </table:table-cell>
          <table:table-cell table:style-name="ce161" table:formula="of:=IF(NOT(ISBLANK([.D31]));INDIRECT(ADDRESS(1+WEEKDAY([.A31];2);4;1;1;&quot;Info&quot;));0)" office:value-type="time" office:time-value="PT00H00M00S" calcext:value-type="time">
            <text:p>00:00</text:p>
          </table:table-cell>
          <table:table-cell table:style-name="ce162" table:formula="of:=IF(AND([.A31]&lt;=TODAY();[.A31]&lt;&gt;0);IF(ISERROR(VLOOKUP([.C31];[$Info.$A$18:.$A$21];1;0));INDIRECT(ADDRESS(1+WEEKDAY([.A31];2);3;1;1;&quot;Info&quot;));0);&quot;&quot;)">
            <text:p/>
          </table:table-cell>
          <table:table-cell table:style-name="ce163" table:formula="of:=IF(AND([.A31]&lt;=TODAY();[.A31]&lt;&gt;0);IF(NOT(ISBLANK([.G31]));IF([.E31]&lt;&gt;0;[.E31]-[.F31]-[.G31];-[.G31]);&quot;&quot;);&quot;&quot;)">
            <text:p/>
          </table:table-cell>
          <table:table-cell table:style-name="ce164" table:formula="of:=HOUR([.E31]-[.F31])*INDIRECT(ADDRESS(1+WEEKDAY([.A31];2);5;1;1;&quot;Info&quot;))+MINUTE([.E31]-[.F31])/60*INDIRECT(ADDRESS(1+WEEKDAY([.A31];2);5;1;1;&quot;Info&quot;))" office:value-type="float" office:value="0" calcext:value-type="float">
            <text:p>0,00</text:p>
          </table:table-cell>
          <table:table-cell table:number-columns-repeated="1015"/>
        </table:table-row>
        <table:table-row table:style-name="ro3">
          <table:table-cell table:style-name="ce156" table:formula="of:=IF(MONTH([.A31]+1)=MONTH([.A$6]);[.A31]+1;0)" office:value-type="date" office:date-value="2023-08-27" calcext:value-type="date">
            <text:p>27.08.23</text:p>
          </table:table-cell>
          <table:table-cell table:style-name="ce157" table:formula="of:=IF([.A32]=0;&quot;&quot;;VLOOKUP(WEEKDAY([.A32];2);[$Info.$A$2:.$B$8];2))" office:value-type="string" office:string-value="Sunday" calcext:value-type="string">
            <text:p>Sunday</text:p>
          </table:table-cell>
          <table:table-cell table:style-name="ce159" table:number-columns-repeated="2"/>
          <table:table-cell table:style-name="ce160" table:formula="of:=IF(ISERROR(VLOOKUP([.C32];[$Info.$A$18:.$A$22];1;0));IF([.D32]&lt;[.C32];1+[.D32]-[.C32];[.D32]-[.C32]);0)" office:value-type="time" office:time-value="PT00H00M00S" calcext:value-type="time">
            <text:p>00:00</text:p>
          </table:table-cell>
          <table:table-cell table:style-name="ce161" table:formula="of:=IF(NOT(ISBLANK([.D32]));INDIRECT(ADDRESS(1+WEEKDAY([.A32];2);4;1;1;&quot;Info&quot;));0)" office:value-type="time" office:time-value="PT00H00M00S" calcext:value-type="time">
            <text:p>00:00</text:p>
          </table:table-cell>
          <table:table-cell table:style-name="ce162" table:formula="of:=IF(AND([.A32]&lt;=TODAY();[.A32]&lt;&gt;0);IF(ISERROR(VLOOKUP([.C32];[$Info.$A$18:.$A$21];1;0));INDIRECT(ADDRESS(1+WEEKDAY([.A32];2);3;1;1;&quot;Info&quot;));0);&quot;&quot;)">
            <text:p/>
          </table:table-cell>
          <table:table-cell table:style-name="ce163" table:formula="of:=IF(AND([.A32]&lt;=TODAY();[.A32]&lt;&gt;0);IF(NOT(ISBLANK([.G32]));IF([.E32]&lt;&gt;0;[.E32]-[.F32]-[.G32];-[.G32]);&quot;&quot;);&quot;&quot;)">
            <text:p/>
          </table:table-cell>
          <table:table-cell table:style-name="ce164" table:formula="of:=HOUR([.E32]-[.F32])*INDIRECT(ADDRESS(1+WEEKDAY([.A32];2);5;1;1;&quot;Info&quot;))+MINUTE([.E32]-[.F32])/60*INDIRECT(ADDRESS(1+WEEKDAY([.A32];2);5;1;1;&quot;Info&quot;))" office:value-type="float" office:value="0" calcext:value-type="float">
            <text:p>0,00</text:p>
          </table:table-cell>
          <table:table-cell table:number-columns-repeated="1015"/>
        </table:table-row>
        <table:table-row table:style-name="ro3">
          <table:table-cell table:style-name="ce156" table:formula="of:=IF(MONTH([.A32]+1)=MONTH([.A$6]);[.A32]+1;0)" office:value-type="date" office:date-value="2023-08-28" calcext:value-type="date">
            <text:p>28.08.23</text:p>
          </table:table-cell>
          <table:table-cell table:style-name="ce157" table:formula="of:=IF([.A33]=0;&quot;&quot;;VLOOKUP(WEEKDAY([.A33];2);[$Info.$A$2:.$B$8];2))" office:value-type="string" office:string-value="Monday" calcext:value-type="string">
            <text:p>Monday</text:p>
          </table:table-cell>
          <table:table-cell table:style-name="ce159" table:number-columns-repeated="2"/>
          <table:table-cell table:style-name="ce160" table:formula="of:=IF(ISERROR(VLOOKUP([.C33];[$Info.$A$18:.$A$22];1;0));IF([.D33]&lt;[.C33];1+[.D33]-[.C33];[.D33]-[.C33]);0)" office:value-type="time" office:time-value="PT00H00M00S" calcext:value-type="time">
            <text:p>00:00</text:p>
          </table:table-cell>
          <table:table-cell table:style-name="ce161" table:formula="of:=IF(NOT(ISBLANK([.D33]));INDIRECT(ADDRESS(1+WEEKDAY([.A33];2);4;1;1;&quot;Info&quot;));0)" office:value-type="time" office:time-value="PT00H00M00S" calcext:value-type="time">
            <text:p>00:00</text:p>
          </table:table-cell>
          <table:table-cell table:style-name="ce162" table:formula="of:=IF(AND([.A33]&lt;=TODAY();[.A33]&lt;&gt;0);IF(ISERROR(VLOOKUP([.C33];[$Info.$A$18:.$A$21];1;0));INDIRECT(ADDRESS(1+WEEKDAY([.A33];2);3;1;1;&quot;Info&quot;));0);&quot;&quot;)">
            <text:p/>
          </table:table-cell>
          <table:table-cell table:style-name="ce163" table:formula="of:=IF(AND([.A33]&lt;=TODAY();[.A33]&lt;&gt;0);IF(NOT(ISBLANK([.G33]));IF([.E33]&lt;&gt;0;[.E33]-[.F33]-[.G33];-[.G33]);&quot;&quot;);&quot;&quot;)">
            <text:p/>
          </table:table-cell>
          <table:table-cell table:style-name="ce164" table:formula="of:=HOUR([.E33]-[.F33])*INDIRECT(ADDRESS(1+WEEKDAY([.A33];2);5;1;1;&quot;Info&quot;))+MINUTE([.E33]-[.F33])/60*INDIRECT(ADDRESS(1+WEEKDAY([.A33];2);5;1;1;&quot;Info&quot;))" office:value-type="float" office:value="0" calcext:value-type="float">
            <text:p>0,00</text:p>
          </table:table-cell>
          <table:table-cell table:number-columns-repeated="1015"/>
        </table:table-row>
        <table:table-row table:style-name="ro3">
          <table:table-cell table:style-name="ce156" table:formula="of:=IF(MONTH([.A33]+1)=MONTH([.A$6]);[.A33]+1;0)" office:value-type="date" office:date-value="2023-08-29" calcext:value-type="date">
            <text:p>29.08.23</text:p>
          </table:table-cell>
          <table:table-cell table:style-name="ce157" table:formula="of:=IF([.A34]=0;&quot;&quot;;VLOOKUP(WEEKDAY([.A34];2);[$Info.$A$2:.$B$8];2))" office:value-type="string" office:string-value="Tuesday" calcext:value-type="string">
            <text:p>Tuesday</text:p>
          </table:table-cell>
          <table:table-cell table:style-name="ce159" table:number-columns-repeated="2"/>
          <table:table-cell table:style-name="ce160" table:formula="of:=IF(ISERROR(VLOOKUP([.C34];[$Info.$A$18:.$A$22];1;0));IF([.D34]&lt;[.C34];1+[.D34]-[.C34];[.D34]-[.C34]);0)" office:value-type="time" office:time-value="PT00H00M00S" calcext:value-type="time">
            <text:p>00:00</text:p>
          </table:table-cell>
          <table:table-cell table:style-name="ce161" table:formula="of:=IF(NOT(ISBLANK([.D34]));INDIRECT(ADDRESS(1+WEEKDAY([.A34];2);4;1;1;&quot;Info&quot;));0)" office:value-type="time" office:time-value="PT00H00M00S" calcext:value-type="time">
            <text:p>00:00</text:p>
          </table:table-cell>
          <table:table-cell table:style-name="ce162" table:formula="of:=IF(AND([.A34]&lt;=TODAY();[.A34]&lt;&gt;0);IF(ISERROR(VLOOKUP([.C34];[$Info.$A$18:.$A$21];1;0));INDIRECT(ADDRESS(1+WEEKDAY([.A34];2);3;1;1;&quot;Info&quot;));0);&quot;&quot;)">
            <text:p/>
          </table:table-cell>
          <table:table-cell table:style-name="ce163" table:formula="of:=IF(AND([.A34]&lt;=TODAY();[.A34]&lt;&gt;0);IF(NOT(ISBLANK([.G34]));IF([.E34]&lt;&gt;0;[.E34]-[.F34]-[.G34];-[.G34]);&quot;&quot;);&quot;&quot;)">
            <text:p/>
          </table:table-cell>
          <table:table-cell table:style-name="ce164" table:formula="of:=HOUR([.E34]-[.F34])*INDIRECT(ADDRESS(1+WEEKDAY([.A34];2);5;1;1;&quot;Info&quot;))+MINUTE([.E34]-[.F34])/60*INDIRECT(ADDRESS(1+WEEKDAY([.A34];2);5;1;1;&quot;Info&quot;))" office:value-type="float" office:value="0" calcext:value-type="float">
            <text:p>0,00</text:p>
          </table:table-cell>
          <table:table-cell table:number-columns-repeated="1015"/>
        </table:table-row>
        <table:table-row table:style-name="ro3">
          <table:table-cell table:style-name="ce156" table:formula="of:=IF(MONTH([.A34]+1)=MONTH([.A$6]);[.A34]+1;0)" office:value-type="date" office:date-value="2023-08-30" calcext:value-type="date">
            <text:p>30.08.23</text:p>
          </table:table-cell>
          <table:table-cell table:style-name="ce157" table:formula="of:=IF([.A35]=0;&quot;&quot;;VLOOKUP(WEEKDAY([.A35];2);[$Info.$A$2:.$B$8];2))" office:value-type="string" office:string-value="Wednesday" calcext:value-type="string">
            <text:p>Wednesday</text:p>
          </table:table-cell>
          <table:table-cell table:style-name="ce159" table:number-columns-repeated="2"/>
          <table:table-cell table:style-name="ce160" table:formula="of:=IF(ISERROR(VLOOKUP([.C35];[$Info.$A$18:.$A$22];1;0));IF([.D35]&lt;[.C35];1+[.D35]-[.C35];[.D35]-[.C35]);0)" office:value-type="time" office:time-value="PT00H00M00S" calcext:value-type="time">
            <text:p>00:00</text:p>
          </table:table-cell>
          <table:table-cell table:style-name="ce161" table:formula="of:=IF(NOT(ISBLANK([.D35]));INDIRECT(ADDRESS(1+WEEKDAY([.A35];2);4;1;1;&quot;Info&quot;));0)" office:value-type="time" office:time-value="PT00H00M00S" calcext:value-type="time">
            <text:p>00:00</text:p>
          </table:table-cell>
          <table:table-cell table:style-name="ce162" table:formula="of:=IF(AND([.A35]&lt;=TODAY();[.A35]&lt;&gt;0);IF(ISERROR(VLOOKUP([.C35];[$Info.$A$18:.$A$21];1;0));INDIRECT(ADDRESS(1+WEEKDAY([.A35];2);3;1;1;&quot;Info&quot;));0);&quot;&quot;)">
            <text:p/>
          </table:table-cell>
          <table:table-cell table:style-name="ce163" table:formula="of:=IF(AND([.A35]&lt;=TODAY();[.A35]&lt;&gt;0);IF(NOT(ISBLANK([.G35]));IF([.E35]&lt;&gt;0;[.E35]-[.F35]-[.G35];-[.G35]);&quot;&quot;);&quot;&quot;)">
            <text:p/>
          </table:table-cell>
          <table:table-cell table:style-name="ce164" table:formula="of:=HOUR([.E35]-[.F35])*INDIRECT(ADDRESS(1+WEEKDAY([.A35];2);5;1;1;&quot;Info&quot;))+MINUTE([.E35]-[.F35])/60*INDIRECT(ADDRESS(1+WEEKDAY([.A35];2);5;1;1;&quot;Info&quot;))" office:value-type="float" office:value="0" calcext:value-type="float">
            <text:p>0,00</text:p>
          </table:table-cell>
          <table:table-cell table:number-columns-repeated="1015"/>
        </table:table-row>
        <table:table-row table:style-name="ro3">
          <table:table-cell table:style-name="ce156" table:formula="of:=IF(MONTH([.A35]+1)=MONTH([.A$6]);[.A35]+1;0)" office:value-type="date" office:date-value="2023-08-31" calcext:value-type="date">
            <text:p>31.08.23</text:p>
          </table:table-cell>
          <table:table-cell table:style-name="ce157" table:formula="of:=IF([.A36]=0;&quot;&quot;;VLOOKUP(WEEKDAY([.A36];2);[$Info.$A$2:.$B$8];2))" office:value-type="string" office:string-value="Thursday" calcext:value-type="string">
            <text:p>Thursday</text:p>
          </table:table-cell>
          <table:table-cell table:style-name="ce159" table:number-columns-repeated="2"/>
          <table:table-cell table:style-name="ce160" table:formula="of:=IF(ISERROR(VLOOKUP([.C36];[$Info.$A$18:.$A$22];1;0));IF([.D36]&lt;[.C36];1+[.D36]-[.C36];[.D36]-[.C36]);0)" office:value-type="time" office:time-value="PT00H00M00S" calcext:value-type="time">
            <text:p>00:00</text:p>
          </table:table-cell>
          <table:table-cell table:style-name="ce161" table:formula="of:=IF(NOT(ISBLANK([.D36]));INDIRECT(ADDRESS(1+WEEKDAY([.A36];2);4;1;1;&quot;Info&quot;));0)" office:value-type="time" office:time-value="PT00H00M00S" calcext:value-type="time">
            <text:p>00:00</text:p>
          </table:table-cell>
          <table:table-cell table:style-name="ce162" table:formula="of:=IF(AND([.A36]&lt;=TODAY();[.A36]&lt;&gt;0);IF(ISERROR(VLOOKUP([.C36];[$Info.$A$18:.$A$21];1;0));INDIRECT(ADDRESS(1+WEEKDAY([.A36];2);3;1;1;&quot;Info&quot;));0);&quot;&quot;)">
            <text:p/>
          </table:table-cell>
          <table:table-cell table:style-name="ce163" table:formula="of:=IF(AND([.A36]&lt;=TODAY();[.A36]&lt;&gt;0);IF(NOT(ISBLANK([.G36]));IF([.E36]&lt;&gt;0;[.E36]-[.F36]-[.G36];-[.G36]);&quot;&quot;);&quot;&quot;)">
            <text:p/>
          </table:table-cell>
          <table:table-cell table:style-name="ce164" table:formula="of:=HOUR([.E36]-[.F36])*INDIRECT(ADDRESS(1+WEEKDAY([.A36];2);5;1;1;&quot;Info&quot;))+MINUTE([.E36]-[.F36])/60*INDIRECT(ADDRESS(1+WEEKDAY([.A36];2);5;1;1;&quot;Info&quot;))" office:value-type="float" office:value="0" calcext:value-type="float">
            <text:p>0,00</text:p>
          </table:table-cell>
          <table:table-cell table:number-columns-repeated="1015"/>
        </table:table-row>
        <table:table-row table:style-name="ro2">
          <table:table-cell table:style-name="ce47"/>
          <table:table-cell table:style-name="ce53"/>
          <table:table-cell table:style-name="ce59" table:number-columns-repeated="2"/>
          <table:table-cell table:style-name="ce69"/>
          <table:table-cell table:style-name="ce59"/>
          <table:table-cell table:style-name="ce89" table:formula="of:=SUM([.G6:.G36])" office:value-type="time" office:time-value="PT00H00M00S" calcext:value-type="time">
            <text:p>00:00</text:p>
          </table:table-cell>
          <table:table-cell table:style-name="ce89" table:formula="of:=SUM([.H6:.H36])" office:value-type="time" office:time-value="PT00H00M00S" calcext:value-type="time">
            <text:p>00:00</text:p>
          </table:table-cell>
          <table:table-cell table:style-name="ce78" table:formula="of:=SUM([.I6:.I36])" office:value-type="currency" office:currency="EUR" office:value="0" calcext:value-type="currency">
            <text:p>0,00 €</text:p>
          </table:table-cell>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39]" office:value-type="string" office:string-value="Overtime from the previous month:" calcext:value-type="string">
            <text:p>Overtime from the previous month:</text:p>
          </table:table-cell>
          <table:table-cell table:style-name="ce85" table:formula="of:=[Jul.D41]" office:value-type="time" office:time-value="-PT760H00M00S" calcext:value-type="time">
            <text:p>-760: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40]" office:value-type="string" office:string-value="Overtime from this month:" calcext:value-type="string">
            <text:p>Overtime from this month:</text:p>
          </table:table-cell>
          <table:table-cell table:style-name="ce63" table:formula="of:=[.H37]" office:value-type="time" office:time-value="PT00H00M00S" calcext:value-type="time">
            <text:p>00: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8">
          <table:table-cell table:style-name="ce47"/>
          <table:table-cell table:style-name="ce53"/>
          <table:table-cell table:style-name="ce61" table:formula="of:=[Jan.C41]" office:value-type="string" office:string-value="Overtime total:" calcext:value-type="string">
            <text:p>Overtime total:</text:p>
          </table:table-cell>
          <table:table-cell table:style-name="ce64" table:formula="of:=SUM([.D39:.D40])" office:value-type="time" office:time-value="-PT760H00M00S" calcext:value-type="time">
            <text:p>-760: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2" table:number-rows-repeated="65495">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number-rows-repeated="983039">
          <table:table-cell table:number-columns-repeated="1024"/>
        </table:table-row>
        <table:table-row table:style-name="ro2">
          <table:table-cell table:number-columns-repeated="1024"/>
        </table:table-row>
        <calcext:conditional-formats>
          <calcext:conditional-format calcext:target-range-address="Aug.A6:Aug.A36">
            <calcext:condition calcext:apply-style-name="Grau" calcext:value="formula-is(WEEKDAY([.$A6];2)&gt;=6)" calcext:base-cell-address="Aug.A6"/>
          </calcext:conditional-format>
          <calcext:conditional-format calcext:target-range-address="Aug.B6:Aug.B36">
            <calcext:condition calcext:apply-style-name="Grau" calcext:value="formula-is(WEEKDAY([.$A6];2)&gt;=6)" calcext:base-cell-address="Aug.B6"/>
          </calcext:conditional-format>
          <calcext:conditional-format calcext:target-range-address="Aug.G6:Aug.I36">
            <calcext:condition calcext:apply-style-name="Grau" calcext:value="formula-is(WEEKDAY([.$A6];2)&gt;=6)" calcext:base-cell-address="Aug.G6"/>
          </calcext:conditional-format>
          <calcext:conditional-format calcext:target-range-address="Aug.C7:Aug.F36 Aug.D6:Aug.F6">
            <calcext:condition calcext:apply-style-name="Grau" calcext:value="formula-is(WEEKDAY([.$A6];2)&gt;=6)" calcext:base-cell-address="Aug.C6"/>
          </calcext:conditional-format>
          <calcext:conditional-format calcext:target-range-address="Aug.C6:Aug.C6">
            <calcext:condition calcext:apply-style-name="Grau" calcext:value="formula-is(WEEKDAY([.$A6];2)&gt;=6)" calcext:base-cell-address="Aug.C6"/>
          </calcext:conditional-format>
        </calcext:conditional-formats>
      </table:table>
      <table:table table:name="Sep" table:style-name="ta1" table:protected="true" table:print="false">
        <loext:table-protection loext:select-protected-cells="true" loext:select-unprotected-cells="true"/>
        <table:table-column table:style-name="co1" table:number-columns-repeated="2" table:default-cell-style-name="ce25"/>
        <table:table-column table:style-name="co6" table:number-columns-repeated="6" table:default-cell-style-name="ce25"/>
        <table:table-column table:style-name="co7" table:default-cell-style-name="ce25"/>
        <table:table-column table:style-name="co1" table:number-columns-repeated="247" table:default-cell-style-name="ce25"/>
        <table:table-column table:style-name="co4" table:number-columns-repeated="768" table:default-cell-style-name="ce25"/>
        <table:table-row table:style-name="ro7">
          <table:table-cell table:style-name="ce11" table:formula="of:=[Jan.A1]" office:value-type="string" office:string-value="Timesheet" calcext:value-type="string">
            <text:p>Timesheet</text:p>
          </table:table-cell>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formula="of:=[Jan.A3]" office:value-type="string" office:string-value="for" calcext:value-type="string">
            <text:p>for</text:p>
          </table:table-cell>
          <table:table-cell table:style-name="ce81" table:formula="of:=[Aug.B3]" office:value-type="string" office:string-value="your name" calcext:value-type="string" table:number-columns-spanned="4" table:number-rows-spanned="1">
            <text:p>your name</text:p>
          </table:table-cell>
          <table:covered-table-cell table:number-columns-repeated="2" table:style-name="ce30"/>
          <table:covered-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38" table:formula="of:=[Aug.A5]" office:value-type="string" office:string-value="Date" calcext:value-type="string">
            <text:p>Date</text:p>
          </table:table-cell>
          <table:table-cell table:style-name="ce38" table:formula="of:=[Aug.B5]" office:value-type="string" office:string-value="Weekday" calcext:value-type="string">
            <text:p>Weekday</text:p>
          </table:table-cell>
          <table:table-cell table:style-name="ce38" table:formula="of:=[Aug.C5]" office:value-type="string" office:string-value="Start" calcext:value-type="string">
            <text:p>Start</text:p>
          </table:table-cell>
          <table:table-cell table:style-name="ce38" table:formula="of:=[Aug.D5]" office:value-type="string" office:string-value="End" calcext:value-type="string">
            <text:p>End</text:p>
          </table:table-cell>
          <table:table-cell table:style-name="ce38" table:formula="of:=[Aug.E5]" office:value-type="string" office:string-value="Attendance" calcext:value-type="string">
            <text:p>Attendance</text:p>
          </table:table-cell>
          <table:table-cell table:style-name="ce38" table:formula="of:=[Aug.F5]" office:value-type="string" office:string-value="Break time" calcext:value-type="string">
            <text:p>Break time</text:p>
          </table:table-cell>
          <table:table-cell table:style-name="ce38" table:formula="of:=[Aug.G5]" office:value-type="string" office:string-value="Regular hrs" calcext:value-type="string">
            <text:p>Regular hrs</text:p>
          </table:table-cell>
          <table:table-cell table:style-name="ce38" table:formula="of:=[Aug.H5]" office:value-type="string" office:string-value="Overtime" calcext:value-type="string">
            <text:p>Overtime</text:p>
          </table:table-cell>
          <table:table-cell table:style-name="ce38" table:formula="of:=[Aug.I5]" office:value-type="string" office:string-value="Salary" calcext:value-type="string">
            <text:p>Salary</text:p>
          </table:table-cell>
          <table:table-cell table:style-name="ce94" table:number-columns-repeated="247"/>
          <table:table-cell table:number-columns-repeated="768"/>
        </table:table-row>
        <table:table-row table:style-name="ro3">
          <table:table-cell table:style-name="ce166" table:formula="of:=DATE(YEAR([Aug.A6]);MONTH([Aug.A6])+1;1)" office:value-type="date" office:date-value="2023-09-01" calcext:value-type="date">
            <text:p>01.09.23</text:p>
          </table:table-cell>
          <table:table-cell table:style-name="ce165" table:formula="of:=IF([.A6]=0;&quot;&quot;;VLOOKUP(WEEKDAY([.A6];2);[$Info.$A$2:.$B$8];2))" office:value-type="string" office:string-value="Friday" calcext:value-type="string">
            <text:p>Friday</text:p>
          </table:table-cell>
          <table:table-cell table:style-name="ce168"/>
          <table:table-cell table:style-name="ce169"/>
          <table:table-cell table:style-name="ce172" table:formula="of:=IF(ISERROR(VLOOKUP([.C6];[$Info.$A$18:.$A$22];1;0));IF([.D6]&lt;[.C6];1+[.D6]-[.C6];[.D6]-[.C6]);0)" office:value-type="time" office:time-value="PT00H00M00S" calcext:value-type="time">
            <text:p>00:00</text:p>
          </table:table-cell>
          <table:table-cell table:style-name="ce173" table:formula="of:=IF(NOT(ISBLANK([.D6]));INDIRECT(ADDRESS(1+WEEKDAY([.A6];2);4;1;1;&quot;Info&quot;));0)" office:value-type="time" office:time-value="PT00H00M00S" calcext:value-type="time">
            <text:p>00:00</text:p>
          </table:table-cell>
          <table:table-cell table:style-name="ce170" table:formula="of:=IF(AND([.A6]&lt;=TODAY();[.A6]&lt;&gt;0);IF(ISERROR(VLOOKUP([.C6];[$Info.$A$18:.$A$21];1;0));INDIRECT(ADDRESS(1+WEEKDAY([.A6];2);3;1;1;&quot;Info&quot;));0);&quot;&quot;)">
            <text:p/>
          </table:table-cell>
          <table:table-cell table:style-name="ce171" table:formula="of:=IF(AND([.A6]&lt;=TODAY();[.A6]&lt;&gt;0);IF(NOT(ISBLANK([.G6]));IF([.E6]&lt;&gt;0;[.E6]-[.F6]-[.G6];-[.G6]);&quot;&quot;);&quot;&quot;)">
            <text:p/>
          </table:table-cell>
          <table:table-cell table:style-name="ce176" table:formula="of:=HOUR([.E6]-[.F6])*INDIRECT(ADDRESS(1+WEEKDAY([.A6];2);5;1;1;&quot;Info&quot;))+MINUTE([.E6]-[.F6])/60*INDIRECT(ADDRESS(1+WEEKDAY([.A6];2);5;1;1;&quot;Info&quot;))" office:value-type="float" office:value="0" calcext:value-type="float">
            <text:p>0,00</text:p>
          </table:table-cell>
          <table:table-cell table:number-columns-repeated="1015"/>
        </table:table-row>
        <table:table-row table:style-name="ro3">
          <table:table-cell table:style-name="ce166" table:formula="of:=IF(MONTH([.A6]+1)=MONTH([.A$6]);[.A6]+1;0)" office:value-type="date" office:date-value="2023-09-02" calcext:value-type="date">
            <text:p>02.09.23</text:p>
          </table:table-cell>
          <table:table-cell table:style-name="ce165" table:formula="of:=IF([.A7]=0;&quot;&quot;;VLOOKUP(WEEKDAY([.A7];2);[$Info.$A$2:.$B$8];2))" office:value-type="string" office:string-value="Saturday" calcext:value-type="string">
            <text:p>Saturday</text:p>
          </table:table-cell>
          <table:table-cell table:style-name="ce169" table:number-columns-repeated="2"/>
          <table:table-cell table:style-name="ce172" table:formula="of:=IF(ISERROR(VLOOKUP([.C7];[$Info.$A$18:.$A$22];1;0));IF([.D7]&lt;[.C7];1+[.D7]-[.C7];[.D7]-[.C7]);0)" office:value-type="time" office:time-value="PT00H00M00S" calcext:value-type="time">
            <text:p>00:00</text:p>
          </table:table-cell>
          <table:table-cell table:style-name="ce173" table:formula="of:=IF(NOT(ISBLANK([.D7]));INDIRECT(ADDRESS(1+WEEKDAY([.A7];2);4;1;1;&quot;Info&quot;));0)" office:value-type="time" office:time-value="PT00H00M00S" calcext:value-type="time">
            <text:p>00:00</text:p>
          </table:table-cell>
          <table:table-cell table:style-name="ce170" table:formula="of:=IF(AND([.A7]&lt;=TODAY();[.A7]&lt;&gt;0);IF(ISERROR(VLOOKUP([.C7];[$Info.$A$18:.$A$21];1;0));INDIRECT(ADDRESS(1+WEEKDAY([.A7];2);3;1;1;&quot;Info&quot;));0);&quot;&quot;)">
            <text:p/>
          </table:table-cell>
          <table:table-cell table:style-name="ce171" table:formula="of:=IF(AND([.A7]&lt;=TODAY();[.A7]&lt;&gt;0);IF(NOT(ISBLANK([.G7]));IF([.E7]&lt;&gt;0;[.E7]-[.F7]-[.G7];-[.G7]);&quot;&quot;);&quot;&quot;)">
            <text:p/>
          </table:table-cell>
          <table:table-cell table:style-name="ce176" table:formula="of:=HOUR([.E7]-[.F7])*INDIRECT(ADDRESS(1+WEEKDAY([.A7];2);5;1;1;&quot;Info&quot;))+MINUTE([.E7]-[.F7])/60*INDIRECT(ADDRESS(1+WEEKDAY([.A7];2);5;1;1;&quot;Info&quot;))" office:value-type="float" office:value="0" calcext:value-type="float">
            <text:p>0,00</text:p>
          </table:table-cell>
          <table:table-cell table:number-columns-repeated="1015"/>
        </table:table-row>
        <table:table-row table:style-name="ro3">
          <table:table-cell table:style-name="ce166" table:formula="of:=IF(MONTH([.A7]+1)=MONTH([.A$6]);[.A7]+1;0)" office:value-type="date" office:date-value="2023-09-03" calcext:value-type="date">
            <text:p>03.09.23</text:p>
          </table:table-cell>
          <table:table-cell table:style-name="ce165" table:formula="of:=IF([.A8]=0;&quot;&quot;;VLOOKUP(WEEKDAY([.A8];2);[$Info.$A$2:.$B$8];2))" office:value-type="string" office:string-value="Sunday" calcext:value-type="string">
            <text:p>Sunday</text:p>
          </table:table-cell>
          <table:table-cell table:style-name="ce169" table:number-columns-repeated="2"/>
          <table:table-cell table:style-name="ce172" table:formula="of:=IF(ISERROR(VLOOKUP([.C8];[$Info.$A$18:.$A$22];1;0));IF([.D8]&lt;[.C8];1+[.D8]-[.C8];[.D8]-[.C8]);0)" office:value-type="time" office:time-value="PT00H00M00S" calcext:value-type="time">
            <text:p>00:00</text:p>
          </table:table-cell>
          <table:table-cell table:style-name="ce173" table:formula="of:=IF(NOT(ISBLANK([.D8]));INDIRECT(ADDRESS(1+WEEKDAY([.A8];2);4;1;1;&quot;Info&quot;));0)" office:value-type="time" office:time-value="PT00H00M00S" calcext:value-type="time">
            <text:p>00:00</text:p>
          </table:table-cell>
          <table:table-cell table:style-name="ce170" table:formula="of:=IF(AND([.A8]&lt;=TODAY();[.A8]&lt;&gt;0);IF(ISERROR(VLOOKUP([.C8];[$Info.$A$18:.$A$21];1;0));INDIRECT(ADDRESS(1+WEEKDAY([.A8];2);3;1;1;&quot;Info&quot;));0);&quot;&quot;)">
            <text:p/>
          </table:table-cell>
          <table:table-cell table:style-name="ce171" table:formula="of:=IF(AND([.A8]&lt;=TODAY();[.A8]&lt;&gt;0);IF(NOT(ISBLANK([.G8]));IF([.E8]&lt;&gt;0;[.E8]-[.F8]-[.G8];-[.G8]);&quot;&quot;);&quot;&quot;)">
            <text:p/>
          </table:table-cell>
          <table:table-cell table:style-name="ce176" table:formula="of:=HOUR([.E8]-[.F8])*INDIRECT(ADDRESS(1+WEEKDAY([.A8];2);5;1;1;&quot;Info&quot;))+MINUTE([.E8]-[.F8])/60*INDIRECT(ADDRESS(1+WEEKDAY([.A8];2);5;1;1;&quot;Info&quot;))" office:value-type="float" office:value="0" calcext:value-type="float">
            <text:p>0,00</text:p>
          </table:table-cell>
          <table:table-cell table:number-columns-repeated="1015"/>
        </table:table-row>
        <table:table-row table:style-name="ro3">
          <table:table-cell table:style-name="ce166" table:formula="of:=IF(MONTH([.A8]+1)=MONTH([.A$6]);[.A8]+1;0)" office:value-type="date" office:date-value="2023-09-04" calcext:value-type="date">
            <text:p>04.09.23</text:p>
          </table:table-cell>
          <table:table-cell table:style-name="ce165" table:formula="of:=IF([.A9]=0;&quot;&quot;;VLOOKUP(WEEKDAY([.A9];2);[$Info.$A$2:.$B$8];2))" office:value-type="string" office:string-value="Monday" calcext:value-type="string">
            <text:p>Monday</text:p>
          </table:table-cell>
          <table:table-cell table:style-name="ce169" table:number-columns-repeated="2"/>
          <table:table-cell table:style-name="ce172" table:formula="of:=IF(ISERROR(VLOOKUP([.C9];[$Info.$A$18:.$A$22];1;0));IF([.D9]&lt;[.C9];1+[.D9]-[.C9];[.D9]-[.C9]);0)" office:value-type="time" office:time-value="PT00H00M00S" calcext:value-type="time">
            <text:p>00:00</text:p>
          </table:table-cell>
          <table:table-cell table:style-name="ce173" table:formula="of:=IF(NOT(ISBLANK([.D9]));INDIRECT(ADDRESS(1+WEEKDAY([.A9];2);4;1;1;&quot;Info&quot;));0)" office:value-type="time" office:time-value="PT00H00M00S" calcext:value-type="time">
            <text:p>00:00</text:p>
          </table:table-cell>
          <table:table-cell table:style-name="ce170" table:formula="of:=IF(AND([.A9]&lt;=TODAY();[.A9]&lt;&gt;0);IF(ISERROR(VLOOKUP([.C9];[$Info.$A$18:.$A$21];1;0));INDIRECT(ADDRESS(1+WEEKDAY([.A9];2);3;1;1;&quot;Info&quot;));0);&quot;&quot;)">
            <text:p/>
          </table:table-cell>
          <table:table-cell table:style-name="ce171" table:formula="of:=IF(AND([.A9]&lt;=TODAY();[.A9]&lt;&gt;0);IF(NOT(ISBLANK([.G9]));IF([.E9]&lt;&gt;0;[.E9]-[.F9]-[.G9];-[.G9]);&quot;&quot;);&quot;&quot;)">
            <text:p/>
          </table:table-cell>
          <table:table-cell table:style-name="ce176" table:formula="of:=HOUR([.E9]-[.F9])*INDIRECT(ADDRESS(1+WEEKDAY([.A9];2);5;1;1;&quot;Info&quot;))+MINUTE([.E9]-[.F9])/60*INDIRECT(ADDRESS(1+WEEKDAY([.A9];2);5;1;1;&quot;Info&quot;))" office:value-type="float" office:value="0" calcext:value-type="float">
            <text:p>0,00</text:p>
          </table:table-cell>
          <table:table-cell table:number-columns-repeated="1015"/>
        </table:table-row>
        <table:table-row table:style-name="ro3">
          <table:table-cell table:style-name="ce166" table:formula="of:=IF(MONTH([.A9]+1)=MONTH([.A$6]);[.A9]+1;0)" office:value-type="date" office:date-value="2023-09-05" calcext:value-type="date">
            <text:p>05.09.23</text:p>
          </table:table-cell>
          <table:table-cell table:style-name="ce165" table:formula="of:=IF([.A10]=0;&quot;&quot;;VLOOKUP(WEEKDAY([.A10];2);[$Info.$A$2:.$B$8];2))" office:value-type="string" office:string-value="Tuesday" calcext:value-type="string">
            <text:p>Tuesday</text:p>
          </table:table-cell>
          <table:table-cell table:style-name="ce169" table:number-columns-repeated="2"/>
          <table:table-cell table:style-name="ce172" table:formula="of:=IF(ISERROR(VLOOKUP([.C10];[$Info.$A$18:.$A$22];1;0));IF([.D10]&lt;[.C10];1+[.D10]-[.C10];[.D10]-[.C10]);0)" office:value-type="time" office:time-value="PT00H00M00S" calcext:value-type="time">
            <text:p>00:00</text:p>
          </table:table-cell>
          <table:table-cell table:style-name="ce173" table:formula="of:=IF(NOT(ISBLANK([.D10]));INDIRECT(ADDRESS(1+WEEKDAY([.A10];2);4;1;1;&quot;Info&quot;));0)" office:value-type="time" office:time-value="PT00H00M00S" calcext:value-type="time">
            <text:p>00:00</text:p>
          </table:table-cell>
          <table:table-cell table:style-name="ce170" table:formula="of:=IF(AND([.A10]&lt;=TODAY();[.A10]&lt;&gt;0);IF(ISERROR(VLOOKUP([.C10];[$Info.$A$18:.$A$21];1;0));INDIRECT(ADDRESS(1+WEEKDAY([.A10];2);3;1;1;&quot;Info&quot;));0);&quot;&quot;)">
            <text:p/>
          </table:table-cell>
          <table:table-cell table:style-name="ce171" table:formula="of:=IF(AND([.A10]&lt;=TODAY();[.A10]&lt;&gt;0);IF(NOT(ISBLANK([.G10]));IF([.E10]&lt;&gt;0;[.E10]-[.F10]-[.G10];-[.G10]);&quot;&quot;);&quot;&quot;)">
            <text:p/>
          </table:table-cell>
          <table:table-cell table:style-name="ce176" table:formula="of:=HOUR([.E10]-[.F10])*INDIRECT(ADDRESS(1+WEEKDAY([.A10];2);5;1;1;&quot;Info&quot;))+MINUTE([.E10]-[.F10])/60*INDIRECT(ADDRESS(1+WEEKDAY([.A10];2);5;1;1;&quot;Info&quot;))" office:value-type="float" office:value="0" calcext:value-type="float">
            <text:p>0,00</text:p>
          </table:table-cell>
          <table:table-cell table:number-columns-repeated="1015"/>
        </table:table-row>
        <table:table-row table:style-name="ro3">
          <table:table-cell table:style-name="ce166" table:formula="of:=IF(MONTH([.A10]+1)=MONTH([.A$6]);[.A10]+1;0)" office:value-type="date" office:date-value="2023-09-06" calcext:value-type="date">
            <text:p>06.09.23</text:p>
          </table:table-cell>
          <table:table-cell table:style-name="ce165" table:formula="of:=IF([.A11]=0;&quot;&quot;;VLOOKUP(WEEKDAY([.A11];2);[$Info.$A$2:.$B$8];2))" office:value-type="string" office:string-value="Wednesday" calcext:value-type="string">
            <text:p>Wednesday</text:p>
          </table:table-cell>
          <table:table-cell table:style-name="ce169" table:number-columns-repeated="2"/>
          <table:table-cell table:style-name="ce172" table:formula="of:=IF(ISERROR(VLOOKUP([.C11];[$Info.$A$18:.$A$22];1;0));IF([.D11]&lt;[.C11];1+[.D11]-[.C11];[.D11]-[.C11]);0)" office:value-type="time" office:time-value="PT00H00M00S" calcext:value-type="time">
            <text:p>00:00</text:p>
          </table:table-cell>
          <table:table-cell table:style-name="ce173" table:formula="of:=IF(NOT(ISBLANK([.D11]));INDIRECT(ADDRESS(1+WEEKDAY([.A11];2);4;1;1;&quot;Info&quot;));0)" office:value-type="time" office:time-value="PT00H00M00S" calcext:value-type="time">
            <text:p>00:00</text:p>
          </table:table-cell>
          <table:table-cell table:style-name="ce170" table:formula="of:=IF(AND([.A11]&lt;=TODAY();[.A11]&lt;&gt;0);IF(ISERROR(VLOOKUP([.C11];[$Info.$A$18:.$A$21];1;0));INDIRECT(ADDRESS(1+WEEKDAY([.A11];2);3;1;1;&quot;Info&quot;));0);&quot;&quot;)">
            <text:p/>
          </table:table-cell>
          <table:table-cell table:style-name="ce171" table:formula="of:=IF(AND([.A11]&lt;=TODAY();[.A11]&lt;&gt;0);IF(NOT(ISBLANK([.G11]));IF([.E11]&lt;&gt;0;[.E11]-[.F11]-[.G11];-[.G11]);&quot;&quot;);&quot;&quot;)">
            <text:p/>
          </table:table-cell>
          <table:table-cell table:style-name="ce176" table:formula="of:=HOUR([.E11]-[.F11])*INDIRECT(ADDRESS(1+WEEKDAY([.A11];2);5;1;1;&quot;Info&quot;))+MINUTE([.E11]-[.F11])/60*INDIRECT(ADDRESS(1+WEEKDAY([.A11];2);5;1;1;&quot;Info&quot;))" office:value-type="float" office:value="0" calcext:value-type="float">
            <text:p>0,00</text:p>
          </table:table-cell>
          <table:table-cell table:number-columns-repeated="1015"/>
        </table:table-row>
        <table:table-row table:style-name="ro3">
          <table:table-cell table:style-name="ce166" table:formula="of:=IF(MONTH([.A11]+1)=MONTH([.A$6]);[.A11]+1;0)" office:value-type="date" office:date-value="2023-09-07" calcext:value-type="date">
            <text:p>07.09.23</text:p>
          </table:table-cell>
          <table:table-cell table:style-name="ce165" table:formula="of:=IF([.A12]=0;&quot;&quot;;VLOOKUP(WEEKDAY([.A12];2);[$Info.$A$2:.$B$8];2))" office:value-type="string" office:string-value="Thursday" calcext:value-type="string">
            <text:p>Thursday</text:p>
          </table:table-cell>
          <table:table-cell table:style-name="ce169" table:number-columns-repeated="2"/>
          <table:table-cell table:style-name="ce172" table:formula="of:=IF(ISERROR(VLOOKUP([.C12];[$Info.$A$18:.$A$22];1;0));IF([.D12]&lt;[.C12];1+[.D12]-[.C12];[.D12]-[.C12]);0)" office:value-type="time" office:time-value="PT00H00M00S" calcext:value-type="time">
            <text:p>00:00</text:p>
          </table:table-cell>
          <table:table-cell table:style-name="ce173" table:formula="of:=IF(NOT(ISBLANK([.D12]));INDIRECT(ADDRESS(1+WEEKDAY([.A12];2);4;1;1;&quot;Info&quot;));0)" office:value-type="time" office:time-value="PT00H00M00S" calcext:value-type="time">
            <text:p>00:00</text:p>
          </table:table-cell>
          <table:table-cell table:style-name="ce170" table:formula="of:=IF(AND([.A12]&lt;=TODAY();[.A12]&lt;&gt;0);IF(ISERROR(VLOOKUP([.C12];[$Info.$A$18:.$A$21];1;0));INDIRECT(ADDRESS(1+WEEKDAY([.A12];2);3;1;1;&quot;Info&quot;));0);&quot;&quot;)">
            <text:p/>
          </table:table-cell>
          <table:table-cell table:style-name="ce171" table:formula="of:=IF(AND([.A12]&lt;=TODAY();[.A12]&lt;&gt;0);IF(NOT(ISBLANK([.G12]));IF([.E12]&lt;&gt;0;[.E12]-[.F12]-[.G12];-[.G12]);&quot;&quot;);&quot;&quot;)">
            <text:p/>
          </table:table-cell>
          <table:table-cell table:style-name="ce176" table:formula="of:=HOUR([.E12]-[.F12])*INDIRECT(ADDRESS(1+WEEKDAY([.A12];2);5;1;1;&quot;Info&quot;))+MINUTE([.E12]-[.F12])/60*INDIRECT(ADDRESS(1+WEEKDAY([.A12];2);5;1;1;&quot;Info&quot;))" office:value-type="float" office:value="0" calcext:value-type="float">
            <text:p>0,00</text:p>
          </table:table-cell>
          <table:table-cell table:number-columns-repeated="1015"/>
        </table:table-row>
        <table:table-row table:style-name="ro3">
          <table:table-cell table:style-name="ce166" table:formula="of:=IF(MONTH([.A12]+1)=MONTH([.A$6]);[.A12]+1;0)" office:value-type="date" office:date-value="2023-09-08" calcext:value-type="date">
            <text:p>08.09.23</text:p>
          </table:table-cell>
          <table:table-cell table:style-name="ce165" table:formula="of:=IF([.A13]=0;&quot;&quot;;VLOOKUP(WEEKDAY([.A13];2);[$Info.$A$2:.$B$8];2))" office:value-type="string" office:string-value="Friday" calcext:value-type="string">
            <text:p>Friday</text:p>
          </table:table-cell>
          <table:table-cell table:style-name="ce169" table:number-columns-repeated="2"/>
          <table:table-cell table:style-name="ce172" table:formula="of:=IF(ISERROR(VLOOKUP([.C13];[$Info.$A$18:.$A$22];1;0));IF([.D13]&lt;[.C13];1+[.D13]-[.C13];[.D13]-[.C13]);0)" office:value-type="time" office:time-value="PT00H00M00S" calcext:value-type="time">
            <text:p>00:00</text:p>
          </table:table-cell>
          <table:table-cell table:style-name="ce173" table:formula="of:=IF(NOT(ISBLANK([.D13]));INDIRECT(ADDRESS(1+WEEKDAY([.A13];2);4;1;1;&quot;Info&quot;));0)" office:value-type="time" office:time-value="PT00H00M00S" calcext:value-type="time">
            <text:p>00:00</text:p>
          </table:table-cell>
          <table:table-cell table:style-name="ce170" table:formula="of:=IF(AND([.A13]&lt;=TODAY();[.A13]&lt;&gt;0);IF(ISERROR(VLOOKUP([.C13];[$Info.$A$18:.$A$21];1;0));INDIRECT(ADDRESS(1+WEEKDAY([.A13];2);3;1;1;&quot;Info&quot;));0);&quot;&quot;)">
            <text:p/>
          </table:table-cell>
          <table:table-cell table:style-name="ce171" table:formula="of:=IF(AND([.A13]&lt;=TODAY();[.A13]&lt;&gt;0);IF(NOT(ISBLANK([.G13]));IF([.E13]&lt;&gt;0;[.E13]-[.F13]-[.G13];-[.G13]);&quot;&quot;);&quot;&quot;)">
            <text:p/>
          </table:table-cell>
          <table:table-cell table:style-name="ce176" table:formula="of:=HOUR([.E13]-[.F13])*INDIRECT(ADDRESS(1+WEEKDAY([.A13];2);5;1;1;&quot;Info&quot;))+MINUTE([.E13]-[.F13])/60*INDIRECT(ADDRESS(1+WEEKDAY([.A13];2);5;1;1;&quot;Info&quot;))" office:value-type="float" office:value="0" calcext:value-type="float">
            <text:p>0,00</text:p>
          </table:table-cell>
          <table:table-cell table:number-columns-repeated="1015"/>
        </table:table-row>
        <table:table-row table:style-name="ro3">
          <table:table-cell table:style-name="ce166" table:formula="of:=IF(MONTH([.A13]+1)=MONTH([.A$6]);[.A13]+1;0)" office:value-type="date" office:date-value="2023-09-09" calcext:value-type="date">
            <text:p>09.09.23</text:p>
          </table:table-cell>
          <table:table-cell table:style-name="ce165" table:formula="of:=IF([.A14]=0;&quot;&quot;;VLOOKUP(WEEKDAY([.A14];2);[$Info.$A$2:.$B$8];2))" office:value-type="string" office:string-value="Saturday" calcext:value-type="string">
            <text:p>Saturday</text:p>
          </table:table-cell>
          <table:table-cell table:style-name="ce169" table:number-columns-repeated="2"/>
          <table:table-cell table:style-name="ce172" table:formula="of:=IF(ISERROR(VLOOKUP([.C14];[$Info.$A$18:.$A$22];1;0));IF([.D14]&lt;[.C14];1+[.D14]-[.C14];[.D14]-[.C14]);0)" office:value-type="time" office:time-value="PT00H00M00S" calcext:value-type="time">
            <text:p>00:00</text:p>
          </table:table-cell>
          <table:table-cell table:style-name="ce173" table:formula="of:=IF(NOT(ISBLANK([.D14]));INDIRECT(ADDRESS(1+WEEKDAY([.A14];2);4;1;1;&quot;Info&quot;));0)" office:value-type="time" office:time-value="PT00H00M00S" calcext:value-type="time">
            <text:p>00:00</text:p>
          </table:table-cell>
          <table:table-cell table:style-name="ce170" table:formula="of:=IF(AND([.A14]&lt;=TODAY();[.A14]&lt;&gt;0);IF(ISERROR(VLOOKUP([.C14];[$Info.$A$18:.$A$21];1;0));INDIRECT(ADDRESS(1+WEEKDAY([.A14];2);3;1;1;&quot;Info&quot;));0);&quot;&quot;)">
            <text:p/>
          </table:table-cell>
          <table:table-cell table:style-name="ce171" table:formula="of:=IF(AND([.A14]&lt;=TODAY();[.A14]&lt;&gt;0);IF(NOT(ISBLANK([.G14]));IF([.E14]&lt;&gt;0;[.E14]-[.F14]-[.G14];-[.G14]);&quot;&quot;);&quot;&quot;)">
            <text:p/>
          </table:table-cell>
          <table:table-cell table:style-name="ce176" table:formula="of:=HOUR([.E14]-[.F14])*INDIRECT(ADDRESS(1+WEEKDAY([.A14];2);5;1;1;&quot;Info&quot;))+MINUTE([.E14]-[.F14])/60*INDIRECT(ADDRESS(1+WEEKDAY([.A14];2);5;1;1;&quot;Info&quot;))" office:value-type="float" office:value="0" calcext:value-type="float">
            <text:p>0,00</text:p>
          </table:table-cell>
          <table:table-cell table:number-columns-repeated="1015"/>
        </table:table-row>
        <table:table-row table:style-name="ro3">
          <table:table-cell table:style-name="ce166" table:formula="of:=IF(MONTH([.A14]+1)=MONTH([.A$6]);[.A14]+1;0)" office:value-type="date" office:date-value="2023-09-10" calcext:value-type="date">
            <text:p>10.09.23</text:p>
          </table:table-cell>
          <table:table-cell table:style-name="ce165" table:formula="of:=IF([.A15]=0;&quot;&quot;;VLOOKUP(WEEKDAY([.A15];2);[$Info.$A$2:.$B$8];2))" office:value-type="string" office:string-value="Sunday" calcext:value-type="string">
            <text:p>Sunday</text:p>
          </table:table-cell>
          <table:table-cell table:style-name="ce169" table:number-columns-repeated="2"/>
          <table:table-cell table:style-name="ce172" table:formula="of:=IF(ISERROR(VLOOKUP([.C15];[$Info.$A$18:.$A$22];1;0));IF([.D15]&lt;[.C15];1+[.D15]-[.C15];[.D15]-[.C15]);0)" office:value-type="time" office:time-value="PT00H00M00S" calcext:value-type="time">
            <text:p>00:00</text:p>
          </table:table-cell>
          <table:table-cell table:style-name="ce173" table:formula="of:=IF(NOT(ISBLANK([.D15]));INDIRECT(ADDRESS(1+WEEKDAY([.A15];2);4;1;1;&quot;Info&quot;));0)" office:value-type="time" office:time-value="PT00H00M00S" calcext:value-type="time">
            <text:p>00:00</text:p>
          </table:table-cell>
          <table:table-cell table:style-name="ce170" table:formula="of:=IF(AND([.A15]&lt;=TODAY();[.A15]&lt;&gt;0);IF(ISERROR(VLOOKUP([.C15];[$Info.$A$18:.$A$21];1;0));INDIRECT(ADDRESS(1+WEEKDAY([.A15];2);3;1;1;&quot;Info&quot;));0);&quot;&quot;)">
            <text:p/>
          </table:table-cell>
          <table:table-cell table:style-name="ce171" table:formula="of:=IF(AND([.A15]&lt;=TODAY();[.A15]&lt;&gt;0);IF(NOT(ISBLANK([.G15]));IF([.E15]&lt;&gt;0;[.E15]-[.F15]-[.G15];-[.G15]);&quot;&quot;);&quot;&quot;)">
            <text:p/>
          </table:table-cell>
          <table:table-cell table:style-name="ce176" table:formula="of:=HOUR([.E15]-[.F15])*INDIRECT(ADDRESS(1+WEEKDAY([.A15];2);5;1;1;&quot;Info&quot;))+MINUTE([.E15]-[.F15])/60*INDIRECT(ADDRESS(1+WEEKDAY([.A15];2);5;1;1;&quot;Info&quot;))" office:value-type="float" office:value="0" calcext:value-type="float">
            <text:p>0,00</text:p>
          </table:table-cell>
          <table:table-cell table:number-columns-repeated="1015"/>
        </table:table-row>
        <table:table-row table:style-name="ro3">
          <table:table-cell table:style-name="ce166" table:formula="of:=IF(MONTH([.A15]+1)=MONTH([.A$6]);[.A15]+1;0)" office:value-type="date" office:date-value="2023-09-11" calcext:value-type="date">
            <text:p>11.09.23</text:p>
          </table:table-cell>
          <table:table-cell table:style-name="ce165" table:formula="of:=IF([.A16]=0;&quot;&quot;;VLOOKUP(WEEKDAY([.A16];2);[$Info.$A$2:.$B$8];2))" office:value-type="string" office:string-value="Monday" calcext:value-type="string">
            <text:p>Monday</text:p>
          </table:table-cell>
          <table:table-cell table:style-name="ce169" table:number-columns-repeated="2"/>
          <table:table-cell table:style-name="ce172" table:formula="of:=IF(ISERROR(VLOOKUP([.C16];[$Info.$A$18:.$A$22];1;0));IF([.D16]&lt;[.C16];1+[.D16]-[.C16];[.D16]-[.C16]);0)" office:value-type="time" office:time-value="PT00H00M00S" calcext:value-type="time">
            <text:p>00:00</text:p>
          </table:table-cell>
          <table:table-cell table:style-name="ce173" table:formula="of:=IF(NOT(ISBLANK([.D16]));INDIRECT(ADDRESS(1+WEEKDAY([.A16];2);4;1;1;&quot;Info&quot;));0)" office:value-type="time" office:time-value="PT00H00M00S" calcext:value-type="time">
            <text:p>00:00</text:p>
          </table:table-cell>
          <table:table-cell table:style-name="ce170" table:formula="of:=IF(AND([.A16]&lt;=TODAY();[.A16]&lt;&gt;0);IF(ISERROR(VLOOKUP([.C16];[$Info.$A$18:.$A$21];1;0));INDIRECT(ADDRESS(1+WEEKDAY([.A16];2);3;1;1;&quot;Info&quot;));0);&quot;&quot;)">
            <text:p/>
          </table:table-cell>
          <table:table-cell table:style-name="ce171" table:formula="of:=IF(AND([.A16]&lt;=TODAY();[.A16]&lt;&gt;0);IF(NOT(ISBLANK([.G16]));IF([.E16]&lt;&gt;0;[.E16]-[.F16]-[.G16];-[.G16]);&quot;&quot;);&quot;&quot;)">
            <text:p/>
          </table:table-cell>
          <table:table-cell table:style-name="ce176" table:formula="of:=HOUR([.E16]-[.F16])*INDIRECT(ADDRESS(1+WEEKDAY([.A16];2);5;1;1;&quot;Info&quot;))+MINUTE([.E16]-[.F16])/60*INDIRECT(ADDRESS(1+WEEKDAY([.A16];2);5;1;1;&quot;Info&quot;))" office:value-type="float" office:value="0" calcext:value-type="float">
            <text:p>0,00</text:p>
          </table:table-cell>
          <table:table-cell table:number-columns-repeated="1015"/>
        </table:table-row>
        <table:table-row table:style-name="ro3">
          <table:table-cell table:style-name="ce166" table:formula="of:=IF(MONTH([.A16]+1)=MONTH([.A$6]);[.A16]+1;0)" office:value-type="date" office:date-value="2023-09-12" calcext:value-type="date">
            <text:p>12.09.23</text:p>
          </table:table-cell>
          <table:table-cell table:style-name="ce165" table:formula="of:=IF([.A17]=0;&quot;&quot;;VLOOKUP(WEEKDAY([.A17];2);[$Info.$A$2:.$B$8];2))" office:value-type="string" office:string-value="Tuesday" calcext:value-type="string">
            <text:p>Tuesday</text:p>
          </table:table-cell>
          <table:table-cell table:style-name="ce169" table:number-columns-repeated="2"/>
          <table:table-cell table:style-name="ce172" table:formula="of:=IF(ISERROR(VLOOKUP([.C17];[$Info.$A$18:.$A$22];1;0));IF([.D17]&lt;[.C17];1+[.D17]-[.C17];[.D17]-[.C17]);0)" office:value-type="time" office:time-value="PT00H00M00S" calcext:value-type="time">
            <text:p>00:00</text:p>
          </table:table-cell>
          <table:table-cell table:style-name="ce173" table:formula="of:=IF(NOT(ISBLANK([.D17]));INDIRECT(ADDRESS(1+WEEKDAY([.A17];2);4;1;1;&quot;Info&quot;));0)" office:value-type="time" office:time-value="PT00H00M00S" calcext:value-type="time">
            <text:p>00:00</text:p>
          </table:table-cell>
          <table:table-cell table:style-name="ce170" table:formula="of:=IF(AND([.A17]&lt;=TODAY();[.A17]&lt;&gt;0);IF(ISERROR(VLOOKUP([.C17];[$Info.$A$18:.$A$21];1;0));INDIRECT(ADDRESS(1+WEEKDAY([.A17];2);3;1;1;&quot;Info&quot;));0);&quot;&quot;)">
            <text:p/>
          </table:table-cell>
          <table:table-cell table:style-name="ce171" table:formula="of:=IF(AND([.A17]&lt;=TODAY();[.A17]&lt;&gt;0);IF(NOT(ISBLANK([.G17]));IF([.E17]&lt;&gt;0;[.E17]-[.F17]-[.G17];-[.G17]);&quot;&quot;);&quot;&quot;)">
            <text:p/>
          </table:table-cell>
          <table:table-cell table:style-name="ce176" table:formula="of:=HOUR([.E17]-[.F17])*INDIRECT(ADDRESS(1+WEEKDAY([.A17];2);5;1;1;&quot;Info&quot;))+MINUTE([.E17]-[.F17])/60*INDIRECT(ADDRESS(1+WEEKDAY([.A17];2);5;1;1;&quot;Info&quot;))" office:value-type="float" office:value="0" calcext:value-type="float">
            <text:p>0,00</text:p>
          </table:table-cell>
          <table:table-cell table:number-columns-repeated="1015"/>
        </table:table-row>
        <table:table-row table:style-name="ro3">
          <table:table-cell table:style-name="ce166" table:formula="of:=IF(MONTH([.A17]+1)=MONTH([.A$6]);[.A17]+1;0)" office:value-type="date" office:date-value="2023-09-13" calcext:value-type="date">
            <text:p>13.09.23</text:p>
          </table:table-cell>
          <table:table-cell table:style-name="ce165" table:formula="of:=IF([.A18]=0;&quot;&quot;;VLOOKUP(WEEKDAY([.A18];2);[$Info.$A$2:.$B$8];2))" office:value-type="string" office:string-value="Wednesday" calcext:value-type="string">
            <text:p>Wednesday</text:p>
          </table:table-cell>
          <table:table-cell table:style-name="ce169" table:number-columns-repeated="2"/>
          <table:table-cell table:style-name="ce172" table:formula="of:=IF(ISERROR(VLOOKUP([.C18];[$Info.$A$18:.$A$22];1;0));IF([.D18]&lt;[.C18];1+[.D18]-[.C18];[.D18]-[.C18]);0)" office:value-type="time" office:time-value="PT00H00M00S" calcext:value-type="time">
            <text:p>00:00</text:p>
          </table:table-cell>
          <table:table-cell table:style-name="ce173" table:formula="of:=IF(NOT(ISBLANK([.D18]));INDIRECT(ADDRESS(1+WEEKDAY([.A18];2);4;1;1;&quot;Info&quot;));0)" office:value-type="time" office:time-value="PT00H00M00S" calcext:value-type="time">
            <text:p>00:00</text:p>
          </table:table-cell>
          <table:table-cell table:style-name="ce170" table:formula="of:=IF(AND([.A18]&lt;=TODAY();[.A18]&lt;&gt;0);IF(ISERROR(VLOOKUP([.C18];[$Info.$A$18:.$A$21];1;0));INDIRECT(ADDRESS(1+WEEKDAY([.A18];2);3;1;1;&quot;Info&quot;));0);&quot;&quot;)">
            <text:p/>
          </table:table-cell>
          <table:table-cell table:style-name="ce171" table:formula="of:=IF(AND([.A18]&lt;=TODAY();[.A18]&lt;&gt;0);IF(NOT(ISBLANK([.G18]));IF([.E18]&lt;&gt;0;[.E18]-[.F18]-[.G18];-[.G18]);&quot;&quot;);&quot;&quot;)">
            <text:p/>
          </table:table-cell>
          <table:table-cell table:style-name="ce176" table:formula="of:=HOUR([.E18]-[.F18])*INDIRECT(ADDRESS(1+WEEKDAY([.A18];2);5;1;1;&quot;Info&quot;))+MINUTE([.E18]-[.F18])/60*INDIRECT(ADDRESS(1+WEEKDAY([.A18];2);5;1;1;&quot;Info&quot;))" office:value-type="float" office:value="0" calcext:value-type="float">
            <text:p>0,00</text:p>
          </table:table-cell>
          <table:table-cell table:number-columns-repeated="1015"/>
        </table:table-row>
        <table:table-row table:style-name="ro3">
          <table:table-cell table:style-name="ce166" table:formula="of:=IF(MONTH([.A18]+1)=MONTH([.A$6]);[.A18]+1;0)" office:value-type="date" office:date-value="2023-09-14" calcext:value-type="date">
            <text:p>14.09.23</text:p>
          </table:table-cell>
          <table:table-cell table:style-name="ce165" table:formula="of:=IF([.A19]=0;&quot;&quot;;VLOOKUP(WEEKDAY([.A19];2);[$Info.$A$2:.$B$8];2))" office:value-type="string" office:string-value="Thursday" calcext:value-type="string">
            <text:p>Thursday</text:p>
          </table:table-cell>
          <table:table-cell table:style-name="ce169" table:number-columns-repeated="2"/>
          <table:table-cell table:style-name="ce172" table:formula="of:=IF(ISERROR(VLOOKUP([.C19];[$Info.$A$18:.$A$22];1;0));IF([.D19]&lt;[.C19];1+[.D19]-[.C19];[.D19]-[.C19]);0)" office:value-type="time" office:time-value="PT00H00M00S" calcext:value-type="time">
            <text:p>00:00</text:p>
          </table:table-cell>
          <table:table-cell table:style-name="ce173" table:formula="of:=IF(NOT(ISBLANK([.D19]));INDIRECT(ADDRESS(1+WEEKDAY([.A19];2);4;1;1;&quot;Info&quot;));0)" office:value-type="time" office:time-value="PT00H00M00S" calcext:value-type="time">
            <text:p>00:00</text:p>
          </table:table-cell>
          <table:table-cell table:style-name="ce170" table:formula="of:=IF(AND([.A19]&lt;=TODAY();[.A19]&lt;&gt;0);IF(ISERROR(VLOOKUP([.C19];[$Info.$A$18:.$A$21];1;0));INDIRECT(ADDRESS(1+WEEKDAY([.A19];2);3;1;1;&quot;Info&quot;));0);&quot;&quot;)">
            <text:p/>
          </table:table-cell>
          <table:table-cell table:style-name="ce171" table:formula="of:=IF(AND([.A19]&lt;=TODAY();[.A19]&lt;&gt;0);IF(NOT(ISBLANK([.G19]));IF([.E19]&lt;&gt;0;[.E19]-[.F19]-[.G19];-[.G19]);&quot;&quot;);&quot;&quot;)">
            <text:p/>
          </table:table-cell>
          <table:table-cell table:style-name="ce176" table:formula="of:=HOUR([.E19]-[.F19])*INDIRECT(ADDRESS(1+WEEKDAY([.A19];2);5;1;1;&quot;Info&quot;))+MINUTE([.E19]-[.F19])/60*INDIRECT(ADDRESS(1+WEEKDAY([.A19];2);5;1;1;&quot;Info&quot;))" office:value-type="float" office:value="0" calcext:value-type="float">
            <text:p>0,00</text:p>
          </table:table-cell>
          <table:table-cell table:number-columns-repeated="1015"/>
        </table:table-row>
        <table:table-row table:style-name="ro3">
          <table:table-cell table:style-name="ce166" table:formula="of:=IF(MONTH([.A19]+1)=MONTH([.A$6]);[.A19]+1;0)" office:value-type="date" office:date-value="2023-09-15" calcext:value-type="date">
            <text:p>15.09.23</text:p>
          </table:table-cell>
          <table:table-cell table:style-name="ce165" table:formula="of:=IF([.A20]=0;&quot;&quot;;VLOOKUP(WEEKDAY([.A20];2);[$Info.$A$2:.$B$8];2))" office:value-type="string" office:string-value="Friday" calcext:value-type="string">
            <text:p>Friday</text:p>
          </table:table-cell>
          <table:table-cell table:style-name="ce169" table:number-columns-repeated="2"/>
          <table:table-cell table:style-name="ce172" table:formula="of:=IF(ISERROR(VLOOKUP([.C20];[$Info.$A$18:.$A$22];1;0));IF([.D20]&lt;[.C20];1+[.D20]-[.C20];[.D20]-[.C20]);0)" office:value-type="time" office:time-value="PT00H00M00S" calcext:value-type="time">
            <text:p>00:00</text:p>
          </table:table-cell>
          <table:table-cell table:style-name="ce173" table:formula="of:=IF(NOT(ISBLANK([.D20]));INDIRECT(ADDRESS(1+WEEKDAY([.A20];2);4;1;1;&quot;Info&quot;));0)" office:value-type="time" office:time-value="PT00H00M00S" calcext:value-type="time">
            <text:p>00:00</text:p>
          </table:table-cell>
          <table:table-cell table:style-name="ce170" table:formula="of:=IF(AND([.A20]&lt;=TODAY();[.A20]&lt;&gt;0);IF(ISERROR(VLOOKUP([.C20];[$Info.$A$18:.$A$21];1;0));INDIRECT(ADDRESS(1+WEEKDAY([.A20];2);3;1;1;&quot;Info&quot;));0);&quot;&quot;)">
            <text:p/>
          </table:table-cell>
          <table:table-cell table:style-name="ce171" table:formula="of:=IF(AND([.A20]&lt;=TODAY();[.A20]&lt;&gt;0);IF(NOT(ISBLANK([.G20]));IF([.E20]&lt;&gt;0;[.E20]-[.F20]-[.G20];-[.G20]);&quot;&quot;);&quot;&quot;)">
            <text:p/>
          </table:table-cell>
          <table:table-cell table:style-name="ce176" table:formula="of:=HOUR([.E20]-[.F20])*INDIRECT(ADDRESS(1+WEEKDAY([.A20];2);5;1;1;&quot;Info&quot;))+MINUTE([.E20]-[.F20])/60*INDIRECT(ADDRESS(1+WEEKDAY([.A20];2);5;1;1;&quot;Info&quot;))" office:value-type="float" office:value="0" calcext:value-type="float">
            <text:p>0,00</text:p>
          </table:table-cell>
          <table:table-cell table:number-columns-repeated="1015"/>
        </table:table-row>
        <table:table-row table:style-name="ro3">
          <table:table-cell table:style-name="ce166" table:formula="of:=IF(MONTH([.A20]+1)=MONTH([.A$6]);[.A20]+1;0)" office:value-type="date" office:date-value="2023-09-16" calcext:value-type="date">
            <text:p>16.09.23</text:p>
          </table:table-cell>
          <table:table-cell table:style-name="ce165" table:formula="of:=IF([.A21]=0;&quot;&quot;;VLOOKUP(WEEKDAY([.A21];2);[$Info.$A$2:.$B$8];2))" office:value-type="string" office:string-value="Saturday" calcext:value-type="string">
            <text:p>Saturday</text:p>
          </table:table-cell>
          <table:table-cell table:style-name="ce169" table:number-columns-repeated="2"/>
          <table:table-cell table:style-name="ce172" table:formula="of:=IF(ISERROR(VLOOKUP([.C21];[$Info.$A$18:.$A$22];1;0));IF([.D21]&lt;[.C21];1+[.D21]-[.C21];[.D21]-[.C21]);0)" office:value-type="time" office:time-value="PT00H00M00S" calcext:value-type="time">
            <text:p>00:00</text:p>
          </table:table-cell>
          <table:table-cell table:style-name="ce173" table:formula="of:=IF(NOT(ISBLANK([.D21]));INDIRECT(ADDRESS(1+WEEKDAY([.A21];2);4;1;1;&quot;Info&quot;));0)" office:value-type="time" office:time-value="PT00H00M00S" calcext:value-type="time">
            <text:p>00:00</text:p>
          </table:table-cell>
          <table:table-cell table:style-name="ce170" table:formula="of:=IF(AND([.A21]&lt;=TODAY();[.A21]&lt;&gt;0);IF(ISERROR(VLOOKUP([.C21];[$Info.$A$18:.$A$21];1;0));INDIRECT(ADDRESS(1+WEEKDAY([.A21];2);3;1;1;&quot;Info&quot;));0);&quot;&quot;)">
            <text:p/>
          </table:table-cell>
          <table:table-cell table:style-name="ce171" table:formula="of:=IF(AND([.A21]&lt;=TODAY();[.A21]&lt;&gt;0);IF(NOT(ISBLANK([.G21]));IF([.E21]&lt;&gt;0;[.E21]-[.F21]-[.G21];-[.G21]);&quot;&quot;);&quot;&quot;)">
            <text:p/>
          </table:table-cell>
          <table:table-cell table:style-name="ce176" table:formula="of:=HOUR([.E21]-[.F21])*INDIRECT(ADDRESS(1+WEEKDAY([.A21];2);5;1;1;&quot;Info&quot;))+MINUTE([.E21]-[.F21])/60*INDIRECT(ADDRESS(1+WEEKDAY([.A21];2);5;1;1;&quot;Info&quot;))" office:value-type="float" office:value="0" calcext:value-type="float">
            <text:p>0,00</text:p>
          </table:table-cell>
          <table:table-cell table:number-columns-repeated="1015"/>
        </table:table-row>
        <table:table-row table:style-name="ro3">
          <table:table-cell table:style-name="ce166" table:formula="of:=IF(MONTH([.A21]+1)=MONTH([.A$6]);[.A21]+1;0)" office:value-type="date" office:date-value="2023-09-17" calcext:value-type="date">
            <text:p>17.09.23</text:p>
          </table:table-cell>
          <table:table-cell table:style-name="ce165" table:formula="of:=IF([.A22]=0;&quot;&quot;;VLOOKUP(WEEKDAY([.A22];2);[$Info.$A$2:.$B$8];2))" office:value-type="string" office:string-value="Sunday" calcext:value-type="string">
            <text:p>Sunday</text:p>
          </table:table-cell>
          <table:table-cell table:style-name="ce169" table:number-columns-repeated="2"/>
          <table:table-cell table:style-name="ce172" table:formula="of:=IF(ISERROR(VLOOKUP([.C22];[$Info.$A$18:.$A$22];1;0));IF([.D22]&lt;[.C22];1+[.D22]-[.C22];[.D22]-[.C22]);0)" office:value-type="time" office:time-value="PT00H00M00S" calcext:value-type="time">
            <text:p>00:00</text:p>
          </table:table-cell>
          <table:table-cell table:style-name="ce173" table:formula="of:=IF(NOT(ISBLANK([.D22]));INDIRECT(ADDRESS(1+WEEKDAY([.A22];2);4;1;1;&quot;Info&quot;));0)" office:value-type="time" office:time-value="PT00H00M00S" calcext:value-type="time">
            <text:p>00:00</text:p>
          </table:table-cell>
          <table:table-cell table:style-name="ce170" table:formula="of:=IF(AND([.A22]&lt;=TODAY();[.A22]&lt;&gt;0);IF(ISERROR(VLOOKUP([.C22];[$Info.$A$18:.$A$21];1;0));INDIRECT(ADDRESS(1+WEEKDAY([.A22];2);3;1;1;&quot;Info&quot;));0);&quot;&quot;)">
            <text:p/>
          </table:table-cell>
          <table:table-cell table:style-name="ce171" table:formula="of:=IF(AND([.A22]&lt;=TODAY();[.A22]&lt;&gt;0);IF(NOT(ISBLANK([.G22]));IF([.E22]&lt;&gt;0;[.E22]-[.F22]-[.G22];-[.G22]);&quot;&quot;);&quot;&quot;)">
            <text:p/>
          </table:table-cell>
          <table:table-cell table:style-name="ce176" table:formula="of:=HOUR([.E22]-[.F22])*INDIRECT(ADDRESS(1+WEEKDAY([.A22];2);5;1;1;&quot;Info&quot;))+MINUTE([.E22]-[.F22])/60*INDIRECT(ADDRESS(1+WEEKDAY([.A22];2);5;1;1;&quot;Info&quot;))" office:value-type="float" office:value="0" calcext:value-type="float">
            <text:p>0,00</text:p>
          </table:table-cell>
          <table:table-cell table:number-columns-repeated="1015"/>
        </table:table-row>
        <table:table-row table:style-name="ro3">
          <table:table-cell table:style-name="ce166" table:formula="of:=IF(MONTH([.A22]+1)=MONTH([.A$6]);[.A22]+1;0)" office:value-type="date" office:date-value="2023-09-18" calcext:value-type="date">
            <text:p>18.09.23</text:p>
          </table:table-cell>
          <table:table-cell table:style-name="ce165" table:formula="of:=IF([.A23]=0;&quot;&quot;;VLOOKUP(WEEKDAY([.A23];2);[$Info.$A$2:.$B$8];2))" office:value-type="string" office:string-value="Monday" calcext:value-type="string">
            <text:p>Monday</text:p>
          </table:table-cell>
          <table:table-cell table:style-name="ce169" table:number-columns-repeated="2"/>
          <table:table-cell table:style-name="ce172" table:formula="of:=IF(ISERROR(VLOOKUP([.C23];[$Info.$A$18:.$A$22];1;0));IF([.D23]&lt;[.C23];1+[.D23]-[.C23];[.D23]-[.C23]);0)" office:value-type="time" office:time-value="PT00H00M00S" calcext:value-type="time">
            <text:p>00:00</text:p>
          </table:table-cell>
          <table:table-cell table:style-name="ce173" table:formula="of:=IF(NOT(ISBLANK([.D23]));INDIRECT(ADDRESS(1+WEEKDAY([.A23];2);4;1;1;&quot;Info&quot;));0)" office:value-type="time" office:time-value="PT00H00M00S" calcext:value-type="time">
            <text:p>00:00</text:p>
          </table:table-cell>
          <table:table-cell table:style-name="ce170" table:formula="of:=IF(AND([.A23]&lt;=TODAY();[.A23]&lt;&gt;0);IF(ISERROR(VLOOKUP([.C23];[$Info.$A$18:.$A$21];1;0));INDIRECT(ADDRESS(1+WEEKDAY([.A23];2);3;1;1;&quot;Info&quot;));0);&quot;&quot;)">
            <text:p/>
          </table:table-cell>
          <table:table-cell table:style-name="ce171" table:formula="of:=IF(AND([.A23]&lt;=TODAY();[.A23]&lt;&gt;0);IF(NOT(ISBLANK([.G23]));IF([.E23]&lt;&gt;0;[.E23]-[.F23]-[.G23];-[.G23]);&quot;&quot;);&quot;&quot;)">
            <text:p/>
          </table:table-cell>
          <table:table-cell table:style-name="ce176" table:formula="of:=HOUR([.E23]-[.F23])*INDIRECT(ADDRESS(1+WEEKDAY([.A23];2);5;1;1;&quot;Info&quot;))+MINUTE([.E23]-[.F23])/60*INDIRECT(ADDRESS(1+WEEKDAY([.A23];2);5;1;1;&quot;Info&quot;))" office:value-type="float" office:value="0" calcext:value-type="float">
            <text:p>0,00</text:p>
          </table:table-cell>
          <table:table-cell table:number-columns-repeated="1015"/>
        </table:table-row>
        <table:table-row table:style-name="ro3">
          <table:table-cell table:style-name="ce166" table:formula="of:=IF(MONTH([.A23]+1)=MONTH([.A$6]);[.A23]+1;0)" office:value-type="date" office:date-value="2023-09-19" calcext:value-type="date">
            <text:p>19.09.23</text:p>
          </table:table-cell>
          <table:table-cell table:style-name="ce165" table:formula="of:=IF([.A24]=0;&quot;&quot;;VLOOKUP(WEEKDAY([.A24];2);[$Info.$A$2:.$B$8];2))" office:value-type="string" office:string-value="Tuesday" calcext:value-type="string">
            <text:p>Tuesday</text:p>
          </table:table-cell>
          <table:table-cell table:style-name="ce169" table:number-columns-repeated="2"/>
          <table:table-cell table:style-name="ce172" table:formula="of:=IF(ISERROR(VLOOKUP([.C24];[$Info.$A$18:.$A$22];1;0));IF([.D24]&lt;[.C24];1+[.D24]-[.C24];[.D24]-[.C24]);0)" office:value-type="time" office:time-value="PT00H00M00S" calcext:value-type="time">
            <text:p>00:00</text:p>
          </table:table-cell>
          <table:table-cell table:style-name="ce173" table:formula="of:=IF(NOT(ISBLANK([.D24]));INDIRECT(ADDRESS(1+WEEKDAY([.A24];2);4;1;1;&quot;Info&quot;));0)" office:value-type="time" office:time-value="PT00H00M00S" calcext:value-type="time">
            <text:p>00:00</text:p>
          </table:table-cell>
          <table:table-cell table:style-name="ce170" table:formula="of:=IF(AND([.A24]&lt;=TODAY();[.A24]&lt;&gt;0);IF(ISERROR(VLOOKUP([.C24];[$Info.$A$18:.$A$21];1;0));INDIRECT(ADDRESS(1+WEEKDAY([.A24];2);3;1;1;&quot;Info&quot;));0);&quot;&quot;)">
            <text:p/>
          </table:table-cell>
          <table:table-cell table:style-name="ce171" table:formula="of:=IF(AND([.A24]&lt;=TODAY();[.A24]&lt;&gt;0);IF(NOT(ISBLANK([.G24]));IF([.E24]&lt;&gt;0;[.E24]-[.F24]-[.G24];-[.G24]);&quot;&quot;);&quot;&quot;)">
            <text:p/>
          </table:table-cell>
          <table:table-cell table:style-name="ce176" table:formula="of:=HOUR([.E24]-[.F24])*INDIRECT(ADDRESS(1+WEEKDAY([.A24];2);5;1;1;&quot;Info&quot;))+MINUTE([.E24]-[.F24])/60*INDIRECT(ADDRESS(1+WEEKDAY([.A24];2);5;1;1;&quot;Info&quot;))" office:value-type="float" office:value="0" calcext:value-type="float">
            <text:p>0,00</text:p>
          </table:table-cell>
          <table:table-cell table:number-columns-repeated="1015"/>
        </table:table-row>
        <table:table-row table:style-name="ro3">
          <table:table-cell table:style-name="ce166" table:formula="of:=IF(MONTH([.A24]+1)=MONTH([.A$6]);[.A24]+1;0)" office:value-type="date" office:date-value="2023-09-20" calcext:value-type="date">
            <text:p>20.09.23</text:p>
          </table:table-cell>
          <table:table-cell table:style-name="ce165" table:formula="of:=IF([.A25]=0;&quot;&quot;;VLOOKUP(WEEKDAY([.A25];2);[$Info.$A$2:.$B$8];2))" office:value-type="string" office:string-value="Wednesday" calcext:value-type="string">
            <text:p>Wednesday</text:p>
          </table:table-cell>
          <table:table-cell table:style-name="ce169" table:number-columns-repeated="2"/>
          <table:table-cell table:style-name="ce172" table:formula="of:=IF(ISERROR(VLOOKUP([.C25];[$Info.$A$18:.$A$22];1;0));IF([.D25]&lt;[.C25];1+[.D25]-[.C25];[.D25]-[.C25]);0)" office:value-type="time" office:time-value="PT00H00M00S" calcext:value-type="time">
            <text:p>00:00</text:p>
          </table:table-cell>
          <table:table-cell table:style-name="ce173" table:formula="of:=IF(NOT(ISBLANK([.D25]));INDIRECT(ADDRESS(1+WEEKDAY([.A25];2);4;1;1;&quot;Info&quot;));0)" office:value-type="time" office:time-value="PT00H00M00S" calcext:value-type="time">
            <text:p>00:00</text:p>
          </table:table-cell>
          <table:table-cell table:style-name="ce170" table:formula="of:=IF(AND([.A25]&lt;=TODAY();[.A25]&lt;&gt;0);IF(ISERROR(VLOOKUP([.C25];[$Info.$A$18:.$A$21];1;0));INDIRECT(ADDRESS(1+WEEKDAY([.A25];2);3;1;1;&quot;Info&quot;));0);&quot;&quot;)">
            <text:p/>
          </table:table-cell>
          <table:table-cell table:style-name="ce171" table:formula="of:=IF(AND([.A25]&lt;=TODAY();[.A25]&lt;&gt;0);IF(NOT(ISBLANK([.G25]));IF([.E25]&lt;&gt;0;[.E25]-[.F25]-[.G25];-[.G25]);&quot;&quot;);&quot;&quot;)">
            <text:p/>
          </table:table-cell>
          <table:table-cell table:style-name="ce176" table:formula="of:=HOUR([.E25]-[.F25])*INDIRECT(ADDRESS(1+WEEKDAY([.A25];2);5;1;1;&quot;Info&quot;))+MINUTE([.E25]-[.F25])/60*INDIRECT(ADDRESS(1+WEEKDAY([.A25];2);5;1;1;&quot;Info&quot;))" office:value-type="float" office:value="0" calcext:value-type="float">
            <text:p>0,00</text:p>
          </table:table-cell>
          <table:table-cell table:number-columns-repeated="1015"/>
        </table:table-row>
        <table:table-row table:style-name="ro3">
          <table:table-cell table:style-name="ce166" table:formula="of:=IF(MONTH([.A25]+1)=MONTH([.A$6]);[.A25]+1;0)" office:value-type="date" office:date-value="2023-09-21" calcext:value-type="date">
            <text:p>21.09.23</text:p>
          </table:table-cell>
          <table:table-cell table:style-name="ce165" table:formula="of:=IF([.A26]=0;&quot;&quot;;VLOOKUP(WEEKDAY([.A26];2);[$Info.$A$2:.$B$8];2))" office:value-type="string" office:string-value="Thursday" calcext:value-type="string">
            <text:p>Thursday</text:p>
          </table:table-cell>
          <table:table-cell table:style-name="ce169" table:number-columns-repeated="2"/>
          <table:table-cell table:style-name="ce172" table:formula="of:=IF(ISERROR(VLOOKUP([.C26];[$Info.$A$18:.$A$22];1;0));IF([.D26]&lt;[.C26];1+[.D26]-[.C26];[.D26]-[.C26]);0)" office:value-type="time" office:time-value="PT00H00M00S" calcext:value-type="time">
            <text:p>00:00</text:p>
          </table:table-cell>
          <table:table-cell table:style-name="ce173" table:formula="of:=IF(NOT(ISBLANK([.D26]));INDIRECT(ADDRESS(1+WEEKDAY([.A26];2);4;1;1;&quot;Info&quot;));0)" office:value-type="time" office:time-value="PT00H00M00S" calcext:value-type="time">
            <text:p>00:00</text:p>
          </table:table-cell>
          <table:table-cell table:style-name="ce170" table:formula="of:=IF(AND([.A26]&lt;=TODAY();[.A26]&lt;&gt;0);IF(ISERROR(VLOOKUP([.C26];[$Info.$A$18:.$A$21];1;0));INDIRECT(ADDRESS(1+WEEKDAY([.A26];2);3;1;1;&quot;Info&quot;));0);&quot;&quot;)">
            <text:p/>
          </table:table-cell>
          <table:table-cell table:style-name="ce171" table:formula="of:=IF(AND([.A26]&lt;=TODAY();[.A26]&lt;&gt;0);IF(NOT(ISBLANK([.G26]));IF([.E26]&lt;&gt;0;[.E26]-[.F26]-[.G26];-[.G26]);&quot;&quot;);&quot;&quot;)">
            <text:p/>
          </table:table-cell>
          <table:table-cell table:style-name="ce176" table:formula="of:=HOUR([.E26]-[.F26])*INDIRECT(ADDRESS(1+WEEKDAY([.A26];2);5;1;1;&quot;Info&quot;))+MINUTE([.E26]-[.F26])/60*INDIRECT(ADDRESS(1+WEEKDAY([.A26];2);5;1;1;&quot;Info&quot;))" office:value-type="float" office:value="0" calcext:value-type="float">
            <text:p>0,00</text:p>
          </table:table-cell>
          <table:table-cell table:number-columns-repeated="1015"/>
        </table:table-row>
        <table:table-row table:style-name="ro3">
          <table:table-cell table:style-name="ce166" table:formula="of:=IF(MONTH([.A26]+1)=MONTH([.A$6]);[.A26]+1;0)" office:value-type="date" office:date-value="2023-09-22" calcext:value-type="date">
            <text:p>22.09.23</text:p>
          </table:table-cell>
          <table:table-cell table:style-name="ce165" table:formula="of:=IF([.A27]=0;&quot;&quot;;VLOOKUP(WEEKDAY([.A27];2);[$Info.$A$2:.$B$8];2))" office:value-type="string" office:string-value="Friday" calcext:value-type="string">
            <text:p>Friday</text:p>
          </table:table-cell>
          <table:table-cell table:style-name="ce169" table:number-columns-repeated="2"/>
          <table:table-cell table:style-name="ce172" table:formula="of:=IF(ISERROR(VLOOKUP([.C27];[$Info.$A$18:.$A$22];1;0));IF([.D27]&lt;[.C27];1+[.D27]-[.C27];[.D27]-[.C27]);0)" office:value-type="time" office:time-value="PT00H00M00S" calcext:value-type="time">
            <text:p>00:00</text:p>
          </table:table-cell>
          <table:table-cell table:style-name="ce173" table:formula="of:=IF(NOT(ISBLANK([.D27]));INDIRECT(ADDRESS(1+WEEKDAY([.A27];2);4;1;1;&quot;Info&quot;));0)" office:value-type="time" office:time-value="PT00H00M00S" calcext:value-type="time">
            <text:p>00:00</text:p>
          </table:table-cell>
          <table:table-cell table:style-name="ce170" table:formula="of:=IF(AND([.A27]&lt;=TODAY();[.A27]&lt;&gt;0);IF(ISERROR(VLOOKUP([.C27];[$Info.$A$18:.$A$21];1;0));INDIRECT(ADDRESS(1+WEEKDAY([.A27];2);3;1;1;&quot;Info&quot;));0);&quot;&quot;)">
            <text:p/>
          </table:table-cell>
          <table:table-cell table:style-name="ce171" table:formula="of:=IF(AND([.A27]&lt;=TODAY();[.A27]&lt;&gt;0);IF(NOT(ISBLANK([.G27]));IF([.E27]&lt;&gt;0;[.E27]-[.F27]-[.G27];-[.G27]);&quot;&quot;);&quot;&quot;)">
            <text:p/>
          </table:table-cell>
          <table:table-cell table:style-name="ce176" table:formula="of:=HOUR([.E27]-[.F27])*INDIRECT(ADDRESS(1+WEEKDAY([.A27];2);5;1;1;&quot;Info&quot;))+MINUTE([.E27]-[.F27])/60*INDIRECT(ADDRESS(1+WEEKDAY([.A27];2);5;1;1;&quot;Info&quot;))" office:value-type="float" office:value="0" calcext:value-type="float">
            <text:p>0,00</text:p>
          </table:table-cell>
          <table:table-cell table:number-columns-repeated="1015"/>
        </table:table-row>
        <table:table-row table:style-name="ro3">
          <table:table-cell table:style-name="ce166" table:formula="of:=IF(MONTH([.A27]+1)=MONTH([.A$6]);[.A27]+1;0)" office:value-type="date" office:date-value="2023-09-23" calcext:value-type="date">
            <text:p>23.09.23</text:p>
          </table:table-cell>
          <table:table-cell table:style-name="ce165" table:formula="of:=IF([.A28]=0;&quot;&quot;;VLOOKUP(WEEKDAY([.A28];2);[$Info.$A$2:.$B$8];2))" office:value-type="string" office:string-value="Saturday" calcext:value-type="string">
            <text:p>Saturday</text:p>
          </table:table-cell>
          <table:table-cell table:style-name="ce169" table:number-columns-repeated="2"/>
          <table:table-cell table:style-name="ce172" table:formula="of:=IF(ISERROR(VLOOKUP([.C28];[$Info.$A$18:.$A$22];1;0));IF([.D28]&lt;[.C28];1+[.D28]-[.C28];[.D28]-[.C28]);0)" office:value-type="time" office:time-value="PT00H00M00S" calcext:value-type="time">
            <text:p>00:00</text:p>
          </table:table-cell>
          <table:table-cell table:style-name="ce173" table:formula="of:=IF(NOT(ISBLANK([.D28]));INDIRECT(ADDRESS(1+WEEKDAY([.A28];2);4;1;1;&quot;Info&quot;));0)" office:value-type="time" office:time-value="PT00H00M00S" calcext:value-type="time">
            <text:p>00:00</text:p>
          </table:table-cell>
          <table:table-cell table:style-name="ce170" table:formula="of:=IF(AND([.A28]&lt;=TODAY();[.A28]&lt;&gt;0);IF(ISERROR(VLOOKUP([.C28];[$Info.$A$18:.$A$21];1;0));INDIRECT(ADDRESS(1+WEEKDAY([.A28];2);3;1;1;&quot;Info&quot;));0);&quot;&quot;)">
            <text:p/>
          </table:table-cell>
          <table:table-cell table:style-name="ce171" table:formula="of:=IF(AND([.A28]&lt;=TODAY();[.A28]&lt;&gt;0);IF(NOT(ISBLANK([.G28]));IF([.E28]&lt;&gt;0;[.E28]-[.F28]-[.G28];-[.G28]);&quot;&quot;);&quot;&quot;)">
            <text:p/>
          </table:table-cell>
          <table:table-cell table:style-name="ce176" table:formula="of:=HOUR([.E28]-[.F28])*INDIRECT(ADDRESS(1+WEEKDAY([.A28];2);5;1;1;&quot;Info&quot;))+MINUTE([.E28]-[.F28])/60*INDIRECT(ADDRESS(1+WEEKDAY([.A28];2);5;1;1;&quot;Info&quot;))" office:value-type="float" office:value="0" calcext:value-type="float">
            <text:p>0,00</text:p>
          </table:table-cell>
          <table:table-cell table:number-columns-repeated="1015"/>
        </table:table-row>
        <table:table-row table:style-name="ro3">
          <table:table-cell table:style-name="ce166" table:formula="of:=IF(MONTH([.A28]+1)=MONTH([.A$6]);[.A28]+1;0)" office:value-type="date" office:date-value="2023-09-24" calcext:value-type="date">
            <text:p>24.09.23</text:p>
          </table:table-cell>
          <table:table-cell table:style-name="ce165" table:formula="of:=IF([.A29]=0;&quot;&quot;;VLOOKUP(WEEKDAY([.A29];2);[$Info.$A$2:.$B$8];2))" office:value-type="string" office:string-value="Sunday" calcext:value-type="string">
            <text:p>Sunday</text:p>
          </table:table-cell>
          <table:table-cell table:style-name="ce169" table:number-columns-repeated="2"/>
          <table:table-cell table:style-name="ce172" table:formula="of:=IF(ISERROR(VLOOKUP([.C29];[$Info.$A$18:.$A$22];1;0));IF([.D29]&lt;[.C29];1+[.D29]-[.C29];[.D29]-[.C29]);0)" office:value-type="time" office:time-value="PT00H00M00S" calcext:value-type="time">
            <text:p>00:00</text:p>
          </table:table-cell>
          <table:table-cell table:style-name="ce173" table:formula="of:=IF(NOT(ISBLANK([.D29]));INDIRECT(ADDRESS(1+WEEKDAY([.A29];2);4;1;1;&quot;Info&quot;));0)" office:value-type="time" office:time-value="PT00H00M00S" calcext:value-type="time">
            <text:p>00:00</text:p>
          </table:table-cell>
          <table:table-cell table:style-name="ce170" table:formula="of:=IF(AND([.A29]&lt;=TODAY();[.A29]&lt;&gt;0);IF(ISERROR(VLOOKUP([.C29];[$Info.$A$18:.$A$21];1;0));INDIRECT(ADDRESS(1+WEEKDAY([.A29];2);3;1;1;&quot;Info&quot;));0);&quot;&quot;)">
            <text:p/>
          </table:table-cell>
          <table:table-cell table:style-name="ce171" table:formula="of:=IF(AND([.A29]&lt;=TODAY();[.A29]&lt;&gt;0);IF(NOT(ISBLANK([.G29]));IF([.E29]&lt;&gt;0;[.E29]-[.F29]-[.G29];-[.G29]);&quot;&quot;);&quot;&quot;)">
            <text:p/>
          </table:table-cell>
          <table:table-cell table:style-name="ce176" table:formula="of:=HOUR([.E29]-[.F29])*INDIRECT(ADDRESS(1+WEEKDAY([.A29];2);5;1;1;&quot;Info&quot;))+MINUTE([.E29]-[.F29])/60*INDIRECT(ADDRESS(1+WEEKDAY([.A29];2);5;1;1;&quot;Info&quot;))" office:value-type="float" office:value="0" calcext:value-type="float">
            <text:p>0,00</text:p>
          </table:table-cell>
          <table:table-cell table:number-columns-repeated="1015"/>
        </table:table-row>
        <table:table-row table:style-name="ro3">
          <table:table-cell table:style-name="ce166" table:formula="of:=IF(MONTH([.A29]+1)=MONTH([.A$6]);[.A29]+1;0)" office:value-type="date" office:date-value="2023-09-25" calcext:value-type="date">
            <text:p>25.09.23</text:p>
          </table:table-cell>
          <table:table-cell table:style-name="ce165" table:formula="of:=IF([.A30]=0;&quot;&quot;;VLOOKUP(WEEKDAY([.A30];2);[$Info.$A$2:.$B$8];2))" office:value-type="string" office:string-value="Monday" calcext:value-type="string">
            <text:p>Monday</text:p>
          </table:table-cell>
          <table:table-cell table:style-name="ce169" table:number-columns-repeated="2"/>
          <table:table-cell table:style-name="ce172" table:formula="of:=IF(ISERROR(VLOOKUP([.C30];[$Info.$A$18:.$A$22];1;0));IF([.D30]&lt;[.C30];1+[.D30]-[.C30];[.D30]-[.C30]);0)" office:value-type="time" office:time-value="PT00H00M00S" calcext:value-type="time">
            <text:p>00:00</text:p>
          </table:table-cell>
          <table:table-cell table:style-name="ce173" table:formula="of:=IF(NOT(ISBLANK([.D30]));INDIRECT(ADDRESS(1+WEEKDAY([.A30];2);4;1;1;&quot;Info&quot;));0)" office:value-type="time" office:time-value="PT00H00M00S" calcext:value-type="time">
            <text:p>00:00</text:p>
          </table:table-cell>
          <table:table-cell table:style-name="ce170" table:formula="of:=IF(AND([.A30]&lt;=TODAY();[.A30]&lt;&gt;0);IF(ISERROR(VLOOKUP([.C30];[$Info.$A$18:.$A$21];1;0));INDIRECT(ADDRESS(1+WEEKDAY([.A30];2);3;1;1;&quot;Info&quot;));0);&quot;&quot;)">
            <text:p/>
          </table:table-cell>
          <table:table-cell table:style-name="ce171" table:formula="of:=IF(AND([.A30]&lt;=TODAY();[.A30]&lt;&gt;0);IF(NOT(ISBLANK([.G30]));IF([.E30]&lt;&gt;0;[.E30]-[.F30]-[.G30];-[.G30]);&quot;&quot;);&quot;&quot;)">
            <text:p/>
          </table:table-cell>
          <table:table-cell table:style-name="ce176" table:formula="of:=HOUR([.E30]-[.F30])*INDIRECT(ADDRESS(1+WEEKDAY([.A30];2);5;1;1;&quot;Info&quot;))+MINUTE([.E30]-[.F30])/60*INDIRECT(ADDRESS(1+WEEKDAY([.A30];2);5;1;1;&quot;Info&quot;))" office:value-type="float" office:value="0" calcext:value-type="float">
            <text:p>0,00</text:p>
          </table:table-cell>
          <table:table-cell table:number-columns-repeated="1015"/>
        </table:table-row>
        <table:table-row table:style-name="ro3">
          <table:table-cell table:style-name="ce166" table:formula="of:=IF(MONTH([.A30]+1)=MONTH([.A$6]);[.A30]+1;0)" office:value-type="date" office:date-value="2023-09-26" calcext:value-type="date">
            <text:p>26.09.23</text:p>
          </table:table-cell>
          <table:table-cell table:style-name="ce165" table:formula="of:=IF([.A31]=0;&quot;&quot;;VLOOKUP(WEEKDAY([.A31];2);[$Info.$A$2:.$B$8];2))" office:value-type="string" office:string-value="Tuesday" calcext:value-type="string">
            <text:p>Tuesday</text:p>
          </table:table-cell>
          <table:table-cell table:style-name="ce169" table:number-columns-repeated="2"/>
          <table:table-cell table:style-name="ce172" table:formula="of:=IF(ISERROR(VLOOKUP([.C31];[$Info.$A$18:.$A$22];1;0));IF([.D31]&lt;[.C31];1+[.D31]-[.C31];[.D31]-[.C31]);0)" office:value-type="time" office:time-value="PT00H00M00S" calcext:value-type="time">
            <text:p>00:00</text:p>
          </table:table-cell>
          <table:table-cell table:style-name="ce173" table:formula="of:=IF(NOT(ISBLANK([.D31]));INDIRECT(ADDRESS(1+WEEKDAY([.A31];2);4;1;1;&quot;Info&quot;));0)" office:value-type="time" office:time-value="PT00H00M00S" calcext:value-type="time">
            <text:p>00:00</text:p>
          </table:table-cell>
          <table:table-cell table:style-name="ce170" table:formula="of:=IF(AND([.A31]&lt;=TODAY();[.A31]&lt;&gt;0);IF(ISERROR(VLOOKUP([.C31];[$Info.$A$18:.$A$21];1;0));INDIRECT(ADDRESS(1+WEEKDAY([.A31];2);3;1;1;&quot;Info&quot;));0);&quot;&quot;)">
            <text:p/>
          </table:table-cell>
          <table:table-cell table:style-name="ce171" table:formula="of:=IF(AND([.A31]&lt;=TODAY();[.A31]&lt;&gt;0);IF(NOT(ISBLANK([.G31]));IF([.E31]&lt;&gt;0;[.E31]-[.F31]-[.G31];-[.G31]);&quot;&quot;);&quot;&quot;)">
            <text:p/>
          </table:table-cell>
          <table:table-cell table:style-name="ce176" table:formula="of:=HOUR([.E31]-[.F31])*INDIRECT(ADDRESS(1+WEEKDAY([.A31];2);5;1;1;&quot;Info&quot;))+MINUTE([.E31]-[.F31])/60*INDIRECT(ADDRESS(1+WEEKDAY([.A31];2);5;1;1;&quot;Info&quot;))" office:value-type="float" office:value="0" calcext:value-type="float">
            <text:p>0,00</text:p>
          </table:table-cell>
          <table:table-cell table:number-columns-repeated="1015"/>
        </table:table-row>
        <table:table-row table:style-name="ro3">
          <table:table-cell table:style-name="ce166" table:formula="of:=IF(MONTH([.A31]+1)=MONTH([.A$6]);[.A31]+1;0)" office:value-type="date" office:date-value="2023-09-27" calcext:value-type="date">
            <text:p>27.09.23</text:p>
          </table:table-cell>
          <table:table-cell table:style-name="ce165" table:formula="of:=IF([.A32]=0;&quot;&quot;;VLOOKUP(WEEKDAY([.A32];2);[$Info.$A$2:.$B$8];2))" office:value-type="string" office:string-value="Wednesday" calcext:value-type="string">
            <text:p>Wednesday</text:p>
          </table:table-cell>
          <table:table-cell table:style-name="ce169" table:number-columns-repeated="2"/>
          <table:table-cell table:style-name="ce172" table:formula="of:=IF(ISERROR(VLOOKUP([.C32];[$Info.$A$18:.$A$22];1;0));IF([.D32]&lt;[.C32];1+[.D32]-[.C32];[.D32]-[.C32]);0)" office:value-type="time" office:time-value="PT00H00M00S" calcext:value-type="time">
            <text:p>00:00</text:p>
          </table:table-cell>
          <table:table-cell table:style-name="ce173" table:formula="of:=IF(NOT(ISBLANK([.D32]));INDIRECT(ADDRESS(1+WEEKDAY([.A32];2);4;1;1;&quot;Info&quot;));0)" office:value-type="time" office:time-value="PT00H00M00S" calcext:value-type="time">
            <text:p>00:00</text:p>
          </table:table-cell>
          <table:table-cell table:style-name="ce170" table:formula="of:=IF(AND([.A32]&lt;=TODAY();[.A32]&lt;&gt;0);IF(ISERROR(VLOOKUP([.C32];[$Info.$A$18:.$A$21];1;0));INDIRECT(ADDRESS(1+WEEKDAY([.A32];2);3;1;1;&quot;Info&quot;));0);&quot;&quot;)">
            <text:p/>
          </table:table-cell>
          <table:table-cell table:style-name="ce171" table:formula="of:=IF(AND([.A32]&lt;=TODAY();[.A32]&lt;&gt;0);IF(NOT(ISBLANK([.G32]));IF([.E32]&lt;&gt;0;[.E32]-[.F32]-[.G32];-[.G32]);&quot;&quot;);&quot;&quot;)">
            <text:p/>
          </table:table-cell>
          <table:table-cell table:style-name="ce176" table:formula="of:=HOUR([.E32]-[.F32])*INDIRECT(ADDRESS(1+WEEKDAY([.A32];2);5;1;1;&quot;Info&quot;))+MINUTE([.E32]-[.F32])/60*INDIRECT(ADDRESS(1+WEEKDAY([.A32];2);5;1;1;&quot;Info&quot;))" office:value-type="float" office:value="0" calcext:value-type="float">
            <text:p>0,00</text:p>
          </table:table-cell>
          <table:table-cell table:number-columns-repeated="1015"/>
        </table:table-row>
        <table:table-row table:style-name="ro3">
          <table:table-cell table:style-name="ce166" table:formula="of:=IF(MONTH([.A32]+1)=MONTH([.A$6]);[.A32]+1;0)" office:value-type="date" office:date-value="2023-09-28" calcext:value-type="date">
            <text:p>28.09.23</text:p>
          </table:table-cell>
          <table:table-cell table:style-name="ce165" table:formula="of:=IF([.A33]=0;&quot;&quot;;VLOOKUP(WEEKDAY([.A33];2);[$Info.$A$2:.$B$8];2))" office:value-type="string" office:string-value="Thursday" calcext:value-type="string">
            <text:p>Thursday</text:p>
          </table:table-cell>
          <table:table-cell table:style-name="ce169" table:number-columns-repeated="2"/>
          <table:table-cell table:style-name="ce172" table:formula="of:=IF(ISERROR(VLOOKUP([.C33];[$Info.$A$18:.$A$22];1;0));IF([.D33]&lt;[.C33];1+[.D33]-[.C33];[.D33]-[.C33]);0)" office:value-type="time" office:time-value="PT00H00M00S" calcext:value-type="time">
            <text:p>00:00</text:p>
          </table:table-cell>
          <table:table-cell table:style-name="ce173" table:formula="of:=IF(NOT(ISBLANK([.D33]));INDIRECT(ADDRESS(1+WEEKDAY([.A33];2);4;1;1;&quot;Info&quot;));0)" office:value-type="time" office:time-value="PT00H00M00S" calcext:value-type="time">
            <text:p>00:00</text:p>
          </table:table-cell>
          <table:table-cell table:style-name="ce170" table:formula="of:=IF(AND([.A33]&lt;=TODAY();[.A33]&lt;&gt;0);IF(ISERROR(VLOOKUP([.C33];[$Info.$A$18:.$A$21];1;0));INDIRECT(ADDRESS(1+WEEKDAY([.A33];2);3;1;1;&quot;Info&quot;));0);&quot;&quot;)">
            <text:p/>
          </table:table-cell>
          <table:table-cell table:style-name="ce171" table:formula="of:=IF(AND([.A33]&lt;=TODAY();[.A33]&lt;&gt;0);IF(NOT(ISBLANK([.G33]));IF([.E33]&lt;&gt;0;[.E33]-[.F33]-[.G33];-[.G33]);&quot;&quot;);&quot;&quot;)">
            <text:p/>
          </table:table-cell>
          <table:table-cell table:style-name="ce176" table:formula="of:=HOUR([.E33]-[.F33])*INDIRECT(ADDRESS(1+WEEKDAY([.A33];2);5;1;1;&quot;Info&quot;))+MINUTE([.E33]-[.F33])/60*INDIRECT(ADDRESS(1+WEEKDAY([.A33];2);5;1;1;&quot;Info&quot;))" office:value-type="float" office:value="0" calcext:value-type="float">
            <text:p>0,00</text:p>
          </table:table-cell>
          <table:table-cell table:number-columns-repeated="1015"/>
        </table:table-row>
        <table:table-row table:style-name="ro3">
          <table:table-cell table:style-name="ce166" table:formula="of:=IF(MONTH([.A33]+1)=MONTH([.A$6]);[.A33]+1;0)" office:value-type="date" office:date-value="2023-09-29" calcext:value-type="date">
            <text:p>29.09.23</text:p>
          </table:table-cell>
          <table:table-cell table:style-name="ce165" table:formula="of:=IF([.A34]=0;&quot;&quot;;VLOOKUP(WEEKDAY([.A34];2);[$Info.$A$2:.$B$8];2))" office:value-type="string" office:string-value="Friday" calcext:value-type="string">
            <text:p>Friday</text:p>
          </table:table-cell>
          <table:table-cell table:style-name="ce169" table:number-columns-repeated="2"/>
          <table:table-cell table:style-name="ce172" table:formula="of:=IF(ISERROR(VLOOKUP([.C34];[$Info.$A$18:.$A$22];1;0));IF([.D34]&lt;[.C34];1+[.D34]-[.C34];[.D34]-[.C34]);0)" office:value-type="time" office:time-value="PT00H00M00S" calcext:value-type="time">
            <text:p>00:00</text:p>
          </table:table-cell>
          <table:table-cell table:style-name="ce173" table:formula="of:=IF(NOT(ISBLANK([.D34]));INDIRECT(ADDRESS(1+WEEKDAY([.A34];2);4;1;1;&quot;Info&quot;));0)" office:value-type="time" office:time-value="PT00H00M00S" calcext:value-type="time">
            <text:p>00:00</text:p>
          </table:table-cell>
          <table:table-cell table:style-name="ce170" table:formula="of:=IF(AND([.A34]&lt;=TODAY();[.A34]&lt;&gt;0);IF(ISERROR(VLOOKUP([.C34];[$Info.$A$18:.$A$21];1;0));INDIRECT(ADDRESS(1+WEEKDAY([.A34];2);3;1;1;&quot;Info&quot;));0);&quot;&quot;)">
            <text:p/>
          </table:table-cell>
          <table:table-cell table:style-name="ce171" table:formula="of:=IF(AND([.A34]&lt;=TODAY();[.A34]&lt;&gt;0);IF(NOT(ISBLANK([.G34]));IF([.E34]&lt;&gt;0;[.E34]-[.F34]-[.G34];-[.G34]);&quot;&quot;);&quot;&quot;)">
            <text:p/>
          </table:table-cell>
          <table:table-cell table:style-name="ce176" table:formula="of:=HOUR([.E34]-[.F34])*INDIRECT(ADDRESS(1+WEEKDAY([.A34];2);5;1;1;&quot;Info&quot;))+MINUTE([.E34]-[.F34])/60*INDIRECT(ADDRESS(1+WEEKDAY([.A34];2);5;1;1;&quot;Info&quot;))" office:value-type="float" office:value="0" calcext:value-type="float">
            <text:p>0,00</text:p>
          </table:table-cell>
          <table:table-cell table:number-columns-repeated="1015"/>
        </table:table-row>
        <table:table-row table:style-name="ro3">
          <table:table-cell table:style-name="ce166" table:formula="of:=IF(MONTH([.A34]+1)=MONTH([.A$6]);[.A34]+1;0)" office:value-type="date" office:date-value="2023-09-30" calcext:value-type="date">
            <text:p>30.09.23</text:p>
          </table:table-cell>
          <table:table-cell table:style-name="ce165" table:formula="of:=IF([.A35]=0;&quot;&quot;;VLOOKUP(WEEKDAY([.A35];2);[$Info.$A$2:.$B$8];2))" office:value-type="string" office:string-value="Saturday" calcext:value-type="string">
            <text:p>Saturday</text:p>
          </table:table-cell>
          <table:table-cell table:style-name="ce169" table:number-columns-repeated="2"/>
          <table:table-cell table:style-name="ce172" table:formula="of:=IF(ISERROR(VLOOKUP([.C35];[$Info.$A$18:.$A$22];1;0));IF([.D35]&lt;[.C35];1+[.D35]-[.C35];[.D35]-[.C35]);0)" office:value-type="time" office:time-value="PT00H00M00S" calcext:value-type="time">
            <text:p>00:00</text:p>
          </table:table-cell>
          <table:table-cell table:style-name="ce173" table:formula="of:=IF(NOT(ISBLANK([.D35]));INDIRECT(ADDRESS(1+WEEKDAY([.A35];2);4;1;1;&quot;Info&quot;));0)" office:value-type="time" office:time-value="PT00H00M00S" calcext:value-type="time">
            <text:p>00:00</text:p>
          </table:table-cell>
          <table:table-cell table:style-name="ce170" table:formula="of:=IF(AND([.A35]&lt;=TODAY();[.A35]&lt;&gt;0);IF(ISERROR(VLOOKUP([.C35];[$Info.$A$18:.$A$21];1;0));INDIRECT(ADDRESS(1+WEEKDAY([.A35];2);3;1;1;&quot;Info&quot;));0);&quot;&quot;)">
            <text:p/>
          </table:table-cell>
          <table:table-cell table:style-name="ce171" table:formula="of:=IF(AND([.A35]&lt;=TODAY();[.A35]&lt;&gt;0);IF(NOT(ISBLANK([.G35]));IF([.E35]&lt;&gt;0;[.E35]-[.F35]-[.G35];-[.G35]);&quot;&quot;);&quot;&quot;)">
            <text:p/>
          </table:table-cell>
          <table:table-cell table:style-name="ce176" table:formula="of:=HOUR([.E35]-[.F35])*INDIRECT(ADDRESS(1+WEEKDAY([.A35];2);5;1;1;&quot;Info&quot;))+MINUTE([.E35]-[.F35])/60*INDIRECT(ADDRESS(1+WEEKDAY([.A35];2);5;1;1;&quot;Info&quot;))" office:value-type="float" office:value="0" calcext:value-type="float">
            <text:p>0,00</text:p>
          </table:table-cell>
          <table:table-cell table:number-columns-repeated="1015"/>
        </table:table-row>
        <table:table-row table:style-name="ro3">
          <table:table-cell table:style-name="ce166" table:formula="of:=IF(MONTH([.A35]+1)=MONTH([.A$6]);[.A35]+1;0)" office:value-type="date" office:date-value="1899-12-30" calcext:value-type="date">
            <text:p>30.12.99</text:p>
          </table:table-cell>
          <table:table-cell table:style-name="ce165" table:formula="of:=IF([.A36]=0;&quot;&quot;;VLOOKUP(WEEKDAY([.A36];2);[$Info.$A$2:.$B$8];2))">
            <text:p/>
          </table:table-cell>
          <table:table-cell table:style-name="ce169" table:number-columns-repeated="2"/>
          <table:table-cell table:style-name="ce172" table:formula="of:=IF(ISERROR(VLOOKUP([.C36];[$Info.$A$18:.$A$22];1;0));IF([.D36]&lt;[.C36];1+[.D36]-[.C36];[.D36]-[.C36]);0)" office:value-type="time" office:time-value="PT00H00M00S" calcext:value-type="time">
            <text:p>00:00</text:p>
          </table:table-cell>
          <table:table-cell table:style-name="ce173" table:formula="of:=IF(NOT(ISBLANK([.D36]));INDIRECT(ADDRESS(1+WEEKDAY([.A36];2);4;1;1;&quot;Info&quot;));0)" office:value-type="time" office:time-value="PT00H00M00S" calcext:value-type="time">
            <text:p>00:00</text:p>
          </table:table-cell>
          <table:table-cell table:style-name="ce170" table:formula="of:=IF(AND([.A36]&lt;=TODAY();[.A36]&lt;&gt;0);IF(ISERROR(VLOOKUP([.C36];[$Info.$A$18:.$A$21];1;0));INDIRECT(ADDRESS(1+WEEKDAY([.A36];2);3;1;1;&quot;Info&quot;));0);&quot;&quot;)">
            <text:p/>
          </table:table-cell>
          <table:table-cell table:style-name="ce171" table:formula="of:=IF(AND([.A36]&lt;=TODAY();[.A36]&lt;&gt;0);IF(NOT(ISBLANK([.G36]));IF([.E36]&lt;&gt;0;[.E36]-[.F36]-[.G36];-[.G36]);&quot;&quot;);&quot;&quot;)">
            <text:p/>
          </table:table-cell>
          <table:table-cell table:style-name="ce176" table:formula="of:=HOUR([.E36]-[.F36])*INDIRECT(ADDRESS(1+WEEKDAY([.A36];2);5;1;1;&quot;Info&quot;))+MINUTE([.E36]-[.F36])/60*INDIRECT(ADDRESS(1+WEEKDAY([.A36];2);5;1;1;&quot;Info&quot;))" office:value-type="float" office:value="0" calcext:value-type="float">
            <text:p>0,00</text:p>
          </table:table-cell>
          <table:table-cell table:number-columns-repeated="1015"/>
        </table:table-row>
        <table:table-row table:style-name="ro2">
          <table:table-cell table:style-name="ce47"/>
          <table:table-cell table:style-name="ce53"/>
          <table:table-cell table:style-name="ce59" table:number-columns-repeated="2"/>
          <table:table-cell table:style-name="ce69"/>
          <table:table-cell table:style-name="ce59"/>
          <table:table-cell table:style-name="ce89" table:formula="of:=SUM([.G6:.G36])" office:value-type="time" office:time-value="PT00H00M00S" calcext:value-type="time">
            <text:p>00:00</text:p>
          </table:table-cell>
          <table:table-cell table:style-name="ce89" table:formula="of:=SUM([.H6:.H36])" office:value-type="time" office:time-value="PT00H00M00S" calcext:value-type="time">
            <text:p>00:00</text:p>
          </table:table-cell>
          <table:table-cell table:style-name="ce78" table:formula="of:=SUM([.I6:.I36])" office:value-type="currency" office:currency="EUR" office:value="0" calcext:value-type="currency">
            <text:p>0,00 €</text:p>
          </table:table-cell>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39]" office:value-type="string" office:string-value="Overtime from the previous month:" calcext:value-type="string">
            <text:p>Overtime from the previous month:</text:p>
          </table:table-cell>
          <table:table-cell table:style-name="ce85" table:formula="of:=[Aug.D41]" office:value-type="time" office:time-value="-PT760H00M00S" calcext:value-type="time">
            <text:p>-760: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40]" office:value-type="string" office:string-value="Overtime from this month:" calcext:value-type="string">
            <text:p>Overtime from this month:</text:p>
          </table:table-cell>
          <table:table-cell table:style-name="ce63" table:formula="of:=[.H37]" office:value-type="time" office:time-value="PT00H00M00S" calcext:value-type="time">
            <text:p>00: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8">
          <table:table-cell table:style-name="ce47"/>
          <table:table-cell table:style-name="ce53"/>
          <table:table-cell table:style-name="ce61" table:formula="of:=[Jan.C41]" office:value-type="string" office:string-value="Overtime total:" calcext:value-type="string">
            <text:p>Overtime total:</text:p>
          </table:table-cell>
          <table:table-cell table:style-name="ce64" table:formula="of:=SUM([.D39:.D40])" office:value-type="time" office:time-value="-PT760H00M00S" calcext:value-type="time">
            <text:p>-760: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2" table:number-rows-repeated="65495">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number-rows-repeated="983039">
          <table:table-cell table:number-columns-repeated="1024"/>
        </table:table-row>
        <table:table-row table:style-name="ro2">
          <table:table-cell table:number-columns-repeated="1024"/>
        </table:table-row>
        <calcext:conditional-formats>
          <calcext:conditional-format calcext:target-range-address="Sep.G6:Sep.I36">
            <calcext:condition calcext:apply-style-name="Grau" calcext:value="formula-is(WEEKDAY([.$A6];2)&gt;=6)" calcext:base-cell-address="Sep.G6"/>
          </calcext:conditional-format>
          <calcext:conditional-format calcext:target-range-address="Sep.A6:Sep.A36">
            <calcext:condition calcext:apply-style-name="Grau" calcext:value="formula-is(WEEKDAY([.$A6];2)&gt;=6)" calcext:base-cell-address="Sep.A6"/>
          </calcext:conditional-format>
          <calcext:conditional-format calcext:target-range-address="Sep.B6:Sep.B36">
            <calcext:condition calcext:apply-style-name="Grau" calcext:value="formula-is(WEEKDAY([.$A6];2)&gt;=6)" calcext:base-cell-address="Sep.B6"/>
          </calcext:conditional-format>
          <calcext:conditional-format calcext:target-range-address="Sep.C7:Sep.F36 Sep.D6:Sep.F6">
            <calcext:condition calcext:apply-style-name="Grau" calcext:value="formula-is(WEEKDAY([.$A6];2)&gt;=6)" calcext:base-cell-address="Sep.C6"/>
          </calcext:conditional-format>
          <calcext:conditional-format calcext:target-range-address="Sep.C6:Sep.C6">
            <calcext:condition calcext:apply-style-name="Grau" calcext:value="formula-is(WEEKDAY([.$A6];2)&gt;=6)" calcext:base-cell-address="Sep.C6"/>
          </calcext:conditional-format>
        </calcext:conditional-formats>
      </table:table>
      <table:table table:name="Okt" table:style-name="ta1" table:protected="true" table:print="false">
        <loext:table-protection loext:select-protected-cells="true" loext:select-unprotected-cells="true"/>
        <table:table-column table:style-name="co1" table:number-columns-repeated="2" table:default-cell-style-name="ce25"/>
        <table:table-column table:style-name="co6" table:number-columns-repeated="6" table:default-cell-style-name="ce25"/>
        <table:table-column table:style-name="co7" table:default-cell-style-name="ce25"/>
        <table:table-column table:style-name="co1" table:number-columns-repeated="247" table:default-cell-style-name="ce25"/>
        <table:table-column table:style-name="co4" table:number-columns-repeated="768" table:default-cell-style-name="ce25"/>
        <table:table-row table:style-name="ro7">
          <table:table-cell table:style-name="ce11" table:formula="of:=[Jan.A1]" office:value-type="string" office:string-value="Timesheet" calcext:value-type="string">
            <text:p>Timesheet</text:p>
          </table:table-cell>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30"/>
          <table:table-cell table:style-name="ce177"/>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formula="of:=[Jan.A3]" office:value-type="string" office:string-value="for" calcext:value-type="string">
            <text:p>for</text:p>
          </table:table-cell>
          <table:table-cell table:style-name="ce81" table:formula="of:=[Sep.B3]" office:value-type="string" office:string-value="your name" calcext:value-type="string" table:number-columns-spanned="4" table:number-rows-spanned="1">
            <text:p>your name</text:p>
          </table:table-cell>
          <table:covered-table-cell table:number-columns-repeated="2" table:style-name="ce30"/>
          <table:covered-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38" table:formula="of:=[Sep.A5]" office:value-type="string" office:string-value="Date" calcext:value-type="string">
            <text:p>Date</text:p>
          </table:table-cell>
          <table:table-cell table:style-name="ce38" table:formula="of:=[Sep.B5]" office:value-type="string" office:string-value="Weekday" calcext:value-type="string">
            <text:p>Weekday</text:p>
          </table:table-cell>
          <table:table-cell table:style-name="ce38" table:formula="of:=[Sep.C5]" office:value-type="string" office:string-value="Start" calcext:value-type="string">
            <text:p>Start</text:p>
          </table:table-cell>
          <table:table-cell table:style-name="ce38" table:formula="of:=[Sep.D5]" office:value-type="string" office:string-value="End" calcext:value-type="string">
            <text:p>End</text:p>
          </table:table-cell>
          <table:table-cell table:style-name="ce38" table:formula="of:=[Sep.E5]" office:value-type="string" office:string-value="Attendance" calcext:value-type="string">
            <text:p>Attendance</text:p>
          </table:table-cell>
          <table:table-cell table:style-name="ce38" table:formula="of:=[Sep.F5]" office:value-type="string" office:string-value="Break time" calcext:value-type="string">
            <text:p>Break time</text:p>
          </table:table-cell>
          <table:table-cell table:style-name="ce38" table:formula="of:=[Sep.G5]" office:value-type="string" office:string-value="Regular hrs" calcext:value-type="string">
            <text:p>Regular hrs</text:p>
          </table:table-cell>
          <table:table-cell table:style-name="ce38" table:formula="of:=[Sep.H5]" office:value-type="string" office:string-value="Overtime" calcext:value-type="string">
            <text:p>Overtime</text:p>
          </table:table-cell>
          <table:table-cell table:style-name="ce38" table:formula="of:=[Sep.I5]" office:value-type="string" office:string-value="Salary" calcext:value-type="string">
            <text:p>Salary</text:p>
          </table:table-cell>
          <table:table-cell table:style-name="ce94" table:number-columns-repeated="247"/>
          <table:table-cell table:number-columns-repeated="768"/>
        </table:table-row>
        <table:table-row table:style-name="ro3">
          <table:table-cell table:style-name="ce178" table:formula="of:=DATE(YEAR([Sep.A6]);MONTH([Sep.A6])+1;1)" office:value-type="date" office:date-value="2023-10-01" calcext:value-type="date">
            <text:p>01.10.23</text:p>
          </table:table-cell>
          <table:table-cell table:style-name="ce179" table:formula="of:=IF([.A6]=0;&quot;&quot;;VLOOKUP(WEEKDAY([.A6];2);[$Info.$A$2:.$B$8];2))" office:value-type="string" office:string-value="Sunday" calcext:value-type="string">
            <text:p>Sunday</text:p>
          </table:table-cell>
          <table:table-cell table:style-name="ce180"/>
          <table:table-cell table:style-name="ce181"/>
          <table:table-cell table:style-name="ce183" table:formula="of:=IF(ISERROR(VLOOKUP([.C6];[$Info.$A$18:.$A$22];1;0));IF([.D6]&lt;[.C6];1+[.D6]-[.C6];[.D6]-[.C6]);0)" office:value-type="time" office:time-value="PT00H00M00S" calcext:value-type="time">
            <text:p>00:00</text:p>
          </table:table-cell>
          <table:table-cell table:style-name="ce184" table:formula="of:=IF(NOT(ISBLANK([.D6]));INDIRECT(ADDRESS(1+WEEKDAY([.A6];2);4;1;1;&quot;Info&quot;));0)" office:value-type="time" office:time-value="PT00H00M00S" calcext:value-type="time">
            <text:p>00:00</text:p>
          </table:table-cell>
          <table:table-cell table:style-name="ce185" table:formula="of:=IF(AND([.A6]&lt;=TODAY();[.A6]&lt;&gt;0);IF(ISERROR(VLOOKUP([.C6];[$Info.$A$18:.$A$21];1;0));INDIRECT(ADDRESS(1+WEEKDAY([.A6];2);3;1;1;&quot;Info&quot;));0);&quot;&quot;)">
            <text:p/>
          </table:table-cell>
          <table:table-cell table:style-name="ce186" table:formula="of:=IF(AND([.A6]&lt;=TODAY();[.A6]&lt;&gt;0);IF(NOT(ISBLANK([.G6]));IF([.E6]&lt;&gt;0;[.E6]-[.F6]-[.G6];-[.G6]);&quot;&quot;);&quot;&quot;)">
            <text:p/>
          </table:table-cell>
          <table:table-cell table:style-name="ce187" table:formula="of:=HOUR([.E6]-[.F6])*INDIRECT(ADDRESS(1+WEEKDAY([.A6];2);5;1;1;&quot;Info&quot;))+MINUTE([.E6]-[.F6])/60*INDIRECT(ADDRESS(1+WEEKDAY([.A6];2);5;1;1;&quot;Info&quot;))" office:value-type="float" office:value="0" calcext:value-type="float">
            <text:p>0,00</text:p>
          </table:table-cell>
          <table:table-cell table:number-columns-repeated="1015"/>
        </table:table-row>
        <table:table-row table:style-name="ro3">
          <table:table-cell table:style-name="ce178" table:formula="of:=IF(MONTH([.A6]+1)=MONTH([.A$6]);[.A6]+1;0)" office:value-type="date" office:date-value="2023-10-02" calcext:value-type="date">
            <text:p>02.10.23</text:p>
          </table:table-cell>
          <table:table-cell table:style-name="ce179" table:formula="of:=IF([.A7]=0;&quot;&quot;;VLOOKUP(WEEKDAY([.A7];2);[$Info.$A$2:.$B$8];2))" office:value-type="string" office:string-value="Monday" calcext:value-type="string">
            <text:p>Monday</text:p>
          </table:table-cell>
          <table:table-cell table:style-name="ce181" table:number-columns-repeated="2"/>
          <table:table-cell table:style-name="ce183" table:formula="of:=IF(ISERROR(VLOOKUP([.C7];[$Info.$A$18:.$A$22];1;0));IF([.D7]&lt;[.C7];1+[.D7]-[.C7];[.D7]-[.C7]);0)" office:value-type="time" office:time-value="PT00H00M00S" calcext:value-type="time">
            <text:p>00:00</text:p>
          </table:table-cell>
          <table:table-cell table:style-name="ce184" table:formula="of:=IF(NOT(ISBLANK([.D7]));INDIRECT(ADDRESS(1+WEEKDAY([.A7];2);4;1;1;&quot;Info&quot;));0)" office:value-type="time" office:time-value="PT00H00M00S" calcext:value-type="time">
            <text:p>00:00</text:p>
          </table:table-cell>
          <table:table-cell table:style-name="ce185" table:formula="of:=IF(AND([.A7]&lt;=TODAY();[.A7]&lt;&gt;0);IF(ISERROR(VLOOKUP([.C7];[$Info.$A$18:.$A$21];1;0));INDIRECT(ADDRESS(1+WEEKDAY([.A7];2);3;1;1;&quot;Info&quot;));0);&quot;&quot;)">
            <text:p/>
          </table:table-cell>
          <table:table-cell table:style-name="ce186" table:formula="of:=IF(AND([.A7]&lt;=TODAY();[.A7]&lt;&gt;0);IF(NOT(ISBLANK([.G7]));IF([.E7]&lt;&gt;0;[.E7]-[.F7]-[.G7];-[.G7]);&quot;&quot;);&quot;&quot;)">
            <text:p/>
          </table:table-cell>
          <table:table-cell table:style-name="ce187" table:formula="of:=HOUR([.E7]-[.F7])*INDIRECT(ADDRESS(1+WEEKDAY([.A7];2);5;1;1;&quot;Info&quot;))+MINUTE([.E7]-[.F7])/60*INDIRECT(ADDRESS(1+WEEKDAY([.A7];2);5;1;1;&quot;Info&quot;))" office:value-type="float" office:value="0" calcext:value-type="float">
            <text:p>0,00</text:p>
          </table:table-cell>
          <table:table-cell table:number-columns-repeated="1015"/>
        </table:table-row>
        <table:table-row table:style-name="ro3">
          <table:table-cell table:style-name="ce178" table:formula="of:=IF(MONTH([.A7]+1)=MONTH([.A$6]);[.A7]+1;0)" office:value-type="date" office:date-value="2023-10-03" calcext:value-type="date">
            <text:p>03.10.23</text:p>
          </table:table-cell>
          <table:table-cell table:style-name="ce179" table:formula="of:=IF([.A8]=0;&quot;&quot;;VLOOKUP(WEEKDAY([.A8];2);[$Info.$A$2:.$B$8];2))" office:value-type="string" office:string-value="Tuesday" calcext:value-type="string">
            <text:p>Tuesday</text:p>
          </table:table-cell>
          <table:table-cell table:style-name="ce181" table:number-columns-repeated="2"/>
          <table:table-cell table:style-name="ce183" table:formula="of:=IF(ISERROR(VLOOKUP([.C8];[$Info.$A$18:.$A$22];1;0));IF([.D8]&lt;[.C8];1+[.D8]-[.C8];[.D8]-[.C8]);0)" office:value-type="time" office:time-value="PT00H00M00S" calcext:value-type="time">
            <text:p>00:00</text:p>
          </table:table-cell>
          <table:table-cell table:style-name="ce184" table:formula="of:=IF(NOT(ISBLANK([.D8]));INDIRECT(ADDRESS(1+WEEKDAY([.A8];2);4;1;1;&quot;Info&quot;));0)" office:value-type="time" office:time-value="PT00H00M00S" calcext:value-type="time">
            <text:p>00:00</text:p>
          </table:table-cell>
          <table:table-cell table:style-name="ce185" table:formula="of:=IF(AND([.A8]&lt;=TODAY();[.A8]&lt;&gt;0);IF(ISERROR(VLOOKUP([.C8];[$Info.$A$18:.$A$21];1;0));INDIRECT(ADDRESS(1+WEEKDAY([.A8];2);3;1;1;&quot;Info&quot;));0);&quot;&quot;)">
            <text:p/>
          </table:table-cell>
          <table:table-cell table:style-name="ce186" table:formula="of:=IF(AND([.A8]&lt;=TODAY();[.A8]&lt;&gt;0);IF(NOT(ISBLANK([.G8]));IF([.E8]&lt;&gt;0;[.E8]-[.F8]-[.G8];-[.G8]);&quot;&quot;);&quot;&quot;)">
            <text:p/>
          </table:table-cell>
          <table:table-cell table:style-name="ce187" table:formula="of:=HOUR([.E8]-[.F8])*INDIRECT(ADDRESS(1+WEEKDAY([.A8];2);5;1;1;&quot;Info&quot;))+MINUTE([.E8]-[.F8])/60*INDIRECT(ADDRESS(1+WEEKDAY([.A8];2);5;1;1;&quot;Info&quot;))" office:value-type="float" office:value="0" calcext:value-type="float">
            <text:p>0,00</text:p>
          </table:table-cell>
          <table:table-cell table:number-columns-repeated="1015"/>
        </table:table-row>
        <table:table-row table:style-name="ro3">
          <table:table-cell table:style-name="ce178" table:formula="of:=IF(MONTH([.A8]+1)=MONTH([.A$6]);[.A8]+1;0)" office:value-type="date" office:date-value="2023-10-04" calcext:value-type="date">
            <text:p>04.10.23</text:p>
          </table:table-cell>
          <table:table-cell table:style-name="ce179" table:formula="of:=IF([.A9]=0;&quot;&quot;;VLOOKUP(WEEKDAY([.A9];2);[$Info.$A$2:.$B$8];2))" office:value-type="string" office:string-value="Wednesday" calcext:value-type="string">
            <text:p>Wednesday</text:p>
          </table:table-cell>
          <table:table-cell table:style-name="ce181" table:number-columns-repeated="2"/>
          <table:table-cell table:style-name="ce183" table:formula="of:=IF(ISERROR(VLOOKUP([.C9];[$Info.$A$18:.$A$22];1;0));IF([.D9]&lt;[.C9];1+[.D9]-[.C9];[.D9]-[.C9]);0)" office:value-type="time" office:time-value="PT00H00M00S" calcext:value-type="time">
            <text:p>00:00</text:p>
          </table:table-cell>
          <table:table-cell table:style-name="ce184" table:formula="of:=IF(NOT(ISBLANK([.D9]));INDIRECT(ADDRESS(1+WEEKDAY([.A9];2);4;1;1;&quot;Info&quot;));0)" office:value-type="time" office:time-value="PT00H00M00S" calcext:value-type="time">
            <text:p>00:00</text:p>
          </table:table-cell>
          <table:table-cell table:style-name="ce185" table:formula="of:=IF(AND([.A9]&lt;=TODAY();[.A9]&lt;&gt;0);IF(ISERROR(VLOOKUP([.C9];[$Info.$A$18:.$A$21];1;0));INDIRECT(ADDRESS(1+WEEKDAY([.A9];2);3;1;1;&quot;Info&quot;));0);&quot;&quot;)">
            <text:p/>
          </table:table-cell>
          <table:table-cell table:style-name="ce186" table:formula="of:=IF(AND([.A9]&lt;=TODAY();[.A9]&lt;&gt;0);IF(NOT(ISBLANK([.G9]));IF([.E9]&lt;&gt;0;[.E9]-[.F9]-[.G9];-[.G9]);&quot;&quot;);&quot;&quot;)">
            <text:p/>
          </table:table-cell>
          <table:table-cell table:style-name="ce187" table:formula="of:=HOUR([.E9]-[.F9])*INDIRECT(ADDRESS(1+WEEKDAY([.A9];2);5;1;1;&quot;Info&quot;))+MINUTE([.E9]-[.F9])/60*INDIRECT(ADDRESS(1+WEEKDAY([.A9];2);5;1;1;&quot;Info&quot;))" office:value-type="float" office:value="0" calcext:value-type="float">
            <text:p>0,00</text:p>
          </table:table-cell>
          <table:table-cell table:number-columns-repeated="1015"/>
        </table:table-row>
        <table:table-row table:style-name="ro3">
          <table:table-cell table:style-name="ce178" table:formula="of:=IF(MONTH([.A9]+1)=MONTH([.A$6]);[.A9]+1;0)" office:value-type="date" office:date-value="2023-10-05" calcext:value-type="date">
            <text:p>05.10.23</text:p>
          </table:table-cell>
          <table:table-cell table:style-name="ce179" table:formula="of:=IF([.A10]=0;&quot;&quot;;VLOOKUP(WEEKDAY([.A10];2);[$Info.$A$2:.$B$8];2))" office:value-type="string" office:string-value="Thursday" calcext:value-type="string">
            <text:p>Thursday</text:p>
          </table:table-cell>
          <table:table-cell table:style-name="ce181" table:number-columns-repeated="2"/>
          <table:table-cell table:style-name="ce183" table:formula="of:=IF(ISERROR(VLOOKUP([.C10];[$Info.$A$18:.$A$22];1;0));IF([.D10]&lt;[.C10];1+[.D10]-[.C10];[.D10]-[.C10]);0)" office:value-type="time" office:time-value="PT00H00M00S" calcext:value-type="time">
            <text:p>00:00</text:p>
          </table:table-cell>
          <table:table-cell table:style-name="ce184" table:formula="of:=IF(NOT(ISBLANK([.D10]));INDIRECT(ADDRESS(1+WEEKDAY([.A10];2);4;1;1;&quot;Info&quot;));0)" office:value-type="time" office:time-value="PT00H00M00S" calcext:value-type="time">
            <text:p>00:00</text:p>
          </table:table-cell>
          <table:table-cell table:style-name="ce185" table:formula="of:=IF(AND([.A10]&lt;=TODAY();[.A10]&lt;&gt;0);IF(ISERROR(VLOOKUP([.C10];[$Info.$A$18:.$A$21];1;0));INDIRECT(ADDRESS(1+WEEKDAY([.A10];2);3;1;1;&quot;Info&quot;));0);&quot;&quot;)">
            <text:p/>
          </table:table-cell>
          <table:table-cell table:style-name="ce186" table:formula="of:=IF(AND([.A10]&lt;=TODAY();[.A10]&lt;&gt;0);IF(NOT(ISBLANK([.G10]));IF([.E10]&lt;&gt;0;[.E10]-[.F10]-[.G10];-[.G10]);&quot;&quot;);&quot;&quot;)">
            <text:p/>
          </table:table-cell>
          <table:table-cell table:style-name="ce187" table:formula="of:=HOUR([.E10]-[.F10])*INDIRECT(ADDRESS(1+WEEKDAY([.A10];2);5;1;1;&quot;Info&quot;))+MINUTE([.E10]-[.F10])/60*INDIRECT(ADDRESS(1+WEEKDAY([.A10];2);5;1;1;&quot;Info&quot;))" office:value-type="float" office:value="0" calcext:value-type="float">
            <text:p>0,00</text:p>
          </table:table-cell>
          <table:table-cell table:number-columns-repeated="1015"/>
        </table:table-row>
        <table:table-row table:style-name="ro3">
          <table:table-cell table:style-name="ce178" table:formula="of:=IF(MONTH([.A10]+1)=MONTH([.A$6]);[.A10]+1;0)" office:value-type="date" office:date-value="2023-10-06" calcext:value-type="date">
            <text:p>06.10.23</text:p>
          </table:table-cell>
          <table:table-cell table:style-name="ce179" table:formula="of:=IF([.A11]=0;&quot;&quot;;VLOOKUP(WEEKDAY([.A11];2);[$Info.$A$2:.$B$8];2))" office:value-type="string" office:string-value="Friday" calcext:value-type="string">
            <text:p>Friday</text:p>
          </table:table-cell>
          <table:table-cell table:style-name="ce181" table:number-columns-repeated="2"/>
          <table:table-cell table:style-name="ce183" table:formula="of:=IF(ISERROR(VLOOKUP([.C11];[$Info.$A$18:.$A$22];1;0));IF([.D11]&lt;[.C11];1+[.D11]-[.C11];[.D11]-[.C11]);0)" office:value-type="time" office:time-value="PT00H00M00S" calcext:value-type="time">
            <text:p>00:00</text:p>
          </table:table-cell>
          <table:table-cell table:style-name="ce184" table:formula="of:=IF(NOT(ISBLANK([.D11]));INDIRECT(ADDRESS(1+WEEKDAY([.A11];2);4;1;1;&quot;Info&quot;));0)" office:value-type="time" office:time-value="PT00H00M00S" calcext:value-type="time">
            <text:p>00:00</text:p>
          </table:table-cell>
          <table:table-cell table:style-name="ce185" table:formula="of:=IF(AND([.A11]&lt;=TODAY();[.A11]&lt;&gt;0);IF(ISERROR(VLOOKUP([.C11];[$Info.$A$18:.$A$21];1;0));INDIRECT(ADDRESS(1+WEEKDAY([.A11];2);3;1;1;&quot;Info&quot;));0);&quot;&quot;)">
            <text:p/>
          </table:table-cell>
          <table:table-cell table:style-name="ce186" table:formula="of:=IF(AND([.A11]&lt;=TODAY();[.A11]&lt;&gt;0);IF(NOT(ISBLANK([.G11]));IF([.E11]&lt;&gt;0;[.E11]-[.F11]-[.G11];-[.G11]);&quot;&quot;);&quot;&quot;)">
            <text:p/>
          </table:table-cell>
          <table:table-cell table:style-name="ce187" table:formula="of:=HOUR([.E11]-[.F11])*INDIRECT(ADDRESS(1+WEEKDAY([.A11];2);5;1;1;&quot;Info&quot;))+MINUTE([.E11]-[.F11])/60*INDIRECT(ADDRESS(1+WEEKDAY([.A11];2);5;1;1;&quot;Info&quot;))" office:value-type="float" office:value="0" calcext:value-type="float">
            <text:p>0,00</text:p>
          </table:table-cell>
          <table:table-cell table:number-columns-repeated="1015"/>
        </table:table-row>
        <table:table-row table:style-name="ro3">
          <table:table-cell table:style-name="ce178" table:formula="of:=IF(MONTH([.A11]+1)=MONTH([.A$6]);[.A11]+1;0)" office:value-type="date" office:date-value="2023-10-07" calcext:value-type="date">
            <text:p>07.10.23</text:p>
          </table:table-cell>
          <table:table-cell table:style-name="ce179" table:formula="of:=IF([.A12]=0;&quot;&quot;;VLOOKUP(WEEKDAY([.A12];2);[$Info.$A$2:.$B$8];2))" office:value-type="string" office:string-value="Saturday" calcext:value-type="string">
            <text:p>Saturday</text:p>
          </table:table-cell>
          <table:table-cell table:style-name="ce181" table:number-columns-repeated="2"/>
          <table:table-cell table:style-name="ce183" table:formula="of:=IF(ISERROR(VLOOKUP([.C12];[$Info.$A$18:.$A$22];1;0));IF([.D12]&lt;[.C12];1+[.D12]-[.C12];[.D12]-[.C12]);0)" office:value-type="time" office:time-value="PT00H00M00S" calcext:value-type="time">
            <text:p>00:00</text:p>
          </table:table-cell>
          <table:table-cell table:style-name="ce184" table:formula="of:=IF(NOT(ISBLANK([.D12]));INDIRECT(ADDRESS(1+WEEKDAY([.A12];2);4;1;1;&quot;Info&quot;));0)" office:value-type="time" office:time-value="PT00H00M00S" calcext:value-type="time">
            <text:p>00:00</text:p>
          </table:table-cell>
          <table:table-cell table:style-name="ce185" table:formula="of:=IF(AND([.A12]&lt;=TODAY();[.A12]&lt;&gt;0);IF(ISERROR(VLOOKUP([.C12];[$Info.$A$18:.$A$21];1;0));INDIRECT(ADDRESS(1+WEEKDAY([.A12];2);3;1;1;&quot;Info&quot;));0);&quot;&quot;)">
            <text:p/>
          </table:table-cell>
          <table:table-cell table:style-name="ce186" table:formula="of:=IF(AND([.A12]&lt;=TODAY();[.A12]&lt;&gt;0);IF(NOT(ISBLANK([.G12]));IF([.E12]&lt;&gt;0;[.E12]-[.F12]-[.G12];-[.G12]);&quot;&quot;);&quot;&quot;)">
            <text:p/>
          </table:table-cell>
          <table:table-cell table:style-name="ce187" table:formula="of:=HOUR([.E12]-[.F12])*INDIRECT(ADDRESS(1+WEEKDAY([.A12];2);5;1;1;&quot;Info&quot;))+MINUTE([.E12]-[.F12])/60*INDIRECT(ADDRESS(1+WEEKDAY([.A12];2);5;1;1;&quot;Info&quot;))" office:value-type="float" office:value="0" calcext:value-type="float">
            <text:p>0,00</text:p>
          </table:table-cell>
          <table:table-cell table:number-columns-repeated="1015"/>
        </table:table-row>
        <table:table-row table:style-name="ro3">
          <table:table-cell table:style-name="ce178" table:formula="of:=IF(MONTH([.A12]+1)=MONTH([.A$6]);[.A12]+1;0)" office:value-type="date" office:date-value="2023-10-08" calcext:value-type="date">
            <text:p>08.10.23</text:p>
          </table:table-cell>
          <table:table-cell table:style-name="ce179" table:formula="of:=IF([.A13]=0;&quot;&quot;;VLOOKUP(WEEKDAY([.A13];2);[$Info.$A$2:.$B$8];2))" office:value-type="string" office:string-value="Sunday" calcext:value-type="string">
            <text:p>Sunday</text:p>
          </table:table-cell>
          <table:table-cell table:style-name="ce181" table:number-columns-repeated="2"/>
          <table:table-cell table:style-name="ce183" table:formula="of:=IF(ISERROR(VLOOKUP([.C13];[$Info.$A$18:.$A$22];1;0));IF([.D13]&lt;[.C13];1+[.D13]-[.C13];[.D13]-[.C13]);0)" office:value-type="time" office:time-value="PT00H00M00S" calcext:value-type="time">
            <text:p>00:00</text:p>
          </table:table-cell>
          <table:table-cell table:style-name="ce184" table:formula="of:=IF(NOT(ISBLANK([.D13]));INDIRECT(ADDRESS(1+WEEKDAY([.A13];2);4;1;1;&quot;Info&quot;));0)" office:value-type="time" office:time-value="PT00H00M00S" calcext:value-type="time">
            <text:p>00:00</text:p>
          </table:table-cell>
          <table:table-cell table:style-name="ce185" table:formula="of:=IF(AND([.A13]&lt;=TODAY();[.A13]&lt;&gt;0);IF(ISERROR(VLOOKUP([.C13];[$Info.$A$18:.$A$21];1;0));INDIRECT(ADDRESS(1+WEEKDAY([.A13];2);3;1;1;&quot;Info&quot;));0);&quot;&quot;)">
            <text:p/>
          </table:table-cell>
          <table:table-cell table:style-name="ce186" table:formula="of:=IF(AND([.A13]&lt;=TODAY();[.A13]&lt;&gt;0);IF(NOT(ISBLANK([.G13]));IF([.E13]&lt;&gt;0;[.E13]-[.F13]-[.G13];-[.G13]);&quot;&quot;);&quot;&quot;)">
            <text:p/>
          </table:table-cell>
          <table:table-cell table:style-name="ce187" table:formula="of:=HOUR([.E13]-[.F13])*INDIRECT(ADDRESS(1+WEEKDAY([.A13];2);5;1;1;&quot;Info&quot;))+MINUTE([.E13]-[.F13])/60*INDIRECT(ADDRESS(1+WEEKDAY([.A13];2);5;1;1;&quot;Info&quot;))" office:value-type="float" office:value="0" calcext:value-type="float">
            <text:p>0,00</text:p>
          </table:table-cell>
          <table:table-cell table:number-columns-repeated="1015"/>
        </table:table-row>
        <table:table-row table:style-name="ro3">
          <table:table-cell table:style-name="ce178" table:formula="of:=IF(MONTH([.A13]+1)=MONTH([.A$6]);[.A13]+1;0)" office:value-type="date" office:date-value="2023-10-09" calcext:value-type="date">
            <text:p>09.10.23</text:p>
          </table:table-cell>
          <table:table-cell table:style-name="ce179" table:formula="of:=IF([.A14]=0;&quot;&quot;;VLOOKUP(WEEKDAY([.A14];2);[$Info.$A$2:.$B$8];2))" office:value-type="string" office:string-value="Monday" calcext:value-type="string">
            <text:p>Monday</text:p>
          </table:table-cell>
          <table:table-cell table:style-name="ce181" table:number-columns-repeated="2"/>
          <table:table-cell table:style-name="ce183" table:formula="of:=IF(ISERROR(VLOOKUP([.C14];[$Info.$A$18:.$A$22];1;0));IF([.D14]&lt;[.C14];1+[.D14]-[.C14];[.D14]-[.C14]);0)" office:value-type="time" office:time-value="PT00H00M00S" calcext:value-type="time">
            <text:p>00:00</text:p>
          </table:table-cell>
          <table:table-cell table:style-name="ce184" table:formula="of:=IF(NOT(ISBLANK([.D14]));INDIRECT(ADDRESS(1+WEEKDAY([.A14];2);4;1;1;&quot;Info&quot;));0)" office:value-type="time" office:time-value="PT00H00M00S" calcext:value-type="time">
            <text:p>00:00</text:p>
          </table:table-cell>
          <table:table-cell table:style-name="ce185" table:formula="of:=IF(AND([.A14]&lt;=TODAY();[.A14]&lt;&gt;0);IF(ISERROR(VLOOKUP([.C14];[$Info.$A$18:.$A$21];1;0));INDIRECT(ADDRESS(1+WEEKDAY([.A14];2);3;1;1;&quot;Info&quot;));0);&quot;&quot;)">
            <text:p/>
          </table:table-cell>
          <table:table-cell table:style-name="ce186" table:formula="of:=IF(AND([.A14]&lt;=TODAY();[.A14]&lt;&gt;0);IF(NOT(ISBLANK([.G14]));IF([.E14]&lt;&gt;0;[.E14]-[.F14]-[.G14];-[.G14]);&quot;&quot;);&quot;&quot;)">
            <text:p/>
          </table:table-cell>
          <table:table-cell table:style-name="ce187" table:formula="of:=HOUR([.E14]-[.F14])*INDIRECT(ADDRESS(1+WEEKDAY([.A14];2);5;1;1;&quot;Info&quot;))+MINUTE([.E14]-[.F14])/60*INDIRECT(ADDRESS(1+WEEKDAY([.A14];2);5;1;1;&quot;Info&quot;))" office:value-type="float" office:value="0" calcext:value-type="float">
            <text:p>0,00</text:p>
          </table:table-cell>
          <table:table-cell table:number-columns-repeated="1015"/>
        </table:table-row>
        <table:table-row table:style-name="ro3">
          <table:table-cell table:style-name="ce178" table:formula="of:=IF(MONTH([.A14]+1)=MONTH([.A$6]);[.A14]+1;0)" office:value-type="date" office:date-value="2023-10-10" calcext:value-type="date">
            <text:p>10.10.23</text:p>
          </table:table-cell>
          <table:table-cell table:style-name="ce179" table:formula="of:=IF([.A15]=0;&quot;&quot;;VLOOKUP(WEEKDAY([.A15];2);[$Info.$A$2:.$B$8];2))" office:value-type="string" office:string-value="Tuesday" calcext:value-type="string">
            <text:p>Tuesday</text:p>
          </table:table-cell>
          <table:table-cell table:style-name="ce181" table:number-columns-repeated="2"/>
          <table:table-cell table:style-name="ce183" table:formula="of:=IF(ISERROR(VLOOKUP([.C15];[$Info.$A$18:.$A$22];1;0));IF([.D15]&lt;[.C15];1+[.D15]-[.C15];[.D15]-[.C15]);0)" office:value-type="time" office:time-value="PT00H00M00S" calcext:value-type="time">
            <text:p>00:00</text:p>
          </table:table-cell>
          <table:table-cell table:style-name="ce184" table:formula="of:=IF(NOT(ISBLANK([.D15]));INDIRECT(ADDRESS(1+WEEKDAY([.A15];2);4;1;1;&quot;Info&quot;));0)" office:value-type="time" office:time-value="PT00H00M00S" calcext:value-type="time">
            <text:p>00:00</text:p>
          </table:table-cell>
          <table:table-cell table:style-name="ce185" table:formula="of:=IF(AND([.A15]&lt;=TODAY();[.A15]&lt;&gt;0);IF(ISERROR(VLOOKUP([.C15];[$Info.$A$18:.$A$21];1;0));INDIRECT(ADDRESS(1+WEEKDAY([.A15];2);3;1;1;&quot;Info&quot;));0);&quot;&quot;)">
            <text:p/>
          </table:table-cell>
          <table:table-cell table:style-name="ce186" table:formula="of:=IF(AND([.A15]&lt;=TODAY();[.A15]&lt;&gt;0);IF(NOT(ISBLANK([.G15]));IF([.E15]&lt;&gt;0;[.E15]-[.F15]-[.G15];-[.G15]);&quot;&quot;);&quot;&quot;)">
            <text:p/>
          </table:table-cell>
          <table:table-cell table:style-name="ce187" table:formula="of:=HOUR([.E15]-[.F15])*INDIRECT(ADDRESS(1+WEEKDAY([.A15];2);5;1;1;&quot;Info&quot;))+MINUTE([.E15]-[.F15])/60*INDIRECT(ADDRESS(1+WEEKDAY([.A15];2);5;1;1;&quot;Info&quot;))" office:value-type="float" office:value="0" calcext:value-type="float">
            <text:p>0,00</text:p>
          </table:table-cell>
          <table:table-cell table:number-columns-repeated="1015"/>
        </table:table-row>
        <table:table-row table:style-name="ro3">
          <table:table-cell table:style-name="ce178" table:formula="of:=IF(MONTH([.A15]+1)=MONTH([.A$6]);[.A15]+1;0)" office:value-type="date" office:date-value="2023-10-11" calcext:value-type="date">
            <text:p>11.10.23</text:p>
          </table:table-cell>
          <table:table-cell table:style-name="ce179" table:formula="of:=IF([.A16]=0;&quot;&quot;;VLOOKUP(WEEKDAY([.A16];2);[$Info.$A$2:.$B$8];2))" office:value-type="string" office:string-value="Wednesday" calcext:value-type="string">
            <text:p>Wednesday</text:p>
          </table:table-cell>
          <table:table-cell table:style-name="ce181" table:number-columns-repeated="2"/>
          <table:table-cell table:style-name="ce183" table:formula="of:=IF(ISERROR(VLOOKUP([.C16];[$Info.$A$18:.$A$22];1;0));IF([.D16]&lt;[.C16];1+[.D16]-[.C16];[.D16]-[.C16]);0)" office:value-type="time" office:time-value="PT00H00M00S" calcext:value-type="time">
            <text:p>00:00</text:p>
          </table:table-cell>
          <table:table-cell table:style-name="ce184" table:formula="of:=IF(NOT(ISBLANK([.D16]));INDIRECT(ADDRESS(1+WEEKDAY([.A16];2);4;1;1;&quot;Info&quot;));0)" office:value-type="time" office:time-value="PT00H00M00S" calcext:value-type="time">
            <text:p>00:00</text:p>
          </table:table-cell>
          <table:table-cell table:style-name="ce185" table:formula="of:=IF(AND([.A16]&lt;=TODAY();[.A16]&lt;&gt;0);IF(ISERROR(VLOOKUP([.C16];[$Info.$A$18:.$A$21];1;0));INDIRECT(ADDRESS(1+WEEKDAY([.A16];2);3;1;1;&quot;Info&quot;));0);&quot;&quot;)">
            <text:p/>
          </table:table-cell>
          <table:table-cell table:style-name="ce186" table:formula="of:=IF(AND([.A16]&lt;=TODAY();[.A16]&lt;&gt;0);IF(NOT(ISBLANK([.G16]));IF([.E16]&lt;&gt;0;[.E16]-[.F16]-[.G16];-[.G16]);&quot;&quot;);&quot;&quot;)">
            <text:p/>
          </table:table-cell>
          <table:table-cell table:style-name="ce187" table:formula="of:=HOUR([.E16]-[.F16])*INDIRECT(ADDRESS(1+WEEKDAY([.A16];2);5;1;1;&quot;Info&quot;))+MINUTE([.E16]-[.F16])/60*INDIRECT(ADDRESS(1+WEEKDAY([.A16];2);5;1;1;&quot;Info&quot;))" office:value-type="float" office:value="0" calcext:value-type="float">
            <text:p>0,00</text:p>
          </table:table-cell>
          <table:table-cell table:number-columns-repeated="1015"/>
        </table:table-row>
        <table:table-row table:style-name="ro3">
          <table:table-cell table:style-name="ce178" table:formula="of:=IF(MONTH([.A16]+1)=MONTH([.A$6]);[.A16]+1;0)" office:value-type="date" office:date-value="2023-10-12" calcext:value-type="date">
            <text:p>12.10.23</text:p>
          </table:table-cell>
          <table:table-cell table:style-name="ce179" table:formula="of:=IF([.A17]=0;&quot;&quot;;VLOOKUP(WEEKDAY([.A17];2);[$Info.$A$2:.$B$8];2))" office:value-type="string" office:string-value="Thursday" calcext:value-type="string">
            <text:p>Thursday</text:p>
          </table:table-cell>
          <table:table-cell table:style-name="ce181" table:number-columns-repeated="2"/>
          <table:table-cell table:style-name="ce183" table:formula="of:=IF(ISERROR(VLOOKUP([.C17];[$Info.$A$18:.$A$22];1;0));IF([.D17]&lt;[.C17];1+[.D17]-[.C17];[.D17]-[.C17]);0)" office:value-type="time" office:time-value="PT00H00M00S" calcext:value-type="time">
            <text:p>00:00</text:p>
          </table:table-cell>
          <table:table-cell table:style-name="ce184" table:formula="of:=IF(NOT(ISBLANK([.D17]));INDIRECT(ADDRESS(1+WEEKDAY([.A17];2);4;1;1;&quot;Info&quot;));0)" office:value-type="time" office:time-value="PT00H00M00S" calcext:value-type="time">
            <text:p>00:00</text:p>
          </table:table-cell>
          <table:table-cell table:style-name="ce185" table:formula="of:=IF(AND([.A17]&lt;=TODAY();[.A17]&lt;&gt;0);IF(ISERROR(VLOOKUP([.C17];[$Info.$A$18:.$A$21];1;0));INDIRECT(ADDRESS(1+WEEKDAY([.A17];2);3;1;1;&quot;Info&quot;));0);&quot;&quot;)">
            <text:p/>
          </table:table-cell>
          <table:table-cell table:style-name="ce186" table:formula="of:=IF(AND([.A17]&lt;=TODAY();[.A17]&lt;&gt;0);IF(NOT(ISBLANK([.G17]));IF([.E17]&lt;&gt;0;[.E17]-[.F17]-[.G17];-[.G17]);&quot;&quot;);&quot;&quot;)">
            <text:p/>
          </table:table-cell>
          <table:table-cell table:style-name="ce187" table:formula="of:=HOUR([.E17]-[.F17])*INDIRECT(ADDRESS(1+WEEKDAY([.A17];2);5;1;1;&quot;Info&quot;))+MINUTE([.E17]-[.F17])/60*INDIRECT(ADDRESS(1+WEEKDAY([.A17];2);5;1;1;&quot;Info&quot;))" office:value-type="float" office:value="0" calcext:value-type="float">
            <text:p>0,00</text:p>
          </table:table-cell>
          <table:table-cell table:number-columns-repeated="1015"/>
        </table:table-row>
        <table:table-row table:style-name="ro3">
          <table:table-cell table:style-name="ce178" table:formula="of:=IF(MONTH([.A17]+1)=MONTH([.A$6]);[.A17]+1;0)" office:value-type="date" office:date-value="2023-10-13" calcext:value-type="date">
            <text:p>13.10.23</text:p>
          </table:table-cell>
          <table:table-cell table:style-name="ce179" table:formula="of:=IF([.A18]=0;&quot;&quot;;VLOOKUP(WEEKDAY([.A18];2);[$Info.$A$2:.$B$8];2))" office:value-type="string" office:string-value="Friday" calcext:value-type="string">
            <text:p>Friday</text:p>
          </table:table-cell>
          <table:table-cell table:style-name="ce181" table:number-columns-repeated="2"/>
          <table:table-cell table:style-name="ce183" table:formula="of:=IF(ISERROR(VLOOKUP([.C18];[$Info.$A$18:.$A$22];1;0));IF([.D18]&lt;[.C18];1+[.D18]-[.C18];[.D18]-[.C18]);0)" office:value-type="time" office:time-value="PT00H00M00S" calcext:value-type="time">
            <text:p>00:00</text:p>
          </table:table-cell>
          <table:table-cell table:style-name="ce184" table:formula="of:=IF(NOT(ISBLANK([.D18]));INDIRECT(ADDRESS(1+WEEKDAY([.A18];2);4;1;1;&quot;Info&quot;));0)" office:value-type="time" office:time-value="PT00H00M00S" calcext:value-type="time">
            <text:p>00:00</text:p>
          </table:table-cell>
          <table:table-cell table:style-name="ce185" table:formula="of:=IF(AND([.A18]&lt;=TODAY();[.A18]&lt;&gt;0);IF(ISERROR(VLOOKUP([.C18];[$Info.$A$18:.$A$21];1;0));INDIRECT(ADDRESS(1+WEEKDAY([.A18];2);3;1;1;&quot;Info&quot;));0);&quot;&quot;)">
            <text:p/>
          </table:table-cell>
          <table:table-cell table:style-name="ce186" table:formula="of:=IF(AND([.A18]&lt;=TODAY();[.A18]&lt;&gt;0);IF(NOT(ISBLANK([.G18]));IF([.E18]&lt;&gt;0;[.E18]-[.F18]-[.G18];-[.G18]);&quot;&quot;);&quot;&quot;)">
            <text:p/>
          </table:table-cell>
          <table:table-cell table:style-name="ce187" table:formula="of:=HOUR([.E18]-[.F18])*INDIRECT(ADDRESS(1+WEEKDAY([.A18];2);5;1;1;&quot;Info&quot;))+MINUTE([.E18]-[.F18])/60*INDIRECT(ADDRESS(1+WEEKDAY([.A18];2);5;1;1;&quot;Info&quot;))" office:value-type="float" office:value="0" calcext:value-type="float">
            <text:p>0,00</text:p>
          </table:table-cell>
          <table:table-cell table:number-columns-repeated="1015"/>
        </table:table-row>
        <table:table-row table:style-name="ro3">
          <table:table-cell table:style-name="ce178" table:formula="of:=IF(MONTH([.A18]+1)=MONTH([.A$6]);[.A18]+1;0)" office:value-type="date" office:date-value="2023-10-14" calcext:value-type="date">
            <text:p>14.10.23</text:p>
          </table:table-cell>
          <table:table-cell table:style-name="ce179" table:formula="of:=IF([.A19]=0;&quot;&quot;;VLOOKUP(WEEKDAY([.A19];2);[$Info.$A$2:.$B$8];2))" office:value-type="string" office:string-value="Saturday" calcext:value-type="string">
            <text:p>Saturday</text:p>
          </table:table-cell>
          <table:table-cell table:style-name="ce181" table:number-columns-repeated="2"/>
          <table:table-cell table:style-name="ce183" table:formula="of:=IF(ISERROR(VLOOKUP([.C19];[$Info.$A$18:.$A$22];1;0));IF([.D19]&lt;[.C19];1+[.D19]-[.C19];[.D19]-[.C19]);0)" office:value-type="time" office:time-value="PT00H00M00S" calcext:value-type="time">
            <text:p>00:00</text:p>
          </table:table-cell>
          <table:table-cell table:style-name="ce184" table:formula="of:=IF(NOT(ISBLANK([.D19]));INDIRECT(ADDRESS(1+WEEKDAY([.A19];2);4;1;1;&quot;Info&quot;));0)" office:value-type="time" office:time-value="PT00H00M00S" calcext:value-type="time">
            <text:p>00:00</text:p>
          </table:table-cell>
          <table:table-cell table:style-name="ce185" table:formula="of:=IF(AND([.A19]&lt;=TODAY();[.A19]&lt;&gt;0);IF(ISERROR(VLOOKUP([.C19];[$Info.$A$18:.$A$21];1;0));INDIRECT(ADDRESS(1+WEEKDAY([.A19];2);3;1;1;&quot;Info&quot;));0);&quot;&quot;)">
            <text:p/>
          </table:table-cell>
          <table:table-cell table:style-name="ce186" table:formula="of:=IF(AND([.A19]&lt;=TODAY();[.A19]&lt;&gt;0);IF(NOT(ISBLANK([.G19]));IF([.E19]&lt;&gt;0;[.E19]-[.F19]-[.G19];-[.G19]);&quot;&quot;);&quot;&quot;)">
            <text:p/>
          </table:table-cell>
          <table:table-cell table:style-name="ce187" table:formula="of:=HOUR([.E19]-[.F19])*INDIRECT(ADDRESS(1+WEEKDAY([.A19];2);5;1;1;&quot;Info&quot;))+MINUTE([.E19]-[.F19])/60*INDIRECT(ADDRESS(1+WEEKDAY([.A19];2);5;1;1;&quot;Info&quot;))" office:value-type="float" office:value="0" calcext:value-type="float">
            <text:p>0,00</text:p>
          </table:table-cell>
          <table:table-cell table:number-columns-repeated="1015"/>
        </table:table-row>
        <table:table-row table:style-name="ro3">
          <table:table-cell table:style-name="ce178" table:formula="of:=IF(MONTH([.A19]+1)=MONTH([.A$6]);[.A19]+1;0)" office:value-type="date" office:date-value="2023-10-15" calcext:value-type="date">
            <text:p>15.10.23</text:p>
          </table:table-cell>
          <table:table-cell table:style-name="ce179" table:formula="of:=IF([.A20]=0;&quot;&quot;;VLOOKUP(WEEKDAY([.A20];2);[$Info.$A$2:.$B$8];2))" office:value-type="string" office:string-value="Sunday" calcext:value-type="string">
            <text:p>Sunday</text:p>
          </table:table-cell>
          <table:table-cell table:style-name="ce181" table:number-columns-repeated="2"/>
          <table:table-cell table:style-name="ce183" table:formula="of:=IF(ISERROR(VLOOKUP([.C20];[$Info.$A$18:.$A$22];1;0));IF([.D20]&lt;[.C20];1+[.D20]-[.C20];[.D20]-[.C20]);0)" office:value-type="time" office:time-value="PT00H00M00S" calcext:value-type="time">
            <text:p>00:00</text:p>
          </table:table-cell>
          <table:table-cell table:style-name="ce184" table:formula="of:=IF(NOT(ISBLANK([.D20]));INDIRECT(ADDRESS(1+WEEKDAY([.A20];2);4;1;1;&quot;Info&quot;));0)" office:value-type="time" office:time-value="PT00H00M00S" calcext:value-type="time">
            <text:p>00:00</text:p>
          </table:table-cell>
          <table:table-cell table:style-name="ce185" table:formula="of:=IF(AND([.A20]&lt;=TODAY();[.A20]&lt;&gt;0);IF(ISERROR(VLOOKUP([.C20];[$Info.$A$18:.$A$21];1;0));INDIRECT(ADDRESS(1+WEEKDAY([.A20];2);3;1;1;&quot;Info&quot;));0);&quot;&quot;)">
            <text:p/>
          </table:table-cell>
          <table:table-cell table:style-name="ce186" table:formula="of:=IF(AND([.A20]&lt;=TODAY();[.A20]&lt;&gt;0);IF(NOT(ISBLANK([.G20]));IF([.E20]&lt;&gt;0;[.E20]-[.F20]-[.G20];-[.G20]);&quot;&quot;);&quot;&quot;)">
            <text:p/>
          </table:table-cell>
          <table:table-cell table:style-name="ce187" table:formula="of:=HOUR([.E20]-[.F20])*INDIRECT(ADDRESS(1+WEEKDAY([.A20];2);5;1;1;&quot;Info&quot;))+MINUTE([.E20]-[.F20])/60*INDIRECT(ADDRESS(1+WEEKDAY([.A20];2);5;1;1;&quot;Info&quot;))" office:value-type="float" office:value="0" calcext:value-type="float">
            <text:p>0,00</text:p>
          </table:table-cell>
          <table:table-cell table:number-columns-repeated="1015"/>
        </table:table-row>
        <table:table-row table:style-name="ro3">
          <table:table-cell table:style-name="ce178" table:formula="of:=IF(MONTH([.A20]+1)=MONTH([.A$6]);[.A20]+1;0)" office:value-type="date" office:date-value="2023-10-16" calcext:value-type="date">
            <text:p>16.10.23</text:p>
          </table:table-cell>
          <table:table-cell table:style-name="ce179" table:formula="of:=IF([.A21]=0;&quot;&quot;;VLOOKUP(WEEKDAY([.A21];2);[$Info.$A$2:.$B$8];2))" office:value-type="string" office:string-value="Monday" calcext:value-type="string">
            <text:p>Monday</text:p>
          </table:table-cell>
          <table:table-cell table:style-name="ce181" table:number-columns-repeated="2"/>
          <table:table-cell table:style-name="ce183" table:formula="of:=IF(ISERROR(VLOOKUP([.C21];[$Info.$A$18:.$A$22];1;0));IF([.D21]&lt;[.C21];1+[.D21]-[.C21];[.D21]-[.C21]);0)" office:value-type="time" office:time-value="PT00H00M00S" calcext:value-type="time">
            <text:p>00:00</text:p>
          </table:table-cell>
          <table:table-cell table:style-name="ce184" table:formula="of:=IF(NOT(ISBLANK([.D21]));INDIRECT(ADDRESS(1+WEEKDAY([.A21];2);4;1;1;&quot;Info&quot;));0)" office:value-type="time" office:time-value="PT00H00M00S" calcext:value-type="time">
            <text:p>00:00</text:p>
          </table:table-cell>
          <table:table-cell table:style-name="ce185" table:formula="of:=IF(AND([.A21]&lt;=TODAY();[.A21]&lt;&gt;0);IF(ISERROR(VLOOKUP([.C21];[$Info.$A$18:.$A$21];1;0));INDIRECT(ADDRESS(1+WEEKDAY([.A21];2);3;1;1;&quot;Info&quot;));0);&quot;&quot;)">
            <text:p/>
          </table:table-cell>
          <table:table-cell table:style-name="ce186" table:formula="of:=IF(AND([.A21]&lt;=TODAY();[.A21]&lt;&gt;0);IF(NOT(ISBLANK([.G21]));IF([.E21]&lt;&gt;0;[.E21]-[.F21]-[.G21];-[.G21]);&quot;&quot;);&quot;&quot;)">
            <text:p/>
          </table:table-cell>
          <table:table-cell table:style-name="ce187" table:formula="of:=HOUR([.E21]-[.F21])*INDIRECT(ADDRESS(1+WEEKDAY([.A21];2);5;1;1;&quot;Info&quot;))+MINUTE([.E21]-[.F21])/60*INDIRECT(ADDRESS(1+WEEKDAY([.A21];2);5;1;1;&quot;Info&quot;))" office:value-type="float" office:value="0" calcext:value-type="float">
            <text:p>0,00</text:p>
          </table:table-cell>
          <table:table-cell table:number-columns-repeated="1015"/>
        </table:table-row>
        <table:table-row table:style-name="ro3">
          <table:table-cell table:style-name="ce178" table:formula="of:=IF(MONTH([.A21]+1)=MONTH([.A$6]);[.A21]+1;0)" office:value-type="date" office:date-value="2023-10-17" calcext:value-type="date">
            <text:p>17.10.23</text:p>
          </table:table-cell>
          <table:table-cell table:style-name="ce179" table:formula="of:=IF([.A22]=0;&quot;&quot;;VLOOKUP(WEEKDAY([.A22];2);[$Info.$A$2:.$B$8];2))" office:value-type="string" office:string-value="Tuesday" calcext:value-type="string">
            <text:p>Tuesday</text:p>
          </table:table-cell>
          <table:table-cell table:style-name="ce181" table:number-columns-repeated="2"/>
          <table:table-cell table:style-name="ce183" table:formula="of:=IF(ISERROR(VLOOKUP([.C22];[$Info.$A$18:.$A$22];1;0));IF([.D22]&lt;[.C22];1+[.D22]-[.C22];[.D22]-[.C22]);0)" office:value-type="time" office:time-value="PT00H00M00S" calcext:value-type="time">
            <text:p>00:00</text:p>
          </table:table-cell>
          <table:table-cell table:style-name="ce184" table:formula="of:=IF(NOT(ISBLANK([.D22]));INDIRECT(ADDRESS(1+WEEKDAY([.A22];2);4;1;1;&quot;Info&quot;));0)" office:value-type="time" office:time-value="PT00H00M00S" calcext:value-type="time">
            <text:p>00:00</text:p>
          </table:table-cell>
          <table:table-cell table:style-name="ce185" table:formula="of:=IF(AND([.A22]&lt;=TODAY();[.A22]&lt;&gt;0);IF(ISERROR(VLOOKUP([.C22];[$Info.$A$18:.$A$21];1;0));INDIRECT(ADDRESS(1+WEEKDAY([.A22];2);3;1;1;&quot;Info&quot;));0);&quot;&quot;)">
            <text:p/>
          </table:table-cell>
          <table:table-cell table:style-name="ce186" table:formula="of:=IF(AND([.A22]&lt;=TODAY();[.A22]&lt;&gt;0);IF(NOT(ISBLANK([.G22]));IF([.E22]&lt;&gt;0;[.E22]-[.F22]-[.G22];-[.G22]);&quot;&quot;);&quot;&quot;)">
            <text:p/>
          </table:table-cell>
          <table:table-cell table:style-name="ce187" table:formula="of:=HOUR([.E22]-[.F22])*INDIRECT(ADDRESS(1+WEEKDAY([.A22];2);5;1;1;&quot;Info&quot;))+MINUTE([.E22]-[.F22])/60*INDIRECT(ADDRESS(1+WEEKDAY([.A22];2);5;1;1;&quot;Info&quot;))" office:value-type="float" office:value="0" calcext:value-type="float">
            <text:p>0,00</text:p>
          </table:table-cell>
          <table:table-cell table:number-columns-repeated="1015"/>
        </table:table-row>
        <table:table-row table:style-name="ro3">
          <table:table-cell table:style-name="ce178" table:formula="of:=IF(MONTH([.A22]+1)=MONTH([.A$6]);[.A22]+1;0)" office:value-type="date" office:date-value="2023-10-18" calcext:value-type="date">
            <text:p>18.10.23</text:p>
          </table:table-cell>
          <table:table-cell table:style-name="ce179" table:formula="of:=IF([.A23]=0;&quot;&quot;;VLOOKUP(WEEKDAY([.A23];2);[$Info.$A$2:.$B$8];2))" office:value-type="string" office:string-value="Wednesday" calcext:value-type="string">
            <text:p>Wednesday</text:p>
          </table:table-cell>
          <table:table-cell table:style-name="ce181" table:number-columns-repeated="2"/>
          <table:table-cell table:style-name="ce183" table:formula="of:=IF(ISERROR(VLOOKUP([.C23];[$Info.$A$18:.$A$22];1;0));IF([.D23]&lt;[.C23];1+[.D23]-[.C23];[.D23]-[.C23]);0)" office:value-type="time" office:time-value="PT00H00M00S" calcext:value-type="time">
            <text:p>00:00</text:p>
          </table:table-cell>
          <table:table-cell table:style-name="ce184" table:formula="of:=IF(NOT(ISBLANK([.D23]));INDIRECT(ADDRESS(1+WEEKDAY([.A23];2);4;1;1;&quot;Info&quot;));0)" office:value-type="time" office:time-value="PT00H00M00S" calcext:value-type="time">
            <text:p>00:00</text:p>
          </table:table-cell>
          <table:table-cell table:style-name="ce185" table:formula="of:=IF(AND([.A23]&lt;=TODAY();[.A23]&lt;&gt;0);IF(ISERROR(VLOOKUP([.C23];[$Info.$A$18:.$A$21];1;0));INDIRECT(ADDRESS(1+WEEKDAY([.A23];2);3;1;1;&quot;Info&quot;));0);&quot;&quot;)">
            <text:p/>
          </table:table-cell>
          <table:table-cell table:style-name="ce186" table:formula="of:=IF(AND([.A23]&lt;=TODAY();[.A23]&lt;&gt;0);IF(NOT(ISBLANK([.G23]));IF([.E23]&lt;&gt;0;[.E23]-[.F23]-[.G23];-[.G23]);&quot;&quot;);&quot;&quot;)">
            <text:p/>
          </table:table-cell>
          <table:table-cell table:style-name="ce187" table:formula="of:=HOUR([.E23]-[.F23])*INDIRECT(ADDRESS(1+WEEKDAY([.A23];2);5;1;1;&quot;Info&quot;))+MINUTE([.E23]-[.F23])/60*INDIRECT(ADDRESS(1+WEEKDAY([.A23];2);5;1;1;&quot;Info&quot;))" office:value-type="float" office:value="0" calcext:value-type="float">
            <text:p>0,00</text:p>
          </table:table-cell>
          <table:table-cell table:number-columns-repeated="1015"/>
        </table:table-row>
        <table:table-row table:style-name="ro3">
          <table:table-cell table:style-name="ce178" table:formula="of:=IF(MONTH([.A23]+1)=MONTH([.A$6]);[.A23]+1;0)" office:value-type="date" office:date-value="2023-10-19" calcext:value-type="date">
            <text:p>19.10.23</text:p>
          </table:table-cell>
          <table:table-cell table:style-name="ce179" table:formula="of:=IF([.A24]=0;&quot;&quot;;VLOOKUP(WEEKDAY([.A24];2);[$Info.$A$2:.$B$8];2))" office:value-type="string" office:string-value="Thursday" calcext:value-type="string">
            <text:p>Thursday</text:p>
          </table:table-cell>
          <table:table-cell table:style-name="ce181" table:number-columns-repeated="2"/>
          <table:table-cell table:style-name="ce183" table:formula="of:=IF(ISERROR(VLOOKUP([.C24];[$Info.$A$18:.$A$22];1;0));IF([.D24]&lt;[.C24];1+[.D24]-[.C24];[.D24]-[.C24]);0)" office:value-type="time" office:time-value="PT00H00M00S" calcext:value-type="time">
            <text:p>00:00</text:p>
          </table:table-cell>
          <table:table-cell table:style-name="ce184" table:formula="of:=IF(NOT(ISBLANK([.D24]));INDIRECT(ADDRESS(1+WEEKDAY([.A24];2);4;1;1;&quot;Info&quot;));0)" office:value-type="time" office:time-value="PT00H00M00S" calcext:value-type="time">
            <text:p>00:00</text:p>
          </table:table-cell>
          <table:table-cell table:style-name="ce185" table:formula="of:=IF(AND([.A24]&lt;=TODAY();[.A24]&lt;&gt;0);IF(ISERROR(VLOOKUP([.C24];[$Info.$A$18:.$A$21];1;0));INDIRECT(ADDRESS(1+WEEKDAY([.A24];2);3;1;1;&quot;Info&quot;));0);&quot;&quot;)">
            <text:p/>
          </table:table-cell>
          <table:table-cell table:style-name="ce186" table:formula="of:=IF(AND([.A24]&lt;=TODAY();[.A24]&lt;&gt;0);IF(NOT(ISBLANK([.G24]));IF([.E24]&lt;&gt;0;[.E24]-[.F24]-[.G24];-[.G24]);&quot;&quot;);&quot;&quot;)">
            <text:p/>
          </table:table-cell>
          <table:table-cell table:style-name="ce187" table:formula="of:=HOUR([.E24]-[.F24])*INDIRECT(ADDRESS(1+WEEKDAY([.A24];2);5;1;1;&quot;Info&quot;))+MINUTE([.E24]-[.F24])/60*INDIRECT(ADDRESS(1+WEEKDAY([.A24];2);5;1;1;&quot;Info&quot;))" office:value-type="float" office:value="0" calcext:value-type="float">
            <text:p>0,00</text:p>
          </table:table-cell>
          <table:table-cell table:number-columns-repeated="1015"/>
        </table:table-row>
        <table:table-row table:style-name="ro3">
          <table:table-cell table:style-name="ce178" table:formula="of:=IF(MONTH([.A24]+1)=MONTH([.A$6]);[.A24]+1;0)" office:value-type="date" office:date-value="2023-10-20" calcext:value-type="date">
            <text:p>20.10.23</text:p>
          </table:table-cell>
          <table:table-cell table:style-name="ce179" table:formula="of:=IF([.A25]=0;&quot;&quot;;VLOOKUP(WEEKDAY([.A25];2);[$Info.$A$2:.$B$8];2))" office:value-type="string" office:string-value="Friday" calcext:value-type="string">
            <text:p>Friday</text:p>
          </table:table-cell>
          <table:table-cell table:style-name="ce181" table:number-columns-repeated="2"/>
          <table:table-cell table:style-name="ce183" table:formula="of:=IF(ISERROR(VLOOKUP([.C25];[$Info.$A$18:.$A$22];1;0));IF([.D25]&lt;[.C25];1+[.D25]-[.C25];[.D25]-[.C25]);0)" office:value-type="time" office:time-value="PT00H00M00S" calcext:value-type="time">
            <text:p>00:00</text:p>
          </table:table-cell>
          <table:table-cell table:style-name="ce184" table:formula="of:=IF(NOT(ISBLANK([.D25]));INDIRECT(ADDRESS(1+WEEKDAY([.A25];2);4;1;1;&quot;Info&quot;));0)" office:value-type="time" office:time-value="PT00H00M00S" calcext:value-type="time">
            <text:p>00:00</text:p>
          </table:table-cell>
          <table:table-cell table:style-name="ce185" table:formula="of:=IF(AND([.A25]&lt;=TODAY();[.A25]&lt;&gt;0);IF(ISERROR(VLOOKUP([.C25];[$Info.$A$18:.$A$21];1;0));INDIRECT(ADDRESS(1+WEEKDAY([.A25];2);3;1;1;&quot;Info&quot;));0);&quot;&quot;)">
            <text:p/>
          </table:table-cell>
          <table:table-cell table:style-name="ce186" table:formula="of:=IF(AND([.A25]&lt;=TODAY();[.A25]&lt;&gt;0);IF(NOT(ISBLANK([.G25]));IF([.E25]&lt;&gt;0;[.E25]-[.F25]-[.G25];-[.G25]);&quot;&quot;);&quot;&quot;)">
            <text:p/>
          </table:table-cell>
          <table:table-cell table:style-name="ce187" table:formula="of:=HOUR([.E25]-[.F25])*INDIRECT(ADDRESS(1+WEEKDAY([.A25];2);5;1;1;&quot;Info&quot;))+MINUTE([.E25]-[.F25])/60*INDIRECT(ADDRESS(1+WEEKDAY([.A25];2);5;1;1;&quot;Info&quot;))" office:value-type="float" office:value="0" calcext:value-type="float">
            <text:p>0,00</text:p>
          </table:table-cell>
          <table:table-cell table:number-columns-repeated="1015"/>
        </table:table-row>
        <table:table-row table:style-name="ro3">
          <table:table-cell table:style-name="ce178" table:formula="of:=IF(MONTH([.A25]+1)=MONTH([.A$6]);[.A25]+1;0)" office:value-type="date" office:date-value="2023-10-21" calcext:value-type="date">
            <text:p>21.10.23</text:p>
          </table:table-cell>
          <table:table-cell table:style-name="ce179" table:formula="of:=IF([.A26]=0;&quot;&quot;;VLOOKUP(WEEKDAY([.A26];2);[$Info.$A$2:.$B$8];2))" office:value-type="string" office:string-value="Saturday" calcext:value-type="string">
            <text:p>Saturday</text:p>
          </table:table-cell>
          <table:table-cell table:style-name="ce181" table:number-columns-repeated="2"/>
          <table:table-cell table:style-name="ce183" table:formula="of:=IF(ISERROR(VLOOKUP([.C26];[$Info.$A$18:.$A$22];1;0));IF([.D26]&lt;[.C26];1+[.D26]-[.C26];[.D26]-[.C26]);0)" office:value-type="time" office:time-value="PT00H00M00S" calcext:value-type="time">
            <text:p>00:00</text:p>
          </table:table-cell>
          <table:table-cell table:style-name="ce184" table:formula="of:=IF(NOT(ISBLANK([.D26]));INDIRECT(ADDRESS(1+WEEKDAY([.A26];2);4;1;1;&quot;Info&quot;));0)" office:value-type="time" office:time-value="PT00H00M00S" calcext:value-type="time">
            <text:p>00:00</text:p>
          </table:table-cell>
          <table:table-cell table:style-name="ce185" table:formula="of:=IF(AND([.A26]&lt;=TODAY();[.A26]&lt;&gt;0);IF(ISERROR(VLOOKUP([.C26];[$Info.$A$18:.$A$21];1;0));INDIRECT(ADDRESS(1+WEEKDAY([.A26];2);3;1;1;&quot;Info&quot;));0);&quot;&quot;)">
            <text:p/>
          </table:table-cell>
          <table:table-cell table:style-name="ce186" table:formula="of:=IF(AND([.A26]&lt;=TODAY();[.A26]&lt;&gt;0);IF(NOT(ISBLANK([.G26]));IF([.E26]&lt;&gt;0;[.E26]-[.F26]-[.G26];-[.G26]);&quot;&quot;);&quot;&quot;)">
            <text:p/>
          </table:table-cell>
          <table:table-cell table:style-name="ce187" table:formula="of:=HOUR([.E26]-[.F26])*INDIRECT(ADDRESS(1+WEEKDAY([.A26];2);5;1;1;&quot;Info&quot;))+MINUTE([.E26]-[.F26])/60*INDIRECT(ADDRESS(1+WEEKDAY([.A26];2);5;1;1;&quot;Info&quot;))" office:value-type="float" office:value="0" calcext:value-type="float">
            <text:p>0,00</text:p>
          </table:table-cell>
          <table:table-cell table:number-columns-repeated="1015"/>
        </table:table-row>
        <table:table-row table:style-name="ro3">
          <table:table-cell table:style-name="ce178" table:formula="of:=IF(MONTH([.A26]+1)=MONTH([.A$6]);[.A26]+1;0)" office:value-type="date" office:date-value="2023-10-22" calcext:value-type="date">
            <text:p>22.10.23</text:p>
          </table:table-cell>
          <table:table-cell table:style-name="ce179" table:formula="of:=IF([.A27]=0;&quot;&quot;;VLOOKUP(WEEKDAY([.A27];2);[$Info.$A$2:.$B$8];2))" office:value-type="string" office:string-value="Sunday" calcext:value-type="string">
            <text:p>Sunday</text:p>
          </table:table-cell>
          <table:table-cell table:style-name="ce181" table:number-columns-repeated="2"/>
          <table:table-cell table:style-name="ce183" table:formula="of:=IF(ISERROR(VLOOKUP([.C27];[$Info.$A$18:.$A$22];1;0));IF([.D27]&lt;[.C27];1+[.D27]-[.C27];[.D27]-[.C27]);0)" office:value-type="time" office:time-value="PT00H00M00S" calcext:value-type="time">
            <text:p>00:00</text:p>
          </table:table-cell>
          <table:table-cell table:style-name="ce184" table:formula="of:=IF(NOT(ISBLANK([.D27]));INDIRECT(ADDRESS(1+WEEKDAY([.A27];2);4;1;1;&quot;Info&quot;));0)" office:value-type="time" office:time-value="PT00H00M00S" calcext:value-type="time">
            <text:p>00:00</text:p>
          </table:table-cell>
          <table:table-cell table:style-name="ce185" table:formula="of:=IF(AND([.A27]&lt;=TODAY();[.A27]&lt;&gt;0);IF(ISERROR(VLOOKUP([.C27];[$Info.$A$18:.$A$21];1;0));INDIRECT(ADDRESS(1+WEEKDAY([.A27];2);3;1;1;&quot;Info&quot;));0);&quot;&quot;)">
            <text:p/>
          </table:table-cell>
          <table:table-cell table:style-name="ce186" table:formula="of:=IF(AND([.A27]&lt;=TODAY();[.A27]&lt;&gt;0);IF(NOT(ISBLANK([.G27]));IF([.E27]&lt;&gt;0;[.E27]-[.F27]-[.G27];-[.G27]);&quot;&quot;);&quot;&quot;)">
            <text:p/>
          </table:table-cell>
          <table:table-cell table:style-name="ce187" table:formula="of:=HOUR([.E27]-[.F27])*INDIRECT(ADDRESS(1+WEEKDAY([.A27];2);5;1;1;&quot;Info&quot;))+MINUTE([.E27]-[.F27])/60*INDIRECT(ADDRESS(1+WEEKDAY([.A27];2);5;1;1;&quot;Info&quot;))" office:value-type="float" office:value="0" calcext:value-type="float">
            <text:p>0,00</text:p>
          </table:table-cell>
          <table:table-cell table:number-columns-repeated="1015"/>
        </table:table-row>
        <table:table-row table:style-name="ro3">
          <table:table-cell table:style-name="ce178" table:formula="of:=IF(MONTH([.A27]+1)=MONTH([.A$6]);[.A27]+1;0)" office:value-type="date" office:date-value="2023-10-23" calcext:value-type="date">
            <text:p>23.10.23</text:p>
          </table:table-cell>
          <table:table-cell table:style-name="ce179" table:formula="of:=IF([.A28]=0;&quot;&quot;;VLOOKUP(WEEKDAY([.A28];2);[$Info.$A$2:.$B$8];2))" office:value-type="string" office:string-value="Monday" calcext:value-type="string">
            <text:p>Monday</text:p>
          </table:table-cell>
          <table:table-cell table:style-name="ce181" table:number-columns-repeated="2"/>
          <table:table-cell table:style-name="ce183" table:formula="of:=IF(ISERROR(VLOOKUP([.C28];[$Info.$A$18:.$A$22];1;0));IF([.D28]&lt;[.C28];1+[.D28]-[.C28];[.D28]-[.C28]);0)" office:value-type="time" office:time-value="PT00H00M00S" calcext:value-type="time">
            <text:p>00:00</text:p>
          </table:table-cell>
          <table:table-cell table:style-name="ce184" table:formula="of:=IF(NOT(ISBLANK([.D28]));INDIRECT(ADDRESS(1+WEEKDAY([.A28];2);4;1;1;&quot;Info&quot;));0)" office:value-type="time" office:time-value="PT00H00M00S" calcext:value-type="time">
            <text:p>00:00</text:p>
          </table:table-cell>
          <table:table-cell table:style-name="ce185" table:formula="of:=IF(AND([.A28]&lt;=TODAY();[.A28]&lt;&gt;0);IF(ISERROR(VLOOKUP([.C28];[$Info.$A$18:.$A$21];1;0));INDIRECT(ADDRESS(1+WEEKDAY([.A28];2);3;1;1;&quot;Info&quot;));0);&quot;&quot;)">
            <text:p/>
          </table:table-cell>
          <table:table-cell table:style-name="ce186" table:formula="of:=IF(AND([.A28]&lt;=TODAY();[.A28]&lt;&gt;0);IF(NOT(ISBLANK([.G28]));IF([.E28]&lt;&gt;0;[.E28]-[.F28]-[.G28];-[.G28]);&quot;&quot;);&quot;&quot;)">
            <text:p/>
          </table:table-cell>
          <table:table-cell table:style-name="ce187" table:formula="of:=HOUR([.E28]-[.F28])*INDIRECT(ADDRESS(1+WEEKDAY([.A28];2);5;1;1;&quot;Info&quot;))+MINUTE([.E28]-[.F28])/60*INDIRECT(ADDRESS(1+WEEKDAY([.A28];2);5;1;1;&quot;Info&quot;))" office:value-type="float" office:value="0" calcext:value-type="float">
            <text:p>0,00</text:p>
          </table:table-cell>
          <table:table-cell table:number-columns-repeated="1015"/>
        </table:table-row>
        <table:table-row table:style-name="ro3">
          <table:table-cell table:style-name="ce178" table:formula="of:=IF(MONTH([.A28]+1)=MONTH([.A$6]);[.A28]+1;0)" office:value-type="date" office:date-value="2023-10-24" calcext:value-type="date">
            <text:p>24.10.23</text:p>
          </table:table-cell>
          <table:table-cell table:style-name="ce179" table:formula="of:=IF([.A29]=0;&quot;&quot;;VLOOKUP(WEEKDAY([.A29];2);[$Info.$A$2:.$B$8];2))" office:value-type="string" office:string-value="Tuesday" calcext:value-type="string">
            <text:p>Tuesday</text:p>
          </table:table-cell>
          <table:table-cell table:style-name="ce181" table:number-columns-repeated="2"/>
          <table:table-cell table:style-name="ce183" table:formula="of:=IF(ISERROR(VLOOKUP([.C29];[$Info.$A$18:.$A$22];1;0));IF([.D29]&lt;[.C29];1+[.D29]-[.C29];[.D29]-[.C29]);0)" office:value-type="time" office:time-value="PT00H00M00S" calcext:value-type="time">
            <text:p>00:00</text:p>
          </table:table-cell>
          <table:table-cell table:style-name="ce184" table:formula="of:=IF(NOT(ISBLANK([.D29]));INDIRECT(ADDRESS(1+WEEKDAY([.A29];2);4;1;1;&quot;Info&quot;));0)" office:value-type="time" office:time-value="PT00H00M00S" calcext:value-type="time">
            <text:p>00:00</text:p>
          </table:table-cell>
          <table:table-cell table:style-name="ce185" table:formula="of:=IF(AND([.A29]&lt;=TODAY();[.A29]&lt;&gt;0);IF(ISERROR(VLOOKUP([.C29];[$Info.$A$18:.$A$21];1;0));INDIRECT(ADDRESS(1+WEEKDAY([.A29];2);3;1;1;&quot;Info&quot;));0);&quot;&quot;)">
            <text:p/>
          </table:table-cell>
          <table:table-cell table:style-name="ce186" table:formula="of:=IF(AND([.A29]&lt;=TODAY();[.A29]&lt;&gt;0);IF(NOT(ISBLANK([.G29]));IF([.E29]&lt;&gt;0;[.E29]-[.F29]-[.G29];-[.G29]);&quot;&quot;);&quot;&quot;)">
            <text:p/>
          </table:table-cell>
          <table:table-cell table:style-name="ce187" table:formula="of:=HOUR([.E29]-[.F29])*INDIRECT(ADDRESS(1+WEEKDAY([.A29];2);5;1;1;&quot;Info&quot;))+MINUTE([.E29]-[.F29])/60*INDIRECT(ADDRESS(1+WEEKDAY([.A29];2);5;1;1;&quot;Info&quot;))" office:value-type="float" office:value="0" calcext:value-type="float">
            <text:p>0,00</text:p>
          </table:table-cell>
          <table:table-cell table:number-columns-repeated="1015"/>
        </table:table-row>
        <table:table-row table:style-name="ro3">
          <table:table-cell table:style-name="ce178" table:formula="of:=IF(MONTH([.A29]+1)=MONTH([.A$6]);[.A29]+1;0)" office:value-type="date" office:date-value="2023-10-25" calcext:value-type="date">
            <text:p>25.10.23</text:p>
          </table:table-cell>
          <table:table-cell table:style-name="ce179" table:formula="of:=IF([.A30]=0;&quot;&quot;;VLOOKUP(WEEKDAY([.A30];2);[$Info.$A$2:.$B$8];2))" office:value-type="string" office:string-value="Wednesday" calcext:value-type="string">
            <text:p>Wednesday</text:p>
          </table:table-cell>
          <table:table-cell table:style-name="ce181" table:number-columns-repeated="2"/>
          <table:table-cell table:style-name="ce183" table:formula="of:=IF(ISERROR(VLOOKUP([.C30];[$Info.$A$18:.$A$22];1;0));IF([.D30]&lt;[.C30];1+[.D30]-[.C30];[.D30]-[.C30]);0)" office:value-type="time" office:time-value="PT00H00M00S" calcext:value-type="time">
            <text:p>00:00</text:p>
          </table:table-cell>
          <table:table-cell table:style-name="ce184" table:formula="of:=IF(NOT(ISBLANK([.D30]));INDIRECT(ADDRESS(1+WEEKDAY([.A30];2);4;1;1;&quot;Info&quot;));0)" office:value-type="time" office:time-value="PT00H00M00S" calcext:value-type="time">
            <text:p>00:00</text:p>
          </table:table-cell>
          <table:table-cell table:style-name="ce185" table:formula="of:=IF(AND([.A30]&lt;=TODAY();[.A30]&lt;&gt;0);IF(ISERROR(VLOOKUP([.C30];[$Info.$A$18:.$A$21];1;0));INDIRECT(ADDRESS(1+WEEKDAY([.A30];2);3;1;1;&quot;Info&quot;));0);&quot;&quot;)">
            <text:p/>
          </table:table-cell>
          <table:table-cell table:style-name="ce186" table:formula="of:=IF(AND([.A30]&lt;=TODAY();[.A30]&lt;&gt;0);IF(NOT(ISBLANK([.G30]));IF([.E30]&lt;&gt;0;[.E30]-[.F30]-[.G30];-[.G30]);&quot;&quot;);&quot;&quot;)">
            <text:p/>
          </table:table-cell>
          <table:table-cell table:style-name="ce187" table:formula="of:=HOUR([.E30]-[.F30])*INDIRECT(ADDRESS(1+WEEKDAY([.A30];2);5;1;1;&quot;Info&quot;))+MINUTE([.E30]-[.F30])/60*INDIRECT(ADDRESS(1+WEEKDAY([.A30];2);5;1;1;&quot;Info&quot;))" office:value-type="float" office:value="0" calcext:value-type="float">
            <text:p>0,00</text:p>
          </table:table-cell>
          <table:table-cell table:number-columns-repeated="1015"/>
        </table:table-row>
        <table:table-row table:style-name="ro3">
          <table:table-cell table:style-name="ce178" table:formula="of:=IF(MONTH([.A30]+1)=MONTH([.A$6]);[.A30]+1;0)" office:value-type="date" office:date-value="2023-10-26" calcext:value-type="date">
            <text:p>26.10.23</text:p>
          </table:table-cell>
          <table:table-cell table:style-name="ce179" table:formula="of:=IF([.A31]=0;&quot;&quot;;VLOOKUP(WEEKDAY([.A31];2);[$Info.$A$2:.$B$8];2))" office:value-type="string" office:string-value="Thursday" calcext:value-type="string">
            <text:p>Thursday</text:p>
          </table:table-cell>
          <table:table-cell table:style-name="ce181" table:number-columns-repeated="2"/>
          <table:table-cell table:style-name="ce183" table:formula="of:=IF(ISERROR(VLOOKUP([.C31];[$Info.$A$18:.$A$22];1;0));IF([.D31]&lt;[.C31];1+[.D31]-[.C31];[.D31]-[.C31]);0)" office:value-type="time" office:time-value="PT00H00M00S" calcext:value-type="time">
            <text:p>00:00</text:p>
          </table:table-cell>
          <table:table-cell table:style-name="ce184" table:formula="of:=IF(NOT(ISBLANK([.D31]));INDIRECT(ADDRESS(1+WEEKDAY([.A31];2);4;1;1;&quot;Info&quot;));0)" office:value-type="time" office:time-value="PT00H00M00S" calcext:value-type="time">
            <text:p>00:00</text:p>
          </table:table-cell>
          <table:table-cell table:style-name="ce185" table:formula="of:=IF(AND([.A31]&lt;=TODAY();[.A31]&lt;&gt;0);IF(ISERROR(VLOOKUP([.C31];[$Info.$A$18:.$A$21];1;0));INDIRECT(ADDRESS(1+WEEKDAY([.A31];2);3;1;1;&quot;Info&quot;));0);&quot;&quot;)">
            <text:p/>
          </table:table-cell>
          <table:table-cell table:style-name="ce186" table:formula="of:=IF(AND([.A31]&lt;=TODAY();[.A31]&lt;&gt;0);IF(NOT(ISBLANK([.G31]));IF([.E31]&lt;&gt;0;[.E31]-[.F31]-[.G31];-[.G31]);&quot;&quot;);&quot;&quot;)">
            <text:p/>
          </table:table-cell>
          <table:table-cell table:style-name="ce187" table:formula="of:=HOUR([.E31]-[.F31])*INDIRECT(ADDRESS(1+WEEKDAY([.A31];2);5;1;1;&quot;Info&quot;))+MINUTE([.E31]-[.F31])/60*INDIRECT(ADDRESS(1+WEEKDAY([.A31];2);5;1;1;&quot;Info&quot;))" office:value-type="float" office:value="0" calcext:value-type="float">
            <text:p>0,00</text:p>
          </table:table-cell>
          <table:table-cell table:number-columns-repeated="1015"/>
        </table:table-row>
        <table:table-row table:style-name="ro3">
          <table:table-cell table:style-name="ce178" table:formula="of:=IF(MONTH([.A31]+1)=MONTH([.A$6]);[.A31]+1;0)" office:value-type="date" office:date-value="2023-10-27" calcext:value-type="date">
            <text:p>27.10.23</text:p>
          </table:table-cell>
          <table:table-cell table:style-name="ce179" table:formula="of:=IF([.A32]=0;&quot;&quot;;VLOOKUP(WEEKDAY([.A32];2);[$Info.$A$2:.$B$8];2))" office:value-type="string" office:string-value="Friday" calcext:value-type="string">
            <text:p>Friday</text:p>
          </table:table-cell>
          <table:table-cell table:style-name="ce181" table:number-columns-repeated="2"/>
          <table:table-cell table:style-name="ce183" table:formula="of:=IF(ISERROR(VLOOKUP([.C32];[$Info.$A$18:.$A$22];1;0));IF([.D32]&lt;[.C32];1+[.D32]-[.C32];[.D32]-[.C32]);0)" office:value-type="time" office:time-value="PT00H00M00S" calcext:value-type="time">
            <text:p>00:00</text:p>
          </table:table-cell>
          <table:table-cell table:style-name="ce184" table:formula="of:=IF(NOT(ISBLANK([.D32]));INDIRECT(ADDRESS(1+WEEKDAY([.A32];2);4;1;1;&quot;Info&quot;));0)" office:value-type="time" office:time-value="PT00H00M00S" calcext:value-type="time">
            <text:p>00:00</text:p>
          </table:table-cell>
          <table:table-cell table:style-name="ce185" table:formula="of:=IF(AND([.A32]&lt;=TODAY();[.A32]&lt;&gt;0);IF(ISERROR(VLOOKUP([.C32];[$Info.$A$18:.$A$21];1;0));INDIRECT(ADDRESS(1+WEEKDAY([.A32];2);3;1;1;&quot;Info&quot;));0);&quot;&quot;)">
            <text:p/>
          </table:table-cell>
          <table:table-cell table:style-name="ce186" table:formula="of:=IF(AND([.A32]&lt;=TODAY();[.A32]&lt;&gt;0);IF(NOT(ISBLANK([.G32]));IF([.E32]&lt;&gt;0;[.E32]-[.F32]-[.G32];-[.G32]);&quot;&quot;);&quot;&quot;)">
            <text:p/>
          </table:table-cell>
          <table:table-cell table:style-name="ce187" table:formula="of:=HOUR([.E32]-[.F32])*INDIRECT(ADDRESS(1+WEEKDAY([.A32];2);5;1;1;&quot;Info&quot;))+MINUTE([.E32]-[.F32])/60*INDIRECT(ADDRESS(1+WEEKDAY([.A32];2);5;1;1;&quot;Info&quot;))" office:value-type="float" office:value="0" calcext:value-type="float">
            <text:p>0,00</text:p>
          </table:table-cell>
          <table:table-cell table:number-columns-repeated="1015"/>
        </table:table-row>
        <table:table-row table:style-name="ro3">
          <table:table-cell table:style-name="ce178" table:formula="of:=IF(MONTH([.A32]+1)=MONTH([.A$6]);[.A32]+1;0)" office:value-type="date" office:date-value="2023-10-28" calcext:value-type="date">
            <text:p>28.10.23</text:p>
          </table:table-cell>
          <table:table-cell table:style-name="ce179" table:formula="of:=IF([.A33]=0;&quot;&quot;;VLOOKUP(WEEKDAY([.A33];2);[$Info.$A$2:.$B$8];2))" office:value-type="string" office:string-value="Saturday" calcext:value-type="string">
            <text:p>Saturday</text:p>
          </table:table-cell>
          <table:table-cell table:style-name="ce181" table:number-columns-repeated="2"/>
          <table:table-cell table:style-name="ce183" table:formula="of:=IF(ISERROR(VLOOKUP([.C33];[$Info.$A$18:.$A$22];1;0));IF([.D33]&lt;[.C33];1+[.D33]-[.C33];[.D33]-[.C33]);0)" office:value-type="time" office:time-value="PT00H00M00S" calcext:value-type="time">
            <text:p>00:00</text:p>
          </table:table-cell>
          <table:table-cell table:style-name="ce184" table:formula="of:=IF(NOT(ISBLANK([.D33]));INDIRECT(ADDRESS(1+WEEKDAY([.A33];2);4;1;1;&quot;Info&quot;));0)" office:value-type="time" office:time-value="PT00H00M00S" calcext:value-type="time">
            <text:p>00:00</text:p>
          </table:table-cell>
          <table:table-cell table:style-name="ce185" table:formula="of:=IF(AND([.A33]&lt;=TODAY();[.A33]&lt;&gt;0);IF(ISERROR(VLOOKUP([.C33];[$Info.$A$18:.$A$21];1;0));INDIRECT(ADDRESS(1+WEEKDAY([.A33];2);3;1;1;&quot;Info&quot;));0);&quot;&quot;)">
            <text:p/>
          </table:table-cell>
          <table:table-cell table:style-name="ce186" table:formula="of:=IF(AND([.A33]&lt;=TODAY();[.A33]&lt;&gt;0);IF(NOT(ISBLANK([.G33]));IF([.E33]&lt;&gt;0;[.E33]-[.F33]-[.G33];-[.G33]);&quot;&quot;);&quot;&quot;)">
            <text:p/>
          </table:table-cell>
          <table:table-cell table:style-name="ce187" table:formula="of:=HOUR([.E33]-[.F33])*INDIRECT(ADDRESS(1+WEEKDAY([.A33];2);5;1;1;&quot;Info&quot;))+MINUTE([.E33]-[.F33])/60*INDIRECT(ADDRESS(1+WEEKDAY([.A33];2);5;1;1;&quot;Info&quot;))" office:value-type="float" office:value="0" calcext:value-type="float">
            <text:p>0,00</text:p>
          </table:table-cell>
          <table:table-cell table:number-columns-repeated="1015"/>
        </table:table-row>
        <table:table-row table:style-name="ro3">
          <table:table-cell table:style-name="ce178" table:formula="of:=IF(MONTH([.A33]+1)=MONTH([.A$6]);[.A33]+1;0)" office:value-type="date" office:date-value="2023-10-29" calcext:value-type="date">
            <text:p>29.10.23</text:p>
          </table:table-cell>
          <table:table-cell table:style-name="ce179" table:formula="of:=IF([.A34]=0;&quot;&quot;;VLOOKUP(WEEKDAY([.A34];2);[$Info.$A$2:.$B$8];2))" office:value-type="string" office:string-value="Sunday" calcext:value-type="string">
            <text:p>Sunday</text:p>
          </table:table-cell>
          <table:table-cell table:style-name="ce181" table:number-columns-repeated="2"/>
          <table:table-cell table:style-name="ce183" table:formula="of:=IF(ISERROR(VLOOKUP([.C34];[$Info.$A$18:.$A$22];1;0));IF([.D34]&lt;[.C34];1+[.D34]-[.C34];[.D34]-[.C34]);0)" office:value-type="time" office:time-value="PT00H00M00S" calcext:value-type="time">
            <text:p>00:00</text:p>
          </table:table-cell>
          <table:table-cell table:style-name="ce184" table:formula="of:=IF(NOT(ISBLANK([.D34]));INDIRECT(ADDRESS(1+WEEKDAY([.A34];2);4;1;1;&quot;Info&quot;));0)" office:value-type="time" office:time-value="PT00H00M00S" calcext:value-type="time">
            <text:p>00:00</text:p>
          </table:table-cell>
          <table:table-cell table:style-name="ce185" table:formula="of:=IF(AND([.A34]&lt;=TODAY();[.A34]&lt;&gt;0);IF(ISERROR(VLOOKUP([.C34];[$Info.$A$18:.$A$21];1;0));INDIRECT(ADDRESS(1+WEEKDAY([.A34];2);3;1;1;&quot;Info&quot;));0);&quot;&quot;)">
            <text:p/>
          </table:table-cell>
          <table:table-cell table:style-name="ce186" table:formula="of:=IF(AND([.A34]&lt;=TODAY();[.A34]&lt;&gt;0);IF(NOT(ISBLANK([.G34]));IF([.E34]&lt;&gt;0;[.E34]-[.F34]-[.G34];-[.G34]);&quot;&quot;);&quot;&quot;)">
            <text:p/>
          </table:table-cell>
          <table:table-cell table:style-name="ce187" table:formula="of:=HOUR([.E34]-[.F34])*INDIRECT(ADDRESS(1+WEEKDAY([.A34];2);5;1;1;&quot;Info&quot;))+MINUTE([.E34]-[.F34])/60*INDIRECT(ADDRESS(1+WEEKDAY([.A34];2);5;1;1;&quot;Info&quot;))" office:value-type="float" office:value="0" calcext:value-type="float">
            <text:p>0,00</text:p>
          </table:table-cell>
          <table:table-cell table:number-columns-repeated="1015"/>
        </table:table-row>
        <table:table-row table:style-name="ro3">
          <table:table-cell table:style-name="ce178" table:formula="of:=IF(MONTH([.A34]+1)=MONTH([.A$6]);[.A34]+1;0)" office:value-type="date" office:date-value="2023-10-30" calcext:value-type="date">
            <text:p>30.10.23</text:p>
          </table:table-cell>
          <table:table-cell table:style-name="ce179" table:formula="of:=IF([.A35]=0;&quot;&quot;;VLOOKUP(WEEKDAY([.A35];2);[$Info.$A$2:.$B$8];2))" office:value-type="string" office:string-value="Monday" calcext:value-type="string">
            <text:p>Monday</text:p>
          </table:table-cell>
          <table:table-cell table:style-name="ce181" table:number-columns-repeated="2"/>
          <table:table-cell table:style-name="ce183" table:formula="of:=IF(ISERROR(VLOOKUP([.C35];[$Info.$A$18:.$A$22];1;0));IF([.D35]&lt;[.C35];1+[.D35]-[.C35];[.D35]-[.C35]);0)" office:value-type="time" office:time-value="PT00H00M00S" calcext:value-type="time">
            <text:p>00:00</text:p>
          </table:table-cell>
          <table:table-cell table:style-name="ce184" table:formula="of:=IF(NOT(ISBLANK([.D35]));INDIRECT(ADDRESS(1+WEEKDAY([.A35];2);4;1;1;&quot;Info&quot;));0)" office:value-type="time" office:time-value="PT00H00M00S" calcext:value-type="time">
            <text:p>00:00</text:p>
          </table:table-cell>
          <table:table-cell table:style-name="ce185" table:formula="of:=IF(AND([.A35]&lt;=TODAY();[.A35]&lt;&gt;0);IF(ISERROR(VLOOKUP([.C35];[$Info.$A$18:.$A$21];1;0));INDIRECT(ADDRESS(1+WEEKDAY([.A35];2);3;1;1;&quot;Info&quot;));0);&quot;&quot;)">
            <text:p/>
          </table:table-cell>
          <table:table-cell table:style-name="ce186" table:formula="of:=IF(AND([.A35]&lt;=TODAY();[.A35]&lt;&gt;0);IF(NOT(ISBLANK([.G35]));IF([.E35]&lt;&gt;0;[.E35]-[.F35]-[.G35];-[.G35]);&quot;&quot;);&quot;&quot;)">
            <text:p/>
          </table:table-cell>
          <table:table-cell table:style-name="ce187" table:formula="of:=HOUR([.E35]-[.F35])*INDIRECT(ADDRESS(1+WEEKDAY([.A35];2);5;1;1;&quot;Info&quot;))+MINUTE([.E35]-[.F35])/60*INDIRECT(ADDRESS(1+WEEKDAY([.A35];2);5;1;1;&quot;Info&quot;))" office:value-type="float" office:value="0" calcext:value-type="float">
            <text:p>0,00</text:p>
          </table:table-cell>
          <table:table-cell table:number-columns-repeated="1015"/>
        </table:table-row>
        <table:table-row table:style-name="ro3">
          <table:table-cell table:style-name="ce178" table:formula="of:=IF(MONTH([.A35]+1)=MONTH([.A$6]);[.A35]+1;0)" office:value-type="date" office:date-value="2023-10-31" calcext:value-type="date">
            <text:p>31.10.23</text:p>
          </table:table-cell>
          <table:table-cell table:style-name="ce179" table:formula="of:=IF([.A36]=0;&quot;&quot;;VLOOKUP(WEEKDAY([.A36];2);[$Info.$A$2:.$B$8];2))" office:value-type="string" office:string-value="Tuesday" calcext:value-type="string">
            <text:p>Tuesday</text:p>
          </table:table-cell>
          <table:table-cell table:style-name="ce181" table:number-columns-repeated="2"/>
          <table:table-cell table:style-name="ce183" table:formula="of:=IF(ISERROR(VLOOKUP([.C36];[$Info.$A$18:.$A$22];1;0));IF([.D36]&lt;[.C36];1+[.D36]-[.C36];[.D36]-[.C36]);0)" office:value-type="time" office:time-value="PT00H00M00S" calcext:value-type="time">
            <text:p>00:00</text:p>
          </table:table-cell>
          <table:table-cell table:style-name="ce184" table:formula="of:=IF(NOT(ISBLANK([.D36]));INDIRECT(ADDRESS(1+WEEKDAY([.A36];2);4;1;1;&quot;Info&quot;));0)" office:value-type="time" office:time-value="PT00H00M00S" calcext:value-type="time">
            <text:p>00:00</text:p>
          </table:table-cell>
          <table:table-cell table:style-name="ce185" table:formula="of:=IF(AND([.A36]&lt;=TODAY();[.A36]&lt;&gt;0);IF(ISERROR(VLOOKUP([.C36];[$Info.$A$18:.$A$21];1;0));INDIRECT(ADDRESS(1+WEEKDAY([.A36];2);3;1;1;&quot;Info&quot;));0);&quot;&quot;)">
            <text:p/>
          </table:table-cell>
          <table:table-cell table:style-name="ce186" table:formula="of:=IF(AND([.A36]&lt;=TODAY();[.A36]&lt;&gt;0);IF(NOT(ISBLANK([.G36]));IF([.E36]&lt;&gt;0;[.E36]-[.F36]-[.G36];-[.G36]);&quot;&quot;);&quot;&quot;)">
            <text:p/>
          </table:table-cell>
          <table:table-cell table:style-name="ce187" table:formula="of:=HOUR([.E36]-[.F36])*INDIRECT(ADDRESS(1+WEEKDAY([.A36];2);5;1;1;&quot;Info&quot;))+MINUTE([.E36]-[.F36])/60*INDIRECT(ADDRESS(1+WEEKDAY([.A36];2);5;1;1;&quot;Info&quot;))" office:value-type="float" office:value="0" calcext:value-type="float">
            <text:p>0,00</text:p>
          </table:table-cell>
          <table:table-cell table:number-columns-repeated="1015"/>
        </table:table-row>
        <table:table-row table:style-name="ro2">
          <table:table-cell table:style-name="ce47"/>
          <table:table-cell table:style-name="ce53"/>
          <table:table-cell table:style-name="ce59" table:number-columns-repeated="2"/>
          <table:table-cell table:style-name="ce69"/>
          <table:table-cell table:style-name="ce59"/>
          <table:table-cell table:style-name="ce89" table:formula="of:=SUM([.G6:.G36])" office:value-type="time" office:time-value="PT00H00M00S" calcext:value-type="time">
            <text:p>00:00</text:p>
          </table:table-cell>
          <table:table-cell table:style-name="ce89" table:formula="of:=SUM([.H6:.H36])" office:value-type="time" office:time-value="PT00H00M00S" calcext:value-type="time">
            <text:p>00:00</text:p>
          </table:table-cell>
          <table:table-cell table:style-name="ce78" table:formula="of:=SUM([.I6:.I36])" office:value-type="currency" office:currency="EUR" office:value="0" calcext:value-type="currency">
            <text:p>0,00 €</text:p>
          </table:table-cell>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39]" office:value-type="string" office:string-value="Overtime from the previous month:" calcext:value-type="string">
            <text:p>Overtime from the previous month:</text:p>
          </table:table-cell>
          <table:table-cell table:style-name="ce85" table:formula="of:=[Sep.D41]" office:value-type="time" office:time-value="-PT760H00M00S" calcext:value-type="time">
            <text:p>-760: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40]" office:value-type="string" office:string-value="Overtime from this month:" calcext:value-type="string">
            <text:p>Overtime from this month:</text:p>
          </table:table-cell>
          <table:table-cell table:style-name="ce63" table:formula="of:=[.H37]" office:value-type="time" office:time-value="PT00H00M00S" calcext:value-type="time">
            <text:p>00: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8">
          <table:table-cell table:style-name="ce47"/>
          <table:table-cell table:style-name="ce53"/>
          <table:table-cell table:style-name="ce61" table:formula="of:=[Jan.C41]" office:value-type="string" office:string-value="Overtime total:" calcext:value-type="string">
            <text:p>Overtime total:</text:p>
          </table:table-cell>
          <table:table-cell table:style-name="ce64" table:formula="of:=SUM([.D39:.D40])" office:value-type="time" office:time-value="-PT760H00M00S" calcext:value-type="time">
            <text:p>-760: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2" table:number-rows-repeated="65495">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number-rows-repeated="983039">
          <table:table-cell table:number-columns-repeated="1024"/>
        </table:table-row>
        <table:table-row table:style-name="ro2">
          <table:table-cell table:number-columns-repeated="1024"/>
        </table:table-row>
        <calcext:conditional-formats>
          <calcext:conditional-format calcext:target-range-address="Okt.A6:Okt.A36">
            <calcext:condition calcext:apply-style-name="Grau" calcext:value="formula-is(WEEKDAY([.$A6];2)&gt;=6)" calcext:base-cell-address="Okt.A6"/>
          </calcext:conditional-format>
          <calcext:conditional-format calcext:target-range-address="Okt.B6:Okt.B36">
            <calcext:condition calcext:apply-style-name="Grau" calcext:value="formula-is(WEEKDAY([.$A6];2)&gt;=6)" calcext:base-cell-address="Okt.B6"/>
            <calcext:condition calcext:apply-style-name="Rot" calcext:value="formula-is([.$A6]=DATEVALUE(CONCATENATE(&quot;3.10.&quot;;YEAR([.$A6]))))" calcext:base-cell-address="Okt.B6"/>
          </calcext:conditional-format>
          <calcext:conditional-format calcext:target-range-address="Okt.G6:Okt.I36">
            <calcext:condition calcext:apply-style-name="Grau" calcext:value="formula-is(WEEKDAY([.$A6];2)&gt;=6)" calcext:base-cell-address="Okt.G6"/>
          </calcext:conditional-format>
          <calcext:conditional-format calcext:target-range-address="Okt.C7:Okt.F36 Okt.D6:Okt.F6">
            <calcext:condition calcext:apply-style-name="Grau" calcext:value="formula-is(WEEKDAY([.$A6];2)&gt;=6)" calcext:base-cell-address="Okt.C6"/>
          </calcext:conditional-format>
          <calcext:conditional-format calcext:target-range-address="Okt.C6:Okt.C6">
            <calcext:condition calcext:apply-style-name="Grau" calcext:value="formula-is(WEEKDAY([.$A6];2)&gt;=6)" calcext:base-cell-address="Okt.C6"/>
          </calcext:conditional-format>
        </calcext:conditional-formats>
      </table:table>
      <table:table table:name="Nov" table:style-name="ta1" table:protected="true" table:print="false">
        <loext:table-protection loext:select-protected-cells="true" loext:select-unprotected-cells="true"/>
        <table:table-column table:style-name="co1" table:number-columns-repeated="2" table:default-cell-style-name="ce25"/>
        <table:table-column table:style-name="co6" table:number-columns-repeated="6" table:default-cell-style-name="ce25"/>
        <table:table-column table:style-name="co7" table:default-cell-style-name="ce25"/>
        <table:table-column table:style-name="co1" table:number-columns-repeated="247" table:default-cell-style-name="ce25"/>
        <table:table-column table:style-name="co4" table:number-columns-repeated="768" table:default-cell-style-name="ce25"/>
        <table:table-row table:style-name="ro7">
          <table:table-cell table:style-name="ce11" table:formula="of:=[Jan.A1]" office:value-type="string" office:string-value="Timesheet" calcext:value-type="string">
            <text:p>Timesheet</text:p>
          </table:table-cell>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formula="of:=[Jan.A3]" office:value-type="string" office:string-value="for" calcext:value-type="string">
            <text:p>for</text:p>
          </table:table-cell>
          <table:table-cell table:style-name="ce81" table:formula="of:=[Okt.B3]" office:value-type="string" office:string-value="your name" calcext:value-type="string" table:number-columns-spanned="4" table:number-rows-spanned="1">
            <text:p>your name</text:p>
          </table:table-cell>
          <table:covered-table-cell table:number-columns-repeated="2" table:style-name="ce30"/>
          <table:covered-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38" table:formula="of:=[Okt.A5]" office:value-type="string" office:string-value="Date" calcext:value-type="string">
            <text:p>Date</text:p>
          </table:table-cell>
          <table:table-cell table:style-name="ce38" table:formula="of:=[Okt.B5]" office:value-type="string" office:string-value="Weekday" calcext:value-type="string">
            <text:p>Weekday</text:p>
          </table:table-cell>
          <table:table-cell table:style-name="ce38" table:formula="of:=[Okt.C5]" office:value-type="string" office:string-value="Start" calcext:value-type="string">
            <text:p>Start</text:p>
          </table:table-cell>
          <table:table-cell table:style-name="ce38" table:formula="of:=[Okt.D5]" office:value-type="string" office:string-value="End" calcext:value-type="string">
            <text:p>End</text:p>
          </table:table-cell>
          <table:table-cell table:style-name="ce38" table:formula="of:=[Okt.E5]" office:value-type="string" office:string-value="Attendance" calcext:value-type="string">
            <text:p>Attendance</text:p>
          </table:table-cell>
          <table:table-cell table:style-name="ce38" table:formula="of:=[Okt.F5]" office:value-type="string" office:string-value="Break time" calcext:value-type="string">
            <text:p>Break time</text:p>
          </table:table-cell>
          <table:table-cell table:style-name="ce38" table:formula="of:=[Okt.G5]" office:value-type="string" office:string-value="Regular hrs" calcext:value-type="string">
            <text:p>Regular hrs</text:p>
          </table:table-cell>
          <table:table-cell table:style-name="ce38" table:formula="of:=[Okt.H5]" office:value-type="string" office:string-value="Overtime" calcext:value-type="string">
            <text:p>Overtime</text:p>
          </table:table-cell>
          <table:table-cell table:style-name="ce38" table:formula="of:=[Okt.I5]" office:value-type="string" office:string-value="Salary" calcext:value-type="string">
            <text:p>Salary</text:p>
          </table:table-cell>
          <table:table-cell table:style-name="ce94" table:number-columns-repeated="247"/>
          <table:table-cell table:number-columns-repeated="768"/>
        </table:table-row>
        <table:table-row table:style-name="ro3">
          <table:table-cell table:style-name="ce188" table:formula="of:=DATE(YEAR([Okt.A6]);MONTH([Okt.A6])+1;1)" office:value-type="date" office:date-value="2023-11-01" calcext:value-type="date">
            <text:p>01.11.23</text:p>
          </table:table-cell>
          <table:table-cell table:style-name="ce189" table:formula="of:=IF([.A6]=0;&quot;&quot;;VLOOKUP(WEEKDAY([.A6];2);[$Info.$A$2:.$B$8];2))" office:value-type="string" office:string-value="Wednesday" calcext:value-type="string">
            <text:p>Wednesday</text:p>
          </table:table-cell>
          <table:table-cell table:style-name="ce192"/>
          <table:table-cell table:style-name="ce193"/>
          <table:table-cell table:style-name="ce196" table:formula="of:=IF(ISERROR(VLOOKUP([.C6];[$Info.$A$18:.$A$22];1;0));IF([.D6]&lt;[.C6];1+[.D6]-[.C6];[.D6]-[.C6]);0)" office:value-type="time" office:time-value="PT00H00M00S" calcext:value-type="time">
            <text:p>00:00</text:p>
          </table:table-cell>
          <table:table-cell table:style-name="ce197" table:formula="of:=IF(NOT(ISBLANK([.D6]));INDIRECT(ADDRESS(1+WEEKDAY([.A6];2);4;1;1;&quot;Info&quot;));0)" office:value-type="time" office:time-value="PT00H00M00S" calcext:value-type="time">
            <text:p>00:00</text:p>
          </table:table-cell>
          <table:table-cell table:style-name="ce198" table:formula="of:=IF(AND([.A6]&lt;=TODAY();[.A6]&lt;&gt;0);IF(ISERROR(VLOOKUP([.C6];[$Info.$A$18:.$A$21];1;0));INDIRECT(ADDRESS(1+WEEKDAY([.A6];2);3;1;1;&quot;Info&quot;));0);&quot;&quot;)">
            <text:p/>
          </table:table-cell>
          <table:table-cell table:style-name="ce199" table:formula="of:=IF(AND([.A6]&lt;=TODAY();[.A6]&lt;&gt;0);IF(NOT(ISBLANK([.G6]));IF([.E6]&lt;&gt;0;[.E6]-[.F6]-[.G6];-[.G6]);&quot;&quot;);&quot;&quot;)">
            <text:p/>
          </table:table-cell>
          <table:table-cell table:style-name="ce200" table:formula="of:=HOUR([.E6]-[.F6])*INDIRECT(ADDRESS(1+WEEKDAY([.A6];2);5;1;1;&quot;Info&quot;))+MINUTE([.E6]-[.F6])/60*INDIRECT(ADDRESS(1+WEEKDAY([.A6];2);5;1;1;&quot;Info&quot;))" office:value-type="float" office:value="0" calcext:value-type="float">
            <text:p>0,00</text:p>
          </table:table-cell>
          <table:table-cell table:number-columns-repeated="1015"/>
        </table:table-row>
        <table:table-row table:style-name="ro3">
          <table:table-cell table:style-name="ce188" table:formula="of:=IF(MONTH([.A6]+1)=MONTH([.A$6]);[.A6]+1;0)" office:value-type="date" office:date-value="2023-11-02" calcext:value-type="date">
            <text:p>02.11.23</text:p>
          </table:table-cell>
          <table:table-cell table:style-name="ce189" table:formula="of:=IF([.A7]=0;&quot;&quot;;VLOOKUP(WEEKDAY([.A7];2);[$Info.$A$2:.$B$8];2))" office:value-type="string" office:string-value="Thursday" calcext:value-type="string">
            <text:p>Thursday</text:p>
          </table:table-cell>
          <table:table-cell table:style-name="ce193" table:number-columns-repeated="2"/>
          <table:table-cell table:style-name="ce196" table:formula="of:=IF(ISERROR(VLOOKUP([.C7];[$Info.$A$18:.$A$22];1;0));IF([.D7]&lt;[.C7];1+[.D7]-[.C7];[.D7]-[.C7]);0)" office:value-type="time" office:time-value="PT00H00M00S" calcext:value-type="time">
            <text:p>00:00</text:p>
          </table:table-cell>
          <table:table-cell table:style-name="ce197" table:formula="of:=IF(NOT(ISBLANK([.D7]));INDIRECT(ADDRESS(1+WEEKDAY([.A7];2);4;1;1;&quot;Info&quot;));0)" office:value-type="time" office:time-value="PT00H00M00S" calcext:value-type="time">
            <text:p>00:00</text:p>
          </table:table-cell>
          <table:table-cell table:style-name="ce198" table:formula="of:=IF(AND([.A7]&lt;=TODAY();[.A7]&lt;&gt;0);IF(ISERROR(VLOOKUP([.C7];[$Info.$A$18:.$A$21];1;0));INDIRECT(ADDRESS(1+WEEKDAY([.A7];2);3;1;1;&quot;Info&quot;));0);&quot;&quot;)">
            <text:p/>
          </table:table-cell>
          <table:table-cell table:style-name="ce199" table:formula="of:=IF(AND([.A7]&lt;=TODAY();[.A7]&lt;&gt;0);IF(NOT(ISBLANK([.G7]));IF([.E7]&lt;&gt;0;[.E7]-[.F7]-[.G7];-[.G7]);&quot;&quot;);&quot;&quot;)">
            <text:p/>
          </table:table-cell>
          <table:table-cell table:style-name="ce200" table:formula="of:=HOUR([.E7]-[.F7])*INDIRECT(ADDRESS(1+WEEKDAY([.A7];2);5;1;1;&quot;Info&quot;))+MINUTE([.E7]-[.F7])/60*INDIRECT(ADDRESS(1+WEEKDAY([.A7];2);5;1;1;&quot;Info&quot;))" office:value-type="float" office:value="0" calcext:value-type="float">
            <text:p>0,00</text:p>
          </table:table-cell>
          <table:table-cell table:number-columns-repeated="1015"/>
        </table:table-row>
        <table:table-row table:style-name="ro3">
          <table:table-cell table:style-name="ce188" table:formula="of:=IF(MONTH([.A7]+1)=MONTH([.A$6]);[.A7]+1;0)" office:value-type="date" office:date-value="2023-11-03" calcext:value-type="date">
            <text:p>03.11.23</text:p>
          </table:table-cell>
          <table:table-cell table:style-name="ce189" table:formula="of:=IF([.A8]=0;&quot;&quot;;VLOOKUP(WEEKDAY([.A8];2);[$Info.$A$2:.$B$8];2))" office:value-type="string" office:string-value="Friday" calcext:value-type="string">
            <text:p>Friday</text:p>
          </table:table-cell>
          <table:table-cell table:style-name="ce193" table:number-columns-repeated="2"/>
          <table:table-cell table:style-name="ce196" table:formula="of:=IF(ISERROR(VLOOKUP([.C8];[$Info.$A$18:.$A$22];1;0));IF([.D8]&lt;[.C8];1+[.D8]-[.C8];[.D8]-[.C8]);0)" office:value-type="time" office:time-value="PT00H00M00S" calcext:value-type="time">
            <text:p>00:00</text:p>
          </table:table-cell>
          <table:table-cell table:style-name="ce197" table:formula="of:=IF(NOT(ISBLANK([.D8]));INDIRECT(ADDRESS(1+WEEKDAY([.A8];2);4;1;1;&quot;Info&quot;));0)" office:value-type="time" office:time-value="PT00H00M00S" calcext:value-type="time">
            <text:p>00:00</text:p>
          </table:table-cell>
          <table:table-cell table:style-name="ce198" table:formula="of:=IF(AND([.A8]&lt;=TODAY();[.A8]&lt;&gt;0);IF(ISERROR(VLOOKUP([.C8];[$Info.$A$18:.$A$21];1;0));INDIRECT(ADDRESS(1+WEEKDAY([.A8];2);3;1;1;&quot;Info&quot;));0);&quot;&quot;)">
            <text:p/>
          </table:table-cell>
          <table:table-cell table:style-name="ce199" table:formula="of:=IF(AND([.A8]&lt;=TODAY();[.A8]&lt;&gt;0);IF(NOT(ISBLANK([.G8]));IF([.E8]&lt;&gt;0;[.E8]-[.F8]-[.G8];-[.G8]);&quot;&quot;);&quot;&quot;)">
            <text:p/>
          </table:table-cell>
          <table:table-cell table:style-name="ce200" table:formula="of:=HOUR([.E8]-[.F8])*INDIRECT(ADDRESS(1+WEEKDAY([.A8];2);5;1;1;&quot;Info&quot;))+MINUTE([.E8]-[.F8])/60*INDIRECT(ADDRESS(1+WEEKDAY([.A8];2);5;1;1;&quot;Info&quot;))" office:value-type="float" office:value="0" calcext:value-type="float">
            <text:p>0,00</text:p>
          </table:table-cell>
          <table:table-cell table:number-columns-repeated="1015"/>
        </table:table-row>
        <table:table-row table:style-name="ro3">
          <table:table-cell table:style-name="ce188" table:formula="of:=IF(MONTH([.A8]+1)=MONTH([.A$6]);[.A8]+1;0)" office:value-type="date" office:date-value="2023-11-04" calcext:value-type="date">
            <text:p>04.11.23</text:p>
          </table:table-cell>
          <table:table-cell table:style-name="ce189" table:formula="of:=IF([.A9]=0;&quot;&quot;;VLOOKUP(WEEKDAY([.A9];2);[$Info.$A$2:.$B$8];2))" office:value-type="string" office:string-value="Saturday" calcext:value-type="string">
            <text:p>Saturday</text:p>
          </table:table-cell>
          <table:table-cell table:style-name="ce193" table:number-columns-repeated="2"/>
          <table:table-cell table:style-name="ce196" table:formula="of:=IF(ISERROR(VLOOKUP([.C9];[$Info.$A$18:.$A$22];1;0));IF([.D9]&lt;[.C9];1+[.D9]-[.C9];[.D9]-[.C9]);0)" office:value-type="time" office:time-value="PT00H00M00S" calcext:value-type="time">
            <text:p>00:00</text:p>
          </table:table-cell>
          <table:table-cell table:style-name="ce197" table:formula="of:=IF(NOT(ISBLANK([.D9]));INDIRECT(ADDRESS(1+WEEKDAY([.A9];2);4;1;1;&quot;Info&quot;));0)" office:value-type="time" office:time-value="PT00H00M00S" calcext:value-type="time">
            <text:p>00:00</text:p>
          </table:table-cell>
          <table:table-cell table:style-name="ce198" table:formula="of:=IF(AND([.A9]&lt;=TODAY();[.A9]&lt;&gt;0);IF(ISERROR(VLOOKUP([.C9];[$Info.$A$18:.$A$21];1;0));INDIRECT(ADDRESS(1+WEEKDAY([.A9];2);3;1;1;&quot;Info&quot;));0);&quot;&quot;)">
            <text:p/>
          </table:table-cell>
          <table:table-cell table:style-name="ce199" table:formula="of:=IF(AND([.A9]&lt;=TODAY();[.A9]&lt;&gt;0);IF(NOT(ISBLANK([.G9]));IF([.E9]&lt;&gt;0;[.E9]-[.F9]-[.G9];-[.G9]);&quot;&quot;);&quot;&quot;)">
            <text:p/>
          </table:table-cell>
          <table:table-cell table:style-name="ce200" table:formula="of:=HOUR([.E9]-[.F9])*INDIRECT(ADDRESS(1+WEEKDAY([.A9];2);5;1;1;&quot;Info&quot;))+MINUTE([.E9]-[.F9])/60*INDIRECT(ADDRESS(1+WEEKDAY([.A9];2);5;1;1;&quot;Info&quot;))" office:value-type="float" office:value="0" calcext:value-type="float">
            <text:p>0,00</text:p>
          </table:table-cell>
          <table:table-cell table:number-columns-repeated="1015"/>
        </table:table-row>
        <table:table-row table:style-name="ro3">
          <table:table-cell table:style-name="ce188" table:formula="of:=IF(MONTH([.A9]+1)=MONTH([.A$6]);[.A9]+1;0)" office:value-type="date" office:date-value="2023-11-05" calcext:value-type="date">
            <text:p>05.11.23</text:p>
          </table:table-cell>
          <table:table-cell table:style-name="ce189" table:formula="of:=IF([.A10]=0;&quot;&quot;;VLOOKUP(WEEKDAY([.A10];2);[$Info.$A$2:.$B$8];2))" office:value-type="string" office:string-value="Sunday" calcext:value-type="string">
            <text:p>Sunday</text:p>
          </table:table-cell>
          <table:table-cell table:style-name="ce193" table:number-columns-repeated="2"/>
          <table:table-cell table:style-name="ce196" table:formula="of:=IF(ISERROR(VLOOKUP([.C10];[$Info.$A$18:.$A$22];1;0));IF([.D10]&lt;[.C10];1+[.D10]-[.C10];[.D10]-[.C10]);0)" office:value-type="time" office:time-value="PT00H00M00S" calcext:value-type="time">
            <text:p>00:00</text:p>
          </table:table-cell>
          <table:table-cell table:style-name="ce197" table:formula="of:=IF(NOT(ISBLANK([.D10]));INDIRECT(ADDRESS(1+WEEKDAY([.A10];2);4;1;1;&quot;Info&quot;));0)" office:value-type="time" office:time-value="PT00H00M00S" calcext:value-type="time">
            <text:p>00:00</text:p>
          </table:table-cell>
          <table:table-cell table:style-name="ce198" table:formula="of:=IF(AND([.A10]&lt;=TODAY();[.A10]&lt;&gt;0);IF(ISERROR(VLOOKUP([.C10];[$Info.$A$18:.$A$21];1;0));INDIRECT(ADDRESS(1+WEEKDAY([.A10];2);3;1;1;&quot;Info&quot;));0);&quot;&quot;)">
            <text:p/>
          </table:table-cell>
          <table:table-cell table:style-name="ce199" table:formula="of:=IF(AND([.A10]&lt;=TODAY();[.A10]&lt;&gt;0);IF(NOT(ISBLANK([.G10]));IF([.E10]&lt;&gt;0;[.E10]-[.F10]-[.G10];-[.G10]);&quot;&quot;);&quot;&quot;)">
            <text:p/>
          </table:table-cell>
          <table:table-cell table:style-name="ce200" table:formula="of:=HOUR([.E10]-[.F10])*INDIRECT(ADDRESS(1+WEEKDAY([.A10];2);5;1;1;&quot;Info&quot;))+MINUTE([.E10]-[.F10])/60*INDIRECT(ADDRESS(1+WEEKDAY([.A10];2);5;1;1;&quot;Info&quot;))" office:value-type="float" office:value="0" calcext:value-type="float">
            <text:p>0,00</text:p>
          </table:table-cell>
          <table:table-cell table:number-columns-repeated="1015"/>
        </table:table-row>
        <table:table-row table:style-name="ro3">
          <table:table-cell table:style-name="ce188" table:formula="of:=IF(MONTH([.A10]+1)=MONTH([.A$6]);[.A10]+1;0)" office:value-type="date" office:date-value="2023-11-06" calcext:value-type="date">
            <text:p>06.11.23</text:p>
          </table:table-cell>
          <table:table-cell table:style-name="ce189" table:formula="of:=IF([.A11]=0;&quot;&quot;;VLOOKUP(WEEKDAY([.A11];2);[$Info.$A$2:.$B$8];2))" office:value-type="string" office:string-value="Monday" calcext:value-type="string">
            <text:p>Monday</text:p>
          </table:table-cell>
          <table:table-cell table:style-name="ce193" table:number-columns-repeated="2"/>
          <table:table-cell table:style-name="ce196" table:formula="of:=IF(ISERROR(VLOOKUP([.C11];[$Info.$A$18:.$A$22];1;0));IF([.D11]&lt;[.C11];1+[.D11]-[.C11];[.D11]-[.C11]);0)" office:value-type="time" office:time-value="PT00H00M00S" calcext:value-type="time">
            <text:p>00:00</text:p>
          </table:table-cell>
          <table:table-cell table:style-name="ce197" table:formula="of:=IF(NOT(ISBLANK([.D11]));INDIRECT(ADDRESS(1+WEEKDAY([.A11];2);4;1;1;&quot;Info&quot;));0)" office:value-type="time" office:time-value="PT00H00M00S" calcext:value-type="time">
            <text:p>00:00</text:p>
          </table:table-cell>
          <table:table-cell table:style-name="ce198" table:formula="of:=IF(AND([.A11]&lt;=TODAY();[.A11]&lt;&gt;0);IF(ISERROR(VLOOKUP([.C11];[$Info.$A$18:.$A$21];1;0));INDIRECT(ADDRESS(1+WEEKDAY([.A11];2);3;1;1;&quot;Info&quot;));0);&quot;&quot;)">
            <text:p/>
          </table:table-cell>
          <table:table-cell table:style-name="ce199" table:formula="of:=IF(AND([.A11]&lt;=TODAY();[.A11]&lt;&gt;0);IF(NOT(ISBLANK([.G11]));IF([.E11]&lt;&gt;0;[.E11]-[.F11]-[.G11];-[.G11]);&quot;&quot;);&quot;&quot;)">
            <text:p/>
          </table:table-cell>
          <table:table-cell table:style-name="ce200" table:formula="of:=HOUR([.E11]-[.F11])*INDIRECT(ADDRESS(1+WEEKDAY([.A11];2);5;1;1;&quot;Info&quot;))+MINUTE([.E11]-[.F11])/60*INDIRECT(ADDRESS(1+WEEKDAY([.A11];2);5;1;1;&quot;Info&quot;))" office:value-type="float" office:value="0" calcext:value-type="float">
            <text:p>0,00</text:p>
          </table:table-cell>
          <table:table-cell table:number-columns-repeated="1015"/>
        </table:table-row>
        <table:table-row table:style-name="ro3">
          <table:table-cell table:style-name="ce188" table:formula="of:=IF(MONTH([.A11]+1)=MONTH([.A$6]);[.A11]+1;0)" office:value-type="date" office:date-value="2023-11-07" calcext:value-type="date">
            <text:p>07.11.23</text:p>
          </table:table-cell>
          <table:table-cell table:style-name="ce189" table:formula="of:=IF([.A12]=0;&quot;&quot;;VLOOKUP(WEEKDAY([.A12];2);[$Info.$A$2:.$B$8];2))" office:value-type="string" office:string-value="Tuesday" calcext:value-type="string">
            <text:p>Tuesday</text:p>
          </table:table-cell>
          <table:table-cell table:style-name="ce193" table:number-columns-repeated="2"/>
          <table:table-cell table:style-name="ce196" table:formula="of:=IF(ISERROR(VLOOKUP([.C12];[$Info.$A$18:.$A$22];1;0));IF([.D12]&lt;[.C12];1+[.D12]-[.C12];[.D12]-[.C12]);0)" office:value-type="time" office:time-value="PT00H00M00S" calcext:value-type="time">
            <text:p>00:00</text:p>
          </table:table-cell>
          <table:table-cell table:style-name="ce197" table:formula="of:=IF(NOT(ISBLANK([.D12]));INDIRECT(ADDRESS(1+WEEKDAY([.A12];2);4;1;1;&quot;Info&quot;));0)" office:value-type="time" office:time-value="PT00H00M00S" calcext:value-type="time">
            <text:p>00:00</text:p>
          </table:table-cell>
          <table:table-cell table:style-name="ce198" table:formula="of:=IF(AND([.A12]&lt;=TODAY();[.A12]&lt;&gt;0);IF(ISERROR(VLOOKUP([.C12];[$Info.$A$18:.$A$21];1;0));INDIRECT(ADDRESS(1+WEEKDAY([.A12];2);3;1;1;&quot;Info&quot;));0);&quot;&quot;)">
            <text:p/>
          </table:table-cell>
          <table:table-cell table:style-name="ce199" table:formula="of:=IF(AND([.A12]&lt;=TODAY();[.A12]&lt;&gt;0);IF(NOT(ISBLANK([.G12]));IF([.E12]&lt;&gt;0;[.E12]-[.F12]-[.G12];-[.G12]);&quot;&quot;);&quot;&quot;)">
            <text:p/>
          </table:table-cell>
          <table:table-cell table:style-name="ce200" table:formula="of:=HOUR([.E12]-[.F12])*INDIRECT(ADDRESS(1+WEEKDAY([.A12];2);5;1;1;&quot;Info&quot;))+MINUTE([.E12]-[.F12])/60*INDIRECT(ADDRESS(1+WEEKDAY([.A12];2);5;1;1;&quot;Info&quot;))" office:value-type="float" office:value="0" calcext:value-type="float">
            <text:p>0,00</text:p>
          </table:table-cell>
          <table:table-cell table:number-columns-repeated="1015"/>
        </table:table-row>
        <table:table-row table:style-name="ro3">
          <table:table-cell table:style-name="ce188" table:formula="of:=IF(MONTH([.A12]+1)=MONTH([.A$6]);[.A12]+1;0)" office:value-type="date" office:date-value="2023-11-08" calcext:value-type="date">
            <text:p>08.11.23</text:p>
          </table:table-cell>
          <table:table-cell table:style-name="ce189" table:formula="of:=IF([.A13]=0;&quot;&quot;;VLOOKUP(WEEKDAY([.A13];2);[$Info.$A$2:.$B$8];2))" office:value-type="string" office:string-value="Wednesday" calcext:value-type="string">
            <text:p>Wednesday</text:p>
          </table:table-cell>
          <table:table-cell table:style-name="ce193" table:number-columns-repeated="2"/>
          <table:table-cell table:style-name="ce196" table:formula="of:=IF(ISERROR(VLOOKUP([.C13];[$Info.$A$18:.$A$22];1;0));IF([.D13]&lt;[.C13];1+[.D13]-[.C13];[.D13]-[.C13]);0)" office:value-type="time" office:time-value="PT00H00M00S" calcext:value-type="time">
            <text:p>00:00</text:p>
          </table:table-cell>
          <table:table-cell table:style-name="ce197" table:formula="of:=IF(NOT(ISBLANK([.D13]));INDIRECT(ADDRESS(1+WEEKDAY([.A13];2);4;1;1;&quot;Info&quot;));0)" office:value-type="time" office:time-value="PT00H00M00S" calcext:value-type="time">
            <text:p>00:00</text:p>
          </table:table-cell>
          <table:table-cell table:style-name="ce198" table:formula="of:=IF(AND([.A13]&lt;=TODAY();[.A13]&lt;&gt;0);IF(ISERROR(VLOOKUP([.C13];[$Info.$A$18:.$A$21];1;0));INDIRECT(ADDRESS(1+WEEKDAY([.A13];2);3;1;1;&quot;Info&quot;));0);&quot;&quot;)">
            <text:p/>
          </table:table-cell>
          <table:table-cell table:style-name="ce199" table:formula="of:=IF(AND([.A13]&lt;=TODAY();[.A13]&lt;&gt;0);IF(NOT(ISBLANK([.G13]));IF([.E13]&lt;&gt;0;[.E13]-[.F13]-[.G13];-[.G13]);&quot;&quot;);&quot;&quot;)">
            <text:p/>
          </table:table-cell>
          <table:table-cell table:style-name="ce200" table:formula="of:=HOUR([.E13]-[.F13])*INDIRECT(ADDRESS(1+WEEKDAY([.A13];2);5;1;1;&quot;Info&quot;))+MINUTE([.E13]-[.F13])/60*INDIRECT(ADDRESS(1+WEEKDAY([.A13];2);5;1;1;&quot;Info&quot;))" office:value-type="float" office:value="0" calcext:value-type="float">
            <text:p>0,00</text:p>
          </table:table-cell>
          <table:table-cell table:number-columns-repeated="1015"/>
        </table:table-row>
        <table:table-row table:style-name="ro3">
          <table:table-cell table:style-name="ce188" table:formula="of:=IF(MONTH([.A13]+1)=MONTH([.A$6]);[.A13]+1;0)" office:value-type="date" office:date-value="2023-11-09" calcext:value-type="date">
            <text:p>09.11.23</text:p>
          </table:table-cell>
          <table:table-cell table:style-name="ce189" table:formula="of:=IF([.A14]=0;&quot;&quot;;VLOOKUP(WEEKDAY([.A14];2);[$Info.$A$2:.$B$8];2))" office:value-type="string" office:string-value="Thursday" calcext:value-type="string">
            <text:p>Thursday</text:p>
          </table:table-cell>
          <table:table-cell table:style-name="ce193" table:number-columns-repeated="2"/>
          <table:table-cell table:style-name="ce196" table:formula="of:=IF(ISERROR(VLOOKUP([.C14];[$Info.$A$18:.$A$22];1;0));IF([.D14]&lt;[.C14];1+[.D14]-[.C14];[.D14]-[.C14]);0)" office:value-type="time" office:time-value="PT00H00M00S" calcext:value-type="time">
            <text:p>00:00</text:p>
          </table:table-cell>
          <table:table-cell table:style-name="ce197" table:formula="of:=IF(NOT(ISBLANK([.D14]));INDIRECT(ADDRESS(1+WEEKDAY([.A14];2);4;1;1;&quot;Info&quot;));0)" office:value-type="time" office:time-value="PT00H00M00S" calcext:value-type="time">
            <text:p>00:00</text:p>
          </table:table-cell>
          <table:table-cell table:style-name="ce198" table:formula="of:=IF(AND([.A14]&lt;=TODAY();[.A14]&lt;&gt;0);IF(ISERROR(VLOOKUP([.C14];[$Info.$A$18:.$A$21];1;0));INDIRECT(ADDRESS(1+WEEKDAY([.A14];2);3;1;1;&quot;Info&quot;));0);&quot;&quot;)">
            <text:p/>
          </table:table-cell>
          <table:table-cell table:style-name="ce199" table:formula="of:=IF(AND([.A14]&lt;=TODAY();[.A14]&lt;&gt;0);IF(NOT(ISBLANK([.G14]));IF([.E14]&lt;&gt;0;[.E14]-[.F14]-[.G14];-[.G14]);&quot;&quot;);&quot;&quot;)">
            <text:p/>
          </table:table-cell>
          <table:table-cell table:style-name="ce200" table:formula="of:=HOUR([.E14]-[.F14])*INDIRECT(ADDRESS(1+WEEKDAY([.A14];2);5;1;1;&quot;Info&quot;))+MINUTE([.E14]-[.F14])/60*INDIRECT(ADDRESS(1+WEEKDAY([.A14];2);5;1;1;&quot;Info&quot;))" office:value-type="float" office:value="0" calcext:value-type="float">
            <text:p>0,00</text:p>
          </table:table-cell>
          <table:table-cell table:number-columns-repeated="1015"/>
        </table:table-row>
        <table:table-row table:style-name="ro3">
          <table:table-cell table:style-name="ce188" table:formula="of:=IF(MONTH([.A14]+1)=MONTH([.A$6]);[.A14]+1;0)" office:value-type="date" office:date-value="2023-11-10" calcext:value-type="date">
            <text:p>10.11.23</text:p>
          </table:table-cell>
          <table:table-cell table:style-name="ce189" table:formula="of:=IF([.A15]=0;&quot;&quot;;VLOOKUP(WEEKDAY([.A15];2);[$Info.$A$2:.$B$8];2))" office:value-type="string" office:string-value="Friday" calcext:value-type="string">
            <text:p>Friday</text:p>
          </table:table-cell>
          <table:table-cell table:style-name="ce193" table:number-columns-repeated="2"/>
          <table:table-cell table:style-name="ce196" table:formula="of:=IF(ISERROR(VLOOKUP([.C15];[$Info.$A$18:.$A$22];1;0));IF([.D15]&lt;[.C15];1+[.D15]-[.C15];[.D15]-[.C15]);0)" office:value-type="time" office:time-value="PT00H00M00S" calcext:value-type="time">
            <text:p>00:00</text:p>
          </table:table-cell>
          <table:table-cell table:style-name="ce197" table:formula="of:=IF(NOT(ISBLANK([.D15]));INDIRECT(ADDRESS(1+WEEKDAY([.A15];2);4;1;1;&quot;Info&quot;));0)" office:value-type="time" office:time-value="PT00H00M00S" calcext:value-type="time">
            <text:p>00:00</text:p>
          </table:table-cell>
          <table:table-cell table:style-name="ce198" table:formula="of:=IF(AND([.A15]&lt;=TODAY();[.A15]&lt;&gt;0);IF(ISERROR(VLOOKUP([.C15];[$Info.$A$18:.$A$21];1;0));INDIRECT(ADDRESS(1+WEEKDAY([.A15];2);3;1;1;&quot;Info&quot;));0);&quot;&quot;)">
            <text:p/>
          </table:table-cell>
          <table:table-cell table:style-name="ce199" table:formula="of:=IF(AND([.A15]&lt;=TODAY();[.A15]&lt;&gt;0);IF(NOT(ISBLANK([.G15]));IF([.E15]&lt;&gt;0;[.E15]-[.F15]-[.G15];-[.G15]);&quot;&quot;);&quot;&quot;)">
            <text:p/>
          </table:table-cell>
          <table:table-cell table:style-name="ce200" table:formula="of:=HOUR([.E15]-[.F15])*INDIRECT(ADDRESS(1+WEEKDAY([.A15];2);5;1;1;&quot;Info&quot;))+MINUTE([.E15]-[.F15])/60*INDIRECT(ADDRESS(1+WEEKDAY([.A15];2);5;1;1;&quot;Info&quot;))" office:value-type="float" office:value="0" calcext:value-type="float">
            <text:p>0,00</text:p>
          </table:table-cell>
          <table:table-cell table:number-columns-repeated="1015"/>
        </table:table-row>
        <table:table-row table:style-name="ro3">
          <table:table-cell table:style-name="ce188" table:formula="of:=IF(MONTH([.A15]+1)=MONTH([.A$6]);[.A15]+1;0)" office:value-type="date" office:date-value="2023-11-11" calcext:value-type="date">
            <text:p>11.11.23</text:p>
          </table:table-cell>
          <table:table-cell table:style-name="ce189" table:formula="of:=IF([.A16]=0;&quot;&quot;;VLOOKUP(WEEKDAY([.A16];2);[$Info.$A$2:.$B$8];2))" office:value-type="string" office:string-value="Saturday" calcext:value-type="string">
            <text:p>Saturday</text:p>
          </table:table-cell>
          <table:table-cell table:style-name="ce193" table:number-columns-repeated="2"/>
          <table:table-cell table:style-name="ce196" table:formula="of:=IF(ISERROR(VLOOKUP([.C16];[$Info.$A$18:.$A$22];1;0));IF([.D16]&lt;[.C16];1+[.D16]-[.C16];[.D16]-[.C16]);0)" office:value-type="time" office:time-value="PT00H00M00S" calcext:value-type="time">
            <text:p>00:00</text:p>
          </table:table-cell>
          <table:table-cell table:style-name="ce197" table:formula="of:=IF(NOT(ISBLANK([.D16]));INDIRECT(ADDRESS(1+WEEKDAY([.A16];2);4;1;1;&quot;Info&quot;));0)" office:value-type="time" office:time-value="PT00H00M00S" calcext:value-type="time">
            <text:p>00:00</text:p>
          </table:table-cell>
          <table:table-cell table:style-name="ce198" table:formula="of:=IF(AND([.A16]&lt;=TODAY();[.A16]&lt;&gt;0);IF(ISERROR(VLOOKUP([.C16];[$Info.$A$18:.$A$21];1;0));INDIRECT(ADDRESS(1+WEEKDAY([.A16];2);3;1;1;&quot;Info&quot;));0);&quot;&quot;)">
            <text:p/>
          </table:table-cell>
          <table:table-cell table:style-name="ce199" table:formula="of:=IF(AND([.A16]&lt;=TODAY();[.A16]&lt;&gt;0);IF(NOT(ISBLANK([.G16]));IF([.E16]&lt;&gt;0;[.E16]-[.F16]-[.G16];-[.G16]);&quot;&quot;);&quot;&quot;)">
            <text:p/>
          </table:table-cell>
          <table:table-cell table:style-name="ce200" table:formula="of:=HOUR([.E16]-[.F16])*INDIRECT(ADDRESS(1+WEEKDAY([.A16];2);5;1;1;&quot;Info&quot;))+MINUTE([.E16]-[.F16])/60*INDIRECT(ADDRESS(1+WEEKDAY([.A16];2);5;1;1;&quot;Info&quot;))" office:value-type="float" office:value="0" calcext:value-type="float">
            <text:p>0,00</text:p>
          </table:table-cell>
          <table:table-cell table:number-columns-repeated="1015"/>
        </table:table-row>
        <table:table-row table:style-name="ro3">
          <table:table-cell table:style-name="ce188" table:formula="of:=IF(MONTH([.A16]+1)=MONTH([.A$6]);[.A16]+1;0)" office:value-type="date" office:date-value="2023-11-12" calcext:value-type="date">
            <text:p>12.11.23</text:p>
          </table:table-cell>
          <table:table-cell table:style-name="ce189" table:formula="of:=IF([.A17]=0;&quot;&quot;;VLOOKUP(WEEKDAY([.A17];2);[$Info.$A$2:.$B$8];2))" office:value-type="string" office:string-value="Sunday" calcext:value-type="string">
            <text:p>Sunday</text:p>
          </table:table-cell>
          <table:table-cell table:style-name="ce193" table:number-columns-repeated="2"/>
          <table:table-cell table:style-name="ce196" table:formula="of:=IF(ISERROR(VLOOKUP([.C17];[$Info.$A$18:.$A$22];1;0));IF([.D17]&lt;[.C17];1+[.D17]-[.C17];[.D17]-[.C17]);0)" office:value-type="time" office:time-value="PT00H00M00S" calcext:value-type="time">
            <text:p>00:00</text:p>
          </table:table-cell>
          <table:table-cell table:style-name="ce197" table:formula="of:=IF(NOT(ISBLANK([.D17]));INDIRECT(ADDRESS(1+WEEKDAY([.A17];2);4;1;1;&quot;Info&quot;));0)" office:value-type="time" office:time-value="PT00H00M00S" calcext:value-type="time">
            <text:p>00:00</text:p>
          </table:table-cell>
          <table:table-cell table:style-name="ce198" table:formula="of:=IF(AND([.A17]&lt;=TODAY();[.A17]&lt;&gt;0);IF(ISERROR(VLOOKUP([.C17];[$Info.$A$18:.$A$21];1;0));INDIRECT(ADDRESS(1+WEEKDAY([.A17];2);3;1;1;&quot;Info&quot;));0);&quot;&quot;)">
            <text:p/>
          </table:table-cell>
          <table:table-cell table:style-name="ce199" table:formula="of:=IF(AND([.A17]&lt;=TODAY();[.A17]&lt;&gt;0);IF(NOT(ISBLANK([.G17]));IF([.E17]&lt;&gt;0;[.E17]-[.F17]-[.G17];-[.G17]);&quot;&quot;);&quot;&quot;)">
            <text:p/>
          </table:table-cell>
          <table:table-cell table:style-name="ce200" table:formula="of:=HOUR([.E17]-[.F17])*INDIRECT(ADDRESS(1+WEEKDAY([.A17];2);5;1;1;&quot;Info&quot;))+MINUTE([.E17]-[.F17])/60*INDIRECT(ADDRESS(1+WEEKDAY([.A17];2);5;1;1;&quot;Info&quot;))" office:value-type="float" office:value="0" calcext:value-type="float">
            <text:p>0,00</text:p>
          </table:table-cell>
          <table:table-cell table:number-columns-repeated="1015"/>
        </table:table-row>
        <table:table-row table:style-name="ro3">
          <table:table-cell table:style-name="ce188" table:formula="of:=IF(MONTH([.A17]+1)=MONTH([.A$6]);[.A17]+1;0)" office:value-type="date" office:date-value="2023-11-13" calcext:value-type="date">
            <text:p>13.11.23</text:p>
          </table:table-cell>
          <table:table-cell table:style-name="ce189" table:formula="of:=IF([.A18]=0;&quot;&quot;;VLOOKUP(WEEKDAY([.A18];2);[$Info.$A$2:.$B$8];2))" office:value-type="string" office:string-value="Monday" calcext:value-type="string">
            <text:p>Monday</text:p>
          </table:table-cell>
          <table:table-cell table:style-name="ce193" table:number-columns-repeated="2"/>
          <table:table-cell table:style-name="ce196" table:formula="of:=IF(ISERROR(VLOOKUP([.C18];[$Info.$A$18:.$A$22];1;0));IF([.D18]&lt;[.C18];1+[.D18]-[.C18];[.D18]-[.C18]);0)" office:value-type="time" office:time-value="PT00H00M00S" calcext:value-type="time">
            <text:p>00:00</text:p>
          </table:table-cell>
          <table:table-cell table:style-name="ce197" table:formula="of:=IF(NOT(ISBLANK([.D18]));INDIRECT(ADDRESS(1+WEEKDAY([.A18];2);4;1;1;&quot;Info&quot;));0)" office:value-type="time" office:time-value="PT00H00M00S" calcext:value-type="time">
            <text:p>00:00</text:p>
          </table:table-cell>
          <table:table-cell table:style-name="ce198" table:formula="of:=IF(AND([.A18]&lt;=TODAY();[.A18]&lt;&gt;0);IF(ISERROR(VLOOKUP([.C18];[$Info.$A$18:.$A$21];1;0));INDIRECT(ADDRESS(1+WEEKDAY([.A18];2);3;1;1;&quot;Info&quot;));0);&quot;&quot;)">
            <text:p/>
          </table:table-cell>
          <table:table-cell table:style-name="ce199" table:formula="of:=IF(AND([.A18]&lt;=TODAY();[.A18]&lt;&gt;0);IF(NOT(ISBLANK([.G18]));IF([.E18]&lt;&gt;0;[.E18]-[.F18]-[.G18];-[.G18]);&quot;&quot;);&quot;&quot;)">
            <text:p/>
          </table:table-cell>
          <table:table-cell table:style-name="ce200" table:formula="of:=HOUR([.E18]-[.F18])*INDIRECT(ADDRESS(1+WEEKDAY([.A18];2);5;1;1;&quot;Info&quot;))+MINUTE([.E18]-[.F18])/60*INDIRECT(ADDRESS(1+WEEKDAY([.A18];2);5;1;1;&quot;Info&quot;))" office:value-type="float" office:value="0" calcext:value-type="float">
            <text:p>0,00</text:p>
          </table:table-cell>
          <table:table-cell table:number-columns-repeated="1015"/>
        </table:table-row>
        <table:table-row table:style-name="ro3">
          <table:table-cell table:style-name="ce188" table:formula="of:=IF(MONTH([.A18]+1)=MONTH([.A$6]);[.A18]+1;0)" office:value-type="date" office:date-value="2023-11-14" calcext:value-type="date">
            <text:p>14.11.23</text:p>
          </table:table-cell>
          <table:table-cell table:style-name="ce189" table:formula="of:=IF([.A19]=0;&quot;&quot;;VLOOKUP(WEEKDAY([.A19];2);[$Info.$A$2:.$B$8];2))" office:value-type="string" office:string-value="Tuesday" calcext:value-type="string">
            <text:p>Tuesday</text:p>
          </table:table-cell>
          <table:table-cell table:style-name="ce193" table:number-columns-repeated="2"/>
          <table:table-cell table:style-name="ce196" table:formula="of:=IF(ISERROR(VLOOKUP([.C19];[$Info.$A$18:.$A$22];1;0));IF([.D19]&lt;[.C19];1+[.D19]-[.C19];[.D19]-[.C19]);0)" office:value-type="time" office:time-value="PT00H00M00S" calcext:value-type="time">
            <text:p>00:00</text:p>
          </table:table-cell>
          <table:table-cell table:style-name="ce197" table:formula="of:=IF(NOT(ISBLANK([.D19]));INDIRECT(ADDRESS(1+WEEKDAY([.A19];2);4;1;1;&quot;Info&quot;));0)" office:value-type="time" office:time-value="PT00H00M00S" calcext:value-type="time">
            <text:p>00:00</text:p>
          </table:table-cell>
          <table:table-cell table:style-name="ce198" table:formula="of:=IF(AND([.A19]&lt;=TODAY();[.A19]&lt;&gt;0);IF(ISERROR(VLOOKUP([.C19];[$Info.$A$18:.$A$21];1;0));INDIRECT(ADDRESS(1+WEEKDAY([.A19];2);3;1;1;&quot;Info&quot;));0);&quot;&quot;)">
            <text:p/>
          </table:table-cell>
          <table:table-cell table:style-name="ce199" table:formula="of:=IF(AND([.A19]&lt;=TODAY();[.A19]&lt;&gt;0);IF(NOT(ISBLANK([.G19]));IF([.E19]&lt;&gt;0;[.E19]-[.F19]-[.G19];-[.G19]);&quot;&quot;);&quot;&quot;)">
            <text:p/>
          </table:table-cell>
          <table:table-cell table:style-name="ce200" table:formula="of:=HOUR([.E19]-[.F19])*INDIRECT(ADDRESS(1+WEEKDAY([.A19];2);5;1;1;&quot;Info&quot;))+MINUTE([.E19]-[.F19])/60*INDIRECT(ADDRESS(1+WEEKDAY([.A19];2);5;1;1;&quot;Info&quot;))" office:value-type="float" office:value="0" calcext:value-type="float">
            <text:p>0,00</text:p>
          </table:table-cell>
          <table:table-cell table:number-columns-repeated="1015"/>
        </table:table-row>
        <table:table-row table:style-name="ro3">
          <table:table-cell table:style-name="ce188" table:formula="of:=IF(MONTH([.A19]+1)=MONTH([.A$6]);[.A19]+1;0)" office:value-type="date" office:date-value="2023-11-15" calcext:value-type="date">
            <text:p>15.11.23</text:p>
          </table:table-cell>
          <table:table-cell table:style-name="ce189" table:formula="of:=IF([.A20]=0;&quot;&quot;;VLOOKUP(WEEKDAY([.A20];2);[$Info.$A$2:.$B$8];2))" office:value-type="string" office:string-value="Wednesday" calcext:value-type="string">
            <text:p>Wednesday</text:p>
          </table:table-cell>
          <table:table-cell table:style-name="ce193" table:number-columns-repeated="2"/>
          <table:table-cell table:style-name="ce196" table:formula="of:=IF(ISERROR(VLOOKUP([.C20];[$Info.$A$18:.$A$22];1;0));IF([.D20]&lt;[.C20];1+[.D20]-[.C20];[.D20]-[.C20]);0)" office:value-type="time" office:time-value="PT00H00M00S" calcext:value-type="time">
            <text:p>00:00</text:p>
          </table:table-cell>
          <table:table-cell table:style-name="ce197" table:formula="of:=IF(NOT(ISBLANK([.D20]));INDIRECT(ADDRESS(1+WEEKDAY([.A20];2);4;1;1;&quot;Info&quot;));0)" office:value-type="time" office:time-value="PT00H00M00S" calcext:value-type="time">
            <text:p>00:00</text:p>
          </table:table-cell>
          <table:table-cell table:style-name="ce198" table:formula="of:=IF(AND([.A20]&lt;=TODAY();[.A20]&lt;&gt;0);IF(ISERROR(VLOOKUP([.C20];[$Info.$A$18:.$A$21];1;0));INDIRECT(ADDRESS(1+WEEKDAY([.A20];2);3;1;1;&quot;Info&quot;));0);&quot;&quot;)">
            <text:p/>
          </table:table-cell>
          <table:table-cell table:style-name="ce199" table:formula="of:=IF(AND([.A20]&lt;=TODAY();[.A20]&lt;&gt;0);IF(NOT(ISBLANK([.G20]));IF([.E20]&lt;&gt;0;[.E20]-[.F20]-[.G20];-[.G20]);&quot;&quot;);&quot;&quot;)">
            <text:p/>
          </table:table-cell>
          <table:table-cell table:style-name="ce200" table:formula="of:=HOUR([.E20]-[.F20])*INDIRECT(ADDRESS(1+WEEKDAY([.A20];2);5;1;1;&quot;Info&quot;))+MINUTE([.E20]-[.F20])/60*INDIRECT(ADDRESS(1+WEEKDAY([.A20];2);5;1;1;&quot;Info&quot;))" office:value-type="float" office:value="0" calcext:value-type="float">
            <text:p>0,00</text:p>
          </table:table-cell>
          <table:table-cell table:number-columns-repeated="1015"/>
        </table:table-row>
        <table:table-row table:style-name="ro3">
          <table:table-cell table:style-name="ce188" table:formula="of:=IF(MONTH([.A20]+1)=MONTH([.A$6]);[.A20]+1;0)" office:value-type="date" office:date-value="2023-11-16" calcext:value-type="date">
            <text:p>16.11.23</text:p>
          </table:table-cell>
          <table:table-cell table:style-name="ce189" table:formula="of:=IF([.A21]=0;&quot;&quot;;VLOOKUP(WEEKDAY([.A21];2);[$Info.$A$2:.$B$8];2))" office:value-type="string" office:string-value="Thursday" calcext:value-type="string">
            <text:p>Thursday</text:p>
          </table:table-cell>
          <table:table-cell table:style-name="ce193" table:number-columns-repeated="2"/>
          <table:table-cell table:style-name="ce196" table:formula="of:=IF(ISERROR(VLOOKUP([.C21];[$Info.$A$18:.$A$22];1;0));IF([.D21]&lt;[.C21];1+[.D21]-[.C21];[.D21]-[.C21]);0)" office:value-type="time" office:time-value="PT00H00M00S" calcext:value-type="time">
            <text:p>00:00</text:p>
          </table:table-cell>
          <table:table-cell table:style-name="ce197" table:formula="of:=IF(NOT(ISBLANK([.D21]));INDIRECT(ADDRESS(1+WEEKDAY([.A21];2);4;1;1;&quot;Info&quot;));0)" office:value-type="time" office:time-value="PT00H00M00S" calcext:value-type="time">
            <text:p>00:00</text:p>
          </table:table-cell>
          <table:table-cell table:style-name="ce198" table:formula="of:=IF(AND([.A21]&lt;=TODAY();[.A21]&lt;&gt;0);IF(ISERROR(VLOOKUP([.C21];[$Info.$A$18:.$A$21];1;0));INDIRECT(ADDRESS(1+WEEKDAY([.A21];2);3;1;1;&quot;Info&quot;));0);&quot;&quot;)">
            <text:p/>
          </table:table-cell>
          <table:table-cell table:style-name="ce199" table:formula="of:=IF(AND([.A21]&lt;=TODAY();[.A21]&lt;&gt;0);IF(NOT(ISBLANK([.G21]));IF([.E21]&lt;&gt;0;[.E21]-[.F21]-[.G21];-[.G21]);&quot;&quot;);&quot;&quot;)">
            <text:p/>
          </table:table-cell>
          <table:table-cell table:style-name="ce200" table:formula="of:=HOUR([.E21]-[.F21])*INDIRECT(ADDRESS(1+WEEKDAY([.A21];2);5;1;1;&quot;Info&quot;))+MINUTE([.E21]-[.F21])/60*INDIRECT(ADDRESS(1+WEEKDAY([.A21];2);5;1;1;&quot;Info&quot;))" office:value-type="float" office:value="0" calcext:value-type="float">
            <text:p>0,00</text:p>
          </table:table-cell>
          <table:table-cell table:number-columns-repeated="1015"/>
        </table:table-row>
        <table:table-row table:style-name="ro3">
          <table:table-cell table:style-name="ce188" table:formula="of:=IF(MONTH([.A21]+1)=MONTH([.A$6]);[.A21]+1;0)" office:value-type="date" office:date-value="2023-11-17" calcext:value-type="date">
            <text:p>17.11.23</text:p>
          </table:table-cell>
          <table:table-cell table:style-name="ce189" table:formula="of:=IF([.A22]=0;&quot;&quot;;VLOOKUP(WEEKDAY([.A22];2);[$Info.$A$2:.$B$8];2))" office:value-type="string" office:string-value="Friday" calcext:value-type="string">
            <text:p>Friday</text:p>
          </table:table-cell>
          <table:table-cell table:style-name="ce193" table:number-columns-repeated="2"/>
          <table:table-cell table:style-name="ce196" table:formula="of:=IF(ISERROR(VLOOKUP([.C22];[$Info.$A$18:.$A$22];1;0));IF([.D22]&lt;[.C22];1+[.D22]-[.C22];[.D22]-[.C22]);0)" office:value-type="time" office:time-value="PT00H00M00S" calcext:value-type="time">
            <text:p>00:00</text:p>
          </table:table-cell>
          <table:table-cell table:style-name="ce197" table:formula="of:=IF(NOT(ISBLANK([.D22]));INDIRECT(ADDRESS(1+WEEKDAY([.A22];2);4;1;1;&quot;Info&quot;));0)" office:value-type="time" office:time-value="PT00H00M00S" calcext:value-type="time">
            <text:p>00:00</text:p>
          </table:table-cell>
          <table:table-cell table:style-name="ce198" table:formula="of:=IF(AND([.A22]&lt;=TODAY();[.A22]&lt;&gt;0);IF(ISERROR(VLOOKUP([.C22];[$Info.$A$18:.$A$21];1;0));INDIRECT(ADDRESS(1+WEEKDAY([.A22];2);3;1;1;&quot;Info&quot;));0);&quot;&quot;)">
            <text:p/>
          </table:table-cell>
          <table:table-cell table:style-name="ce199" table:formula="of:=IF(AND([.A22]&lt;=TODAY();[.A22]&lt;&gt;0);IF(NOT(ISBLANK([.G22]));IF([.E22]&lt;&gt;0;[.E22]-[.F22]-[.G22];-[.G22]);&quot;&quot;);&quot;&quot;)">
            <text:p/>
          </table:table-cell>
          <table:table-cell table:style-name="ce200" table:formula="of:=HOUR([.E22]-[.F22])*INDIRECT(ADDRESS(1+WEEKDAY([.A22];2);5;1;1;&quot;Info&quot;))+MINUTE([.E22]-[.F22])/60*INDIRECT(ADDRESS(1+WEEKDAY([.A22];2);5;1;1;&quot;Info&quot;))" office:value-type="float" office:value="0" calcext:value-type="float">
            <text:p>0,00</text:p>
          </table:table-cell>
          <table:table-cell table:number-columns-repeated="1015"/>
        </table:table-row>
        <table:table-row table:style-name="ro3">
          <table:table-cell table:style-name="ce188" table:formula="of:=IF(MONTH([.A22]+1)=MONTH([.A$6]);[.A22]+1;0)" office:value-type="date" office:date-value="2023-11-18" calcext:value-type="date">
            <text:p>18.11.23</text:p>
          </table:table-cell>
          <table:table-cell table:style-name="ce189" table:formula="of:=IF([.A23]=0;&quot;&quot;;VLOOKUP(WEEKDAY([.A23];2);[$Info.$A$2:.$B$8];2))" office:value-type="string" office:string-value="Saturday" calcext:value-type="string">
            <text:p>Saturday</text:p>
          </table:table-cell>
          <table:table-cell table:style-name="ce193" table:number-columns-repeated="2"/>
          <table:table-cell table:style-name="ce196" table:formula="of:=IF(ISERROR(VLOOKUP([.C23];[$Info.$A$18:.$A$22];1;0));IF([.D23]&lt;[.C23];1+[.D23]-[.C23];[.D23]-[.C23]);0)" office:value-type="time" office:time-value="PT00H00M00S" calcext:value-type="time">
            <text:p>00:00</text:p>
          </table:table-cell>
          <table:table-cell table:style-name="ce197" table:formula="of:=IF(NOT(ISBLANK([.D23]));INDIRECT(ADDRESS(1+WEEKDAY([.A23];2);4;1;1;&quot;Info&quot;));0)" office:value-type="time" office:time-value="PT00H00M00S" calcext:value-type="time">
            <text:p>00:00</text:p>
          </table:table-cell>
          <table:table-cell table:style-name="ce198" table:formula="of:=IF(AND([.A23]&lt;=TODAY();[.A23]&lt;&gt;0);IF(ISERROR(VLOOKUP([.C23];[$Info.$A$18:.$A$21];1;0));INDIRECT(ADDRESS(1+WEEKDAY([.A23];2);3;1;1;&quot;Info&quot;));0);&quot;&quot;)">
            <text:p/>
          </table:table-cell>
          <table:table-cell table:style-name="ce199" table:formula="of:=IF(AND([.A23]&lt;=TODAY();[.A23]&lt;&gt;0);IF(NOT(ISBLANK([.G23]));IF([.E23]&lt;&gt;0;[.E23]-[.F23]-[.G23];-[.G23]);&quot;&quot;);&quot;&quot;)">
            <text:p/>
          </table:table-cell>
          <table:table-cell table:style-name="ce200" table:formula="of:=HOUR([.E23]-[.F23])*INDIRECT(ADDRESS(1+WEEKDAY([.A23];2);5;1;1;&quot;Info&quot;))+MINUTE([.E23]-[.F23])/60*INDIRECT(ADDRESS(1+WEEKDAY([.A23];2);5;1;1;&quot;Info&quot;))" office:value-type="float" office:value="0" calcext:value-type="float">
            <text:p>0,00</text:p>
          </table:table-cell>
          <table:table-cell table:number-columns-repeated="1015"/>
        </table:table-row>
        <table:table-row table:style-name="ro3">
          <table:table-cell table:style-name="ce188" table:formula="of:=IF(MONTH([.A23]+1)=MONTH([.A$6]);[.A23]+1;0)" office:value-type="date" office:date-value="2023-11-19" calcext:value-type="date">
            <text:p>19.11.23</text:p>
          </table:table-cell>
          <table:table-cell table:style-name="ce189" table:formula="of:=IF([.A24]=0;&quot;&quot;;VLOOKUP(WEEKDAY([.A24];2);[$Info.$A$2:.$B$8];2))" office:value-type="string" office:string-value="Sunday" calcext:value-type="string">
            <text:p>Sunday</text:p>
          </table:table-cell>
          <table:table-cell table:style-name="ce193" table:number-columns-repeated="2"/>
          <table:table-cell table:style-name="ce196" table:formula="of:=IF(ISERROR(VLOOKUP([.C24];[$Info.$A$18:.$A$22];1;0));IF([.D24]&lt;[.C24];1+[.D24]-[.C24];[.D24]-[.C24]);0)" office:value-type="time" office:time-value="PT00H00M00S" calcext:value-type="time">
            <text:p>00:00</text:p>
          </table:table-cell>
          <table:table-cell table:style-name="ce197" table:formula="of:=IF(NOT(ISBLANK([.D24]));INDIRECT(ADDRESS(1+WEEKDAY([.A24];2);4;1;1;&quot;Info&quot;));0)" office:value-type="time" office:time-value="PT00H00M00S" calcext:value-type="time">
            <text:p>00:00</text:p>
          </table:table-cell>
          <table:table-cell table:style-name="ce198" table:formula="of:=IF(AND([.A24]&lt;=TODAY();[.A24]&lt;&gt;0);IF(ISERROR(VLOOKUP([.C24];[$Info.$A$18:.$A$21];1;0));INDIRECT(ADDRESS(1+WEEKDAY([.A24];2);3;1;1;&quot;Info&quot;));0);&quot;&quot;)">
            <text:p/>
          </table:table-cell>
          <table:table-cell table:style-name="ce199" table:formula="of:=IF(AND([.A24]&lt;=TODAY();[.A24]&lt;&gt;0);IF(NOT(ISBLANK([.G24]));IF([.E24]&lt;&gt;0;[.E24]-[.F24]-[.G24];-[.G24]);&quot;&quot;);&quot;&quot;)">
            <text:p/>
          </table:table-cell>
          <table:table-cell table:style-name="ce200" table:formula="of:=HOUR([.E24]-[.F24])*INDIRECT(ADDRESS(1+WEEKDAY([.A24];2);5;1;1;&quot;Info&quot;))+MINUTE([.E24]-[.F24])/60*INDIRECT(ADDRESS(1+WEEKDAY([.A24];2);5;1;1;&quot;Info&quot;))" office:value-type="float" office:value="0" calcext:value-type="float">
            <text:p>0,00</text:p>
          </table:table-cell>
          <table:table-cell table:number-columns-repeated="1015"/>
        </table:table-row>
        <table:table-row table:style-name="ro3">
          <table:table-cell table:style-name="ce188" table:formula="of:=IF(MONTH([.A24]+1)=MONTH([.A$6]);[.A24]+1;0)" office:value-type="date" office:date-value="2023-11-20" calcext:value-type="date">
            <text:p>20.11.23</text:p>
          </table:table-cell>
          <table:table-cell table:style-name="ce189" table:formula="of:=IF([.A25]=0;&quot;&quot;;VLOOKUP(WEEKDAY([.A25];2);[$Info.$A$2:.$B$8];2))" office:value-type="string" office:string-value="Monday" calcext:value-type="string">
            <text:p>Monday</text:p>
          </table:table-cell>
          <table:table-cell table:style-name="ce193" table:number-columns-repeated="2"/>
          <table:table-cell table:style-name="ce196" table:formula="of:=IF(ISERROR(VLOOKUP([.C25];[$Info.$A$18:.$A$22];1;0));IF([.D25]&lt;[.C25];1+[.D25]-[.C25];[.D25]-[.C25]);0)" office:value-type="time" office:time-value="PT00H00M00S" calcext:value-type="time">
            <text:p>00:00</text:p>
          </table:table-cell>
          <table:table-cell table:style-name="ce197" table:formula="of:=IF(NOT(ISBLANK([.D25]));INDIRECT(ADDRESS(1+WEEKDAY([.A25];2);4;1;1;&quot;Info&quot;));0)" office:value-type="time" office:time-value="PT00H00M00S" calcext:value-type="time">
            <text:p>00:00</text:p>
          </table:table-cell>
          <table:table-cell table:style-name="ce198" table:formula="of:=IF(AND([.A25]&lt;=TODAY();[.A25]&lt;&gt;0);IF(ISERROR(VLOOKUP([.C25];[$Info.$A$18:.$A$21];1;0));INDIRECT(ADDRESS(1+WEEKDAY([.A25];2);3;1;1;&quot;Info&quot;));0);&quot;&quot;)">
            <text:p/>
          </table:table-cell>
          <table:table-cell table:style-name="ce199" table:formula="of:=IF(AND([.A25]&lt;=TODAY();[.A25]&lt;&gt;0);IF(NOT(ISBLANK([.G25]));IF([.E25]&lt;&gt;0;[.E25]-[.F25]-[.G25];-[.G25]);&quot;&quot;);&quot;&quot;)">
            <text:p/>
          </table:table-cell>
          <table:table-cell table:style-name="ce200" table:formula="of:=HOUR([.E25]-[.F25])*INDIRECT(ADDRESS(1+WEEKDAY([.A25];2);5;1;1;&quot;Info&quot;))+MINUTE([.E25]-[.F25])/60*INDIRECT(ADDRESS(1+WEEKDAY([.A25];2);5;1;1;&quot;Info&quot;))" office:value-type="float" office:value="0" calcext:value-type="float">
            <text:p>0,00</text:p>
          </table:table-cell>
          <table:table-cell table:number-columns-repeated="1015"/>
        </table:table-row>
        <table:table-row table:style-name="ro3">
          <table:table-cell table:style-name="ce188" table:formula="of:=IF(MONTH([.A25]+1)=MONTH([.A$6]);[.A25]+1;0)" office:value-type="date" office:date-value="2023-11-21" calcext:value-type="date">
            <text:p>21.11.23</text:p>
          </table:table-cell>
          <table:table-cell table:style-name="ce189" table:formula="of:=IF([.A26]=0;&quot;&quot;;VLOOKUP(WEEKDAY([.A26];2);[$Info.$A$2:.$B$8];2))" office:value-type="string" office:string-value="Tuesday" calcext:value-type="string">
            <text:p>Tuesday</text:p>
          </table:table-cell>
          <table:table-cell table:style-name="ce193" table:number-columns-repeated="2"/>
          <table:table-cell table:style-name="ce196" table:formula="of:=IF(ISERROR(VLOOKUP([.C26];[$Info.$A$18:.$A$22];1;0));IF([.D26]&lt;[.C26];1+[.D26]-[.C26];[.D26]-[.C26]);0)" office:value-type="time" office:time-value="PT00H00M00S" calcext:value-type="time">
            <text:p>00:00</text:p>
          </table:table-cell>
          <table:table-cell table:style-name="ce197" table:formula="of:=IF(NOT(ISBLANK([.D26]));INDIRECT(ADDRESS(1+WEEKDAY([.A26];2);4;1;1;&quot;Info&quot;));0)" office:value-type="time" office:time-value="PT00H00M00S" calcext:value-type="time">
            <text:p>00:00</text:p>
          </table:table-cell>
          <table:table-cell table:style-name="ce198" table:formula="of:=IF(AND([.A26]&lt;=TODAY();[.A26]&lt;&gt;0);IF(ISERROR(VLOOKUP([.C26];[$Info.$A$18:.$A$21];1;0));INDIRECT(ADDRESS(1+WEEKDAY([.A26];2);3;1;1;&quot;Info&quot;));0);&quot;&quot;)">
            <text:p/>
          </table:table-cell>
          <table:table-cell table:style-name="ce199" table:formula="of:=IF(AND([.A26]&lt;=TODAY();[.A26]&lt;&gt;0);IF(NOT(ISBLANK([.G26]));IF([.E26]&lt;&gt;0;[.E26]-[.F26]-[.G26];-[.G26]);&quot;&quot;);&quot;&quot;)">
            <text:p/>
          </table:table-cell>
          <table:table-cell table:style-name="ce200" table:formula="of:=HOUR([.E26]-[.F26])*INDIRECT(ADDRESS(1+WEEKDAY([.A26];2);5;1;1;&quot;Info&quot;))+MINUTE([.E26]-[.F26])/60*INDIRECT(ADDRESS(1+WEEKDAY([.A26];2);5;1;1;&quot;Info&quot;))" office:value-type="float" office:value="0" calcext:value-type="float">
            <text:p>0,00</text:p>
          </table:table-cell>
          <table:table-cell table:number-columns-repeated="1015"/>
        </table:table-row>
        <table:table-row table:style-name="ro3">
          <table:table-cell table:style-name="ce188" table:formula="of:=IF(MONTH([.A26]+1)=MONTH([.A$6]);[.A26]+1;0)" office:value-type="date" office:date-value="2023-11-22" calcext:value-type="date">
            <text:p>22.11.23</text:p>
          </table:table-cell>
          <table:table-cell table:style-name="ce189" table:formula="of:=IF([.A27]=0;&quot;&quot;;VLOOKUP(WEEKDAY([.A27];2);[$Info.$A$2:.$B$8];2))" office:value-type="string" office:string-value="Wednesday" calcext:value-type="string">
            <text:p>Wednesday</text:p>
          </table:table-cell>
          <table:table-cell table:style-name="ce193" table:number-columns-repeated="2"/>
          <table:table-cell table:style-name="ce196" table:formula="of:=IF(ISERROR(VLOOKUP([.C27];[$Info.$A$18:.$A$22];1;0));IF([.D27]&lt;[.C27];1+[.D27]-[.C27];[.D27]-[.C27]);0)" office:value-type="time" office:time-value="PT00H00M00S" calcext:value-type="time">
            <text:p>00:00</text:p>
          </table:table-cell>
          <table:table-cell table:style-name="ce197" table:formula="of:=IF(NOT(ISBLANK([.D27]));INDIRECT(ADDRESS(1+WEEKDAY([.A27];2);4;1;1;&quot;Info&quot;));0)" office:value-type="time" office:time-value="PT00H00M00S" calcext:value-type="time">
            <text:p>00:00</text:p>
          </table:table-cell>
          <table:table-cell table:style-name="ce198" table:formula="of:=IF(AND([.A27]&lt;=TODAY();[.A27]&lt;&gt;0);IF(ISERROR(VLOOKUP([.C27];[$Info.$A$18:.$A$21];1;0));INDIRECT(ADDRESS(1+WEEKDAY([.A27];2);3;1;1;&quot;Info&quot;));0);&quot;&quot;)">
            <text:p/>
          </table:table-cell>
          <table:table-cell table:style-name="ce199" table:formula="of:=IF(AND([.A27]&lt;=TODAY();[.A27]&lt;&gt;0);IF(NOT(ISBLANK([.G27]));IF([.E27]&lt;&gt;0;[.E27]-[.F27]-[.G27];-[.G27]);&quot;&quot;);&quot;&quot;)">
            <text:p/>
          </table:table-cell>
          <table:table-cell table:style-name="ce200" table:formula="of:=HOUR([.E27]-[.F27])*INDIRECT(ADDRESS(1+WEEKDAY([.A27];2);5;1;1;&quot;Info&quot;))+MINUTE([.E27]-[.F27])/60*INDIRECT(ADDRESS(1+WEEKDAY([.A27];2);5;1;1;&quot;Info&quot;))" office:value-type="float" office:value="0" calcext:value-type="float">
            <text:p>0,00</text:p>
          </table:table-cell>
          <table:table-cell table:number-columns-repeated="1015"/>
        </table:table-row>
        <table:table-row table:style-name="ro3">
          <table:table-cell table:style-name="ce188" table:formula="of:=IF(MONTH([.A27]+1)=MONTH([.A$6]);[.A27]+1;0)" office:value-type="date" office:date-value="2023-11-23" calcext:value-type="date">
            <text:p>23.11.23</text:p>
          </table:table-cell>
          <table:table-cell table:style-name="ce189" table:formula="of:=IF([.A28]=0;&quot;&quot;;VLOOKUP(WEEKDAY([.A28];2);[$Info.$A$2:.$B$8];2))" office:value-type="string" office:string-value="Thursday" calcext:value-type="string">
            <text:p>Thursday</text:p>
          </table:table-cell>
          <table:table-cell table:style-name="ce193" table:number-columns-repeated="2"/>
          <table:table-cell table:style-name="ce196" table:formula="of:=IF(ISERROR(VLOOKUP([.C28];[$Info.$A$18:.$A$22];1;0));IF([.D28]&lt;[.C28];1+[.D28]-[.C28];[.D28]-[.C28]);0)" office:value-type="time" office:time-value="PT00H00M00S" calcext:value-type="time">
            <text:p>00:00</text:p>
          </table:table-cell>
          <table:table-cell table:style-name="ce197" table:formula="of:=IF(NOT(ISBLANK([.D28]));INDIRECT(ADDRESS(1+WEEKDAY([.A28];2);4;1;1;&quot;Info&quot;));0)" office:value-type="time" office:time-value="PT00H00M00S" calcext:value-type="time">
            <text:p>00:00</text:p>
          </table:table-cell>
          <table:table-cell table:style-name="ce198" table:formula="of:=IF(AND([.A28]&lt;=TODAY();[.A28]&lt;&gt;0);IF(ISERROR(VLOOKUP([.C28];[$Info.$A$18:.$A$21];1;0));INDIRECT(ADDRESS(1+WEEKDAY([.A28];2);3;1;1;&quot;Info&quot;));0);&quot;&quot;)">
            <text:p/>
          </table:table-cell>
          <table:table-cell table:style-name="ce199" table:formula="of:=IF(AND([.A28]&lt;=TODAY();[.A28]&lt;&gt;0);IF(NOT(ISBLANK([.G28]));IF([.E28]&lt;&gt;0;[.E28]-[.F28]-[.G28];-[.G28]);&quot;&quot;);&quot;&quot;)">
            <text:p/>
          </table:table-cell>
          <table:table-cell table:style-name="ce200" table:formula="of:=HOUR([.E28]-[.F28])*INDIRECT(ADDRESS(1+WEEKDAY([.A28];2);5;1;1;&quot;Info&quot;))+MINUTE([.E28]-[.F28])/60*INDIRECT(ADDRESS(1+WEEKDAY([.A28];2);5;1;1;&quot;Info&quot;))" office:value-type="float" office:value="0" calcext:value-type="float">
            <text:p>0,00</text:p>
          </table:table-cell>
          <table:table-cell table:number-columns-repeated="1015"/>
        </table:table-row>
        <table:table-row table:style-name="ro3">
          <table:table-cell table:style-name="ce188" table:formula="of:=IF(MONTH([.A28]+1)=MONTH([.A$6]);[.A28]+1;0)" office:value-type="date" office:date-value="2023-11-24" calcext:value-type="date">
            <text:p>24.11.23</text:p>
          </table:table-cell>
          <table:table-cell table:style-name="ce189" table:formula="of:=IF([.A29]=0;&quot;&quot;;VLOOKUP(WEEKDAY([.A29];2);[$Info.$A$2:.$B$8];2))" office:value-type="string" office:string-value="Friday" calcext:value-type="string">
            <text:p>Friday</text:p>
          </table:table-cell>
          <table:table-cell table:style-name="ce193" table:number-columns-repeated="2"/>
          <table:table-cell table:style-name="ce196" table:formula="of:=IF(ISERROR(VLOOKUP([.C29];[$Info.$A$18:.$A$22];1;0));IF([.D29]&lt;[.C29];1+[.D29]-[.C29];[.D29]-[.C29]);0)" office:value-type="time" office:time-value="PT00H00M00S" calcext:value-type="time">
            <text:p>00:00</text:p>
          </table:table-cell>
          <table:table-cell table:style-name="ce197" table:formula="of:=IF(NOT(ISBLANK([.D29]));INDIRECT(ADDRESS(1+WEEKDAY([.A29];2);4;1;1;&quot;Info&quot;));0)" office:value-type="time" office:time-value="PT00H00M00S" calcext:value-type="time">
            <text:p>00:00</text:p>
          </table:table-cell>
          <table:table-cell table:style-name="ce198" table:formula="of:=IF(AND([.A29]&lt;=TODAY();[.A29]&lt;&gt;0);IF(ISERROR(VLOOKUP([.C29];[$Info.$A$18:.$A$21];1;0));INDIRECT(ADDRESS(1+WEEKDAY([.A29];2);3;1;1;&quot;Info&quot;));0);&quot;&quot;)">
            <text:p/>
          </table:table-cell>
          <table:table-cell table:style-name="ce199" table:formula="of:=IF(AND([.A29]&lt;=TODAY();[.A29]&lt;&gt;0);IF(NOT(ISBLANK([.G29]));IF([.E29]&lt;&gt;0;[.E29]-[.F29]-[.G29];-[.G29]);&quot;&quot;);&quot;&quot;)">
            <text:p/>
          </table:table-cell>
          <table:table-cell table:style-name="ce200" table:formula="of:=HOUR([.E29]-[.F29])*INDIRECT(ADDRESS(1+WEEKDAY([.A29];2);5;1;1;&quot;Info&quot;))+MINUTE([.E29]-[.F29])/60*INDIRECT(ADDRESS(1+WEEKDAY([.A29];2);5;1;1;&quot;Info&quot;))" office:value-type="float" office:value="0" calcext:value-type="float">
            <text:p>0,00</text:p>
          </table:table-cell>
          <table:table-cell table:number-columns-repeated="1015"/>
        </table:table-row>
        <table:table-row table:style-name="ro3">
          <table:table-cell table:style-name="ce188" table:formula="of:=IF(MONTH([.A29]+1)=MONTH([.A$6]);[.A29]+1;0)" office:value-type="date" office:date-value="2023-11-25" calcext:value-type="date">
            <text:p>25.11.23</text:p>
          </table:table-cell>
          <table:table-cell table:style-name="ce189" table:formula="of:=IF([.A30]=0;&quot;&quot;;VLOOKUP(WEEKDAY([.A30];2);[$Info.$A$2:.$B$8];2))" office:value-type="string" office:string-value="Saturday" calcext:value-type="string">
            <text:p>Saturday</text:p>
          </table:table-cell>
          <table:table-cell table:style-name="ce193" table:number-columns-repeated="2"/>
          <table:table-cell table:style-name="ce196" table:formula="of:=IF(ISERROR(VLOOKUP([.C30];[$Info.$A$18:.$A$22];1;0));IF([.D30]&lt;[.C30];1+[.D30]-[.C30];[.D30]-[.C30]);0)" office:value-type="time" office:time-value="PT00H00M00S" calcext:value-type="time">
            <text:p>00:00</text:p>
          </table:table-cell>
          <table:table-cell table:style-name="ce197" table:formula="of:=IF(NOT(ISBLANK([.D30]));INDIRECT(ADDRESS(1+WEEKDAY([.A30];2);4;1;1;&quot;Info&quot;));0)" office:value-type="time" office:time-value="PT00H00M00S" calcext:value-type="time">
            <text:p>00:00</text:p>
          </table:table-cell>
          <table:table-cell table:style-name="ce198" table:formula="of:=IF(AND([.A30]&lt;=TODAY();[.A30]&lt;&gt;0);IF(ISERROR(VLOOKUP([.C30];[$Info.$A$18:.$A$21];1;0));INDIRECT(ADDRESS(1+WEEKDAY([.A30];2);3;1;1;&quot;Info&quot;));0);&quot;&quot;)">
            <text:p/>
          </table:table-cell>
          <table:table-cell table:style-name="ce199" table:formula="of:=IF(AND([.A30]&lt;=TODAY();[.A30]&lt;&gt;0);IF(NOT(ISBLANK([.G30]));IF([.E30]&lt;&gt;0;[.E30]-[.F30]-[.G30];-[.G30]);&quot;&quot;);&quot;&quot;)">
            <text:p/>
          </table:table-cell>
          <table:table-cell table:style-name="ce200" table:formula="of:=HOUR([.E30]-[.F30])*INDIRECT(ADDRESS(1+WEEKDAY([.A30];2);5;1;1;&quot;Info&quot;))+MINUTE([.E30]-[.F30])/60*INDIRECT(ADDRESS(1+WEEKDAY([.A30];2);5;1;1;&quot;Info&quot;))" office:value-type="float" office:value="0" calcext:value-type="float">
            <text:p>0,00</text:p>
          </table:table-cell>
          <table:table-cell table:number-columns-repeated="1015"/>
        </table:table-row>
        <table:table-row table:style-name="ro3">
          <table:table-cell table:style-name="ce188" table:formula="of:=IF(MONTH([.A30]+1)=MONTH([.A$6]);[.A30]+1;0)" office:value-type="date" office:date-value="2023-11-26" calcext:value-type="date">
            <text:p>26.11.23</text:p>
          </table:table-cell>
          <table:table-cell table:style-name="ce189" table:formula="of:=IF([.A31]=0;&quot;&quot;;VLOOKUP(WEEKDAY([.A31];2);[$Info.$A$2:.$B$8];2))" office:value-type="string" office:string-value="Sunday" calcext:value-type="string">
            <text:p>Sunday</text:p>
          </table:table-cell>
          <table:table-cell table:style-name="ce193" table:number-columns-repeated="2"/>
          <table:table-cell table:style-name="ce196" table:formula="of:=IF(ISERROR(VLOOKUP([.C31];[$Info.$A$18:.$A$22];1;0));IF([.D31]&lt;[.C31];1+[.D31]-[.C31];[.D31]-[.C31]);0)" office:value-type="time" office:time-value="PT00H00M00S" calcext:value-type="time">
            <text:p>00:00</text:p>
          </table:table-cell>
          <table:table-cell table:style-name="ce197" table:formula="of:=IF(NOT(ISBLANK([.D31]));INDIRECT(ADDRESS(1+WEEKDAY([.A31];2);4;1;1;&quot;Info&quot;));0)" office:value-type="time" office:time-value="PT00H00M00S" calcext:value-type="time">
            <text:p>00:00</text:p>
          </table:table-cell>
          <table:table-cell table:style-name="ce198" table:formula="of:=IF(AND([.A31]&lt;=TODAY();[.A31]&lt;&gt;0);IF(ISERROR(VLOOKUP([.C31];[$Info.$A$18:.$A$21];1;0));INDIRECT(ADDRESS(1+WEEKDAY([.A31];2);3;1;1;&quot;Info&quot;));0);&quot;&quot;)">
            <text:p/>
          </table:table-cell>
          <table:table-cell table:style-name="ce199" table:formula="of:=IF(AND([.A31]&lt;=TODAY();[.A31]&lt;&gt;0);IF(NOT(ISBLANK([.G31]));IF([.E31]&lt;&gt;0;[.E31]-[.F31]-[.G31];-[.G31]);&quot;&quot;);&quot;&quot;)">
            <text:p/>
          </table:table-cell>
          <table:table-cell table:style-name="ce200" table:formula="of:=HOUR([.E31]-[.F31])*INDIRECT(ADDRESS(1+WEEKDAY([.A31];2);5;1;1;&quot;Info&quot;))+MINUTE([.E31]-[.F31])/60*INDIRECT(ADDRESS(1+WEEKDAY([.A31];2);5;1;1;&quot;Info&quot;))" office:value-type="float" office:value="0" calcext:value-type="float">
            <text:p>0,00</text:p>
          </table:table-cell>
          <table:table-cell table:number-columns-repeated="1015"/>
        </table:table-row>
        <table:table-row table:style-name="ro3">
          <table:table-cell table:style-name="ce188" table:formula="of:=IF(MONTH([.A31]+1)=MONTH([.A$6]);[.A31]+1;0)" office:value-type="date" office:date-value="2023-11-27" calcext:value-type="date">
            <text:p>27.11.23</text:p>
          </table:table-cell>
          <table:table-cell table:style-name="ce189" table:formula="of:=IF([.A32]=0;&quot;&quot;;VLOOKUP(WEEKDAY([.A32];2);[$Info.$A$2:.$B$8];2))" office:value-type="string" office:string-value="Monday" calcext:value-type="string">
            <text:p>Monday</text:p>
          </table:table-cell>
          <table:table-cell table:style-name="ce193" table:number-columns-repeated="2"/>
          <table:table-cell table:style-name="ce196" table:formula="of:=IF(ISERROR(VLOOKUP([.C32];[$Info.$A$18:.$A$22];1;0));IF([.D32]&lt;[.C32];1+[.D32]-[.C32];[.D32]-[.C32]);0)" office:value-type="time" office:time-value="PT00H00M00S" calcext:value-type="time">
            <text:p>00:00</text:p>
          </table:table-cell>
          <table:table-cell table:style-name="ce197" table:formula="of:=IF(NOT(ISBLANK([.D32]));INDIRECT(ADDRESS(1+WEEKDAY([.A32];2);4;1;1;&quot;Info&quot;));0)" office:value-type="time" office:time-value="PT00H00M00S" calcext:value-type="time">
            <text:p>00:00</text:p>
          </table:table-cell>
          <table:table-cell table:style-name="ce198" table:formula="of:=IF(AND([.A32]&lt;=TODAY();[.A32]&lt;&gt;0);IF(ISERROR(VLOOKUP([.C32];[$Info.$A$18:.$A$21];1;0));INDIRECT(ADDRESS(1+WEEKDAY([.A32];2);3;1;1;&quot;Info&quot;));0);&quot;&quot;)">
            <text:p/>
          </table:table-cell>
          <table:table-cell table:style-name="ce199" table:formula="of:=IF(AND([.A32]&lt;=TODAY();[.A32]&lt;&gt;0);IF(NOT(ISBLANK([.G32]));IF([.E32]&lt;&gt;0;[.E32]-[.F32]-[.G32];-[.G32]);&quot;&quot;);&quot;&quot;)">
            <text:p/>
          </table:table-cell>
          <table:table-cell table:style-name="ce200" table:formula="of:=HOUR([.E32]-[.F32])*INDIRECT(ADDRESS(1+WEEKDAY([.A32];2);5;1;1;&quot;Info&quot;))+MINUTE([.E32]-[.F32])/60*INDIRECT(ADDRESS(1+WEEKDAY([.A32];2);5;1;1;&quot;Info&quot;))" office:value-type="float" office:value="0" calcext:value-type="float">
            <text:p>0,00</text:p>
          </table:table-cell>
          <table:table-cell table:number-columns-repeated="1015"/>
        </table:table-row>
        <table:table-row table:style-name="ro3">
          <table:table-cell table:style-name="ce188" table:formula="of:=IF(MONTH([.A32]+1)=MONTH([.A$6]);[.A32]+1;0)" office:value-type="date" office:date-value="2023-11-28" calcext:value-type="date">
            <text:p>28.11.23</text:p>
          </table:table-cell>
          <table:table-cell table:style-name="ce189" table:formula="of:=IF([.A33]=0;&quot;&quot;;VLOOKUP(WEEKDAY([.A33];2);[$Info.$A$2:.$B$8];2))" office:value-type="string" office:string-value="Tuesday" calcext:value-type="string">
            <text:p>Tuesday</text:p>
          </table:table-cell>
          <table:table-cell table:style-name="ce193" table:number-columns-repeated="2"/>
          <table:table-cell table:style-name="ce196" table:formula="of:=IF(ISERROR(VLOOKUP([.C33];[$Info.$A$18:.$A$22];1;0));IF([.D33]&lt;[.C33];1+[.D33]-[.C33];[.D33]-[.C33]);0)" office:value-type="time" office:time-value="PT00H00M00S" calcext:value-type="time">
            <text:p>00:00</text:p>
          </table:table-cell>
          <table:table-cell table:style-name="ce197" table:formula="of:=IF(NOT(ISBLANK([.D33]));INDIRECT(ADDRESS(1+WEEKDAY([.A33];2);4;1;1;&quot;Info&quot;));0)" office:value-type="time" office:time-value="PT00H00M00S" calcext:value-type="time">
            <text:p>00:00</text:p>
          </table:table-cell>
          <table:table-cell table:style-name="ce198" table:formula="of:=IF(AND([.A33]&lt;=TODAY();[.A33]&lt;&gt;0);IF(ISERROR(VLOOKUP([.C33];[$Info.$A$18:.$A$21];1;0));INDIRECT(ADDRESS(1+WEEKDAY([.A33];2);3;1;1;&quot;Info&quot;));0);&quot;&quot;)">
            <text:p/>
          </table:table-cell>
          <table:table-cell table:style-name="ce199" table:formula="of:=IF(AND([.A33]&lt;=TODAY();[.A33]&lt;&gt;0);IF(NOT(ISBLANK([.G33]));IF([.E33]&lt;&gt;0;[.E33]-[.F33]-[.G33];-[.G33]);&quot;&quot;);&quot;&quot;)">
            <text:p/>
          </table:table-cell>
          <table:table-cell table:style-name="ce200" table:formula="of:=HOUR([.E33]-[.F33])*INDIRECT(ADDRESS(1+WEEKDAY([.A33];2);5;1;1;&quot;Info&quot;))+MINUTE([.E33]-[.F33])/60*INDIRECT(ADDRESS(1+WEEKDAY([.A33];2);5;1;1;&quot;Info&quot;))" office:value-type="float" office:value="0" calcext:value-type="float">
            <text:p>0,00</text:p>
          </table:table-cell>
          <table:table-cell table:number-columns-repeated="1015"/>
        </table:table-row>
        <table:table-row table:style-name="ro3">
          <table:table-cell table:style-name="ce188" table:formula="of:=IF(MONTH([.A33]+1)=MONTH([.A$6]);[.A33]+1;0)" office:value-type="date" office:date-value="2023-11-29" calcext:value-type="date">
            <text:p>29.11.23</text:p>
          </table:table-cell>
          <table:table-cell table:style-name="ce189" table:formula="of:=IF([.A34]=0;&quot;&quot;;VLOOKUP(WEEKDAY([.A34];2);[$Info.$A$2:.$B$8];2))" office:value-type="string" office:string-value="Wednesday" calcext:value-type="string">
            <text:p>Wednesday</text:p>
          </table:table-cell>
          <table:table-cell table:style-name="ce193" table:number-columns-repeated="2"/>
          <table:table-cell table:style-name="ce196" table:formula="of:=IF(ISERROR(VLOOKUP([.C34];[$Info.$A$18:.$A$22];1;0));IF([.D34]&lt;[.C34];1+[.D34]-[.C34];[.D34]-[.C34]);0)" office:value-type="time" office:time-value="PT00H00M00S" calcext:value-type="time">
            <text:p>00:00</text:p>
          </table:table-cell>
          <table:table-cell table:style-name="ce197" table:formula="of:=IF(NOT(ISBLANK([.D34]));INDIRECT(ADDRESS(1+WEEKDAY([.A34];2);4;1;1;&quot;Info&quot;));0)" office:value-type="time" office:time-value="PT00H00M00S" calcext:value-type="time">
            <text:p>00:00</text:p>
          </table:table-cell>
          <table:table-cell table:style-name="ce198" table:formula="of:=IF(AND([.A34]&lt;=TODAY();[.A34]&lt;&gt;0);IF(ISERROR(VLOOKUP([.C34];[$Info.$A$18:.$A$21];1;0));INDIRECT(ADDRESS(1+WEEKDAY([.A34];2);3;1;1;&quot;Info&quot;));0);&quot;&quot;)">
            <text:p/>
          </table:table-cell>
          <table:table-cell table:style-name="ce199" table:formula="of:=IF(AND([.A34]&lt;=TODAY();[.A34]&lt;&gt;0);IF(NOT(ISBLANK([.G34]));IF([.E34]&lt;&gt;0;[.E34]-[.F34]-[.G34];-[.G34]);&quot;&quot;);&quot;&quot;)">
            <text:p/>
          </table:table-cell>
          <table:table-cell table:style-name="ce200" table:formula="of:=HOUR([.E34]-[.F34])*INDIRECT(ADDRESS(1+WEEKDAY([.A34];2);5;1;1;&quot;Info&quot;))+MINUTE([.E34]-[.F34])/60*INDIRECT(ADDRESS(1+WEEKDAY([.A34];2);5;1;1;&quot;Info&quot;))" office:value-type="float" office:value="0" calcext:value-type="float">
            <text:p>0,00</text:p>
          </table:table-cell>
          <table:table-cell table:number-columns-repeated="1015"/>
        </table:table-row>
        <table:table-row table:style-name="ro3">
          <table:table-cell table:style-name="ce188" table:formula="of:=IF(MONTH([.A34]+1)=MONTH([.A$6]);[.A34]+1;0)" office:value-type="date" office:date-value="2023-11-30" calcext:value-type="date">
            <text:p>30.11.23</text:p>
          </table:table-cell>
          <table:table-cell table:style-name="ce189" table:formula="of:=IF([.A35]=0;&quot;&quot;;VLOOKUP(WEEKDAY([.A35];2);[$Info.$A$2:.$B$8];2))" office:value-type="string" office:string-value="Thursday" calcext:value-type="string">
            <text:p>Thursday</text:p>
          </table:table-cell>
          <table:table-cell table:style-name="ce193" table:number-columns-repeated="2"/>
          <table:table-cell table:style-name="ce196" table:formula="of:=IF(ISERROR(VLOOKUP([.C35];[$Info.$A$18:.$A$22];1;0));IF([.D35]&lt;[.C35];1+[.D35]-[.C35];[.D35]-[.C35]);0)" office:value-type="time" office:time-value="PT00H00M00S" calcext:value-type="time">
            <text:p>00:00</text:p>
          </table:table-cell>
          <table:table-cell table:style-name="ce197" table:formula="of:=IF(NOT(ISBLANK([.D35]));INDIRECT(ADDRESS(1+WEEKDAY([.A35];2);4;1;1;&quot;Info&quot;));0)" office:value-type="time" office:time-value="PT00H00M00S" calcext:value-type="time">
            <text:p>00:00</text:p>
          </table:table-cell>
          <table:table-cell table:style-name="ce198" table:formula="of:=IF(AND([.A35]&lt;=TODAY();[.A35]&lt;&gt;0);IF(ISERROR(VLOOKUP([.C35];[$Info.$A$18:.$A$21];1;0));INDIRECT(ADDRESS(1+WEEKDAY([.A35];2);3;1;1;&quot;Info&quot;));0);&quot;&quot;)">
            <text:p/>
          </table:table-cell>
          <table:table-cell table:style-name="ce199" table:formula="of:=IF(AND([.A35]&lt;=TODAY();[.A35]&lt;&gt;0);IF(NOT(ISBLANK([.G35]));IF([.E35]&lt;&gt;0;[.E35]-[.F35]-[.G35];-[.G35]);&quot;&quot;);&quot;&quot;)">
            <text:p/>
          </table:table-cell>
          <table:table-cell table:style-name="ce200" table:formula="of:=HOUR([.E35]-[.F35])*INDIRECT(ADDRESS(1+WEEKDAY([.A35];2);5;1;1;&quot;Info&quot;))+MINUTE([.E35]-[.F35])/60*INDIRECT(ADDRESS(1+WEEKDAY([.A35];2);5;1;1;&quot;Info&quot;))" office:value-type="float" office:value="0" calcext:value-type="float">
            <text:p>0,00</text:p>
          </table:table-cell>
          <table:table-cell table:number-columns-repeated="1015"/>
        </table:table-row>
        <table:table-row table:style-name="ro3">
          <table:table-cell table:style-name="ce188" table:formula="of:=IF(MONTH([.A35]+1)=MONTH([.A$6]);[.A35]+1;0)" office:value-type="date" office:date-value="1899-12-30" calcext:value-type="date">
            <text:p>30.12.99</text:p>
          </table:table-cell>
          <table:table-cell table:style-name="ce189" table:formula="of:=IF([.A36]=0;&quot;&quot;;VLOOKUP(WEEKDAY([.A36];2);[$Info.$A$2:.$B$8];2))">
            <text:p/>
          </table:table-cell>
          <table:table-cell table:style-name="ce193" table:number-columns-repeated="2"/>
          <table:table-cell table:style-name="ce196" table:formula="of:=IF(ISERROR(VLOOKUP([.C36];[$Info.$A$18:.$A$22];1;0));IF([.D36]&lt;[.C36];1+[.D36]-[.C36];[.D36]-[.C36]);0)" office:value-type="time" office:time-value="PT00H00M00S" calcext:value-type="time">
            <text:p>00:00</text:p>
          </table:table-cell>
          <table:table-cell table:style-name="ce197" table:formula="of:=IF(NOT(ISBLANK([.D36]));INDIRECT(ADDRESS(1+WEEKDAY([.A36];2);4;1;1;&quot;Info&quot;));0)" office:value-type="time" office:time-value="PT00H00M00S" calcext:value-type="time">
            <text:p>00:00</text:p>
          </table:table-cell>
          <table:table-cell table:style-name="ce198" table:formula="of:=IF(AND([.A36]&lt;=TODAY();[.A36]&lt;&gt;0);IF(ISERROR(VLOOKUP([.C36];[$Info.$A$18:.$A$21];1;0));INDIRECT(ADDRESS(1+WEEKDAY([.A36];2);3;1;1;&quot;Info&quot;));0);&quot;&quot;)">
            <text:p/>
          </table:table-cell>
          <table:table-cell table:style-name="ce199" table:formula="of:=IF(AND([.A36]&lt;=TODAY();[.A36]&lt;&gt;0);IF(NOT(ISBLANK([.G36]));IF([.E36]&lt;&gt;0;[.E36]-[.F36]-[.G36];-[.G36]);&quot;&quot;);&quot;&quot;)">
            <text:p/>
          </table:table-cell>
          <table:table-cell table:style-name="ce200" table:formula="of:=HOUR([.E36]-[.F36])*INDIRECT(ADDRESS(1+WEEKDAY([.A36];2);5;1;1;&quot;Info&quot;))+MINUTE([.E36]-[.F36])/60*INDIRECT(ADDRESS(1+WEEKDAY([.A36];2);5;1;1;&quot;Info&quot;))" office:value-type="float" office:value="0" calcext:value-type="float">
            <text:p>0,00</text:p>
          </table:table-cell>
          <table:table-cell table:number-columns-repeated="1015"/>
        </table:table-row>
        <table:table-row table:style-name="ro2">
          <table:table-cell table:style-name="ce47"/>
          <table:table-cell table:style-name="ce53"/>
          <table:table-cell table:style-name="ce59" table:number-columns-repeated="2"/>
          <table:table-cell table:style-name="ce69"/>
          <table:table-cell table:style-name="ce59"/>
          <table:table-cell table:style-name="ce89" table:formula="of:=SUM([.G6:.G36])" office:value-type="time" office:time-value="PT00H00M00S" calcext:value-type="time">
            <text:p>00:00</text:p>
          </table:table-cell>
          <table:table-cell table:style-name="ce89" table:formula="of:=SUM([.H6:.H36])" office:value-type="time" office:time-value="PT00H00M00S" calcext:value-type="time">
            <text:p>00:00</text:p>
          </table:table-cell>
          <table:table-cell table:style-name="ce78" table:formula="of:=SUM([.I6:.I36])" office:value-type="currency" office:currency="EUR" office:value="0" calcext:value-type="currency">
            <text:p>0,00 €</text:p>
          </table:table-cell>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39]" office:value-type="string" office:string-value="Overtime from the previous month:" calcext:value-type="string">
            <text:p>Overtime from the previous month:</text:p>
          </table:table-cell>
          <table:table-cell table:style-name="ce85" table:formula="of:=[Okt.D41]" office:value-type="time" office:time-value="-PT760H00M00S" calcext:value-type="time">
            <text:p>-760: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40]" office:value-type="string" office:string-value="Overtime from this month:" calcext:value-type="string">
            <text:p>Overtime from this month:</text:p>
          </table:table-cell>
          <table:table-cell table:style-name="ce63" table:formula="of:=[.H37]" office:value-type="time" office:time-value="PT00H00M00S" calcext:value-type="time">
            <text:p>00: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8">
          <table:table-cell table:style-name="ce47"/>
          <table:table-cell table:style-name="ce53"/>
          <table:table-cell table:style-name="ce61" table:formula="of:=[Jan.C41]" office:value-type="string" office:string-value="Overtime total:" calcext:value-type="string">
            <text:p>Overtime total:</text:p>
          </table:table-cell>
          <table:table-cell table:style-name="ce64" table:formula="of:=SUM([.D39:.D40])" office:value-type="time" office:time-value="-PT760H00M00S" calcext:value-type="time">
            <text:p>-760: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2" table:number-rows-repeated="65495">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number-rows-repeated="983039">
          <table:table-cell table:number-columns-repeated="1024"/>
        </table:table-row>
        <table:table-row table:style-name="ro2">
          <table:table-cell table:number-columns-repeated="1024"/>
        </table:table-row>
        <calcext:conditional-formats>
          <calcext:conditional-format calcext:target-range-address="Nov.A6:Nov.A36">
            <calcext:condition calcext:apply-style-name="Grau" calcext:value="formula-is(WEEKDAY([.$A6];2)&gt;=6)" calcext:base-cell-address="Nov.A6"/>
          </calcext:conditional-format>
          <calcext:conditional-format calcext:target-range-address="Nov.B6:Nov.B36">
            <calcext:condition calcext:apply-style-name="Grau" calcext:value="formula-is(WEEKDAY([.$A6];2)&gt;=6)" calcext:base-cell-address="Nov.B6"/>
          </calcext:conditional-format>
          <calcext:conditional-format calcext:target-range-address="Nov.G6:Nov.I36">
            <calcext:condition calcext:apply-style-name="Grau" calcext:value="formula-is(WEEKDAY([.$A6];2)&gt;=6)" calcext:base-cell-address="Nov.G6"/>
          </calcext:conditional-format>
          <calcext:conditional-format calcext:target-range-address="Nov.C7:Nov.F36 Nov.D6:Nov.F6">
            <calcext:condition calcext:apply-style-name="Grau" calcext:value="formula-is(WEEKDAY([.$A6];2)&gt;=6)" calcext:base-cell-address="Nov.C6"/>
          </calcext:conditional-format>
          <calcext:conditional-format calcext:target-range-address="Nov.C6:Nov.C6">
            <calcext:condition calcext:apply-style-name="Grau" calcext:value="formula-is(WEEKDAY([.$A6];2)&gt;=6)" calcext:base-cell-address="Nov.C6"/>
          </calcext:conditional-format>
        </calcext:conditional-formats>
      </table:table>
      <table:table table:name="Dez" table:style-name="ta1" table:protected="true" table:print="false">
        <loext:table-protection loext:select-protected-cells="true" loext:select-unprotected-cells="true"/>
        <table:table-column table:style-name="co1" table:number-columns-repeated="2" table:default-cell-style-name="ce25"/>
        <table:table-column table:style-name="co6" table:number-columns-repeated="6" table:default-cell-style-name="ce25"/>
        <table:table-column table:style-name="co7" table:default-cell-style-name="ce25"/>
        <table:table-column table:style-name="co1" table:number-columns-repeated="247" table:default-cell-style-name="ce25"/>
        <table:table-column table:style-name="co4" table:number-columns-repeated="768" table:default-cell-style-name="ce25"/>
        <table:table-row table:style-name="ro7">
          <table:table-cell table:style-name="ce11" table:formula="of:=[Jan.A1]" office:value-type="string" office:string-value="Timesheet" calcext:value-type="string">
            <text:p>Timesheet</text:p>
          </table:table-cell>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formula="of:=[Jan.A3]" office:value-type="string" office:string-value="for" calcext:value-type="string">
            <text:p>for</text:p>
          </table:table-cell>
          <table:table-cell table:style-name="ce81" table:formula="of:=[Nov.B3]" office:value-type="string" office:string-value="your name" calcext:value-type="string" table:number-columns-spanned="4" table:number-rows-spanned="1">
            <text:p>your name</text:p>
          </table:table-cell>
          <table:covered-table-cell table:number-columns-repeated="2" table:style-name="ce30"/>
          <table:covered-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38" table:formula="of:=[Nov.A5]" office:value-type="string" office:string-value="Date" calcext:value-type="string">
            <text:p>Date</text:p>
          </table:table-cell>
          <table:table-cell table:style-name="ce38" table:formula="of:=[Nov.B5]" office:value-type="string" office:string-value="Weekday" calcext:value-type="string">
            <text:p>Weekday</text:p>
          </table:table-cell>
          <table:table-cell table:style-name="ce38" table:formula="of:=[Nov.C5]" office:value-type="string" office:string-value="Start" calcext:value-type="string">
            <text:p>Start</text:p>
          </table:table-cell>
          <table:table-cell table:style-name="ce38" table:formula="of:=[Nov.D5]" office:value-type="string" office:string-value="End" calcext:value-type="string">
            <text:p>End</text:p>
          </table:table-cell>
          <table:table-cell table:style-name="ce38" table:formula="of:=[Nov.E5]" office:value-type="string" office:string-value="Attendance" calcext:value-type="string">
            <text:p>Attendance</text:p>
          </table:table-cell>
          <table:table-cell table:style-name="ce38" table:formula="of:=[Nov.F5]" office:value-type="string" office:string-value="Break time" calcext:value-type="string">
            <text:p>Break time</text:p>
          </table:table-cell>
          <table:table-cell table:style-name="ce38" table:formula="of:=[Nov.G5]" office:value-type="string" office:string-value="Regular hrs" calcext:value-type="string">
            <text:p>Regular hrs</text:p>
          </table:table-cell>
          <table:table-cell table:style-name="ce38" table:formula="of:=[Nov.H5]" office:value-type="string" office:string-value="Overtime" calcext:value-type="string">
            <text:p>Overtime</text:p>
          </table:table-cell>
          <table:table-cell table:style-name="ce38" table:formula="of:=[Nov.I5]" office:value-type="string" office:string-value="Salary" calcext:value-type="string">
            <text:p>Salary</text:p>
          </table:table-cell>
          <table:table-cell table:style-name="ce94" table:number-columns-repeated="247"/>
          <table:table-cell table:number-columns-repeated="768"/>
        </table:table-row>
        <table:table-row table:style-name="ro3">
          <table:table-cell table:style-name="ce201" table:formula="of:=DATE(YEAR([Nov.A6]);MONTH([Nov.A6])+1;1)" office:value-type="date" office:date-value="2023-12-01" calcext:value-type="date">
            <text:p>01.12.23</text:p>
          </table:table-cell>
          <table:table-cell table:style-name="ce204" table:formula="of:=IF([.A6]=0;&quot;&quot;;VLOOKUP(WEEKDAY([.A6];2);[$Info.$A$2:.$B$8];2))" office:value-type="string" office:string-value="Friday" calcext:value-type="string">
            <text:p>Friday</text:p>
          </table:table-cell>
          <table:table-cell table:style-name="ce212"/>
          <table:table-cell table:style-name="ce214"/>
          <table:table-cell table:style-name="ce215" table:formula="of:=IF(ISERROR(VLOOKUP([.C6];[$Info.$A$18:.$A$22];1;0));IF([.D6]&lt;[.C6];1+[.D6]-[.C6];[.D6]-[.C6]);0)" office:value-type="time" office:time-value="PT00H00M00S" calcext:value-type="time">
            <text:p>00:00</text:p>
          </table:table-cell>
          <table:table-cell table:style-name="ce216" table:formula="of:=IF(NOT(ISBLANK([.D6]));INDIRECT(ADDRESS(1+WEEKDAY([.A6];2);4;1;1;&quot;Info&quot;));0)" office:value-type="time" office:time-value="PT00H00M00S" calcext:value-type="time">
            <text:p>00:00</text:p>
          </table:table-cell>
          <table:table-cell table:style-name="ce217" table:formula="of:=IF(AND([.A6]&lt;=TODAY();[.A6]&lt;&gt;0);IF(ISERROR(VLOOKUP([.C6];[$Info.$A$18:.$A$21];1;0));INDIRECT(ADDRESS(1+WEEKDAY([.A6];2);3;1;1;&quot;Info&quot;));0);&quot;&quot;)">
            <text:p/>
          </table:table-cell>
          <table:table-cell table:style-name="ce218" table:formula="of:=IF(AND([.A6]&lt;=TODAY();[.A6]&lt;&gt;0);IF(NOT(ISBLANK([.G6]));IF([.E6]&lt;&gt;0;[.E6]-[.F6]-[.G6];-[.G6]);&quot;&quot;);&quot;&quot;)">
            <text:p/>
          </table:table-cell>
          <table:table-cell table:style-name="ce219" table:formula="of:=HOUR([.E6]-[.F6])*INDIRECT(ADDRESS(1+WEEKDAY([.A6];2);5;1;1;&quot;Info&quot;))+MINUTE([.E6]-[.F6])/60*INDIRECT(ADDRESS(1+WEEKDAY([.A6];2);5;1;1;&quot;Info&quot;))" office:value-type="float" office:value="0" calcext:value-type="float">
            <text:p>0,00</text:p>
          </table:table-cell>
          <table:table-cell table:number-columns-repeated="1015"/>
        </table:table-row>
        <table:table-row table:style-name="ro3">
          <table:table-cell table:style-name="ce201" table:formula="of:=IF(MONTH([.A6]+1)=MONTH([.A$6]);[.A6]+1;0)" office:value-type="date" office:date-value="2023-12-02" calcext:value-type="date">
            <text:p>02.12.23</text:p>
          </table:table-cell>
          <table:table-cell table:style-name="ce204" table:formula="of:=IF([.A7]=0;&quot;&quot;;VLOOKUP(WEEKDAY([.A7];2);[$Info.$A$2:.$B$8];2))" office:value-type="string" office:string-value="Saturday" calcext:value-type="string">
            <text:p>Saturday</text:p>
          </table:table-cell>
          <table:table-cell table:style-name="ce214" table:number-columns-repeated="2"/>
          <table:table-cell table:style-name="ce215" table:formula="of:=IF(ISERROR(VLOOKUP([.C7];[$Info.$A$18:.$A$22];1;0));IF([.D7]&lt;[.C7];1+[.D7]-[.C7];[.D7]-[.C7]);0)" office:value-type="time" office:time-value="PT00H00M00S" calcext:value-type="time">
            <text:p>00:00</text:p>
          </table:table-cell>
          <table:table-cell table:style-name="ce216" table:formula="of:=IF(NOT(ISBLANK([.D7]));INDIRECT(ADDRESS(1+WEEKDAY([.A7];2);4;1;1;&quot;Info&quot;));0)" office:value-type="time" office:time-value="PT00H00M00S" calcext:value-type="time">
            <text:p>00:00</text:p>
          </table:table-cell>
          <table:table-cell table:style-name="ce217" table:formula="of:=IF(AND([.A7]&lt;=TODAY();[.A7]&lt;&gt;0);IF(ISERROR(VLOOKUP([.C7];[$Info.$A$18:.$A$21];1;0));INDIRECT(ADDRESS(1+WEEKDAY([.A7];2);3;1;1;&quot;Info&quot;));0);&quot;&quot;)">
            <text:p/>
          </table:table-cell>
          <table:table-cell table:style-name="ce218" table:formula="of:=IF(AND([.A7]&lt;=TODAY();[.A7]&lt;&gt;0);IF(NOT(ISBLANK([.G7]));IF([.E7]&lt;&gt;0;[.E7]-[.F7]-[.G7];-[.G7]);&quot;&quot;);&quot;&quot;)">
            <text:p/>
          </table:table-cell>
          <table:table-cell table:style-name="ce219" table:formula="of:=HOUR([.E7]-[.F7])*INDIRECT(ADDRESS(1+WEEKDAY([.A7];2);5;1;1;&quot;Info&quot;))+MINUTE([.E7]-[.F7])/60*INDIRECT(ADDRESS(1+WEEKDAY([.A7];2);5;1;1;&quot;Info&quot;))" office:value-type="float" office:value="0" calcext:value-type="float">
            <text:p>0,00</text:p>
          </table:table-cell>
          <table:table-cell table:number-columns-repeated="1015"/>
        </table:table-row>
        <table:table-row table:style-name="ro3">
          <table:table-cell table:style-name="ce201" table:formula="of:=IF(MONTH([.A7]+1)=MONTH([.A$6]);[.A7]+1;0)" office:value-type="date" office:date-value="2023-12-03" calcext:value-type="date">
            <text:p>03.12.23</text:p>
          </table:table-cell>
          <table:table-cell table:style-name="ce204" table:formula="of:=IF([.A8]=0;&quot;&quot;;VLOOKUP(WEEKDAY([.A8];2);[$Info.$A$2:.$B$8];2))" office:value-type="string" office:string-value="Sunday" calcext:value-type="string">
            <text:p>Sunday</text:p>
          </table:table-cell>
          <table:table-cell table:style-name="ce214" table:number-columns-repeated="2"/>
          <table:table-cell table:style-name="ce215" table:formula="of:=IF(ISERROR(VLOOKUP([.C8];[$Info.$A$18:.$A$22];1;0));IF([.D8]&lt;[.C8];1+[.D8]-[.C8];[.D8]-[.C8]);0)" office:value-type="time" office:time-value="PT00H00M00S" calcext:value-type="time">
            <text:p>00:00</text:p>
          </table:table-cell>
          <table:table-cell table:style-name="ce216" table:formula="of:=IF(NOT(ISBLANK([.D8]));INDIRECT(ADDRESS(1+WEEKDAY([.A8];2);4;1;1;&quot;Info&quot;));0)" office:value-type="time" office:time-value="PT00H00M00S" calcext:value-type="time">
            <text:p>00:00</text:p>
          </table:table-cell>
          <table:table-cell table:style-name="ce217" table:formula="of:=IF(AND([.A8]&lt;=TODAY();[.A8]&lt;&gt;0);IF(ISERROR(VLOOKUP([.C8];[$Info.$A$18:.$A$21];1;0));INDIRECT(ADDRESS(1+WEEKDAY([.A8];2);3;1;1;&quot;Info&quot;));0);&quot;&quot;)">
            <text:p/>
          </table:table-cell>
          <table:table-cell table:style-name="ce218" table:formula="of:=IF(AND([.A8]&lt;=TODAY();[.A8]&lt;&gt;0);IF(NOT(ISBLANK([.G8]));IF([.E8]&lt;&gt;0;[.E8]-[.F8]-[.G8];-[.G8]);&quot;&quot;);&quot;&quot;)">
            <text:p/>
          </table:table-cell>
          <table:table-cell table:style-name="ce219" table:formula="of:=HOUR([.E8]-[.F8])*INDIRECT(ADDRESS(1+WEEKDAY([.A8];2);5;1;1;&quot;Info&quot;))+MINUTE([.E8]-[.F8])/60*INDIRECT(ADDRESS(1+WEEKDAY([.A8];2);5;1;1;&quot;Info&quot;))" office:value-type="float" office:value="0" calcext:value-type="float">
            <text:p>0,00</text:p>
          </table:table-cell>
          <table:table-cell table:number-columns-repeated="1015"/>
        </table:table-row>
        <table:table-row table:style-name="ro3">
          <table:table-cell table:style-name="ce201" table:formula="of:=IF(MONTH([.A8]+1)=MONTH([.A$6]);[.A8]+1;0)" office:value-type="date" office:date-value="2023-12-04" calcext:value-type="date">
            <text:p>04.12.23</text:p>
          </table:table-cell>
          <table:table-cell table:style-name="ce204" table:formula="of:=IF([.A9]=0;&quot;&quot;;VLOOKUP(WEEKDAY([.A9];2);[$Info.$A$2:.$B$8];2))" office:value-type="string" office:string-value="Monday" calcext:value-type="string">
            <text:p>Monday</text:p>
          </table:table-cell>
          <table:table-cell table:style-name="ce214" table:number-columns-repeated="2"/>
          <table:table-cell table:style-name="ce215" table:formula="of:=IF(ISERROR(VLOOKUP([.C9];[$Info.$A$18:.$A$22];1;0));IF([.D9]&lt;[.C9];1+[.D9]-[.C9];[.D9]-[.C9]);0)" office:value-type="time" office:time-value="PT00H00M00S" calcext:value-type="time">
            <text:p>00:00</text:p>
          </table:table-cell>
          <table:table-cell table:style-name="ce216" table:formula="of:=IF(NOT(ISBLANK([.D9]));INDIRECT(ADDRESS(1+WEEKDAY([.A9];2);4;1;1;&quot;Info&quot;));0)" office:value-type="time" office:time-value="PT00H00M00S" calcext:value-type="time">
            <text:p>00:00</text:p>
          </table:table-cell>
          <table:table-cell table:style-name="ce217" table:formula="of:=IF(AND([.A9]&lt;=TODAY();[.A9]&lt;&gt;0);IF(ISERROR(VLOOKUP([.C9];[$Info.$A$18:.$A$21];1;0));INDIRECT(ADDRESS(1+WEEKDAY([.A9];2);3;1;1;&quot;Info&quot;));0);&quot;&quot;)">
            <text:p/>
          </table:table-cell>
          <table:table-cell table:style-name="ce218" table:formula="of:=IF(AND([.A9]&lt;=TODAY();[.A9]&lt;&gt;0);IF(NOT(ISBLANK([.G9]));IF([.E9]&lt;&gt;0;[.E9]-[.F9]-[.G9];-[.G9]);&quot;&quot;);&quot;&quot;)">
            <text:p/>
          </table:table-cell>
          <table:table-cell table:style-name="ce219" table:formula="of:=HOUR([.E9]-[.F9])*INDIRECT(ADDRESS(1+WEEKDAY([.A9];2);5;1;1;&quot;Info&quot;))+MINUTE([.E9]-[.F9])/60*INDIRECT(ADDRESS(1+WEEKDAY([.A9];2);5;1;1;&quot;Info&quot;))" office:value-type="float" office:value="0" calcext:value-type="float">
            <text:p>0,00</text:p>
          </table:table-cell>
          <table:table-cell table:number-columns-repeated="1015"/>
        </table:table-row>
        <table:table-row table:style-name="ro3">
          <table:table-cell table:style-name="ce201" table:formula="of:=IF(MONTH([.A9]+1)=MONTH([.A$6]);[.A9]+1;0)" office:value-type="date" office:date-value="2023-12-05" calcext:value-type="date">
            <text:p>05.12.23</text:p>
          </table:table-cell>
          <table:table-cell table:style-name="ce204" table:formula="of:=IF([.A10]=0;&quot;&quot;;VLOOKUP(WEEKDAY([.A10];2);[$Info.$A$2:.$B$8];2))" office:value-type="string" office:string-value="Tuesday" calcext:value-type="string">
            <text:p>Tuesday</text:p>
          </table:table-cell>
          <table:table-cell table:style-name="ce214" table:number-columns-repeated="2"/>
          <table:table-cell table:style-name="ce215" table:formula="of:=IF(ISERROR(VLOOKUP([.C10];[$Info.$A$18:.$A$22];1;0));IF([.D10]&lt;[.C10];1+[.D10]-[.C10];[.D10]-[.C10]);0)" office:value-type="time" office:time-value="PT00H00M00S" calcext:value-type="time">
            <text:p>00:00</text:p>
          </table:table-cell>
          <table:table-cell table:style-name="ce216" table:formula="of:=IF(NOT(ISBLANK([.D10]));INDIRECT(ADDRESS(1+WEEKDAY([.A10];2);4;1;1;&quot;Info&quot;));0)" office:value-type="time" office:time-value="PT00H00M00S" calcext:value-type="time">
            <text:p>00:00</text:p>
          </table:table-cell>
          <table:table-cell table:style-name="ce217" table:formula="of:=IF(AND([.A10]&lt;=TODAY();[.A10]&lt;&gt;0);IF(ISERROR(VLOOKUP([.C10];[$Info.$A$18:.$A$21];1;0));INDIRECT(ADDRESS(1+WEEKDAY([.A10];2);3;1;1;&quot;Info&quot;));0);&quot;&quot;)">
            <text:p/>
          </table:table-cell>
          <table:table-cell table:style-name="ce218" table:formula="of:=IF(AND([.A10]&lt;=TODAY();[.A10]&lt;&gt;0);IF(NOT(ISBLANK([.G10]));IF([.E10]&lt;&gt;0;[.E10]-[.F10]-[.G10];-[.G10]);&quot;&quot;);&quot;&quot;)">
            <text:p/>
          </table:table-cell>
          <table:table-cell table:style-name="ce219" table:formula="of:=HOUR([.E10]-[.F10])*INDIRECT(ADDRESS(1+WEEKDAY([.A10];2);5;1;1;&quot;Info&quot;))+MINUTE([.E10]-[.F10])/60*INDIRECT(ADDRESS(1+WEEKDAY([.A10];2);5;1;1;&quot;Info&quot;))" office:value-type="float" office:value="0" calcext:value-type="float">
            <text:p>0,00</text:p>
          </table:table-cell>
          <table:table-cell table:number-columns-repeated="1015"/>
        </table:table-row>
        <table:table-row table:style-name="ro3">
          <table:table-cell table:style-name="ce201" table:formula="of:=IF(MONTH([.A10]+1)=MONTH([.A$6]);[.A10]+1;0)" office:value-type="date" office:date-value="2023-12-06" calcext:value-type="date">
            <text:p>06.12.23</text:p>
          </table:table-cell>
          <table:table-cell table:style-name="ce204" table:formula="of:=IF([.A11]=0;&quot;&quot;;VLOOKUP(WEEKDAY([.A11];2);[$Info.$A$2:.$B$8];2))" office:value-type="string" office:string-value="Wednesday" calcext:value-type="string">
            <text:p>Wednesday</text:p>
          </table:table-cell>
          <table:table-cell table:style-name="ce214" table:number-columns-repeated="2"/>
          <table:table-cell table:style-name="ce215" table:formula="of:=IF(ISERROR(VLOOKUP([.C11];[$Info.$A$18:.$A$22];1;0));IF([.D11]&lt;[.C11];1+[.D11]-[.C11];[.D11]-[.C11]);0)" office:value-type="time" office:time-value="PT00H00M00S" calcext:value-type="time">
            <text:p>00:00</text:p>
          </table:table-cell>
          <table:table-cell table:style-name="ce216" table:formula="of:=IF(NOT(ISBLANK([.D11]));INDIRECT(ADDRESS(1+WEEKDAY([.A11];2);4;1;1;&quot;Info&quot;));0)" office:value-type="time" office:time-value="PT00H00M00S" calcext:value-type="time">
            <text:p>00:00</text:p>
          </table:table-cell>
          <table:table-cell table:style-name="ce217" table:formula="of:=IF(AND([.A11]&lt;=TODAY();[.A11]&lt;&gt;0);IF(ISERROR(VLOOKUP([.C11];[$Info.$A$18:.$A$21];1;0));INDIRECT(ADDRESS(1+WEEKDAY([.A11];2);3;1;1;&quot;Info&quot;));0);&quot;&quot;)">
            <text:p/>
          </table:table-cell>
          <table:table-cell table:style-name="ce218" table:formula="of:=IF(AND([.A11]&lt;=TODAY();[.A11]&lt;&gt;0);IF(NOT(ISBLANK([.G11]));IF([.E11]&lt;&gt;0;[.E11]-[.F11]-[.G11];-[.G11]);&quot;&quot;);&quot;&quot;)">
            <text:p/>
          </table:table-cell>
          <table:table-cell table:style-name="ce219" table:formula="of:=HOUR([.E11]-[.F11])*INDIRECT(ADDRESS(1+WEEKDAY([.A11];2);5;1;1;&quot;Info&quot;))+MINUTE([.E11]-[.F11])/60*INDIRECT(ADDRESS(1+WEEKDAY([.A11];2);5;1;1;&quot;Info&quot;))" office:value-type="float" office:value="0" calcext:value-type="float">
            <text:p>0,00</text:p>
          </table:table-cell>
          <table:table-cell table:number-columns-repeated="1015"/>
        </table:table-row>
        <table:table-row table:style-name="ro3">
          <table:table-cell table:style-name="ce201" table:formula="of:=IF(MONTH([.A11]+1)=MONTH([.A$6]);[.A11]+1;0)" office:value-type="date" office:date-value="2023-12-07" calcext:value-type="date">
            <text:p>07.12.23</text:p>
          </table:table-cell>
          <table:table-cell table:style-name="ce204" table:formula="of:=IF([.A12]=0;&quot;&quot;;VLOOKUP(WEEKDAY([.A12];2);[$Info.$A$2:.$B$8];2))" office:value-type="string" office:string-value="Thursday" calcext:value-type="string">
            <text:p>Thursday</text:p>
          </table:table-cell>
          <table:table-cell table:style-name="ce214" table:number-columns-repeated="2"/>
          <table:table-cell table:style-name="ce215" table:formula="of:=IF(ISERROR(VLOOKUP([.C12];[$Info.$A$18:.$A$22];1;0));IF([.D12]&lt;[.C12];1+[.D12]-[.C12];[.D12]-[.C12]);0)" office:value-type="time" office:time-value="PT00H00M00S" calcext:value-type="time">
            <text:p>00:00</text:p>
          </table:table-cell>
          <table:table-cell table:style-name="ce216" table:formula="of:=IF(NOT(ISBLANK([.D12]));INDIRECT(ADDRESS(1+WEEKDAY([.A12];2);4;1;1;&quot;Info&quot;));0)" office:value-type="time" office:time-value="PT00H00M00S" calcext:value-type="time">
            <text:p>00:00</text:p>
          </table:table-cell>
          <table:table-cell table:style-name="ce217" table:formula="of:=IF(AND([.A12]&lt;=TODAY();[.A12]&lt;&gt;0);IF(ISERROR(VLOOKUP([.C12];[$Info.$A$18:.$A$21];1;0));INDIRECT(ADDRESS(1+WEEKDAY([.A12];2);3;1;1;&quot;Info&quot;));0);&quot;&quot;)">
            <text:p/>
          </table:table-cell>
          <table:table-cell table:style-name="ce218" table:formula="of:=IF(AND([.A12]&lt;=TODAY();[.A12]&lt;&gt;0);IF(NOT(ISBLANK([.G12]));IF([.E12]&lt;&gt;0;[.E12]-[.F12]-[.G12];-[.G12]);&quot;&quot;);&quot;&quot;)">
            <text:p/>
          </table:table-cell>
          <table:table-cell table:style-name="ce219" table:formula="of:=HOUR([.E12]-[.F12])*INDIRECT(ADDRESS(1+WEEKDAY([.A12];2);5;1;1;&quot;Info&quot;))+MINUTE([.E12]-[.F12])/60*INDIRECT(ADDRESS(1+WEEKDAY([.A12];2);5;1;1;&quot;Info&quot;))" office:value-type="float" office:value="0" calcext:value-type="float">
            <text:p>0,00</text:p>
          </table:table-cell>
          <table:table-cell table:number-columns-repeated="1015"/>
        </table:table-row>
        <table:table-row table:style-name="ro3">
          <table:table-cell table:style-name="ce201" table:formula="of:=IF(MONTH([.A12]+1)=MONTH([.A$6]);[.A12]+1;0)" office:value-type="date" office:date-value="2023-12-08" calcext:value-type="date">
            <text:p>08.12.23</text:p>
          </table:table-cell>
          <table:table-cell table:style-name="ce204" table:formula="of:=IF([.A13]=0;&quot;&quot;;VLOOKUP(WEEKDAY([.A13];2);[$Info.$A$2:.$B$8];2))" office:value-type="string" office:string-value="Friday" calcext:value-type="string">
            <text:p>Friday</text:p>
          </table:table-cell>
          <table:table-cell table:style-name="ce214" table:number-columns-repeated="2"/>
          <table:table-cell table:style-name="ce215" table:formula="of:=IF(ISERROR(VLOOKUP([.C13];[$Info.$A$18:.$A$22];1;0));IF([.D13]&lt;[.C13];1+[.D13]-[.C13];[.D13]-[.C13]);0)" office:value-type="time" office:time-value="PT00H00M00S" calcext:value-type="time">
            <text:p>00:00</text:p>
          </table:table-cell>
          <table:table-cell table:style-name="ce216" table:formula="of:=IF(NOT(ISBLANK([.D13]));INDIRECT(ADDRESS(1+WEEKDAY([.A13];2);4;1;1;&quot;Info&quot;));0)" office:value-type="time" office:time-value="PT00H00M00S" calcext:value-type="time">
            <text:p>00:00</text:p>
          </table:table-cell>
          <table:table-cell table:style-name="ce217" table:formula="of:=IF(AND([.A13]&lt;=TODAY();[.A13]&lt;&gt;0);IF(ISERROR(VLOOKUP([.C13];[$Info.$A$18:.$A$21];1;0));INDIRECT(ADDRESS(1+WEEKDAY([.A13];2);3;1;1;&quot;Info&quot;));0);&quot;&quot;)">
            <text:p/>
          </table:table-cell>
          <table:table-cell table:style-name="ce218" table:formula="of:=IF(AND([.A13]&lt;=TODAY();[.A13]&lt;&gt;0);IF(NOT(ISBLANK([.G13]));IF([.E13]&lt;&gt;0;[.E13]-[.F13]-[.G13];-[.G13]);&quot;&quot;);&quot;&quot;)">
            <text:p/>
          </table:table-cell>
          <table:table-cell table:style-name="ce219" table:formula="of:=HOUR([.E13]-[.F13])*INDIRECT(ADDRESS(1+WEEKDAY([.A13];2);5;1;1;&quot;Info&quot;))+MINUTE([.E13]-[.F13])/60*INDIRECT(ADDRESS(1+WEEKDAY([.A13];2);5;1;1;&quot;Info&quot;))" office:value-type="float" office:value="0" calcext:value-type="float">
            <text:p>0,00</text:p>
          </table:table-cell>
          <table:table-cell table:number-columns-repeated="1015"/>
        </table:table-row>
        <table:table-row table:style-name="ro3">
          <table:table-cell table:style-name="ce201" table:formula="of:=IF(MONTH([.A13]+1)=MONTH([.A$6]);[.A13]+1;0)" office:value-type="date" office:date-value="2023-12-09" calcext:value-type="date">
            <text:p>09.12.23</text:p>
          </table:table-cell>
          <table:table-cell table:style-name="ce204" table:formula="of:=IF([.A14]=0;&quot;&quot;;VLOOKUP(WEEKDAY([.A14];2);[$Info.$A$2:.$B$8];2))" office:value-type="string" office:string-value="Saturday" calcext:value-type="string">
            <text:p>Saturday</text:p>
          </table:table-cell>
          <table:table-cell table:style-name="ce214" table:number-columns-repeated="2"/>
          <table:table-cell table:style-name="ce215" table:formula="of:=IF(ISERROR(VLOOKUP([.C14];[$Info.$A$18:.$A$22];1;0));IF([.D14]&lt;[.C14];1+[.D14]-[.C14];[.D14]-[.C14]);0)" office:value-type="time" office:time-value="PT00H00M00S" calcext:value-type="time">
            <text:p>00:00</text:p>
          </table:table-cell>
          <table:table-cell table:style-name="ce216" table:formula="of:=IF(NOT(ISBLANK([.D14]));INDIRECT(ADDRESS(1+WEEKDAY([.A14];2);4;1;1;&quot;Info&quot;));0)" office:value-type="time" office:time-value="PT00H00M00S" calcext:value-type="time">
            <text:p>00:00</text:p>
          </table:table-cell>
          <table:table-cell table:style-name="ce217" table:formula="of:=IF(AND([.A14]&lt;=TODAY();[.A14]&lt;&gt;0);IF(ISERROR(VLOOKUP([.C14];[$Info.$A$18:.$A$21];1;0));INDIRECT(ADDRESS(1+WEEKDAY([.A14];2);3;1;1;&quot;Info&quot;));0);&quot;&quot;)">
            <text:p/>
          </table:table-cell>
          <table:table-cell table:style-name="ce218" table:formula="of:=IF(AND([.A14]&lt;=TODAY();[.A14]&lt;&gt;0);IF(NOT(ISBLANK([.G14]));IF([.E14]&lt;&gt;0;[.E14]-[.F14]-[.G14];-[.G14]);&quot;&quot;);&quot;&quot;)">
            <text:p/>
          </table:table-cell>
          <table:table-cell table:style-name="ce219" table:formula="of:=HOUR([.E14]-[.F14])*INDIRECT(ADDRESS(1+WEEKDAY([.A14];2);5;1;1;&quot;Info&quot;))+MINUTE([.E14]-[.F14])/60*INDIRECT(ADDRESS(1+WEEKDAY([.A14];2);5;1;1;&quot;Info&quot;))" office:value-type="float" office:value="0" calcext:value-type="float">
            <text:p>0,00</text:p>
          </table:table-cell>
          <table:table-cell table:number-columns-repeated="1015"/>
        </table:table-row>
        <table:table-row table:style-name="ro3">
          <table:table-cell table:style-name="ce201" table:formula="of:=IF(MONTH([.A14]+1)=MONTH([.A$6]);[.A14]+1;0)" office:value-type="date" office:date-value="2023-12-10" calcext:value-type="date">
            <text:p>10.12.23</text:p>
          </table:table-cell>
          <table:table-cell table:style-name="ce204" table:formula="of:=IF([.A15]=0;&quot;&quot;;VLOOKUP(WEEKDAY([.A15];2);[$Info.$A$2:.$B$8];2))" office:value-type="string" office:string-value="Sunday" calcext:value-type="string">
            <text:p>Sunday</text:p>
          </table:table-cell>
          <table:table-cell table:style-name="ce214" table:number-columns-repeated="2"/>
          <table:table-cell table:style-name="ce215" table:formula="of:=IF(ISERROR(VLOOKUP([.C15];[$Info.$A$18:.$A$22];1;0));IF([.D15]&lt;[.C15];1+[.D15]-[.C15];[.D15]-[.C15]);0)" office:value-type="time" office:time-value="PT00H00M00S" calcext:value-type="time">
            <text:p>00:00</text:p>
          </table:table-cell>
          <table:table-cell table:style-name="ce216" table:formula="of:=IF(NOT(ISBLANK([.D15]));INDIRECT(ADDRESS(1+WEEKDAY([.A15];2);4;1;1;&quot;Info&quot;));0)" office:value-type="time" office:time-value="PT00H00M00S" calcext:value-type="time">
            <text:p>00:00</text:p>
          </table:table-cell>
          <table:table-cell table:style-name="ce217" table:formula="of:=IF(AND([.A15]&lt;=TODAY();[.A15]&lt;&gt;0);IF(ISERROR(VLOOKUP([.C15];[$Info.$A$18:.$A$21];1;0));INDIRECT(ADDRESS(1+WEEKDAY([.A15];2);3;1;1;&quot;Info&quot;));0);&quot;&quot;)">
            <text:p/>
          </table:table-cell>
          <table:table-cell table:style-name="ce218" table:formula="of:=IF(AND([.A15]&lt;=TODAY();[.A15]&lt;&gt;0);IF(NOT(ISBLANK([.G15]));IF([.E15]&lt;&gt;0;[.E15]-[.F15]-[.G15];-[.G15]);&quot;&quot;);&quot;&quot;)">
            <text:p/>
          </table:table-cell>
          <table:table-cell table:style-name="ce219" table:formula="of:=HOUR([.E15]-[.F15])*INDIRECT(ADDRESS(1+WEEKDAY([.A15];2);5;1;1;&quot;Info&quot;))+MINUTE([.E15]-[.F15])/60*INDIRECT(ADDRESS(1+WEEKDAY([.A15];2);5;1;1;&quot;Info&quot;))" office:value-type="float" office:value="0" calcext:value-type="float">
            <text:p>0,00</text:p>
          </table:table-cell>
          <table:table-cell table:number-columns-repeated="1015"/>
        </table:table-row>
        <table:table-row table:style-name="ro3">
          <table:table-cell table:style-name="ce201" table:formula="of:=IF(MONTH([.A15]+1)=MONTH([.A$6]);[.A15]+1;0)" office:value-type="date" office:date-value="2023-12-11" calcext:value-type="date">
            <text:p>11.12.23</text:p>
          </table:table-cell>
          <table:table-cell table:style-name="ce204" table:formula="of:=IF([.A16]=0;&quot;&quot;;VLOOKUP(WEEKDAY([.A16];2);[$Info.$A$2:.$B$8];2))" office:value-type="string" office:string-value="Monday" calcext:value-type="string">
            <text:p>Monday</text:p>
          </table:table-cell>
          <table:table-cell table:style-name="ce214" table:number-columns-repeated="2"/>
          <table:table-cell table:style-name="ce215" table:formula="of:=IF(ISERROR(VLOOKUP([.C16];[$Info.$A$18:.$A$22];1;0));IF([.D16]&lt;[.C16];1+[.D16]-[.C16];[.D16]-[.C16]);0)" office:value-type="time" office:time-value="PT00H00M00S" calcext:value-type="time">
            <text:p>00:00</text:p>
          </table:table-cell>
          <table:table-cell table:style-name="ce216" table:formula="of:=IF(NOT(ISBLANK([.D16]));INDIRECT(ADDRESS(1+WEEKDAY([.A16];2);4;1;1;&quot;Info&quot;));0)" office:value-type="time" office:time-value="PT00H00M00S" calcext:value-type="time">
            <text:p>00:00</text:p>
          </table:table-cell>
          <table:table-cell table:style-name="ce217" table:formula="of:=IF(AND([.A16]&lt;=TODAY();[.A16]&lt;&gt;0);IF(ISERROR(VLOOKUP([.C16];[$Info.$A$18:.$A$21];1;0));INDIRECT(ADDRESS(1+WEEKDAY([.A16];2);3;1;1;&quot;Info&quot;));0);&quot;&quot;)">
            <text:p/>
          </table:table-cell>
          <table:table-cell table:style-name="ce218" table:formula="of:=IF(AND([.A16]&lt;=TODAY();[.A16]&lt;&gt;0);IF(NOT(ISBLANK([.G16]));IF([.E16]&lt;&gt;0;[.E16]-[.F16]-[.G16];-[.G16]);&quot;&quot;);&quot;&quot;)">
            <text:p/>
          </table:table-cell>
          <table:table-cell table:style-name="ce219" table:formula="of:=HOUR([.E16]-[.F16])*INDIRECT(ADDRESS(1+WEEKDAY([.A16];2);5;1;1;&quot;Info&quot;))+MINUTE([.E16]-[.F16])/60*INDIRECT(ADDRESS(1+WEEKDAY([.A16];2);5;1;1;&quot;Info&quot;))" office:value-type="float" office:value="0" calcext:value-type="float">
            <text:p>0,00</text:p>
          </table:table-cell>
          <table:table-cell table:number-columns-repeated="1015"/>
        </table:table-row>
        <table:table-row table:style-name="ro3">
          <table:table-cell table:style-name="ce201" table:formula="of:=IF(MONTH([.A16]+1)=MONTH([.A$6]);[.A16]+1;0)" office:value-type="date" office:date-value="2023-12-12" calcext:value-type="date">
            <text:p>12.12.23</text:p>
          </table:table-cell>
          <table:table-cell table:style-name="ce204" table:formula="of:=IF([.A17]=0;&quot;&quot;;VLOOKUP(WEEKDAY([.A17];2);[$Info.$A$2:.$B$8];2))" office:value-type="string" office:string-value="Tuesday" calcext:value-type="string">
            <text:p>Tuesday</text:p>
          </table:table-cell>
          <table:table-cell table:style-name="ce214" table:number-columns-repeated="2"/>
          <table:table-cell table:style-name="ce215" table:formula="of:=IF(ISERROR(VLOOKUP([.C17];[$Info.$A$18:.$A$22];1;0));IF([.D17]&lt;[.C17];1+[.D17]-[.C17];[.D17]-[.C17]);0)" office:value-type="time" office:time-value="PT00H00M00S" calcext:value-type="time">
            <text:p>00:00</text:p>
          </table:table-cell>
          <table:table-cell table:style-name="ce216" table:formula="of:=IF(NOT(ISBLANK([.D17]));INDIRECT(ADDRESS(1+WEEKDAY([.A17];2);4;1;1;&quot;Info&quot;));0)" office:value-type="time" office:time-value="PT00H00M00S" calcext:value-type="time">
            <text:p>00:00</text:p>
          </table:table-cell>
          <table:table-cell table:style-name="ce217" table:formula="of:=IF(AND([.A17]&lt;=TODAY();[.A17]&lt;&gt;0);IF(ISERROR(VLOOKUP([.C17];[$Info.$A$18:.$A$21];1;0));INDIRECT(ADDRESS(1+WEEKDAY([.A17];2);3;1;1;&quot;Info&quot;));0);&quot;&quot;)">
            <text:p/>
          </table:table-cell>
          <table:table-cell table:style-name="ce218" table:formula="of:=IF(AND([.A17]&lt;=TODAY();[.A17]&lt;&gt;0);IF(NOT(ISBLANK([.G17]));IF([.E17]&lt;&gt;0;[.E17]-[.F17]-[.G17];-[.G17]);&quot;&quot;);&quot;&quot;)">
            <text:p/>
          </table:table-cell>
          <table:table-cell table:style-name="ce219" table:formula="of:=HOUR([.E17]-[.F17])*INDIRECT(ADDRESS(1+WEEKDAY([.A17];2);5;1;1;&quot;Info&quot;))+MINUTE([.E17]-[.F17])/60*INDIRECT(ADDRESS(1+WEEKDAY([.A17];2);5;1;1;&quot;Info&quot;))" office:value-type="float" office:value="0" calcext:value-type="float">
            <text:p>0,00</text:p>
          </table:table-cell>
          <table:table-cell table:number-columns-repeated="1015"/>
        </table:table-row>
        <table:table-row table:style-name="ro3">
          <table:table-cell table:style-name="ce201" table:formula="of:=IF(MONTH([.A17]+1)=MONTH([.A$6]);[.A17]+1;0)" office:value-type="date" office:date-value="2023-12-13" calcext:value-type="date">
            <text:p>13.12.23</text:p>
          </table:table-cell>
          <table:table-cell table:style-name="ce204" table:formula="of:=IF([.A18]=0;&quot;&quot;;VLOOKUP(WEEKDAY([.A18];2);[$Info.$A$2:.$B$8];2))" office:value-type="string" office:string-value="Wednesday" calcext:value-type="string">
            <text:p>Wednesday</text:p>
          </table:table-cell>
          <table:table-cell table:style-name="ce214" table:number-columns-repeated="2"/>
          <table:table-cell table:style-name="ce215" table:formula="of:=IF(ISERROR(VLOOKUP([.C18];[$Info.$A$18:.$A$22];1;0));IF([.D18]&lt;[.C18];1+[.D18]-[.C18];[.D18]-[.C18]);0)" office:value-type="time" office:time-value="PT00H00M00S" calcext:value-type="time">
            <text:p>00:00</text:p>
          </table:table-cell>
          <table:table-cell table:style-name="ce216" table:formula="of:=IF(NOT(ISBLANK([.D18]));INDIRECT(ADDRESS(1+WEEKDAY([.A18];2);4;1;1;&quot;Info&quot;));0)" office:value-type="time" office:time-value="PT00H00M00S" calcext:value-type="time">
            <text:p>00:00</text:p>
          </table:table-cell>
          <table:table-cell table:style-name="ce217" table:formula="of:=IF(AND([.A18]&lt;=TODAY();[.A18]&lt;&gt;0);IF(ISERROR(VLOOKUP([.C18];[$Info.$A$18:.$A$21];1;0));INDIRECT(ADDRESS(1+WEEKDAY([.A18];2);3;1;1;&quot;Info&quot;));0);&quot;&quot;)">
            <text:p/>
          </table:table-cell>
          <table:table-cell table:style-name="ce218" table:formula="of:=IF(AND([.A18]&lt;=TODAY();[.A18]&lt;&gt;0);IF(NOT(ISBLANK([.G18]));IF([.E18]&lt;&gt;0;[.E18]-[.F18]-[.G18];-[.G18]);&quot;&quot;);&quot;&quot;)">
            <text:p/>
          </table:table-cell>
          <table:table-cell table:style-name="ce219" table:formula="of:=HOUR([.E18]-[.F18])*INDIRECT(ADDRESS(1+WEEKDAY([.A18];2);5;1;1;&quot;Info&quot;))+MINUTE([.E18]-[.F18])/60*INDIRECT(ADDRESS(1+WEEKDAY([.A18];2);5;1;1;&quot;Info&quot;))" office:value-type="float" office:value="0" calcext:value-type="float">
            <text:p>0,00</text:p>
          </table:table-cell>
          <table:table-cell table:number-columns-repeated="1015"/>
        </table:table-row>
        <table:table-row table:style-name="ro3">
          <table:table-cell table:style-name="ce201" table:formula="of:=IF(MONTH([.A18]+1)=MONTH([.A$6]);[.A18]+1;0)" office:value-type="date" office:date-value="2023-12-14" calcext:value-type="date">
            <text:p>14.12.23</text:p>
          </table:table-cell>
          <table:table-cell table:style-name="ce204" table:formula="of:=IF([.A19]=0;&quot;&quot;;VLOOKUP(WEEKDAY([.A19];2);[$Info.$A$2:.$B$8];2))" office:value-type="string" office:string-value="Thursday" calcext:value-type="string">
            <text:p>Thursday</text:p>
          </table:table-cell>
          <table:table-cell table:style-name="ce214" table:number-columns-repeated="2"/>
          <table:table-cell table:style-name="ce215" table:formula="of:=IF(ISERROR(VLOOKUP([.C19];[$Info.$A$18:.$A$22];1;0));IF([.D19]&lt;[.C19];1+[.D19]-[.C19];[.D19]-[.C19]);0)" office:value-type="time" office:time-value="PT00H00M00S" calcext:value-type="time">
            <text:p>00:00</text:p>
          </table:table-cell>
          <table:table-cell table:style-name="ce216" table:formula="of:=IF(NOT(ISBLANK([.D19]));INDIRECT(ADDRESS(1+WEEKDAY([.A19];2);4;1;1;&quot;Info&quot;));0)" office:value-type="time" office:time-value="PT00H00M00S" calcext:value-type="time">
            <text:p>00:00</text:p>
          </table:table-cell>
          <table:table-cell table:style-name="ce217" table:formula="of:=IF(AND([.A19]&lt;=TODAY();[.A19]&lt;&gt;0);IF(ISERROR(VLOOKUP([.C19];[$Info.$A$18:.$A$21];1;0));INDIRECT(ADDRESS(1+WEEKDAY([.A19];2);3;1;1;&quot;Info&quot;));0);&quot;&quot;)">
            <text:p/>
          </table:table-cell>
          <table:table-cell table:style-name="ce218" table:formula="of:=IF(AND([.A19]&lt;=TODAY();[.A19]&lt;&gt;0);IF(NOT(ISBLANK([.G19]));IF([.E19]&lt;&gt;0;[.E19]-[.F19]-[.G19];-[.G19]);&quot;&quot;);&quot;&quot;)">
            <text:p/>
          </table:table-cell>
          <table:table-cell table:style-name="ce219" table:formula="of:=HOUR([.E19]-[.F19])*INDIRECT(ADDRESS(1+WEEKDAY([.A19];2);5;1;1;&quot;Info&quot;))+MINUTE([.E19]-[.F19])/60*INDIRECT(ADDRESS(1+WEEKDAY([.A19];2);5;1;1;&quot;Info&quot;))" office:value-type="float" office:value="0" calcext:value-type="float">
            <text:p>0,00</text:p>
          </table:table-cell>
          <table:table-cell table:number-columns-repeated="1015"/>
        </table:table-row>
        <table:table-row table:style-name="ro3">
          <table:table-cell table:style-name="ce201" table:formula="of:=IF(MONTH([.A19]+1)=MONTH([.A$6]);[.A19]+1;0)" office:value-type="date" office:date-value="2023-12-15" calcext:value-type="date">
            <text:p>15.12.23</text:p>
          </table:table-cell>
          <table:table-cell table:style-name="ce204" table:formula="of:=IF([.A20]=0;&quot;&quot;;VLOOKUP(WEEKDAY([.A20];2);[$Info.$A$2:.$B$8];2))" office:value-type="string" office:string-value="Friday" calcext:value-type="string">
            <text:p>Friday</text:p>
          </table:table-cell>
          <table:table-cell table:style-name="ce214" table:number-columns-repeated="2"/>
          <table:table-cell table:style-name="ce215" table:formula="of:=IF(ISERROR(VLOOKUP([.C20];[$Info.$A$18:.$A$22];1;0));IF([.D20]&lt;[.C20];1+[.D20]-[.C20];[.D20]-[.C20]);0)" office:value-type="time" office:time-value="PT00H00M00S" calcext:value-type="time">
            <text:p>00:00</text:p>
          </table:table-cell>
          <table:table-cell table:style-name="ce216" table:formula="of:=IF(NOT(ISBLANK([.D20]));INDIRECT(ADDRESS(1+WEEKDAY([.A20];2);4;1;1;&quot;Info&quot;));0)" office:value-type="time" office:time-value="PT00H00M00S" calcext:value-type="time">
            <text:p>00:00</text:p>
          </table:table-cell>
          <table:table-cell table:style-name="ce217" table:formula="of:=IF(AND([.A20]&lt;=TODAY();[.A20]&lt;&gt;0);IF(ISERROR(VLOOKUP([.C20];[$Info.$A$18:.$A$21];1;0));INDIRECT(ADDRESS(1+WEEKDAY([.A20];2);3;1;1;&quot;Info&quot;));0);&quot;&quot;)">
            <text:p/>
          </table:table-cell>
          <table:table-cell table:style-name="ce218" table:formula="of:=IF(AND([.A20]&lt;=TODAY();[.A20]&lt;&gt;0);IF(NOT(ISBLANK([.G20]));IF([.E20]&lt;&gt;0;[.E20]-[.F20]-[.G20];-[.G20]);&quot;&quot;);&quot;&quot;)">
            <text:p/>
          </table:table-cell>
          <table:table-cell table:style-name="ce219" table:formula="of:=HOUR([.E20]-[.F20])*INDIRECT(ADDRESS(1+WEEKDAY([.A20];2);5;1;1;&quot;Info&quot;))+MINUTE([.E20]-[.F20])/60*INDIRECT(ADDRESS(1+WEEKDAY([.A20];2);5;1;1;&quot;Info&quot;))" office:value-type="float" office:value="0" calcext:value-type="float">
            <text:p>0,00</text:p>
          </table:table-cell>
          <table:table-cell table:number-columns-repeated="1015"/>
        </table:table-row>
        <table:table-row table:style-name="ro3">
          <table:table-cell table:style-name="ce201" table:formula="of:=IF(MONTH([.A20]+1)=MONTH([.A$6]);[.A20]+1;0)" office:value-type="date" office:date-value="2023-12-16" calcext:value-type="date">
            <text:p>16.12.23</text:p>
          </table:table-cell>
          <table:table-cell table:style-name="ce204" table:formula="of:=IF([.A21]=0;&quot;&quot;;VLOOKUP(WEEKDAY([.A21];2);[$Info.$A$2:.$B$8];2))" office:value-type="string" office:string-value="Saturday" calcext:value-type="string">
            <text:p>Saturday</text:p>
          </table:table-cell>
          <table:table-cell table:style-name="ce214" table:number-columns-repeated="2"/>
          <table:table-cell table:style-name="ce215" table:formula="of:=IF(ISERROR(VLOOKUP([.C21];[$Info.$A$18:.$A$22];1;0));IF([.D21]&lt;[.C21];1+[.D21]-[.C21];[.D21]-[.C21]);0)" office:value-type="time" office:time-value="PT00H00M00S" calcext:value-type="time">
            <text:p>00:00</text:p>
          </table:table-cell>
          <table:table-cell table:style-name="ce216" table:formula="of:=IF(NOT(ISBLANK([.D21]));INDIRECT(ADDRESS(1+WEEKDAY([.A21];2);4;1;1;&quot;Info&quot;));0)" office:value-type="time" office:time-value="PT00H00M00S" calcext:value-type="time">
            <text:p>00:00</text:p>
          </table:table-cell>
          <table:table-cell table:style-name="ce217" table:formula="of:=IF(AND([.A21]&lt;=TODAY();[.A21]&lt;&gt;0);IF(ISERROR(VLOOKUP([.C21];[$Info.$A$18:.$A$21];1;0));INDIRECT(ADDRESS(1+WEEKDAY([.A21];2);3;1;1;&quot;Info&quot;));0);&quot;&quot;)">
            <text:p/>
          </table:table-cell>
          <table:table-cell table:style-name="ce218" table:formula="of:=IF(AND([.A21]&lt;=TODAY();[.A21]&lt;&gt;0);IF(NOT(ISBLANK([.G21]));IF([.E21]&lt;&gt;0;[.E21]-[.F21]-[.G21];-[.G21]);&quot;&quot;);&quot;&quot;)">
            <text:p/>
          </table:table-cell>
          <table:table-cell table:style-name="ce219" table:formula="of:=HOUR([.E21]-[.F21])*INDIRECT(ADDRESS(1+WEEKDAY([.A21];2);5;1;1;&quot;Info&quot;))+MINUTE([.E21]-[.F21])/60*INDIRECT(ADDRESS(1+WEEKDAY([.A21];2);5;1;1;&quot;Info&quot;))" office:value-type="float" office:value="0" calcext:value-type="float">
            <text:p>0,00</text:p>
          </table:table-cell>
          <table:table-cell table:number-columns-repeated="1015"/>
        </table:table-row>
        <table:table-row table:style-name="ro3">
          <table:table-cell table:style-name="ce201" table:formula="of:=IF(MONTH([.A21]+1)=MONTH([.A$6]);[.A21]+1;0)" office:value-type="date" office:date-value="2023-12-17" calcext:value-type="date">
            <text:p>17.12.23</text:p>
          </table:table-cell>
          <table:table-cell table:style-name="ce204" table:formula="of:=IF([.A22]=0;&quot;&quot;;VLOOKUP(WEEKDAY([.A22];2);[$Info.$A$2:.$B$8];2))" office:value-type="string" office:string-value="Sunday" calcext:value-type="string">
            <text:p>Sunday</text:p>
          </table:table-cell>
          <table:table-cell table:style-name="ce214" table:number-columns-repeated="2"/>
          <table:table-cell table:style-name="ce215" table:formula="of:=IF(ISERROR(VLOOKUP([.C22];[$Info.$A$18:.$A$22];1;0));IF([.D22]&lt;[.C22];1+[.D22]-[.C22];[.D22]-[.C22]);0)" office:value-type="time" office:time-value="PT00H00M00S" calcext:value-type="time">
            <text:p>00:00</text:p>
          </table:table-cell>
          <table:table-cell table:style-name="ce216" table:formula="of:=IF(NOT(ISBLANK([.D22]));INDIRECT(ADDRESS(1+WEEKDAY([.A22];2);4;1;1;&quot;Info&quot;));0)" office:value-type="time" office:time-value="PT00H00M00S" calcext:value-type="time">
            <text:p>00:00</text:p>
          </table:table-cell>
          <table:table-cell table:style-name="ce217" table:formula="of:=IF(AND([.A22]&lt;=TODAY();[.A22]&lt;&gt;0);IF(ISERROR(VLOOKUP([.C22];[$Info.$A$18:.$A$21];1;0));INDIRECT(ADDRESS(1+WEEKDAY([.A22];2);3;1;1;&quot;Info&quot;));0);&quot;&quot;)">
            <text:p/>
          </table:table-cell>
          <table:table-cell table:style-name="ce218" table:formula="of:=IF(AND([.A22]&lt;=TODAY();[.A22]&lt;&gt;0);IF(NOT(ISBLANK([.G22]));IF([.E22]&lt;&gt;0;[.E22]-[.F22]-[.G22];-[.G22]);&quot;&quot;);&quot;&quot;)">
            <text:p/>
          </table:table-cell>
          <table:table-cell table:style-name="ce219" table:formula="of:=HOUR([.E22]-[.F22])*INDIRECT(ADDRESS(1+WEEKDAY([.A22];2);5;1;1;&quot;Info&quot;))+MINUTE([.E22]-[.F22])/60*INDIRECT(ADDRESS(1+WEEKDAY([.A22];2);5;1;1;&quot;Info&quot;))" office:value-type="float" office:value="0" calcext:value-type="float">
            <text:p>0,00</text:p>
          </table:table-cell>
          <table:table-cell table:number-columns-repeated="1015"/>
        </table:table-row>
        <table:table-row table:style-name="ro3">
          <table:table-cell table:style-name="ce201" table:formula="of:=IF(MONTH([.A22]+1)=MONTH([.A$6]);[.A22]+1;0)" office:value-type="date" office:date-value="2023-12-18" calcext:value-type="date">
            <text:p>18.12.23</text:p>
          </table:table-cell>
          <table:table-cell table:style-name="ce204" table:formula="of:=IF([.A23]=0;&quot;&quot;;VLOOKUP(WEEKDAY([.A23];2);[$Info.$A$2:.$B$8];2))" office:value-type="string" office:string-value="Monday" calcext:value-type="string">
            <text:p>Monday</text:p>
          </table:table-cell>
          <table:table-cell table:style-name="ce214" table:number-columns-repeated="2"/>
          <table:table-cell table:style-name="ce215" table:formula="of:=IF(ISERROR(VLOOKUP([.C23];[$Info.$A$18:.$A$22];1;0));IF([.D23]&lt;[.C23];1+[.D23]-[.C23];[.D23]-[.C23]);0)" office:value-type="time" office:time-value="PT00H00M00S" calcext:value-type="time">
            <text:p>00:00</text:p>
          </table:table-cell>
          <table:table-cell table:style-name="ce216" table:formula="of:=IF(NOT(ISBLANK([.D23]));INDIRECT(ADDRESS(1+WEEKDAY([.A23];2);4;1;1;&quot;Info&quot;));0)" office:value-type="time" office:time-value="PT00H00M00S" calcext:value-type="time">
            <text:p>00:00</text:p>
          </table:table-cell>
          <table:table-cell table:style-name="ce217" table:formula="of:=IF(AND([.A23]&lt;=TODAY();[.A23]&lt;&gt;0);IF(ISERROR(VLOOKUP([.C23];[$Info.$A$18:.$A$21];1;0));INDIRECT(ADDRESS(1+WEEKDAY([.A23];2);3;1;1;&quot;Info&quot;));0);&quot;&quot;)">
            <text:p/>
          </table:table-cell>
          <table:table-cell table:style-name="ce218" table:formula="of:=IF(AND([.A23]&lt;=TODAY();[.A23]&lt;&gt;0);IF(NOT(ISBLANK([.G23]));IF([.E23]&lt;&gt;0;[.E23]-[.F23]-[.G23];-[.G23]);&quot;&quot;);&quot;&quot;)">
            <text:p/>
          </table:table-cell>
          <table:table-cell table:style-name="ce219" table:formula="of:=HOUR([.E23]-[.F23])*INDIRECT(ADDRESS(1+WEEKDAY([.A23];2);5;1;1;&quot;Info&quot;))+MINUTE([.E23]-[.F23])/60*INDIRECT(ADDRESS(1+WEEKDAY([.A23];2);5;1;1;&quot;Info&quot;))" office:value-type="float" office:value="0" calcext:value-type="float">
            <text:p>0,00</text:p>
          </table:table-cell>
          <table:table-cell table:number-columns-repeated="1015"/>
        </table:table-row>
        <table:table-row table:style-name="ro3">
          <table:table-cell table:style-name="ce201" table:formula="of:=IF(MONTH([.A23]+1)=MONTH([.A$6]);[.A23]+1;0)" office:value-type="date" office:date-value="2023-12-19" calcext:value-type="date">
            <text:p>19.12.23</text:p>
          </table:table-cell>
          <table:table-cell table:style-name="ce204" table:formula="of:=IF([.A24]=0;&quot;&quot;;VLOOKUP(WEEKDAY([.A24];2);[$Info.$A$2:.$B$8];2))" office:value-type="string" office:string-value="Tuesday" calcext:value-type="string">
            <text:p>Tuesday</text:p>
          </table:table-cell>
          <table:table-cell table:style-name="ce214" table:number-columns-repeated="2"/>
          <table:table-cell table:style-name="ce215" table:formula="of:=IF(ISERROR(VLOOKUP([.C24];[$Info.$A$18:.$A$22];1;0));IF([.D24]&lt;[.C24];1+[.D24]-[.C24];[.D24]-[.C24]);0)" office:value-type="time" office:time-value="PT00H00M00S" calcext:value-type="time">
            <text:p>00:00</text:p>
          </table:table-cell>
          <table:table-cell table:style-name="ce216" table:formula="of:=IF(NOT(ISBLANK([.D24]));INDIRECT(ADDRESS(1+WEEKDAY([.A24];2);4;1;1;&quot;Info&quot;));0)" office:value-type="time" office:time-value="PT00H00M00S" calcext:value-type="time">
            <text:p>00:00</text:p>
          </table:table-cell>
          <table:table-cell table:style-name="ce217" table:formula="of:=IF(AND([.A24]&lt;=TODAY();[.A24]&lt;&gt;0);IF(ISERROR(VLOOKUP([.C24];[$Info.$A$18:.$A$21];1;0));INDIRECT(ADDRESS(1+WEEKDAY([.A24];2);3;1;1;&quot;Info&quot;));0);&quot;&quot;)">
            <text:p/>
          </table:table-cell>
          <table:table-cell table:style-name="ce218" table:formula="of:=IF(AND([.A24]&lt;=TODAY();[.A24]&lt;&gt;0);IF(NOT(ISBLANK([.G24]));IF([.E24]&lt;&gt;0;[.E24]-[.F24]-[.G24];-[.G24]);&quot;&quot;);&quot;&quot;)">
            <text:p/>
          </table:table-cell>
          <table:table-cell table:style-name="ce219" table:formula="of:=HOUR([.E24]-[.F24])*INDIRECT(ADDRESS(1+WEEKDAY([.A24];2);5;1;1;&quot;Info&quot;))+MINUTE([.E24]-[.F24])/60*INDIRECT(ADDRESS(1+WEEKDAY([.A24];2);5;1;1;&quot;Info&quot;))" office:value-type="float" office:value="0" calcext:value-type="float">
            <text:p>0,00</text:p>
          </table:table-cell>
          <table:table-cell table:number-columns-repeated="1015"/>
        </table:table-row>
        <table:table-row table:style-name="ro3">
          <table:table-cell table:style-name="ce201" table:formula="of:=IF(MONTH([.A24]+1)=MONTH([.A$6]);[.A24]+1;0)" office:value-type="date" office:date-value="2023-12-20" calcext:value-type="date">
            <text:p>20.12.23</text:p>
          </table:table-cell>
          <table:table-cell table:style-name="ce204" table:formula="of:=IF([.A25]=0;&quot;&quot;;VLOOKUP(WEEKDAY([.A25];2);[$Info.$A$2:.$B$8];2))" office:value-type="string" office:string-value="Wednesday" calcext:value-type="string">
            <text:p>Wednesday</text:p>
          </table:table-cell>
          <table:table-cell table:style-name="ce214" table:number-columns-repeated="2"/>
          <table:table-cell table:style-name="ce215" table:formula="of:=IF(ISERROR(VLOOKUP([.C25];[$Info.$A$18:.$A$22];1;0));IF([.D25]&lt;[.C25];1+[.D25]-[.C25];[.D25]-[.C25]);0)" office:value-type="time" office:time-value="PT00H00M00S" calcext:value-type="time">
            <text:p>00:00</text:p>
          </table:table-cell>
          <table:table-cell table:style-name="ce216" table:formula="of:=IF(NOT(ISBLANK([.D25]));INDIRECT(ADDRESS(1+WEEKDAY([.A25];2);4;1;1;&quot;Info&quot;));0)" office:value-type="time" office:time-value="PT00H00M00S" calcext:value-type="time">
            <text:p>00:00</text:p>
          </table:table-cell>
          <table:table-cell table:style-name="ce217" table:formula="of:=IF(AND([.A25]&lt;=TODAY();[.A25]&lt;&gt;0);IF(ISERROR(VLOOKUP([.C25];[$Info.$A$18:.$A$21];1;0));INDIRECT(ADDRESS(1+WEEKDAY([.A25];2);3;1;1;&quot;Info&quot;));0);&quot;&quot;)">
            <text:p/>
          </table:table-cell>
          <table:table-cell table:style-name="ce218" table:formula="of:=IF(AND([.A25]&lt;=TODAY();[.A25]&lt;&gt;0);IF(NOT(ISBLANK([.G25]));IF([.E25]&lt;&gt;0;[.E25]-[.F25]-[.G25];-[.G25]);&quot;&quot;);&quot;&quot;)">
            <text:p/>
          </table:table-cell>
          <table:table-cell table:style-name="ce219" table:formula="of:=HOUR([.E25]-[.F25])*INDIRECT(ADDRESS(1+WEEKDAY([.A25];2);5;1;1;&quot;Info&quot;))+MINUTE([.E25]-[.F25])/60*INDIRECT(ADDRESS(1+WEEKDAY([.A25];2);5;1;1;&quot;Info&quot;))" office:value-type="float" office:value="0" calcext:value-type="float">
            <text:p>0,00</text:p>
          </table:table-cell>
          <table:table-cell table:number-columns-repeated="1015"/>
        </table:table-row>
        <table:table-row table:style-name="ro3">
          <table:table-cell table:style-name="ce201" table:formula="of:=IF(MONTH([.A25]+1)=MONTH([.A$6]);[.A25]+1;0)" office:value-type="date" office:date-value="2023-12-21" calcext:value-type="date">
            <text:p>21.12.23</text:p>
          </table:table-cell>
          <table:table-cell table:style-name="ce204" table:formula="of:=IF([.A26]=0;&quot;&quot;;VLOOKUP(WEEKDAY([.A26];2);[$Info.$A$2:.$B$8];2))" office:value-type="string" office:string-value="Thursday" calcext:value-type="string">
            <text:p>Thursday</text:p>
          </table:table-cell>
          <table:table-cell table:style-name="ce214" table:number-columns-repeated="2"/>
          <table:table-cell table:style-name="ce215" table:formula="of:=IF(ISERROR(VLOOKUP([.C26];[$Info.$A$18:.$A$22];1;0));IF([.D26]&lt;[.C26];1+[.D26]-[.C26];[.D26]-[.C26]);0)" office:value-type="time" office:time-value="PT00H00M00S" calcext:value-type="time">
            <text:p>00:00</text:p>
          </table:table-cell>
          <table:table-cell table:style-name="ce216" table:formula="of:=IF(NOT(ISBLANK([.D26]));INDIRECT(ADDRESS(1+WEEKDAY([.A26];2);4;1;1;&quot;Info&quot;));0)" office:value-type="time" office:time-value="PT00H00M00S" calcext:value-type="time">
            <text:p>00:00</text:p>
          </table:table-cell>
          <table:table-cell table:style-name="ce217" table:formula="of:=IF(AND([.A26]&lt;=TODAY();[.A26]&lt;&gt;0);IF(ISERROR(VLOOKUP([.C26];[$Info.$A$18:.$A$21];1;0));INDIRECT(ADDRESS(1+WEEKDAY([.A26];2);3;1;1;&quot;Info&quot;));0);&quot;&quot;)">
            <text:p/>
          </table:table-cell>
          <table:table-cell table:style-name="ce218" table:formula="of:=IF(AND([.A26]&lt;=TODAY();[.A26]&lt;&gt;0);IF(NOT(ISBLANK([.G26]));IF([.E26]&lt;&gt;0;[.E26]-[.F26]-[.G26];-[.G26]);&quot;&quot;);&quot;&quot;)">
            <text:p/>
          </table:table-cell>
          <table:table-cell table:style-name="ce219" table:formula="of:=HOUR([.E26]-[.F26])*INDIRECT(ADDRESS(1+WEEKDAY([.A26];2);5;1;1;&quot;Info&quot;))+MINUTE([.E26]-[.F26])/60*INDIRECT(ADDRESS(1+WEEKDAY([.A26];2);5;1;1;&quot;Info&quot;))" office:value-type="float" office:value="0" calcext:value-type="float">
            <text:p>0,00</text:p>
          </table:table-cell>
          <table:table-cell table:number-columns-repeated="1015"/>
        </table:table-row>
        <table:table-row table:style-name="ro3">
          <table:table-cell table:style-name="ce201" table:formula="of:=IF(MONTH([.A26]+1)=MONTH([.A$6]);[.A26]+1;0)" office:value-type="date" office:date-value="2023-12-22" calcext:value-type="date">
            <text:p>22.12.23</text:p>
          </table:table-cell>
          <table:table-cell table:style-name="ce204" table:formula="of:=IF([.A27]=0;&quot;&quot;;VLOOKUP(WEEKDAY([.A27];2);[$Info.$A$2:.$B$8];2))" office:value-type="string" office:string-value="Friday" calcext:value-type="string">
            <text:p>Friday</text:p>
          </table:table-cell>
          <table:table-cell table:style-name="ce214" table:number-columns-repeated="2"/>
          <table:table-cell table:style-name="ce215" table:formula="of:=IF(ISERROR(VLOOKUP([.C27];[$Info.$A$18:.$A$22];1;0));IF([.D27]&lt;[.C27];1+[.D27]-[.C27];[.D27]-[.C27]);0)" office:value-type="time" office:time-value="PT00H00M00S" calcext:value-type="time">
            <text:p>00:00</text:p>
          </table:table-cell>
          <table:table-cell table:style-name="ce216" table:formula="of:=IF(NOT(ISBLANK([.D27]));INDIRECT(ADDRESS(1+WEEKDAY([.A27];2);4;1;1;&quot;Info&quot;));0)" office:value-type="time" office:time-value="PT00H00M00S" calcext:value-type="time">
            <text:p>00:00</text:p>
          </table:table-cell>
          <table:table-cell table:style-name="ce217" table:formula="of:=IF(AND([.A27]&lt;=TODAY();[.A27]&lt;&gt;0);IF(ISERROR(VLOOKUP([.C27];[$Info.$A$18:.$A$21];1;0));INDIRECT(ADDRESS(1+WEEKDAY([.A27];2);3;1;1;&quot;Info&quot;));0);&quot;&quot;)">
            <text:p/>
          </table:table-cell>
          <table:table-cell table:style-name="ce218" table:formula="of:=IF(AND([.A27]&lt;=TODAY();[.A27]&lt;&gt;0);IF(NOT(ISBLANK([.G27]));IF([.E27]&lt;&gt;0;[.E27]-[.F27]-[.G27];-[.G27]);&quot;&quot;);&quot;&quot;)">
            <text:p/>
          </table:table-cell>
          <table:table-cell table:style-name="ce219" table:formula="of:=HOUR([.E27]-[.F27])*INDIRECT(ADDRESS(1+WEEKDAY([.A27];2);5;1;1;&quot;Info&quot;))+MINUTE([.E27]-[.F27])/60*INDIRECT(ADDRESS(1+WEEKDAY([.A27];2);5;1;1;&quot;Info&quot;))" office:value-type="float" office:value="0" calcext:value-type="float">
            <text:p>0,00</text:p>
          </table:table-cell>
          <table:table-cell table:number-columns-repeated="1015"/>
        </table:table-row>
        <table:table-row table:style-name="ro3">
          <table:table-cell table:style-name="ce201" table:formula="of:=IF(MONTH([.A27]+1)=MONTH([.A$6]);[.A27]+1;0)" office:value-type="date" office:date-value="2023-12-23" calcext:value-type="date">
            <text:p>23.12.23</text:p>
          </table:table-cell>
          <table:table-cell table:style-name="ce204" table:formula="of:=IF([.A28]=0;&quot;&quot;;VLOOKUP(WEEKDAY([.A28];2);[$Info.$A$2:.$B$8];2))" office:value-type="string" office:string-value="Saturday" calcext:value-type="string">
            <text:p>Saturday</text:p>
          </table:table-cell>
          <table:table-cell table:style-name="ce214" table:number-columns-repeated="2"/>
          <table:table-cell table:style-name="ce215" table:formula="of:=IF(ISERROR(VLOOKUP([.C28];[$Info.$A$18:.$A$22];1;0));IF([.D28]&lt;[.C28];1+[.D28]-[.C28];[.D28]-[.C28]);0)" office:value-type="time" office:time-value="PT00H00M00S" calcext:value-type="time">
            <text:p>00:00</text:p>
          </table:table-cell>
          <table:table-cell table:style-name="ce216" table:formula="of:=IF(NOT(ISBLANK([.D28]));INDIRECT(ADDRESS(1+WEEKDAY([.A28];2);4;1;1;&quot;Info&quot;));0)" office:value-type="time" office:time-value="PT00H00M00S" calcext:value-type="time">
            <text:p>00:00</text:p>
          </table:table-cell>
          <table:table-cell table:style-name="ce217" table:formula="of:=IF(AND([.A28]&lt;=TODAY();[.A28]&lt;&gt;0);IF(ISERROR(VLOOKUP([.C28];[$Info.$A$18:.$A$21];1;0));INDIRECT(ADDRESS(1+WEEKDAY([.A28];2);3;1;1;&quot;Info&quot;));0);&quot;&quot;)">
            <text:p/>
          </table:table-cell>
          <table:table-cell table:style-name="ce218" table:formula="of:=IF(AND([.A28]&lt;=TODAY();[.A28]&lt;&gt;0);IF(NOT(ISBLANK([.G28]));IF([.E28]&lt;&gt;0;[.E28]-[.F28]-[.G28];-[.G28]);&quot;&quot;);&quot;&quot;)">
            <text:p/>
          </table:table-cell>
          <table:table-cell table:style-name="ce219" table:formula="of:=HOUR([.E28]-[.F28])*INDIRECT(ADDRESS(1+WEEKDAY([.A28];2);5;1;1;&quot;Info&quot;))+MINUTE([.E28]-[.F28])/60*INDIRECT(ADDRESS(1+WEEKDAY([.A28];2);5;1;1;&quot;Info&quot;))" office:value-type="float" office:value="0" calcext:value-type="float">
            <text:p>0,00</text:p>
          </table:table-cell>
          <table:table-cell table:number-columns-repeated="1015"/>
        </table:table-row>
        <table:table-row table:style-name="ro3">
          <table:table-cell table:style-name="ce201" table:formula="of:=IF(MONTH([.A28]+1)=MONTH([.A$6]);[.A28]+1;0)" office:value-type="date" office:date-value="2023-12-24" calcext:value-type="date">
            <text:p>24.12.23</text:p>
          </table:table-cell>
          <table:table-cell table:style-name="ce204" table:formula="of:=IF([.A29]=0;&quot;&quot;;VLOOKUP(WEEKDAY([.A29];2);[$Info.$A$2:.$B$8];2))" office:value-type="string" office:string-value="Sunday" calcext:value-type="string">
            <text:p>Sunday</text:p>
          </table:table-cell>
          <table:table-cell table:style-name="ce214" table:number-columns-repeated="2"/>
          <table:table-cell table:style-name="ce215" table:formula="of:=IF(ISERROR(VLOOKUP([.C29];[$Info.$A$18:.$A$22];1;0));IF([.D29]&lt;[.C29];1+[.D29]-[.C29];[.D29]-[.C29]);0)" office:value-type="time" office:time-value="PT00H00M00S" calcext:value-type="time">
            <text:p>00:00</text:p>
          </table:table-cell>
          <table:table-cell table:style-name="ce216" table:formula="of:=IF(NOT(ISBLANK([.D29]));INDIRECT(ADDRESS(1+WEEKDAY([.A29];2);4;1;1;&quot;Info&quot;));0)" office:value-type="time" office:time-value="PT00H00M00S" calcext:value-type="time">
            <text:p>00:00</text:p>
          </table:table-cell>
          <table:table-cell table:style-name="ce217" table:formula="of:=IF(AND([.A29]&lt;=TODAY();[.A29]&lt;&gt;0);IF(ISERROR(VLOOKUP([.C29];[$Info.$A$18:.$A$21];1;0));INDIRECT(ADDRESS(1+WEEKDAY([.A29];2);3;1;1;&quot;Info&quot;));0);&quot;&quot;)">
            <text:p/>
          </table:table-cell>
          <table:table-cell table:style-name="ce218" table:formula="of:=IF(AND([.A29]&lt;=TODAY();[.A29]&lt;&gt;0);IF(NOT(ISBLANK([.G29]));IF([.E29]&lt;&gt;0;[.E29]-[.F29]-[.G29];-[.G29]);&quot;&quot;);&quot;&quot;)">
            <text:p/>
          </table:table-cell>
          <table:table-cell table:style-name="ce219" table:formula="of:=HOUR([.E29]-[.F29])*INDIRECT(ADDRESS(1+WEEKDAY([.A29];2);5;1;1;&quot;Info&quot;))+MINUTE([.E29]-[.F29])/60*INDIRECT(ADDRESS(1+WEEKDAY([.A29];2);5;1;1;&quot;Info&quot;))" office:value-type="float" office:value="0" calcext:value-type="float">
            <text:p>0,00</text:p>
          </table:table-cell>
          <table:table-cell table:number-columns-repeated="1015"/>
        </table:table-row>
        <table:table-row table:style-name="ro3">
          <table:table-cell table:style-name="ce201" table:formula="of:=IF(MONTH([.A29]+1)=MONTH([.A$6]);[.A29]+1;0)" office:value-type="date" office:date-value="2023-12-25" calcext:value-type="date">
            <text:p>25.12.23</text:p>
          </table:table-cell>
          <table:table-cell table:style-name="ce204" table:formula="of:=IF([.A30]=0;&quot;&quot;;VLOOKUP(WEEKDAY([.A30];2);[$Info.$A$2:.$B$8];2))" office:value-type="string" office:string-value="Monday" calcext:value-type="string">
            <text:p>Monday</text:p>
          </table:table-cell>
          <table:table-cell table:style-name="ce214" table:number-columns-repeated="2"/>
          <table:table-cell table:style-name="ce215" table:formula="of:=IF(ISERROR(VLOOKUP([.C30];[$Info.$A$18:.$A$22];1;0));IF([.D30]&lt;[.C30];1+[.D30]-[.C30];[.D30]-[.C30]);0)" office:value-type="time" office:time-value="PT00H00M00S" calcext:value-type="time">
            <text:p>00:00</text:p>
          </table:table-cell>
          <table:table-cell table:style-name="ce216" table:formula="of:=IF(NOT(ISBLANK([.D30]));INDIRECT(ADDRESS(1+WEEKDAY([.A30];2);4;1;1;&quot;Info&quot;));0)" office:value-type="time" office:time-value="PT00H00M00S" calcext:value-type="time">
            <text:p>00:00</text:p>
          </table:table-cell>
          <table:table-cell table:style-name="ce217" table:formula="of:=IF(AND([.A30]&lt;=TODAY();[.A30]&lt;&gt;0);IF(ISERROR(VLOOKUP([.C30];[$Info.$A$18:.$A$21];1;0));INDIRECT(ADDRESS(1+WEEKDAY([.A30];2);3;1;1;&quot;Info&quot;));0);&quot;&quot;)">
            <text:p/>
          </table:table-cell>
          <table:table-cell table:style-name="ce218" table:formula="of:=IF(AND([.A30]&lt;=TODAY();[.A30]&lt;&gt;0);IF(NOT(ISBLANK([.G30]));IF([.E30]&lt;&gt;0;[.E30]-[.F30]-[.G30];-[.G30]);&quot;&quot;);&quot;&quot;)">
            <text:p/>
          </table:table-cell>
          <table:table-cell table:style-name="ce219" table:formula="of:=HOUR([.E30]-[.F30])*INDIRECT(ADDRESS(1+WEEKDAY([.A30];2);5;1;1;&quot;Info&quot;))+MINUTE([.E30]-[.F30])/60*INDIRECT(ADDRESS(1+WEEKDAY([.A30];2);5;1;1;&quot;Info&quot;))" office:value-type="float" office:value="0" calcext:value-type="float">
            <text:p>0,00</text:p>
          </table:table-cell>
          <table:table-cell table:number-columns-repeated="1015"/>
        </table:table-row>
        <table:table-row table:style-name="ro3">
          <table:table-cell table:style-name="ce201" table:formula="of:=IF(MONTH([.A30]+1)=MONTH([.A$6]);[.A30]+1;0)" office:value-type="date" office:date-value="2023-12-26" calcext:value-type="date">
            <text:p>26.12.23</text:p>
          </table:table-cell>
          <table:table-cell table:style-name="ce204" table:formula="of:=IF([.A31]=0;&quot;&quot;;VLOOKUP(WEEKDAY([.A31];2);[$Info.$A$2:.$B$8];2))" office:value-type="string" office:string-value="Tuesday" calcext:value-type="string">
            <text:p>Tuesday</text:p>
          </table:table-cell>
          <table:table-cell table:style-name="ce214" table:number-columns-repeated="2"/>
          <table:table-cell table:style-name="ce215" table:formula="of:=IF(ISERROR(VLOOKUP([.C31];[$Info.$A$18:.$A$22];1;0));IF([.D31]&lt;[.C31];1+[.D31]-[.C31];[.D31]-[.C31]);0)" office:value-type="time" office:time-value="PT00H00M00S" calcext:value-type="time">
            <text:p>00:00</text:p>
          </table:table-cell>
          <table:table-cell table:style-name="ce216" table:formula="of:=IF(NOT(ISBLANK([.D31]));INDIRECT(ADDRESS(1+WEEKDAY([.A31];2);4;1;1;&quot;Info&quot;));0)" office:value-type="time" office:time-value="PT00H00M00S" calcext:value-type="time">
            <text:p>00:00</text:p>
          </table:table-cell>
          <table:table-cell table:style-name="ce217" table:formula="of:=IF(AND([.A31]&lt;=TODAY();[.A31]&lt;&gt;0);IF(ISERROR(VLOOKUP([.C31];[$Info.$A$18:.$A$21];1;0));INDIRECT(ADDRESS(1+WEEKDAY([.A31];2);3;1;1;&quot;Info&quot;));0);&quot;&quot;)">
            <text:p/>
          </table:table-cell>
          <table:table-cell table:style-name="ce218" table:formula="of:=IF(AND([.A31]&lt;=TODAY();[.A31]&lt;&gt;0);IF(NOT(ISBLANK([.G31]));IF([.E31]&lt;&gt;0;[.E31]-[.F31]-[.G31];-[.G31]);&quot;&quot;);&quot;&quot;)">
            <text:p/>
          </table:table-cell>
          <table:table-cell table:style-name="ce219" table:formula="of:=HOUR([.E31]-[.F31])*INDIRECT(ADDRESS(1+WEEKDAY([.A31];2);5;1;1;&quot;Info&quot;))+MINUTE([.E31]-[.F31])/60*INDIRECT(ADDRESS(1+WEEKDAY([.A31];2);5;1;1;&quot;Info&quot;))" office:value-type="float" office:value="0" calcext:value-type="float">
            <text:p>0,00</text:p>
          </table:table-cell>
          <table:table-cell table:number-columns-repeated="1015"/>
        </table:table-row>
        <table:table-row table:style-name="ro3">
          <table:table-cell table:style-name="ce201" table:formula="of:=IF(MONTH([.A31]+1)=MONTH([.A$6]);[.A31]+1;0)" office:value-type="date" office:date-value="2023-12-27" calcext:value-type="date">
            <text:p>27.12.23</text:p>
          </table:table-cell>
          <table:table-cell table:style-name="ce204" table:formula="of:=IF([.A32]=0;&quot;&quot;;VLOOKUP(WEEKDAY([.A32];2);[$Info.$A$2:.$B$8];2))" office:value-type="string" office:string-value="Wednesday" calcext:value-type="string">
            <text:p>Wednesday</text:p>
          </table:table-cell>
          <table:table-cell table:style-name="ce214" table:number-columns-repeated="2"/>
          <table:table-cell table:style-name="ce215" table:formula="of:=IF(ISERROR(VLOOKUP([.C32];[$Info.$A$18:.$A$22];1;0));IF([.D32]&lt;[.C32];1+[.D32]-[.C32];[.D32]-[.C32]);0)" office:value-type="time" office:time-value="PT00H00M00S" calcext:value-type="time">
            <text:p>00:00</text:p>
          </table:table-cell>
          <table:table-cell table:style-name="ce216" table:formula="of:=IF(NOT(ISBLANK([.D32]));INDIRECT(ADDRESS(1+WEEKDAY([.A32];2);4;1;1;&quot;Info&quot;));0)" office:value-type="time" office:time-value="PT00H00M00S" calcext:value-type="time">
            <text:p>00:00</text:p>
          </table:table-cell>
          <table:table-cell table:style-name="ce217" table:formula="of:=IF(AND([.A32]&lt;=TODAY();[.A32]&lt;&gt;0);IF(ISERROR(VLOOKUP([.C32];[$Info.$A$18:.$A$21];1;0));INDIRECT(ADDRESS(1+WEEKDAY([.A32];2);3;1;1;&quot;Info&quot;));0);&quot;&quot;)">
            <text:p/>
          </table:table-cell>
          <table:table-cell table:style-name="ce218" table:formula="of:=IF(AND([.A32]&lt;=TODAY();[.A32]&lt;&gt;0);IF(NOT(ISBLANK([.G32]));IF([.E32]&lt;&gt;0;[.E32]-[.F32]-[.G32];-[.G32]);&quot;&quot;);&quot;&quot;)">
            <text:p/>
          </table:table-cell>
          <table:table-cell table:style-name="ce219" table:formula="of:=HOUR([.E32]-[.F32])*INDIRECT(ADDRESS(1+WEEKDAY([.A32];2);5;1;1;&quot;Info&quot;))+MINUTE([.E32]-[.F32])/60*INDIRECT(ADDRESS(1+WEEKDAY([.A32];2);5;1;1;&quot;Info&quot;))" office:value-type="float" office:value="0" calcext:value-type="float">
            <text:p>0,00</text:p>
          </table:table-cell>
          <table:table-cell table:number-columns-repeated="1015"/>
        </table:table-row>
        <table:table-row table:style-name="ro3">
          <table:table-cell table:style-name="ce201" table:formula="of:=IF(MONTH([.A32]+1)=MONTH([.A$6]);[.A32]+1;0)" office:value-type="date" office:date-value="2023-12-28" calcext:value-type="date">
            <text:p>28.12.23</text:p>
          </table:table-cell>
          <table:table-cell table:style-name="ce204" table:formula="of:=IF([.A33]=0;&quot;&quot;;VLOOKUP(WEEKDAY([.A33];2);[$Info.$A$2:.$B$8];2))" office:value-type="string" office:string-value="Thursday" calcext:value-type="string">
            <text:p>Thursday</text:p>
          </table:table-cell>
          <table:table-cell table:style-name="ce214" table:number-columns-repeated="2"/>
          <table:table-cell table:style-name="ce215" table:formula="of:=IF(ISERROR(VLOOKUP([.C33];[$Info.$A$18:.$A$22];1;0));IF([.D33]&lt;[.C33];1+[.D33]-[.C33];[.D33]-[.C33]);0)" office:value-type="time" office:time-value="PT00H00M00S" calcext:value-type="time">
            <text:p>00:00</text:p>
          </table:table-cell>
          <table:table-cell table:style-name="ce216" table:formula="of:=IF(NOT(ISBLANK([.D33]));INDIRECT(ADDRESS(1+WEEKDAY([.A33];2);4;1;1;&quot;Info&quot;));0)" office:value-type="time" office:time-value="PT00H00M00S" calcext:value-type="time">
            <text:p>00:00</text:p>
          </table:table-cell>
          <table:table-cell table:style-name="ce217" table:formula="of:=IF(AND([.A33]&lt;=TODAY();[.A33]&lt;&gt;0);IF(ISERROR(VLOOKUP([.C33];[$Info.$A$18:.$A$21];1;0));INDIRECT(ADDRESS(1+WEEKDAY([.A33];2);3;1;1;&quot;Info&quot;));0);&quot;&quot;)">
            <text:p/>
          </table:table-cell>
          <table:table-cell table:style-name="ce218" table:formula="of:=IF(AND([.A33]&lt;=TODAY();[.A33]&lt;&gt;0);IF(NOT(ISBLANK([.G33]));IF([.E33]&lt;&gt;0;[.E33]-[.F33]-[.G33];-[.G33]);&quot;&quot;);&quot;&quot;)">
            <text:p/>
          </table:table-cell>
          <table:table-cell table:style-name="ce219" table:formula="of:=HOUR([.E33]-[.F33])*INDIRECT(ADDRESS(1+WEEKDAY([.A33];2);5;1;1;&quot;Info&quot;))+MINUTE([.E33]-[.F33])/60*INDIRECT(ADDRESS(1+WEEKDAY([.A33];2);5;1;1;&quot;Info&quot;))" office:value-type="float" office:value="0" calcext:value-type="float">
            <text:p>0,00</text:p>
          </table:table-cell>
          <table:table-cell table:number-columns-repeated="1015"/>
        </table:table-row>
        <table:table-row table:style-name="ro3">
          <table:table-cell table:style-name="ce201" table:formula="of:=IF(MONTH([.A33]+1)=MONTH([.A$6]);[.A33]+1;0)" office:value-type="date" office:date-value="2023-12-29" calcext:value-type="date">
            <text:p>29.12.23</text:p>
          </table:table-cell>
          <table:table-cell table:style-name="ce204" table:formula="of:=IF([.A34]=0;&quot;&quot;;VLOOKUP(WEEKDAY([.A34];2);[$Info.$A$2:.$B$8];2))" office:value-type="string" office:string-value="Friday" calcext:value-type="string">
            <text:p>Friday</text:p>
          </table:table-cell>
          <table:table-cell table:style-name="ce214" table:number-columns-repeated="2"/>
          <table:table-cell table:style-name="ce215" table:formula="of:=IF(ISERROR(VLOOKUP([.C34];[$Info.$A$18:.$A$22];1;0));IF([.D34]&lt;[.C34];1+[.D34]-[.C34];[.D34]-[.C34]);0)" office:value-type="time" office:time-value="PT00H00M00S" calcext:value-type="time">
            <text:p>00:00</text:p>
          </table:table-cell>
          <table:table-cell table:style-name="ce216" table:formula="of:=IF(NOT(ISBLANK([.D34]));INDIRECT(ADDRESS(1+WEEKDAY([.A34];2);4;1;1;&quot;Info&quot;));0)" office:value-type="time" office:time-value="PT00H00M00S" calcext:value-type="time">
            <text:p>00:00</text:p>
          </table:table-cell>
          <table:table-cell table:style-name="ce217" table:formula="of:=IF(AND([.A34]&lt;=TODAY();[.A34]&lt;&gt;0);IF(ISERROR(VLOOKUP([.C34];[$Info.$A$18:.$A$21];1;0));INDIRECT(ADDRESS(1+WEEKDAY([.A34];2);3;1;1;&quot;Info&quot;));0);&quot;&quot;)">
            <text:p/>
          </table:table-cell>
          <table:table-cell table:style-name="ce218" table:formula="of:=IF(AND([.A34]&lt;=TODAY();[.A34]&lt;&gt;0);IF(NOT(ISBLANK([.G34]));IF([.E34]&lt;&gt;0;[.E34]-[.F34]-[.G34];-[.G34]);&quot;&quot;);&quot;&quot;)">
            <text:p/>
          </table:table-cell>
          <table:table-cell table:style-name="ce219" table:formula="of:=HOUR([.E34]-[.F34])*INDIRECT(ADDRESS(1+WEEKDAY([.A34];2);5;1;1;&quot;Info&quot;))+MINUTE([.E34]-[.F34])/60*INDIRECT(ADDRESS(1+WEEKDAY([.A34];2);5;1;1;&quot;Info&quot;))" office:value-type="float" office:value="0" calcext:value-type="float">
            <text:p>0,00</text:p>
          </table:table-cell>
          <table:table-cell table:number-columns-repeated="1015"/>
        </table:table-row>
        <table:table-row table:style-name="ro3">
          <table:table-cell table:style-name="ce201" table:formula="of:=IF(MONTH([.A34]+1)=MONTH([.A$6]);[.A34]+1;0)" office:value-type="date" office:date-value="2023-12-30" calcext:value-type="date">
            <text:p>30.12.23</text:p>
          </table:table-cell>
          <table:table-cell table:style-name="ce204" table:formula="of:=IF([.A35]=0;&quot;&quot;;VLOOKUP(WEEKDAY([.A35];2);[$Info.$A$2:.$B$8];2))" office:value-type="string" office:string-value="Saturday" calcext:value-type="string">
            <text:p>Saturday</text:p>
          </table:table-cell>
          <table:table-cell table:style-name="ce214" table:number-columns-repeated="2"/>
          <table:table-cell table:style-name="ce215" table:formula="of:=IF(ISERROR(VLOOKUP([.C35];[$Info.$A$18:.$A$22];1;0));IF([.D35]&lt;[.C35];1+[.D35]-[.C35];[.D35]-[.C35]);0)" office:value-type="time" office:time-value="PT00H00M00S" calcext:value-type="time">
            <text:p>00:00</text:p>
          </table:table-cell>
          <table:table-cell table:style-name="ce216" table:formula="of:=IF(NOT(ISBLANK([.D35]));INDIRECT(ADDRESS(1+WEEKDAY([.A35];2);4;1;1;&quot;Info&quot;));0)" office:value-type="time" office:time-value="PT00H00M00S" calcext:value-type="time">
            <text:p>00:00</text:p>
          </table:table-cell>
          <table:table-cell table:style-name="ce217" table:formula="of:=IF(AND([.A35]&lt;=TODAY();[.A35]&lt;&gt;0);IF(ISERROR(VLOOKUP([.C35];[$Info.$A$18:.$A$21];1;0));INDIRECT(ADDRESS(1+WEEKDAY([.A35];2);3;1;1;&quot;Info&quot;));0);&quot;&quot;)">
            <text:p/>
          </table:table-cell>
          <table:table-cell table:style-name="ce218" table:formula="of:=IF(AND([.A35]&lt;=TODAY();[.A35]&lt;&gt;0);IF(NOT(ISBLANK([.G35]));IF([.E35]&lt;&gt;0;[.E35]-[.F35]-[.G35];-[.G35]);&quot;&quot;);&quot;&quot;)">
            <text:p/>
          </table:table-cell>
          <table:table-cell table:style-name="ce219" table:formula="of:=HOUR([.E35]-[.F35])*INDIRECT(ADDRESS(1+WEEKDAY([.A35];2);5;1;1;&quot;Info&quot;))+MINUTE([.E35]-[.F35])/60*INDIRECT(ADDRESS(1+WEEKDAY([.A35];2);5;1;1;&quot;Info&quot;))" office:value-type="float" office:value="0" calcext:value-type="float">
            <text:p>0,00</text:p>
          </table:table-cell>
          <table:table-cell table:number-columns-repeated="1015"/>
        </table:table-row>
        <table:table-row table:style-name="ro3">
          <table:table-cell table:style-name="ce201" table:formula="of:=IF(MONTH([.A35]+1)=MONTH([.A$6]);[.A35]+1;0)" office:value-type="date" office:date-value="2023-12-31" calcext:value-type="date">
            <text:p>31.12.23</text:p>
          </table:table-cell>
          <table:table-cell table:style-name="ce204" table:formula="of:=IF([.A36]=0;&quot;&quot;;VLOOKUP(WEEKDAY([.A36];2);[$Info.$A$2:.$B$8];2))" office:value-type="string" office:string-value="Sunday" calcext:value-type="string">
            <text:p>Sunday</text:p>
          </table:table-cell>
          <table:table-cell table:style-name="ce214" table:number-columns-repeated="2"/>
          <table:table-cell table:style-name="ce215" table:formula="of:=IF(ISERROR(VLOOKUP([.C36];[$Info.$A$18:.$A$22];1;0));IF([.D36]&lt;[.C36];1+[.D36]-[.C36];[.D36]-[.C36]);0)" office:value-type="time" office:time-value="PT00H00M00S" calcext:value-type="time">
            <text:p>00:00</text:p>
          </table:table-cell>
          <table:table-cell table:style-name="ce216" table:formula="of:=IF(NOT(ISBLANK([.D36]));INDIRECT(ADDRESS(1+WEEKDAY([.A36];2);4;1;1;&quot;Info&quot;));0)" office:value-type="time" office:time-value="PT00H00M00S" calcext:value-type="time">
            <text:p>00:00</text:p>
          </table:table-cell>
          <table:table-cell table:style-name="ce217" table:formula="of:=IF(AND([.A36]&lt;=TODAY();[.A36]&lt;&gt;0);IF(ISERROR(VLOOKUP([.C36];[$Info.$A$18:.$A$21];1;0));INDIRECT(ADDRESS(1+WEEKDAY([.A36];2);3;1;1;&quot;Info&quot;));0);&quot;&quot;)">
            <text:p/>
          </table:table-cell>
          <table:table-cell table:style-name="ce218" table:formula="of:=IF(AND([.A36]&lt;=TODAY();[.A36]&lt;&gt;0);IF(NOT(ISBLANK([.G36]));IF([.E36]&lt;&gt;0;[.E36]-[.F36]-[.G36];-[.G36]);&quot;&quot;);&quot;&quot;)">
            <text:p/>
          </table:table-cell>
          <table:table-cell table:style-name="ce219" table:formula="of:=HOUR([.E36]-[.F36])*INDIRECT(ADDRESS(1+WEEKDAY([.A36];2);5;1;1;&quot;Info&quot;))+MINUTE([.E36]-[.F36])/60*INDIRECT(ADDRESS(1+WEEKDAY([.A36];2);5;1;1;&quot;Info&quot;))" office:value-type="float" office:value="0" calcext:value-type="float">
            <text:p>0,00</text:p>
          </table:table-cell>
          <table:table-cell table:number-columns-repeated="1015"/>
        </table:table-row>
        <table:table-row table:style-name="ro2">
          <table:table-cell table:style-name="ce47"/>
          <table:table-cell table:style-name="ce53"/>
          <table:table-cell table:style-name="ce59" table:number-columns-repeated="2"/>
          <table:table-cell table:style-name="ce69"/>
          <table:table-cell table:style-name="ce59"/>
          <table:table-cell table:style-name="ce89" table:formula="of:=SUM([.G6:.G36])" office:value-type="time" office:time-value="PT00H00M00S" calcext:value-type="time">
            <text:p>00:00</text:p>
          </table:table-cell>
          <table:table-cell table:style-name="ce89" table:formula="of:=SUM([.H6:.H36])" office:value-type="time" office:time-value="PT00H00M00S" calcext:value-type="time">
            <text:p>00:00</text:p>
          </table:table-cell>
          <table:table-cell table:style-name="ce78" table:formula="of:=SUM([.I6:.I36])" office:value-type="currency" office:currency="EUR" office:value="0" calcext:value-type="currency">
            <text:p>0,00 €</text:p>
          </table:table-cell>
          <table:table-cell table:number-columns-repeated="1015"/>
        </table:table-row>
        <table:table-row table:style-name="ro2">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39]" office:value-type="string" office:string-value="Overtime from the previous month:" calcext:value-type="string">
            <text:p>Overtime from the previous month:</text:p>
          </table:table-cell>
          <table:table-cell table:style-name="ce85" table:formula="of:=[Nov.D41]" office:value-type="time" office:time-value="-PT760H00M00S" calcext:value-type="time">
            <text:p>-760: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2">
          <table:table-cell table:style-name="ce21"/>
          <table:table-cell/>
          <table:table-cell table:style-name="ce60" table:formula="of:=[Jan.C40]" office:value-type="string" office:string-value="Overtime from this month:" calcext:value-type="string">
            <text:p>Overtime from this month:</text:p>
          </table:table-cell>
          <table:table-cell table:style-name="ce63" table:formula="of:=[.H37]" office:value-type="time" office:time-value="PT00H00M00S" calcext:value-type="time">
            <text:p>00: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8">
          <table:table-cell table:style-name="ce47"/>
          <table:table-cell table:style-name="ce53"/>
          <table:table-cell table:style-name="ce61" table:formula="of:=[Jan.C41]" office:value-type="string" office:string-value="Overtime total:" calcext:value-type="string">
            <text:p>Overtime total:</text:p>
          </table:table-cell>
          <table:table-cell table:style-name="ce64" table:formula="of:=SUM([.D39:.D40])" office:value-type="time" office:time-value="-PT760H00M00S" calcext:value-type="time">
            <text:p>-760:00:00</text:p>
          </table:table-cell>
          <table:table-cell table:style-name="ce43"/>
          <table:table-cell table:style-name="ce30"/>
          <table:table-cell table:style-name="ce60"/>
          <table:table-cell table:style-name="ce73"/>
          <table:table-cell table:style-name="ce75"/>
          <table:table-cell table:number-columns-repeated="1015"/>
        </table:table-row>
        <table:table-row table:style-name="ro2" table:number-rows-repeated="65495">
          <table:table-cell table:style-name="ce21"/>
          <table:table-cell/>
          <table:table-cell table:style-name="ce30" table:number-columns-repeated="2"/>
          <table:table-cell table:style-name="ce43"/>
          <table:table-cell table:style-name="ce30"/>
          <table:table-cell table:style-name="ce60"/>
          <table:table-cell table:style-name="ce73"/>
          <table:table-cell table:style-name="ce75"/>
          <table:table-cell table:number-columns-repeated="1015"/>
        </table:table-row>
        <table:table-row table:style-name="ro2" table:number-rows-repeated="983039">
          <table:table-cell table:number-columns-repeated="1024"/>
        </table:table-row>
        <table:table-row table:style-name="ro2">
          <table:table-cell table:number-columns-repeated="1024"/>
        </table:table-row>
        <calcext:conditional-formats>
          <calcext:conditional-format calcext:target-range-address="Dez.A6:Dez.A36">
            <calcext:condition calcext:apply-style-name="Grau" calcext:value="formula-is(WEEKDAY([.$A6];2)&gt;=6)" calcext:base-cell-address="Dez.A6"/>
          </calcext:conditional-format>
          <calcext:conditional-format calcext:target-range-address="Dez.B6:Dez.B36">
            <calcext:condition calcext:apply-style-name="Grau" calcext:value="formula-is(WEEKDAY([.$A6];2)&gt;=6)" calcext:base-cell-address="Dez.B6"/>
          </calcext:conditional-format>
          <calcext:conditional-format calcext:target-range-address="Dez.G6:Dez.I36">
            <calcext:condition calcext:apply-style-name="Grau" calcext:value="formula-is(WEEKDAY([.$A6];2)&gt;=6)" calcext:base-cell-address="Dez.G6"/>
          </calcext:conditional-format>
          <calcext:conditional-format calcext:target-range-address="Dez.C7:Dez.F36 Dez.D6:Dez.F6">
            <calcext:condition calcext:apply-style-name="Grau" calcext:value="formula-is(WEEKDAY([.$A6];2)&gt;=6)" calcext:base-cell-address="Dez.C6"/>
          </calcext:conditional-format>
          <calcext:conditional-format calcext:target-range-address="Dez.C6:Dez.C6">
            <calcext:condition calcext:apply-style-name="Grau" calcext:value="formula-is(WEEKDAY([.$A6];2)&gt;=6)" calcext:base-cell-address="Dez.C6"/>
          </calcext:conditional-format>
        </calcext:conditional-formats>
      </table:table>
      <table:table table:name="Info" table:style-name="ta1" table:protected="true" table:print="false">
        <loext:table-protection loext:select-protected-cells="true" loext:select-unprotected-cells="true"/>
        <office:forms form:automatic-focus="false" form:apply-design-mode="false"/>
        <table:table-column table:style-name="co1" table:number-columns-repeated="9" table:default-cell-style-name="ce25"/>
        <table:table-column table:style-name="co5" table:default-cell-style-name="ce25"/>
        <table:table-column table:style-name="co1" table:number-columns-repeated="54" table:default-cell-style-name="ce25"/>
        <table:table-column table:style-name="co4" table:number-columns-repeated="960" table:default-cell-style-name="ce25"/>
        <table:table-row table:style-name="ro2">
          <table:table-cell table:style-name="ce94"/>
          <table:table-cell/>
          <table:table-cell table:style-name="ce225" office:value-type="string" calcext:value-type="string">
            <text:p>Regular hrs</text:p>
          </table:table-cell>
          <table:table-cell table:style-name="ce225" office:value-type="string" calcext:value-type="string">
            <text:p>Break</text:p>
          </table:table-cell>
          <table:table-cell table:style-name="ce225" office:value-type="string" calcext:value-type="string">
            <text:p>Hourly rate</text:p>
          </table:table-cell>
          <table:table-cell table:number-columns-repeated="3"/>
          <table:table-cell table:style-name="ce94"/>
          <table:table-cell table:style-name="ce231"/>
          <table:table-cell table:number-columns-repeated="1014"/>
        </table:table-row>
        <table:table-row table:style-name="ro2">
          <table:table-cell table:style-name="ce94" office:value-type="float" office:value="1" calcext:value-type="float">
            <text:p>1</text:p>
          </table:table-cell>
          <table:table-cell table:style-name="ce222" office:value-type="string" calcext:value-type="string">
            <text:p>Monday</text:p>
          </table:table-cell>
          <table:table-cell table:style-name="ce226" table:formula="of:=[.$C$13]" office:value-type="time" office:time-value="PT08H00M00S" calcext:value-type="time">
            <text:p>08:00:00</text:p>
          </table:table-cell>
          <table:table-cell table:style-name="ce226" table:formula="of:=[.$C$14]" office:value-type="time" office:time-value="PT00H30M00S" calcext:value-type="time">
            <text:p>00:30:00</text:p>
          </table:table-cell>
          <table:table-cell table:style-name="ce230" table:formula="of:=[.C$15]" office:value-type="currency" office:currency="EUR" office:value="30" calcext:value-type="currency">
            <text:p>30,00 €</text:p>
          </table:table-cell>
          <table:table-cell/>
          <table:table-cell office:value-type="string" calcext:value-type="string">
            <text:p>Version 1.15</text:p>
          </table:table-cell>
          <table:table-cell/>
          <table:table-cell table:style-name="ce225" table:number-columns-spanned="2" table:number-rows-spanned="1"/>
          <table:covered-table-cell table:style-name="ce232"/>
          <table:table-cell table:number-columns-repeated="1014"/>
        </table:table-row>
        <table:table-row table:style-name="ro2">
          <table:table-cell table:style-name="ce94" office:value-type="float" office:value="2" calcext:value-type="float">
            <text:p>2</text:p>
          </table:table-cell>
          <table:table-cell table:style-name="ce222" office:value-type="string" calcext:value-type="string">
            <text:p>Tuesday</text:p>
          </table:table-cell>
          <table:table-cell table:style-name="ce226" table:formula="of:=[.$C$13]" office:value-type="time" office:time-value="PT08H00M00S" calcext:value-type="time">
            <text:p>08:00:00</text:p>
          </table:table-cell>
          <table:table-cell table:style-name="ce226" table:formula="of:=[.$C$14]" office:value-type="time" office:time-value="PT00H30M00S" calcext:value-type="time">
            <text:p>00:30:00</text:p>
          </table:table-cell>
          <table:table-cell table:style-name="ce230" table:formula="of:=[.C$15]" office:value-type="currency" office:currency="EUR" office:value="30" calcext:value-type="currency">
            <text:p>30,00 €</text:p>
          </table:table-cell>
          <table:table-cell table:number-columns-repeated="3"/>
          <table:table-cell table:style-name="ce225"/>
          <table:table-cell table:style-name="ce232"/>
          <table:table-cell table:number-columns-repeated="1014"/>
        </table:table-row>
        <table:table-row table:style-name="ro2">
          <table:table-cell table:style-name="ce94" office:value-type="float" office:value="3" calcext:value-type="float">
            <text:p>3</text:p>
          </table:table-cell>
          <table:table-cell table:style-name="ce222" office:value-type="string" calcext:value-type="string">
            <text:p>Wednesday</text:p>
          </table:table-cell>
          <table:table-cell table:style-name="ce226" table:formula="of:=[.$C$13]" office:value-type="time" office:time-value="PT08H00M00S" calcext:value-type="time">
            <text:p>08:00:00</text:p>
          </table:table-cell>
          <table:table-cell table:style-name="ce226" table:formula="of:=[.$C$14]" office:value-type="time" office:time-value="PT00H30M00S" calcext:value-type="time">
            <text:p>00:30:00</text:p>
          </table:table-cell>
          <table:table-cell table:style-name="ce230" table:formula="of:=[.C$15]" office:value-type="currency" office:currency="EUR" office:value="30" calcext:value-type="currency">
            <text:p>30,00 €</text:p>
          </table:table-cell>
          <table:table-cell table:number-columns-repeated="3"/>
          <table:table-cell table:style-name="ce94"/>
          <table:table-cell table:style-name="ce233"/>
          <table:table-cell table:number-columns-repeated="1014"/>
        </table:table-row>
        <table:table-row table:style-name="ro2">
          <table:table-cell table:style-name="ce94" office:value-type="float" office:value="4" calcext:value-type="float">
            <text:p>4</text:p>
          </table:table-cell>
          <table:table-cell table:style-name="ce222" office:value-type="string" calcext:value-type="string">
            <text:p>Thursday</text:p>
          </table:table-cell>
          <table:table-cell table:style-name="ce226" table:formula="of:=[.$C$13]" office:value-type="time" office:time-value="PT08H00M00S" calcext:value-type="time">
            <text:p>08:00:00</text:p>
          </table:table-cell>
          <table:table-cell table:style-name="ce226" table:formula="of:=[.$C$14]" office:value-type="time" office:time-value="PT00H30M00S" calcext:value-type="time">
            <text:p>00:30:00</text:p>
          </table:table-cell>
          <table:table-cell table:style-name="ce230" table:formula="of:=[.C$15]" office:value-type="currency" office:currency="EUR" office:value="30" calcext:value-type="currency">
            <text:p>30,00 €</text:p>
          </table:table-cell>
          <table:table-cell table:style-name="ce94" table:number-columns-repeated="4"/>
          <table:table-cell table:style-name="ce233"/>
          <table:table-cell table:style-name="ce94" table:number-columns-repeated="54"/>
          <table:table-cell table:number-columns-repeated="960"/>
        </table:table-row>
        <table:table-row table:style-name="ro2">
          <table:table-cell table:style-name="ce94" office:value-type="float" office:value="5" calcext:value-type="float">
            <text:p>5</text:p>
          </table:table-cell>
          <table:table-cell table:style-name="ce222" office:value-type="string" calcext:value-type="string">
            <text:p>Friday</text:p>
          </table:table-cell>
          <table:table-cell table:style-name="ce226" table:formula="of:=[.$C$13]" office:value-type="time" office:time-value="PT08H00M00S" calcext:value-type="time">
            <text:p>08:00:00</text:p>
          </table:table-cell>
          <table:table-cell table:style-name="ce226" table:formula="of:=[.$C$14]" office:value-type="time" office:time-value="PT00H30M00S" calcext:value-type="time">
            <text:p>00:30:00</text:p>
          </table:table-cell>
          <table:table-cell table:style-name="ce230" table:formula="of:=[.C$15]" office:value-type="currency" office:currency="EUR" office:value="30" calcext:value-type="currency">
            <text:p>30,00 €</text:p>
          </table:table-cell>
          <table:table-cell table:number-columns-repeated="3"/>
          <table:table-cell table:style-name="ce94"/>
          <table:table-cell table:style-name="ce233"/>
          <table:table-cell table:number-columns-repeated="1014"/>
        </table:table-row>
        <table:table-row table:style-name="ro2">
          <table:table-cell table:style-name="ce94" office:value-type="float" office:value="6" calcext:value-type="float">
            <text:p>6</text:p>
          </table:table-cell>
          <table:table-cell table:style-name="ce222" office:value-type="string" calcext:value-type="string">
            <text:p>Saturday</text:p>
          </table:table-cell>
          <table:table-cell table:style-name="ce226" table:number-columns-repeated="2"/>
          <table:table-cell table:style-name="ce230" table:formula="of:=[.C$15]" office:value-type="currency" office:currency="EUR" office:value="30" calcext:value-type="currency">
            <text:p>30,00 €</text:p>
          </table:table-cell>
          <table:table-cell table:number-columns-repeated="3"/>
          <table:table-cell table:style-name="ce94"/>
          <table:table-cell table:style-name="ce233"/>
          <table:table-cell table:number-columns-repeated="1014"/>
        </table:table-row>
        <table:table-row table:style-name="ro2">
          <table:table-cell table:style-name="ce94" office:value-type="float" office:value="7" calcext:value-type="float">
            <text:p>7</text:p>
          </table:table-cell>
          <table:table-cell table:style-name="ce222" office:value-type="string" calcext:value-type="string">
            <text:p>Sunday</text:p>
          </table:table-cell>
          <table:table-cell table:style-name="ce226" table:number-columns-repeated="2"/>
          <table:table-cell table:style-name="ce230" table:formula="of:=[.C$15]" office:value-type="currency" office:currency="EUR" office:value="30" calcext:value-type="currency">
            <text:p>30,00 €</text:p>
          </table:table-cell>
          <table:table-cell table:number-columns-repeated="3"/>
          <table:table-cell table:style-name="ce94"/>
          <table:table-cell table:style-name="ce233"/>
          <table:table-cell table:number-columns-repeated="1014"/>
        </table:table-row>
        <table:table-row table:style-name="ro2">
          <table:table-cell table:style-name="ce94"/>
          <table:table-cell table:number-columns-repeated="7"/>
          <table:table-cell table:style-name="ce94"/>
          <table:table-cell table:style-name="ce233"/>
          <table:table-cell table:number-columns-repeated="1014"/>
        </table:table-row>
        <table:table-row table:style-name="ro3">
          <table:table-cell table:style-name="ce220" office:value-type="string" calcext:value-type="string" table:number-columns-spanned="7" table:number-rows-spanned="1">
            <text:p>Only yellow fields should be changed.</text:p>
          </table:table-cell>
          <table:covered-table-cell table:number-columns-repeated="6"/>
          <table:table-cell/>
          <table:table-cell table:style-name="ce94"/>
          <table:table-cell table:style-name="ce233"/>
          <table:table-cell table:number-columns-repeated="1014"/>
        </table:table-row>
        <table:table-row table:style-name="ro2">
          <table:table-cell table:style-name="ce94"/>
          <table:table-cell table:number-columns-repeated="7"/>
          <table:table-cell table:style-name="ce94"/>
          <table:table-cell table:style-name="ce233"/>
          <table:table-cell table:number-columns-repeated="1014"/>
        </table:table-row>
        <table:table-row table:style-name="ro5">
          <table:table-cell table:style-name="ce220" office:value-type="string" calcext:value-type="string" table:number-columns-spanned="7" table:number-rows-spanned="1">
            <text:p>The following yellow fields are used as standard values in all tables unless cells c2:d8 are manually adjusted.</text:p>
          </table:table-cell>
          <table:covered-table-cell table:number-columns-repeated="6"/>
          <table:table-cell/>
          <table:table-cell table:style-name="ce94"/>
          <table:table-cell table:style-name="ce233"/>
          <table:table-cell table:number-columns-repeated="1014"/>
        </table:table-row>
        <table:table-row table:style-name="ro2">
          <table:table-cell table:style-name="ce221" office:value-type="string" calcext:value-type="string">
            <text:p>Regular working hours</text:p>
          </table:table-cell>
          <table:table-cell/>
          <table:table-cell table:style-name="ce226" office:value-type="time" office:time-value="PT08H00M00S" calcext:value-type="time">
            <text:p>08:00:00</text:p>
          </table:table-cell>
          <table:table-cell table:style-name="ce94" office:value-type="string" calcext:value-type="string">
            <text:p>hours</text:p>
          </table:table-cell>
          <table:table-cell table:number-columns-repeated="4"/>
          <table:table-cell table:style-name="ce94"/>
          <table:table-cell table:style-name="ce233"/>
          <table:table-cell table:number-columns-repeated="1014"/>
        </table:table-row>
        <table:table-row table:style-name="ro2">
          <table:table-cell table:style-name="ce221" office:value-type="string" calcext:value-type="string">
            <text:p>Regular break time</text:p>
          </table:table-cell>
          <table:table-cell/>
          <table:table-cell table:style-name="ce226" office:value-type="time" office:time-value="PT00H30M00S" calcext:value-type="time">
            <text:p>00:30:00</text:p>
          </table:table-cell>
          <table:table-cell table:style-name="ce94" office:value-type="string" calcext:value-type="string">
            <text:p>hours</text:p>
          </table:table-cell>
          <table:table-cell table:number-columns-repeated="4"/>
          <table:table-cell table:style-name="ce94"/>
          <table:table-cell table:style-name="ce231"/>
          <table:table-cell table:number-columns-repeated="1014"/>
        </table:table-row>
        <table:table-row table:style-name="ro2">
          <table:table-cell table:style-name="ce221" office:value-type="string" calcext:value-type="string">
            <text:p>Hourly rate</text:p>
          </table:table-cell>
          <table:table-cell/>
          <table:table-cell table:style-name="ce227" office:value-type="float" office:value="30" calcext:value-type="float">
            <text:p>30,00</text:p>
          </table:table-cell>
          <table:table-cell table:style-name="ce94" office:value-type="string" calcext:value-type="string">
            <text:p>Euro</text:p>
          </table:table-cell>
          <table:table-cell table:number-columns-repeated="4"/>
          <table:table-cell table:style-name="ce94"/>
          <table:table-cell table:style-name="ce231"/>
          <table:table-cell table:number-columns-repeated="1014"/>
        </table:table-row>
        <table:table-row table:style-name="ro2">
          <table:table-cell table:style-name="ce94"/>
          <table:table-cell table:number-columns-repeated="7"/>
          <table:table-cell table:style-name="ce94"/>
          <table:table-cell table:style-name="ce231"/>
          <table:table-cell table:number-columns-repeated="1014"/>
        </table:table-row>
        <table:table-row table:style-name="ro2">
          <table:table-cell table:style-name="ce222" office:value-type="string" calcext:value-type="string">
            <text:p>Reasons for absence which will not result in missed hours:</text:p>
          </table:table-cell>
          <table:table-cell table:number-columns-repeated="7"/>
          <table:table-cell table:style-name="ce94"/>
          <table:table-cell table:style-name="ce231"/>
          <table:table-cell table:number-columns-repeated="1014"/>
        </table:table-row>
        <table:table-row table:style-name="ro2">
          <table:table-cell table:style-name="ce94" office:value-type="string" calcext:value-type="string">
            <text:p>H</text:p>
          </table:table-cell>
          <table:table-cell office:value-type="string" calcext:value-type="string">
            <text:p>Holiday</text:p>
          </table:table-cell>
          <table:table-cell table:number-columns-repeated="6"/>
          <table:table-cell table:style-name="ce94"/>
          <table:table-cell table:style-name="ce231"/>
          <table:table-cell table:number-columns-repeated="1014"/>
        </table:table-row>
        <table:table-row table:style-name="ro2">
          <table:table-cell table:style-name="ce94" office:value-type="string" calcext:value-type="string">
            <text:p>O</text:p>
          </table:table-cell>
          <table:table-cell office:value-type="string" calcext:value-type="string">
            <text:p>Out sick</text:p>
          </table:table-cell>
          <table:table-cell table:number-columns-repeated="6"/>
          <table:table-cell table:style-name="ce94"/>
          <table:table-cell table:style-name="ce231"/>
          <table:table-cell table:number-columns-repeated="1014"/>
        </table:table-row>
        <table:table-row table:style-name="ro2">
          <table:table-cell table:style-name="ce94" office:value-type="string" calcext:value-type="string">
            <text:p>V</text:p>
          </table:table-cell>
          <table:table-cell office:value-type="string" calcext:value-type="string">
            <text:p>Vacation</text:p>
          </table:table-cell>
          <table:table-cell table:number-columns-repeated="6"/>
          <table:table-cell table:style-name="ce94"/>
          <table:table-cell table:style-name="ce231"/>
          <table:table-cell table:number-columns-repeated="1014"/>
        </table:table-row>
        <table:table-row table:style-name="ro2">
          <table:table-cell table:style-name="ce94" office:value-type="string" calcext:value-type="string">
            <text:p>S</text:p>
          </table:table-cell>
          <table:table-cell office:value-type="string" calcext:value-type="string">
            <text:p>School</text:p>
          </table:table-cell>
          <table:table-cell/>
          <table:table-cell table:style-name="ce228"/>
          <table:table-cell table:number-columns-repeated="4"/>
          <table:table-cell table:style-name="ce94"/>
          <table:table-cell table:style-name="ce231"/>
          <table:table-cell table:number-columns-repeated="1014"/>
        </table:table-row>
        <table:table-row table:style-name="ro2">
          <table:table-cell table:style-name="ce94" office:value-type="string" calcext:value-type="string">
            <text:p>F</text:p>
          </table:table-cell>
          <table:table-cell office:value-type="string" calcext:value-type="string">
            <text:p>Flextime</text:p>
          </table:table-cell>
          <table:table-cell/>
          <table:table-cell table:style-name="ce229"/>
          <table:table-cell table:number-columns-repeated="4"/>
          <table:table-cell table:style-name="ce94"/>
          <table:table-cell table:style-name="ce231"/>
          <table:table-cell table:number-columns-repeated="1014"/>
        </table:table-row>
        <table:table-row table:style-name="ro2">
          <table:table-cell table:style-name="ce223" office:value-type="string" calcext:value-type="string">
            <text:p>These letters can be put into the „Start“ column.</text:p>
          </table:table-cell>
          <table:table-cell table:number-columns-repeated="7"/>
          <table:table-cell table:style-name="ce94"/>
          <table:table-cell table:style-name="ce231"/>
          <table:table-cell table:number-columns-repeated="1014"/>
        </table:table-row>
        <table:table-row table:style-name="ro2">
          <table:table-cell table:style-name="ce223" office:value-type="string" calcext:value-type="string">
            <text:p>Using the letter „F“ will take off the flextime hours.</text:p>
          </table:table-cell>
          <table:table-cell table:number-columns-repeated="7"/>
          <table:table-cell table:style-name="ce94"/>
          <table:table-cell table:style-name="ce231"/>
          <table:table-cell table:number-columns-repeated="1014"/>
        </table:table-row>
        <table:table-row table:style-name="ro2">
          <table:table-cell table:style-name="ce94"/>
          <table:table-cell table:number-columns-repeated="7"/>
          <table:table-cell table:style-name="ce94"/>
          <table:table-cell table:style-name="ce231"/>
          <table:table-cell table:number-columns-repeated="1014"/>
        </table:table-row>
        <table:table-row table:style-name="ro3">
          <table:table-cell table:style-name="ce222" office:value-type="string" calcext:value-type="string">
            <text:p>Overtime is automatically calculated for the <text:span text:style-name="T4">current and past days.</text:span></text:p>
          </table:table-cell>
          <table:table-cell table:number-columns-repeated="7"/>
          <table:table-cell table:style-name="ce94"/>
          <table:table-cell table:style-name="ce231"/>
          <table:table-cell table:number-columns-repeated="1014"/>
        </table:table-row>
        <table:table-row table:style-name="ro2">
          <table:table-cell table:style-name="ce222" office:value-type="string" calcext:value-type="string">
            <text:p>Negative overtime is absence.</text:p>
          </table:table-cell>
          <table:table-cell table:number-columns-repeated="7"/>
          <table:table-cell table:style-name="ce94"/>
          <table:table-cell table:style-name="ce231"/>
          <table:table-cell table:number-columns-repeated="1014"/>
        </table:table-row>
        <table:table-row table:style-name="ro2">
          <table:table-cell table:style-name="ce94"/>
          <table:table-cell table:number-columns-repeated="7"/>
          <table:table-cell table:style-name="ce94"/>
          <table:table-cell table:style-name="ce231"/>
          <table:table-cell table:number-columns-repeated="1014"/>
        </table:table-row>
        <table:table-row table:style-name="ro3">
          <table:table-cell table:style-name="ce220" office:value-type="string" calcext:value-type="string" table:number-columns-spanned="7" table:number-rows-spanned="1">
            <text:p>Original author of this template is Rudolf Braumann, email: <text:a xlink:href="mailto:r.braumann@gmx.de" xlink:type="simple">r.braumann@gmx.de</text:a></text:p>
          </table:table-cell>
          <table:covered-table-cell table:number-columns-repeated="6"/>
          <table:table-cell/>
          <table:table-cell table:style-name="ce94"/>
          <table:table-cell table:style-name="ce231"/>
          <table:table-cell table:number-columns-repeated="1014"/>
        </table:table-row>
        <table:table-row table:style-name="ro3">
          <table:table-cell table:style-name="ce220" office:value-type="string" calcext:value-type="string" table:number-columns-spanned="7" table:number-rows-spanned="1">
            <text:p>Copyright 2006. All rights reserved.</text:p>
          </table:table-cell>
          <table:covered-table-cell table:number-columns-repeated="6"/>
          <table:table-cell/>
          <table:table-cell table:style-name="ce94"/>
          <table:table-cell table:style-name="ce231"/>
          <table:table-cell table:number-columns-repeated="1014"/>
        </table:table-row>
        <table:table-row table:style-name="ro6">
          <table:table-cell table:style-name="ce220" office:value-type="string" calcext:value-type="string" table:number-columns-spanned="7" table:number-rows-spanned="1">
            <text:p>This template is free software, is licensed under the GNU LGPL and can be used and shared accordingly. The license text is available at <text:a xlink:href="http://www.gnu.org/copyleft/lesser.html" xlink:type="simple">http://www.gnu.org/copyleft/lesser.html</text:a>.</text:p>
          </table:table-cell>
          <table:covered-table-cell table:number-columns-repeated="6"/>
          <table:table-cell/>
          <table:table-cell table:style-name="ce94"/>
          <table:table-cell table:style-name="ce231"/>
          <table:table-cell table:number-columns-repeated="1014"/>
        </table:table-row>
        <table:table-row table:style-name="ro2">
          <table:table-cell table:style-name="ce220"/>
          <table:table-cell table:number-columns-repeated="7"/>
          <table:table-cell table:style-name="ce94"/>
          <table:table-cell table:style-name="ce231"/>
          <table:table-cell table:number-columns-repeated="1014"/>
        </table:table-row>
        <table:table-row table:style-name="ro2">
          <table:table-cell table:style-name="ce220" office:value-type="string" calcext:value-type="string" table:number-columns-spanned="7" table:number-rows-spanned="1">
            <text:p><text:span text:style-name="T5">Translation to English and internationalization by Jan C. Borchardt </text:span><text:span text:style-name="T5"><text:a xlink:href="https://jancborchardt.net/" xlink:type="simple">https://jancborchardt.net</text:a></text:span></text:p>
          </table:table-cell>
          <table:covered-table-cell table:number-columns-repeated="6"/>
          <table:table-cell/>
          <table:table-cell table:style-name="ce94"/>
          <table:table-cell table:style-name="ce231"/>
          <table:table-cell table:number-columns-repeated="1014"/>
        </table:table-row>
        <table:table-row table:style-name="ro3">
          <table:table-cell table:style-name="ce220" office:value-type="string" calcext:value-type="string" table:number-columns-spanned="7" table:number-rows-spanned="1">
            <text:p>For Nextcloud <text:a xlink:href="https://nextcloud.com/" xlink:type="simple">https://nextcloud.com</text:a></text:p>
          </table:table-cell>
          <table:covered-table-cell table:number-columns-repeated="6"/>
          <table:table-cell/>
          <table:table-cell table:style-name="ce94"/>
          <table:table-cell table:style-name="ce231"/>
          <table:table-cell table:number-columns-repeated="1014"/>
        </table:table-row>
        <table:table-row table:style-name="ro2">
          <table:table-cell table:style-name="ce220"/>
          <table:table-cell table:number-columns-repeated="7"/>
          <table:table-cell table:style-name="ce94"/>
          <table:table-cell table:style-name="ce231"/>
          <table:table-cell table:number-columns-repeated="1014"/>
        </table:table-row>
        <table:table-row table:style-name="ro2" table:number-rows-repeated="8">
          <table:table-cell table:style-name="ce94"/>
          <table:table-cell table:number-columns-repeated="7"/>
          <table:table-cell table:style-name="ce94"/>
          <table:table-cell table:style-name="ce231"/>
          <table:table-cell table:number-columns-repeated="1014"/>
        </table:table-row>
        <table:table-row table:style-name="ro2">
          <table:table-cell table:style-name="ce224"/>
          <table:table-cell table:number-columns-repeated="7"/>
          <table:table-cell table:style-name="ce94"/>
          <table:table-cell table:style-name="ce231"/>
          <table:table-cell table:number-columns-repeated="1014"/>
        </table:table-row>
        <table:table-row table:style-name="ro2">
          <table:table-cell table:style-name="ce220" table:number-columns-spanned="7" table:number-rows-spanned="1"/>
          <table:covered-table-cell table:number-columns-repeated="6"/>
          <table:table-cell/>
          <table:table-cell table:style-name="ce94"/>
          <table:table-cell table:style-name="ce231"/>
          <table:table-cell table:number-columns-repeated="1014"/>
        </table:table-row>
        <table:table-row table:style-name="ro2">
          <table:table-cell table:style-name="ce220" table:number-columns-spanned="7" table:number-rows-spanned="1"/>
          <table:covered-table-cell table:number-columns-repeated="6"/>
          <table:table-cell/>
          <table:table-cell table:style-name="ce94"/>
          <table:table-cell table:style-name="ce231"/>
          <table:table-cell table:number-columns-repeated="1014"/>
        </table:table-row>
        <table:table-row table:style-name="ro2" table:number-rows-repeated="65500">
          <table:table-cell table:style-name="ce94"/>
          <table:table-cell table:number-columns-repeated="7"/>
          <table:table-cell table:style-name="ce94"/>
          <table:table-cell table:style-name="ce231"/>
          <table:table-cell table:number-columns-repeated="1014"/>
        </table:table-row>
        <table:table-row table:style-name="ro2" table:number-rows-repeated="983029">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mily-generic="swiss" style:font-pitch="variable"/>
    <style:font-face style:name="Arial Unicode MS" svg:font-family="'Arial Unicode MS'" style:font-pitch="variable"/>
    <style:font-face style:name="Arial Unicode MS1" svg:font-family="'Arial Unicode MS'" style:font-family-generic="system" style:font-pitch="variable"/>
    <style:font-face style:name="Liberation Sans" svg:font-family="'Liberation Sans'" style:font-family-generic="swiss" style:font-pitch="variable"/>
    <style:font-face style:name="Noto Sans" svg:font-family="'Noto Sans'" style:font-family-generic="swiss" style:font-pitch="variable"/>
    <style:font-face style:name="PingFang SC" svg:font-family="'PingFang SC'" style:font-family-generic="system" style:font-pitch="variable"/>
    <style:font-face style:name="Tahoma" svg:font-family="Tahoma" style:font-pitch="variable"/>
  </office:font-face-decls>
  <office:styles>
    <style:default-style style:family="table-cell">
      <style:table-cell-properties style:decimal-places="2"/>
      <style:paragraph-properties style:tab-stop-distance="1.25cm"/>
      <style:text-properties style:font-name="Arial" fo:font-size="10pt" fo:language="de" fo:country="DE" style:font-name-asian="Arial Unicode MS" style:font-size-asian="10pt" style:language-asian="de" style:country-asian="DE" style:font-name-complex="Tahoma" style:font-size-complex="10pt" style:language-complex="de" style:country-complex="DE"/>
    </style:default-style>
    <number:number-style style:name="N0">
      <number:number number:min-integer-digits="1"/>
    </number:number-style>
    <number:currency-style style:name="N108P0" style:volatile="true">
      <number:number number:decimal-places="2" number:min-decimal-places="2" number:min-integer-digits="1" number:grouping="true"/>
      <number:text> </number:text>
      <number:currency-symbol number:language="de" number:country="DE">€</number:currency-symbol>
    </number:currency-style>
    <number:currency-style style:name="N108">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08P0"/>
    </number:currency-style>
    <number:currency-style style:name="N111P0" style:volatile="true">
      <number:number number:decimal-places="2" number:min-decimal-places="2" number:min-integer-digits="1" number:grouping="true"/>
      <number:text> </number:text>
      <number:currency-symbol number:language="de" number:country="DE">€</number:currency-symbol>
    </number:currency-style>
    <number:currency-style style:name="N111">
      <number:text>-</number:text>
      <number:number number:decimal-places="2" number:min-decimal-places="2" number:min-integer-digits="1" number:grouping="true"/>
      <number:text> </number:text>
      <number:currency-symbol number:language="de" number:country="DE">€</number:currency-symbol>
      <style:map style:condition="value()&gt;=0" style:apply-style-name="N111P0"/>
    </number:currency-style>
    <number:time-style style:name="N110" number:truncate-on-overflow="false">
      <number:hours number:style="long"/>
      <number:text>:</number:text>
      <number:minutes number:style="long"/>
    </number:time-style>
    <number:time-style style:name="N109">
      <number:hours/>
      <number:text>:</number:text>
      <number:minutes number:style="long"/>
    </number:time-style>
    <style:style style:name="Default" style:family="table-cell"/>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Grau" style:family="table-cell" style:parent-style-name="Default">
      <style:table-cell-properties fo:background-color="#cccccc"/>
    </style:style>
    <style:style style:name="Rot" style:family="table-cell" style:parent-style-name="Default">
      <style:text-properties fo:color="#ff0000"/>
    </style:style>
    <style:style style:name="RotAufGrau" style:family="table-cell" style:parent-style-name="Rot">
      <style:table-cell-properties fo:background-color="#cccccc"/>
      <style:text-properties fo:color="#ff0000"/>
    </style:style>
    <draw:marker draw:name="Linienende_20_1" draw:display-name="Linienende 1" svg:viewBox="0 0 20 30" svg:d="M10 0l-10 30h20z"/>
  </office:styles>
  <office:automatic-styles>
    <number:number-style style:name="N2">
      <number:number number:decimal-places="2" number:min-decimal-places="2" number:min-integer-digits="1"/>
    </number:number-style>
    <style:page-layout style:name="Mpm1">
      <style:page-layout-properties style:shadow="none" fo:background-color="transparent" style:scale-to-X="1" style:scale-to-Y="1" style:writing-mode="lr-tb" style:print="charts drawings grid objects">
        <style:background-image/>
      </style:page-layout-properties>
      <style:header-style>
        <style:header-footer-properties svg: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style:region-left>
          <text:p><text:date style:data-style-name="N2" text:date-value="2023-05-12">00.00.0000</text:date><text:s text:c="2"/><text:time style:data-style-name="N2" text:time-value="11:42:31.798257808">00:00:00</text:time></text:p>
        </style:region-left>
        <style:region-center>
          <text:p>Monat <text:sheet-name>???</text:sheet-name></text:p>
        </style:region-center>
      </style:header>
      <style:header-left style:display="false"/>
      <style:header-first style:display="false"/>
      <style:footer>
        <style:region-left>
          <text:p><text:title>???</text:title></text:p>
        </style:region-left>
        <style:region-right>
          <text:p>Seite <text:page-number>1</text:page-number>/<text:page-count>99</text:page-count></text:p>
        </style:region-right>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2.3$MacOSX_AARCH64 LibreOffice_project/382eef1f22670f7f4118c8c2dd222ec7ad009daf</meta:generator>
    <dc:description>Die Tabelle erlaubt monatsweise die Erfassung der täglichen Arbeitszeiten für eine Person und ermittelt Überstunden oder Minusstunden mit Bezug auf vorgebbare Sollarbeitszeiten. Einzelne Tage können als Feier- oder Freiertag, Krankheit, Urlaub oder Schultag gekennzeichnet werden.
__________________________________________________
Der Urheber dieser Vorlage ist Rudolf Braumann, E-Mail: r.braumann@gmx.de

Copyright 2006. Alle Rechte vorbehalten.

Diese Vorlage ist freie Software, steht unter der GNU LGPL Lizenz und darf entsprechend dieser verwendet und verbreitet werden. Der Lizenztext ist zu finden unter http://www.gnu.org/copyleft/lesser.html. Eine deutsche Übersetzung unter http://www.gnu.org/copyleft/lesser.de.html.

Die Vorlage wird verteilt in der Hoffnung, dass sie Nutzen für den Anwender bringt, aber OHNE JEDE GARANTIE. Es bestehen weder Gewährleistungsansprüche irgendwelcher Art noch die Zusicherung irgendwelcher Eigenschaften. Bitte lesen Sie den Lizenztext der GNU LGPL für detailierte Informationen. </dc:description>
    <dc:subject>Vorlage</dc:subject>
    <meta:creation-date>2023-05-12T11:42:32.303989814</meta:creation-date>
    <meta:editing-cycles>1</meta:editing-cycles>
    <meta:editing-duration>P0D</meta:editing-duration>
    <meta:keyword>Arbeitszeit Überstunden</meta:keyword>
    <dc:title>Arbeitszeiterfassung Version 1.14</dc:title>
    <meta:document-statistic meta:table-count="13" meta:cell-count="2921" meta:object-count="0"/>
    <meta:user-defined meta:name="Info 4"/>
    <meta:user-defined meta:name="Nachname">Braumann</meta:user-defined>
    <meta:user-defined meta:name="Vorname">Rudolf</meta:user-defined>
    <meta:user-defined meta:name="e-mail">r.braumann@gmx.de</meta:user-defined>
  </office:meta>
</office:document-meta>
</file>